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5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office:value-type="string" calcext:value-type="string">
            <text:p>40k evaluaciones</text:p>
            <text:p>8 cores / 8 ejecuciones / intel</text:p>
            <text:p/>
            <text:p>low  = 40m</text:p>
            <text:p>med  = 2h30m</text:p>
            <text:p>high = 6h30m</text:p>
          </table:table-cell>
        </table:table-row>
      </table:table>
      <table:table table:name="low_0" table:style-name="ta1">
        <table:shapes>
          <draw:frame draw:z-index="0" draw:style-name="gr1" draw:text-style-name="P1" svg:width="219.63mm" svg:height="118.78mm" svg:x="131.7mm" svg:y="10.58mm">
            <loext:p draw:notify-on-update-of-ranges="low_0.E2:low_0.E99 low_0.D2:low_0.D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27.2118645628309" calcext:value-type="float">
            <text:p>27,2118645628</text:p>
          </table:table-cell>
          <table:table-cell office:value-type="float" office:value="4.3234153838268" calcext:value-type="float">
            <text:p>4,3234153838</text:p>
          </table:table-cell>
          <table:table-cell table:formula="of:=1/[.B2]" office:value-type="float" office:value="0.231298617232302" calcext:value-type="float">
            <text:p>0,2312986172</text:p>
          </table:table-cell>
          <table:table-cell table:formula="of:=[.C2]/MAX([.C$2:.C$343])" office:value-type="float" office:value="1" calcext:value-type="float">
            <text:p>1</text:p>
          </table:table-cell>
          <table:table-cell table:formula="of:=[.A2]*(24/4)*365" office:value-type="float" office:value="59593.9833925996" calcext:value-type="float">
            <text:p>59593,9833925996</text:p>
          </table:table-cell>
          <table:table-cell table:formula="of:=[.E2]-[.E99]" office:value-type="float" office:value="12286.9624853958" calcext:value-type="float">
            <text:p>12286,9624853958</text:p>
          </table:table-cell>
          <table:table-cell table:style-name="ce1" table:formula="of:=[.F2]/[.E2]" office:value-type="percentage" office:value="0.206177902296788" calcext:value-type="percentage">
            <text:p>20,62%</text:p>
          </table:table-cell>
        </table:table-row>
        <table:table-row table:style-name="ro1">
          <table:table-cell office:value-type="float" office:value="27.0903010577776" calcext:value-type="float">
            <text:p>27,0903010578</text:p>
          </table:table-cell>
          <table:table-cell office:value-type="float" office:value="4.33248446416908" calcext:value-type="float">
            <text:p>4,3324844642</text:p>
          </table:table-cell>
          <table:table-cell table:formula="of:=1/[.B3]" office:value-type="float" office:value="0.230814445676677" calcext:value-type="float">
            <text:p>0,2308144457</text:p>
          </table:table-cell>
          <table:table-cell table:formula="of:=[.C3]/MAX([.C$2:.C$343])" office:value-type="float" office:value="0.997906725247998" calcext:value-type="float">
            <text:p>0,9979067252</text:p>
          </table:table-cell>
          <table:table-cell table:formula="of:=[.A3]*(24/4)*365" office:value-type="float" office:value="59327.7593165329" calcext:value-type="float">
            <text:p>59327,7593165329</text:p>
          </table:table-cell>
          <table:table-cell table:number-columns-repeated="2"/>
        </table:table-row>
        <table:table-row table:style-name="ro1">
          <table:table-cell office:value-type="float" office:value="27.0610941057569" calcext:value-type="float">
            <text:p>27,0610941058</text:p>
          </table:table-cell>
          <table:table-cell office:value-type="float" office:value="4.34753071223504" calcext:value-type="float">
            <text:p>4,3475307122</text:p>
          </table:table-cell>
          <table:table-cell table:formula="of:=1/[.B4]" office:value-type="float" office:value="0.230015626384363" calcext:value-type="float">
            <text:p>0,2300156264</text:p>
          </table:table-cell>
          <table:table-cell table:formula="of:=[.C4]/MAX([.C$2:.C$343])" office:value-type="float" office:value="0.994453097630712" calcext:value-type="float">
            <text:p>0,9944530976</text:p>
          </table:table-cell>
          <table:table-cell table:formula="of:=[.A4]*(24/4)*365" office:value-type="float" office:value="59263.7960916076" calcext:value-type="float">
            <text:p>59263,7960916076</text:p>
          </table:table-cell>
          <table:table-cell table:number-columns-repeated="2"/>
        </table:table-row>
        <table:table-row table:style-name="ro1">
          <table:table-cell office:value-type="float" office:value="27.0579340036161" calcext:value-type="float">
            <text:p>27,0579340036</text:p>
          </table:table-cell>
          <table:table-cell office:value-type="float" office:value="4.35066783290868" calcext:value-type="float">
            <text:p>4,3506678329</text:p>
          </table:table-cell>
          <table:table-cell table:formula="of:=1/[.B5]" office:value-type="float" office:value="0.229849769829806" calcext:value-type="float">
            <text:p>0,2298497698</text:p>
          </table:table-cell>
          <table:table-cell table:formula="of:=[.C5]/MAX([.C$2:.C$343])" office:value-type="float" office:value="0.993736030851231" calcext:value-type="float">
            <text:p>0,9937360309</text:p>
          </table:table-cell>
          <table:table-cell table:formula="of:=[.A5]*(24/4)*365" office:value-type="float" office:value="59256.8754679193" calcext:value-type="float">
            <text:p>59256,8754679193</text:p>
          </table:table-cell>
          <table:table-cell table:number-columns-repeated="2"/>
        </table:table-row>
        <table:table-row table:style-name="ro1">
          <table:table-cell office:value-type="float" office:value="26.7906724776438" calcext:value-type="float">
            <text:p>26,7906724776</text:p>
          </table:table-cell>
          <table:table-cell office:value-type="float" office:value="4.36269285086546" calcext:value-type="float">
            <text:p>4,3626928509</text:p>
          </table:table-cell>
          <table:table-cell table:formula="of:=1/[.B6]" office:value-type="float" office:value="0.229216228183844" calcext:value-type="float">
            <text:p>0,2292162282</text:p>
          </table:table-cell>
          <table:table-cell table:formula="of:=[.C6]/MAX([.C$2:.C$343])" office:value-type="float" office:value="0.990996967152783" calcext:value-type="float">
            <text:p>0,9909969672</text:p>
          </table:table-cell>
          <table:table-cell table:formula="of:=[.A6]*(24/4)*365" office:value-type="float" office:value="58671.5727260399" calcext:value-type="float">
            <text:p>58671,5727260399</text:p>
          </table:table-cell>
          <table:table-cell table:number-columns-repeated="2"/>
        </table:table-row>
        <table:table-row table:style-name="ro1">
          <table:table-cell office:value-type="float" office:value="26.7739232258743" calcext:value-type="float">
            <text:p>26,7739232259</text:p>
          </table:table-cell>
          <table:table-cell office:value-type="float" office:value="4.43020606466383" calcext:value-type="float">
            <text:p>4,4302060647</text:p>
          </table:table-cell>
          <table:table-cell table:formula="of:=1/[.B7]" office:value-type="float" office:value="0.225723134636149" calcext:value-type="float">
            <text:p>0,2257231346</text:p>
          </table:table-cell>
          <table:table-cell table:formula="of:=[.C7]/MAX([.C$2:.C$343])" office:value-type="float" office:value="0.975894872771535" calcext:value-type="float">
            <text:p>0,9758948728</text:p>
          </table:table-cell>
          <table:table-cell table:formula="of:=[.A7]*(24/4)*365" office:value-type="float" office:value="58634.8918646648" calcext:value-type="float">
            <text:p>58634,8918646648</text:p>
          </table:table-cell>
          <table:table-cell table:number-columns-repeated="2"/>
        </table:table-row>
        <table:table-row table:style-name="ro1">
          <table:table-cell office:value-type="float" office:value="26.4524281554248" calcext:value-type="float">
            <text:p>26,4524281554</text:p>
          </table:table-cell>
          <table:table-cell office:value-type="float" office:value="4.43326924976702" calcext:value-type="float">
            <text:p>4,4332692498</text:p>
          </table:table-cell>
          <table:table-cell table:formula="of:=1/[.B8]" office:value-type="float" office:value="0.225567170334297" calcext:value-type="float">
            <text:p>0,2255671703</text:p>
          </table:table-cell>
          <table:table-cell table:formula="of:=[.C8]/MAX([.C$2:.C$343])" office:value-type="float" office:value="0.975220574309581" calcext:value-type="float">
            <text:p>0,9752205743</text:p>
          </table:table-cell>
          <table:table-cell table:formula="of:=[.A8]*(24/4)*365" office:value-type="float" office:value="57930.8176603804" calcext:value-type="float">
            <text:p>57930,8176603804</text:p>
          </table:table-cell>
          <table:table-cell table:number-columns-repeated="2"/>
        </table:table-row>
        <table:table-row table:style-name="ro1">
          <table:table-cell office:value-type="float" office:value="26.1675569094724" calcext:value-type="float">
            <text:p>26,1675569095</text:p>
          </table:table-cell>
          <table:table-cell office:value-type="float" office:value="4.45522212715896" calcext:value-type="float">
            <text:p>4,4552221272</text:p>
          </table:table-cell>
          <table:table-cell table:formula="of:=1/[.B9]" office:value-type="float" office:value="0.224455699729092" calcext:value-type="float">
            <text:p>0,2244556997</text:p>
          </table:table-cell>
          <table:table-cell table:formula="of:=[.C9]/MAX([.C$2:.C$343])" office:value-type="float" office:value="0.970415225196366" calcext:value-type="float">
            <text:p>0,9704152252</text:p>
          </table:table-cell>
          <table:table-cell table:formula="of:=[.A9]*(24/4)*365" office:value-type="float" office:value="57306.9496317445" calcext:value-type="float">
            <text:p>57306,9496317445</text:p>
          </table:table-cell>
          <table:table-cell table:number-columns-repeated="2"/>
        </table:table-row>
        <table:table-row table:style-name="ro1">
          <table:table-cell office:value-type="float" office:value="26.1159522687196" calcext:value-type="float">
            <text:p>26,1159522687</text:p>
          </table:table-cell>
          <table:table-cell office:value-type="float" office:value="4.49552589987369" calcext:value-type="float">
            <text:p>4,4955258999</text:p>
          </table:table-cell>
          <table:table-cell table:formula="of:=1/[.B10]" office:value-type="float" office:value="0.222443385328532" calcext:value-type="float">
            <text:p>0,2224433853</text:p>
          </table:table-cell>
          <table:table-cell table:formula="of:=[.C10]/MAX([.C$2:.C$343])" office:value-type="float" office:value="0.961715154159888" calcext:value-type="float">
            <text:p>0,9617151542</text:p>
          </table:table-cell>
          <table:table-cell table:formula="of:=[.A10]*(24/4)*365" office:value-type="float" office:value="57193.9354684959" calcext:value-type="float">
            <text:p>57193,9354684959</text:p>
          </table:table-cell>
          <table:table-cell table:number-columns-repeated="2"/>
        </table:table-row>
        <table:table-row table:style-name="ro1">
          <table:table-cell office:value-type="float" office:value="26.0335109651497" calcext:value-type="float">
            <text:p>26,0335109651</text:p>
          </table:table-cell>
          <table:table-cell office:value-type="float" office:value="4.52802822830749" calcext:value-type="float">
            <text:p>4,5280282283</text:p>
          </table:table-cell>
          <table:table-cell table:formula="of:=1/[.B11]" office:value-type="float" office:value="0.220846679742053" calcext:value-type="float">
            <text:p>0,2208466797</text:p>
          </table:table-cell>
          <table:table-cell table:formula="of:=[.C11]/MAX([.C$2:.C$343])" office:value-type="float" office:value="0.954811932663862" calcext:value-type="float">
            <text:p>0,9548119327</text:p>
          </table:table-cell>
          <table:table-cell table:formula="of:=[.A11]*(24/4)*365" office:value-type="float" office:value="57013.3890136779" calcext:value-type="float">
            <text:p>57013,3890136779</text:p>
          </table:table-cell>
          <table:table-cell table:number-columns-repeated="2"/>
        </table:table-row>
        <table:table-row table:style-name="ro1">
          <table:table-cell office:value-type="float" office:value="25.9743914893132" calcext:value-type="float">
            <text:p>25,9743914893</text:p>
          </table:table-cell>
          <table:table-cell office:value-type="float" office:value="4.53046449690562" calcext:value-type="float">
            <text:p>4,5304644969</text:p>
          </table:table-cell>
          <table:table-cell table:formula="of:=1/[.B12]" office:value-type="float" office:value="0.220727918888453" calcext:value-type="float">
            <text:p>0,2207279189</text:p>
          </table:table-cell>
          <table:table-cell table:formula="of:=[.C12]/MAX([.C$2:.C$343])" office:value-type="float" office:value="0.954298480162412" calcext:value-type="float">
            <text:p>0,9542984802</text:p>
          </table:table-cell>
          <table:table-cell table:formula="of:=[.A12]*(24/4)*365" office:value-type="float" office:value="56883.917361596" calcext:value-type="float">
            <text:p>56883,917361596</text:p>
          </table:table-cell>
          <table:table-cell table:number-columns-repeated="2"/>
        </table:table-row>
        <table:table-row table:style-name="ro1">
          <table:table-cell office:value-type="float" office:value="25.908986561082" calcext:value-type="float">
            <text:p>25,9089865611</text:p>
          </table:table-cell>
          <table:table-cell office:value-type="float" office:value="4.53902573037416" calcext:value-type="float">
            <text:p>4,5390257304</text:p>
          </table:table-cell>
          <table:table-cell table:formula="of:=1/[.B13]" office:value-type="float" office:value="0.220311595351447" calcext:value-type="float">
            <text:p>0,2203115954</text:p>
          </table:table-cell>
          <table:table-cell table:formula="of:=[.C13]/MAX([.C$2:.C$343])" office:value-type="float" office:value="0.952498540577872" calcext:value-type="float">
            <text:p>0,9524985406</text:p>
          </table:table-cell>
          <table:table-cell table:formula="of:=[.A13]*(24/4)*365" office:value-type="float" office:value="56740.6805687697" calcext:value-type="float">
            <text:p>56740,6805687697</text:p>
          </table:table-cell>
          <table:table-cell table:number-columns-repeated="2"/>
        </table:table-row>
        <table:table-row table:style-name="ro1">
          <table:table-cell office:value-type="float" office:value="25.8474399569829" calcext:value-type="float">
            <text:p>25,847439957</text:p>
          </table:table-cell>
          <table:table-cell office:value-type="float" office:value="4.55332949853869" calcext:value-type="float">
            <text:p>4,5533294985</text:p>
          </table:table-cell>
          <table:table-cell table:formula="of:=1/[.B14]" office:value-type="float" office:value="0.21961951146319" calcext:value-type="float">
            <text:p>0,2196195115</text:p>
          </table:table-cell>
          <table:table-cell table:formula="of:=[.C14]/MAX([.C$2:.C$343])" office:value-type="float" office:value="0.949506374448482" calcext:value-type="float">
            <text:p>0,9495063744</text:p>
          </table:table-cell>
          <table:table-cell table:formula="of:=[.A14]*(24/4)*365" office:value-type="float" office:value="56605.8935057925" calcext:value-type="float">
            <text:p>56605,8935057925</text:p>
          </table:table-cell>
          <table:table-cell table:number-columns-repeated="2"/>
        </table:table-row>
        <table:table-row table:style-name="ro1">
          <table:table-cell office:value-type="float" office:value="25.743052287156" calcext:value-type="float">
            <text:p>25,7430522872</text:p>
          </table:table-cell>
          <table:table-cell office:value-type="float" office:value="4.55418542001463" calcext:value-type="float">
            <text:p>4,55418542</text:p>
          </table:table-cell>
          <table:table-cell table:formula="of:=1/[.B15]" office:value-type="float" office:value="0.219578235792777" calcext:value-type="float">
            <text:p>0,2195782358</text:p>
          </table:table-cell>
          <table:table-cell table:formula="of:=[.C15]/MAX([.C$2:.C$343])" office:value-type="float" office:value="0.949327922580041" calcext:value-type="float">
            <text:p>0,9493279226</text:p>
          </table:table-cell>
          <table:table-cell table:formula="of:=[.A15]*(24/4)*365" office:value-type="float" office:value="56377.2845088717" calcext:value-type="float">
            <text:p>56377,2845088717</text:p>
          </table:table-cell>
          <table:table-cell table:number-columns-repeated="2"/>
        </table:table-row>
        <table:table-row table:style-name="ro1">
          <table:table-cell office:value-type="float" office:value="25.6522202315217" calcext:value-type="float">
            <text:p>25,6522202315</text:p>
          </table:table-cell>
          <table:table-cell office:value-type="float" office:value="4.58353854656052" calcext:value-type="float">
            <text:p>4,5835385466</text:p>
          </table:table-cell>
          <table:table-cell table:formula="of:=1/[.B16]" office:value-type="float" office:value="0.218172049791181" calcext:value-type="float">
            <text:p>0,2181720498</text:p>
          </table:table-cell>
          <table:table-cell table:formula="of:=[.C16]/MAX([.C$2:.C$343])" office:value-type="float" office:value="0.943248396388219" calcext:value-type="float">
            <text:p>0,9432483964</text:p>
          </table:table-cell>
          <table:table-cell table:formula="of:=[.A16]*(24/4)*365" office:value-type="float" office:value="56178.3623070325" calcext:value-type="float">
            <text:p>56178,3623070325</text:p>
          </table:table-cell>
          <table:table-cell table:number-columns-repeated="2"/>
        </table:table-row>
        <table:table-row table:style-name="ro1">
          <table:table-cell office:value-type="float" office:value="25.4514933345217" calcext:value-type="float">
            <text:p>25,4514933345</text:p>
          </table:table-cell>
          <table:table-cell office:value-type="float" office:value="4.58810882886738" calcext:value-type="float">
            <text:p>4,5881088289</text:p>
          </table:table-cell>
          <table:table-cell table:formula="of:=1/[.B17]" office:value-type="float" office:value="0.217954725421554" calcext:value-type="float">
            <text:p>0,2179547254</text:p>
          </table:table-cell>
          <table:table-cell table:formula="of:=[.C17]/MAX([.C$2:.C$343])" office:value-type="float" office:value="0.942308812865294" calcext:value-type="float">
            <text:p>0,9423088129</text:p>
          </table:table-cell>
          <table:table-cell table:formula="of:=[.A17]*(24/4)*365" office:value-type="float" office:value="55738.7704026026" calcext:value-type="float">
            <text:p>55738,7704026026</text:p>
          </table:table-cell>
          <table:table-cell table:number-columns-repeated="2"/>
        </table:table-row>
        <table:table-row table:style-name="ro1">
          <table:table-cell office:value-type="float" office:value="25.3727989629301" calcext:value-type="float">
            <text:p>25,3727989629</text:p>
          </table:table-cell>
          <table:table-cell office:value-type="float" office:value="4.64852004698523" calcext:value-type="float">
            <text:p>4,648520047</text:p>
          </table:table-cell>
          <table:table-cell table:formula="of:=1/[.B18]" office:value-type="float" office:value="0.215122230278117" calcext:value-type="float">
            <text:p>0,2151222303</text:p>
          </table:table-cell>
          <table:table-cell table:formula="of:=[.C18]/MAX([.C$2:.C$343])" office:value-type="float" office:value="0.930062759787542" calcext:value-type="float">
            <text:p>0,9300627598</text:p>
          </table:table-cell>
          <table:table-cell table:formula="of:=[.A18]*(24/4)*365" office:value-type="float" office:value="55566.429728817" calcext:value-type="float">
            <text:p>55566,429728817</text:p>
          </table:table-cell>
          <table:table-cell table:number-columns-repeated="2"/>
        </table:table-row>
        <table:table-row table:style-name="ro1">
          <table:table-cell office:value-type="float" office:value="25.3185074256707" calcext:value-type="float">
            <text:p>25,3185074257</text:p>
          </table:table-cell>
          <table:table-cell office:value-type="float" office:value="4.66087867681848" calcext:value-type="float">
            <text:p>4,6608786768</text:p>
          </table:table-cell>
          <table:table-cell table:formula="of:=1/[.B19]" office:value-type="float" office:value="0.214551819375526" calcext:value-type="float">
            <text:p>0,2145518194</text:p>
          </table:table-cell>
          <table:table-cell table:formula="of:=[.C19]/MAX([.C$2:.C$343])" office:value-type="float" office:value="0.927596636516177" calcext:value-type="float">
            <text:p>0,9275966365</text:p>
          </table:table-cell>
          <table:table-cell table:formula="of:=[.A19]*(24/4)*365" office:value-type="float" office:value="55447.5312622189" calcext:value-type="float">
            <text:p>55447,5312622189</text:p>
          </table:table-cell>
          <table:table-cell table:number-columns-repeated="2"/>
        </table:table-row>
        <table:table-row table:style-name="ro1">
          <table:table-cell office:value-type="float" office:value="25.2598338466336" calcext:value-type="float">
            <text:p>25,2598338466</text:p>
          </table:table-cell>
          <table:table-cell office:value-type="float" office:value="4.66267958158882" calcext:value-type="float">
            <text:p>4,6626795816</text:p>
          </table:table-cell>
          <table:table-cell table:formula="of:=1/[.B20]" office:value-type="float" office:value="0.214468951276134" calcext:value-type="float">
            <text:p>0,2144689513</text:p>
          </table:table-cell>
          <table:table-cell table:formula="of:=[.C20]/MAX([.C$2:.C$343])" office:value-type="float" office:value="0.927238363300439" calcext:value-type="float">
            <text:p>0,9272383633</text:p>
          </table:table-cell>
          <table:table-cell table:formula="of:=[.A20]*(24/4)*365" office:value-type="float" office:value="55319.0361241276" calcext:value-type="float">
            <text:p>55319,0361241276</text:p>
          </table:table-cell>
          <table:table-cell table:number-columns-repeated="2"/>
        </table:table-row>
        <table:table-row table:style-name="ro1">
          <table:table-cell office:value-type="float" office:value="25.1097654222021" calcext:value-type="float">
            <text:p>25,1097654222</text:p>
          </table:table-cell>
          <table:table-cell office:value-type="float" office:value="4.66409856739939" calcext:value-type="float">
            <text:p>4,6640985674</text:p>
          </table:table-cell>
          <table:table-cell table:formula="of:=1/[.B21]" office:value-type="float" office:value="0.214403702140793" calcext:value-type="float">
            <text:p>0,2144037021</text:p>
          </table:table-cell>
          <table:table-cell table:formula="of:=[.C21]/MAX([.C$2:.C$343])" office:value-type="float" office:value="0.926956264184925" calcext:value-type="float">
            <text:p>0,9269562642</text:p>
          </table:table-cell>
          <table:table-cell table:formula="of:=[.A21]*(24/4)*365" office:value-type="float" office:value="54990.3862746227" calcext:value-type="float">
            <text:p>54990,3862746227</text:p>
          </table:table-cell>
          <table:table-cell table:number-columns-repeated="2"/>
        </table:table-row>
        <table:table-row table:style-name="ro1">
          <table:table-cell office:value-type="float" office:value="25.1073000078482" calcext:value-type="float">
            <text:p>25,1073000078</text:p>
          </table:table-cell>
          <table:table-cell office:value-type="float" office:value="4.66548977360657" calcext:value-type="float">
            <text:p>4,6654897736</text:p>
          </table:table-cell>
          <table:table-cell table:formula="of:=1/[.B22]" office:value-type="float" office:value="0.21433976892569" calcext:value-type="float">
            <text:p>0,2143397689</text:p>
          </table:table-cell>
          <table:table-cell table:formula="of:=[.C22]/MAX([.C$2:.C$343])" office:value-type="float" office:value="0.926679854339207" calcext:value-type="float">
            <text:p>0,9266798543</text:p>
          </table:table-cell>
          <table:table-cell table:formula="of:=[.A22]*(24/4)*365" office:value-type="float" office:value="54984.9870171875" calcext:value-type="float">
            <text:p>54984,9870171875</text:p>
          </table:table-cell>
          <table:table-cell table:number-columns-repeated="2"/>
        </table:table-row>
        <table:table-row table:style-name="ro1">
          <table:table-cell office:value-type="float" office:value="25.0875670944026" calcext:value-type="float">
            <text:p>25,0875670944</text:p>
          </table:table-cell>
          <table:table-cell office:value-type="float" office:value="4.67780329677981" calcext:value-type="float">
            <text:p>4,6778032968</text:p>
          </table:table-cell>
          <table:table-cell table:formula="of:=1/[.B23]" office:value-type="float" office:value="0.213775555865805" calcext:value-type="float">
            <text:p>0,2137755559</text:p>
          </table:table-cell>
          <table:table-cell table:formula="of:=[.C23]/MAX([.C$2:.C$343])" office:value-type="float" office:value="0.924240526916346" calcext:value-type="float">
            <text:p>0,9242405269</text:p>
          </table:table-cell>
          <table:table-cell table:formula="of:=[.A23]*(24/4)*365" office:value-type="float" office:value="54941.7719367416" calcext:value-type="float">
            <text:p>54941,7719367416</text:p>
          </table:table-cell>
          <table:table-cell table:number-columns-repeated="2"/>
        </table:table-row>
        <table:table-row table:style-name="ro1">
          <table:table-cell office:value-type="float" office:value="25.0355557683604" calcext:value-type="float">
            <text:p>25,0355557684</text:p>
          </table:table-cell>
          <table:table-cell office:value-type="float" office:value="4.68481424287858" calcext:value-type="float">
            <text:p>4,6848142429</text:p>
          </table:table-cell>
          <table:table-cell table:formula="of:=1/[.B24]" office:value-type="float" office:value="0.213455635198366" calcext:value-type="float">
            <text:p>0,2134556352</text:p>
          </table:table-cell>
          <table:table-cell table:formula="of:=[.C24]/MAX([.C$2:.C$343])" office:value-type="float" office:value="0.922857376981136" calcext:value-type="float">
            <text:p>0,922857377</text:p>
          </table:table-cell>
          <table:table-cell table:formula="of:=[.A24]*(24/4)*365" office:value-type="float" office:value="54827.8671327092" calcext:value-type="float">
            <text:p>54827,8671327092</text:p>
          </table:table-cell>
          <table:table-cell table:number-columns-repeated="2"/>
        </table:table-row>
        <table:table-row table:style-name="ro1">
          <table:table-cell office:value-type="float" office:value="25.0351333946507" calcext:value-type="float">
            <text:p>25,0351333947</text:p>
          </table:table-cell>
          <table:table-cell office:value-type="float" office:value="4.68556010849828" calcext:value-type="float">
            <text:p>4,6855601085</text:p>
          </table:table-cell>
          <table:table-cell table:formula="of:=1/[.B25]" office:value-type="float" office:value="0.213421656502983" calcext:value-type="float">
            <text:p>0,2134216565</text:p>
          </table:table-cell>
          <table:table-cell table:formula="of:=[.C25]/MAX([.C$2:.C$343])" office:value-type="float" office:value="0.922710472966796" calcext:value-type="float">
            <text:p>0,922710473</text:p>
          </table:table-cell>
          <table:table-cell table:formula="of:=[.A25]*(24/4)*365" office:value-type="float" office:value="54826.9421342851" calcext:value-type="float">
            <text:p>54826,9421342851</text:p>
          </table:table-cell>
          <table:table-cell table:number-columns-repeated="2"/>
        </table:table-row>
        <table:table-row table:style-name="ro1">
          <table:table-cell office:value-type="float" office:value="24.9487523538289" calcext:value-type="float">
            <text:p>24,9487523538</text:p>
          </table:table-cell>
          <table:table-cell office:value-type="float" office:value="4.72261213695788" calcext:value-type="float">
            <text:p>4,722612137</text:p>
          </table:table-cell>
          <table:table-cell table:formula="of:=1/[.B26]" office:value-type="float" office:value="0.211747221876273" calcext:value-type="float">
            <text:p>0,2117472219</text:p>
          </table:table-cell>
          <table:table-cell table:formula="of:=[.C26]/MAX([.C$2:.C$343])" office:value-type="float" office:value="0.915471196542465" calcext:value-type="float">
            <text:p>0,9154711965</text:p>
          </table:table-cell>
          <table:table-cell table:formula="of:=[.A26]*(24/4)*365" office:value-type="float" office:value="54637.7676548852" calcext:value-type="float">
            <text:p>54637,7676548852</text:p>
          </table:table-cell>
          <table:table-cell table:number-columns-repeated="2"/>
        </table:table-row>
        <table:table-row table:style-name="ro1">
          <table:table-cell office:value-type="float" office:value="24.934852924843" calcext:value-type="float">
            <text:p>24,9348529248</text:p>
          </table:table-cell>
          <table:table-cell office:value-type="float" office:value="4.7345966873433" calcext:value-type="float">
            <text:p>4,7345966873</text:p>
          </table:table-cell>
          <table:table-cell table:formula="of:=1/[.B27]" office:value-type="float" office:value="0.211211232135831" calcext:value-type="float">
            <text:p>0,2112112321</text:p>
          </table:table-cell>
          <table:table-cell table:formula="of:=[.C27]/MAX([.C$2:.C$343])" office:value-type="float" office:value="0.913153890253063" calcext:value-type="float">
            <text:p>0,9131538903</text:p>
          </table:table-cell>
          <table:table-cell table:formula="of:=[.A27]*(24/4)*365" office:value-type="float" office:value="54607.3279054061" calcext:value-type="float">
            <text:p>54607,3279054061</text:p>
          </table:table-cell>
          <table:table-cell table:number-columns-repeated="2"/>
        </table:table-row>
        <table:table-row table:style-name="ro1">
          <table:table-cell office:value-type="float" office:value="24.8791806626531" calcext:value-type="float">
            <text:p>24,8791806627</text:p>
          </table:table-cell>
          <table:table-cell office:value-type="float" office:value="4.75325861089699" calcext:value-type="float">
            <text:p>4,7532586109</text:p>
          </table:table-cell>
          <table:table-cell table:formula="of:=1/[.B28]" office:value-type="float" office:value="0.210381988833401" calcext:value-type="float">
            <text:p>0,2103819888</text:p>
          </table:table-cell>
          <table:table-cell table:formula="of:=[.C28]/MAX([.C$2:.C$343])" office:value-type="float" office:value="0.909568727002405" calcext:value-type="float">
            <text:p>0,909568727</text:p>
          </table:table-cell>
          <table:table-cell table:formula="of:=[.A28]*(24/4)*365" office:value-type="float" office:value="54485.4056512103" calcext:value-type="float">
            <text:p>54485,4056512103</text:p>
          </table:table-cell>
          <table:table-cell table:number-columns-repeated="2"/>
        </table:table-row>
        <table:table-row table:style-name="ro1">
          <table:table-cell office:value-type="float" office:value="24.7976402287354" calcext:value-type="float">
            <text:p>24,7976402287</text:p>
          </table:table-cell>
          <table:table-cell office:value-type="float" office:value="4.75680633376014" calcext:value-type="float">
            <text:p>4,7568063338</text:p>
          </table:table-cell>
          <table:table-cell table:formula="of:=1/[.B29]" office:value-type="float" office:value="0.210225081669349" calcext:value-type="float">
            <text:p>0,2102250817</text:p>
          </table:table-cell>
          <table:table-cell table:formula="of:=[.C29]/MAX([.C$2:.C$343])" office:value-type="float" office:value="0.908890352155507" calcext:value-type="float">
            <text:p>0,9088903522</text:p>
          </table:table-cell>
          <table:table-cell table:formula="of:=[.A29]*(24/4)*365" office:value-type="float" office:value="54306.8321009306" calcext:value-type="float">
            <text:p>54306,8321009306</text:p>
          </table:table-cell>
          <table:table-cell table:number-columns-repeated="2"/>
        </table:table-row>
        <table:table-row table:style-name="ro1">
          <table:table-cell office:value-type="float" office:value="24.610362582239" calcext:value-type="float">
            <text:p>24,6103625822</text:p>
          </table:table-cell>
          <table:table-cell office:value-type="float" office:value="4.78382948434708" calcext:value-type="float">
            <text:p>4,7838294843</text:p>
          </table:table-cell>
          <table:table-cell table:formula="of:=1/[.B30]" office:value-type="float" office:value="0.20903755103982" calcext:value-type="float">
            <text:p>0,209037551</text:p>
          </table:table-cell>
          <table:table-cell table:formula="of:=[.C30]/MAX([.C$2:.C$343])" office:value-type="float" office:value="0.903756163963038" calcext:value-type="float">
            <text:p>0,903756164</text:p>
          </table:table-cell>
          <table:table-cell table:formula="of:=[.A30]*(24/4)*365" office:value-type="float" office:value="53896.6940551035" calcext:value-type="float">
            <text:p>53896,6940551035</text:p>
          </table:table-cell>
          <table:table-cell table:number-columns-repeated="2"/>
        </table:table-row>
        <table:table-row table:style-name="ro1">
          <table:table-cell office:value-type="float" office:value="24.5129448634154" calcext:value-type="float">
            <text:p>24,5129448634</text:p>
          </table:table-cell>
          <table:table-cell office:value-type="float" office:value="4.80374624702536" calcext:value-type="float">
            <text:p>4,803746247</text:p>
          </table:table-cell>
          <table:table-cell table:formula="of:=1/[.B31]" office:value-type="float" office:value="0.208170862609413" calcext:value-type="float">
            <text:p>0,2081708626</text:p>
          </table:table-cell>
          <table:table-cell table:formula="of:=[.C31]/MAX([.C$2:.C$343])" office:value-type="float" office:value="0.90000910987003" calcext:value-type="float">
            <text:p>0,9000091099</text:p>
          </table:table-cell>
          <table:table-cell table:formula="of:=[.A31]*(24/4)*365" office:value-type="float" office:value="53683.3492508797" calcext:value-type="float">
            <text:p>53683,3492508797</text:p>
          </table:table-cell>
          <table:table-cell table:number-columns-repeated="2"/>
        </table:table-row>
        <table:table-row table:style-name="ro1">
          <table:table-cell office:value-type="float" office:value="24.3408548777362" calcext:value-type="float">
            <text:p>24,3408548777</text:p>
          </table:table-cell>
          <table:table-cell office:value-type="float" office:value="4.84092025850103" calcext:value-type="float">
            <text:p>4,8409202585</text:p>
          </table:table-cell>
          <table:table-cell table:formula="of:=1/[.B32]" office:value-type="float" office:value="0.206572293407214" calcext:value-type="float">
            <text:p>0,2065722934</text:p>
          </table:table-cell>
          <table:table-cell table:formula="of:=[.C32]/MAX([.C$2:.C$343])" office:value-type="float" office:value="0.893097831189131" calcext:value-type="float">
            <text:p>0,8930978312</text:p>
          </table:table-cell>
          <table:table-cell table:formula="of:=[.A32]*(24/4)*365" office:value-type="float" office:value="53306.4721822423" calcext:value-type="float">
            <text:p>53306,4721822423</text:p>
          </table:table-cell>
          <table:table-cell table:number-columns-repeated="2"/>
        </table:table-row>
        <table:table-row table:style-name="ro1">
          <table:table-cell office:value-type="float" office:value="24.3248287722456" calcext:value-type="float">
            <text:p>24,3248287722</text:p>
          </table:table-cell>
          <table:table-cell office:value-type="float" office:value="4.85926618602197" calcext:value-type="float">
            <text:p>4,859266186</text:p>
          </table:table-cell>
          <table:table-cell table:formula="of:=1/[.B33]" office:value-type="float" office:value="0.205792389574494" calcext:value-type="float">
            <text:p>0,2057923896</text:p>
          </table:table-cell>
          <table:table-cell table:formula="of:=[.C33]/MAX([.C$2:.C$343])" office:value-type="float" office:value="0.889725982960846" calcext:value-type="float">
            <text:p>0,889725983</text:p>
          </table:table-cell>
          <table:table-cell table:formula="of:=[.A33]*(24/4)*365" office:value-type="float" office:value="53271.3750112179" calcext:value-type="float">
            <text:p>53271,3750112179</text:p>
          </table:table-cell>
          <table:table-cell table:number-columns-repeated="2"/>
        </table:table-row>
        <table:table-row table:style-name="ro1">
          <table:table-cell office:value-type="float" office:value="24.2592549351505" calcext:value-type="float">
            <text:p>24,2592549352</text:p>
          </table:table-cell>
          <table:table-cell office:value-type="float" office:value="4.91448283423525" calcext:value-type="float">
            <text:p>4,9144828342</text:p>
          </table:table-cell>
          <table:table-cell table:formula="of:=1/[.B34]" office:value-type="float" office:value="0.203480210172636" calcext:value-type="float">
            <text:p>0,2034802102</text:p>
          </table:table-cell>
          <table:table-cell table:formula="of:=[.C34]/MAX([.C$2:.C$343])" office:value-type="float" office:value="0.879729470964685" calcext:value-type="float">
            <text:p>0,879729471</text:p>
          </table:table-cell>
          <table:table-cell table:formula="of:=[.A34]*(24/4)*365" office:value-type="float" office:value="53127.7683079796" calcext:value-type="float">
            <text:p>53127,7683079796</text:p>
          </table:table-cell>
          <table:table-cell table:number-columns-repeated="2"/>
        </table:table-row>
        <table:table-row table:style-name="ro1">
          <table:table-cell office:value-type="float" office:value="24.1636856672249" calcext:value-type="float">
            <text:p>24,1636856672</text:p>
          </table:table-cell>
          <table:table-cell office:value-type="float" office:value="4.91799608764181" calcext:value-type="float">
            <text:p>4,9179960876</text:p>
          </table:table-cell>
          <table:table-cell table:formula="of:=1/[.B35]" office:value-type="float" office:value="0.203334850654487" calcext:value-type="float">
            <text:p>0,2033348507</text:p>
          </table:table-cell>
          <table:table-cell table:formula="of:=[.C35]/MAX([.C$2:.C$343])" office:value-type="float" office:value="0.879101021387735" calcext:value-type="float">
            <text:p>0,8791010214</text:p>
          </table:table-cell>
          <table:table-cell table:formula="of:=[.A35]*(24/4)*365" office:value-type="float" office:value="52918.4716112225" calcext:value-type="float">
            <text:p>52918,4716112225</text:p>
          </table:table-cell>
          <table:table-cell table:number-columns-repeated="2"/>
        </table:table-row>
        <table:table-row table:style-name="ro1">
          <table:table-cell office:value-type="float" office:value="24.0900122698646" calcext:value-type="float">
            <text:p>24,0900122699</text:p>
          </table:table-cell>
          <table:table-cell office:value-type="float" office:value="4.95257888014937" calcext:value-type="float">
            <text:p>4,9525788801</text:p>
          </table:table-cell>
          <table:table-cell table:formula="of:=1/[.B36]" office:value-type="float" office:value="0.201915007150747" calcext:value-type="float">
            <text:p>0,2019150072</text:p>
          </table:table-cell>
          <table:table-cell table:formula="of:=[.C36]/MAX([.C$2:.C$343])" office:value-type="float" office:value="0.872962448141037" calcext:value-type="float">
            <text:p>0,8729624481</text:p>
          </table:table-cell>
          <table:table-cell table:formula="of:=[.A36]*(24/4)*365" office:value-type="float" office:value="52757.1268710036" calcext:value-type="float">
            <text:p>52757,1268710036</text:p>
          </table:table-cell>
          <table:table-cell table:number-columns-repeated="2"/>
        </table:table-row>
        <table:table-row table:style-name="ro1">
          <table:table-cell office:value-type="float" office:value="24.0137796844768" calcext:value-type="float">
            <text:p>24,0137796845</text:p>
          </table:table-cell>
          <table:table-cell office:value-type="float" office:value="4.96673992691027" calcext:value-type="float">
            <text:p>4,9667399269</text:p>
          </table:table-cell>
          <table:table-cell table:formula="of:=1/[.B37]" office:value-type="float" office:value="0.201339312046903" calcext:value-type="float">
            <text:p>0,201339312</text:p>
          </table:table-cell>
          <table:table-cell table:formula="of:=[.C37]/MAX([.C$2:.C$343])" office:value-type="float" office:value="0.870473479072685" calcext:value-type="float">
            <text:p>0,8704734791</text:p>
          </table:table-cell>
          <table:table-cell table:formula="of:=[.A37]*(24/4)*365" office:value-type="float" office:value="52590.1775090042" calcext:value-type="float">
            <text:p>52590,1775090042</text:p>
          </table:table-cell>
          <table:table-cell table:number-columns-repeated="2"/>
        </table:table-row>
        <table:table-row table:style-name="ro1">
          <table:table-cell office:value-type="float" office:value="23.9207945985092" calcext:value-type="float">
            <text:p>23,9207945985</text:p>
          </table:table-cell>
          <table:table-cell office:value-type="float" office:value="4.9839938336296" calcext:value-type="float">
            <text:p>4,9839938336</text:p>
          </table:table-cell>
          <table:table-cell table:formula="of:=1/[.B38]" office:value-type="float" office:value="0.200642302815963" calcext:value-type="float">
            <text:p>0,2006423028</text:p>
          </table:table-cell>
          <table:table-cell table:formula="of:=[.C38]/MAX([.C$2:.C$343])" office:value-type="float" office:value="0.867460018640968" calcext:value-type="float">
            <text:p>0,8674600186</text:p>
          </table:table-cell>
          <table:table-cell table:formula="of:=[.A38]*(24/4)*365" office:value-type="float" office:value="52386.540170735" calcext:value-type="float">
            <text:p>52386,540170735</text:p>
          </table:table-cell>
          <table:table-cell table:number-columns-repeated="2"/>
        </table:table-row>
        <table:table-row table:style-name="ro1">
          <table:table-cell office:value-type="float" office:value="23.843336924868" calcext:value-type="float">
            <text:p>23,8433369249</text:p>
          </table:table-cell>
          <table:table-cell office:value-type="float" office:value="4.99779758240816" calcext:value-type="float">
            <text:p>4,9977975824</text:p>
          </table:table-cell>
          <table:table-cell table:formula="of:=1/[.B39]" office:value-type="float" office:value="0.20008813552592" calcext:value-type="float">
            <text:p>0,2000881355</text:p>
          </table:table-cell>
          <table:table-cell table:formula="of:=[.C39]/MAX([.C$2:.C$343])" office:value-type="float" office:value="0.865064123253984" calcext:value-type="float">
            <text:p>0,8650641233</text:p>
          </table:table-cell>
          <table:table-cell table:formula="of:=[.A39]*(24/4)*365" office:value-type="float" office:value="52216.9078654609" calcext:value-type="float">
            <text:p>52216,9078654609</text:p>
          </table:table-cell>
          <table:table-cell table:number-columns-repeated="2"/>
        </table:table-row>
        <table:table-row table:style-name="ro1">
          <table:table-cell office:value-type="float" office:value="23.8342243642735" calcext:value-type="float">
            <text:p>23,8342243643</text:p>
          </table:table-cell>
          <table:table-cell office:value-type="float" office:value="5.01830994494712" calcext:value-type="float">
            <text:p>5,0183099449</text:p>
          </table:table-cell>
          <table:table-cell table:formula="of:=1/[.B40]" office:value-type="float" office:value="0.199270274449048" calcext:value-type="float">
            <text:p>0,1992702744</text:p>
          </table:table-cell>
          <table:table-cell table:formula="of:=[.C40]/MAX([.C$2:.C$343])" office:value-type="float" office:value="0.861528170092401" calcext:value-type="float">
            <text:p>0,8615281701</text:p>
          </table:table-cell>
          <table:table-cell table:formula="of:=[.A40]*(24/4)*365" office:value-type="float" office:value="52196.9513577591" calcext:value-type="float">
            <text:p>52196,9513577591</text:p>
          </table:table-cell>
          <table:table-cell table:number-columns-repeated="2"/>
        </table:table-row>
        <table:table-row table:style-name="ro1">
          <table:table-cell office:value-type="float" office:value="23.8135591975102" calcext:value-type="float">
            <text:p>23,8135591975</text:p>
          </table:table-cell>
          <table:table-cell office:value-type="float" office:value="5.0407845450557" calcext:value-type="float">
            <text:p>5,0407845451</text:p>
          </table:table-cell>
          <table:table-cell table:formula="of:=1/[.B41]" office:value-type="float" office:value="0.19838181756466" calcext:value-type="float">
            <text:p>0,1983818176</text:p>
          </table:table-cell>
          <table:table-cell table:formula="of:=[.C41]/MAX([.C$2:.C$343])" office:value-type="float" office:value="0.857687001930573" calcext:value-type="float">
            <text:p>0,8576870019</text:p>
          </table:table-cell>
          <table:table-cell table:formula="of:=[.A41]*(24/4)*365" office:value-type="float" office:value="52151.6946425474" calcext:value-type="float">
            <text:p>52151,6946425474</text:p>
          </table:table-cell>
          <table:table-cell table:number-columns-repeated="2"/>
        </table:table-row>
        <table:table-row table:style-name="ro1">
          <table:table-cell office:value-type="float" office:value="23.749931755492" calcext:value-type="float">
            <text:p>23,7499317555</text:p>
          </table:table-cell>
          <table:table-cell office:value-type="float" office:value="5.05692299432734" calcext:value-type="float">
            <text:p>5,0569229943</text:p>
          </table:table-cell>
          <table:table-cell table:formula="of:=1/[.B42]" office:value-type="float" office:value="0.197748710257554" calcext:value-type="float">
            <text:p>0,1977487103</text:p>
          </table:table-cell>
          <table:table-cell table:formula="of:=[.C42]/MAX([.C$2:.C$343])" office:value-type="float" office:value="0.854949816059417" calcext:value-type="float">
            <text:p>0,8549498161</text:p>
          </table:table-cell>
          <table:table-cell table:formula="of:=[.A42]*(24/4)*365" office:value-type="float" office:value="52012.3505445276" calcext:value-type="float">
            <text:p>52012,3505445276</text:p>
          </table:table-cell>
          <table:table-cell table:number-columns-repeated="2"/>
        </table:table-row>
        <table:table-row table:style-name="ro1">
          <table:table-cell office:value-type="float" office:value="23.6107777199424" calcext:value-type="float">
            <text:p>23,6107777199</text:p>
          </table:table-cell>
          <table:table-cell office:value-type="float" office:value="5.13364665865325" calcext:value-type="float">
            <text:p>5,1336466587</text:p>
          </table:table-cell>
          <table:table-cell table:formula="of:=1/[.B43]" office:value-type="float" office:value="0.194793305128315" calcext:value-type="float">
            <text:p>0,1947933051</text:p>
          </table:table-cell>
          <table:table-cell table:formula="of:=[.C43]/MAX([.C$2:.C$343])" office:value-type="float" office:value="0.842172372058226" calcext:value-type="float">
            <text:p>0,8421723721</text:p>
          </table:table-cell>
          <table:table-cell table:formula="of:=[.A43]*(24/4)*365" office:value-type="float" office:value="51707.6032066738" calcext:value-type="float">
            <text:p>51707,6032066738</text:p>
          </table:table-cell>
          <table:table-cell table:number-columns-repeated="2"/>
        </table:table-row>
        <table:table-row table:style-name="ro1">
          <table:table-cell office:value-type="float" office:value="23.5628590898135" calcext:value-type="float">
            <text:p>23,5628590898</text:p>
          </table:table-cell>
          <table:table-cell office:value-type="float" office:value="5.16721110553494" calcext:value-type="float">
            <text:p>5,1672111055</text:p>
          </table:table-cell>
          <table:table-cell table:formula="of:=1/[.B44]" office:value-type="float" office:value="0.193527994033152" calcext:value-type="float">
            <text:p>0,193527994</text:p>
          </table:table-cell>
          <table:table-cell table:formula="of:=[.C44]/MAX([.C$2:.C$343])" office:value-type="float" office:value="0.836701906604068" calcext:value-type="float">
            <text:p>0,8367019066</text:p>
          </table:table-cell>
          <table:table-cell table:formula="of:=[.A44]*(24/4)*365" office:value-type="float" office:value="51602.6614066916" calcext:value-type="float">
            <text:p>51602,6614066916</text:p>
          </table:table-cell>
          <table:table-cell table:number-columns-repeated="2"/>
        </table:table-row>
        <table:table-row table:style-name="ro1">
          <table:table-cell office:value-type="float" office:value="23.5253487022414" calcext:value-type="float">
            <text:p>23,5253487022</text:p>
          </table:table-cell>
          <table:table-cell office:value-type="float" office:value="5.17289530248677" calcext:value-type="float">
            <text:p>5,1728953025</text:p>
          </table:table-cell>
          <table:table-cell table:formula="of:=1/[.B45]" office:value-type="float" office:value="0.193315337257893" calcext:value-type="float">
            <text:p>0,1933153373</text:p>
          </table:table-cell>
          <table:table-cell table:formula="of:=[.C45]/MAX([.C$2:.C$343])" office:value-type="float" office:value="0.835782503030439" calcext:value-type="float">
            <text:p>0,835782503</text:p>
          </table:table-cell>
          <table:table-cell table:formula="of:=[.A45]*(24/4)*365" office:value-type="float" office:value="51520.5136579088" calcext:value-type="float">
            <text:p>51520,5136579088</text:p>
          </table:table-cell>
          <table:table-cell table:number-columns-repeated="2"/>
        </table:table-row>
        <table:table-row table:style-name="ro1">
          <table:table-cell office:value-type="float" office:value="23.397409638263" calcext:value-type="float">
            <text:p>23,3974096383</text:p>
          </table:table-cell>
          <table:table-cell office:value-type="float" office:value="5.19085040681576" calcext:value-type="float">
            <text:p>5,1908504068</text:p>
          </table:table-cell>
          <table:table-cell table:formula="of:=1/[.B46]" office:value-type="float" office:value="0.192646661265169" calcext:value-type="float">
            <text:p>0,1926466613</text:p>
          </table:table-cell>
          <table:table-cell table:formula="of:=[.C46]/MAX([.C$2:.C$343])" office:value-type="float" office:value="0.832891538956701" calcext:value-type="float">
            <text:p>0,832891539</text:p>
          </table:table-cell>
          <table:table-cell table:formula="of:=[.A46]*(24/4)*365" office:value-type="float" office:value="51240.3271077959" calcext:value-type="float">
            <text:p>51240,3271077959</text:p>
          </table:table-cell>
          <table:table-cell table:number-columns-repeated="2"/>
        </table:table-row>
        <table:table-row table:style-name="ro1">
          <table:table-cell office:value-type="float" office:value="23.3972865647456" calcext:value-type="float">
            <text:p>23,3972865647</text:p>
          </table:table-cell>
          <table:table-cell office:value-type="float" office:value="5.21998766861507" calcext:value-type="float">
            <text:p>5,2199876686</text:p>
          </table:table-cell>
          <table:table-cell table:formula="of:=1/[.B47]" office:value-type="float" office:value="0.191571333781582" calcext:value-type="float">
            <text:p>0,1915713338</text:p>
          </table:table-cell>
          <table:table-cell table:formula="of:=[.C47]/MAX([.C$2:.C$343])" office:value-type="float" office:value="0.82824245157151" calcext:value-type="float">
            <text:p>0,8282424516</text:p>
          </table:table-cell>
          <table:table-cell table:formula="of:=[.A47]*(24/4)*365" office:value-type="float" office:value="51240.0575767928" calcext:value-type="float">
            <text:p>51240,0575767928</text:p>
          </table:table-cell>
          <table:table-cell table:number-columns-repeated="2"/>
        </table:table-row>
        <table:table-row table:style-name="ro1">
          <table:table-cell office:value-type="float" office:value="23.3805427777254" calcext:value-type="float">
            <text:p>23,3805427777</text:p>
          </table:table-cell>
          <table:table-cell office:value-type="float" office:value="5.25089843534074" calcext:value-type="float">
            <text:p>5,2508984353</text:p>
          </table:table-cell>
          <table:table-cell table:formula="of:=1/[.B48]" office:value-type="float" office:value="0.190443599759916" calcext:value-type="float">
            <text:p>0,1904435998</text:p>
          </table:table-cell>
          <table:table-cell table:formula="of:=[.C48]/MAX([.C$2:.C$343])" office:value-type="float" office:value="0.823366788953373" calcext:value-type="float">
            <text:p>0,823366789</text:p>
          </table:table-cell>
          <table:table-cell table:formula="of:=[.A48]*(24/4)*365" office:value-type="float" office:value="51203.3886832186" calcext:value-type="float">
            <text:p>51203,3886832186</text:p>
          </table:table-cell>
          <table:table-cell table:number-columns-repeated="2"/>
        </table:table-row>
        <table:table-row table:style-name="ro1">
          <table:table-cell office:value-type="float" office:value="23.3762128531381" calcext:value-type="float">
            <text:p>23,3762128531</text:p>
          </table:table-cell>
          <table:table-cell office:value-type="float" office:value="5.25265650466589" calcext:value-type="float">
            <text:p>5,2526565047</text:p>
          </table:table-cell>
          <table:table-cell table:formula="of:=1/[.B49]" office:value-type="float" office:value="0.190379858098794" calcext:value-type="float">
            <text:p>0,1903798581</text:p>
          </table:table-cell>
          <table:table-cell table:formula="of:=[.C49]/MAX([.C$2:.C$343])" office:value-type="float" office:value="0.823091207275088" calcext:value-type="float">
            <text:p>0,8230912073</text:p>
          </table:table-cell>
          <table:table-cell table:formula="of:=[.A49]*(24/4)*365" office:value-type="float" office:value="51193.9061483725" calcext:value-type="float">
            <text:p>51193,9061483725</text:p>
          </table:table-cell>
          <table:table-cell table:number-columns-repeated="2"/>
        </table:table-row>
        <table:table-row table:style-name="ro1">
          <table:table-cell office:value-type="float" office:value="23.3641975565449" calcext:value-type="float">
            <text:p>23,3641975565</text:p>
          </table:table-cell>
          <table:table-cell office:value-type="float" office:value="5.26304215437233" calcext:value-type="float">
            <text:p>5,2630421544</text:p>
          </table:table-cell>
          <table:table-cell table:formula="of:=1/[.B50]" office:value-type="float" office:value="0.190004178319043" calcext:value-type="float">
            <text:p>0,1900041783</text:p>
          </table:table-cell>
          <table:table-cell table:formula="of:=[.C50]/MAX([.C$2:.C$343])" office:value-type="float" office:value="0.821466987535921" calcext:value-type="float">
            <text:p>0,8214669875</text:p>
          </table:table-cell>
          <table:table-cell table:formula="of:=[.A50]*(24/4)*365" office:value-type="float" office:value="51167.5926488333" calcext:value-type="float">
            <text:p>51167,5926488333</text:p>
          </table:table-cell>
          <table:table-cell table:number-columns-repeated="2"/>
        </table:table-row>
        <table:table-row table:style-name="ro1">
          <table:table-cell office:value-type="float" office:value="23.3193303250171" calcext:value-type="float">
            <text:p>23,319330325</text:p>
          </table:table-cell>
          <table:table-cell office:value-type="float" office:value="5.28358824572191" calcext:value-type="float">
            <text:p>5,2835882457</text:p>
          </table:table-cell>
          <table:table-cell table:formula="of:=1/[.B51]" office:value-type="float" office:value="0.189265316200537" calcext:value-type="float">
            <text:p>0,1892653162</text:p>
          </table:table-cell>
          <table:table-cell table:formula="of:=[.C51]/MAX([.C$2:.C$343])" office:value-type="float" office:value="0.818272579686247" calcext:value-type="float">
            <text:p>0,8182725797</text:p>
          </table:table-cell>
          <table:table-cell table:formula="of:=[.A51]*(24/4)*365" office:value-type="float" office:value="51069.3334117874" calcext:value-type="float">
            <text:p>51069,3334117874</text:p>
          </table:table-cell>
          <table:table-cell table:number-columns-repeated="2"/>
        </table:table-row>
        <table:table-row table:style-name="ro1">
          <table:table-cell office:value-type="float" office:value="23.3024413308483" calcext:value-type="float">
            <text:p>23,3024413308</text:p>
          </table:table-cell>
          <table:table-cell office:value-type="float" office:value="5.28782667054266" calcext:value-type="float">
            <text:p>5,2878266705</text:p>
          </table:table-cell>
          <table:table-cell table:formula="of:=1/[.B52]" office:value-type="float" office:value="0.18911361175486" calcext:value-type="float">
            <text:p>0,1891136118</text:p>
          </table:table-cell>
          <table:table-cell table:formula="of:=[.C52]/MAX([.C$2:.C$343])" office:value-type="float" office:value="0.817616698352011" calcext:value-type="float">
            <text:p>0,8176166984</text:p>
          </table:table-cell>
          <table:table-cell table:formula="of:=[.A52]*(24/4)*365" office:value-type="float" office:value="51032.3465145579" calcext:value-type="float">
            <text:p>51032,3465145579</text:p>
          </table:table-cell>
          <table:table-cell table:number-columns-repeated="2"/>
        </table:table-row>
        <table:table-row table:style-name="ro1">
          <table:table-cell office:value-type="float" office:value="23.3018657731778" calcext:value-type="float">
            <text:p>23,3018657732</text:p>
          </table:table-cell>
          <table:table-cell office:value-type="float" office:value="5.28873623800648" calcext:value-type="float">
            <text:p>5,288736238</text:p>
          </table:table-cell>
          <table:table-cell table:formula="of:=1/[.B53]" office:value-type="float" office:value="0.189081087616677" calcext:value-type="float">
            <text:p>0,1890810876</text:p>
          </table:table-cell>
          <table:table-cell table:formula="of:=[.C53]/MAX([.C$2:.C$343])" office:value-type="float" office:value="0.817476082992645" calcext:value-type="float">
            <text:p>0,817476083</text:p>
          </table:table-cell>
          <table:table-cell table:formula="of:=[.A53]*(24/4)*365" office:value-type="float" office:value="51031.0860432594" calcext:value-type="float">
            <text:p>51031,0860432594</text:p>
          </table:table-cell>
          <table:table-cell table:number-columns-repeated="2"/>
        </table:table-row>
        <table:table-row table:style-name="ro1">
          <table:table-cell office:value-type="float" office:value="23.0852750054812" calcext:value-type="float">
            <text:p>23,0852750055</text:p>
          </table:table-cell>
          <table:table-cell office:value-type="float" office:value="5.30450536532316" calcext:value-type="float">
            <text:p>5,3045053653</text:p>
          </table:table-cell>
          <table:table-cell table:formula="of:=1/[.B54]" office:value-type="float" office:value="0.188518991146138" calcext:value-type="float">
            <text:p>0,1885189911</text:p>
          </table:table-cell>
          <table:table-cell table:formula="of:=[.C54]/MAX([.C$2:.C$343])" office:value-type="float" office:value="0.815045906464722" calcext:value-type="float">
            <text:p>0,8150459065</text:p>
          </table:table-cell>
          <table:table-cell table:formula="of:=[.A54]*(24/4)*365" office:value-type="float" office:value="50556.7522620039" calcext:value-type="float">
            <text:p>50556,7522620039</text:p>
          </table:table-cell>
          <table:table-cell table:number-columns-repeated="2"/>
        </table:table-row>
        <table:table-row table:style-name="ro1">
          <table:table-cell office:value-type="float" office:value="23.0735179931285" calcext:value-type="float">
            <text:p>23,0735179931</text:p>
          </table:table-cell>
          <table:table-cell office:value-type="float" office:value="5.31033493072266" calcext:value-type="float">
            <text:p>5,3103349307</text:p>
          </table:table-cell>
          <table:table-cell table:formula="of:=1/[.B55]" office:value-type="float" office:value="0.18831203926791" calcext:value-type="float">
            <text:p>0,1883120393</text:p>
          </table:table-cell>
          <table:table-cell table:formula="of:=[.C55]/MAX([.C$2:.C$343])" office:value-type="float" office:value="0.814151167530678" calcext:value-type="float">
            <text:p>0,8141511675</text:p>
          </table:table-cell>
          <table:table-cell table:formula="of:=[.A55]*(24/4)*365" office:value-type="float" office:value="50531.0044049514" calcext:value-type="float">
            <text:p>50531,0044049514</text:p>
          </table:table-cell>
          <table:table-cell table:number-columns-repeated="2"/>
        </table:table-row>
        <table:table-row table:style-name="ro1">
          <table:table-cell office:value-type="float" office:value="23.0541016232968" calcext:value-type="float">
            <text:p>23,0541016233</text:p>
          </table:table-cell>
          <table:table-cell office:value-type="float" office:value="5.32991912635228" calcext:value-type="float">
            <text:p>5,3299191264</text:p>
          </table:table-cell>
          <table:table-cell table:formula="of:=1/[.B56]" office:value-type="float" office:value="0.187620107602718" calcext:value-type="float">
            <text:p>0,1876201076</text:p>
          </table:table-cell>
          <table:table-cell table:formula="of:=[.C56]/MAX([.C$2:.C$343])" office:value-type="float" office:value="0.811159659524831" calcext:value-type="float">
            <text:p>0,8111596595</text:p>
          </table:table-cell>
          <table:table-cell table:formula="of:=[.A56]*(24/4)*365" office:value-type="float" office:value="50488.4825550201" calcext:value-type="float">
            <text:p>50488,4825550201</text:p>
          </table:table-cell>
          <table:table-cell table:number-columns-repeated="2"/>
        </table:table-row>
        <table:table-row table:style-name="ro1">
          <table:table-cell office:value-type="float" office:value="23.040171838323" calcext:value-type="float">
            <text:p>23,0401718383</text:p>
          </table:table-cell>
          <table:table-cell office:value-type="float" office:value="5.3589499043143" calcext:value-type="float">
            <text:p>5,3589499043</text:p>
          </table:table-cell>
          <table:table-cell table:formula="of:=1/[.B57]" office:value-type="float" office:value="0.186603722343987" calcext:value-type="float">
            <text:p>0,1866037223</text:p>
          </table:table-cell>
          <table:table-cell table:formula="of:=[.C57]/MAX([.C$2:.C$343])" office:value-type="float" office:value="0.806765403861337" calcext:value-type="float">
            <text:p>0,8067654039</text:p>
          </table:table-cell>
          <table:table-cell table:formula="of:=[.A57]*(24/4)*365" office:value-type="float" office:value="50457.9763259273" calcext:value-type="float">
            <text:p>50457,9763259273</text:p>
          </table:table-cell>
          <table:table-cell table:number-columns-repeated="2"/>
        </table:table-row>
        <table:table-row table:style-name="ro1">
          <table:table-cell office:value-type="float" office:value="22.9629101395555" calcext:value-type="float">
            <text:p>22,9629101396</text:p>
          </table:table-cell>
          <table:table-cell office:value-type="float" office:value="5.37572978530901" calcext:value-type="float">
            <text:p>5,3757297853</text:p>
          </table:table-cell>
          <table:table-cell table:formula="of:=1/[.B58]" office:value-type="float" office:value="0.186021254776019" calcext:value-type="float">
            <text:p>0,1860212548</text:p>
          </table:table-cell>
          <table:table-cell table:formula="of:=[.C58]/MAX([.C$2:.C$343])" office:value-type="float" office:value="0.804247154617404" calcext:value-type="float">
            <text:p>0,8042471546</text:p>
          </table:table-cell>
          <table:table-cell table:formula="of:=[.A58]*(24/4)*365" office:value-type="float" office:value="50288.7732056266" calcext:value-type="float">
            <text:p>50288,7732056266</text:p>
          </table:table-cell>
          <table:table-cell table:number-columns-repeated="2"/>
        </table:table-row>
        <table:table-row table:style-name="ro1">
          <table:table-cell office:value-type="float" office:value="22.8971325665092" calcext:value-type="float">
            <text:p>22,8971325665</text:p>
          </table:table-cell>
          <table:table-cell office:value-type="float" office:value="5.41845089200045" calcext:value-type="float">
            <text:p>5,418450892</text:p>
          </table:table-cell>
          <table:table-cell table:formula="of:=1/[.B59]" office:value-type="float" office:value="0.184554593172811" calcext:value-type="float">
            <text:p>0,1845545932</text:p>
          </table:table-cell>
          <table:table-cell table:formula="of:=[.C59]/MAX([.C$2:.C$343])" office:value-type="float" office:value="0.797906167279229" calcext:value-type="float">
            <text:p>0,7979061673</text:p>
          </table:table-cell>
          <table:table-cell table:formula="of:=[.A59]*(24/4)*365" office:value-type="float" office:value="50144.7203206552" calcext:value-type="float">
            <text:p>50144,7203206552</text:p>
          </table:table-cell>
          <table:table-cell table:number-columns-repeated="2"/>
        </table:table-row>
        <table:table-row table:style-name="ro1">
          <table:table-cell office:value-type="float" office:value="22.8454113562505" calcext:value-type="float">
            <text:p>22,8454113563</text:p>
          </table:table-cell>
          <table:table-cell office:value-type="float" office:value="5.44587880302677" calcext:value-type="float">
            <text:p>5,445878803</text:p>
          </table:table-cell>
          <table:table-cell table:formula="of:=1/[.B60]" office:value-type="float" office:value="0.183625092692883" calcext:value-type="float">
            <text:p>0,1836250927</text:p>
          </table:table-cell>
          <table:table-cell table:formula="of:=[.C60]/MAX([.C$2:.C$343])" office:value-type="float" office:value="0.793887550605034" calcext:value-type="float">
            <text:p>0,7938875506</text:p>
          </table:table-cell>
          <table:table-cell table:formula="of:=[.A60]*(24/4)*365" office:value-type="float" office:value="50031.4508701886" calcext:value-type="float">
            <text:p>50031,4508701886</text:p>
          </table:table-cell>
          <table:table-cell table:number-columns-repeated="2"/>
        </table:table-row>
        <table:table-row table:style-name="ro1">
          <table:table-cell office:value-type="float" office:value="22.8188227453257" calcext:value-type="float">
            <text:p>22,8188227453</text:p>
          </table:table-cell>
          <table:table-cell office:value-type="float" office:value="5.45727845879494" calcext:value-type="float">
            <text:p>5,4572784588</text:p>
          </table:table-cell>
          <table:table-cell table:formula="of:=1/[.B61]" office:value-type="float" office:value="0.183241520026966" calcext:value-type="float">
            <text:p>0,18324152</text:p>
          </table:table-cell>
          <table:table-cell table:formula="of:=[.C61]/MAX([.C$2:.C$343])" office:value-type="float" office:value="0.792229206640389" calcext:value-type="float">
            <text:p>0,7922292066</text:p>
          </table:table-cell>
          <table:table-cell table:formula="of:=[.A61]*(24/4)*365" office:value-type="float" office:value="49973.2218122632" calcext:value-type="float">
            <text:p>49973,2218122632</text:p>
          </table:table-cell>
          <table:table-cell table:number-columns-repeated="2"/>
        </table:table-row>
        <table:table-row table:style-name="ro1">
          <table:table-cell office:value-type="float" office:value="22.7937612852033" calcext:value-type="float">
            <text:p>22,7937612852</text:p>
          </table:table-cell>
          <table:table-cell office:value-type="float" office:value="5.47687612037461" calcext:value-type="float">
            <text:p>5,4768761204</text:p>
          </table:table-cell>
          <table:table-cell table:formula="of:=1/[.B62]" office:value-type="float" office:value="0.182585835067528" calcext:value-type="float">
            <text:p>0,1825858351</text:p>
          </table:table-cell>
          <table:table-cell table:formula="of:=[.C62]/MAX([.C$2:.C$343])" office:value-type="float" office:value="0.789394408199812" calcext:value-type="float">
            <text:p>0,7893944082</text:p>
          </table:table-cell>
          <table:table-cell table:formula="of:=[.A62]*(24/4)*365" office:value-type="float" office:value="49918.3372145952" calcext:value-type="float">
            <text:p>49918,3372145952</text:p>
          </table:table-cell>
          <table:table-cell table:number-columns-repeated="2"/>
        </table:table-row>
        <table:table-row table:style-name="ro1">
          <table:table-cell office:value-type="float" office:value="22.7700332407479" calcext:value-type="float">
            <text:p>22,7700332407</text:p>
          </table:table-cell>
          <table:table-cell office:value-type="float" office:value="5.49099104241185" calcext:value-type="float">
            <text:p>5,4909910424</text:p>
          </table:table-cell>
          <table:table-cell table:formula="of:=1/[.B63]" office:value-type="float" office:value="0.182116487219903" calcext:value-type="float">
            <text:p>0,1821164872</text:p>
          </table:table-cell>
          <table:table-cell table:formula="of:=[.C63]/MAX([.C$2:.C$343])" office:value-type="float" office:value="0.787365222495025" calcext:value-type="float">
            <text:p>0,7873652225</text:p>
          </table:table-cell>
          <table:table-cell table:formula="of:=[.A63]*(24/4)*365" office:value-type="float" office:value="49866.3727972378" calcext:value-type="float">
            <text:p>49866,3727972378</text:p>
          </table:table-cell>
          <table:table-cell table:number-columns-repeated="2"/>
        </table:table-row>
        <table:table-row table:style-name="ro1">
          <table:table-cell office:value-type="float" office:value="22.7621414262539" calcext:value-type="float">
            <text:p>22,7621414263</text:p>
          </table:table-cell>
          <table:table-cell office:value-type="float" office:value="5.49783555179291" calcext:value-type="float">
            <text:p>5,4978355518</text:p>
          </table:table-cell>
          <table:table-cell table:formula="of:=1/[.B64]" office:value-type="float" office:value="0.181889761994407" calcext:value-type="float">
            <text:p>0,181889762</text:p>
          </table:table-cell>
          <table:table-cell table:formula="of:=[.C64]/MAX([.C$2:.C$343])" office:value-type="float" office:value="0.786384995167213" calcext:value-type="float">
            <text:p>0,7863849952</text:p>
          </table:table-cell>
          <table:table-cell table:formula="of:=[.A64]*(24/4)*365" office:value-type="float" office:value="49849.089723496" calcext:value-type="float">
            <text:p>49849,089723496</text:p>
          </table:table-cell>
          <table:table-cell table:number-columns-repeated="2"/>
        </table:table-row>
        <table:table-row table:style-name="ro1">
          <table:table-cell office:value-type="float" office:value="22.7618774724649" calcext:value-type="float">
            <text:p>22,7618774725</text:p>
          </table:table-cell>
          <table:table-cell office:value-type="float" office:value="5.5135197356447" calcext:value-type="float">
            <text:p>5,5135197356</text:p>
          </table:table-cell>
          <table:table-cell table:formula="of:=1/[.B65]" office:value-type="float" office:value="0.181372344336602" calcext:value-type="float">
            <text:p>0,1813723443</text:p>
          </table:table-cell>
          <table:table-cell table:formula="of:=[.C65]/MAX([.C$2:.C$343])" office:value-type="float" office:value="0.784147983705595" calcext:value-type="float">
            <text:p>0,7841479837</text:p>
          </table:table-cell>
          <table:table-cell table:formula="of:=[.A65]*(24/4)*365" office:value-type="float" office:value="49848.5116646981" calcext:value-type="float">
            <text:p>49848,5116646981</text:p>
          </table:table-cell>
          <table:table-cell table:number-columns-repeated="2"/>
        </table:table-row>
        <table:table-row table:style-name="ro1">
          <table:table-cell office:value-type="float" office:value="22.5956260663378" calcext:value-type="float">
            <text:p>22,5956260663</text:p>
          </table:table-cell>
          <table:table-cell office:value-type="float" office:value="5.52919641799584" calcext:value-type="float">
            <text:p>5,529196418</text:p>
          </table:table-cell>
          <table:table-cell table:formula="of:=1/[.B66]" office:value-type="float" office:value="0.180858107472056" calcext:value-type="float">
            <text:p>0,1808581075</text:p>
          </table:table-cell>
          <table:table-cell table:formula="of:=[.C66]/MAX([.C$2:.C$343])" office:value-type="float" office:value="0.781924724134488" calcext:value-type="float">
            <text:p>0,7819247241</text:p>
          </table:table-cell>
          <table:table-cell table:formula="of:=[.A66]*(24/4)*365" office:value-type="float" office:value="49484.4210852798" calcext:value-type="float">
            <text:p>49484,4210852798</text:p>
          </table:table-cell>
          <table:table-cell table:number-columns-repeated="2"/>
        </table:table-row>
        <table:table-row table:style-name="ro1">
          <table:table-cell office:value-type="float" office:value="22.5709379138273" calcext:value-type="float">
            <text:p>22,5709379138</text:p>
          </table:table-cell>
          <table:table-cell office:value-type="float" office:value="5.54923144214905" calcext:value-type="float">
            <text:p>5,5492314421</text:p>
          </table:table-cell>
          <table:table-cell table:formula="of:=1/[.B67]" office:value-type="float" office:value="0.18020513478759" calcext:value-type="float">
            <text:p>0,1802051348</text:p>
          </table:table-cell>
          <table:table-cell table:formula="of:=[.C67]/MAX([.C$2:.C$343])" office:value-type="float" office:value="0.779101651985247" calcext:value-type="float">
            <text:p>0,779101652</text:p>
          </table:table-cell>
          <table:table-cell table:formula="of:=[.A67]*(24/4)*365" office:value-type="float" office:value="49430.3540312819" calcext:value-type="float">
            <text:p>49430,3540312819</text:p>
          </table:table-cell>
          <table:table-cell table:number-columns-repeated="2"/>
        </table:table-row>
        <table:table-row table:style-name="ro1">
          <table:table-cell office:value-type="float" office:value="22.5525516238202" calcext:value-type="float">
            <text:p>22,5525516238</text:p>
          </table:table-cell>
          <table:table-cell office:value-type="float" office:value="5.57516626041879" calcext:value-type="float">
            <text:p>5,5751662604</text:p>
          </table:table-cell>
          <table:table-cell table:formula="of:=1/[.B68]" office:value-type="float" office:value="0.17936684814219" calcext:value-type="float">
            <text:p>0,1793668481</text:p>
          </table:table-cell>
          <table:table-cell table:formula="of:=[.C68]/MAX([.C$2:.C$343])" office:value-type="float" office:value="0.77547739060647" calcext:value-type="float">
            <text:p>0,7754773906</text:p>
          </table:table-cell>
          <table:table-cell table:formula="of:=[.A68]*(24/4)*365" office:value-type="float" office:value="49390.0880561662" calcext:value-type="float">
            <text:p>49390,0880561662</text:p>
          </table:table-cell>
          <table:table-cell table:number-columns-repeated="2"/>
        </table:table-row>
        <table:table-row table:style-name="ro1">
          <table:table-cell office:value-type="float" office:value="22.5150175249133" calcext:value-type="float">
            <text:p>22,5150175249</text:p>
          </table:table-cell>
          <table:table-cell office:value-type="float" office:value="5.59097263761084" calcext:value-type="float">
            <text:p>5,5909726376</text:p>
          </table:table-cell>
          <table:table-cell table:formula="of:=1/[.B69]" office:value-type="float" office:value="0.178859755684178" calcext:value-type="float">
            <text:p>0,1788597557</text:p>
          </table:table-cell>
          <table:table-cell table:formula="of:=[.C69]/MAX([.C$2:.C$343])" office:value-type="float" office:value="0.773285019272478" calcext:value-type="float">
            <text:p>0,7732850193</text:p>
          </table:table-cell>
          <table:table-cell table:formula="of:=[.A69]*(24/4)*365" office:value-type="float" office:value="49307.8883795602" calcext:value-type="float">
            <text:p>49307,8883795602</text:p>
          </table:table-cell>
          <table:table-cell table:number-columns-repeated="2"/>
        </table:table-row>
        <table:table-row table:style-name="ro1">
          <table:table-cell office:value-type="float" office:value="22.4843605259801" calcext:value-type="float">
            <text:p>22,484360526</text:p>
          </table:table-cell>
          <table:table-cell office:value-type="float" office:value="5.5911359393979" calcext:value-type="float">
            <text:p>5,5911359394</text:p>
          </table:table-cell>
          <table:table-cell table:formula="of:=1/[.B70]" office:value-type="float" office:value="0.178854531679959" calcext:value-type="float">
            <text:p>0,1788545317</text:p>
          </table:table-cell>
          <table:table-cell table:formula="of:=[.C70]/MAX([.C$2:.C$343])" office:value-type="float" office:value="0.773262433732272" calcext:value-type="float">
            <text:p>0,7732624337</text:p>
          </table:table-cell>
          <table:table-cell table:formula="of:=[.A70]*(24/4)*365" office:value-type="float" office:value="49240.7495518965" calcext:value-type="float">
            <text:p>49240,7495518965</text:p>
          </table:table-cell>
          <table:table-cell table:number-columns-repeated="2"/>
        </table:table-row>
        <table:table-row table:style-name="ro1">
          <table:table-cell office:value-type="float" office:value="22.4473154412233" calcext:value-type="float">
            <text:p>22,4473154412</text:p>
          </table:table-cell>
          <table:table-cell office:value-type="float" office:value="5.59531499189468" calcext:value-type="float">
            <text:p>5,5953149919</text:p>
          </table:table-cell>
          <table:table-cell table:formula="of:=1/[.B71]" office:value-type="float" office:value="0.178720948051824" calcext:value-type="float">
            <text:p>0,1787209481</text:p>
          </table:table-cell>
          <table:table-cell table:formula="of:=[.C71]/MAX([.C$2:.C$343])" office:value-type="float" office:value="0.772684896219365" calcext:value-type="float">
            <text:p>0,7726848962</text:p>
          </table:table-cell>
          <table:table-cell table:formula="of:=[.A71]*(24/4)*365" office:value-type="float" office:value="49159.620816279" calcext:value-type="float">
            <text:p>49159,620816279</text:p>
          </table:table-cell>
          <table:table-cell table:number-columns-repeated="2"/>
        </table:table-row>
        <table:table-row table:style-name="ro1">
          <table:table-cell office:value-type="float" office:value="22.3643351487882" calcext:value-type="float">
            <text:p>22,3643351488</text:p>
          </table:table-cell>
          <table:table-cell office:value-type="float" office:value="5.68091947340727" calcext:value-type="float">
            <text:p>5,6809194734</text:p>
          </table:table-cell>
          <table:table-cell table:formula="of:=1/[.B72]" office:value-type="float" office:value="0.176027842795706" calcext:value-type="float">
            <text:p>0,1760278428</text:p>
          </table:table-cell>
          <table:table-cell table:formula="of:=[.C72]/MAX([.C$2:.C$343])" office:value-type="float" office:value="0.7610414835248" calcext:value-type="float">
            <text:p>0,7610414835</text:p>
          </table:table-cell>
          <table:table-cell table:formula="of:=[.A72]*(24/4)*365" office:value-type="float" office:value="48977.8939758461" calcext:value-type="float">
            <text:p>48977,8939758461</text:p>
          </table:table-cell>
          <table:table-cell table:number-columns-repeated="2"/>
        </table:table-row>
        <table:table-row table:style-name="ro1">
          <table:table-cell office:value-type="float" office:value="22.3597569329791" calcext:value-type="float">
            <text:p>22,359756933</text:p>
          </table:table-cell>
          <table:table-cell office:value-type="float" office:value="5.70822120848802" calcext:value-type="float">
            <text:p>5,7082212085</text:p>
          </table:table-cell>
          <table:table-cell table:formula="of:=1/[.B73]" office:value-type="float" office:value="0.175185922807795" calcext:value-type="float">
            <text:p>0,1751859228</text:p>
          </table:table-cell>
          <table:table-cell table:formula="of:=[.C73]/MAX([.C$2:.C$343])" office:value-type="float" office:value="0.757401513697114" calcext:value-type="float">
            <text:p>0,7574015137</text:p>
          </table:table-cell>
          <table:table-cell table:formula="of:=[.A73]*(24/4)*365" office:value-type="float" office:value="48967.8676832243" calcext:value-type="float">
            <text:p>48967,8676832243</text:p>
          </table:table-cell>
          <table:table-cell table:number-columns-repeated="2"/>
        </table:table-row>
        <table:table-row table:style-name="ro1">
          <table:table-cell office:value-type="float" office:value="22.2574557966499" calcext:value-type="float">
            <text:p>22,2574557966</text:p>
          </table:table-cell>
          <table:table-cell office:value-type="float" office:value="5.7131893127612" calcext:value-type="float">
            <text:p>5,7131893128</text:p>
          </table:table-cell>
          <table:table-cell table:formula="of:=1/[.B74]" office:value-type="float" office:value="0.17503358374041" calcext:value-type="float">
            <text:p>0,1750335837</text:p>
          </table:table-cell>
          <table:table-cell table:formula="of:=[.C74]/MAX([.C$2:.C$343])" office:value-type="float" office:value="0.756742888629622" calcext:value-type="float">
            <text:p>0,7567428886</text:p>
          </table:table-cell>
          <table:table-cell table:formula="of:=[.A74]*(24/4)*365" office:value-type="float" office:value="48743.8281946632" calcext:value-type="float">
            <text:p>48743,8281946632</text:p>
          </table:table-cell>
          <table:table-cell table:number-columns-repeated="2"/>
        </table:table-row>
        <table:table-row table:style-name="ro1">
          <table:table-cell office:value-type="float" office:value="22.2258347620812" calcext:value-type="float">
            <text:p>22,2258347621</text:p>
          </table:table-cell>
          <table:table-cell office:value-type="float" office:value="5.71828050821161" calcext:value-type="float">
            <text:p>5,7182805082</text:p>
          </table:table-cell>
          <table:table-cell table:formula="of:=1/[.B75]" office:value-type="float" office:value="0.174877744903205" calcext:value-type="float">
            <text:p>0,1748777449</text:p>
          </table:table-cell>
          <table:table-cell table:formula="of:=[.C75]/MAX([.C$2:.C$343])" office:value-type="float" office:value="0.756069132603455" calcext:value-type="float">
            <text:p>0,7560691326</text:p>
          </table:table-cell>
          <table:table-cell table:formula="of:=[.A75]*(24/4)*365" office:value-type="float" office:value="48674.5781289579" calcext:value-type="float">
            <text:p>48674,5781289579</text:p>
          </table:table-cell>
          <table:table-cell table:number-columns-repeated="2"/>
        </table:table-row>
        <table:table-row table:style-name="ro1">
          <table:table-cell office:value-type="float" office:value="22.1894203788284" calcext:value-type="float">
            <text:p>22,1894203788</text:p>
          </table:table-cell>
          <table:table-cell office:value-type="float" office:value="5.7728734071486" calcext:value-type="float">
            <text:p>5,7728734071</text:p>
          </table:table-cell>
          <table:table-cell table:formula="of:=1/[.B76]" office:value-type="float" office:value="0.173223961357214" calcext:value-type="float">
            <text:p>0,1732239614</text:p>
          </table:table-cell>
          <table:table-cell table:formula="of:=[.C76]/MAX([.C$2:.C$343])" office:value-type="float" office:value="0.7489191393792" calcext:value-type="float">
            <text:p>0,7489191394</text:p>
          </table:table-cell>
          <table:table-cell table:formula="of:=[.A76]*(24/4)*365" office:value-type="float" office:value="48594.8306296341" calcext:value-type="float">
            <text:p>48594,8306296341</text:p>
          </table:table-cell>
          <table:table-cell table:number-columns-repeated="2"/>
        </table:table-row>
        <table:table-row table:style-name="ro1">
          <table:table-cell office:value-type="float" office:value="22.0877237418799" calcext:value-type="float">
            <text:p>22,0877237419</text:p>
          </table:table-cell>
          <table:table-cell office:value-type="float" office:value="5.87943854793002" calcext:value-type="float">
            <text:p>5,8794385479</text:p>
          </table:table-cell>
          <table:table-cell table:formula="of:=1/[.B77]" office:value-type="float" office:value="0.170084267714997" calcext:value-type="float">
            <text:p>0,1700842677</text:p>
          </table:table-cell>
          <table:table-cell table:formula="of:=[.C77]/MAX([.C$2:.C$343])" office:value-type="float" office:value="0.735344939585932" calcext:value-type="float">
            <text:p>0,7353449396</text:p>
          </table:table-cell>
          <table:table-cell table:formula="of:=[.A77]*(24/4)*365" office:value-type="float" office:value="48372.1149947171" calcext:value-type="float">
            <text:p>48372,1149947171</text:p>
          </table:table-cell>
          <table:table-cell table:number-columns-repeated="2"/>
        </table:table-row>
        <table:table-row table:style-name="ro1">
          <table:table-cell office:value-type="float" office:value="22.078400823362" calcext:value-type="float">
            <text:p>22,0784008234</text:p>
          </table:table-cell>
          <table:table-cell office:value-type="float" office:value="5.90172166719669" calcext:value-type="float">
            <text:p>5,9017216672</text:p>
          </table:table-cell>
          <table:table-cell table:formula="of:=1/[.B78]" office:value-type="float" office:value="0.16944208086909" calcext:value-type="float">
            <text:p>0,1694420809</text:p>
          </table:table-cell>
          <table:table-cell table:formula="of:=[.C78]/MAX([.C$2:.C$343])" office:value-type="float" office:value="0.732568499097046" calcext:value-type="float">
            <text:p>0,7325684991</text:p>
          </table:table-cell>
          <table:table-cell table:formula="of:=[.A78]*(24/4)*365" office:value-type="float" office:value="48351.6978031628" calcext:value-type="float">
            <text:p>48351,6978031628</text:p>
          </table:table-cell>
          <table:table-cell table:number-columns-repeated="2"/>
        </table:table-row>
        <table:table-row table:style-name="ro1">
          <table:table-cell office:value-type="float" office:value="22.0682362496481" calcext:value-type="float">
            <text:p>22,0682362496</text:p>
          </table:table-cell>
          <table:table-cell office:value-type="float" office:value="5.90808946529499" calcext:value-type="float">
            <text:p>5,9080894653</text:p>
          </table:table-cell>
          <table:table-cell table:formula="of:=1/[.B79]" office:value-type="float" office:value="0.16925945449441" calcext:value-type="float">
            <text:p>0,1692594545</text:p>
          </table:table-cell>
          <table:table-cell table:formula="of:=[.C79]/MAX([.C$2:.C$343])" office:value-type="float" office:value="0.731778929419263" calcext:value-type="float">
            <text:p>0,7317789294</text:p>
          </table:table-cell>
          <table:table-cell table:formula="of:=[.A79]*(24/4)*365" office:value-type="float" office:value="48329.4373867294" calcext:value-type="float">
            <text:p>48329,4373867294</text:p>
          </table:table-cell>
          <table:table-cell table:number-columns-repeated="2"/>
        </table:table-row>
        <table:table-row table:style-name="ro1">
          <table:table-cell office:value-type="float" office:value="22.0363355370489" calcext:value-type="float">
            <text:p>22,036335537</text:p>
          </table:table-cell>
          <table:table-cell office:value-type="float" office:value="5.97933627076992" calcext:value-type="float">
            <text:p>5,9793362708</text:p>
          </table:table-cell>
          <table:table-cell table:formula="of:=1/[.B80]" office:value-type="float" office:value="0.167242642781025" calcext:value-type="float">
            <text:p>0,1672426428</text:p>
          </table:table-cell>
          <table:table-cell table:formula="of:=[.C80]/MAX([.C$2:.C$343])" office:value-type="float" office:value="0.723059414631333" calcext:value-type="float">
            <text:p>0,7230594146</text:p>
          </table:table-cell>
          <table:table-cell table:formula="of:=[.A80]*(24/4)*365" office:value-type="float" office:value="48259.5748261371" calcext:value-type="float">
            <text:p>48259,5748261371</text:p>
          </table:table-cell>
          <table:table-cell table:number-columns-repeated="2"/>
        </table:table-row>
        <table:table-row table:style-name="ro1">
          <table:table-cell office:value-type="float" office:value="22.0293874551861" calcext:value-type="float">
            <text:p>22,0293874552</text:p>
          </table:table-cell>
          <table:table-cell office:value-type="float" office:value="6.00628629975027" calcext:value-type="float">
            <text:p>6,0062862998</text:p>
          </table:table-cell>
          <table:table-cell table:formula="of:=1/[.B81]" office:value-type="float" office:value="0.166492229989366" calcext:value-type="float">
            <text:p>0,16649223</text:p>
          </table:table-cell>
          <table:table-cell table:formula="of:=[.C81]/MAX([.C$2:.C$343])" office:value-type="float" office:value="0.719815068423654" calcext:value-type="float">
            <text:p>0,7198150684</text:p>
          </table:table-cell>
          <table:table-cell table:formula="of:=[.A81]*(24/4)*365" office:value-type="float" office:value="48244.3585268576" calcext:value-type="float">
            <text:p>48244,3585268576</text:p>
          </table:table-cell>
          <table:table-cell table:number-columns-repeated="2"/>
        </table:table-row>
        <table:table-row table:style-name="ro1">
          <table:table-cell office:value-type="float" office:value="22.0116753483012" calcext:value-type="float">
            <text:p>22,0116753483</text:p>
          </table:table-cell>
          <table:table-cell office:value-type="float" office:value="6.02730216514853" calcext:value-type="float">
            <text:p>6,0273021651</text:p>
          </table:table-cell>
          <table:table-cell table:formula="of:=1/[.B82]" office:value-type="float" office:value="0.165911708522308" calcext:value-type="float">
            <text:p>0,1659117085</text:p>
          </table:table-cell>
          <table:table-cell table:formula="of:=[.C82]/MAX([.C$2:.C$343])" office:value-type="float" office:value="0.717305232982334" calcext:value-type="float">
            <text:p>0,717305233</text:p>
          </table:table-cell>
          <table:table-cell table:formula="of:=[.A82]*(24/4)*365" office:value-type="float" office:value="48205.5690127797" calcext:value-type="float">
            <text:p>48205,5690127797</text:p>
          </table:table-cell>
          <table:table-cell table:number-columns-repeated="2"/>
        </table:table-row>
        <table:table-row table:style-name="ro1">
          <table:table-cell office:value-type="float" office:value="21.996847855633" calcext:value-type="float">
            <text:p>21,9968478556</text:p>
          </table:table-cell>
          <table:table-cell office:value-type="float" office:value="6.04976274088151" calcext:value-type="float">
            <text:p>6,0497627409</text:p>
          </table:table-cell>
          <table:table-cell table:formula="of:=1/[.B83]" office:value-type="float" office:value="0.165295738499373" calcext:value-type="float">
            <text:p>0,1652957385</text:p>
          </table:table-cell>
          <table:table-cell table:formula="of:=[.C83]/MAX([.C$2:.C$343])" office:value-type="float" office:value="0.7146421387092" calcext:value-type="float">
            <text:p>0,7146421387</text:p>
          </table:table-cell>
          <table:table-cell table:formula="of:=[.A83]*(24/4)*365" office:value-type="float" office:value="48173.0968038363" calcext:value-type="float">
            <text:p>48173,0968038363</text:p>
          </table:table-cell>
          <table:table-cell table:number-columns-repeated="2"/>
        </table:table-row>
        <table:table-row table:style-name="ro1">
          <table:table-cell office:value-type="float" office:value="21.9767062805998" calcext:value-type="float">
            <text:p>21,9767062806</text:p>
          </table:table-cell>
          <table:table-cell office:value-type="float" office:value="6.13684797001169" calcext:value-type="float">
            <text:p>6,13684797</text:p>
          </table:table-cell>
          <table:table-cell table:formula="of:=1/[.B84]" office:value-type="float" office:value="0.162950101564614" calcext:value-type="float">
            <text:p>0,1629501016</text:p>
          </table:table-cell>
          <table:table-cell table:formula="of:=[.C84]/MAX([.C$2:.C$343])" office:value-type="float" office:value="0.704500975900591" calcext:value-type="float">
            <text:p>0,7045009759</text:p>
          </table:table-cell>
          <table:table-cell table:formula="of:=[.A84]*(24/4)*365" office:value-type="float" office:value="48128.9867545135" calcext:value-type="float">
            <text:p>48128,9867545135</text:p>
          </table:table-cell>
          <table:table-cell table:number-columns-repeated="2"/>
        </table:table-row>
        <table:table-row table:style-name="ro1">
          <table:table-cell office:value-type="float" office:value="21.9738438893483" calcext:value-type="float">
            <text:p>21,9738438893</text:p>
          </table:table-cell>
          <table:table-cell office:value-type="float" office:value="6.14595897629731" calcext:value-type="float">
            <text:p>6,1459589763</text:p>
          </table:table-cell>
          <table:table-cell table:formula="of:=1/[.B85]" office:value-type="float" office:value="0.162708538058362" calcext:value-type="float">
            <text:p>0,1627085381</text:p>
          </table:table-cell>
          <table:table-cell table:formula="of:=[.C85]/MAX([.C$2:.C$343])" office:value-type="float" office:value="0.703456596521488" calcext:value-type="float">
            <text:p>0,7034565965</text:p>
          </table:table-cell>
          <table:table-cell table:formula="of:=[.A85]*(24/4)*365" office:value-type="float" office:value="48122.7181176729" calcext:value-type="float">
            <text:p>48122,7181176729</text:p>
          </table:table-cell>
          <table:table-cell table:number-columns-repeated="2"/>
        </table:table-row>
        <table:table-row table:style-name="ro1">
          <table:table-cell office:value-type="float" office:value="21.952627287653" calcext:value-type="float">
            <text:p>21,9526272877</text:p>
          </table:table-cell>
          <table:table-cell office:value-type="float" office:value="6.1653446996937" calcext:value-type="float">
            <text:p>6,1653446997</text:p>
          </table:table-cell>
          <table:table-cell table:formula="of:=1/[.B86]" office:value-type="float" office:value="0.162196932808912" calcext:value-type="float">
            <text:p>0,1621969328</text:p>
          </table:table-cell>
          <table:table-cell table:formula="of:=[.C86]/MAX([.C$2:.C$343])" office:value-type="float" office:value="0.701244714515571" calcext:value-type="float">
            <text:p>0,7012447145</text:p>
          </table:table-cell>
          <table:table-cell table:formula="of:=[.A86]*(24/4)*365" office:value-type="float" office:value="48076.25375996" calcext:value-type="float">
            <text:p>48076,25375996</text:p>
          </table:table-cell>
          <table:table-cell table:number-columns-repeated="2"/>
        </table:table-row>
        <table:table-row table:style-name="ro1">
          <table:table-cell office:value-type="float" office:value="21.9000457839224" calcext:value-type="float">
            <text:p>21,9000457839</text:p>
          </table:table-cell>
          <table:table-cell office:value-type="float" office:value="6.20804123280122" calcext:value-type="float">
            <text:p>6,2080412328</text:p>
          </table:table-cell>
          <table:table-cell table:formula="of:=1/[.B87]" office:value-type="float" office:value="0.161081404343182" calcext:value-type="float">
            <text:p>0,1610814043</text:p>
          </table:table-cell>
          <table:table-cell table:formula="of:=[.C87]/MAX([.C$2:.C$343])" office:value-type="float" office:value="0.696421821585738" calcext:value-type="float">
            <text:p>0,6964218216</text:p>
          </table:table-cell>
          <table:table-cell table:formula="of:=[.A87]*(24/4)*365" office:value-type="float" office:value="47961.1002667901" calcext:value-type="float">
            <text:p>47961,1002667901</text:p>
          </table:table-cell>
          <table:table-cell table:number-columns-repeated="2"/>
        </table:table-row>
        <table:table-row table:style-name="ro1">
          <table:table-cell office:value-type="float" office:value="21.8342815271129" calcext:value-type="float">
            <text:p>21,8342815271</text:p>
          </table:table-cell>
          <table:table-cell office:value-type="float" office:value="6.21647006956135" calcext:value-type="float">
            <text:p>6,2164700696</text:p>
          </table:table-cell>
          <table:table-cell table:formula="of:=1/[.B88]" office:value-type="float" office:value="0.160862996010622" calcext:value-type="float">
            <text:p>0,160862996</text:p>
          </table:table-cell>
          <table:table-cell table:formula="of:=[.C88]/MAX([.C$2:.C$343])" office:value-type="float" office:value="0.695477551640792" calcext:value-type="float">
            <text:p>0,6954775516</text:p>
          </table:table-cell>
          <table:table-cell table:formula="of:=[.A88]*(24/4)*365" office:value-type="float" office:value="47817.0765443773" calcext:value-type="float">
            <text:p>47817,0765443773</text:p>
          </table:table-cell>
          <table:table-cell table:number-columns-repeated="2"/>
        </table:table-row>
        <table:table-row table:style-name="ro1">
          <table:table-cell office:value-type="float" office:value="21.8166062806576" calcext:value-type="float">
            <text:p>21,8166062807</text:p>
          </table:table-cell>
          <table:table-cell office:value-type="float" office:value="6.31864435835455" calcext:value-type="float">
            <text:p>6,3186443584</text:p>
          </table:table-cell>
          <table:table-cell table:formula="of:=1/[.B89]" office:value-type="float" office:value="0.158261795297562" calcext:value-type="float">
            <text:p>0,1582617953</text:p>
          </table:table-cell>
          <table:table-cell table:formula="of:=[.C89]/MAX([.C$2:.C$343])" office:value-type="float" office:value="0.684231480461525" calcext:value-type="float">
            <text:p>0,6842314805</text:p>
          </table:table-cell>
          <table:table-cell table:formula="of:=[.A89]*(24/4)*365" office:value-type="float" office:value="47778.3677546402" calcext:value-type="float">
            <text:p>47778,3677546402</text:p>
          </table:table-cell>
          <table:table-cell table:number-columns-repeated="2"/>
        </table:table-row>
        <table:table-row table:style-name="ro1">
          <table:table-cell office:value-type="float" office:value="21.7653275286879" calcext:value-type="float">
            <text:p>21,7653275287</text:p>
          </table:table-cell>
          <table:table-cell office:value-type="float" office:value="6.43132204680052" calcext:value-type="float">
            <text:p>6,4313220468</text:p>
          </table:table-cell>
          <table:table-cell table:formula="of:=1/[.B90]" office:value-type="float" office:value="0.155489025852388" calcext:value-type="float">
            <text:p>0,1554890259</text:p>
          </table:table-cell>
          <table:table-cell table:formula="of:=[.C90]/MAX([.C$2:.C$343])" office:value-type="float" office:value="0.672243646386457" calcext:value-type="float">
            <text:p>0,6722436464</text:p>
          </table:table-cell>
          <table:table-cell table:formula="of:=[.A90]*(24/4)*365" office:value-type="float" office:value="47666.0672878264" calcext:value-type="float">
            <text:p>47666,0672878264</text:p>
          </table:table-cell>
          <table:table-cell table:number-columns-repeated="2"/>
        </table:table-row>
        <table:table-row table:style-name="ro1">
          <table:table-cell office:value-type="float" office:value="21.7377245635376" calcext:value-type="float">
            <text:p>21,7377245635</text:p>
          </table:table-cell>
          <table:table-cell office:value-type="float" office:value="6.55052964876873" calcext:value-type="float">
            <text:p>6,5505296488</text:p>
          </table:table-cell>
          <table:table-cell table:formula="of:=1/[.B91]" office:value-type="float" office:value="0.152659411317673" calcext:value-type="float">
            <text:p>0,1526594113</text:p>
          </table:table-cell>
          <table:table-cell table:formula="of:=[.C91]/MAX([.C$2:.C$343])" office:value-type="float" office:value="0.660010047376772" calcext:value-type="float">
            <text:p>0,6600100474</text:p>
          </table:table-cell>
          <table:table-cell table:formula="of:=[.A91]*(24/4)*365" office:value-type="float" office:value="47605.6167941473" calcext:value-type="float">
            <text:p>47605,6167941473</text:p>
          </table:table-cell>
          <table:table-cell table:number-columns-repeated="2"/>
        </table:table-row>
        <table:table-row table:style-name="ro1">
          <table:table-cell office:value-type="float" office:value="21.7343329244566" calcext:value-type="float">
            <text:p>21,7343329245</text:p>
          </table:table-cell>
          <table:table-cell office:value-type="float" office:value="6.57983024270469" calcext:value-type="float">
            <text:p>6,5798302427</text:p>
          </table:table-cell>
          <table:table-cell table:formula="of:=1/[.B92]" office:value-type="float" office:value="0.151979604809522" calcext:value-type="float">
            <text:p>0,1519796048</text:p>
          </table:table-cell>
          <table:table-cell table:formula="of:=[.C92]/MAX([.C$2:.C$343])" office:value-type="float" office:value="0.657070961461404" calcext:value-type="float">
            <text:p>0,6570709615</text:p>
          </table:table-cell>
          <table:table-cell table:formula="of:=[.A92]*(24/4)*365" office:value-type="float" office:value="47598.1891045601" calcext:value-type="float">
            <text:p>47598,1891045601</text:p>
          </table:table-cell>
          <table:table-cell table:number-columns-repeated="2"/>
        </table:table-row>
        <table:table-row table:style-name="ro1">
          <table:table-cell office:value-type="float" office:value="21.730661208033" calcext:value-type="float">
            <text:p>21,730661208</text:p>
          </table:table-cell>
          <table:table-cell office:value-type="float" office:value="6.58087786626196" calcext:value-type="float">
            <text:p>6,5808778663</text:p>
          </table:table-cell>
          <table:table-cell table:formula="of:=1/[.B93]" office:value-type="float" office:value="0.151955410861927" calcext:value-type="float">
            <text:p>0,1519554109</text:p>
          </table:table-cell>
          <table:table-cell table:formula="of:=[.C93]/MAX([.C$2:.C$343])" office:value-type="float" office:value="0.656966360976178" calcext:value-type="float">
            <text:p>0,656966361</text:p>
          </table:table-cell>
          <table:table-cell table:formula="of:=[.A93]*(24/4)*365" office:value-type="float" office:value="47590.1480455923" calcext:value-type="float">
            <text:p>47590,1480455923</text:p>
          </table:table-cell>
          <table:table-cell table:number-columns-repeated="2"/>
        </table:table-row>
        <table:table-row table:style-name="ro1">
          <table:table-cell office:value-type="float" office:value="21.7076505312158" calcext:value-type="float">
            <text:p>21,7076505312</text:p>
          </table:table-cell>
          <table:table-cell office:value-type="float" office:value="6.61613175324606" calcext:value-type="float">
            <text:p>6,6161317532</text:p>
          </table:table-cell>
          <table:table-cell table:formula="of:=1/[.B94]" office:value-type="float" office:value="0.151145720384025" calcext:value-type="float">
            <text:p>0,1511457204</text:p>
          </table:table-cell>
          <table:table-cell table:formula="of:=[.C94]/MAX([.C$2:.C$343])" office:value-type="float" office:value="0.653465732707879" calcext:value-type="float">
            <text:p>0,6534657327</text:p>
          </table:table-cell>
          <table:table-cell table:formula="of:=[.A94]*(24/4)*365" office:value-type="float" office:value="47539.7546633626" calcext:value-type="float">
            <text:p>47539,7546633626</text:p>
          </table:table-cell>
          <table:table-cell table:number-columns-repeated="2"/>
        </table:table-row>
        <table:table-row table:style-name="ro1">
          <table:table-cell office:value-type="float" office:value="21.65735090259" calcext:value-type="float">
            <text:p>21,6573509026</text:p>
          </table:table-cell>
          <table:table-cell office:value-type="float" office:value="6.71632323404682" calcext:value-type="float">
            <text:p>6,716323234</text:p>
          </table:table-cell>
          <table:table-cell table:formula="of:=1/[.B95]" office:value-type="float" office:value="0.14889098769558" calcext:value-type="float">
            <text:p>0,1488909877</text:p>
          </table:table-cell>
          <table:table-cell table:formula="of:=[.C95]/MAX([.C$2:.C$343])" office:value-type="float" office:value="0.643717586716235" calcext:value-type="float">
            <text:p>0,6437175867</text:p>
          </table:table-cell>
          <table:table-cell table:formula="of:=[.A95]*(24/4)*365" office:value-type="float" office:value="47429.598476672" calcext:value-type="float">
            <text:p>47429,598476672</text:p>
          </table:table-cell>
          <table:table-cell table:number-columns-repeated="2"/>
        </table:table-row>
        <table:table-row table:style-name="ro1">
          <table:table-cell office:value-type="float" office:value="21.6397891496515" calcext:value-type="float">
            <text:p>21,6397891497</text:p>
          </table:table-cell>
          <table:table-cell office:value-type="float" office:value="6.79593368432591" calcext:value-type="float">
            <text:p>6,7959336843</text:p>
          </table:table-cell>
          <table:table-cell table:formula="of:=1/[.B96]" office:value-type="float" office:value="0.147146815500333" calcext:value-type="float">
            <text:p>0,1471468155</text:p>
          </table:table-cell>
          <table:table-cell table:formula="of:=[.C96]/MAX([.C$2:.C$343])" office:value-type="float" office:value="0.636176805815261" calcext:value-type="float">
            <text:p>0,6361768058</text:p>
          </table:table-cell>
          <table:table-cell table:formula="of:=[.A96]*(24/4)*365" office:value-type="float" office:value="47391.1382377369" calcext:value-type="float">
            <text:p>47391,1382377369</text:p>
          </table:table-cell>
          <table:table-cell table:number-columns-repeated="2"/>
        </table:table-row>
        <table:table-row table:style-name="ro1">
          <table:table-cell office:value-type="float" office:value="21.6391734068154" calcext:value-type="float">
            <text:p>21,6391734068</text:p>
          </table:table-cell>
          <table:table-cell office:value-type="float" office:value="6.80190505617055" calcext:value-type="float">
            <text:p>6,8019050562</text:p>
          </table:table-cell>
          <table:table-cell table:formula="of:=1/[.B97]" office:value-type="float" office:value="0.147017635756738" calcext:value-type="float">
            <text:p>0,1470176358</text:p>
          </table:table-cell>
          <table:table-cell table:formula="of:=[.C97]/MAX([.C$2:.C$343])" office:value-type="float" office:value="0.635618308124528" calcext:value-type="float">
            <text:p>0,6356183081</text:p>
          </table:table-cell>
          <table:table-cell table:formula="of:=[.A97]*(24/4)*365" office:value-type="float" office:value="47389.7897609257" calcext:value-type="float">
            <text:p>47389,7897609257</text:p>
          </table:table-cell>
          <table:table-cell table:number-columns-repeated="2"/>
        </table:table-row>
        <table:table-row table:style-name="ro1">
          <table:table-cell office:value-type="float" office:value="21.6118783792856" calcext:value-type="float">
            <text:p>21,6118783793</text:p>
          </table:table-cell>
          <table:table-cell office:value-type="float" office:value="6.86880866766038" calcext:value-type="float">
            <text:p>6,8688086677</text:p>
          </table:table-cell>
          <table:table-cell table:formula="of:=1/[.B98]" office:value-type="float" office:value="0.145585653696861" calcext:value-type="float">
            <text:p>0,1455856537</text:p>
          </table:table-cell>
          <table:table-cell table:formula="of:=[.C98]/MAX([.C$2:.C$343])" office:value-type="float" office:value="0.629427254857489" calcext:value-type="float">
            <text:p>0,6294272549</text:p>
          </table:table-cell>
          <table:table-cell table:formula="of:=[.A98]*(24/4)*365" office:value-type="float" office:value="47330.0136506355" calcext:value-type="float">
            <text:p>47330,0136506355</text:p>
          </table:table-cell>
          <table:table-cell table:number-columns-repeated="2"/>
        </table:table-row>
        <table:table-row table:style-name="ro1">
          <table:table-cell office:value-type="float" office:value="21.6013794096821" calcext:value-type="float">
            <text:p>21,6013794097</text:p>
          </table:table-cell>
          <table:table-cell office:value-type="float" office:value="6.86946844346193" calcext:value-type="float">
            <text:p>6,8694684435</text:p>
          </table:table-cell>
          <table:table-cell table:formula="of:=1/[.B99]" office:value-type="float" office:value="0.145571670971392" calcext:value-type="float">
            <text:p>0,145571671</text:p>
          </table:table-cell>
          <table:table-cell table:formula="of:=[.C99]/MAX([.C$2:.C$343])" office:value-type="float" office:value="0.629366801727089" calcext:value-type="float">
            <text:p>0,6293668017</text:p>
          </table:table-cell>
          <table:table-cell table:formula="of:=[.A99]*(24/4)*365" office:value-type="float" office:value="47307.0209072037" calcext:value-type="float">
            <text:p>47307,0209072037</text:p>
          </table:table-cell>
          <table:table-cell table:number-columns-repeated="2"/>
        </table:table-row>
      </table:table>
      <table:table table:name="low_0_2" table:style-name="ta1">
        <table:shapes>
          <draw:frame draw:z-index="0" draw:style-name="gr1" draw:text-style-name="P1" svg:width="219.63mm" svg:height="118.78mm" svg:x="131.7mm" svg:y="10.58mm">
            <loext:p draw:notify-on-update-of-ranges="low_0_2.E2:low_0_2.E101 low_0_2.D2:low_0_2.D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27.5874030437753" calcext:value-type="float">
            <text:p>27,5874030438</text:p>
          </table:table-cell>
          <table:table-cell office:value-type="float" office:value="4.22083021003825" calcext:value-type="float">
            <text:p>4,22083021</text:p>
          </table:table-cell>
          <table:table-cell table:formula="of:=1/[.B2]" office:value-type="float" office:value="0.236920214800808" calcext:value-type="float">
            <text:p>0,2369202148</text:p>
          </table:table-cell>
          <table:table-cell table:formula="of:=[.B2]/MAX([.B$2:.B$343])" office:value-type="float" office:value="0.630034948647353" calcext:value-type="float">
            <text:p>0,6300349486</text:p>
          </table:table-cell>
          <table:table-cell table:formula="of:=[.A2]*(24/4)*365" office:value-type="float" office:value="60416.4126658679" calcext:value-type="float">
            <text:p>60416,4126658679</text:p>
          </table:table-cell>
          <table:table-cell table:formula="of:=[.E2]-[.E101]" office:value-type="float" office:value="13062.3661769982" calcext:value-type="float">
            <text:p>13062,3661769982</text:p>
          </table:table-cell>
          <table:table-cell table:style-name="ce1" table:formula="of:=[.F2]/[.E2]" office:value-type="percentage" office:value="0.216205590511298" calcext:value-type="percentage">
            <text:p>21,62%</text:p>
          </table:table-cell>
        </table:table-row>
        <table:table-row table:style-name="ro1">
          <table:table-cell office:value-type="float" office:value="27.5829538562396" calcext:value-type="float">
            <text:p>27,5829538562</text:p>
          </table:table-cell>
          <table:table-cell office:value-type="float" office:value="4.24256810056274" calcext:value-type="float">
            <text:p>4,2425681006</text:p>
          </table:table-cell>
          <table:table-cell table:formula="of:=1/[.B3]" office:value-type="float" office:value="0.235706293050984" calcext:value-type="float">
            <text:p>0,2357062931</text:p>
          </table:table-cell>
          <table:table-cell table:formula="of:=[.B3]/MAX([.B$2:.B$343])" office:value-type="float" office:value="0.633279720424178" calcext:value-type="float">
            <text:p>0,6332797204</text:p>
          </table:table-cell>
          <table:table-cell table:formula="of:=[.A3]*(24/4)*365" office:value-type="float" office:value="60406.6689451647" calcext:value-type="float">
            <text:p>60406,6689451647</text:p>
          </table:table-cell>
          <table:table-cell table:number-columns-repeated="2"/>
        </table:table-row>
        <table:table-row table:style-name="ro1">
          <table:table-cell office:value-type="float" office:value="27.5723506968646" calcext:value-type="float">
            <text:p>27,5723506969</text:p>
          </table:table-cell>
          <table:table-cell office:value-type="float" office:value="4.25985197112123" calcext:value-type="float">
            <text:p>4,2598519711</text:p>
          </table:table-cell>
          <table:table-cell table:formula="of:=1/[.B4]" office:value-type="float" office:value="0.234749941260704" calcext:value-type="float">
            <text:p>0,2347499413</text:p>
          </table:table-cell>
          <table:table-cell table:formula="of:=[.B4]/MAX([.B$2:.B$343])" office:value-type="float" office:value="0.635859649480279" calcext:value-type="float">
            <text:p>0,6358596495</text:p>
          </table:table-cell>
          <table:table-cell table:formula="of:=[.A4]*(24/4)*365" office:value-type="float" office:value="60383.4480261335" calcext:value-type="float">
            <text:p>60383,4480261335</text:p>
          </table:table-cell>
          <table:table-cell table:number-columns-repeated="2"/>
        </table:table-row>
        <table:table-row table:style-name="ro1">
          <table:table-cell office:value-type="float" office:value="27.423880518645" calcext:value-type="float">
            <text:p>27,4238805186</text:p>
          </table:table-cell>
          <table:table-cell office:value-type="float" office:value="4.27281497213738" calcext:value-type="float">
            <text:p>4,2728149721</text:p>
          </table:table-cell>
          <table:table-cell table:formula="of:=1/[.B5]" office:value-type="float" office:value="0.234037749474505" calcext:value-type="float">
            <text:p>0,2340377495</text:p>
          </table:table-cell>
          <table:table-cell table:formula="of:=[.B5]/MAX([.B$2:.B$343])" office:value-type="float" office:value="0.637794610915141" calcext:value-type="float">
            <text:p>0,6377946109</text:p>
          </table:table-cell>
          <table:table-cell table:formula="of:=[.A5]*(24/4)*365" office:value-type="float" office:value="60058.2983358325" calcext:value-type="float">
            <text:p>60058,2983358325</text:p>
          </table:table-cell>
          <table:table-cell table:number-columns-repeated="2"/>
        </table:table-row>
        <table:table-row table:style-name="ro1">
          <table:table-cell office:value-type="float" office:value="27.3014208235271" calcext:value-type="float">
            <text:p>27,3014208235</text:p>
          </table:table-cell>
          <table:table-cell office:value-type="float" office:value="4.28524731396139" calcext:value-type="float">
            <text:p>4,285247314</text:p>
          </table:table-cell>
          <table:table-cell table:formula="of:=1/[.B6]" office:value-type="float" office:value="0.233358760121496" calcext:value-type="float">
            <text:p>0,2333587601</text:p>
          </table:table-cell>
          <table:table-cell table:formula="of:=[.B6]/MAX([.B$2:.B$343])" office:value-type="float" office:value="0.639650361905557" calcext:value-type="float">
            <text:p>0,6396503619</text:p>
          </table:table-cell>
          <table:table-cell table:formula="of:=[.A6]*(24/4)*365" office:value-type="float" office:value="59790.1116035243" calcext:value-type="float">
            <text:p>59790,1116035243</text:p>
          </table:table-cell>
          <table:table-cell table:number-columns-repeated="2"/>
        </table:table-row>
        <table:table-row table:style-name="ro1">
          <table:table-cell office:value-type="float" office:value="27.2017524392779" calcext:value-type="float">
            <text:p>27,2017524393</text:p>
          </table:table-cell>
          <table:table-cell office:value-type="float" office:value="4.29999541553687" calcext:value-type="float">
            <text:p>4,2999954155</text:p>
          </table:table-cell>
          <table:table-cell table:formula="of:=1/[.B7]" office:value-type="float" office:value="0.232558387477989" calcext:value-type="float">
            <text:p>0,2325583875</text:p>
          </table:table-cell>
          <table:table-cell table:formula="of:=[.B7]/MAX([.B$2:.B$343])" office:value-type="float" office:value="0.641851781758139" calcext:value-type="float">
            <text:p>0,6418517818</text:p>
          </table:table-cell>
          <table:table-cell table:formula="of:=[.A7]*(24/4)*365" office:value-type="float" office:value="59571.8378420185" calcext:value-type="float">
            <text:p>59571,8378420185</text:p>
          </table:table-cell>
          <table:table-cell table:number-columns-repeated="2"/>
        </table:table-row>
        <table:table-row table:style-name="ro1">
          <table:table-cell office:value-type="float" office:value="27.1480093337866" calcext:value-type="float">
            <text:p>27,1480093338</text:p>
          </table:table-cell>
          <table:table-cell office:value-type="float" office:value="4.30329210592984" calcext:value-type="float">
            <text:p>4,3032921059</text:p>
          </table:table-cell>
          <table:table-cell table:formula="of:=1/[.B8]" office:value-type="float" office:value="0.232380227831158" calcext:value-type="float">
            <text:p>0,2323802278</text:p>
          </table:table-cell>
          <table:table-cell table:formula="of:=[.B8]/MAX([.B$2:.B$343])" office:value-type="float" office:value="0.642343872190372" calcext:value-type="float">
            <text:p>0,6423438722</text:p>
          </table:table-cell>
          <table:table-cell table:formula="of:=[.A8]*(24/4)*365" office:value-type="float" office:value="59454.1404409925" calcext:value-type="float">
            <text:p>59454,1404409925</text:p>
          </table:table-cell>
          <table:table-cell table:number-columns-repeated="2"/>
        </table:table-row>
        <table:table-row table:style-name="ro1">
          <table:table-cell office:value-type="float" office:value="27.1427447369592" calcext:value-type="float">
            <text:p>27,142744737</text:p>
          </table:table-cell>
          <table:table-cell office:value-type="float" office:value="4.31091148791038" calcext:value-type="float">
            <text:p>4,3109114879</text:p>
          </table:table-cell>
          <table:table-cell table:formula="of:=1/[.B9]" office:value-type="float" office:value="0.231969504083863" calcext:value-type="float">
            <text:p>0,2319695041</text:p>
          </table:table-cell>
          <table:table-cell table:formula="of:=[.B9]/MAX([.B$2:.B$343])" office:value-type="float" office:value="0.643481202216919" calcext:value-type="float">
            <text:p>0,6434812022</text:p>
          </table:table-cell>
          <table:table-cell table:formula="of:=[.A9]*(24/4)*365" office:value-type="float" office:value="59442.6109739407" calcext:value-type="float">
            <text:p>59442,6109739407</text:p>
          </table:table-cell>
          <table:table-cell table:number-columns-repeated="2"/>
        </table:table-row>
        <table:table-row table:style-name="ro1">
          <table:table-cell office:value-type="float" office:value="27.0201541763506" calcext:value-type="float">
            <text:p>27,0201541764</text:p>
          </table:table-cell>
          <table:table-cell office:value-type="float" office:value="4.33186244638014" calcext:value-type="float">
            <text:p>4,3318624464</text:p>
          </table:table-cell>
          <table:table-cell table:formula="of:=1/[.B10]" office:value-type="float" office:value="0.230847588624527" calcext:value-type="float">
            <text:p>0,2308475886</text:p>
          </table:table-cell>
          <table:table-cell table:formula="of:=[.B10]/MAX([.B$2:.B$343])" office:value-type="float" office:value="0.646608510207706" calcext:value-type="float">
            <text:p>0,6466085102</text:p>
          </table:table-cell>
          <table:table-cell table:formula="of:=[.A10]*(24/4)*365" office:value-type="float" office:value="59174.1376462077" calcext:value-type="float">
            <text:p>59174,1376462077</text:p>
          </table:table-cell>
          <table:table-cell table:number-columns-repeated="2"/>
        </table:table-row>
        <table:table-row table:style-name="ro1">
          <table:table-cell office:value-type="float" office:value="26.9663922653391" calcext:value-type="float">
            <text:p>26,9663922653</text:p>
          </table:table-cell>
          <table:table-cell office:value-type="float" office:value="4.37382951156071" calcext:value-type="float">
            <text:p>4,3738295116</text:p>
          </table:table-cell>
          <table:table-cell table:formula="of:=1/[.B11]" office:value-type="float" office:value="0.228632596985512" calcext:value-type="float">
            <text:p>0,228632597</text:p>
          </table:table-cell>
          <table:table-cell table:formula="of:=[.B11]/MAX([.B$2:.B$343])" office:value-type="float" office:value="0.652872850737927" calcext:value-type="float">
            <text:p>0,6528728507</text:p>
          </table:table-cell>
          <table:table-cell table:formula="of:=[.A11]*(24/4)*365" office:value-type="float" office:value="59056.3990610926" calcext:value-type="float">
            <text:p>59056,3990610926</text:p>
          </table:table-cell>
          <table:table-cell table:number-columns-repeated="2"/>
        </table:table-row>
        <table:table-row table:style-name="ro1">
          <table:table-cell office:value-type="float" office:value="26.9168284916852" calcext:value-type="float">
            <text:p>26,9168284917</text:p>
          </table:table-cell>
          <table:table-cell office:value-type="float" office:value="4.39578822665393" calcext:value-type="float">
            <text:p>4,3957882267</text:p>
          </table:table-cell>
          <table:table-cell table:formula="of:=1/[.B12]" office:value-type="float" office:value="0.227490485992133" calcext:value-type="float">
            <text:p>0,227490486</text:p>
          </table:table-cell>
          <table:table-cell table:formula="of:=[.B12]/MAX([.B$2:.B$343])" office:value-type="float" office:value="0.65615058455987" calcext:value-type="float">
            <text:p>0,6561505846</text:p>
          </table:table-cell>
          <table:table-cell table:formula="of:=[.A12]*(24/4)*365" office:value-type="float" office:value="58947.8543967906" calcext:value-type="float">
            <text:p>58947,8543967906</text:p>
          </table:table-cell>
          <table:table-cell table:number-columns-repeated="2"/>
        </table:table-row>
        <table:table-row table:style-name="ro1">
          <table:table-cell office:value-type="float" office:value="26.4769158520151" calcext:value-type="float">
            <text:p>26,476915852</text:p>
          </table:table-cell>
          <table:table-cell office:value-type="float" office:value="4.40445951580192" calcext:value-type="float">
            <text:p>4,4044595158</text:p>
          </table:table-cell>
          <table:table-cell table:formula="of:=1/[.B13]" office:value-type="float" office:value="0.227042613608388" calcext:value-type="float">
            <text:p>0,2270426136</text:p>
          </table:table-cell>
          <table:table-cell table:formula="of:=[.B13]/MAX([.B$2:.B$343])" office:value-type="float" office:value="0.65744493068165" calcext:value-type="float">
            <text:p>0,6574449307</text:p>
          </table:table-cell>
          <table:table-cell table:formula="of:=[.A13]*(24/4)*365" office:value-type="float" office:value="57984.4457159131" calcext:value-type="float">
            <text:p>57984,4457159131</text:p>
          </table:table-cell>
          <table:table-cell table:number-columns-repeated="2"/>
        </table:table-row>
        <table:table-row table:style-name="ro1">
          <table:table-cell office:value-type="float" office:value="26.4268851525308" calcext:value-type="float">
            <text:p>26,4268851525</text:p>
          </table:table-cell>
          <table:table-cell office:value-type="float" office:value="4.42920168475534" calcext:value-type="float">
            <text:p>4,4292016848</text:p>
          </table:table-cell>
          <table:table-cell table:formula="of:=1/[.B14]" office:value-type="float" office:value="0.225774320334486" calcext:value-type="float">
            <text:p>0,2257743203</text:p>
          </table:table-cell>
          <table:table-cell table:formula="of:=[.B14]/MAX([.B$2:.B$343])" office:value-type="float" office:value="0.661138145137167" calcext:value-type="float">
            <text:p>0,6611381451</text:p>
          </table:table-cell>
          <table:table-cell table:formula="of:=[.A14]*(24/4)*365" office:value-type="float" office:value="57874.8784840424" calcext:value-type="float">
            <text:p>57874,8784840424</text:p>
          </table:table-cell>
          <table:table-cell table:number-columns-repeated="2"/>
        </table:table-row>
        <table:table-row table:style-name="ro1">
          <table:table-cell office:value-type="float" office:value="26.4028564876516" calcext:value-type="float">
            <text:p>26,4028564877</text:p>
          </table:table-cell>
          <table:table-cell office:value-type="float" office:value="4.43750649553654" calcext:value-type="float">
            <text:p>4,4375064955</text:p>
          </table:table-cell>
          <table:table-cell table:formula="of:=1/[.B15]" office:value-type="float" office:value="0.225351782809974" calcext:value-type="float">
            <text:p>0,2253517828</text:p>
          </table:table-cell>
          <table:table-cell table:formula="of:=[.B15]/MAX([.B$2:.B$343])" office:value-type="float" office:value="0.662377787760462" calcext:value-type="float">
            <text:p>0,6623777878</text:p>
          </table:table-cell>
          <table:table-cell table:formula="of:=[.A15]*(24/4)*365" office:value-type="float" office:value="57822.2557079569" calcext:value-type="float">
            <text:p>57822,2557079569</text:p>
          </table:table-cell>
          <table:table-cell table:number-columns-repeated="2"/>
        </table:table-row>
        <table:table-row table:style-name="ro1">
          <table:table-cell office:value-type="float" office:value="26.3058446486722" calcext:value-type="float">
            <text:p>26,3058446487</text:p>
          </table:table-cell>
          <table:table-cell office:value-type="float" office:value="4.46006414666005" calcext:value-type="float">
            <text:p>4,4600641467</text:p>
          </table:table-cell>
          <table:table-cell table:formula="of:=1/[.B16]" office:value-type="float" office:value="0.224212021871671" calcext:value-type="float">
            <text:p>0,2242120219</text:p>
          </table:table-cell>
          <table:table-cell table:formula="of:=[.B16]/MAX([.B$2:.B$343])" office:value-type="float" office:value="0.665744923574977" calcext:value-type="float">
            <text:p>0,6657449236</text:p>
          </table:table-cell>
          <table:table-cell table:formula="of:=[.A16]*(24/4)*365" office:value-type="float" office:value="57609.7997805921" calcext:value-type="float">
            <text:p>57609,7997805921</text:p>
          </table:table-cell>
          <table:table-cell table:number-columns-repeated="2"/>
        </table:table-row>
        <table:table-row table:style-name="ro1">
          <table:table-cell office:value-type="float" office:value="26.2574059945385" calcext:value-type="float">
            <text:p>26,2574059945</text:p>
          </table:table-cell>
          <table:table-cell office:value-type="float" office:value="4.46560816537457" calcext:value-type="float">
            <text:p>4,4656081654</text:p>
          </table:table-cell>
          <table:table-cell table:formula="of:=1/[.B17]" office:value-type="float" office:value="0.223933664344713" calcext:value-type="float">
            <text:p>0,2239336643</text:p>
          </table:table-cell>
          <table:table-cell table:formula="of:=[.B17]/MAX([.B$2:.B$343])" office:value-type="float" office:value="0.666572468245643" calcext:value-type="float">
            <text:p>0,6665724682</text:p>
          </table:table-cell>
          <table:table-cell table:formula="of:=[.A17]*(24/4)*365" office:value-type="float" office:value="57503.7191280394" calcext:value-type="float">
            <text:p>57503,7191280394</text:p>
          </table:table-cell>
          <table:table-cell table:number-columns-repeated="2"/>
        </table:table-row>
        <table:table-row table:style-name="ro1">
          <table:table-cell office:value-type="float" office:value="26.1904178076044" calcext:value-type="float">
            <text:p>26,1904178076</text:p>
          </table:table-cell>
          <table:table-cell office:value-type="float" office:value="4.47336563937384" calcext:value-type="float">
            <text:p>4,4733656394</text:p>
          </table:table-cell>
          <table:table-cell table:formula="of:=1/[.B18]" office:value-type="float" office:value="0.223545330432675" calcext:value-type="float">
            <text:p>0,2235453304</text:p>
          </table:table-cell>
          <table:table-cell table:formula="of:=[.B18]/MAX([.B$2:.B$343])" office:value-type="float" office:value="0.667730410993764" calcext:value-type="float">
            <text:p>0,667730411</text:p>
          </table:table-cell>
          <table:table-cell table:formula="of:=[.A18]*(24/4)*365" office:value-type="float" office:value="57357.0149986536" calcext:value-type="float">
            <text:p>57357,0149986536</text:p>
          </table:table-cell>
          <table:table-cell table:number-columns-repeated="2"/>
        </table:table-row>
        <table:table-row table:style-name="ro1">
          <table:table-cell office:value-type="float" office:value="26.1818395508625" calcext:value-type="float">
            <text:p>26,1818395509</text:p>
          </table:table-cell>
          <table:table-cell office:value-type="float" office:value="4.47574884373265" calcext:value-type="float">
            <text:p>4,4757488437</text:p>
          </table:table-cell>
          <table:table-cell table:formula="of:=1/[.B19]" office:value-type="float" office:value="0.223426299132108" calcext:value-type="float">
            <text:p>0,2234262991</text:p>
          </table:table-cell>
          <table:table-cell table:formula="of:=[.B19]/MAX([.B$2:.B$343])" office:value-type="float" office:value="0.668086147178614" calcext:value-type="float">
            <text:p>0,6680861472</text:p>
          </table:table-cell>
          <table:table-cell table:formula="of:=[.A19]*(24/4)*365" office:value-type="float" office:value="57338.228616389" calcext:value-type="float">
            <text:p>57338,228616389</text:p>
          </table:table-cell>
          <table:table-cell table:number-columns-repeated="2"/>
        </table:table-row>
        <table:table-row table:style-name="ro1">
          <table:table-cell office:value-type="float" office:value="26.1462775286301" calcext:value-type="float">
            <text:p>26,1462775286</text:p>
          </table:table-cell>
          <table:table-cell office:value-type="float" office:value="4.49089519719" calcext:value-type="float">
            <text:p>4,4908951972</text:p>
          </table:table-cell>
          <table:table-cell table:formula="of:=1/[.B20]" office:value-type="float" office:value="0.222672753669627" calcext:value-type="float">
            <text:p>0,2226727537</text:p>
          </table:table-cell>
          <table:table-cell table:formula="of:=[.B20]/MAX([.B$2:.B$343])" office:value-type="float" office:value="0.670347013299217" calcext:value-type="float">
            <text:p>0,6703470133</text:p>
          </table:table-cell>
          <table:table-cell table:formula="of:=[.A20]*(24/4)*365" office:value-type="float" office:value="57260.3477877" calcext:value-type="float">
            <text:p>57260,3477877</text:p>
          </table:table-cell>
          <table:table-cell table:number-columns-repeated="2"/>
        </table:table-row>
        <table:table-row table:style-name="ro1">
          <table:table-cell office:value-type="float" office:value="26.1131285925546" calcext:value-type="float">
            <text:p>26,1131285926</text:p>
          </table:table-cell>
          <table:table-cell office:value-type="float" office:value="4.49429891097981" calcext:value-type="float">
            <text:p>4,494298911</text:p>
          </table:table-cell>
          <table:table-cell table:formula="of:=1/[.B21]" office:value-type="float" office:value="0.222504114614395" calcext:value-type="float">
            <text:p>0,2225041146</text:p>
          </table:table-cell>
          <table:table-cell table:formula="of:=[.B21]/MAX([.B$2:.B$343])" office:value-type="float" office:value="0.670855078901494" calcext:value-type="float">
            <text:p>0,6708550789</text:p>
          </table:table-cell>
          <table:table-cell table:formula="of:=[.A21]*(24/4)*365" office:value-type="float" office:value="57187.7516176946" calcext:value-type="float">
            <text:p>57187,7516176946</text:p>
          </table:table-cell>
          <table:table-cell table:number-columns-repeated="2"/>
        </table:table-row>
        <table:table-row table:style-name="ro1">
          <table:table-cell office:value-type="float" office:value="26.0904552199299" calcext:value-type="float">
            <text:p>26,0904552199</text:p>
          </table:table-cell>
          <table:table-cell office:value-type="float" office:value="4.49947176391878" calcext:value-type="float">
            <text:p>4,4994717639</text:p>
          </table:table-cell>
          <table:table-cell table:formula="of:=1/[.B22]" office:value-type="float" office:value="0.222248311017082" calcext:value-type="float">
            <text:p>0,222248311</text:p>
          </table:table-cell>
          <table:table-cell table:formula="of:=[.B22]/MAX([.B$2:.B$343])" office:value-type="float" office:value="0.671627220393473" calcext:value-type="float">
            <text:p>0,6716272204</text:p>
          </table:table-cell>
          <table:table-cell table:formula="of:=[.A22]*(24/4)*365" office:value-type="float" office:value="57138.0969316466" calcext:value-type="float">
            <text:p>57138,0969316466</text:p>
          </table:table-cell>
          <table:table-cell table:number-columns-repeated="2"/>
        </table:table-row>
        <table:table-row table:style-name="ro1">
          <table:table-cell office:value-type="float" office:value="25.9963054098701" calcext:value-type="float">
            <text:p>25,9963054099</text:p>
          </table:table-cell>
          <table:table-cell office:value-type="float" office:value="4.50623951798952" calcext:value-type="float">
            <text:p>4,506239518</text:p>
          </table:table-cell>
          <table:table-cell table:formula="of:=1/[.B23]" office:value-type="float" office:value="0.221914524518252" calcext:value-type="float">
            <text:p>0,2219145245</text:p>
          </table:table-cell>
          <table:table-cell table:formula="of:=[.B23]/MAX([.B$2:.B$343])" office:value-type="float" office:value="0.672637429612094" calcext:value-type="float">
            <text:p>0,6726374296</text:p>
          </table:table-cell>
          <table:table-cell table:formula="of:=[.A23]*(24/4)*365" office:value-type="float" office:value="56931.9088476156" calcext:value-type="float">
            <text:p>56931,9088476156</text:p>
          </table:table-cell>
          <table:table-cell table:number-columns-repeated="2"/>
        </table:table-row>
        <table:table-row table:style-name="ro1">
          <table:table-cell office:value-type="float" office:value="25.9534930294982" calcext:value-type="float">
            <text:p>25,9534930295</text:p>
          </table:table-cell>
          <table:table-cell office:value-type="float" office:value="4.51979150290641" calcext:value-type="float">
            <text:p>4,5197915029</text:p>
          </table:table-cell>
          <table:table-cell table:formula="of:=1/[.B24]" office:value-type="float" office:value="0.221249143761821" calcext:value-type="float">
            <text:p>0,2212491438</text:p>
          </table:table-cell>
          <table:table-cell table:formula="of:=[.B24]/MAX([.B$2:.B$343])" office:value-type="float" office:value="0.674660307504903" calcext:value-type="float">
            <text:p>0,6746603075</text:p>
          </table:table-cell>
          <table:table-cell table:formula="of:=[.A24]*(24/4)*365" office:value-type="float" office:value="56838.1497346011" calcext:value-type="float">
            <text:p>56838,1497346011</text:p>
          </table:table-cell>
          <table:table-cell table:number-columns-repeated="2"/>
        </table:table-row>
        <table:table-row table:style-name="ro1">
          <table:table-cell office:value-type="float" office:value="25.8508007450906" calcext:value-type="float">
            <text:p>25,8508007451</text:p>
          </table:table-cell>
          <table:table-cell office:value-type="float" office:value="4.58119267653483" calcext:value-type="float">
            <text:p>4,5811926765</text:p>
          </table:table-cell>
          <table:table-cell table:formula="of:=1/[.B25]" office:value-type="float" office:value="0.218283768137949" calcext:value-type="float">
            <text:p>0,2182837681</text:p>
          </table:table-cell>
          <table:table-cell table:formula="of:=[.B25]/MAX([.B$2:.B$343])" office:value-type="float" office:value="0.683825538833531" calcext:value-type="float">
            <text:p>0,6838255388</text:p>
          </table:table-cell>
          <table:table-cell table:formula="of:=[.A25]*(24/4)*365" office:value-type="float" office:value="56613.2536317484" calcext:value-type="float">
            <text:p>56613,2536317484</text:p>
          </table:table-cell>
          <table:table-cell table:number-columns-repeated="2"/>
        </table:table-row>
        <table:table-row table:style-name="ro1">
          <table:table-cell office:value-type="float" office:value="25.6923864794056" calcext:value-type="float">
            <text:p>25,6923864794</text:p>
          </table:table-cell>
          <table:table-cell office:value-type="float" office:value="4.58680377256776" calcext:value-type="float">
            <text:p>4,5868037726</text:p>
          </table:table-cell>
          <table:table-cell table:formula="of:=1/[.B26]" office:value-type="float" office:value="0.218016738797654" calcext:value-type="float">
            <text:p>0,2180167388</text:p>
          </table:table-cell>
          <table:table-cell table:formula="of:=[.B26]/MAX([.B$2:.B$343])" office:value-type="float" office:value="0.684663096002393" calcext:value-type="float">
            <text:p>0,684663096</text:p>
          </table:table-cell>
          <table:table-cell table:formula="of:=[.A26]*(24/4)*365" office:value-type="float" office:value="56266.3263898983" calcext:value-type="float">
            <text:p>56266,3263898983</text:p>
          </table:table-cell>
          <table:table-cell table:number-columns-repeated="2"/>
        </table:table-row>
        <table:table-row table:style-name="ro1">
          <table:table-cell office:value-type="float" office:value="25.60276888153" calcext:value-type="float">
            <text:p>25,6027688815</text:p>
          </table:table-cell>
          <table:table-cell office:value-type="float" office:value="4.59767105818482" calcext:value-type="float">
            <text:p>4,5976710582</text:p>
          </table:table-cell>
          <table:table-cell table:formula="of:=1/[.B27]" office:value-type="float" office:value="0.217501423513061" calcext:value-type="float">
            <text:p>0,2175014235</text:p>
          </table:table-cell>
          <table:table-cell table:formula="of:=[.B27]/MAX([.B$2:.B$343])" office:value-type="float" office:value="0.686285234158862" calcext:value-type="float">
            <text:p>0,6862852342</text:p>
          </table:table-cell>
          <table:table-cell table:formula="of:=[.A27]*(24/4)*365" office:value-type="float" office:value="56070.0638505506" calcext:value-type="float">
            <text:p>56070,0638505506</text:p>
          </table:table-cell>
          <table:table-cell table:number-columns-repeated="2"/>
        </table:table-row>
        <table:table-row table:style-name="ro1">
          <table:table-cell office:value-type="float" office:value="25.5049326249005" calcext:value-type="float">
            <text:p>25,5049326249</text:p>
          </table:table-cell>
          <table:table-cell office:value-type="float" office:value="4.60946913199216" calcext:value-type="float">
            <text:p>4,609469132</text:p>
          </table:table-cell>
          <table:table-cell table:formula="of:=1/[.B28]" office:value-type="float" office:value="0.216944722128513" calcext:value-type="float">
            <text:p>0,2169447221</text:p>
          </table:table-cell>
          <table:table-cell table:formula="of:=[.B28]/MAX([.B$2:.B$343])" office:value-type="float" office:value="0.68804630922122" calcext:value-type="float">
            <text:p>0,6880463092</text:p>
          </table:table-cell>
          <table:table-cell table:formula="of:=[.A28]*(24/4)*365" office:value-type="float" office:value="55855.802448532" calcext:value-type="float">
            <text:p>55855,802448532</text:p>
          </table:table-cell>
          <table:table-cell table:number-columns-repeated="2"/>
        </table:table-row>
        <table:table-row table:style-name="ro1">
          <table:table-cell office:value-type="float" office:value="25.4405181898386" calcext:value-type="float">
            <text:p>25,4405181898</text:p>
          </table:table-cell>
          <table:table-cell office:value-type="float" office:value="4.62883551177055" calcext:value-type="float">
            <text:p>4,6288355118</text:p>
          </table:table-cell>
          <table:table-cell table:formula="of:=1/[.B29]" office:value-type="float" office:value="0.216037056719152" calcext:value-type="float">
            <text:p>0,2160370567</text:p>
          </table:table-cell>
          <table:table-cell table:formula="of:=[.B29]/MAX([.B$2:.B$343])" office:value-type="float" office:value="0.690937090295556" calcext:value-type="float">
            <text:p>0,6909370903</text:p>
          </table:table-cell>
          <table:table-cell table:formula="of:=[.A29]*(24/4)*365" office:value-type="float" office:value="55714.7348357465" calcext:value-type="float">
            <text:p>55714,7348357465</text:p>
          </table:table-cell>
          <table:table-cell table:number-columns-repeated="2"/>
        </table:table-row>
        <table:table-row table:style-name="ro1">
          <table:table-cell office:value-type="float" office:value="25.362814935707" calcext:value-type="float">
            <text:p>25,3628149357</text:p>
          </table:table-cell>
          <table:table-cell office:value-type="float" office:value="4.6606240268018" calcext:value-type="float">
            <text:p>4,6606240268</text:p>
          </table:table-cell>
          <table:table-cell table:formula="of:=1/[.B30]" office:value-type="float" office:value="0.214563542188623" calcext:value-type="float">
            <text:p>0,2145635422</text:p>
          </table:table-cell>
          <table:table-cell table:formula="of:=[.B30]/MAX([.B$2:.B$343])" office:value-type="float" office:value="0.695682098845689" calcext:value-type="float">
            <text:p>0,6956820988</text:p>
          </table:table-cell>
          <table:table-cell table:formula="of:=[.A30]*(24/4)*365" office:value-type="float" office:value="55544.5647091982" calcext:value-type="float">
            <text:p>55544,5647091982</text:p>
          </table:table-cell>
          <table:table-cell table:number-columns-repeated="2"/>
        </table:table-row>
        <table:table-row table:style-name="ro1">
          <table:table-cell office:value-type="float" office:value="25.3436464060149" calcext:value-type="float">
            <text:p>25,343646406</text:p>
          </table:table-cell>
          <table:table-cell office:value-type="float" office:value="4.66741686426224" calcext:value-type="float">
            <text:p>4,6674168643</text:p>
          </table:table-cell>
          <table:table-cell table:formula="of:=1/[.B31]" office:value-type="float" office:value="0.214251271973768" calcext:value-type="float">
            <text:p>0,214251272</text:p>
          </table:table-cell>
          <table:table-cell table:formula="of:=[.B31]/MAX([.B$2:.B$343])" office:value-type="float" office:value="0.696696052212109" calcext:value-type="float">
            <text:p>0,6966960522</text:p>
          </table:table-cell>
          <table:table-cell table:formula="of:=[.A31]*(24/4)*365" office:value-type="float" office:value="55502.5856291726" calcext:value-type="float">
            <text:p>55502,5856291726</text:p>
          </table:table-cell>
          <table:table-cell table:number-columns-repeated="2"/>
        </table:table-row>
        <table:table-row table:style-name="ro1">
          <table:table-cell office:value-type="float" office:value="25.3062848812374" calcext:value-type="float">
            <text:p>25,3062848812</text:p>
          </table:table-cell>
          <table:table-cell office:value-type="float" office:value="4.69321729167254" calcext:value-type="float">
            <text:p>4,6932172917</text:p>
          </table:table-cell>
          <table:table-cell table:formula="of:=1/[.B32]" office:value-type="float" office:value="0.213073450013568" calcext:value-type="float">
            <text:p>0,21307345</text:p>
          </table:table-cell>
          <table:table-cell table:formula="of:=[.B32]/MAX([.B$2:.B$343])" office:value-type="float" office:value="0.700547230807227" calcext:value-type="float">
            <text:p>0,7005472308</text:p>
          </table:table-cell>
          <table:table-cell table:formula="of:=[.A32]*(24/4)*365" office:value-type="float" office:value="55420.7638899098" calcext:value-type="float">
            <text:p>55420,7638899098</text:p>
          </table:table-cell>
          <table:table-cell table:number-columns-repeated="2"/>
        </table:table-row>
        <table:table-row table:style-name="ro1">
          <table:table-cell office:value-type="float" office:value="25.2825234472944" calcext:value-type="float">
            <text:p>25,2825234473</text:p>
          </table:table-cell>
          <table:table-cell office:value-type="float" office:value="4.69876240687678" calcext:value-type="float">
            <text:p>4,6987624069</text:p>
          </table:table-cell>
          <table:table-cell table:formula="of:=1/[.B33]" office:value-type="float" office:value="0.212821997242608" calcext:value-type="float">
            <text:p>0,2128219972</text:p>
          </table:table-cell>
          <table:table-cell table:formula="of:=[.B33]/MAX([.B$2:.B$343])" office:value-type="float" office:value="0.701374939148738" calcext:value-type="float">
            <text:p>0,7013749391</text:p>
          </table:table-cell>
          <table:table-cell table:formula="of:=[.A33]*(24/4)*365" office:value-type="float" office:value="55368.7263495747" calcext:value-type="float">
            <text:p>55368,7263495747</text:p>
          </table:table-cell>
          <table:table-cell table:number-columns-repeated="2"/>
        </table:table-row>
        <table:table-row table:style-name="ro1">
          <table:table-cell office:value-type="float" office:value="25.1635617949083" calcext:value-type="float">
            <text:p>25,1635617949</text:p>
          </table:table-cell>
          <table:table-cell office:value-type="float" office:value="4.70724825806917" calcext:value-type="float">
            <text:p>4,7072482581</text:p>
          </table:table-cell>
          <table:table-cell table:formula="of:=1/[.B34]" office:value-type="float" office:value="0.212438338744042" calcext:value-type="float">
            <text:p>0,2124383387</text:p>
          </table:table-cell>
          <table:table-cell table:formula="of:=[.B34]/MAX([.B$2:.B$343])" office:value-type="float" office:value="0.702641605314913" calcext:value-type="float">
            <text:p>0,7026416053</text:p>
          </table:table-cell>
          <table:table-cell table:formula="of:=[.A34]*(24/4)*365" office:value-type="float" office:value="55108.2003308493" calcext:value-type="float">
            <text:p>55108,2003308493</text:p>
          </table:table-cell>
          <table:table-cell table:number-columns-repeated="2"/>
        </table:table-row>
        <table:table-row table:style-name="ro1">
          <table:table-cell office:value-type="float" office:value="25.0996069766084" calcext:value-type="float">
            <text:p>25,0996069766</text:p>
          </table:table-cell>
          <table:table-cell office:value-type="float" office:value="4.73867802329569" calcext:value-type="float">
            <text:p>4,7386780233</text:p>
          </table:table-cell>
          <table:table-cell table:formula="of:=1/[.B35]" office:value-type="float" office:value="0.21102931979846" calcext:value-type="float">
            <text:p>0,2110293198</text:p>
          </table:table-cell>
          <table:table-cell table:formula="of:=[.B35]/MAX([.B$2:.B$343])" office:value-type="float" office:value="0.707333063993681" calcext:value-type="float">
            <text:p>0,707333064</text:p>
          </table:table-cell>
          <table:table-cell table:formula="of:=[.A35]*(24/4)*365" office:value-type="float" office:value="54968.1392787723" calcext:value-type="float">
            <text:p>54968,1392787723</text:p>
          </table:table-cell>
          <table:table-cell table:number-columns-repeated="2"/>
        </table:table-row>
        <table:table-row table:style-name="ro1">
          <table:table-cell office:value-type="float" office:value="25.0144655605203" calcext:value-type="float">
            <text:p>25,0144655605</text:p>
          </table:table-cell>
          <table:table-cell office:value-type="float" office:value="4.75712267203446" calcext:value-type="float">
            <text:p>4,757122672</text:p>
          </table:table-cell>
          <table:table-cell table:formula="of:=1/[.B36]" office:value-type="float" office:value="0.210211102160276" calcext:value-type="float">
            <text:p>0,2102111022</text:p>
          </table:table-cell>
          <table:table-cell table:formula="of:=[.B36]/MAX([.B$2:.B$343])" office:value-type="float" office:value="0.710086260105031" calcext:value-type="float">
            <text:p>0,7100862601</text:p>
          </table:table-cell>
          <table:table-cell table:formula="of:=[.A36]*(24/4)*365" office:value-type="float" office:value="54781.6795775395" calcext:value-type="float">
            <text:p>54781,6795775395</text:p>
          </table:table-cell>
          <table:table-cell table:number-columns-repeated="2"/>
        </table:table-row>
        <table:table-row table:style-name="ro1">
          <table:table-cell office:value-type="float" office:value="24.92587012128" calcext:value-type="float">
            <text:p>24,9258701213</text:p>
          </table:table-cell>
          <table:table-cell office:value-type="float" office:value="4.78436139667944" calcext:value-type="float">
            <text:p>4,7843613967</text:p>
          </table:table-cell>
          <table:table-cell table:formula="of:=1/[.B37]" office:value-type="float" office:value="0.209014310811479" calcext:value-type="float">
            <text:p>0,2090143108</text:p>
          </table:table-cell>
          <table:table-cell table:formula="of:=[.B37]/MAX([.B$2:.B$343])" office:value-type="float" office:value="0.714152130473876" calcext:value-type="float">
            <text:p>0,7141521305</text:p>
          </table:table-cell>
          <table:table-cell table:formula="of:=[.A37]*(24/4)*365" office:value-type="float" office:value="54587.6555656032" calcext:value-type="float">
            <text:p>54587,6555656032</text:p>
          </table:table-cell>
          <table:table-cell table:number-columns-repeated="2"/>
        </table:table-row>
        <table:table-row table:style-name="ro1">
          <table:table-cell office:value-type="float" office:value="24.8736334869511" calcext:value-type="float">
            <text:p>24,873633487</text:p>
          </table:table-cell>
          <table:table-cell office:value-type="float" office:value="4.78735273536969" calcext:value-type="float">
            <text:p>4,7873527354</text:p>
          </table:table-cell>
          <table:table-cell table:formula="of:=1/[.B38]" office:value-type="float" office:value="0.208883709907534" calcext:value-type="float">
            <text:p>0,2088837099</text:p>
          </table:table-cell>
          <table:table-cell table:formula="of:=[.B38]/MAX([.B$2:.B$343])" office:value-type="float" office:value="0.714598641663456" calcext:value-type="float">
            <text:p>0,7145986417</text:p>
          </table:table-cell>
          <table:table-cell table:formula="of:=[.A38]*(24/4)*365" office:value-type="float" office:value="54473.257336423" calcext:value-type="float">
            <text:p>54473,257336423</text:p>
          </table:table-cell>
          <table:table-cell table:number-columns-repeated="2"/>
        </table:table-row>
        <table:table-row table:style-name="ro1">
          <table:table-cell office:value-type="float" office:value="24.8687790124746" calcext:value-type="float">
            <text:p>24,8687790125</text:p>
          </table:table-cell>
          <table:table-cell office:value-type="float" office:value="4.81249673338733" calcext:value-type="float">
            <text:p>4,8124967334</text:p>
          </table:table-cell>
          <table:table-cell table:formula="of:=1/[.B39]" office:value-type="float" office:value="0.207792348836804" calcext:value-type="float">
            <text:p>0,2077923488</text:p>
          </table:table-cell>
          <table:table-cell table:formula="of:=[.B39]/MAX([.B$2:.B$343])" office:value-type="float" office:value="0.718351836345904" calcext:value-type="float">
            <text:p>0,7183518363</text:p>
          </table:table-cell>
          <table:table-cell table:formula="of:=[.A39]*(24/4)*365" office:value-type="float" office:value="54462.6260373193" calcext:value-type="float">
            <text:p>54462,6260373193</text:p>
          </table:table-cell>
          <table:table-cell table:number-columns-repeated="2"/>
        </table:table-row>
        <table:table-row table:style-name="ro1">
          <table:table-cell office:value-type="float" office:value="24.7438670371044" calcext:value-type="float">
            <text:p>24,7438670371</text:p>
          </table:table-cell>
          <table:table-cell office:value-type="float" office:value="4.82568569634215" calcext:value-type="float">
            <text:p>4,8256856963</text:p>
          </table:table-cell>
          <table:table-cell table:formula="of:=1/[.B40]" office:value-type="float" office:value="0.207224436676014" calcext:value-type="float">
            <text:p>0,2072244367</text:p>
          </table:table-cell>
          <table:table-cell table:formula="of:=[.B40]/MAX([.B$2:.B$343])" office:value-type="float" office:value="0.7203205266709" calcext:value-type="float">
            <text:p>0,7203205267</text:p>
          </table:table-cell>
          <table:table-cell table:formula="of:=[.A40]*(24/4)*365" office:value-type="float" office:value="54189.0688112586" calcext:value-type="float">
            <text:p>54189,0688112586</text:p>
          </table:table-cell>
          <table:table-cell table:number-columns-repeated="2"/>
        </table:table-row>
        <table:table-row table:style-name="ro1">
          <table:table-cell office:value-type="float" office:value="24.7217120877148" calcext:value-type="float">
            <text:p>24,7217120877</text:p>
          </table:table-cell>
          <table:table-cell office:value-type="float" office:value="4.84617073093484" calcext:value-type="float">
            <text:p>4,8461707309</text:p>
          </table:table-cell>
          <table:table-cell table:formula="of:=1/[.B41]" office:value-type="float" office:value="0.206348487397821" calcext:value-type="float">
            <text:p>0,2063484874</text:p>
          </table:table-cell>
          <table:table-cell table:formula="of:=[.B41]/MAX([.B$2:.B$343])" office:value-type="float" office:value="0.723378287129246" calcext:value-type="float">
            <text:p>0,7233782871</text:p>
          </table:table-cell>
          <table:table-cell table:formula="of:=[.A41]*(24/4)*365" office:value-type="float" office:value="54140.5494720953" calcext:value-type="float">
            <text:p>54140,5494720953</text:p>
          </table:table-cell>
          <table:table-cell table:number-columns-repeated="2"/>
        </table:table-row>
        <table:table-row table:style-name="ro1">
          <table:table-cell office:value-type="float" office:value="24.6836849190356" calcext:value-type="float">
            <text:p>24,683684919</text:p>
          </table:table-cell>
          <table:table-cell office:value-type="float" office:value="4.86154381364423" calcext:value-type="float">
            <text:p>4,8615438136</text:p>
          </table:table-cell>
          <table:table-cell table:formula="of:=1/[.B42]" office:value-type="float" office:value="0.205695976079335" calcext:value-type="float">
            <text:p>0,2056959761</text:p>
          </table:table-cell>
          <table:table-cell table:formula="of:=[.B42]/MAX([.B$2:.B$343])" office:value-type="float" office:value="0.725672996675326" calcext:value-type="float">
            <text:p>0,7256729967</text:p>
          </table:table-cell>
          <table:table-cell table:formula="of:=[.A42]*(24/4)*365" office:value-type="float" office:value="54057.269972688" calcext:value-type="float">
            <text:p>54057,269972688</text:p>
          </table:table-cell>
          <table:table-cell table:number-columns-repeated="2"/>
        </table:table-row>
        <table:table-row table:style-name="ro1">
          <table:table-cell office:value-type="float" office:value="24.5973572842614" calcext:value-type="float">
            <text:p>24,5973572843</text:p>
          </table:table-cell>
          <table:table-cell office:value-type="float" office:value="4.88210743425527" calcext:value-type="float">
            <text:p>4,8821074343</text:p>
          </table:table-cell>
          <table:table-cell table:formula="of:=1/[.B43]" office:value-type="float" office:value="0.204829576871559" calcext:value-type="float">
            <text:p>0,2048295769</text:p>
          </table:table-cell>
          <table:table-cell table:formula="of:=[.B43]/MAX([.B$2:.B$343])" office:value-type="float" office:value="0.728742487512666" calcext:value-type="float">
            <text:p>0,7287424875</text:p>
          </table:table-cell>
          <table:table-cell table:formula="of:=[.A43]*(24/4)*365" office:value-type="float" office:value="53868.2124525325" calcext:value-type="float">
            <text:p>53868,2124525325</text:p>
          </table:table-cell>
          <table:table-cell table:number-columns-repeated="2"/>
        </table:table-row>
        <table:table-row table:style-name="ro1">
          <table:table-cell office:value-type="float" office:value="24.591302072015" calcext:value-type="float">
            <text:p>24,591302072</text:p>
          </table:table-cell>
          <table:table-cell office:value-type="float" office:value="4.88562168486392" calcext:value-type="float">
            <text:p>4,8856216849</text:p>
          </table:table-cell>
          <table:table-cell table:formula="of:=1/[.B44]" office:value-type="float" office:value="0.204682241995545" calcext:value-type="float">
            <text:p>0,204682242</text:p>
          </table:table-cell>
          <table:table-cell table:formula="of:=[.B44]/MAX([.B$2:.B$343])" office:value-type="float" office:value="0.729267052726517" calcext:value-type="float">
            <text:p>0,7292670527</text:p>
          </table:table-cell>
          <table:table-cell table:formula="of:=[.A44]*(24/4)*365" office:value-type="float" office:value="53854.9515377129" calcext:value-type="float">
            <text:p>53854,9515377129</text:p>
          </table:table-cell>
          <table:table-cell table:number-columns-repeated="2"/>
        </table:table-row>
        <table:table-row table:style-name="ro1">
          <table:table-cell office:value-type="float" office:value="24.5434797624621" calcext:value-type="float">
            <text:p>24,5434797625</text:p>
          </table:table-cell>
          <table:table-cell office:value-type="float" office:value="4.91870517323842" calcext:value-type="float">
            <text:p>4,9187051732</text:p>
          </table:table-cell>
          <table:table-cell table:formula="of:=1/[.B45]" office:value-type="float" office:value="0.203305537693289" calcext:value-type="float">
            <text:p>0,2033055377</text:p>
          </table:table-cell>
          <table:table-cell table:formula="of:=[.B45]/MAX([.B$2:.B$343])" office:value-type="float" office:value="0.734205359377547" calcext:value-type="float">
            <text:p>0,7342053594</text:p>
          </table:table-cell>
          <table:table-cell table:formula="of:=[.A45]*(24/4)*365" office:value-type="float" office:value="53750.2206797919" calcext:value-type="float">
            <text:p>53750,2206797919</text:p>
          </table:table-cell>
          <table:table-cell table:number-columns-repeated="2"/>
        </table:table-row>
        <table:table-row table:style-name="ro1">
          <table:table-cell office:value-type="float" office:value="24.3057940340415" calcext:value-type="float">
            <text:p>24,305794034</text:p>
          </table:table-cell>
          <table:table-cell office:value-type="float" office:value="4.94074285181859" calcext:value-type="float">
            <text:p>4,9407428518</text:p>
          </table:table-cell>
          <table:table-cell table:formula="of:=1/[.B46]" office:value-type="float" office:value="0.202398714118854" calcext:value-type="float">
            <text:p>0,2023987141</text:p>
          </table:table-cell>
          <table:table-cell table:formula="of:=[.B46]/MAX([.B$2:.B$343])" office:value-type="float" office:value="0.737494879922473" calcext:value-type="float">
            <text:p>0,7374948799</text:p>
          </table:table-cell>
          <table:table-cell table:formula="of:=[.A46]*(24/4)*365" office:value-type="float" office:value="53229.688934551" calcext:value-type="float">
            <text:p>53229,688934551</text:p>
          </table:table-cell>
          <table:table-cell table:number-columns-repeated="2"/>
        </table:table-row>
        <table:table-row table:style-name="ro1">
          <table:table-cell office:value-type="float" office:value="24.2523751996691" calcext:value-type="float">
            <text:p>24,2523751997</text:p>
          </table:table-cell>
          <table:table-cell office:value-type="float" office:value="4.95875991142322" calcext:value-type="float">
            <text:p>4,9587599114</text:p>
          </table:table-cell>
          <table:table-cell table:formula="of:=1/[.B47]" office:value-type="float" office:value="0.201663322657819" calcext:value-type="float">
            <text:p>0,2016633227</text:p>
          </table:table-cell>
          <table:table-cell table:formula="of:=[.B47]/MAX([.B$2:.B$343])" office:value-type="float" office:value="0.740184250652379" calcext:value-type="float">
            <text:p>0,7401842507</text:p>
          </table:table-cell>
          <table:table-cell table:formula="of:=[.A47]*(24/4)*365" office:value-type="float" office:value="53112.7016872753" calcext:value-type="float">
            <text:p>53112,7016872753</text:p>
          </table:table-cell>
          <table:table-cell table:number-columns-repeated="2"/>
        </table:table-row>
        <table:table-row table:style-name="ro1">
          <table:table-cell office:value-type="float" office:value="24.1622236334678" calcext:value-type="float">
            <text:p>24,1622236335</text:p>
          </table:table-cell>
          <table:table-cell office:value-type="float" office:value="5.00770452158833" calcext:value-type="float">
            <text:p>5,0077045216</text:p>
          </table:table-cell>
          <table:table-cell table:formula="of:=1/[.B48]" office:value-type="float" office:value="0.199692293283076" calcext:value-type="float">
            <text:p>0,1996922933</text:p>
          </table:table-cell>
          <table:table-cell table:formula="of:=[.B48]/MAX([.B$2:.B$343])" office:value-type="float" office:value="0.747490115474565" calcext:value-type="float">
            <text:p>0,7474901155</text:p>
          </table:table-cell>
          <table:table-cell table:formula="of:=[.A48]*(24/4)*365" office:value-type="float" office:value="52915.2697572945" calcext:value-type="float">
            <text:p>52915,2697572945</text:p>
          </table:table-cell>
          <table:table-cell table:number-columns-repeated="2"/>
        </table:table-row>
        <table:table-row table:style-name="ro1">
          <table:table-cell office:value-type="float" office:value="24.1555327419256" calcext:value-type="float">
            <text:p>24,1555327419</text:p>
          </table:table-cell>
          <table:table-cell office:value-type="float" office:value="5.01404539733086" calcext:value-type="float">
            <text:p>5,0140453973</text:p>
          </table:table-cell>
          <table:table-cell table:formula="of:=1/[.B49]" office:value-type="float" office:value="0.199439757871425" calcext:value-type="float">
            <text:p>0,1994397579</text:p>
          </table:table-cell>
          <table:table-cell table:formula="of:=[.B49]/MAX([.B$2:.B$343])" office:value-type="float" office:value="0.748436605412332" calcext:value-type="float">
            <text:p>0,7484366054</text:p>
          </table:table-cell>
          <table:table-cell table:formula="of:=[.A49]*(24/4)*365" office:value-type="float" office:value="52900.6167048171" calcext:value-type="float">
            <text:p>52900,6167048171</text:p>
          </table:table-cell>
          <table:table-cell table:number-columns-repeated="2"/>
        </table:table-row>
        <table:table-row table:style-name="ro1">
          <table:table-cell office:value-type="float" office:value="24.101994228804" calcext:value-type="float">
            <text:p>24,1019942288</text:p>
          </table:table-cell>
          <table:table-cell office:value-type="float" office:value="5.02883344871379" calcext:value-type="float">
            <text:p>5,0288334487</text:p>
          </table:table-cell>
          <table:table-cell table:formula="of:=1/[.B50]" office:value-type="float" office:value="0.198853274859554" calcext:value-type="float">
            <text:p>0,1988532749</text:p>
          </table:table-cell>
          <table:table-cell table:formula="of:=[.B50]/MAX([.B$2:.B$343])" office:value-type="float" office:value="0.750643988493386" calcext:value-type="float">
            <text:p>0,7506439885</text:p>
          </table:table-cell>
          <table:table-cell table:formula="of:=[.A50]*(24/4)*365" office:value-type="float" office:value="52783.3673610808" calcext:value-type="float">
            <text:p>52783,3673610808</text:p>
          </table:table-cell>
          <table:table-cell table:number-columns-repeated="2"/>
        </table:table-row>
        <table:table-row table:style-name="ro1">
          <table:table-cell office:value-type="float" office:value="24.0245778951784" calcext:value-type="float">
            <text:p>24,0245778952</text:p>
          </table:table-cell>
          <table:table-cell office:value-type="float" office:value="5.04535797115686" calcext:value-type="float">
            <text:p>5,0453579712</text:p>
          </table:table-cell>
          <table:table-cell table:formula="of:=1/[.B51]" office:value-type="float" office:value="0.198201991953151" calcext:value-type="float">
            <text:p>0,198201992</text:p>
          </table:table-cell>
          <table:table-cell table:formula="of:=[.B51]/MAX([.B$2:.B$343])" office:value-type="float" office:value="0.753110571163327" calcext:value-type="float">
            <text:p>0,7531105712</text:p>
          </table:table-cell>
          <table:table-cell table:formula="of:=[.A51]*(24/4)*365" office:value-type="float" office:value="52613.8255904407" calcext:value-type="float">
            <text:p>52613,8255904407</text:p>
          </table:table-cell>
          <table:table-cell table:number-columns-repeated="2"/>
        </table:table-row>
        <table:table-row table:style-name="ro1">
          <table:table-cell office:value-type="float" office:value="23.9063737348378" calcext:value-type="float">
            <text:p>23,9063737348</text:p>
          </table:table-cell>
          <table:table-cell office:value-type="float" office:value="5.07926698155711" calcext:value-type="float">
            <text:p>5,0792669816</text:p>
          </table:table-cell>
          <table:table-cell table:formula="of:=1/[.B52]" office:value-type="float" office:value="0.19687880232148" calcext:value-type="float">
            <text:p>0,1968788023</text:p>
          </table:table-cell>
          <table:table-cell table:formula="of:=[.B52]/MAX([.B$2:.B$343])" office:value-type="float" office:value="0.758172101848782" calcext:value-type="float">
            <text:p>0,7581721018</text:p>
          </table:table-cell>
          <table:table-cell table:formula="of:=[.A52]*(24/4)*365" office:value-type="float" office:value="52354.9584792948" calcext:value-type="float">
            <text:p>52354,9584792948</text:p>
          </table:table-cell>
          <table:table-cell table:number-columns-repeated="2"/>
        </table:table-row>
        <table:table-row table:style-name="ro1">
          <table:table-cell office:value-type="float" office:value="23.8462072772151" calcext:value-type="float">
            <text:p>23,8462072772</text:p>
          </table:table-cell>
          <table:table-cell office:value-type="float" office:value="5.10713937873485" calcext:value-type="float">
            <text:p>5,1071393787</text:p>
          </table:table-cell>
          <table:table-cell table:formula="of:=1/[.B53]" office:value-type="float" office:value="0.195804329163956" calcext:value-type="float">
            <text:p>0,1958043292</text:p>
          </table:table-cell>
          <table:table-cell table:formula="of:=[.B53]/MAX([.B$2:.B$343])" office:value-type="float" office:value="0.762332559258983" calcext:value-type="float">
            <text:p>0,7623325593</text:p>
          </table:table-cell>
          <table:table-cell table:formula="of:=[.A53]*(24/4)*365" office:value-type="float" office:value="52223.193937101" calcext:value-type="float">
            <text:p>52223,193937101</text:p>
          </table:table-cell>
          <table:table-cell table:number-columns-repeated="2"/>
        </table:table-row>
        <table:table-row table:style-name="ro1">
          <table:table-cell office:value-type="float" office:value="23.8077743603026" calcext:value-type="float">
            <text:p>23,8077743603</text:p>
          </table:table-cell>
          <table:table-cell office:value-type="float" office:value="5.18022310007419" calcext:value-type="float">
            <text:p>5,1802231001</text:p>
          </table:table-cell>
          <table:table-cell table:formula="of:=1/[.B54]" office:value-type="float" office:value="0.193041878830601" calcext:value-type="float">
            <text:p>0,1930418788</text:p>
          </table:table-cell>
          <table:table-cell table:formula="of:=[.B54]/MAX([.B$2:.B$343])" office:value-type="float" office:value="0.773241621298834" calcext:value-type="float">
            <text:p>0,7732416213</text:p>
          </table:table-cell>
          <table:table-cell table:formula="of:=[.A54]*(24/4)*365" office:value-type="float" office:value="52139.0258490628" calcext:value-type="float">
            <text:p>52139,0258490628</text:p>
          </table:table-cell>
          <table:table-cell table:number-columns-repeated="2"/>
        </table:table-row>
        <table:table-row table:style-name="ro1">
          <table:table-cell office:value-type="float" office:value="23.7647154763147" calcext:value-type="float">
            <text:p>23,7647154763</text:p>
          </table:table-cell>
          <table:table-cell office:value-type="float" office:value="5.19638260878313" calcext:value-type="float">
            <text:p>5,1963826088</text:p>
          </table:table-cell>
          <table:table-cell table:formula="of:=1/[.B55]" office:value-type="float" office:value="0.192441564697288" calcext:value-type="float">
            <text:p>0,1924415647</text:p>
          </table:table-cell>
          <table:table-cell table:formula="of:=[.B55]/MAX([.B$2:.B$343])" office:value-type="float" office:value="0.775653719093101" calcext:value-type="float">
            <text:p>0,7756537191</text:p>
          </table:table-cell>
          <table:table-cell table:formula="of:=[.A55]*(24/4)*365" office:value-type="float" office:value="52044.7268931293" calcext:value-type="float">
            <text:p>52044,7268931293</text:p>
          </table:table-cell>
          <table:table-cell table:number-columns-repeated="2"/>
        </table:table-row>
        <table:table-row table:style-name="ro1">
          <table:table-cell office:value-type="float" office:value="23.7621431738849" calcext:value-type="float">
            <text:p>23,7621431739</text:p>
          </table:table-cell>
          <table:table-cell office:value-type="float" office:value="5.19789606008963" calcext:value-type="float">
            <text:p>5,1978960601</text:p>
          </table:table-cell>
          <table:table-cell table:formula="of:=1/[.B56]" office:value-type="float" office:value="0.192385532230661" calcext:value-type="float">
            <text:p>0,1923855322</text:p>
          </table:table-cell>
          <table:table-cell table:formula="of:=[.B56]/MAX([.B$2:.B$343])" office:value-type="float" office:value="0.775879628965975" calcext:value-type="float">
            <text:p>0,775879629</text:p>
          </table:table-cell>
          <table:table-cell table:formula="of:=[.A56]*(24/4)*365" office:value-type="float" office:value="52039.0935508079" calcext:value-type="float">
            <text:p>52039,0935508079</text:p>
          </table:table-cell>
          <table:table-cell table:number-columns-repeated="2"/>
        </table:table-row>
        <table:table-row table:style-name="ro1">
          <table:table-cell office:value-type="float" office:value="23.3927136104404" calcext:value-type="float">
            <text:p>23,3927136104</text:p>
          </table:table-cell>
          <table:table-cell office:value-type="float" office:value="5.26785721985878" calcext:value-type="float">
            <text:p>5,2678572199</text:p>
          </table:table-cell>
          <table:table-cell table:formula="of:=1/[.B57]" office:value-type="float" office:value="0.189830505699774" calcext:value-type="float">
            <text:p>0,1898305057</text:p>
          </table:table-cell>
          <table:table-cell table:formula="of:=[.B57]/MAX([.B$2:.B$343])" office:value-type="float" office:value="0.786322592437388" calcext:value-type="float">
            <text:p>0,7863225924</text:p>
          </table:table-cell>
          <table:table-cell table:formula="of:=[.A57]*(24/4)*365" office:value-type="float" office:value="51230.0428068645" calcext:value-type="float">
            <text:p>51230,0428068645</text:p>
          </table:table-cell>
          <table:table-cell table:number-columns-repeated="2"/>
        </table:table-row>
        <table:table-row table:style-name="ro1">
          <table:table-cell office:value-type="float" office:value="23.2572151432387" calcext:value-type="float">
            <text:p>23,2572151432</text:p>
          </table:table-cell>
          <table:table-cell office:value-type="float" office:value="5.29958390803006" calcext:value-type="float">
            <text:p>5,299583908</text:p>
          </table:table-cell>
          <table:table-cell table:formula="of:=1/[.B58]" office:value-type="float" office:value="0.188694059260912" calcext:value-type="float">
            <text:p>0,1886940593</text:p>
          </table:table-cell>
          <table:table-cell table:formula="of:=[.B58]/MAX([.B$2:.B$343])" office:value-type="float" office:value="0.791058372214835" calcext:value-type="float">
            <text:p>0,7910583722</text:p>
          </table:table-cell>
          <table:table-cell table:formula="of:=[.A58]*(24/4)*365" office:value-type="float" office:value="50933.3011636928" calcext:value-type="float">
            <text:p>50933,3011636928</text:p>
          </table:table-cell>
          <table:table-cell table:number-columns-repeated="2"/>
        </table:table-row>
        <table:table-row table:style-name="ro1">
          <table:table-cell office:value-type="float" office:value="23.239991313266" calcext:value-type="float">
            <text:p>23,2399913133</text:p>
          </table:table-cell>
          <table:table-cell office:value-type="float" office:value="5.32048438431308" calcext:value-type="float">
            <text:p>5,3204843843</text:p>
          </table:table-cell>
          <table:table-cell table:formula="of:=1/[.B59]" office:value-type="float" office:value="0.187952811768117" calcext:value-type="float">
            <text:p>0,1879528118</text:p>
          </table:table-cell>
          <table:table-cell table:formula="of:=[.B59]/MAX([.B$2:.B$343])" office:value-type="float" office:value="0.794178144829797" calcext:value-type="float">
            <text:p>0,7941781448</text:p>
          </table:table-cell>
          <table:table-cell table:formula="of:=[.A59]*(24/4)*365" office:value-type="float" office:value="50895.5809760526" calcext:value-type="float">
            <text:p>50895,5809760526</text:p>
          </table:table-cell>
          <table:table-cell table:number-columns-repeated="2"/>
        </table:table-row>
        <table:table-row table:style-name="ro1">
          <table:table-cell office:value-type="float" office:value="23.238718737712" calcext:value-type="float">
            <text:p>23,2387187377</text:p>
          </table:table-cell>
          <table:table-cell office:value-type="float" office:value="5.32485941438303" calcext:value-type="float">
            <text:p>5,3248594144</text:p>
          </table:table-cell>
          <table:table-cell table:formula="of:=1/[.B60]" office:value-type="float" office:value="0.187798385305515" calcext:value-type="float">
            <text:p>0,1877983853</text:p>
          </table:table-cell>
          <table:table-cell table:formula="of:=[.B60]/MAX([.B$2:.B$343])" office:value-type="float" office:value="0.794831196885502" calcext:value-type="float">
            <text:p>0,7948311969</text:p>
          </table:table-cell>
          <table:table-cell table:formula="of:=[.A60]*(24/4)*365" office:value-type="float" office:value="50892.7940355893" calcext:value-type="float">
            <text:p>50892,7940355893</text:p>
          </table:table-cell>
          <table:table-cell table:number-columns-repeated="2"/>
        </table:table-row>
        <table:table-row table:style-name="ro1">
          <table:table-cell office:value-type="float" office:value="23.2005912547231" calcext:value-type="float">
            <text:p>23,2005912547</text:p>
          </table:table-cell>
          <table:table-cell office:value-type="float" office:value="5.35719249633529" calcext:value-type="float">
            <text:p>5,3571924963</text:p>
          </table:table-cell>
          <table:table-cell table:formula="of:=1/[.B61]" office:value-type="float" office:value="0.186664937032611" calcext:value-type="float">
            <text:p>0,186664937</text:p>
          </table:table-cell>
          <table:table-cell table:formula="of:=[.B61]/MAX([.B$2:.B$343])" office:value-type="float" office:value="0.799657491859168" calcext:value-type="float">
            <text:p>0,7996574919</text:p>
          </table:table-cell>
          <table:table-cell table:formula="of:=[.A61]*(24/4)*365" office:value-type="float" office:value="50809.2948478437" calcext:value-type="float">
            <text:p>50809,2948478437</text:p>
          </table:table-cell>
          <table:table-cell table:number-columns-repeated="2"/>
        </table:table-row>
        <table:table-row table:style-name="ro1">
          <table:table-cell office:value-type="float" office:value="23.1467186903831" calcext:value-type="float">
            <text:p>23,1467186904</text:p>
          </table:table-cell>
          <table:table-cell office:value-type="float" office:value="5.37904795456743" calcext:value-type="float">
            <text:p>5,3790479546</text:p>
          </table:table-cell>
          <table:table-cell table:formula="of:=1/[.B62]" office:value-type="float" office:value="0.185906503984759" calcext:value-type="float">
            <text:p>0,185906504</text:p>
          </table:table-cell>
          <table:table-cell table:formula="of:=[.B62]/MAX([.B$2:.B$343])" office:value-type="float" office:value="0.802919812734385" calcext:value-type="float">
            <text:p>0,8029198127</text:p>
          </table:table-cell>
          <table:table-cell table:formula="of:=[.A62]*(24/4)*365" office:value-type="float" office:value="50691.313931939" calcext:value-type="float">
            <text:p>50691,313931939</text:p>
          </table:table-cell>
          <table:table-cell table:number-columns-repeated="2"/>
        </table:table-row>
        <table:table-row table:style-name="ro1">
          <table:table-cell office:value-type="float" office:value="23.001072035883" calcext:value-type="float">
            <text:p>23,0010720359</text:p>
          </table:table-cell>
          <table:table-cell office:value-type="float" office:value="5.42550425721722" calcext:value-type="float">
            <text:p>5,4255042572</text:p>
          </table:table-cell>
          <table:table-cell table:formula="of:=1/[.B63]" office:value-type="float" office:value="0.184314665069106" calcext:value-type="float">
            <text:p>0,1843146651</text:p>
          </table:table-cell>
          <table:table-cell table:formula="of:=[.B63]/MAX([.B$2:.B$343])" office:value-type="float" office:value="0.80985425283214" calcext:value-type="float">
            <text:p>0,8098542528</text:p>
          </table:table-cell>
          <table:table-cell table:formula="of:=[.A63]*(24/4)*365" office:value-type="float" office:value="50372.3477585838" calcext:value-type="float">
            <text:p>50372,3477585838</text:p>
          </table:table-cell>
          <table:table-cell table:number-columns-repeated="2"/>
        </table:table-row>
        <table:table-row table:style-name="ro1">
          <table:table-cell office:value-type="float" office:value="22.9282950411078" calcext:value-type="float">
            <text:p>22,9282950411</text:p>
          </table:table-cell>
          <table:table-cell office:value-type="float" office:value="5.43554369330418" calcext:value-type="float">
            <text:p>5,4355436933</text:p>
          </table:table-cell>
          <table:table-cell table:formula="of:=1/[.B64]" office:value-type="float" office:value="0.183974236327427" calcext:value-type="float">
            <text:p>0,1839742363</text:p>
          </table:table-cell>
          <table:table-cell table:formula="of:=[.B64]/MAX([.B$2:.B$343])" office:value-type="float" office:value="0.81135281953223" calcext:value-type="float">
            <text:p>0,8113528195</text:p>
          </table:table-cell>
          <table:table-cell table:formula="of:=[.A64]*(24/4)*365" office:value-type="float" office:value="50212.9661400261" calcext:value-type="float">
            <text:p>50212,9661400261</text:p>
          </table:table-cell>
          <table:table-cell table:number-columns-repeated="2"/>
        </table:table-row>
        <table:table-row table:style-name="ro1">
          <table:table-cell office:value-type="float" office:value="22.9144044951058" calcext:value-type="float">
            <text:p>22,9144044951</text:p>
          </table:table-cell>
          <table:table-cell office:value-type="float" office:value="5.45105943130841" calcext:value-type="float">
            <text:p>5,4510594313</text:p>
          </table:table-cell>
          <table:table-cell table:formula="of:=1/[.B65]" office:value-type="float" office:value="0.183450577378858" calcext:value-type="float">
            <text:p>0,1834505774</text:p>
          </table:table-cell>
          <table:table-cell table:formula="of:=[.B65]/MAX([.B$2:.B$343])" office:value-type="float" office:value="0.813668822951053" calcext:value-type="float">
            <text:p>0,813668823</text:p>
          </table:table-cell>
          <table:table-cell table:formula="of:=[.A65]*(24/4)*365" office:value-type="float" office:value="50182.5458442818" calcext:value-type="float">
            <text:p>50182,5458442818</text:p>
          </table:table-cell>
          <table:table-cell table:number-columns-repeated="2"/>
        </table:table-row>
        <table:table-row table:style-name="ro1">
          <table:table-cell office:value-type="float" office:value="22.8952044588333" calcext:value-type="float">
            <text:p>22,8952044588</text:p>
          </table:table-cell>
          <table:table-cell office:value-type="float" office:value="5.46310781577926" calcext:value-type="float">
            <text:p>5,4631078158</text:p>
          </table:table-cell>
          <table:table-cell table:formula="of:=1/[.B66]" office:value-type="float" office:value="0.183045993914246" calcext:value-type="float">
            <text:p>0,1830459939</text:p>
          </table:table-cell>
          <table:table-cell table:formula="of:=[.B66]/MAX([.B$2:.B$343])" office:value-type="float" office:value="0.815467261389377" calcext:value-type="float">
            <text:p>0,8154672614</text:p>
          </table:table-cell>
          <table:table-cell table:formula="of:=[.A66]*(24/4)*365" office:value-type="float" office:value="50140.497764845" calcext:value-type="float">
            <text:p>50140,497764845</text:p>
          </table:table-cell>
          <table:table-cell table:number-columns-repeated="2"/>
        </table:table-row>
        <table:table-row table:style-name="ro1">
          <table:table-cell office:value-type="float" office:value="22.859317472695" calcext:value-type="float">
            <text:p>22,8593174727</text:p>
          </table:table-cell>
          <table:table-cell office:value-type="float" office:value="5.4742103809585" calcext:value-type="float">
            <text:p>5,474210381</text:p>
          </table:table-cell>
          <table:table-cell table:formula="of:=1/[.B67]" office:value-type="float" office:value="0.182674747663773" calcext:value-type="float">
            <text:p>0,1826747477</text:p>
          </table:table-cell>
          <table:table-cell table:formula="of:=[.B67]/MAX([.B$2:.B$343])" office:value-type="float" office:value="0.817124519259149" calcext:value-type="float">
            <text:p>0,8171245193</text:p>
          </table:table-cell>
          <table:table-cell table:formula="of:=[.A67]*(24/4)*365" office:value-type="float" office:value="50061.9052652022" calcext:value-type="float">
            <text:p>50061,9052652022</text:p>
          </table:table-cell>
          <table:table-cell table:number-columns-repeated="2"/>
        </table:table-row>
        <table:table-row table:style-name="ro1">
          <table:table-cell office:value-type="float" office:value="22.8343991984445" calcext:value-type="float">
            <text:p>22,8343991984</text:p>
          </table:table-cell>
          <table:table-cell office:value-type="float" office:value="5.48339684847384" calcext:value-type="float">
            <text:p>5,4833968485</text:p>
          </table:table-cell>
          <table:table-cell table:formula="of:=1/[.B68]" office:value-type="float" office:value="0.182368708235721" calcext:value-type="float">
            <text:p>0,1823687082</text:p>
          </table:table-cell>
          <table:table-cell table:formula="of:=[.B68]/MAX([.B$2:.B$343])" office:value-type="float" office:value="0.818495765033385" calcext:value-type="float">
            <text:p>0,818495765</text:p>
          </table:table-cell>
          <table:table-cell table:formula="of:=[.A68]*(24/4)*365" office:value-type="float" office:value="50007.3342445934" calcext:value-type="float">
            <text:p>50007,3342445934</text:p>
          </table:table-cell>
          <table:table-cell table:number-columns-repeated="2"/>
        </table:table-row>
        <table:table-row table:style-name="ro1">
          <table:table-cell office:value-type="float" office:value="22.7951262711269" calcext:value-type="float">
            <text:p>22,7951262711</text:p>
          </table:table-cell>
          <table:table-cell office:value-type="float" office:value="5.50765612611578" calcext:value-type="float">
            <text:p>5,5076561261</text:p>
          </table:table-cell>
          <table:table-cell table:formula="of:=1/[.B69]" office:value-type="float" office:value="0.181565438564379" calcext:value-type="float">
            <text:p>0,1815654386</text:p>
          </table:table-cell>
          <table:table-cell table:formula="of:=[.B69]/MAX([.B$2:.B$343])" office:value-type="float" office:value="0.8221168992612" calcext:value-type="float">
            <text:p>0,8221168993</text:p>
          </table:table-cell>
          <table:table-cell table:formula="of:=[.A69]*(24/4)*365" office:value-type="float" office:value="49921.326533768" calcext:value-type="float">
            <text:p>49921,326533768</text:p>
          </table:table-cell>
          <table:table-cell table:number-columns-repeated="2"/>
        </table:table-row>
        <table:table-row table:style-name="ro1">
          <table:table-cell office:value-type="float" office:value="22.7740162048737" calcext:value-type="float">
            <text:p>22,7740162049</text:p>
          </table:table-cell>
          <table:table-cell office:value-type="float" office:value="5.55085473066731" calcext:value-type="float">
            <text:p>5,5508547307</text:p>
          </table:table-cell>
          <table:table-cell table:formula="of:=1/[.B70]" office:value-type="float" office:value="0.180152435709623" calcext:value-type="float">
            <text:p>0,1801524357</text:p>
          </table:table-cell>
          <table:table-cell table:formula="of:=[.B70]/MAX([.B$2:.B$343])" office:value-type="float" office:value="0.828565069229167" calcext:value-type="float">
            <text:p>0,8285650692</text:p>
          </table:table-cell>
          <table:table-cell table:formula="of:=[.A70]*(24/4)*365" office:value-type="float" office:value="49875.0954886733" calcext:value-type="float">
            <text:p>49875,0954886733</text:p>
          </table:table-cell>
          <table:table-cell table:number-columns-repeated="2"/>
        </table:table-row>
        <table:table-row table:style-name="ro1">
          <table:table-cell office:value-type="float" office:value="22.7086021698272" calcext:value-type="float">
            <text:p>22,7086021698</text:p>
          </table:table-cell>
          <table:table-cell office:value-type="float" office:value="5.56219107580912" calcext:value-type="float">
            <text:p>5,5621910758</text:p>
          </table:table-cell>
          <table:table-cell table:formula="of:=1/[.B71]" office:value-type="float" office:value="0.179785265621162" calcext:value-type="float">
            <text:p>0,1797852656</text:p>
          </table:table-cell>
          <table:table-cell table:formula="of:=[.B71]/MAX([.B$2:.B$343])" office:value-type="float" office:value="0.830257222969984" calcext:value-type="float">
            <text:p>0,830257223</text:p>
          </table:table-cell>
          <table:table-cell table:formula="of:=[.A71]*(24/4)*365" office:value-type="float" office:value="49731.8387519216" calcext:value-type="float">
            <text:p>49731,8387519216</text:p>
          </table:table-cell>
          <table:table-cell table:number-columns-repeated="2"/>
        </table:table-row>
        <table:table-row table:style-name="ro1">
          <table:table-cell office:value-type="float" office:value="22.5976129097006" calcext:value-type="float">
            <text:p>22,5976129097</text:p>
          </table:table-cell>
          <table:table-cell office:value-type="float" office:value="5.59081974842522" calcext:value-type="float">
            <text:p>5,5908197484</text:p>
          </table:table-cell>
          <table:table-cell table:formula="of:=1/[.B72]" office:value-type="float" office:value="0.178864646867156" calcext:value-type="float">
            <text:p>0,1788646469</text:p>
          </table:table-cell>
          <table:table-cell table:formula="of:=[.B72]/MAX([.B$2:.B$343])" office:value-type="float" office:value="0.834530568113938" calcext:value-type="float">
            <text:p>0,8345305681</text:p>
          </table:table-cell>
          <table:table-cell table:formula="of:=[.A72]*(24/4)*365" office:value-type="float" office:value="49488.7722722444" calcext:value-type="float">
            <text:p>49488,7722722444</text:p>
          </table:table-cell>
          <table:table-cell table:number-columns-repeated="2"/>
        </table:table-row>
        <table:table-row table:style-name="ro1">
          <table:table-cell office:value-type="float" office:value="22.5739656671736" calcext:value-type="float">
            <text:p>22,5739656672</text:p>
          </table:table-cell>
          <table:table-cell office:value-type="float" office:value="5.66501244709821" calcext:value-type="float">
            <text:p>5,6650124471</text:p>
          </table:table-cell>
          <table:table-cell table:formula="of:=1/[.B73]" office:value-type="float" office:value="0.176522118766434" calcext:value-type="float">
            <text:p>0,1765221188</text:p>
          </table:table-cell>
          <table:table-cell table:formula="of:=[.B73]/MAX([.B$2:.B$343])" office:value-type="float" office:value="0.845605164999471" calcext:value-type="float">
            <text:p>0,845605165</text:p>
          </table:table-cell>
          <table:table-cell table:formula="of:=[.A73]*(24/4)*365" office:value-type="float" office:value="49436.9848111101" calcext:value-type="float">
            <text:p>49436,9848111101</text:p>
          </table:table-cell>
          <table:table-cell table:number-columns-repeated="2"/>
        </table:table-row>
        <table:table-row table:style-name="ro1">
          <table:table-cell office:value-type="float" office:value="22.5205169767062" calcext:value-type="float">
            <text:p>22,5205169767</text:p>
          </table:table-cell>
          <table:table-cell office:value-type="float" office:value="5.67133579657061" calcext:value-type="float">
            <text:p>5,6713357966</text:p>
          </table:table-cell>
          <table:table-cell table:formula="of:=1/[.B74]" office:value-type="float" office:value="0.176325302515977" calcext:value-type="float">
            <text:p>0,1763253025</text:p>
          </table:table-cell>
          <table:table-cell table:formula="of:=[.B74]/MAX([.B$2:.B$343])" office:value-type="float" office:value="0.846549038825678" calcext:value-type="float">
            <text:p>0,8465490388</text:p>
          </table:table-cell>
          <table:table-cell table:formula="of:=[.A74]*(24/4)*365" office:value-type="float" office:value="49319.9321789865" calcext:value-type="float">
            <text:p>49319,9321789865</text:p>
          </table:table-cell>
          <table:table-cell table:number-columns-repeated="2"/>
        </table:table-row>
        <table:table-row table:style-name="ro1">
          <table:table-cell office:value-type="float" office:value="22.4495732884887" calcext:value-type="float">
            <text:p>22,4495732885</text:p>
          </table:table-cell>
          <table:table-cell office:value-type="float" office:value="5.6961382939346" calcext:value-type="float">
            <text:p>5,6961382939</text:p>
          </table:table-cell>
          <table:table-cell table:formula="of:=1/[.B75]" office:value-type="float" office:value="0.175557535368273" calcext:value-type="float">
            <text:p>0,1755575354</text:p>
          </table:table-cell>
          <table:table-cell table:formula="of:=[.B75]/MAX([.B$2:.B$343])" office:value-type="float" office:value="0.85025125838331" calcext:value-type="float">
            <text:p>0,8502512584</text:p>
          </table:table-cell>
          <table:table-cell table:formula="of:=[.A75]*(24/4)*365" office:value-type="float" office:value="49164.5655017903" calcext:value-type="float">
            <text:p>49164,5655017903</text:p>
          </table:table-cell>
          <table:table-cell table:number-columns-repeated="2"/>
        </table:table-row>
        <table:table-row table:style-name="ro1">
          <table:table-cell office:value-type="float" office:value="22.3985737092325" calcext:value-type="float">
            <text:p>22,3985737092</text:p>
          </table:table-cell>
          <table:table-cell office:value-type="float" office:value="5.70307809300503" calcext:value-type="float">
            <text:p>5,703078093</text:p>
          </table:table-cell>
          <table:table-cell table:formula="of:=1/[.B76]" office:value-type="float" office:value="0.175343907919922" calcext:value-type="float">
            <text:p>0,1753439079</text:p>
          </table:table-cell>
          <table:table-cell table:formula="of:=[.B76]/MAX([.B$2:.B$343])" office:value-type="float" office:value="0.851287148417589" calcext:value-type="float">
            <text:p>0,8512871484</text:p>
          </table:table-cell>
          <table:table-cell table:formula="of:=[.A76]*(24/4)*365" office:value-type="float" office:value="49052.8764232192" calcext:value-type="float">
            <text:p>49052,8764232192</text:p>
          </table:table-cell>
          <table:table-cell table:number-columns-repeated="2"/>
        </table:table-row>
        <table:table-row table:style-name="ro1">
          <table:table-cell office:value-type="float" office:value="22.3856229429525" calcext:value-type="float">
            <text:p>22,385622943</text:p>
          </table:table-cell>
          <table:table-cell office:value-type="float" office:value="5.80236500762512" calcext:value-type="float">
            <text:p>5,8023650076</text:p>
          </table:table-cell>
          <table:table-cell table:formula="of:=1/[.B77]" office:value-type="float" office:value="0.172343518321557" calcext:value-type="float">
            <text:p>0,1723435183</text:p>
          </table:table-cell>
          <table:table-cell table:formula="of:=[.B77]/MAX([.B$2:.B$343])" office:value-type="float" office:value="0.866107509114698" calcext:value-type="float">
            <text:p>0,8661075091</text:p>
          </table:table-cell>
          <table:table-cell table:formula="of:=[.A77]*(24/4)*365" office:value-type="float" office:value="49024.5142450659" calcext:value-type="float">
            <text:p>49024,5142450659</text:p>
          </table:table-cell>
          <table:table-cell table:number-columns-repeated="2"/>
        </table:table-row>
        <table:table-row table:style-name="ro1">
          <table:table-cell office:value-type="float" office:value="22.2741995118731" calcext:value-type="float">
            <text:p>22,2741995119</text:p>
          </table:table-cell>
          <table:table-cell office:value-type="float" office:value="5.8272260152032" calcext:value-type="float">
            <text:p>5,8272260152</text:p>
          </table:table-cell>
          <table:table-cell table:formula="of:=1/[.B78]" office:value-type="float" office:value="0.171608239905404" calcext:value-type="float">
            <text:p>0,1716082399</text:p>
          </table:table-cell>
          <table:table-cell table:formula="of:=[.B78]/MAX([.B$2:.B$343])" office:value-type="float" office:value="0.869818462375866" calcext:value-type="float">
            <text:p>0,8698184624</text:p>
          </table:table-cell>
          <table:table-cell table:formula="of:=[.A78]*(24/4)*365" office:value-type="float" office:value="48780.4969310021" calcext:value-type="float">
            <text:p>48780,4969310021</text:p>
          </table:table-cell>
          <table:table-cell table:number-columns-repeated="2"/>
        </table:table-row>
        <table:table-row table:style-name="ro1">
          <table:table-cell office:value-type="float" office:value="22.2591523441152" calcext:value-type="float">
            <text:p>22,2591523441</text:p>
          </table:table-cell>
          <table:table-cell office:value-type="float" office:value="5.86597263125946" calcext:value-type="float">
            <text:p>5,8659726313</text:p>
          </table:table-cell>
          <table:table-cell table:formula="of:=1/[.B79]" office:value-type="float" office:value="0.170474712867062" calcext:value-type="float">
            <text:p>0,1704747129</text:p>
          </table:table-cell>
          <table:table-cell table:formula="of:=[.B79]/MAX([.B$2:.B$343])" office:value-type="float" office:value="0.875602092856714" calcext:value-type="float">
            <text:p>0,8756020929</text:p>
          </table:table-cell>
          <table:table-cell table:formula="of:=[.A79]*(24/4)*365" office:value-type="float" office:value="48747.5436336123" calcext:value-type="float">
            <text:p>48747,5436336123</text:p>
          </table:table-cell>
          <table:table-cell table:number-columns-repeated="2"/>
        </table:table-row>
        <table:table-row table:style-name="ro1">
          <table:table-cell office:value-type="float" office:value="22.2466305771764" calcext:value-type="float">
            <text:p>22,2466305772</text:p>
          </table:table-cell>
          <table:table-cell office:value-type="float" office:value="5.87426062083699" calcext:value-type="float">
            <text:p>5,8742606208</text:p>
          </table:table-cell>
          <table:table-cell table:formula="of:=1/[.B80]" office:value-type="float" office:value="0.170234190232015" calcext:value-type="float">
            <text:p>0,1702341902</text:p>
          </table:table-cell>
          <table:table-cell table:formula="of:=[.B80]/MAX([.B$2:.B$343])" office:value-type="float" office:value="0.876839224612322" calcext:value-type="float">
            <text:p>0,8768392246</text:p>
          </table:table-cell>
          <table:table-cell table:formula="of:=[.A80]*(24/4)*365" office:value-type="float" office:value="48720.1209640163" calcext:value-type="float">
            <text:p>48720,1209640163</text:p>
          </table:table-cell>
          <table:table-cell table:number-columns-repeated="2"/>
        </table:table-row>
        <table:table-row table:style-name="ro1">
          <table:table-cell office:value-type="float" office:value="22.2304878267456" calcext:value-type="float">
            <text:p>22,2304878267</text:p>
          </table:table-cell>
          <table:table-cell office:value-type="float" office:value="5.88541303497641" calcext:value-type="float">
            <text:p>5,885413035</text:p>
          </table:table-cell>
          <table:table-cell table:formula="of:=1/[.B81]" office:value-type="float" office:value="0.169911609271448" calcext:value-type="float">
            <text:p>0,1699116093</text:p>
          </table:table-cell>
          <table:table-cell table:formula="of:=[.B81]/MAX([.B$2:.B$343])" office:value-type="float" office:value="0.878503923337449" calcext:value-type="float">
            <text:p>0,8785039233</text:p>
          </table:table-cell>
          <table:table-cell table:formula="of:=[.A81]*(24/4)*365" office:value-type="float" office:value="48684.7683405728" calcext:value-type="float">
            <text:p>48684,7683405728</text:p>
          </table:table-cell>
          <table:table-cell table:number-columns-repeated="2"/>
        </table:table-row>
        <table:table-row table:style-name="ro1">
          <table:table-cell office:value-type="float" office:value="22.2126054028245" calcext:value-type="float">
            <text:p>22,2126054028</text:p>
          </table:table-cell>
          <table:table-cell office:value-type="float" office:value="5.89192903729399" calcext:value-type="float">
            <text:p>5,8919290373</text:p>
          </table:table-cell>
          <table:table-cell table:formula="of:=1/[.B82]" office:value-type="float" office:value="0.169723700620005" calcext:value-type="float">
            <text:p>0,1697237006</text:p>
          </table:table-cell>
          <table:table-cell table:formula="of:=[.B82]/MAX([.B$2:.B$343])" office:value-type="float" office:value="0.879476554071511" calcext:value-type="float">
            <text:p>0,8794765541</text:p>
          </table:table-cell>
          <table:table-cell table:formula="of:=[.A82]*(24/4)*365" office:value-type="float" office:value="48645.6058321857" calcext:value-type="float">
            <text:p>48645,6058321857</text:p>
          </table:table-cell>
          <table:table-cell table:number-columns-repeated="2"/>
        </table:table-row>
        <table:table-row table:style-name="ro1">
          <table:table-cell office:value-type="float" office:value="22.1435648528216" calcext:value-type="float">
            <text:p>22,1435648528</text:p>
          </table:table-cell>
          <table:table-cell office:value-type="float" office:value="5.90312633527522" calcext:value-type="float">
            <text:p>5,9031263353</text:p>
          </table:table-cell>
          <table:table-cell table:formula="of:=1/[.B83]" office:value-type="float" office:value="0.16940176157578" calcext:value-type="float">
            <text:p>0,1694017616</text:p>
          </table:table-cell>
          <table:table-cell table:formula="of:=[.B83]/MAX([.B$2:.B$343])" office:value-type="float" office:value="0.881147952518626" calcext:value-type="float">
            <text:p>0,8811479525</text:p>
          </table:table-cell>
          <table:table-cell table:formula="of:=[.A83]*(24/4)*365" office:value-type="float" office:value="48494.4070276793" calcext:value-type="float">
            <text:p>48494,4070276793</text:p>
          </table:table-cell>
          <table:table-cell table:number-columns-repeated="2"/>
        </table:table-row>
        <table:table-row table:style-name="ro1">
          <table:table-cell office:value-type="float" office:value="22.1307762463667" calcext:value-type="float">
            <text:p>22,1307762464</text:p>
          </table:table-cell>
          <table:table-cell office:value-type="float" office:value="5.91157179312587" calcext:value-type="float">
            <text:p>5,9115717931</text:p>
          </table:table-cell>
          <table:table-cell table:formula="of:=1/[.B84]" office:value-type="float" office:value="0.169159748878095" calcext:value-type="float">
            <text:p>0,1691597489</text:p>
          </table:table-cell>
          <table:table-cell table:formula="of:=[.B84]/MAX([.B$2:.B$343])" office:value-type="float" office:value="0.882408589250846" calcext:value-type="float">
            <text:p>0,8824085893</text:p>
          </table:table-cell>
          <table:table-cell table:formula="of:=[.A84]*(24/4)*365" office:value-type="float" office:value="48466.399979543" calcext:value-type="float">
            <text:p>48466,399979543</text:p>
          </table:table-cell>
          <table:table-cell table:number-columns-repeated="2"/>
        </table:table-row>
        <table:table-row table:style-name="ro1">
          <table:table-cell office:value-type="float" office:value="22.105808164838" calcext:value-type="float">
            <text:p>22,1058081648</text:p>
          </table:table-cell>
          <table:table-cell office:value-type="float" office:value="5.94512239023869" calcext:value-type="float">
            <text:p>5,9451223902</text:p>
          </table:table-cell>
          <table:table-cell table:formula="of:=1/[.B85]" office:value-type="float" office:value="0.168205115783975" calcext:value-type="float">
            <text:p>0,1682051158</text:p>
          </table:table-cell>
          <table:table-cell table:formula="of:=[.B85]/MAX([.B$2:.B$343])" office:value-type="float" office:value="0.887416620296206" calcext:value-type="float">
            <text:p>0,8874166203</text:p>
          </table:table-cell>
          <table:table-cell table:formula="of:=[.A85]*(24/4)*365" office:value-type="float" office:value="48411.7198809951" calcext:value-type="float">
            <text:p>48411,7198809951</text:p>
          </table:table-cell>
          <table:table-cell table:number-columns-repeated="2"/>
        </table:table-row>
        <table:table-row table:style-name="ro1">
          <table:table-cell office:value-type="float" office:value="22.0958670414709" calcext:value-type="float">
            <text:p>22,0958670415</text:p>
          </table:table-cell>
          <table:table-cell office:value-type="float" office:value="5.99352191698858" calcext:value-type="float">
            <text:p>5,993521917</text:p>
          </table:table-cell>
          <table:table-cell table:formula="of:=1/[.B86]" office:value-type="float" office:value="0.166846807911974" calcext:value-type="float">
            <text:p>0,1668468079</text:p>
          </table:table-cell>
          <table:table-cell table:formula="of:=[.B86]/MAX([.B$2:.B$343])" office:value-type="float" office:value="0.894641121598794" calcext:value-type="float">
            <text:p>0,8946411216</text:p>
          </table:table-cell>
          <table:table-cell table:formula="of:=[.A86]*(24/4)*365" office:value-type="float" office:value="48389.9488208213" calcext:value-type="float">
            <text:p>48389,9488208213</text:p>
          </table:table-cell>
          <table:table-cell table:number-columns-repeated="2"/>
        </table:table-row>
        <table:table-row table:style-name="ro1">
          <table:table-cell office:value-type="float" office:value="22.0877683136693" calcext:value-type="float">
            <text:p>22,0877683137</text:p>
          </table:table-cell>
          <table:table-cell office:value-type="float" office:value="6.0117925993851" calcext:value-type="float">
            <text:p>6,0117925994</text:p>
          </table:table-cell>
          <table:table-cell table:formula="of:=1/[.B87]" office:value-type="float" office:value="0.166339737019917" calcext:value-type="float">
            <text:p>0,166339737</text:p>
          </table:table-cell>
          <table:table-cell table:formula="of:=[.B87]/MAX([.B$2:.B$343])" office:value-type="float" office:value="0.897368350099496" calcext:value-type="float">
            <text:p>0,8973683501</text:p>
          </table:table-cell>
          <table:table-cell table:formula="of:=[.A87]*(24/4)*365" office:value-type="float" office:value="48372.2126069357" calcext:value-type="float">
            <text:p>48372,2126069357</text:p>
          </table:table-cell>
          <table:table-cell table:number-columns-repeated="2"/>
        </table:table-row>
        <table:table-row table:style-name="ro1">
          <table:table-cell office:value-type="float" office:value="22.0064114190577" calcext:value-type="float">
            <text:p>22,0064114191</text:p>
          </table:table-cell>
          <table:table-cell office:value-type="float" office:value="6.03790906037856" calcext:value-type="float">
            <text:p>6,0379090604</text:p>
          </table:table-cell>
          <table:table-cell table:formula="of:=1/[.B88]" office:value-type="float" office:value="0.165620248665571" calcext:value-type="float">
            <text:p>0,1656202487</text:p>
          </table:table-cell>
          <table:table-cell table:formula="of:=[.B88]/MAX([.B$2:.B$343])" office:value-type="float" office:value="0.901266702400362" calcext:value-type="float">
            <text:p>0,9012667024</text:p>
          </table:table-cell>
          <table:table-cell table:formula="of:=[.A88]*(24/4)*365" office:value-type="float" office:value="48194.0410077364" calcext:value-type="float">
            <text:p>48194,0410077364</text:p>
          </table:table-cell>
          <table:table-cell table:number-columns-repeated="2"/>
        </table:table-row>
        <table:table-row table:style-name="ro1">
          <table:table-cell office:value-type="float" office:value="21.9784822991117" calcext:value-type="float">
            <text:p>21,9784822991</text:p>
          </table:table-cell>
          <table:table-cell office:value-type="float" office:value="6.04027072451821" calcext:value-type="float">
            <text:p>6,0402707245</text:p>
          </table:table-cell>
          <table:table-cell table:formula="of:=1/[.B89]" office:value-type="float" office:value="0.165555493388877" calcext:value-type="float">
            <text:p>0,1655554934</text:p>
          </table:table-cell>
          <table:table-cell table:formula="of:=[.B89]/MAX([.B$2:.B$343])" office:value-type="float" office:value="0.901619223319447" calcext:value-type="float">
            <text:p>0,9016192233</text:p>
          </table:table-cell>
          <table:table-cell table:formula="of:=[.A89]*(24/4)*365" office:value-type="float" office:value="48132.8762350546" calcext:value-type="float">
            <text:p>48132,8762350546</text:p>
          </table:table-cell>
          <table:table-cell table:number-columns-repeated="2"/>
        </table:table-row>
        <table:table-row table:style-name="ro1">
          <table:table-cell office:value-type="float" office:value="21.9443944123729" calcext:value-type="float">
            <text:p>21,9443944124</text:p>
          </table:table-cell>
          <table:table-cell office:value-type="float" office:value="6.04171041381957" calcext:value-type="float">
            <text:p>6,0417104138</text:p>
          </table:table-cell>
          <table:table-cell table:formula="of:=1/[.B90]" office:value-type="float" office:value="0.16551604289286" calcext:value-type="float">
            <text:p>0,1655160429</text:p>
          </table:table-cell>
          <table:table-cell table:formula="of:=[.B90]/MAX([.B$2:.B$343])" office:value-type="float" office:value="0.901834122884204" calcext:value-type="float">
            <text:p>0,9018341229</text:p>
          </table:table-cell>
          <table:table-cell table:formula="of:=[.A90]*(24/4)*365" office:value-type="float" office:value="48058.2237630966" calcext:value-type="float">
            <text:p>48058,2237630966</text:p>
          </table:table-cell>
          <table:table-cell table:number-columns-repeated="2"/>
        </table:table-row>
        <table:table-row table:style-name="ro1">
          <table:table-cell office:value-type="float" office:value="21.9128982004584" calcext:value-type="float">
            <text:p>21,9128982005</text:p>
          </table:table-cell>
          <table:table-cell office:value-type="float" office:value="6.09116387449472" calcext:value-type="float">
            <text:p>6,0911638745</text:p>
          </table:table-cell>
          <table:table-cell table:formula="of:=1/[.B91]" office:value-type="float" office:value="0.164172237129797" calcext:value-type="float">
            <text:p>0,1641722371</text:p>
          </table:table-cell>
          <table:table-cell table:formula="of:=[.B91]/MAX([.B$2:.B$343])" office:value-type="float" office:value="0.909215942812141" calcext:value-type="float">
            <text:p>0,9092159428</text:p>
          </table:table-cell>
          <table:table-cell table:formula="of:=[.A91]*(24/4)*365" office:value-type="float" office:value="47989.2470590038" calcext:value-type="float">
            <text:p>47989,2470590038</text:p>
          </table:table-cell>
          <table:table-cell table:number-columns-repeated="2"/>
        </table:table-row>
        <table:table-row table:style-name="ro1">
          <table:table-cell office:value-type="float" office:value="21.9095400986406" calcext:value-type="float">
            <text:p>21,9095400986</text:p>
          </table:table-cell>
          <table:table-cell office:value-type="float" office:value="6.09362726355817" calcext:value-type="float">
            <text:p>6,0936272636</text:p>
          </table:table-cell>
          <table:table-cell table:formula="of:=1/[.B92]" office:value-type="float" office:value="0.164105869418748" calcext:value-type="float">
            <text:p>0,1641058694</text:p>
          </table:table-cell>
          <table:table-cell table:formula="of:=[.B92]/MAX([.B$2:.B$343])" office:value-type="float" office:value="0.909583648008717" calcext:value-type="float">
            <text:p>0,909583648</text:p>
          </table:table-cell>
          <table:table-cell table:formula="of:=[.A92]*(24/4)*365" office:value-type="float" office:value="47981.8928160229" calcext:value-type="float">
            <text:p>47981,8928160229</text:p>
          </table:table-cell>
          <table:table-cell table:number-columns-repeated="2"/>
        </table:table-row>
        <table:table-row table:style-name="ro1">
          <table:table-cell office:value-type="float" office:value="21.8957007928788" calcext:value-type="float">
            <text:p>21,8957007929</text:p>
          </table:table-cell>
          <table:table-cell office:value-type="float" office:value="6.11542679879824" calcext:value-type="float">
            <text:p>6,1154267988</text:p>
          </table:table-cell>
          <table:table-cell table:formula="of:=1/[.B93]" office:value-type="float" office:value="0.163520884625176" calcext:value-type="float">
            <text:p>0,1635208846</text:p>
          </table:table-cell>
          <table:table-cell table:formula="of:=[.B93]/MAX([.B$2:.B$343])" office:value-type="float" office:value="0.912837621369893" calcext:value-type="float">
            <text:p>0,9128376214</text:p>
          </table:table-cell>
          <table:table-cell table:formula="of:=[.A93]*(24/4)*365" office:value-type="float" office:value="47951.5847364046" calcext:value-type="float">
            <text:p>47951,5847364046</text:p>
          </table:table-cell>
          <table:table-cell table:number-columns-repeated="2"/>
        </table:table-row>
        <table:table-row table:style-name="ro1">
          <table:table-cell office:value-type="float" office:value="21.8671578043401" calcext:value-type="float">
            <text:p>21,8671578043</text:p>
          </table:table-cell>
          <table:table-cell office:value-type="float" office:value="6.15678199121055" calcext:value-type="float">
            <text:p>6,1567819912</text:p>
          </table:table-cell>
          <table:table-cell table:formula="of:=1/[.B94]" office:value-type="float" office:value="0.162422512511829" calcext:value-type="float">
            <text:p>0,1624225125</text:p>
          </table:table-cell>
          <table:table-cell table:formula="of:=[.B94]/MAX([.B$2:.B$343])" office:value-type="float" office:value="0.919010628866339" calcext:value-type="float">
            <text:p>0,9190106289</text:p>
          </table:table-cell>
          <table:table-cell table:formula="of:=[.A94]*(24/4)*365" office:value-type="float" office:value="47889.0755915049" calcext:value-type="float">
            <text:p>47889,0755915049</text:p>
          </table:table-cell>
          <table:table-cell table:number-columns-repeated="2"/>
        </table:table-row>
        <table:table-row table:style-name="ro1">
          <table:table-cell office:value-type="float" office:value="21.8664932930219" calcext:value-type="float">
            <text:p>21,866493293</text:p>
          </table:table-cell>
          <table:table-cell office:value-type="float" office:value="6.20536195948902" calcext:value-type="float">
            <text:p>6,2053619595</text:p>
          </table:table-cell>
          <table:table-cell table:formula="of:=1/[.B95]" office:value-type="float" office:value="0.161150954050446" calcext:value-type="float">
            <text:p>0,1611509541</text:p>
          </table:table-cell>
          <table:table-cell table:formula="of:=[.B95]/MAX([.B$2:.B$343])" office:value-type="float" office:value="0.926262064317788" calcext:value-type="float">
            <text:p>0,9262620643</text:p>
          </table:table-cell>
          <table:table-cell table:formula="of:=[.A95]*(24/4)*365" office:value-type="float" office:value="47887.620311718" calcext:value-type="float">
            <text:p>47887,620311718</text:p>
          </table:table-cell>
          <table:table-cell table:number-columns-repeated="2"/>
        </table:table-row>
        <table:table-row table:style-name="ro1">
          <table:table-cell office:value-type="float" office:value="21.8148468051815" calcext:value-type="float">
            <text:p>21,8148468052</text:p>
          </table:table-cell>
          <table:table-cell office:value-type="float" office:value="6.30826459947715" calcext:value-type="float">
            <text:p>6,3082645995</text:p>
          </table:table-cell>
          <table:table-cell table:formula="of:=1/[.B96]" office:value-type="float" office:value="0.158522202775528" calcext:value-type="float">
            <text:p>0,1585222028</text:p>
          </table:table-cell>
          <table:table-cell table:formula="of:=[.B96]/MAX([.B$2:.B$343])" office:value-type="float" office:value="0.941622137164691" calcext:value-type="float">
            <text:p>0,9416221372</text:p>
          </table:table-cell>
          <table:table-cell table:formula="of:=[.A96]*(24/4)*365" office:value-type="float" office:value="47774.5145033475" calcext:value-type="float">
            <text:p>47774,5145033475</text:p>
          </table:table-cell>
          <table:table-cell table:number-columns-repeated="2"/>
        </table:table-row>
        <table:table-row table:style-name="ro1">
          <table:table-cell office:value-type="float" office:value="21.7958042784448" calcext:value-type="float">
            <text:p>21,7958042784</text:p>
          </table:table-cell>
          <table:table-cell office:value-type="float" office:value="6.32614095490039" calcext:value-type="float">
            <text:p>6,3261409549</text:p>
          </table:table-cell>
          <table:table-cell table:formula="of:=1/[.B97]" office:value-type="float" office:value="0.158074252080231" calcext:value-type="float">
            <text:p>0,1580742521</text:p>
          </table:table-cell>
          <table:table-cell table:formula="of:=[.B97]/MAX([.B$2:.B$343])" office:value-type="float" office:value="0.944290505260686" calcext:value-type="float">
            <text:p>0,9442905053</text:p>
          </table:table-cell>
          <table:table-cell table:formula="of:=[.A97]*(24/4)*365" office:value-type="float" office:value="47732.8113697942" calcext:value-type="float">
            <text:p>47732,8113697942</text:p>
          </table:table-cell>
          <table:table-cell table:number-columns-repeated="2"/>
        </table:table-row>
        <table:table-row table:style-name="ro1">
          <table:table-cell office:value-type="float" office:value="21.7039226729024" calcext:value-type="float">
            <text:p>21,7039226729</text:p>
          </table:table-cell>
          <table:table-cell office:value-type="float" office:value="6.39457264347529" calcext:value-type="float">
            <text:p>6,3945726435</text:p>
          </table:table-cell>
          <table:table-cell table:formula="of:=1/[.B98]" office:value-type="float" office:value="0.156382616283256" calcext:value-type="float">
            <text:p>0,1563826163</text:p>
          </table:table-cell>
          <table:table-cell table:formula="of:=[.B98]/MAX([.B$2:.B$343])" office:value-type="float" office:value="0.954505167602375" calcext:value-type="float">
            <text:p>0,9545051676</text:p>
          </table:table-cell>
          <table:table-cell table:formula="of:=[.A98]*(24/4)*365" office:value-type="float" office:value="47531.5906536563" calcext:value-type="float">
            <text:p>47531,5906536563</text:p>
          </table:table-cell>
          <table:table-cell table:number-columns-repeated="2"/>
        </table:table-row>
        <table:table-row table:style-name="ro1">
          <table:table-cell office:value-type="float" office:value="21.6918643796728" calcext:value-type="float">
            <text:p>21,6918643797</text:p>
          </table:table-cell>
          <table:table-cell office:value-type="float" office:value="6.46422455130663" calcext:value-type="float">
            <text:p>6,4642245513</text:p>
          </table:table-cell>
          <table:table-cell table:formula="of:=1/[.B99]" office:value-type="float" office:value="0.154697596295269" calcext:value-type="float">
            <text:p>0,1546975963</text:p>
          </table:table-cell>
          <table:table-cell table:formula="of:=[.B99]/MAX([.B$2:.B$343])" office:value-type="float" office:value="0.964901969650783" calcext:value-type="float">
            <text:p>0,9649019697</text:p>
          </table:table-cell>
          <table:table-cell table:formula="of:=[.A99]*(24/4)*365" office:value-type="float" office:value="47505.1829914835" calcext:value-type="float">
            <text:p>47505,1829914835</text:p>
          </table:table-cell>
          <table:table-cell table:number-columns-repeated="2"/>
        </table:table-row>
        <table:table-row table:style-name="ro1">
          <table:table-cell office:value-type="float" office:value="21.666437195473" calcext:value-type="float">
            <text:p>21,6664371955</text:p>
          </table:table-cell>
          <table:table-cell office:value-type="float" office:value="6.61233913973845" calcext:value-type="float">
            <text:p>6,6123391397</text:p>
          </table:table-cell>
          <table:table-cell table:formula="of:=1/[.B100]" office:value-type="float" office:value="0.15123241244392" calcext:value-type="float">
            <text:p>0,1512324124</text:p>
          </table:table-cell>
          <table:table-cell table:formula="of:=[.B100]/MAX([.B$2:.B$343])" office:value-type="float" office:value="0.987010740312685" calcext:value-type="float">
            <text:p>0,9870107403</text:p>
          </table:table-cell>
          <table:table-cell table:formula="of:=[.A100]*(24/4)*365" office:value-type="float" office:value="47449.4974580858" calcext:value-type="float">
            <text:p>47449,4974580858</text:p>
          </table:table-cell>
          <table:table-cell table:number-columns-repeated="2"/>
        </table:table-row>
        <table:table-row table:style-name="ro1">
          <table:table-cell office:value-type="float" office:value="21.6228522780227" calcext:value-type="float">
            <text:p>21,622852278</text:p>
          </table:table-cell>
          <table:table-cell office:value-type="float" office:value="6.69935885160039" calcext:value-type="float">
            <text:p>6,6993588516</text:p>
          </table:table-cell>
          <table:table-cell table:formula="of:=1/[.B101]" office:value-type="float" office:value="0.149268015365547" calcext:value-type="float">
            <text:p>0,1492680154</text:p>
          </table:table-cell>
          <table:table-cell table:formula="of:=[.B101]/MAX([.B$2:.B$343])" office:value-type="float" office:value="1" calcext:value-type="float">
            <text:p>1</text:p>
          </table:table-cell>
          <table:table-cell table:formula="of:=[.A101]*(24/4)*365" office:value-type="float" office:value="47354.0464888697" calcext:value-type="float">
            <text:p>47354,0464888697</text:p>
          </table:table-cell>
          <table:table-cell table:number-columns-repeated="2"/>
        </table:table-row>
      </table:table>
      <table:table table:name="med_0" table:style-name="ta1">
        <table:shapes>
          <draw:frame draw:z-index="0" draw:style-name="gr1" draw:text-style-name="P1" svg:width="159.99mm" svg:height="89.99mm" svg:x="159.33mm" svg:y="21.47mm">
            <loext:p draw:notify-on-update-of-ranges="med_0.E2:med_0.E452 med_0.D2:med_0.D4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42.2445494268233" calcext:value-type="float">
            <text:p>42,2445494268</text:p>
          </table:table-cell>
          <table:table-cell office:value-type="float" office:value="5.76624584981937" calcext:value-type="float">
            <text:p>5,7662458498</text:p>
          </table:table-cell>
          <table:table-cell table:formula="of:=1/[.B2]" office:value-type="float" office:value="0.173423060002085" calcext:value-type="float">
            <text:p>0,17342306</text:p>
          </table:table-cell>
          <table:table-cell table:formula="of:=[.C2]/MAX([.C$2:.C$452])" office:value-type="float" office:value="1" calcext:value-type="float">
            <text:p>1</text:p>
          </table:table-cell>
          <table:table-cell table:formula="of:=[.A2]*(24/4)*365" office:value-type="float" office:value="92515.563244743" calcext:value-type="float">
            <text:p>92515,563244743</text:p>
          </table:table-cell>
          <table:table-cell table:formula="of:=[.E2]-[.E452]" office:value-type="float" office:value="5271.24628604855" calcext:value-type="float">
            <text:p>5271,2462860486</text:p>
          </table:table-cell>
          <table:table-cell table:style-name="ce1" table:formula="of:=[.F2]/[.E2]" office:value-type="percentage" office:value="0.0569768599052234" calcext:value-type="percentage">
            <text:p>5,70%</text:p>
          </table:table-cell>
        </table:table-row>
        <table:table-row table:style-name="ro1">
          <table:table-cell office:value-type="float" office:value="42.2445494268233" calcext:value-type="float">
            <text:p>42,2445494268</text:p>
          </table:table-cell>
          <table:table-cell office:value-type="float" office:value="5.76624584981937" calcext:value-type="float">
            <text:p>5,7662458498</text:p>
          </table:table-cell>
          <table:table-cell table:formula="of:=1/[.B3]" office:value-type="float" office:value="0.173423060002085" calcext:value-type="float">
            <text:p>0,17342306</text:p>
          </table:table-cell>
          <table:table-cell table:formula="of:=[.C3]/MAX([.C$2:.C$452])" office:value-type="float" office:value="1" calcext:value-type="float">
            <text:p>1</text:p>
          </table:table-cell>
          <table:table-cell table:formula="of:=[.A3]*(24/4)*365" office:value-type="float" office:value="92515.563244743" calcext:value-type="float">
            <text:p>92515,563244743</text:p>
          </table:table-cell>
          <table:table-cell table:number-columns-repeated="2"/>
        </table:table-row>
        <table:table-row table:style-name="ro1">
          <table:table-cell office:value-type="float" office:value="42.2430988645104" calcext:value-type="float">
            <text:p>42,2430988645</text:p>
          </table:table-cell>
          <table:table-cell office:value-type="float" office:value="5.77446982463954" calcext:value-type="float">
            <text:p>5,7744698246</text:p>
          </table:table-cell>
          <table:table-cell table:formula="of:=1/[.B4]" office:value-type="float" office:value="0.173176071633974" calcext:value-type="float">
            <text:p>0,1731760716</text:p>
          </table:table-cell>
          <table:table-cell table:formula="of:=[.C4]/MAX([.C$2:.C$452])" office:value-type="float" office:value="0.998575804347426" calcext:value-type="float">
            <text:p>0,9985758043</text:p>
          </table:table-cell>
          <table:table-cell table:formula="of:=[.A4]*(24/4)*365" office:value-type="float" office:value="92512.3865132778" calcext:value-type="float">
            <text:p>92512,3865132778</text:p>
          </table:table-cell>
          <table:table-cell table:number-columns-repeated="2"/>
        </table:table-row>
        <table:table-row table:style-name="ro1">
          <table:table-cell office:value-type="float" office:value="42.2230556522863" calcext:value-type="float">
            <text:p>42,2230556523</text:p>
          </table:table-cell>
          <table:table-cell office:value-type="float" office:value="5.77447673561075" calcext:value-type="float">
            <text:p>5,7744767356</text:p>
          </table:table-cell>
          <table:table-cell table:formula="of:=1/[.B5]" office:value-type="float" office:value="0.173175864374529" calcext:value-type="float">
            <text:p>0,1731758644</text:p>
          </table:table-cell>
          <table:table-cell table:formula="of:=[.C5]/MAX([.C$2:.C$452])" office:value-type="float" office:value="0.99857460923851" calcext:value-type="float">
            <text:p>0,9985746092</text:p>
          </table:table-cell>
          <table:table-cell table:formula="of:=[.A5]*(24/4)*365" office:value-type="float" office:value="92468.491878507" calcext:value-type="float">
            <text:p>92468,491878507</text:p>
          </table:table-cell>
          <table:table-cell table:number-columns-repeated="2"/>
        </table:table-row>
        <table:table-row table:style-name="ro1">
          <table:table-cell office:value-type="float" office:value="42.2083894296899" calcext:value-type="float">
            <text:p>42,2083894297</text:p>
          </table:table-cell>
          <table:table-cell office:value-type="float" office:value="5.7801720098913" calcext:value-type="float">
            <text:p>5,7801720099</text:p>
          </table:table-cell>
          <table:table-cell table:formula="of:=1/[.B6]" office:value-type="float" office:value="0.173005232074193" calcext:value-type="float">
            <text:p>0,1730052321</text:p>
          </table:table-cell>
          <table:table-cell table:formula="of:=[.C6]/MAX([.C$2:.C$452])" office:value-type="float" office:value="0.997590701444853" calcext:value-type="float">
            <text:p>0,9975907014</text:p>
          </table:table-cell>
          <table:table-cell table:formula="of:=[.A6]*(24/4)*365" office:value-type="float" office:value="92436.3728510209" calcext:value-type="float">
            <text:p>92436,3728510209</text:p>
          </table:table-cell>
          <table:table-cell table:number-columns-repeated="2"/>
        </table:table-row>
        <table:table-row table:style-name="ro1">
          <table:table-cell office:value-type="float" office:value="42.2083894296899" calcext:value-type="float">
            <text:p>42,2083894297</text:p>
          </table:table-cell>
          <table:table-cell office:value-type="float" office:value="5.7801720098913" calcext:value-type="float">
            <text:p>5,7801720099</text:p>
          </table:table-cell>
          <table:table-cell table:formula="of:=1/[.B7]" office:value-type="float" office:value="0.173005232074193" calcext:value-type="float">
            <text:p>0,1730052321</text:p>
          </table:table-cell>
          <table:table-cell table:formula="of:=[.C7]/MAX([.C$2:.C$452])" office:value-type="float" office:value="0.997590701444853" calcext:value-type="float">
            <text:p>0,9975907014</text:p>
          </table:table-cell>
          <table:table-cell table:formula="of:=[.A7]*(24/4)*365" office:value-type="float" office:value="92436.3728510209" calcext:value-type="float">
            <text:p>92436,3728510209</text:p>
          </table:table-cell>
          <table:table-cell table:number-columns-repeated="2"/>
        </table:table-row>
        <table:table-row table:style-name="ro1">
          <table:table-cell office:value-type="float" office:value="42.1938117445047" calcext:value-type="float">
            <text:p>42,1938117445</text:p>
          </table:table-cell>
          <table:table-cell office:value-type="float" office:value="5.78831175809273" calcext:value-type="float">
            <text:p>5,7883117581</text:p>
          </table:table-cell>
          <table:table-cell table:formula="of:=1/[.B8]" office:value-type="float" office:value="0.172761945415584" calcext:value-type="float">
            <text:p>0,1727619454</text:p>
          </table:table-cell>
          <table:table-cell table:formula="of:=[.C8]/MAX([.C$2:.C$452])" office:value-type="float" office:value="0.996187850759333" calcext:value-type="float">
            <text:p>0,9961878508</text:p>
          </table:table-cell>
          <table:table-cell table:formula="of:=[.A8]*(24/4)*365" office:value-type="float" office:value="92404.4477204653" calcext:value-type="float">
            <text:p>92404,4477204653</text:p>
          </table:table-cell>
          <table:table-cell table:number-columns-repeated="2"/>
        </table:table-row>
        <table:table-row table:style-name="ro1">
          <table:table-cell office:value-type="float" office:value="42.1631235578672" calcext:value-type="float">
            <text:p>42,1631235579</text:p>
          </table:table-cell>
          <table:table-cell office:value-type="float" office:value="5.79149404676181" calcext:value-type="float">
            <text:p>5,7914940468</text:p>
          </table:table-cell>
          <table:table-cell table:formula="of:=1/[.B9]" office:value-type="float" office:value="0.172667016822564" calcext:value-type="float">
            <text:p>0,1726670168</text:p>
          </table:table-cell>
          <table:table-cell table:formula="of:=[.C9]/MAX([.C$2:.C$452])" office:value-type="float" office:value="0.9956404691538" calcext:value-type="float">
            <text:p>0,9956404692</text:p>
          </table:table-cell>
          <table:table-cell table:formula="of:=[.A9]*(24/4)*365" office:value-type="float" office:value="92337.2405917292" calcext:value-type="float">
            <text:p>92337,2405917292</text:p>
          </table:table-cell>
          <table:table-cell table:number-columns-repeated="2"/>
        </table:table-row>
        <table:table-row table:style-name="ro1">
          <table:table-cell office:value-type="float" office:value="42.1484871417237" calcext:value-type="float">
            <text:p>42,1484871417</text:p>
          </table:table-cell>
          <table:table-cell office:value-type="float" office:value="5.79413249100641" calcext:value-type="float">
            <text:p>5,794132491</text:p>
          </table:table-cell>
          <table:table-cell table:formula="of:=1/[.B10]" office:value-type="float" office:value="0.172588390333184" calcext:value-type="float">
            <text:p>0,1725883903</text:p>
          </table:table-cell>
          <table:table-cell table:formula="of:=[.C10]/MAX([.C$2:.C$452])" office:value-type="float" office:value="0.99518708948573" calcext:value-type="float">
            <text:p>0,9951870895</text:p>
          </table:table-cell>
          <table:table-cell table:formula="of:=[.A10]*(24/4)*365" office:value-type="float" office:value="92305.1868403749" calcext:value-type="float">
            <text:p>92305,1868403749</text:p>
          </table:table-cell>
          <table:table-cell table:number-columns-repeated="2"/>
        </table:table-row>
        <table:table-row table:style-name="ro1">
          <table:table-cell office:value-type="float" office:value="42.1274021705733" calcext:value-type="float">
            <text:p>42,1274021706</text:p>
          </table:table-cell>
          <table:table-cell office:value-type="float" office:value="5.8024641771575" calcext:value-type="float">
            <text:p>5,8024641772</text:p>
          </table:table-cell>
          <table:table-cell table:formula="of:=1/[.B11]" office:value-type="float" office:value="0.172340572809857" calcext:value-type="float">
            <text:p>0,1723405728</text:p>
          </table:table-cell>
          <table:table-cell table:formula="of:=[.C11]/MAX([.C$2:.C$452])" office:value-type="float" office:value="0.993758112720332" calcext:value-type="float">
            <text:p>0,9937581127</text:p>
          </table:table-cell>
          <table:table-cell table:formula="of:=[.A11]*(24/4)*365" office:value-type="float" office:value="92259.0107535555" calcext:value-type="float">
            <text:p>92259,0107535555</text:p>
          </table:table-cell>
          <table:table-cell table:number-columns-repeated="2"/>
        </table:table-row>
        <table:table-row table:style-name="ro1">
          <table:table-cell office:value-type="float" office:value="42.1198258578133" calcext:value-type="float">
            <text:p>42,1198258578</text:p>
          </table:table-cell>
          <table:table-cell office:value-type="float" office:value="5.80374457733735" calcext:value-type="float">
            <text:p>5,8037445773</text:p>
          </table:table-cell>
          <table:table-cell table:formula="of:=1/[.B12]" office:value-type="float" office:value="0.172302551684447" calcext:value-type="float">
            <text:p>0,1723025517</text:p>
          </table:table-cell>
          <table:table-cell table:formula="of:=[.C12]/MAX([.C$2:.C$452])" office:value-type="float" office:value="0.993538873563732" calcext:value-type="float">
            <text:p>0,9935388736</text:p>
          </table:table-cell>
          <table:table-cell table:formula="of:=[.A12]*(24/4)*365" office:value-type="float" office:value="92242.4186286111" calcext:value-type="float">
            <text:p>92242,4186286111</text:p>
          </table:table-cell>
          <table:table-cell table:number-columns-repeated="2"/>
        </table:table-row>
        <table:table-row table:style-name="ro1">
          <table:table-cell office:value-type="float" office:value="42.1056379963534" calcext:value-type="float">
            <text:p>42,1056379964</text:p>
          </table:table-cell>
          <table:table-cell office:value-type="float" office:value="5.80748056204957" calcext:value-type="float">
            <text:p>5,807480562</text:p>
          </table:table-cell>
          <table:table-cell table:formula="of:=1/[.B13]" office:value-type="float" office:value="0.172191708489693" calcext:value-type="float">
            <text:p>0,1721917085</text:p>
          </table:table-cell>
          <table:table-cell table:formula="of:=[.C13]/MAX([.C$2:.C$452])" office:value-type="float" office:value="0.992899724452001" calcext:value-type="float">
            <text:p>0,9928997245</text:p>
          </table:table-cell>
          <table:table-cell table:formula="of:=[.A13]*(24/4)*365" office:value-type="float" office:value="92211.347212014" calcext:value-type="float">
            <text:p>92211,347212014</text:p>
          </table:table-cell>
          <table:table-cell table:number-columns-repeated="2"/>
        </table:table-row>
        <table:table-row table:style-name="ro1">
          <table:table-cell office:value-type="float" office:value="42.0965271939783" calcext:value-type="float">
            <text:p>42,096527194</text:p>
          </table:table-cell>
          <table:table-cell office:value-type="float" office:value="5.8122941861503" calcext:value-type="float">
            <text:p>5,8122941862</text:p>
          </table:table-cell>
          <table:table-cell table:formula="of:=1/[.B14]" office:value-type="float" office:value="0.172049102810871" calcext:value-type="float">
            <text:p>0,1720491028</text:p>
          </table:table-cell>
          <table:table-cell table:formula="of:=[.C14]/MAX([.C$2:.C$452])" office:value-type="float" office:value="0.99207742504833" calcext:value-type="float">
            <text:p>0,992077425</text:p>
          </table:table-cell>
          <table:table-cell table:formula="of:=[.A14]*(24/4)*365" office:value-type="float" office:value="92191.3945548125" calcext:value-type="float">
            <text:p>92191,3945548125</text:p>
          </table:table-cell>
          <table:table-cell table:number-columns-repeated="2"/>
        </table:table-row>
        <table:table-row table:style-name="ro1">
          <table:table-cell office:value-type="float" office:value="42.0907222155663" calcext:value-type="float">
            <text:p>42,0907222156</text:p>
          </table:table-cell>
          <table:table-cell office:value-type="float" office:value="5.81398950089849" calcext:value-type="float">
            <text:p>5,8139895009</text:p>
          </table:table-cell>
          <table:table-cell table:formula="of:=1/[.B15]" office:value-type="float" office:value="0.171998934612018" calcext:value-type="float">
            <text:p>0,1719989346</text:p>
          </table:table-cell>
          <table:table-cell table:formula="of:=[.C15]/MAX([.C$2:.C$452])" office:value-type="float" office:value="0.991788142879904" calcext:value-type="float">
            <text:p>0,9917881429</text:p>
          </table:table-cell>
          <table:table-cell table:formula="of:=[.A15]*(24/4)*365" office:value-type="float" office:value="92178.6816520902" calcext:value-type="float">
            <text:p>92178,6816520902</text:p>
          </table:table-cell>
          <table:table-cell table:number-columns-repeated="2"/>
        </table:table-row>
        <table:table-row table:style-name="ro1">
          <table:table-cell office:value-type="float" office:value="42.0763512726281" calcext:value-type="float">
            <text:p>42,0763512726</text:p>
          </table:table-cell>
          <table:table-cell office:value-type="float" office:value="5.81709264838052" calcext:value-type="float">
            <text:p>5,8170926484</text:p>
          </table:table-cell>
          <table:table-cell table:formula="of:=1/[.B16]" office:value-type="float" office:value="0.171907181206474" calcext:value-type="float">
            <text:p>0,1719071812</text:p>
          </table:table-cell>
          <table:table-cell table:formula="of:=[.C16]/MAX([.C$2:.C$452])" office:value-type="float" office:value="0.991259070185979" calcext:value-type="float">
            <text:p>0,9912590702</text:p>
          </table:table-cell>
          <table:table-cell table:formula="of:=[.A16]*(24/4)*365" office:value-type="float" office:value="92147.2092870556" calcext:value-type="float">
            <text:p>92147,2092870556</text:p>
          </table:table-cell>
          <table:table-cell table:number-columns-repeated="2"/>
        </table:table-row>
        <table:table-row table:style-name="ro1">
          <table:table-cell office:value-type="float" office:value="42.0464442107147" calcext:value-type="float">
            <text:p>42,0464442107</text:p>
          </table:table-cell>
          <table:table-cell office:value-type="float" office:value="5.8250524370496" calcext:value-type="float">
            <text:p>5,825052437</text:p>
          </table:table-cell>
          <table:table-cell table:formula="of:=1/[.B17]" office:value-type="float" office:value="0.171672274336899" calcext:value-type="float">
            <text:p>0,1716722743</text:p>
          </table:table-cell>
          <table:table-cell table:formula="of:=[.C17]/MAX([.C$2:.C$452])" office:value-type="float" office:value="0.989904539424195" calcext:value-type="float">
            <text:p>0,9899045394</text:p>
          </table:table-cell>
          <table:table-cell table:formula="of:=[.A17]*(24/4)*365" office:value-type="float" office:value="92081.7128214652" calcext:value-type="float">
            <text:p>92081,7128214652</text:p>
          </table:table-cell>
          <table:table-cell table:number-columns-repeated="2"/>
        </table:table-row>
        <table:table-row table:style-name="ro1">
          <table:table-cell office:value-type="float" office:value="42.0427675211251" calcext:value-type="float">
            <text:p>42,0427675211</text:p>
          </table:table-cell>
          <table:table-cell office:value-type="float" office:value="5.83171362859636" calcext:value-type="float">
            <text:p>5,8317136286</text:p>
          </table:table-cell>
          <table:table-cell table:formula="of:=1/[.B18]" office:value-type="float" office:value="0.171476184135038" calcext:value-type="float">
            <text:p>0,1714761841</text:p>
          </table:table-cell>
          <table:table-cell table:formula="of:=[.C18]/MAX([.C$2:.C$452])" office:value-type="float" office:value="0.988773835111525" calcext:value-type="float">
            <text:p>0,9887738351</text:p>
          </table:table-cell>
          <table:table-cell table:formula="of:=[.A18]*(24/4)*365" office:value-type="float" office:value="92073.660871264" calcext:value-type="float">
            <text:p>92073,660871264</text:p>
          </table:table-cell>
          <table:table-cell table:number-columns-repeated="2"/>
        </table:table-row>
        <table:table-row table:style-name="ro1">
          <table:table-cell office:value-type="float" office:value="42.0411524480847" calcext:value-type="float">
            <text:p>42,0411524481</text:p>
          </table:table-cell>
          <table:table-cell office:value-type="float" office:value="5.83348033722948" calcext:value-type="float">
            <text:p>5,8334803372</text:p>
          </table:table-cell>
          <table:table-cell table:formula="of:=1/[.B19]" office:value-type="float" office:value="0.171424251422939" calcext:value-type="float">
            <text:p>0,1714242514</text:p>
          </table:table-cell>
          <table:table-cell table:formula="of:=[.C19]/MAX([.C$2:.C$452])" office:value-type="float" office:value="0.988474378325917" calcext:value-type="float">
            <text:p>0,9884743783</text:p>
          </table:table-cell>
          <table:table-cell table:formula="of:=[.A19]*(24/4)*365" office:value-type="float" office:value="92070.1238613055" calcext:value-type="float">
            <text:p>92070,1238613055</text:p>
          </table:table-cell>
          <table:table-cell table:number-columns-repeated="2"/>
        </table:table-row>
        <table:table-row table:style-name="ro1">
          <table:table-cell office:value-type="float" office:value="42.0365084029458" calcext:value-type="float">
            <text:p>42,0365084029</text:p>
          </table:table-cell>
          <table:table-cell office:value-type="float" office:value="5.83504839927984" calcext:value-type="float">
            <text:p>5,8350483993</text:p>
          </table:table-cell>
          <table:table-cell table:formula="of:=1/[.B20]" office:value-type="float" office:value="0.171378184304936" calcext:value-type="float">
            <text:p>0,1713781843</text:p>
          </table:table-cell>
          <table:table-cell table:formula="of:=[.C20]/MAX([.C$2:.C$452])" office:value-type="float" office:value="0.988208743997914" calcext:value-type="float">
            <text:p>0,988208744</text:p>
          </table:table-cell>
          <table:table-cell table:formula="of:=[.A20]*(24/4)*365" office:value-type="float" office:value="92059.9534024513" calcext:value-type="float">
            <text:p>92059,9534024513</text:p>
          </table:table-cell>
          <table:table-cell table:number-columns-repeated="2"/>
        </table:table-row>
        <table:table-row table:style-name="ro1">
          <table:table-cell office:value-type="float" office:value="42.0065764706685" calcext:value-type="float">
            <text:p>42,0065764707</text:p>
          </table:table-cell>
          <table:table-cell office:value-type="float" office:value="5.8390961735604" calcext:value-type="float">
            <text:p>5,8390961736</text:p>
          </table:table-cell>
          <table:table-cell table:formula="of:=1/[.B21]" office:value-type="float" office:value="0.171259381636499" calcext:value-type="float">
            <text:p>0,1712593816</text:p>
          </table:table-cell>
          <table:table-cell table:formula="of:=[.C21]/MAX([.C$2:.C$452])" office:value-type="float" office:value="0.987523698604092" calcext:value-type="float">
            <text:p>0,9875236986</text:p>
          </table:table-cell>
          <table:table-cell table:formula="of:=[.A21]*(24/4)*365" office:value-type="float" office:value="91994.402470764" calcext:value-type="float">
            <text:p>91994,402470764</text:p>
          </table:table-cell>
          <table:table-cell table:number-columns-repeated="2"/>
        </table:table-row>
        <table:table-row table:style-name="ro1">
          <table:table-cell office:value-type="float" office:value="41.9826281421962" calcext:value-type="float">
            <text:p>41,9826281422</text:p>
          </table:table-cell>
          <table:table-cell office:value-type="float" office:value="5.84342780575464" calcext:value-type="float">
            <text:p>5,8434278058</text:p>
          </table:table-cell>
          <table:table-cell table:formula="of:=1/[.B22]" office:value-type="float" office:value="0.17113243001226" calcext:value-type="float">
            <text:p>0,17113243</text:p>
          </table:table-cell>
          <table:table-cell table:formula="of:=[.C22]/MAX([.C$2:.C$452])" office:value-type="float" office:value="0.986791664327698" calcext:value-type="float">
            <text:p>0,9867916643</text:p>
          </table:table-cell>
          <table:table-cell table:formula="of:=[.A22]*(24/4)*365" office:value-type="float" office:value="91941.9556314097" calcext:value-type="float">
            <text:p>91941,9556314097</text:p>
          </table:table-cell>
          <table:table-cell table:number-columns-repeated="2"/>
        </table:table-row>
        <table:table-row table:style-name="ro1">
          <table:table-cell office:value-type="float" office:value="41.9677774067922" calcext:value-type="float">
            <text:p>41,9677774068</text:p>
          </table:table-cell>
          <table:table-cell office:value-type="float" office:value="5.84938434352443" calcext:value-type="float">
            <text:p>5,8493843435</text:p>
          </table:table-cell>
          <table:table-cell table:formula="of:=1/[.B23]" office:value-type="float" office:value="0.170958162649553" calcext:value-type="float">
            <text:p>0,1709581626</text:p>
          </table:table-cell>
          <table:table-cell table:formula="of:=[.C23]/MAX([.C$2:.C$452])" office:value-type="float" office:value="0.985786795870732" calcext:value-type="float">
            <text:p>0,9857867959</text:p>
          </table:table-cell>
          <table:table-cell table:formula="of:=[.A23]*(24/4)*365" office:value-type="float" office:value="91909.4325208749" calcext:value-type="float">
            <text:p>91909,4325208749</text:p>
          </table:table-cell>
          <table:table-cell table:number-columns-repeated="2"/>
        </table:table-row>
        <table:table-row table:style-name="ro1">
          <table:table-cell office:value-type="float" office:value="41.9479179227645" calcext:value-type="float">
            <text:p>41,9479179228</text:p>
          </table:table-cell>
          <table:table-cell office:value-type="float" office:value="5.85739428507121" calcext:value-type="float">
            <text:p>5,8573942851</text:p>
          </table:table-cell>
          <table:table-cell table:formula="of:=1/[.B24]" office:value-type="float" office:value="0.170724378679562" calcext:value-type="float">
            <text:p>0,1707243787</text:p>
          </table:table-cell>
          <table:table-cell table:formula="of:=[.C24]/MAX([.C$2:.C$452])" office:value-type="float" office:value="0.984438740024015" calcext:value-type="float">
            <text:p>0,98443874</text:p>
          </table:table-cell>
          <table:table-cell table:formula="of:=[.A24]*(24/4)*365" office:value-type="float" office:value="91865.9402508543" calcext:value-type="float">
            <text:p>91865,9402508543</text:p>
          </table:table-cell>
          <table:table-cell table:number-columns-repeated="2"/>
        </table:table-row>
        <table:table-row table:style-name="ro1">
          <table:table-cell office:value-type="float" office:value="41.9284260092149" calcext:value-type="float">
            <text:p>41,9284260092</text:p>
          </table:table-cell>
          <table:table-cell office:value-type="float" office:value="5.86487651079062" calcext:value-type="float">
            <text:p>5,8648765108</text:p>
          </table:table-cell>
          <table:table-cell table:formula="of:=1/[.B25]" office:value-type="float" office:value="0.170506573865644" calcext:value-type="float">
            <text:p>0,1705065739</text:p>
          </table:table-cell>
          <table:table-cell table:formula="of:=[.C25]/MAX([.C$2:.C$452])" office:value-type="float" office:value="0.983182823919688" calcext:value-type="float">
            <text:p>0,9831828239</text:p>
          </table:table-cell>
          <table:table-cell table:formula="of:=[.A25]*(24/4)*365" office:value-type="float" office:value="91823.2529601806" calcext:value-type="float">
            <text:p>91823,2529601806</text:p>
          </table:table-cell>
          <table:table-cell table:number-columns-repeated="2"/>
        </table:table-row>
        <table:table-row table:style-name="ro1">
          <table:table-cell office:value-type="float" office:value="41.9263748986904" calcext:value-type="float">
            <text:p>41,9263748987</text:p>
          </table:table-cell>
          <table:table-cell office:value-type="float" office:value="5.86631008093452" calcext:value-type="float">
            <text:p>5,8663100809</text:p>
          </table:table-cell>
          <table:table-cell table:formula="of:=1/[.B26]" office:value-type="float" office:value="0.170464906594351" calcext:value-type="float">
            <text:p>0,1704649066</text:p>
          </table:table-cell>
          <table:table-cell table:formula="of:=[.C26]/MAX([.C$2:.C$452])" office:value-type="float" office:value="0.982942560189521" calcext:value-type="float">
            <text:p>0,9829425602</text:p>
          </table:table-cell>
          <table:table-cell table:formula="of:=[.A26]*(24/4)*365" office:value-type="float" office:value="91818.761028132" calcext:value-type="float">
            <text:p>91818,761028132</text:p>
          </table:table-cell>
          <table:table-cell table:number-columns-repeated="2"/>
        </table:table-row>
        <table:table-row table:style-name="ro1">
          <table:table-cell office:value-type="float" office:value="41.9068265776256" calcext:value-type="float">
            <text:p>41,9068265776</text:p>
          </table:table-cell>
          <table:table-cell office:value-type="float" office:value="5.87448089927983" calcext:value-type="float">
            <text:p>5,8744808993</text:p>
          </table:table-cell>
          <table:table-cell table:formula="of:=1/[.B27]" office:value-type="float" office:value="0.170227806872705" calcext:value-type="float">
            <text:p>0,1702278069</text:p>
          </table:table-cell>
          <table:table-cell table:formula="of:=[.C27]/MAX([.C$2:.C$452])" office:value-type="float" office:value="0.981575384903587" calcext:value-type="float">
            <text:p>0,9815753849</text:p>
          </table:table-cell>
          <table:table-cell table:formula="of:=[.A27]*(24/4)*365" office:value-type="float" office:value="91775.9502050001" calcext:value-type="float">
            <text:p>91775,9502050001</text:p>
          </table:table-cell>
          <table:table-cell table:number-columns-repeated="2"/>
        </table:table-row>
        <table:table-row table:style-name="ro1">
          <table:table-cell office:value-type="float" office:value="41.9012089652334" calcext:value-type="float">
            <text:p>41,9012089652</text:p>
          </table:table-cell>
          <table:table-cell office:value-type="float" office:value="5.87849417266112" calcext:value-type="float">
            <text:p>5,8784941727</text:p>
          </table:table-cell>
          <table:table-cell table:formula="of:=1/[.B28]" office:value-type="float" office:value="0.170111591613148" calcext:value-type="float">
            <text:p>0,1701115916</text:p>
          </table:table-cell>
          <table:table-cell table:formula="of:=[.C28]/MAX([.C$2:.C$452])" office:value-type="float" office:value="0.980905259145483" calcext:value-type="float">
            <text:p>0,9809052591</text:p>
          </table:table-cell>
          <table:table-cell table:formula="of:=[.A28]*(24/4)*365" office:value-type="float" office:value="91763.6476338612" calcext:value-type="float">
            <text:p>91763,6476338612</text:p>
          </table:table-cell>
          <table:table-cell table:number-columns-repeated="2"/>
        </table:table-row>
        <table:table-row table:style-name="ro1">
          <table:table-cell office:value-type="float" office:value="41.8886740879566" calcext:value-type="float">
            <text:p>41,888674088</text:p>
          </table:table-cell>
          <table:table-cell office:value-type="float" office:value="5.88531552158198" calcext:value-type="float">
            <text:p>5,8853155216</text:p>
          </table:table-cell>
          <table:table-cell table:formula="of:=1/[.B29]" office:value-type="float" office:value="0.169914424525399" calcext:value-type="float">
            <text:p>0,1699144245</text:p>
          </table:table-cell>
          <table:table-cell table:formula="of:=[.C29]/MAX([.C$2:.C$452])" office:value-type="float" office:value="0.979768345244028" calcext:value-type="float">
            <text:p>0,9797683452</text:p>
          </table:table-cell>
          <table:table-cell table:formula="of:=[.A29]*(24/4)*365" office:value-type="float" office:value="91736.196252625" calcext:value-type="float">
            <text:p>91736,196252625</text:p>
          </table:table-cell>
          <table:table-cell table:number-columns-repeated="2"/>
        </table:table-row>
        <table:table-row table:style-name="ro1">
          <table:table-cell office:value-type="float" office:value="41.8794493827055" calcext:value-type="float">
            <text:p>41,8794493827</text:p>
          </table:table-cell>
          <table:table-cell office:value-type="float" office:value="5.8857578911863" calcext:value-type="float">
            <text:p>5,8857578912</text:p>
          </table:table-cell>
          <table:table-cell table:formula="of:=1/[.B30]" office:value-type="float" office:value="0.169901653871537" calcext:value-type="float">
            <text:p>0,1699016539</text:p>
          </table:table-cell>
          <table:table-cell table:formula="of:=[.C30]/MAX([.C$2:.C$452])" office:value-type="float" office:value="0.979694706514195" calcext:value-type="float">
            <text:p>0,9796947065</text:p>
          </table:table-cell>
          <table:table-cell table:formula="of:=[.A30]*(24/4)*365" office:value-type="float" office:value="91715.9941481251" calcext:value-type="float">
            <text:p>91715,9941481251</text:p>
          </table:table-cell>
          <table:table-cell table:number-columns-repeated="2"/>
        </table:table-row>
        <table:table-row table:style-name="ro1">
          <table:table-cell office:value-type="float" office:value="41.8662704971778" calcext:value-type="float">
            <text:p>41,8662704972</text:p>
          </table:table-cell>
          <table:table-cell office:value-type="float" office:value="5.89544869604239" calcext:value-type="float">
            <text:p>5,895448696</text:p>
          </table:table-cell>
          <table:table-cell table:formula="of:=1/[.B31]" office:value-type="float" office:value="0.169622373386321" calcext:value-type="float">
            <text:p>0,1696223734</text:p>
          </table:table-cell>
          <table:table-cell table:formula="of:=[.C31]/MAX([.C$2:.C$452])" office:value-type="float" office:value="0.978084306575384" calcext:value-type="float">
            <text:p>0,9780843066</text:p>
          </table:table-cell>
          <table:table-cell table:formula="of:=[.A31]*(24/4)*365" office:value-type="float" office:value="91687.1323888194" calcext:value-type="float">
            <text:p>91687,1323888194</text:p>
          </table:table-cell>
          <table:table-cell table:number-columns-repeated="2"/>
        </table:table-row>
        <table:table-row table:style-name="ro1">
          <table:table-cell office:value-type="float" office:value="41.8488168442796" calcext:value-type="float">
            <text:p>41,8488168443</text:p>
          </table:table-cell>
          <table:table-cell office:value-type="float" office:value="5.90135066097045" calcext:value-type="float">
            <text:p>5,901350661</text:p>
          </table:table-cell>
          <table:table-cell table:formula="of:=1/[.B32]" office:value-type="float" office:value="0.169452733357071" calcext:value-type="float">
            <text:p>0,1694527334</text:p>
          </table:table-cell>
          <table:table-cell table:formula="of:=[.C32]/MAX([.C$2:.C$452])" office:value-type="float" office:value="0.977106120460759" calcext:value-type="float">
            <text:p>0,9771061205</text:p>
          </table:table-cell>
          <table:table-cell table:formula="of:=[.A32]*(24/4)*365" office:value-type="float" office:value="91648.9088889723" calcext:value-type="float">
            <text:p>91648,9088889723</text:p>
          </table:table-cell>
          <table:table-cell table:number-columns-repeated="2"/>
        </table:table-row>
        <table:table-row table:style-name="ro1">
          <table:table-cell office:value-type="float" office:value="41.8460340791223" calcext:value-type="float">
            <text:p>41,8460340791</text:p>
          </table:table-cell>
          <table:table-cell office:value-type="float" office:value="5.91058201438772" calcext:value-type="float">
            <text:p>5,9105820144</text:p>
          </table:table-cell>
          <table:table-cell table:formula="of:=1/[.B33]" office:value-type="float" office:value="0.169188076159974" calcext:value-type="float">
            <text:p>0,1691880762</text:p>
          </table:table-cell>
          <table:table-cell table:formula="of:=[.C33]/MAX([.C$2:.C$452])" office:value-type="float" office:value="0.975580041996372" calcext:value-type="float">
            <text:p>0,975580042</text:p>
          </table:table-cell>
          <table:table-cell table:formula="of:=[.A33]*(24/4)*365" office:value-type="float" office:value="91642.8146332778" calcext:value-type="float">
            <text:p>91642,8146332778</text:p>
          </table:table-cell>
          <table:table-cell table:number-columns-repeated="2"/>
        </table:table-row>
        <table:table-row table:style-name="ro1">
          <table:table-cell office:value-type="float" office:value="41.8313451130169" calcext:value-type="float">
            <text:p>41,831345113</text:p>
          </table:table-cell>
          <table:table-cell office:value-type="float" office:value="5.91303053507117" calcext:value-type="float">
            <text:p>5,9130305351</text:p>
          </table:table-cell>
          <table:table-cell table:formula="of:=1/[.B34]" office:value-type="float" office:value="0.169118017244936" calcext:value-type="float">
            <text:p>0,1691180172</text:p>
          </table:table-cell>
          <table:table-cell table:formula="of:=[.C34]/MAX([.C$2:.C$452])" office:value-type="float" office:value="0.975176065068294" calcext:value-type="float">
            <text:p>0,9751760651</text:p>
          </table:table-cell>
          <table:table-cell table:formula="of:=[.A34]*(24/4)*365" office:value-type="float" office:value="91610.645797507" calcext:value-type="float">
            <text:p>91610,645797507</text:p>
          </table:table-cell>
          <table:table-cell table:number-columns-repeated="2"/>
        </table:table-row>
        <table:table-row table:style-name="ro1">
          <table:table-cell office:value-type="float" office:value="41.8211380435851" calcext:value-type="float">
            <text:p>41,8211380436</text:p>
          </table:table-cell>
          <table:table-cell office:value-type="float" office:value="5.91466128597045" calcext:value-type="float">
            <text:p>5,914661286</text:p>
          </table:table-cell>
          <table:table-cell table:formula="of:=1/[.B35]" office:value-type="float" office:value="0.169071389154945" calcext:value-type="float">
            <text:p>0,1690713892</text:p>
          </table:table-cell>
          <table:table-cell table:formula="of:=[.C35]/MAX([.C$2:.C$452])" office:value-type="float" office:value="0.9749071960379" calcext:value-type="float">
            <text:p>0,974907196</text:p>
          </table:table-cell>
          <table:table-cell table:formula="of:=[.A35]*(24/4)*365" office:value-type="float" office:value="91588.2923154514" calcext:value-type="float">
            <text:p>91588,2923154514</text:p>
          </table:table-cell>
          <table:table-cell table:number-columns-repeated="2"/>
        </table:table-row>
        <table:table-row table:style-name="ro1">
          <table:table-cell office:value-type="float" office:value="41.820455737091" calcext:value-type="float">
            <text:p>41,8204557371</text:p>
          </table:table-cell>
          <table:table-cell office:value-type="float" office:value="5.92103558453159" calcext:value-type="float">
            <text:p>5,9210355845</text:p>
          </table:table-cell>
          <table:table-cell table:formula="of:=1/[.B36]" office:value-type="float" office:value="0.168889375131007" calcext:value-type="float">
            <text:p>0,1688893751</text:p>
          </table:table-cell>
          <table:table-cell table:formula="of:=[.C36]/MAX([.C$2:.C$452])" office:value-type="float" office:value="0.973857658427759" calcext:value-type="float">
            <text:p>0,9738576584</text:p>
          </table:table-cell>
          <table:table-cell table:formula="of:=[.A36]*(24/4)*365" office:value-type="float" office:value="91586.7980642293" calcext:value-type="float">
            <text:p>91586,7980642293</text:p>
          </table:table-cell>
          <table:table-cell table:number-columns-repeated="2"/>
        </table:table-row>
        <table:table-row table:style-name="ro1">
          <table:table-cell office:value-type="float" office:value="41.819997154395" calcext:value-type="float">
            <text:p>41,8199971544</text:p>
          </table:table-cell>
          <table:table-cell office:value-type="float" office:value="5.9215966681647" calcext:value-type="float">
            <text:p>5,9215966682</text:p>
          </table:table-cell>
          <table:table-cell table:formula="of:=1/[.B37]" office:value-type="float" office:value="0.168873372510515" calcext:value-type="float">
            <text:p>0,1688733725</text:p>
          </table:table-cell>
          <table:table-cell table:formula="of:=[.C37]/MAX([.C$2:.C$452])" office:value-type="float" office:value="0.973765383383756" calcext:value-type="float">
            <text:p>0,9737653834</text:p>
          </table:table-cell>
          <table:table-cell table:formula="of:=[.A37]*(24/4)*365" office:value-type="float" office:value="91585.793768125" calcext:value-type="float">
            <text:p>91585,793768125</text:p>
          </table:table-cell>
          <table:table-cell table:number-columns-repeated="2"/>
        </table:table-row>
        <table:table-row table:style-name="ro1">
          <table:table-cell office:value-type="float" office:value="41.8167529453133" calcext:value-type="float">
            <text:p>41,8167529453</text:p>
          </table:table-cell>
          <table:table-cell office:value-type="float" office:value="5.92266589028701" calcext:value-type="float">
            <text:p>5,9226658903</text:p>
          </table:table-cell>
          <table:table-cell table:formula="of:=1/[.B38]" office:value-type="float" office:value="0.168842885707933" calcext:value-type="float">
            <text:p>0,1688428857</text:p>
          </table:table-cell>
          <table:table-cell table:formula="of:=[.C38]/MAX([.C$2:.C$452])" office:value-type="float" office:value="0.973589588984892" calcext:value-type="float">
            <text:p>0,973589589</text:p>
          </table:table-cell>
          <table:table-cell table:formula="of:=[.A38]*(24/4)*365" office:value-type="float" office:value="91578.6889502361" calcext:value-type="float">
            <text:p>91578,6889502361</text:p>
          </table:table-cell>
          <table:table-cell table:number-columns-repeated="2"/>
        </table:table-row>
        <table:table-row table:style-name="ro1">
          <table:table-cell office:value-type="float" office:value="41.800471414187" calcext:value-type="float">
            <text:p>41,8004714142</text:p>
          </table:table-cell>
          <table:table-cell office:value-type="float" office:value="5.92461193794886" calcext:value-type="float">
            <text:p>5,9246119379</text:p>
          </table:table-cell>
          <table:table-cell table:formula="of:=1/[.B39]" office:value-type="float" office:value="0.16878742615946" calcext:value-type="float">
            <text:p>0,1687874262</text:p>
          </table:table-cell>
          <table:table-cell table:formula="of:=[.C39]/MAX([.C$2:.C$452])" office:value-type="float" office:value="0.973269795593681" calcext:value-type="float">
            <text:p>0,9732697956</text:p>
          </table:table-cell>
          <table:table-cell table:formula="of:=[.A39]*(24/4)*365" office:value-type="float" office:value="91543.0323970695" calcext:value-type="float">
            <text:p>91543,0323970695</text:p>
          </table:table-cell>
          <table:table-cell table:number-columns-repeated="2"/>
        </table:table-row>
        <table:table-row table:style-name="ro1">
          <table:table-cell office:value-type="float" office:value="41.7774399505296" calcext:value-type="float">
            <text:p>41,7774399505</text:p>
          </table:table-cell>
          <table:table-cell office:value-type="float" office:value="5.93359446492726" calcext:value-type="float">
            <text:p>5,9335944649</text:p>
          </table:table-cell>
          <table:table-cell table:formula="of:=1/[.B40]" office:value-type="float" office:value="0.168531908594508" calcext:value-type="float">
            <text:p>0,1685319086</text:p>
          </table:table-cell>
          <table:table-cell table:formula="of:=[.C40]/MAX([.C$2:.C$452])" office:value-type="float" office:value="0.97179641849522" calcext:value-type="float">
            <text:p>0,9717964185</text:p>
          </table:table-cell>
          <table:table-cell table:formula="of:=[.A40]*(24/4)*365" office:value-type="float" office:value="91492.5934916598" calcext:value-type="float">
            <text:p>91492,5934916598</text:p>
          </table:table-cell>
          <table:table-cell table:number-columns-repeated="2"/>
        </table:table-row>
        <table:table-row table:style-name="ro1">
          <table:table-cell office:value-type="float" office:value="41.7749701566686" calcext:value-type="float">
            <text:p>41,7749701567</text:p>
          </table:table-cell>
          <table:table-cell office:value-type="float" office:value="5.94095466276899" calcext:value-type="float">
            <text:p>5,9409546628</text:p>
          </table:table-cell>
          <table:table-cell table:formula="of:=1/[.B41]" office:value-type="float" office:value="0.168323115856588" calcext:value-type="float">
            <text:p>0,1683231159</text:p>
          </table:table-cell>
          <table:table-cell table:formula="of:=[.C41]/MAX([.C$2:.C$452])" office:value-type="float" office:value="0.970592468236714" calcext:value-type="float">
            <text:p>0,9705924682</text:p>
          </table:table-cell>
          <table:table-cell table:formula="of:=[.A41]*(24/4)*365" office:value-type="float" office:value="91487.1846431042" calcext:value-type="float">
            <text:p>91487,1846431042</text:p>
          </table:table-cell>
          <table:table-cell table:number-columns-repeated="2"/>
        </table:table-row>
        <table:table-row table:style-name="ro1">
          <table:table-cell office:value-type="float" office:value="41.7727136758403" calcext:value-type="float">
            <text:p>41,7727136758</text:p>
          </table:table-cell>
          <table:table-cell office:value-type="float" office:value="5.94158008543086" calcext:value-type="float">
            <text:p>5,9415800854</text:p>
          </table:table-cell>
          <table:table-cell table:formula="of:=1/[.B42]" office:value-type="float" office:value="0.168305397827097" calcext:value-type="float">
            <text:p>0,1683053978</text:p>
          </table:table-cell>
          <table:table-cell table:formula="of:=[.C42]/MAX([.C$2:.C$452])" office:value-type="float" office:value="0.970490301722698" calcext:value-type="float">
            <text:p>0,9704903017</text:p>
          </table:table-cell>
          <table:table-cell table:formula="of:=[.A42]*(24/4)*365" office:value-type="float" office:value="91482.2429500903" calcext:value-type="float">
            <text:p>91482,2429500903</text:p>
          </table:table-cell>
          <table:table-cell table:number-columns-repeated="2"/>
        </table:table-row>
        <table:table-row table:style-name="ro1">
          <table:table-cell office:value-type="float" office:value="41.7510998794647" calcext:value-type="float">
            <text:p>41,7510998795</text:p>
          </table:table-cell>
          <table:table-cell office:value-type="float" office:value="5.94737338129418" calcext:value-type="float">
            <text:p>5,9473733813</text:p>
          </table:table-cell>
          <table:table-cell table:formula="of:=1/[.B43]" office:value-type="float" office:value="0.168141452686529" calcext:value-type="float">
            <text:p>0,1681414527</text:p>
          </table:table-cell>
          <table:table-cell table:formula="of:=[.C43]/MAX([.C$2:.C$452])" office:value-type="float" office:value="0.9695449537363" calcext:value-type="float">
            <text:p>0,9695449537</text:p>
          </table:table-cell>
          <table:table-cell table:formula="of:=[.A43]*(24/4)*365" office:value-type="float" office:value="91434.9087360277" calcext:value-type="float">
            <text:p>91434,9087360277</text:p>
          </table:table-cell>
          <table:table-cell table:number-columns-repeated="2"/>
        </table:table-row>
        <table:table-row table:style-name="ro1">
          <table:table-cell office:value-type="float" office:value="41.7480376634798" calcext:value-type="float">
            <text:p>41,7480376635</text:p>
          </table:table-cell>
          <table:table-cell office:value-type="float" office:value="5.95237269784092" calcext:value-type="float">
            <text:p>5,9523726978</text:p>
          </table:table-cell>
          <table:table-cell table:formula="of:=1/[.B44]" office:value-type="float" office:value="0.168000232976461" calcext:value-type="float">
            <text:p>0,168000233</text:p>
          </table:table-cell>
          <table:table-cell table:formula="of:=[.C44]/MAX([.C$2:.C$452])" office:value-type="float" office:value="0.968730646169206" calcext:value-type="float">
            <text:p>0,9687306462</text:p>
          </table:table-cell>
          <table:table-cell table:formula="of:=[.A44]*(24/4)*365" office:value-type="float" office:value="91428.2024830207" calcext:value-type="float">
            <text:p>91428,2024830207</text:p>
          </table:table-cell>
          <table:table-cell table:number-columns-repeated="2"/>
        </table:table-row>
        <table:table-row table:style-name="ro1">
          <table:table-cell office:value-type="float" office:value="41.740630764577" calcext:value-type="float">
            <text:p>41,7406307646</text:p>
          </table:table-cell>
          <table:table-cell office:value-type="float" office:value="5.95768068794885" calcext:value-type="float">
            <text:p>5,9576806879</text:p>
          </table:table-cell>
          <table:table-cell table:formula="of:=1/[.B45]" office:value-type="float" office:value="0.167850553324013" calcext:value-type="float">
            <text:p>0,1678505533</text:p>
          </table:table-cell>
          <table:table-cell table:formula="of:=[.C45]/MAX([.C$2:.C$452])" office:value-type="float" office:value="0.967867556494474" calcext:value-type="float">
            <text:p>0,9678675565</text:p>
          </table:table-cell>
          <table:table-cell table:formula="of:=[.A45]*(24/4)*365" office:value-type="float" office:value="91411.9813744236" calcext:value-type="float">
            <text:p>91411,9813744236</text:p>
          </table:table-cell>
          <table:table-cell table:number-columns-repeated="2"/>
        </table:table-row>
        <table:table-row table:style-name="ro1">
          <table:table-cell office:value-type="float" office:value="41.7250368440481" calcext:value-type="float">
            <text:p>41,725036844</text:p>
          </table:table-cell>
          <table:table-cell office:value-type="float" office:value="5.96054449190569" calcext:value-type="float">
            <text:p>5,9605444919</text:p>
          </table:table-cell>
          <table:table-cell table:formula="of:=1/[.B46]" office:value-type="float" office:value="0.167769907826035" calcext:value-type="float">
            <text:p>0,1677699078</text:p>
          </table:table-cell>
          <table:table-cell table:formula="of:=[.C46]/MAX([.C$2:.C$452])" office:value-type="float" office:value="0.967402534726454" calcext:value-type="float">
            <text:p>0,9674025347</text:p>
          </table:table-cell>
          <table:table-cell table:formula="of:=[.A46]*(24/4)*365" office:value-type="float" office:value="91377.8306884653" calcext:value-type="float">
            <text:p>91377,8306884653</text:p>
          </table:table-cell>
          <table:table-cell table:number-columns-repeated="2"/>
        </table:table-row>
        <table:table-row table:style-name="ro1">
          <table:table-cell office:value-type="float" office:value="41.7199449212519" calcext:value-type="float">
            <text:p>41,7199449213</text:p>
          </table:table-cell>
          <table:table-cell office:value-type="float" office:value="5.96837102967548" calcext:value-type="float">
            <text:p>5,9683710297</text:p>
          </table:table-cell>
          <table:table-cell table:formula="of:=1/[.B47]" office:value-type="float" office:value="0.167549905163046" calcext:value-type="float">
            <text:p>0,1675499052</text:p>
          </table:table-cell>
          <table:table-cell table:formula="of:=[.C47]/MAX([.C$2:.C$452])" office:value-type="float" office:value="0.966133945284045" calcext:value-type="float">
            <text:p>0,9661339453</text:p>
          </table:table-cell>
          <table:table-cell table:formula="of:=[.A47]*(24/4)*365" office:value-type="float" office:value="91366.6793775417" calcext:value-type="float">
            <text:p>91366,6793775417</text:p>
          </table:table-cell>
          <table:table-cell table:number-columns-repeated="2"/>
        </table:table-row>
        <table:table-row table:style-name="ro1">
          <table:table-cell office:value-type="float" office:value="41.717611364076" calcext:value-type="float">
            <text:p>41,7176113641</text:p>
          </table:table-cell>
          <table:table-cell office:value-type="float" office:value="5.97001508992727" calcext:value-type="float">
            <text:p>5,9700150899</text:p>
          </table:table-cell>
          <table:table-cell table:formula="of:=1/[.B48]" office:value-type="float" office:value="0.167503764217819" calcext:value-type="float">
            <text:p>0,1675037642</text:p>
          </table:table-cell>
          <table:table-cell table:formula="of:=[.C48]/MAX([.C$2:.C$452])" office:value-type="float" office:value="0.965867885250122" calcext:value-type="float">
            <text:p>0,9658678853</text:p>
          </table:table-cell>
          <table:table-cell table:formula="of:=[.A48]*(24/4)*365" office:value-type="float" office:value="91361.5688873264" calcext:value-type="float">
            <text:p>91361,5688873264</text:p>
          </table:table-cell>
          <table:table-cell table:number-columns-repeated="2"/>
        </table:table-row>
        <table:table-row table:style-name="ro1">
          <table:table-cell office:value-type="float" office:value="41.7061339127981" calcext:value-type="float">
            <text:p>41,7061339128</text:p>
          </table:table-cell>
          <table:table-cell office:value-type="float" office:value="5.9709557778769" calcext:value-type="float">
            <text:p>5,9709557779</text:p>
          </table:table-cell>
          <table:table-cell table:formula="of:=1/[.B49]" office:value-type="float" office:value="0.167477375013414" calcext:value-type="float">
            <text:p>0,167477375</text:p>
          </table:table-cell>
          <table:table-cell table:formula="of:=[.C49]/MAX([.C$2:.C$452])" office:value-type="float" office:value="0.96571571860974" calcext:value-type="float">
            <text:p>0,9657157186</text:p>
          </table:table-cell>
          <table:table-cell table:formula="of:=[.A49]*(24/4)*365" office:value-type="float" office:value="91336.4332690279" calcext:value-type="float">
            <text:p>91336,4332690279</text:p>
          </table:table-cell>
          <table:table-cell table:number-columns-repeated="2"/>
        </table:table-row>
        <table:table-row table:style-name="ro1">
          <table:table-cell office:value-type="float" office:value="41.7050424529649" calcext:value-type="float">
            <text:p>41,705042453</text:p>
          </table:table-cell>
          <table:table-cell office:value-type="float" office:value="5.97633177607836" calcext:value-type="float">
            <text:p>5,9763317761</text:p>
          </table:table-cell>
          <table:table-cell table:formula="of:=1/[.B50]" office:value-type="float" office:value="0.167326721050315" calcext:value-type="float">
            <text:p>0,1673267211</text:p>
          </table:table-cell>
          <table:table-cell table:formula="of:=[.C50]/MAX([.C$2:.C$452])" office:value-type="float" office:value="0.964847010820265" calcext:value-type="float">
            <text:p>0,9648470108</text:p>
          </table:table-cell>
          <table:table-cell table:formula="of:=[.A50]*(24/4)*365" office:value-type="float" office:value="91334.0429719931" calcext:value-type="float">
            <text:p>91334,0429719931</text:p>
          </table:table-cell>
          <table:table-cell table:number-columns-repeated="2"/>
        </table:table-row>
        <table:table-row table:style-name="ro1">
          <table:table-cell office:value-type="float" office:value="41.7010431966419" calcext:value-type="float">
            <text:p>41,7010431966</text:p>
          </table:table-cell>
          <table:table-cell office:value-type="float" office:value="5.97812603866827" calcext:value-type="float">
            <text:p>5,9781260387</text:p>
          </table:table-cell>
          <table:table-cell table:formula="of:=1/[.B51]" office:value-type="float" office:value="0.167276499948597" calcext:value-type="float">
            <text:p>0,1672764999</text:p>
          </table:table-cell>
          <table:table-cell table:formula="of:=[.C51]/MAX([.C$2:.C$452])" office:value-type="float" office:value="0.964557423600908" calcext:value-type="float">
            <text:p>0,9645574236</text:p>
          </table:table-cell>
          <table:table-cell table:formula="of:=[.A51]*(24/4)*365" office:value-type="float" office:value="91325.2846006458" calcext:value-type="float">
            <text:p>91325,2846006458</text:p>
          </table:table-cell>
          <table:table-cell table:number-columns-repeated="2"/>
        </table:table-row>
        <table:table-row table:style-name="ro1">
          <table:table-cell office:value-type="float" office:value="41.6929290074835" calcext:value-type="float">
            <text:p>41,6929290075</text:p>
          </table:table-cell>
          <table:table-cell office:value-type="float" office:value="5.97824676708553" calcext:value-type="float">
            <text:p>5,9782467671</text:p>
          </table:table-cell>
          <table:table-cell table:formula="of:=1/[.B52]" office:value-type="float" office:value="0.167273121863371" calcext:value-type="float">
            <text:p>0,1672731219</text:p>
          </table:table-cell>
          <table:table-cell table:formula="of:=[.C52]/MAX([.C$2:.C$452])" office:value-type="float" office:value="0.964537944730991" calcext:value-type="float">
            <text:p>0,9645379447</text:p>
          </table:table-cell>
          <table:table-cell table:formula="of:=[.A52]*(24/4)*365" office:value-type="float" office:value="91307.5145263889" calcext:value-type="float">
            <text:p>91307,5145263889</text:p>
          </table:table-cell>
          <table:table-cell table:number-columns-repeated="2"/>
        </table:table-row>
        <table:table-row table:style-name="ro1">
          <table:table-cell office:value-type="float" office:value="41.6798654566939" calcext:value-type="float">
            <text:p>41,6798654567</text:p>
          </table:table-cell>
          <table:table-cell office:value-type="float" office:value="5.98881695593445" calcext:value-type="float">
            <text:p>5,9888169559</text:p>
          </table:table-cell>
          <table:table-cell table:formula="of:=1/[.B53]" office:value-type="float" office:value="0.166977886844426" calcext:value-type="float">
            <text:p>0,1669778868</text:p>
          </table:table-cell>
          <table:table-cell table:formula="of:=[.C53]/MAX([.C$2:.C$452])" office:value-type="float" office:value="0.962835547028278" calcext:value-type="float">
            <text:p>0,962835547</text:p>
          </table:table-cell>
          <table:table-cell table:formula="of:=[.A53]*(24/4)*365" office:value-type="float" office:value="91278.9053501597" calcext:value-type="float">
            <text:p>91278,9053501597</text:p>
          </table:table-cell>
          <table:table-cell table:number-columns-repeated="2"/>
        </table:table-row>
        <table:table-row table:style-name="ro1">
          <table:table-cell office:value-type="float" office:value="41.6716652739092" calcext:value-type="float">
            <text:p>41,6716652739</text:p>
          </table:table-cell>
          <table:table-cell office:value-type="float" office:value="5.98896818794884" calcext:value-type="float">
            <text:p>5,9889681879</text:p>
          </table:table-cell>
          <table:table-cell table:formula="of:=1/[.B54]" office:value-type="float" office:value="0.166973670358147" calcext:value-type="float">
            <text:p>0,1669736704</text:p>
          </table:table-cell>
          <table:table-cell table:formula="of:=[.C54]/MAX([.C$2:.C$452])" office:value-type="float" office:value="0.962811233731774" calcext:value-type="float">
            <text:p>0,9628112337</text:p>
          </table:table-cell>
          <table:table-cell table:formula="of:=[.A54]*(24/4)*365" office:value-type="float" office:value="91260.9469498612" calcext:value-type="float">
            <text:p>91260,9469498612</text:p>
          </table:table-cell>
          <table:table-cell table:number-columns-repeated="2"/>
        </table:table-row>
        <table:table-row table:style-name="ro1">
          <table:table-cell office:value-type="float" office:value="41.6697027908866" calcext:value-type="float">
            <text:p>41,6697027909</text:p>
          </table:table-cell>
          <table:table-cell office:value-type="float" office:value="5.99452027877618" calcext:value-type="float">
            <text:p>5,9945202788</text:p>
          </table:table-cell>
          <table:table-cell table:formula="of:=1/[.B55]" office:value-type="float" office:value="0.166819020287668" calcext:value-type="float">
            <text:p>0,1668190203</text:p>
          </table:table-cell>
          <table:table-cell table:formula="of:=[.C55]/MAX([.C$2:.C$452])" office:value-type="float" office:value="0.961919483404698" calcext:value-type="float">
            <text:p>0,9619194834</text:p>
          </table:table-cell>
          <table:table-cell table:formula="of:=[.A55]*(24/4)*365" office:value-type="float" office:value="91256.6491120417" calcext:value-type="float">
            <text:p>91256,6491120417</text:p>
          </table:table-cell>
          <table:table-cell table:number-columns-repeated="2"/>
        </table:table-row>
        <table:table-row table:style-name="ro1">
          <table:table-cell office:value-type="float" office:value="41.6670842914447" calcext:value-type="float">
            <text:p>41,6670842914</text:p>
          </table:table-cell>
          <table:table-cell office:value-type="float" office:value="5.9946560746395" calcext:value-type="float">
            <text:p>5,9946560746</text:p>
          </table:table-cell>
          <table:table-cell table:formula="of:=1/[.B56]" office:value-type="float" office:value="0.166815241366476" calcext:value-type="float">
            <text:p>0,1668152414</text:p>
          </table:table-cell>
          <table:table-cell table:formula="of:=[.C56]/MAX([.C$2:.C$452])" office:value-type="float" office:value="0.961897693216059" calcext:value-type="float">
            <text:p>0,9618976932</text:p>
          </table:table-cell>
          <table:table-cell table:formula="of:=[.A56]*(24/4)*365" office:value-type="float" office:value="91250.9145982639" calcext:value-type="float">
            <text:p>91250,9145982639</text:p>
          </table:table-cell>
          <table:table-cell table:number-columns-repeated="2"/>
        </table:table-row>
        <table:table-row table:style-name="ro1">
          <table:table-cell office:value-type="float" office:value="41.6572779678907" calcext:value-type="float">
            <text:p>41,6572779679</text:p>
          </table:table-cell>
          <table:table-cell office:value-type="float" office:value="5.99600586780496" calcext:value-type="float">
            <text:p>5,9960058678</text:p>
          </table:table-cell>
          <table:table-cell table:formula="of:=1/[.B57]" office:value-type="float" office:value="0.166777688689301" calcext:value-type="float">
            <text:p>0,1667776887</text:p>
          </table:table-cell>
          <table:table-cell table:formula="of:=[.C57]/MAX([.C$2:.C$452])" office:value-type="float" office:value="0.961681155247151" calcext:value-type="float">
            <text:p>0,9616811552</text:p>
          </table:table-cell>
          <table:table-cell table:formula="of:=[.A57]*(24/4)*365" office:value-type="float" office:value="91229.4387496806" calcext:value-type="float">
            <text:p>91229,4387496806</text:p>
          </table:table-cell>
          <table:table-cell table:number-columns-repeated="2"/>
        </table:table-row>
        <table:table-row table:style-name="ro1">
          <table:table-cell office:value-type="float" office:value="41.6557074689751" calcext:value-type="float">
            <text:p>41,655707469</text:p>
          </table:table-cell>
          <table:table-cell office:value-type="float" office:value="6.00010084981936" calcext:value-type="float">
            <text:p>6,0001008498</text:p>
          </table:table-cell>
          <table:table-cell table:formula="of:=1/[.B58]" office:value-type="float" office:value="0.166663865329881" calcext:value-type="float">
            <text:p>0,1666638653</text:p>
          </table:table-cell>
          <table:table-cell table:formula="of:=[.C58]/MAX([.C$2:.C$452])" office:value-type="float" office:value="0.961024821773282" calcext:value-type="float">
            <text:p>0,9610248218</text:p>
          </table:table-cell>
          <table:table-cell table:formula="of:=[.A58]*(24/4)*365" office:value-type="float" office:value="91225.9993570555" calcext:value-type="float">
            <text:p>91225,9993570555</text:p>
          </table:table-cell>
          <table:table-cell table:number-columns-repeated="2"/>
        </table:table-row>
        <table:table-row table:style-name="ro1">
          <table:table-cell office:value-type="float" office:value="41.6512332856577" calcext:value-type="float">
            <text:p>41,6512332857</text:p>
          </table:table-cell>
          <table:table-cell office:value-type="float" office:value="6.00337516636612" calcext:value-type="float">
            <text:p>6,0033751664</text:p>
          </table:table-cell>
          <table:table-cell table:formula="of:=1/[.B59]" office:value-type="float" office:value="0.166572964755309" calcext:value-type="float">
            <text:p>0,1665729648</text:p>
          </table:table-cell>
          <table:table-cell table:formula="of:=[.C59]/MAX([.C$2:.C$452])" office:value-type="float" office:value="0.960500666712408" calcext:value-type="float">
            <text:p>0,9605006667</text:p>
          </table:table-cell>
          <table:table-cell table:formula="of:=[.A59]*(24/4)*365" office:value-type="float" office:value="91216.2008955904" calcext:value-type="float">
            <text:p>91216,2008955904</text:p>
          </table:table-cell>
          <table:table-cell table:number-columns-repeated="2"/>
        </table:table-row>
        <table:table-row table:style-name="ro1">
          <table:table-cell office:value-type="float" office:value="41.6507641328228" calcext:value-type="float">
            <text:p>41,6507641328</text:p>
          </table:table-cell>
          <table:table-cell office:value-type="float" office:value="6.00420092176178" calcext:value-type="float">
            <text:p>6,0042009218</text:p>
          </table:table-cell>
          <table:table-cell table:formula="of:=1/[.B60]" office:value-type="float" office:value="0.166550056040859" calcext:value-type="float">
            <text:p>0,166550056</text:p>
          </table:table-cell>
          <table:table-cell table:formula="of:=[.C60]/MAX([.C$2:.C$452])" office:value-type="float" office:value="0.960368569432785" calcext:value-type="float">
            <text:p>0,9603685694</text:p>
          </table:table-cell>
          <table:table-cell table:formula="of:=[.A60]*(24/4)*365" office:value-type="float" office:value="91215.1734508819" calcext:value-type="float">
            <text:p>91215,1734508819</text:p>
          </table:table-cell>
          <table:table-cell table:number-columns-repeated="2"/>
        </table:table-row>
        <table:table-row table:style-name="ro1">
          <table:table-cell office:value-type="float" office:value="41.640845985033" calcext:value-type="float">
            <text:p>41,640845985</text:p>
          </table:table-cell>
          <table:table-cell office:value-type="float" office:value="6.00499922661792" calcext:value-type="float">
            <text:p>6,0049992266</text:p>
          </table:table-cell>
          <table:table-cell table:formula="of:=1/[.B61]" office:value-type="float" office:value="0.166527914869227" calcext:value-type="float">
            <text:p>0,1665279149</text:p>
          </table:table-cell>
          <table:table-cell table:formula="of:=[.C61]/MAX([.C$2:.C$452])" office:value-type="float" office:value="0.960240897993751" calcext:value-type="float">
            <text:p>0,960240898</text:p>
          </table:table-cell>
          <table:table-cell table:formula="of:=[.A61]*(24/4)*365" office:value-type="float" office:value="91193.4527072223" calcext:value-type="float">
            <text:p>91193,4527072223</text:p>
          </table:table-cell>
          <table:table-cell table:number-columns-repeated="2"/>
        </table:table-row>
        <table:table-row table:style-name="ro1">
          <table:table-cell office:value-type="float" office:value="41.6365923344464" calcext:value-type="float">
            <text:p>41,6365923344</text:p>
          </table:table-cell>
          <table:table-cell office:value-type="float" office:value="6.00974810251721" calcext:value-type="float">
            <text:p>6,0097481025</text:p>
          </table:table-cell>
          <table:table-cell table:formula="of:=1/[.B62]" office:value-type="float" office:value="0.166396325260479" calcext:value-type="float">
            <text:p>0,1663963253</text:p>
          </table:table-cell>
          <table:table-cell table:formula="of:=[.C62]/MAX([.C$2:.C$452])" office:value-type="float" office:value="0.959482119958431" calcext:value-type="float">
            <text:p>0,95948212</text:p>
          </table:table-cell>
          <table:table-cell table:formula="of:=[.A62]*(24/4)*365" office:value-type="float" office:value="91184.1372124376" calcext:value-type="float">
            <text:p>91184,1372124376</text:p>
          </table:table-cell>
          <table:table-cell table:number-columns-repeated="2"/>
        </table:table-row>
        <table:table-row table:style-name="ro1">
          <table:table-cell office:value-type="float" office:value="41.6357094869927" calcext:value-type="float">
            <text:p>41,635709487</text:p>
          </table:table-cell>
          <table:table-cell office:value-type="float" office:value="6.00984138489129" calcext:value-type="float">
            <text:p>6,0098413849</text:p>
          </table:table-cell>
          <table:table-cell table:formula="of:=1/[.B63]" office:value-type="float" office:value="0.166393742522722" calcext:value-type="float">
            <text:p>0,1663937425</text:p>
          </table:table-cell>
          <table:table-cell table:formula="of:=[.C63]/MAX([.C$2:.C$452])" office:value-type="float" office:value="0.959467227257558" calcext:value-type="float">
            <text:p>0,9594672273</text:p>
          </table:table-cell>
          <table:table-cell table:formula="of:=[.A63]*(24/4)*365" office:value-type="float" office:value="91182.203776514" calcext:value-type="float">
            <text:p>91182,203776514</text:p>
          </table:table-cell>
          <table:table-cell table:number-columns-repeated="2"/>
        </table:table-row>
        <table:table-row table:style-name="ro1">
          <table:table-cell office:value-type="float" office:value="41.6254624347888" calcext:value-type="float">
            <text:p>41,6254624348</text:p>
          </table:table-cell>
          <table:table-cell office:value-type="float" office:value="6.01281138039489" calcext:value-type="float">
            <text:p>6,0128113804</text:p>
          </table:table-cell>
          <table:table-cell table:formula="of:=1/[.B64]" office:value-type="float" office:value="0.166311553237901" calcext:value-type="float">
            <text:p>0,1663115532</text:p>
          </table:table-cell>
          <table:table-cell table:formula="of:=[.C64]/MAX([.C$2:.C$452])" office:value-type="float" office:value="0.958993303635058" calcext:value-type="float">
            <text:p>0,9589933036</text:p>
          </table:table-cell>
          <table:table-cell table:formula="of:=[.A64]*(24/4)*365" office:value-type="float" office:value="91159.7627321875" calcext:value-type="float">
            <text:p>91159,7627321875</text:p>
          </table:table-cell>
          <table:table-cell table:number-columns-repeated="2"/>
        </table:table-row>
        <table:table-row table:style-name="ro1">
          <table:table-cell office:value-type="float" office:value="41.6251136630169" calcext:value-type="float">
            <text:p>41,625113663</text:p>
          </table:table-cell>
          <table:table-cell office:value-type="float" office:value="6.01630901978337" calcext:value-type="float">
            <text:p>6,0163090198</text:p>
          </table:table-cell>
          <table:table-cell table:formula="of:=1/[.B65]" office:value-type="float" office:value="0.16621486640924" calcext:value-type="float">
            <text:p>0,1662148664</text:p>
          </table:table-cell>
          <table:table-cell table:formula="of:=[.C65]/MAX([.C$2:.C$452])" office:value-type="float" office:value="0.958435783610562" calcext:value-type="float">
            <text:p>0,9584357836</text:p>
          </table:table-cell>
          <table:table-cell table:formula="of:=[.A65]*(24/4)*365" office:value-type="float" office:value="91158.998922007" calcext:value-type="float">
            <text:p>91158,998922007</text:p>
          </table:table-cell>
          <table:table-cell table:number-columns-repeated="2"/>
        </table:table-row>
        <table:table-row table:style-name="ro1">
          <table:table-cell office:value-type="float" office:value="41.6196049398085" calcext:value-type="float">
            <text:p>41,6196049398</text:p>
          </table:table-cell>
          <table:table-cell office:value-type="float" office:value="6.01738256294884" calcext:value-type="float">
            <text:p>6,0173825629</text:p>
          </table:table-cell>
          <table:table-cell table:formula="of:=1/[.B66]" office:value-type="float" office:value="0.166185212513719" calcext:value-type="float">
            <text:p>0,1661852125</text:p>
          </table:table-cell>
          <table:table-cell table:formula="of:=[.C66]/MAX([.C$2:.C$452])" office:value-type="float" office:value="0.958264791958582" calcext:value-type="float">
            <text:p>0,958264792</text:p>
          </table:table-cell>
          <table:table-cell table:formula="of:=[.A66]*(24/4)*365" office:value-type="float" office:value="91146.9348181806" calcext:value-type="float">
            <text:p>91146,9348181806</text:p>
          </table:table-cell>
          <table:table-cell table:number-columns-repeated="2"/>
        </table:table-row>
        <table:table-row table:style-name="ro1">
          <table:table-cell office:value-type="float" office:value="41.6188832024321" calcext:value-type="float">
            <text:p>41,6188832024</text:p>
          </table:table-cell>
          <table:table-cell office:value-type="float" office:value="6.02144492356031" calcext:value-type="float">
            <text:p>6,0214449236</text:p>
          </table:table-cell>
          <table:table-cell table:formula="of:=1/[.B67]" office:value-type="float" office:value="0.16607309585898" calcext:value-type="float">
            <text:p>0,1660730959</text:p>
          </table:table-cell>
          <table:table-cell table:formula="of:=[.C67]/MAX([.C$2:.C$452])" office:value-type="float" office:value="0.957618299763498" calcext:value-type="float">
            <text:p>0,9576182998</text:p>
          </table:table-cell>
          <table:table-cell table:formula="of:=[.A67]*(24/4)*365" office:value-type="float" office:value="91145.3542133263" calcext:value-type="float">
            <text:p>91145,3542133263</text:p>
          </table:table-cell>
          <table:table-cell table:number-columns-repeated="2"/>
        </table:table-row>
        <table:table-row table:style-name="ro1">
          <table:table-cell office:value-type="float" office:value="41.6155664349632" calcext:value-type="float">
            <text:p>41,615566435</text:p>
          </table:table-cell>
          <table:table-cell office:value-type="float" office:value="6.02164444694164" calcext:value-type="float">
            <text:p>6,0216444469</text:p>
          </table:table-cell>
          <table:table-cell table:formula="of:=1/[.B68]" office:value-type="float" office:value="0.166067593131955" calcext:value-type="float">
            <text:p>0,1660675931</text:p>
          </table:table-cell>
          <table:table-cell table:formula="of:=[.C68]/MAX([.C$2:.C$452])" office:value-type="float" office:value="0.957586569686627" calcext:value-type="float">
            <text:p>0,9575865697</text:p>
          </table:table-cell>
          <table:table-cell table:formula="of:=[.A68]*(24/4)*365" office:value-type="float" office:value="91138.0904925694" calcext:value-type="float">
            <text:p>91138,0904925694</text:p>
          </table:table-cell>
          <table:table-cell table:number-columns-repeated="2"/>
        </table:table-row>
        <table:table-row table:style-name="ro1">
          <table:table-cell office:value-type="float" office:value="41.6085503132737" calcext:value-type="float">
            <text:p>41,6085503133</text:p>
          </table:table-cell>
          <table:table-cell office:value-type="float" office:value="6.02223929406397" calcext:value-type="float">
            <text:p>6,0222392941</text:p>
          </table:table-cell>
          <table:table-cell table:formula="of:=1/[.B69]" office:value-type="float" office:value="0.166051189793419" calcext:value-type="float">
            <text:p>0,1660511898</text:p>
          </table:table-cell>
          <table:table-cell table:formula="of:=[.C69]/MAX([.C$2:.C$452])" office:value-type="float" office:value="0.957491984003869" calcext:value-type="float">
            <text:p>0,957491984</text:p>
          </table:table-cell>
          <table:table-cell table:formula="of:=[.A69]*(24/4)*365" office:value-type="float" office:value="91122.7251860694" calcext:value-type="float">
            <text:p>91122,7251860694</text:p>
          </table:table-cell>
          <table:table-cell table:number-columns-repeated="2"/>
        </table:table-row>
        <table:table-row table:style-name="ro1">
          <table:table-cell office:value-type="float" office:value="41.6061912937056" calcext:value-type="float">
            <text:p>41,6061912937</text:p>
          </table:table-cell>
          <table:table-cell office:value-type="float" office:value="6.02544849820066" calcext:value-type="float">
            <text:p>6,0254484982</text:p>
          </table:table-cell>
          <table:table-cell table:formula="of:=1/[.B70]" office:value-type="float" office:value="0.165962749544473" calcext:value-type="float">
            <text:p>0,1659627495</text:p>
          </table:table-cell>
          <table:table-cell table:formula="of:=[.C70]/MAX([.C$2:.C$452])" office:value-type="float" office:value="0.956982015785432" calcext:value-type="float">
            <text:p>0,9569820158</text:p>
          </table:table-cell>
          <table:table-cell table:formula="of:=[.A70]*(24/4)*365" office:value-type="float" office:value="91117.5589332153" calcext:value-type="float">
            <text:p>91117,5589332153</text:p>
          </table:table-cell>
          <table:table-cell table:number-columns-repeated="2"/>
        </table:table-row>
        <table:table-row table:style-name="ro1">
          <table:table-cell office:value-type="float" office:value="41.6044618726789" calcext:value-type="float">
            <text:p>41,6044618727</text:p>
          </table:table-cell>
          <table:table-cell office:value-type="float" office:value="6.02552231115028" calcext:value-type="float">
            <text:p>6,0255223112</text:p>
          </table:table-cell>
          <table:table-cell table:formula="of:=1/[.B71]" office:value-type="float" office:value="0.165960716492493" calcext:value-type="float">
            <text:p>0,1659607165</text:p>
          </table:table-cell>
          <table:table-cell table:formula="of:=[.C71]/MAX([.C$2:.C$452])" office:value-type="float" office:value="0.956970292707884" calcext:value-type="float">
            <text:p>0,9569702927</text:p>
          </table:table-cell>
          <table:table-cell table:formula="of:=[.A71]*(24/4)*365" office:value-type="float" office:value="91113.7715011668" calcext:value-type="float">
            <text:p>91113,7715011668</text:p>
          </table:table-cell>
          <table:table-cell table:number-columns-repeated="2"/>
        </table:table-row>
        <table:table-row table:style-name="ro1">
          <table:table-cell office:value-type="float" office:value="41.5935081963629" calcext:value-type="float">
            <text:p>41,5935081964</text:p>
          </table:table-cell>
          <table:table-cell office:value-type="float" office:value="6.0296385746395" calcext:value-type="float">
            <text:p>6,0296385746</text:p>
          </table:table-cell>
          <table:table-cell table:formula="of:=1/[.B72]" office:value-type="float" office:value="0.165847419811525" calcext:value-type="float">
            <text:p>0,1658474198</text:p>
          </table:table-cell>
          <table:table-cell table:formula="of:=[.C72]/MAX([.C$2:.C$452])" office:value-type="float" office:value="0.956316996191455" calcext:value-type="float">
            <text:p>0,9563169962</text:p>
          </table:table-cell>
          <table:table-cell table:formula="of:=[.A72]*(24/4)*365" office:value-type="float" office:value="91089.7829500347" calcext:value-type="float">
            <text:p>91089,7829500347</text:p>
          </table:table-cell>
          <table:table-cell table:number-columns-repeated="2"/>
        </table:table-row>
        <table:table-row table:style-name="ro1">
          <table:table-cell office:value-type="float" office:value="41.588516563613" calcext:value-type="float">
            <text:p>41,5885165636</text:p>
          </table:table-cell>
          <table:table-cell office:value-type="float" office:value="6.03378667715747" calcext:value-type="float">
            <text:p>6,0337866772</text:p>
          </table:table-cell>
          <table:table-cell table:formula="of:=1/[.B73]" office:value-type="float" office:value="0.165733403168821" calcext:value-type="float">
            <text:p>0,1657334032</text:p>
          </table:table-cell>
          <table:table-cell table:formula="of:=[.C73]/MAX([.C$2:.C$452])" office:value-type="float" office:value="0.955659548198655" calcext:value-type="float">
            <text:p>0,9556595482</text:p>
          </table:table-cell>
          <table:table-cell table:formula="of:=[.A73]*(24/4)*365" office:value-type="float" office:value="91078.8512743125" calcext:value-type="float">
            <text:p>91078,8512743125</text:p>
          </table:table-cell>
          <table:table-cell table:number-columns-repeated="2"/>
        </table:table-row>
        <table:table-row table:style-name="ro1">
          <table:table-cell office:value-type="float" office:value="41.5801621121829" calcext:value-type="float">
            <text:p>41,5801621122</text:p>
          </table:table-cell>
          <table:table-cell office:value-type="float" office:value="6.0385054811143" calcext:value-type="float">
            <text:p>6,0385054811</text:p>
          </table:table-cell>
          <table:table-cell table:formula="of:=1/[.B74]" office:value-type="float" office:value="0.165603890420824" calcext:value-type="float">
            <text:p>0,1656038904</text:p>
          </table:table-cell>
          <table:table-cell table:formula="of:=[.C74]/MAX([.C$2:.C$452])" office:value-type="float" office:value="0.95491274585302" calcext:value-type="float">
            <text:p>0,9549127459</text:p>
          </table:table-cell>
          <table:table-cell table:formula="of:=[.A74]*(24/4)*365" office:value-type="float" office:value="91060.5550256805" calcext:value-type="float">
            <text:p>91060,5550256805</text:p>
          </table:table-cell>
          <table:table-cell table:number-columns-repeated="2"/>
        </table:table-row>
        <table:table-row table:style-name="ro1">
          <table:table-cell office:value-type="float" office:value="41.5785019180682" calcext:value-type="float">
            <text:p>41,5785019181</text:p>
          </table:table-cell>
          <table:table-cell office:value-type="float" office:value="6.03904699190565" calcext:value-type="float">
            <text:p>6,0390469919</text:p>
          </table:table-cell>
          <table:table-cell table:formula="of:=1/[.B75]" office:value-type="float" office:value="0.165589041009341" calcext:value-type="float">
            <text:p>0,165589041</text:p>
          </table:table-cell>
          <table:table-cell table:formula="of:=[.C75]/MAX([.C$2:.C$452])" office:value-type="float" office:value="0.95482712049568" calcext:value-type="float">
            <text:p>0,9548271205</text:p>
          </table:table-cell>
          <table:table-cell table:formula="of:=[.A75]*(24/4)*365" office:value-type="float" office:value="91056.9192005693" calcext:value-type="float">
            <text:p>91056,9192005693</text:p>
          </table:table-cell>
          <table:table-cell table:number-columns-repeated="2"/>
        </table:table-row>
        <table:table-row table:style-name="ro1">
          <table:table-cell office:value-type="float" office:value="41.5751232590246" calcext:value-type="float">
            <text:p>41,575123259</text:p>
          </table:table-cell>
          <table:table-cell office:value-type="float" office:value="6.04277548561067" calcext:value-type="float">
            <text:p>6,0427754856</text:p>
          </table:table-cell>
          <table:table-cell table:formula="of:=1/[.B76]" office:value-type="float" office:value="0.16548686979704" calcext:value-type="float">
            <text:p>0,1654868698</text:p>
          </table:table-cell>
          <table:table-cell table:formula="of:=[.C76]/MAX([.C$2:.C$452])" office:value-type="float" office:value="0.954237976166782" calcext:value-type="float">
            <text:p>0,9542379762</text:p>
          </table:table-cell>
          <table:table-cell table:formula="of:=[.A76]*(24/4)*365" office:value-type="float" office:value="91049.5199372639" calcext:value-type="float">
            <text:p>91049,5199372639</text:p>
          </table:table-cell>
          <table:table-cell table:number-columns-repeated="2"/>
        </table:table-row>
        <table:table-row table:style-name="ro1">
          <table:table-cell office:value-type="float" office:value="41.5686165310851" calcext:value-type="float">
            <text:p>41,5686165311</text:p>
          </table:table-cell>
          <table:table-cell office:value-type="float" office:value="6.04327677607833" calcext:value-type="float">
            <text:p>6,0432767761</text:p>
          </table:table-cell>
          <table:table-cell table:formula="of:=1/[.B77]" office:value-type="float" office:value="0.165473142643143" calcext:value-type="float">
            <text:p>0,1654731426</text:p>
          </table:table-cell>
          <table:table-cell table:formula="of:=[.C77]/MAX([.C$2:.C$452])" office:value-type="float" office:value="0.954158822022589" calcext:value-type="float">
            <text:p>0,954158822</text:p>
          </table:table-cell>
          <table:table-cell table:formula="of:=[.A77]*(24/4)*365" office:value-type="float" office:value="91035.2702030764" calcext:value-type="float">
            <text:p>91035,2702030764</text:p>
          </table:table-cell>
          <table:table-cell table:number-columns-repeated="2"/>
        </table:table-row>
        <table:table-row table:style-name="ro1">
          <table:table-cell office:value-type="float" office:value="41.5658662677733" calcext:value-type="float">
            <text:p>41,5658662678</text:p>
          </table:table-cell>
          <table:table-cell office:value-type="float" office:value="6.04609652877614" calcext:value-type="float">
            <text:p>6,0460965288</text:p>
          </table:table-cell>
          <table:table-cell table:formula="of:=1/[.B78]" office:value-type="float" office:value="0.165395969985021" calcext:value-type="float">
            <text:p>0,16539597</text:p>
          </table:table-cell>
          <table:table-cell table:formula="of:=[.C78]/MAX([.C$2:.C$452])" office:value-type="float" office:value="0.953713825502978" calcext:value-type="float">
            <text:p>0,9537138255</text:p>
          </table:table-cell>
          <table:table-cell table:formula="of:=[.A78]*(24/4)*365" office:value-type="float" office:value="91029.2471264235" calcext:value-type="float">
            <text:p>91029,2471264235</text:p>
          </table:table-cell>
          <table:table-cell table:number-columns-repeated="2"/>
        </table:table-row>
        <table:table-row table:style-name="ro1">
          <table:table-cell office:value-type="float" office:value="41.5613253744927" calcext:value-type="float">
            <text:p>41,5613253745</text:p>
          </table:table-cell>
          <table:table-cell office:value-type="float" office:value="6.04784798561071" calcext:value-type="float">
            <text:p>6,0478479856</text:p>
          </table:table-cell>
          <table:table-cell table:formula="of:=1/[.B79]" office:value-type="float" office:value="0.165348071310529" calcext:value-type="float">
            <text:p>0,1653480713</text:p>
          </table:table-cell>
          <table:table-cell table:formula="of:=[.C79]/MAX([.C$2:.C$452])" office:value-type="float" office:value="0.953437629969976" calcext:value-type="float">
            <text:p>0,95343763</text:p>
          </table:table-cell>
          <table:table-cell table:formula="of:=[.A79]*(24/4)*365" office:value-type="float" office:value="91019.302570139" calcext:value-type="float">
            <text:p>91019,302570139</text:p>
          </table:table-cell>
          <table:table-cell table:number-columns-repeated="2"/>
        </table:table-row>
        <table:table-row table:style-name="ro1">
          <table:table-cell office:value-type="float" office:value="41.5504553404236" calcext:value-type="float">
            <text:p>41,5504553404</text:p>
          </table:table-cell>
          <table:table-cell office:value-type="float" office:value="6.05352580935167" calcext:value-type="float">
            <text:p>6,0535258094</text:p>
          </table:table-cell>
          <table:table-cell table:formula="of:=1/[.B80]" office:value-type="float" office:value="0.165192985293822" calcext:value-type="float">
            <text:p>0,1651929853</text:p>
          </table:table-cell>
          <table:table-cell table:formula="of:=[.C80]/MAX([.C$2:.C$452])" office:value-type="float" office:value="0.952543365869771" calcext:value-type="float">
            <text:p>0,9525433659</text:p>
          </table:table-cell>
          <table:table-cell table:formula="of:=[.A80]*(24/4)*365" office:value-type="float" office:value="90995.4971955277" calcext:value-type="float">
            <text:p>90995,4971955277</text:p>
          </table:table-cell>
          <table:table-cell table:number-columns-repeated="2"/>
        </table:table-row>
        <table:table-row table:style-name="ro1">
          <table:table-cell office:value-type="float" office:value="41.5450360173675" calcext:value-type="float">
            <text:p>41,5450360174</text:p>
          </table:table-cell>
          <table:table-cell office:value-type="float" office:value="6.05604132194164" calcext:value-type="float">
            <text:p>6,0560413219</text:p>
          </table:table-cell>
          <table:table-cell table:formula="of:=1/[.B81]" office:value-type="float" office:value="0.165124368682377" calcext:value-type="float">
            <text:p>0,1651243687</text:p>
          </table:table-cell>
          <table:table-cell table:formula="of:=[.C81]/MAX([.C$2:.C$452])" office:value-type="float" office:value="0.952147705618799" calcext:value-type="float">
            <text:p>0,9521477056</text:p>
          </table:table-cell>
          <table:table-cell table:formula="of:=[.A81]*(24/4)*365" office:value-type="float" office:value="90983.6288780348" calcext:value-type="float">
            <text:p>90983,6288780348</text:p>
          </table:table-cell>
          <table:table-cell table:number-columns-repeated="2"/>
        </table:table-row>
        <table:table-row table:style-name="ro1">
          <table:table-cell office:value-type="float" office:value="41.5428468544774" calcext:value-type="float">
            <text:p>41,5428468545</text:p>
          </table:table-cell>
          <table:table-cell office:value-type="float" office:value="6.05720453686968" calcext:value-type="float">
            <text:p>6,0572045369</text:p>
          </table:table-cell>
          <table:table-cell table:formula="of:=1/[.B82]" office:value-type="float" office:value="0.165092658488431" calcext:value-type="float">
            <text:p>0,1650926585</text:p>
          </table:table-cell>
          <table:table-cell table:formula="of:=[.C82]/MAX([.C$2:.C$452])" office:value-type="float" office:value="0.951964856844561" calcext:value-type="float">
            <text:p>0,9519648568</text:p>
          </table:table-cell>
          <table:table-cell table:formula="of:=[.A82]*(24/4)*365" office:value-type="float" office:value="90978.8346113055" calcext:value-type="float">
            <text:p>90978,8346113055</text:p>
          </table:table-cell>
          <table:table-cell table:number-columns-repeated="2"/>
        </table:table-row>
        <table:table-row table:style-name="ro1">
          <table:table-cell office:value-type="float" office:value="41.5373055537132" calcext:value-type="float">
            <text:p>41,5373055537</text:p>
          </table:table-cell>
          <table:table-cell office:value-type="float" office:value="6.06181343075454" calcext:value-type="float">
            <text:p>6,0618134308</text:p>
          </table:table-cell>
          <table:table-cell table:formula="of:=1/[.B83]" office:value-type="float" office:value="0.164967135894766" calcext:value-type="float">
            <text:p>0,1649671359</text:p>
          </table:table-cell>
          <table:table-cell table:formula="of:=[.C83]/MAX([.C$2:.C$452])" office:value-type="float" office:value="0.951241062709781" calcext:value-type="float">
            <text:p>0,9512410627</text:p>
          </table:table-cell>
          <table:table-cell table:formula="of:=[.A83]*(24/4)*365" office:value-type="float" office:value="90966.6991626319" calcext:value-type="float">
            <text:p>90966,6991626319</text:p>
          </table:table-cell>
          <table:table-cell table:number-columns-repeated="2"/>
        </table:table-row>
        <table:table-row table:style-name="ro1">
          <table:table-cell office:value-type="float" office:value="41.5357857097888" calcext:value-type="float">
            <text:p>41,5357857098</text:p>
          </table:table-cell>
          <table:table-cell office:value-type="float" office:value="6.06248178956745" calcext:value-type="float">
            <text:p>6,0624817896</text:p>
          </table:table-cell>
          <table:table-cell table:formula="of:=1/[.B84]" office:value-type="float" office:value="0.164948949079045" calcext:value-type="float">
            <text:p>0,1649489491</text:p>
          </table:table-cell>
          <table:table-cell table:formula="of:=[.C84]/MAX([.C$2:.C$452])" office:value-type="float" office:value="0.951136193059111" calcext:value-type="float">
            <text:p>0,9511361931</text:p>
          </table:table-cell>
          <table:table-cell table:formula="of:=[.A84]*(24/4)*365" office:value-type="float" office:value="90963.3707044375" calcext:value-type="float">
            <text:p>90963,3707044375</text:p>
          </table:table-cell>
          <table:table-cell table:number-columns-repeated="2"/>
        </table:table-row>
        <table:table-row table:style-name="ro1">
          <table:table-cell office:value-type="float" office:value="41.53281935879" calcext:value-type="float">
            <text:p>41,5328193588</text:p>
          </table:table-cell>
          <table:table-cell office:value-type="float" office:value="6.06325977517899" calcext:value-type="float">
            <text:p>6,0632597752</text:p>
          </table:table-cell>
          <table:table-cell table:formula="of:=1/[.B85]" office:value-type="float" office:value="0.164927784241354" calcext:value-type="float">
            <text:p>0,1649277842</text:p>
          </table:table-cell>
          <table:table-cell table:formula="of:=[.C85]/MAX([.C$2:.C$452])" office:value-type="float" office:value="0.951014151401611" calcext:value-type="float">
            <text:p>0,9510141514</text:p>
          </table:table-cell>
          <table:table-cell table:formula="of:=[.A85]*(24/4)*365" office:value-type="float" office:value="90956.8743957501" calcext:value-type="float">
            <text:p>90956,8743957501</text:p>
          </table:table-cell>
          <table:table-cell table:number-columns-repeated="2"/>
        </table:table-row>
        <table:table-row table:style-name="ro1">
          <table:table-cell office:value-type="float" office:value="41.5291111121829" calcext:value-type="float">
            <text:p>41,5291111122</text:p>
          </table:table-cell>
          <table:table-cell office:value-type="float" office:value="6.06339334532288" calcext:value-type="float">
            <text:p>6,0633933453</text:p>
          </table:table-cell>
          <table:table-cell table:formula="of:=1/[.B86]" office:value-type="float" office:value="0.164924151056664" calcext:value-type="float">
            <text:p>0,1649241511</text:p>
          </table:table-cell>
          <table:table-cell table:formula="of:=[.C86]/MAX([.C$2:.C$452])" office:value-type="float" office:value="0.95099320156547" calcext:value-type="float">
            <text:p>0,9509932016</text:p>
          </table:table-cell>
          <table:table-cell table:formula="of:=[.A86]*(24/4)*365" office:value-type="float" office:value="90948.7533356806" calcext:value-type="float">
            <text:p>90948,7533356806</text:p>
          </table:table-cell>
          <table:table-cell table:number-columns-repeated="2"/>
        </table:table-row>
        <table:table-row table:style-name="ro1">
          <table:table-cell office:value-type="float" office:value="41.5274612116407" calcext:value-type="float">
            <text:p>41,5274612116</text:p>
          </table:table-cell>
          <table:table-cell office:value-type="float" office:value="6.06552097122219" calcext:value-type="float">
            <text:p>6,0655209712</text:p>
          </table:table-cell>
          <table:table-cell table:formula="of:=1/[.B87]" office:value-type="float" office:value="0.164866299983875" calcext:value-type="float">
            <text:p>0,1648663</text:p>
          </table:table-cell>
          <table:table-cell table:formula="of:=[.C87]/MAX([.C$2:.C$452])" office:value-type="float" office:value="0.950659618057092" calcext:value-type="float">
            <text:p>0,9506596181</text:p>
          </table:table-cell>
          <table:table-cell table:formula="of:=[.A87]*(24/4)*365" office:value-type="float" office:value="90945.1400534931" calcext:value-type="float">
            <text:p>90945,1400534931</text:p>
          </table:table-cell>
          <table:table-cell table:number-columns-repeated="2"/>
        </table:table-row>
        <table:table-row table:style-name="ro1">
          <table:table-cell office:value-type="float" office:value="41.5195106081082" calcext:value-type="float">
            <text:p>41,5195106081</text:p>
          </table:table-cell>
          <table:table-cell office:value-type="float" office:value="6.06939968525096" calcext:value-type="float">
            <text:p>6,0693996853</text:p>
          </table:table-cell>
          <table:table-cell table:formula="of:=1/[.B88]" office:value-type="float" office:value="0.16476094043206" calcext:value-type="float">
            <text:p>0,1647609404</text:p>
          </table:table-cell>
          <table:table-cell table:formula="of:=[.C88]/MAX([.C$2:.C$452])" office:value-type="float" office:value="0.950052088978705" calcext:value-type="float">
            <text:p>0,950052089</text:p>
          </table:table-cell>
          <table:table-cell table:formula="of:=[.A88]*(24/4)*365" office:value-type="float" office:value="90927.728231757" calcext:value-type="float">
            <text:p>90927,728231757</text:p>
          </table:table-cell>
          <table:table-cell table:number-columns-repeated="2"/>
        </table:table-row>
        <table:table-row table:style-name="ro1">
          <table:table-cell office:value-type="float" office:value="41.5181170705955" calcext:value-type="float">
            <text:p>41,5181170706</text:p>
          </table:table-cell>
          <table:table-cell office:value-type="float" office:value="6.07222513489121" calcext:value-type="float">
            <text:p>6,0722251349</text:p>
          </table:table-cell>
          <table:table-cell table:formula="of:=1/[.B89]" office:value-type="float" office:value="0.164684275992003" calcext:value-type="float">
            <text:p>0,164684276</text:p>
          </table:table-cell>
          <table:table-cell table:formula="of:=[.C89]/MAX([.C$2:.C$452])" office:value-type="float" office:value="0.949610022969393" calcext:value-type="float">
            <text:p>0,949610023</text:p>
          </table:table-cell>
          <table:table-cell table:formula="of:=[.A89]*(24/4)*365" office:value-type="float" office:value="90924.6763846041" calcext:value-type="float">
            <text:p>90924,6763846041</text:p>
          </table:table-cell>
          <table:table-cell table:number-columns-repeated="2"/>
        </table:table-row>
        <table:table-row table:style-name="ro1">
          <table:table-cell office:value-type="float" office:value="41.5144950533073" calcext:value-type="float">
            <text:p>41,5144950533</text:p>
          </table:table-cell>
          <table:table-cell office:value-type="float" office:value="6.07266666366819" calcext:value-type="float">
            <text:p>6,0726666637</text:p>
          </table:table-cell>
          <table:table-cell table:formula="of:=1/[.B90]" office:value-type="float" office:value="0.164672302200093" calcext:value-type="float">
            <text:p>0,1646723022</text:p>
          </table:table-cell>
          <table:table-cell table:formula="of:=[.C90]/MAX([.C$2:.C$452])" office:value-type="float" office:value="0.949540979141489" calcext:value-type="float">
            <text:p>0,9495409791</text:p>
          </table:table-cell>
          <table:table-cell table:formula="of:=[.A90]*(24/4)*365" office:value-type="float" office:value="90916.744166743" calcext:value-type="float">
            <text:p>90916,744166743</text:p>
          </table:table-cell>
          <table:table-cell table:number-columns-repeated="2"/>
        </table:table-row>
        <table:table-row table:style-name="ro1">
          <table:table-cell office:value-type="float" office:value="41.5112761168981" calcext:value-type="float">
            <text:p>41,5112761169</text:p>
          </table:table-cell>
          <table:table-cell office:value-type="float" office:value="6.07562440647394" calcext:value-type="float">
            <text:p>6,0756244065</text:p>
          </table:table-cell>
          <table:table-cell table:formula="of:=1/[.B91]" office:value-type="float" office:value="0.164592136231206" calcext:value-type="float">
            <text:p>0,1645921362</text:p>
          </table:table-cell>
          <table:table-cell table:formula="of:=[.C91]/MAX([.C$2:.C$452])" office:value-type="float" office:value="0.949078722456097" calcext:value-type="float">
            <text:p>0,9490787225</text:p>
          </table:table-cell>
          <table:table-cell table:formula="of:=[.A91]*(24/4)*365" office:value-type="float" office:value="90909.6946960069" calcext:value-type="float">
            <text:p>90909,6946960069</text:p>
          </table:table-cell>
          <table:table-cell table:number-columns-repeated="2"/>
        </table:table-row>
        <table:table-row table:style-name="ro1">
          <table:table-cell office:value-type="float" office:value="41.5097730192669" calcext:value-type="float">
            <text:p>41,5097730193</text:p>
          </table:table-cell>
          <table:table-cell office:value-type="float" office:value="6.07718406474733" calcext:value-type="float">
            <text:p>6,0771840647</text:p>
          </table:table-cell>
          <table:table-cell table:formula="of:=1/[.B92]" office:value-type="float" office:value="0.164549895041163" calcext:value-type="float">
            <text:p>0,164549895</text:p>
          </table:table-cell>
          <table:table-cell table:formula="of:=[.C92]/MAX([.C$2:.C$452])" office:value-type="float" office:value="0.948835149369318" calcext:value-type="float">
            <text:p>0,9488351494</text:p>
          </table:table-cell>
          <table:table-cell table:formula="of:=[.A92]*(24/4)*365" office:value-type="float" office:value="90906.4029121945" calcext:value-type="float">
            <text:p>90906,4029121945</text:p>
          </table:table-cell>
          <table:table-cell table:number-columns-repeated="2"/>
        </table:table-row>
        <table:table-row table:style-name="ro1">
          <table:table-cell office:value-type="float" office:value="41.5062699466736" calcext:value-type="float">
            <text:p>41,5062699467</text:p>
          </table:table-cell>
          <table:table-cell office:value-type="float" office:value="6.07723468974733" calcext:value-type="float">
            <text:p>6,0772346897</text:p>
          </table:table-cell>
          <table:table-cell table:formula="of:=1/[.B93]" office:value-type="float" office:value="0.164548524296266" calcext:value-type="float">
            <text:p>0,1645485243</text:p>
          </table:table-cell>
          <table:table-cell table:formula="of:=[.C93]/MAX([.C$2:.C$452])" office:value-type="float" office:value="0.948827245317247" calcext:value-type="float">
            <text:p>0,9488272453</text:p>
          </table:table-cell>
          <table:table-cell table:formula="of:=[.A93]*(24/4)*365" office:value-type="float" office:value="90898.7311832152" calcext:value-type="float">
            <text:p>90898,7311832152</text:p>
          </table:table-cell>
          <table:table-cell table:number-columns-repeated="2"/>
        </table:table-row>
        <table:table-row table:style-name="ro1">
          <table:table-cell office:value-type="float" office:value="41.5018282099093" calcext:value-type="float">
            <text:p>41,5018282099</text:p>
          </table:table-cell>
          <table:table-cell office:value-type="float" office:value="6.07793638938764" calcext:value-type="float">
            <text:p>6,0779363894</text:p>
          </table:table-cell>
          <table:table-cell table:formula="of:=1/[.B94]" office:value-type="float" office:value="0.164529527118126" calcext:value-type="float">
            <text:p>0,1645295271</text:p>
          </table:table-cell>
          <table:table-cell table:formula="of:=[.C94]/MAX([.C$2:.C$452])" office:value-type="float" office:value="0.948717702917639" calcext:value-type="float">
            <text:p>0,9487177029</text:p>
          </table:table-cell>
          <table:table-cell table:formula="of:=[.A94]*(24/4)*365" office:value-type="float" office:value="90889.0037797014" calcext:value-type="float">
            <text:p>90889,0037797014</text:p>
          </table:table-cell>
          <table:table-cell table:number-columns-repeated="2"/>
        </table:table-row>
        <table:table-row table:style-name="ro1">
          <table:table-cell office:value-type="float" office:value="41.4996262925482" calcext:value-type="float">
            <text:p>41,4996262925</text:p>
          </table:table-cell>
          <table:table-cell office:value-type="float" office:value="6.08015642535882" calcext:value-type="float">
            <text:p>6,0801564254</text:p>
          </table:table-cell>
          <table:table-cell table:formula="of:=1/[.B95]" office:value-type="float" office:value="0.164469452764282" calcext:value-type="float">
            <text:p>0,1644694528</text:p>
          </table:table-cell>
          <table:table-cell table:formula="of:=[.C95]/MAX([.C$2:.C$452])" office:value-type="float" office:value="0.948371299424106" calcext:value-type="float">
            <text:p>0,9483712994</text:p>
          </table:table-cell>
          <table:table-cell table:formula="of:=[.A95]*(24/4)*365" office:value-type="float" office:value="90884.1815806806" calcext:value-type="float">
            <text:p>90884,1815806806</text:p>
          </table:table-cell>
          <table:table-cell table:number-columns-repeated="2"/>
        </table:table-row>
        <table:table-row table:style-name="ro1">
          <table:table-cell office:value-type="float" office:value="41.4991722736904" calcext:value-type="float">
            <text:p>41,4991722737</text:p>
          </table:table-cell>
          <table:table-cell office:value-type="float" office:value="6.08230256294876" calcext:value-type="float">
            <text:p>6,0823025629</text:p>
          </table:table-cell>
          <table:table-cell table:formula="of:=1/[.B96]" office:value-type="float" office:value="0.164411419795465" calcext:value-type="float">
            <text:p>0,1644114198</text:p>
          </table:table-cell>
          <table:table-cell table:formula="of:=[.C96]/MAX([.C$2:.C$452])" office:value-type="float" office:value="0.948036667058509" calcext:value-type="float">
            <text:p>0,9480366671</text:p>
          </table:table-cell>
          <table:table-cell table:formula="of:=[.A96]*(24/4)*365" office:value-type="float" office:value="90883.187279382" calcext:value-type="float">
            <text:p>90883,187279382</text:p>
          </table:table-cell>
          <table:table-cell table:number-columns-repeated="2"/>
        </table:table-row>
        <table:table-row table:style-name="ro1">
          <table:table-cell office:value-type="float" office:value="41.4893752151922" calcext:value-type="float">
            <text:p>41,4893752152</text:p>
          </table:table-cell>
          <table:table-cell office:value-type="float" office:value="6.08467345323654" calcext:value-type="float">
            <text:p>6,0846734532</text:p>
          </table:table-cell>
          <table:table-cell table:formula="of:=1/[.B97]" office:value-type="float" office:value="0.164347356959326" calcext:value-type="float">
            <text:p>0,164347357</text:p>
          </table:table-cell>
          <table:table-cell table:formula="of:=[.C97]/MAX([.C$2:.C$452])" office:value-type="float" office:value="0.947667264995496" calcext:value-type="float">
            <text:p>0,947667265</text:p>
          </table:table-cell>
          <table:table-cell table:formula="of:=[.A97]*(24/4)*365" office:value-type="float" office:value="90861.7317212709" calcext:value-type="float">
            <text:p>90861,7317212709</text:p>
          </table:table-cell>
          <table:table-cell table:number-columns-repeated="2"/>
        </table:table-row>
        <table:table-row table:style-name="ro1">
          <table:table-cell office:value-type="float" office:value="41.4817194938261" calcext:value-type="float">
            <text:p>41,4817194938</text:p>
          </table:table-cell>
          <table:table-cell office:value-type="float" office:value="6.0890717041358" calcext:value-type="float">
            <text:p>6,0890717041</text:p>
          </table:table-cell>
          <table:table-cell table:formula="of:=1/[.B98]" office:value-type="float" office:value="0.164228645775477" calcext:value-type="float">
            <text:p>0,1642286458</text:p>
          </table:table-cell>
          <table:table-cell table:formula="of:=[.C98]/MAX([.C$2:.C$452])" office:value-type="float" office:value="0.946982747124301" calcext:value-type="float">
            <text:p>0,9469827471</text:p>
          </table:table-cell>
          <table:table-cell table:formula="of:=[.A98]*(24/4)*365" office:value-type="float" office:value="90844.9656914792" calcext:value-type="float">
            <text:p>90844,9656914792</text:p>
          </table:table-cell>
          <table:table-cell table:number-columns-repeated="2"/>
        </table:table-row>
        <table:table-row table:style-name="ro1">
          <table:table-cell office:value-type="float" office:value="41.4782445893075" calcext:value-type="float">
            <text:p>41,4782445893</text:p>
          </table:table-cell>
          <table:table-cell office:value-type="float" office:value="6.09078904676174" calcext:value-type="float">
            <text:p>6,0907890468</text:p>
          </table:table-cell>
          <table:table-cell table:formula="of:=1/[.B99]" office:value-type="float" office:value="0.16418234030477" calcext:value-type="float">
            <text:p>0,1641823403</text:p>
          </table:table-cell>
          <table:table-cell table:formula="of:=[.C99]/MAX([.C$2:.C$452])" office:value-type="float" office:value="0.94671573839601" calcext:value-type="float">
            <text:p>0,9467157384</text:p>
          </table:table-cell>
          <table:table-cell table:formula="of:=[.A99]*(24/4)*365" office:value-type="float" office:value="90837.3556505834" calcext:value-type="float">
            <text:p>90837,3556505834</text:p>
          </table:table-cell>
          <table:table-cell table:number-columns-repeated="2"/>
        </table:table-row>
        <table:table-row table:style-name="ro1">
          <table:table-cell office:value-type="float" office:value="41.4761047448535" calcext:value-type="float">
            <text:p>41,4761047449</text:p>
          </table:table-cell>
          <table:table-cell office:value-type="float" office:value="6.0953084757185" calcext:value-type="float">
            <text:p>6,0953084757</text:p>
          </table:table-cell>
          <table:table-cell table:formula="of:=1/[.B100]" office:value-type="float" office:value="0.164060605625398" calcext:value-type="float">
            <text:p>0,1640606056</text:p>
          </table:table-cell>
          <table:table-cell table:formula="of:=[.C100]/MAX([.C$2:.C$452])" office:value-type="float" office:value="0.946013786306305" calcext:value-type="float">
            <text:p>0,9460137863</text:p>
          </table:table-cell>
          <table:table-cell table:formula="of:=[.A100]*(24/4)*365" office:value-type="float" office:value="90832.6693912292" calcext:value-type="float">
            <text:p>90832,6693912292</text:p>
          </table:table-cell>
          <table:table-cell table:number-columns-repeated="2"/>
        </table:table-row>
        <table:table-row table:style-name="ro1">
          <table:table-cell office:value-type="float" office:value="41.4722214029585" calcext:value-type="float">
            <text:p>41,472221403</text:p>
          </table:table-cell>
          <table:table-cell office:value-type="float" office:value="6.0958993794955" calcext:value-type="float">
            <text:p>6,0958993795</text:p>
          </table:table-cell>
          <table:table-cell table:formula="of:=1/[.B101]" office:value-type="float" office:value="0.164044702470591" calcext:value-type="float">
            <text:p>0,1640447025</text:p>
          </table:table-cell>
          <table:table-cell table:formula="of:=[.C101]/MAX([.C$2:.C$452])" office:value-type="float" office:value="0.945922084805899" calcext:value-type="float">
            <text:p>0,9459220848</text:p>
          </table:table-cell>
          <table:table-cell table:formula="of:=[.A101]*(24/4)*365" office:value-type="float" office:value="90824.1648724791" calcext:value-type="float">
            <text:p>90824,1648724791</text:p>
          </table:table-cell>
          <table:table-cell table:number-columns-repeated="2"/>
        </table:table-row>
        <table:table-row table:style-name="ro1">
          <table:table-cell office:value-type="float" office:value="41.4722121569984" calcext:value-type="float">
            <text:p>41,472212157</text:p>
          </table:table-cell>
          <table:table-cell office:value-type="float" office:value="6.09744835431565" calcext:value-type="float">
            <text:p>6,0974483543</text:p>
          </table:table-cell>
          <table:table-cell table:formula="of:=1/[.B102]" office:value-type="float" office:value="0.164003029118274" calcext:value-type="float">
            <text:p>0,1640030291</text:p>
          </table:table-cell>
          <table:table-cell table:formula="of:=[.C102]/MAX([.C$2:.C$452])" office:value-type="float" office:value="0.945681786011052" calcext:value-type="float">
            <text:p>0,945681786</text:p>
          </table:table-cell>
          <table:table-cell table:formula="of:=[.A102]*(24/4)*365" office:value-type="float" office:value="90824.1446238265" calcext:value-type="float">
            <text:p>90824,1446238265</text:p>
          </table:table-cell>
          <table:table-cell table:number-columns-repeated="2"/>
        </table:table-row>
        <table:table-row table:style-name="ro1">
          <table:table-cell office:value-type="float" office:value="41.4622746008149" calcext:value-type="float">
            <text:p>41,4622746008</text:p>
          </table:table-cell>
          <table:table-cell office:value-type="float" office:value="6.09919316097034" calcext:value-type="float">
            <text:p>6,099193161</text:p>
          </table:table-cell>
          <table:table-cell table:formula="of:=1/[.B103]" office:value-type="float" office:value="0.16395611249028" calcext:value-type="float">
            <text:p>0,1639561125</text:p>
          </table:table-cell>
          <table:table-cell table:formula="of:=[.C103]/MAX([.C$2:.C$452])" office:value-type="float" office:value="0.945411253199595" calcext:value-type="float">
            <text:p>0,9454112532</text:p>
          </table:table-cell>
          <table:table-cell table:formula="of:=[.A103]*(24/4)*365" office:value-type="float" office:value="90802.3813757846" calcext:value-type="float">
            <text:p>90802,3813757846</text:p>
          </table:table-cell>
          <table:table-cell table:number-columns-repeated="2"/>
        </table:table-row>
        <table:table-row table:style-name="ro1">
          <table:table-cell office:value-type="float" office:value="41.4604860830575" calcext:value-type="float">
            <text:p>41,4604860831</text:p>
          </table:table-cell>
          <table:table-cell office:value-type="float" office:value="6.10112447841637" calcext:value-type="float">
            <text:p>6,1011244784</text:p>
          </table:table-cell>
          <table:table-cell table:formula="of:=1/[.B104]" office:value-type="float" office:value="0.163904212008401" calcext:value-type="float">
            <text:p>0,163904212</text:p>
          </table:table-cell>
          <table:table-cell table:formula="of:=[.C104]/MAX([.C$2:.C$452])" office:value-type="float" office:value="0.945111982261355" calcext:value-type="float">
            <text:p>0,9451119823</text:p>
          </table:table-cell>
          <table:table-cell table:formula="of:=[.A104]*(24/4)*365" office:value-type="float" office:value="90798.4645218959" calcext:value-type="float">
            <text:p>90798,4645218959</text:p>
          </table:table-cell>
          <table:table-cell table:number-columns-repeated="2"/>
        </table:table-row>
        <table:table-row table:style-name="ro1">
          <table:table-cell office:value-type="float" office:value="41.4548455291223" calcext:value-type="float">
            <text:p>41,4548455291</text:p>
          </table:table-cell>
          <table:table-cell office:value-type="float" office:value="6.10362572841641" calcext:value-type="float">
            <text:p>6,1036257284</text:p>
          </table:table-cell>
          <table:table-cell table:formula="of:=1/[.B105]" office:value-type="float" office:value="0.163837044487236" calcext:value-type="float">
            <text:p>0,1638370445</text:p>
          </table:table-cell>
          <table:table-cell table:formula="of:=[.C105]/MAX([.C$2:.C$452])" office:value-type="float" office:value="0.944724677821199" calcext:value-type="float">
            <text:p>0,9447246778</text:p>
          </table:table-cell>
          <table:table-cell table:formula="of:=[.A105]*(24/4)*365" office:value-type="float" office:value="90786.1117087778" calcext:value-type="float">
            <text:p>90786,1117087778</text:p>
          </table:table-cell>
          <table:table-cell table:number-columns-repeated="2"/>
        </table:table-row>
        <table:table-row table:style-name="ro1">
          <table:table-cell office:value-type="float" office:value="41.4546840991407" calcext:value-type="float">
            <text:p>41,4546840991</text:p>
          </table:table-cell>
          <table:table-cell office:value-type="float" office:value="6.10452063399192" calcext:value-type="float">
            <text:p>6,104520634</text:p>
          </table:table-cell>
          <table:table-cell table:formula="of:=1/[.B106]" office:value-type="float" office:value="0.163813026436782" calcext:value-type="float">
            <text:p>0,1638130264</text:p>
          </table:table-cell>
          <table:table-cell table:formula="of:=[.C106]/MAX([.C$2:.C$452])" office:value-type="float" office:value="0.944586183837445" calcext:value-type="float">
            <text:p>0,9445861838</text:p>
          </table:table-cell>
          <table:table-cell table:formula="of:=[.A106]*(24/4)*365" office:value-type="float" office:value="90785.7581771181" calcext:value-type="float">
            <text:p>90785,7581771181</text:p>
          </table:table-cell>
          <table:table-cell table:number-columns-repeated="2"/>
        </table:table-row>
        <table:table-row table:style-name="ro1">
          <table:table-cell office:value-type="float" office:value="41.4540058203228" calcext:value-type="float">
            <text:p>41,4540058203</text:p>
          </table:table-cell>
          <table:table-cell office:value-type="float" office:value="6.10750435701348" calcext:value-type="float">
            <text:p>6,107504357</text:p>
          </table:table-cell>
          <table:table-cell table:formula="of:=1/[.B107]" office:value-type="float" office:value="0.163732998217457" calcext:value-type="float">
            <text:p>0,1637329982</text:p>
          </table:table-cell>
          <table:table-cell table:formula="of:=[.C107]/MAX([.C$2:.C$452])" office:value-type="float" office:value="0.944124721449895" calcext:value-type="float">
            <text:p>0,9441247214</text:p>
          </table:table-cell>
          <table:table-cell table:formula="of:=[.A107]*(24/4)*365" office:value-type="float" office:value="90784.2727465069" calcext:value-type="float">
            <text:p>90784,2727465069</text:p>
          </table:table-cell>
          <table:table-cell table:number-columns-repeated="2"/>
        </table:table-row>
        <table:table-row table:style-name="ro1">
          <table:table-cell office:value-type="float" office:value="41.4522855723998" calcext:value-type="float">
            <text:p>41,4522855724</text:p>
          </table:table-cell>
          <table:table-cell office:value-type="float" office:value="6.1085173830926" calcext:value-type="float">
            <text:p>6,1085173831</text:p>
          </table:table-cell>
          <table:table-cell table:formula="of:=1/[.B108]" office:value-type="float" office:value="0.163705845016966" calcext:value-type="float">
            <text:p>0,163705845</text:p>
          </table:table-cell>
          <table:table-cell table:formula="of:=[.C108]/MAX([.C$2:.C$452])" office:value-type="float" office:value="0.943968149420253" calcext:value-type="float">
            <text:p>0,9439681494</text:p>
          </table:table-cell>
          <table:table-cell table:formula="of:=[.A108]*(24/4)*365" office:value-type="float" office:value="90780.5054035556" calcext:value-type="float">
            <text:p>90780,5054035556</text:p>
          </table:table-cell>
          <table:table-cell table:number-columns-repeated="2"/>
        </table:table-row>
        <table:table-row table:style-name="ro1">
          <table:table-cell office:value-type="float" office:value="41.4451331962107" calcext:value-type="float">
            <text:p>41,4451331962</text:p>
          </table:table-cell>
          <table:table-cell office:value-type="float" office:value="6.10887400629409" calcext:value-type="float">
            <text:p>6,1088740063</text:p>
          </table:table-cell>
          <table:table-cell table:formula="of:=1/[.B109]" office:value-type="float" office:value="0.163696288214437" calcext:value-type="float">
            <text:p>0,1636962882</text:p>
          </table:table-cell>
          <table:table-cell table:formula="of:=[.C109]/MAX([.C$2:.C$452])" office:value-type="float" office:value="0.943913042547333" calcext:value-type="float">
            <text:p>0,9439130425</text:p>
          </table:table-cell>
          <table:table-cell table:formula="of:=[.A109]*(24/4)*365" office:value-type="float" office:value="90764.8416997014" calcext:value-type="float">
            <text:p>90764,8416997014</text:p>
          </table:table-cell>
          <table:table-cell table:number-columns-repeated="2"/>
        </table:table-row>
        <table:table-row table:style-name="ro1">
          <table:table-cell office:value-type="float" office:value="41.4399404411593" calcext:value-type="float">
            <text:p>41,4399404412</text:p>
          </table:table-cell>
          <table:table-cell office:value-type="float" office:value="6.11168406025094" calcext:value-type="float">
            <text:p>6,1116840603</text:p>
          </table:table-cell>
          <table:table-cell table:formula="of:=1/[.B110]" office:value-type="float" office:value="0.163621023295982" calcext:value-type="float">
            <text:p>0,1636210233</text:p>
          </table:table-cell>
          <table:table-cell table:formula="of:=[.C110]/MAX([.C$2:.C$452])" office:value-type="float" office:value="0.943479046523654" calcext:value-type="float">
            <text:p>0,9434790465</text:p>
          </table:table-cell>
          <table:table-cell table:formula="of:=[.A110]*(24/4)*365" office:value-type="float" office:value="90753.4695661389" calcext:value-type="float">
            <text:p>90753,4695661389</text:p>
          </table:table-cell>
          <table:table-cell table:number-columns-repeated="2"/>
        </table:table-row>
        <table:table-row table:style-name="ro1">
          <table:table-cell office:value-type="float" office:value="41.4336541964834" calcext:value-type="float">
            <text:p>41,4336541965</text:p>
          </table:table-cell>
          <table:table-cell office:value-type="float" office:value="6.11522548561061" calcext:value-type="float">
            <text:p>6,1152254856</text:p>
          </table:table-cell>
          <table:table-cell table:formula="of:=1/[.B111]" office:value-type="float" office:value="0.163526267731753" calcext:value-type="float">
            <text:p>0,1635262677</text:p>
          </table:table-cell>
          <table:table-cell table:formula="of:=[.C111]/MAX([.C$2:.C$452])" office:value-type="float" office:value="0.942932662644672" calcext:value-type="float">
            <text:p>0,9429326626</text:p>
          </table:table-cell>
          <table:table-cell table:formula="of:=[.A111]*(24/4)*365" office:value-type="float" office:value="90739.7026902987" calcext:value-type="float">
            <text:p>90739,7026902987</text:p>
          </table:table-cell>
          <table:table-cell table:number-columns-repeated="2"/>
        </table:table-row>
        <table:table-row table:style-name="ro1">
          <table:table-cell office:value-type="float" office:value="41.4327815182141" calcext:value-type="float">
            <text:p>41,4327815182</text:p>
          </table:table-cell>
          <table:table-cell office:value-type="float" office:value="6.1170315377689" calcext:value-type="float">
            <text:p>6,1170315378</text:p>
          </table:table-cell>
          <table:table-cell table:formula="of:=1/[.B112]" office:value-type="float" office:value="0.163477986638718" calcext:value-type="float">
            <text:p>0,1634779866</text:p>
          </table:table-cell>
          <table:table-cell table:formula="of:=[.C112]/MAX([.C$2:.C$452])" office:value-type="float" office:value="0.942654261992333" calcext:value-type="float">
            <text:p>0,942654262</text:p>
          </table:table-cell>
          <table:table-cell table:formula="of:=[.A112]*(24/4)*365" office:value-type="float" office:value="90737.7915248889" calcext:value-type="float">
            <text:p>90737,7915248889</text:p>
          </table:table-cell>
          <table:table-cell table:number-columns-repeated="2"/>
        </table:table-row>
        <table:table-row table:style-name="ro1">
          <table:table-cell office:value-type="float" office:value="41.4284224937595" calcext:value-type="float">
            <text:p>41,4284224938</text:p>
          </table:table-cell>
          <table:table-cell office:value-type="float" office:value="6.12008223021492" calcext:value-type="float">
            <text:p>6,1200822302</text:p>
          </table:table-cell>
          <table:table-cell table:formula="of:=1/[.B113]" office:value-type="float" office:value="0.163396497364527" calcext:value-type="float">
            <text:p>0,1633964974</text:p>
          </table:table-cell>
          <table:table-cell table:formula="of:=[.C113]/MAX([.C$2:.C$452])" office:value-type="float" office:value="0.942184374803225" calcext:value-type="float">
            <text:p>0,9421843748</text:p>
          </table:table-cell>
          <table:table-cell table:formula="of:=[.A113]*(24/4)*365" office:value-type="float" office:value="90728.2452613333" calcext:value-type="float">
            <text:p>90728,2452613333</text:p>
          </table:table-cell>
          <table:table-cell table:number-columns-repeated="2"/>
        </table:table-row>
        <table:table-row table:style-name="ro1">
          <table:table-cell office:value-type="float" office:value="41.4219398689878" calcext:value-type="float">
            <text:p>41,421939869</text:p>
          </table:table-cell>
          <table:table-cell office:value-type="float" office:value="6.12013839478329" calcext:value-type="float">
            <text:p>6,1201383948</text:p>
          </table:table-cell>
          <table:table-cell table:formula="of:=1/[.B114]" office:value-type="float" office:value="0.163394997873314" calcext:value-type="float">
            <text:p>0,1633949979</text:p>
          </table:table-cell>
          <table:table-cell table:formula="of:=[.C114]/MAX([.C$2:.C$452])" office:value-type="float" office:value="0.942175728368239" calcext:value-type="float">
            <text:p>0,9421757284</text:p>
          </table:table-cell>
          <table:table-cell table:formula="of:=[.A114]*(24/4)*365" office:value-type="float" office:value="90714.0483130833" calcext:value-type="float">
            <text:p>90714,0483130833</text:p>
          </table:table-cell>
          <table:table-cell table:number-columns-repeated="2"/>
        </table:table-row>
        <table:table-row table:style-name="ro1">
          <table:table-cell office:value-type="float" office:value="41.4171627754091" calcext:value-type="float">
            <text:p>41,4171627754</text:p>
          </table:table-cell>
          <table:table-cell office:value-type="float" office:value="6.1263042715818" calcext:value-type="float">
            <text:p>6,1263042716</text:p>
          </table:table-cell>
          <table:table-cell table:formula="of:=1/[.B115]" office:value-type="float" office:value="0.1632305474344" calcext:value-type="float">
            <text:p>0,1632305474</text:p>
          </table:table-cell>
          <table:table-cell table:formula="of:=[.C115]/MAX([.C$2:.C$452])" office:value-type="float" office:value="0.941227466707353" calcext:value-type="float">
            <text:p>0,9412274667</text:p>
          </table:table-cell>
          <table:table-cell table:formula="of:=[.A115]*(24/4)*365" office:value-type="float" office:value="90703.5864781459" calcext:value-type="float">
            <text:p>90703,5864781459</text:p>
          </table:table-cell>
          <table:table-cell table:number-columns-repeated="2"/>
        </table:table-row>
        <table:table-row table:style-name="ro1">
          <table:table-cell office:value-type="float" office:value="41.4129656743721" calcext:value-type="float">
            <text:p>41,4129656744</text:p>
          </table:table-cell>
          <table:table-cell office:value-type="float" office:value="6.1268190422653" calcext:value-type="float">
            <text:p>6,1268190423</text:p>
          </table:table-cell>
          <table:table-cell table:formula="of:=1/[.B116]" office:value-type="float" office:value="0.163216832927754" calcext:value-type="float">
            <text:p>0,1632168329</text:p>
          </table:table-cell>
          <table:table-cell table:formula="of:=[.C116]/MAX([.C$2:.C$452])" office:value-type="float" office:value="0.941148385490326" calcext:value-type="float">
            <text:p>0,9411483855</text:p>
          </table:table-cell>
          <table:table-cell table:formula="of:=[.A116]*(24/4)*365" office:value-type="float" office:value="90694.3948268749" calcext:value-type="float">
            <text:p>90694,3948268749</text:p>
          </table:table-cell>
          <table:table-cell table:number-columns-repeated="2"/>
        </table:table-row>
        <table:table-row table:style-name="ro1">
          <table:table-cell office:value-type="float" office:value="41.4084168713026" calcext:value-type="float">
            <text:p>41,4084168713</text:p>
          </table:table-cell>
          <table:table-cell office:value-type="float" office:value="6.12802285521494" calcext:value-type="float">
            <text:p>6,1280228552</text:p>
          </table:table-cell>
          <table:table-cell table:formula="of:=1/[.B117]" office:value-type="float" office:value="0.163184769970138" calcext:value-type="float">
            <text:p>0,16318477</text:p>
          </table:table-cell>
          <table:table-cell table:formula="of:=[.C117]/MAX([.C$2:.C$452])" office:value-type="float" office:value="0.940963502594038" calcext:value-type="float">
            <text:p>0,9409635026</text:p>
          </table:table-cell>
          <table:table-cell table:formula="of:=[.A117]*(24/4)*365" office:value-type="float" office:value="90684.4329481527" calcext:value-type="float">
            <text:p>90684,4329481527</text:p>
          </table:table-cell>
          <table:table-cell table:number-columns-repeated="2"/>
        </table:table-row>
        <table:table-row table:style-name="ro1">
          <table:table-cell office:value-type="float" office:value="41.4073108724093" calcext:value-type="float">
            <text:p>41,4073108724</text:p>
          </table:table-cell>
          <table:table-cell office:value-type="float" office:value="6.13067789118613" calcext:value-type="float">
            <text:p>6,1306778912</text:p>
          </table:table-cell>
          <table:table-cell table:formula="of:=1/[.B118]" office:value-type="float" office:value="0.163114098921698" calcext:value-type="float">
            <text:p>0,1631140989</text:p>
          </table:table-cell>
          <table:table-cell table:formula="of:=[.C118]/MAX([.C$2:.C$452])" office:value-type="float" office:value="0.940555995954266" calcext:value-type="float">
            <text:p>0,940555996</text:p>
          </table:table-cell>
          <table:table-cell table:formula="of:=[.A118]*(24/4)*365" office:value-type="float" office:value="90682.0108105764" calcext:value-type="float">
            <text:p>90682,0108105764</text:p>
          </table:table-cell>
          <table:table-cell table:number-columns-repeated="2"/>
        </table:table-row>
        <table:table-row table:style-name="ro1">
          <table:table-cell office:value-type="float" office:value="41.3959064607686" calcext:value-type="float">
            <text:p>41,3959064608</text:p>
          </table:table-cell>
          <table:table-cell office:value-type="float" office:value="6.13526429406387" calcext:value-type="float">
            <text:p>6,1352642941</text:p>
          </table:table-cell>
          <table:table-cell table:formula="of:=1/[.B119]" office:value-type="float" office:value="0.162992163347803" calcext:value-type="float">
            <text:p>0,1629921633</text:p>
          </table:table-cell>
          <table:table-cell table:formula="of:=[.C119]/MAX([.C$2:.C$452])" office:value-type="float" office:value="0.939852885457348" calcext:value-type="float">
            <text:p>0,9398528855</text:p>
          </table:table-cell>
          <table:table-cell table:formula="of:=[.A119]*(24/4)*365" office:value-type="float" office:value="90657.0351490832" calcext:value-type="float">
            <text:p>90657,0351490832</text:p>
          </table:table-cell>
          <table:table-cell table:number-columns-repeated="2"/>
        </table:table-row>
        <table:table-row table:style-name="ro1">
          <table:table-cell office:value-type="float" office:value="41.3943344330575" calcext:value-type="float">
            <text:p>41,3943344331</text:p>
          </table:table-cell>
          <table:table-cell office:value-type="float" office:value="6.13626670413582" calcext:value-type="float">
            <text:p>6,1362667041</text:p>
          </table:table-cell>
          <table:table-cell table:formula="of:=1/[.B120]" office:value-type="float" office:value="0.162965537225754" calcext:value-type="float">
            <text:p>0,1629655372</text:p>
          </table:table-cell>
          <table:table-cell table:formula="of:=[.C120]/MAX([.C$2:.C$452])" office:value-type="float" office:value="0.939699352691587" calcext:value-type="float">
            <text:p>0,9396993527</text:p>
          </table:table-cell>
          <table:table-cell table:formula="of:=[.A120]*(24/4)*365" office:value-type="float" office:value="90653.5924083959" calcext:value-type="float">
            <text:p>90653,5924083959</text:p>
          </table:table-cell>
          <table:table-cell table:number-columns-repeated="2"/>
        </table:table-row>
        <table:table-row table:style-name="ro1">
          <table:table-cell office:value-type="float" office:value="41.3921046216039" calcext:value-type="float">
            <text:p>41,3921046216</text:p>
          </table:table-cell>
          <table:table-cell office:value-type="float" office:value="6.13934248201348" calcext:value-type="float">
            <text:p>6,139342482</text:p>
          </table:table-cell>
          <table:table-cell table:formula="of:=1/[.B121]" office:value-type="float" office:value="0.162883892359762" calcext:value-type="float">
            <text:p>0,1628838924</text:p>
          </table:table-cell>
          <table:table-cell table:formula="of:=[.C121]/MAX([.C$2:.C$452])" office:value-type="float" office:value="0.939228568321905" calcext:value-type="float">
            <text:p>0,9392285683</text:p>
          </table:table-cell>
          <table:table-cell table:formula="of:=[.A121]*(24/4)*365" office:value-type="float" office:value="90648.7091213125" calcext:value-type="float">
            <text:p>90648,7091213125</text:p>
          </table:table-cell>
          <table:table-cell table:number-columns-repeated="2"/>
        </table:table-row>
        <table:table-row table:style-name="ro1">
          <table:table-cell office:value-type="float" office:value="41.3893363544457" calcext:value-type="float">
            <text:p>41,3893363544</text:p>
          </table:table-cell>
          <table:table-cell office:value-type="float" office:value="6.13963744154586" calcext:value-type="float">
            <text:p>6,1396374415</text:p>
          </table:table-cell>
          <table:table-cell table:formula="of:=1/[.B122]" office:value-type="float" office:value="0.162876067116467" calcext:value-type="float">
            <text:p>0,1628760671</text:p>
          </table:table-cell>
          <table:table-cell table:formula="of:=[.C122]/MAX([.C$2:.C$452])" office:value-type="float" office:value="0.939183446045232" calcext:value-type="float">
            <text:p>0,939183446</text:p>
          </table:table-cell>
          <table:table-cell table:formula="of:=[.A122]*(24/4)*365" office:value-type="float" office:value="90642.6466162361" calcext:value-type="float">
            <text:p>90642,6466162361</text:p>
          </table:table-cell>
          <table:table-cell table:number-columns-repeated="2"/>
        </table:table-row>
        <table:table-row table:style-name="ro1">
          <table:table-cell office:value-type="float" office:value="41.3882648996036" calcext:value-type="float">
            <text:p>41,3882648996</text:p>
          </table:table-cell>
          <table:table-cell office:value-type="float" office:value="6.13983565647394" calcext:value-type="float">
            <text:p>6,1398356565</text:p>
          </table:table-cell>
          <table:table-cell table:formula="of:=1/[.B123]" office:value-type="float" office:value="0.16287080891906" calcext:value-type="float">
            <text:p>0,1628708089</text:p>
          </table:table-cell>
          <table:table-cell table:formula="of:=[.C123]/MAX([.C$2:.C$452])" office:value-type="float" office:value="0.939153125986255" calcext:value-type="float">
            <text:p>0,939153126</text:p>
          </table:table-cell>
          <table:table-cell table:formula="of:=[.A123]*(24/4)*365" office:value-type="float" office:value="90640.3001301319" calcext:value-type="float">
            <text:p>90640,3001301319</text:p>
          </table:table-cell>
          <table:table-cell table:number-columns-repeated="2"/>
        </table:table-row>
        <table:table-row table:style-name="ro1">
          <table:table-cell office:value-type="float" office:value="41.3824658469368" calcext:value-type="float">
            <text:p>41,3824658469</text:p>
          </table:table-cell>
          <table:table-cell office:value-type="float" office:value="6.14524240107821" calcext:value-type="float">
            <text:p>6,1452424011</text:p>
          </table:table-cell>
          <table:table-cell table:formula="of:=1/[.B124]" office:value-type="float" office:value="0.162727510931798" calcext:value-type="float">
            <text:p>0,1627275109</text:p>
          </table:table-cell>
          <table:table-cell table:formula="of:=[.C124]/MAX([.C$2:.C$452])" office:value-type="float" office:value="0.938326834561913" calcext:value-type="float">
            <text:p>0,9383268346</text:p>
          </table:table-cell>
          <table:table-cell table:formula="of:=[.A124]*(24/4)*365" office:value-type="float" office:value="90627.6002047916" calcext:value-type="float">
            <text:p>90627,6002047916</text:p>
          </table:table-cell>
          <table:table-cell table:number-columns-repeated="2"/>
        </table:table-row>
        <table:table-row table:style-name="ro1">
          <table:table-cell office:value-type="float" office:value="41.3788990402302" calcext:value-type="float">
            <text:p>41,3788990402</text:p>
          </table:table-cell>
          <table:table-cell office:value-type="float" office:value="6.14720964028686" calcext:value-type="float">
            <text:p>6,1472096403</text:p>
          </table:table-cell>
          <table:table-cell table:formula="of:=1/[.B125]" office:value-type="float" office:value="0.16267543463075" calcext:value-type="float">
            <text:p>0,1626754346</text:p>
          </table:table-cell>
          <table:table-cell table:formula="of:=[.C125]/MAX([.C$2:.C$452])" office:value-type="float" office:value="0.938026549807123" calcext:value-type="float">
            <text:p>0,9380265498</text:p>
          </table:table-cell>
          <table:table-cell table:formula="of:=[.A125]*(24/4)*365" office:value-type="float" office:value="90619.7888981041" calcext:value-type="float">
            <text:p>90619,7888981041</text:p>
          </table:table-cell>
          <table:table-cell table:number-columns-repeated="2"/>
        </table:table-row>
        <table:table-row table:style-name="ro1">
          <table:table-cell office:value-type="float" office:value="41.3748214701325" calcext:value-type="float">
            <text:p>41,3748214701</text:p>
          </table:table-cell>
          <table:table-cell office:value-type="float" office:value="6.14898477517899" calcext:value-type="float">
            <text:p>6,1489847752</text:p>
          </table:table-cell>
          <table:table-cell table:formula="of:=1/[.B126]" office:value-type="float" office:value="0.162628472270187" calcext:value-type="float">
            <text:p>0,1626284723</text:p>
          </table:table-cell>
          <table:table-cell table:formula="of:=[.C126]/MAX([.C$2:.C$452])" office:value-type="float" office:value="0.937755753290432" calcext:value-type="float">
            <text:p>0,9377557533</text:p>
          </table:table-cell>
          <table:table-cell table:formula="of:=[.A126]*(24/4)*365" office:value-type="float" office:value="90610.8590195902" calcext:value-type="float">
            <text:p>90610,8590195902</text:p>
          </table:table-cell>
          <table:table-cell table:number-columns-repeated="2"/>
        </table:table-row>
        <table:table-row table:style-name="ro1">
          <table:table-cell office:value-type="float" office:value="41.3680677224093" calcext:value-type="float">
            <text:p>41,3680677224</text:p>
          </table:table-cell>
          <table:table-cell office:value-type="float" office:value="6.14953098920776" calcext:value-type="float">
            <text:p>6,1495309892</text:p>
          </table:table-cell>
          <table:table-cell table:formula="of:=1/[.B127]" office:value-type="float" office:value="0.162614027273782" calcext:value-type="float">
            <text:p>0,1626140273</text:p>
          </table:table-cell>
          <table:table-cell table:formula="of:=[.C127]/MAX([.C$2:.C$452])" office:value-type="float" office:value="0.937672459889861" calcext:value-type="float">
            <text:p>0,9376724599</text:p>
          </table:table-cell>
          <table:table-cell table:formula="of:=[.A127]*(24/4)*365" office:value-type="float" office:value="90596.0683120764" calcext:value-type="float">
            <text:p>90596,0683120764</text:p>
          </table:table-cell>
          <table:table-cell table:number-columns-repeated="2"/>
        </table:table-row>
        <table:table-row table:style-name="ro1">
          <table:table-cell office:value-type="float" office:value="41.3641071104959" calcext:value-type="float">
            <text:p>41,3641071105</text:p>
          </table:table-cell>
          <table:table-cell office:value-type="float" office:value="6.15365248201352" calcext:value-type="float">
            <text:p>6,153652482</text:p>
          </table:table-cell>
          <table:table-cell table:formula="of:=1/[.B128]" office:value-type="float" office:value="0.162505114307786" calcext:value-type="float">
            <text:p>0,1625051143</text:p>
          </table:table-cell>
          <table:table-cell table:formula="of:=[.C128]/MAX([.C$2:.C$452])" office:value-type="float" office:value="0.937044440951695" calcext:value-type="float">
            <text:p>0,937044441</text:p>
          </table:table-cell>
          <table:table-cell table:formula="of:=[.A128]*(24/4)*365" office:value-type="float" office:value="90587.394571986" calcext:value-type="float">
            <text:p>90587,394571986</text:p>
          </table:table-cell>
          <table:table-cell table:number-columns-repeated="2"/>
        </table:table-row>
        <table:table-row table:style-name="ro1">
          <table:table-cell office:value-type="float" office:value="41.3634796838058" calcext:value-type="float">
            <text:p>41,3634796838</text:p>
          </table:table-cell>
          <table:table-cell office:value-type="float" office:value="6.1538363669056" calcext:value-type="float">
            <text:p>6,1538363669</text:p>
          </table:table-cell>
          <table:table-cell table:formula="of:=1/[.B129]" office:value-type="float" office:value="0.16250025843681" calcext:value-type="float">
            <text:p>0,1625002584</text:p>
          </table:table-cell>
          <table:table-cell table:formula="of:=[.C129]/MAX([.C$2:.C$452])" office:value-type="float" office:value="0.937016440805831" calcext:value-type="float">
            <text:p>0,9370164408</text:p>
          </table:table-cell>
          <table:table-cell table:formula="of:=[.A129]*(24/4)*365" office:value-type="float" office:value="90586.0205075347" calcext:value-type="float">
            <text:p>90586,0205075347</text:p>
          </table:table-cell>
          <table:table-cell table:number-columns-repeated="2"/>
        </table:table-row>
        <table:table-row table:style-name="ro1">
          <table:table-cell office:value-type="float" office:value="41.3609076198059" calcext:value-type="float">
            <text:p>41,3609076198</text:p>
          </table:table-cell>
          <table:table-cell office:value-type="float" office:value="6.15532376348832" calcext:value-type="float">
            <text:p>6,1553237635</text:p>
          </table:table-cell>
          <table:table-cell table:formula="of:=1/[.B130]" office:value-type="float" office:value="0.162460991236842" calcext:value-type="float">
            <text:p>0,1624609912</text:p>
          </table:table-cell>
          <table:table-cell table:formula="of:=[.C130]/MAX([.C$2:.C$452])" office:value-type="float" office:value="0.93679001647698" calcext:value-type="float">
            <text:p>0,9367900165</text:p>
          </table:table-cell>
          <table:table-cell table:formula="of:=[.A130]*(24/4)*365" office:value-type="float" office:value="90580.3876873749" calcext:value-type="float">
            <text:p>90580,3876873749</text:p>
          </table:table-cell>
          <table:table-cell table:number-columns-repeated="2"/>
        </table:table-row>
        <table:table-row table:style-name="ro1">
          <table:table-cell office:value-type="float" office:value="41.3575919258403" calcext:value-type="float">
            <text:p>41,3575919258</text:p>
          </table:table-cell>
          <table:table-cell office:value-type="float" office:value="6.15789014838042" calcext:value-type="float">
            <text:p>6,1578901484</text:p>
          </table:table-cell>
          <table:table-cell table:formula="of:=1/[.B131]" office:value-type="float" office:value="0.16239328339805" calcext:value-type="float">
            <text:p>0,1623932834</text:p>
          </table:table-cell>
          <table:table-cell table:formula="of:=[.C131]/MAX([.C$2:.C$452])" office:value-type="float" office:value="0.936399596432545" calcext:value-type="float">
            <text:p>0,9363995964</text:p>
          </table:table-cell>
          <table:table-cell table:formula="of:=[.A131]*(24/4)*365" office:value-type="float" office:value="90573.1263175903" calcext:value-type="float">
            <text:p>90573,1263175903</text:p>
          </table:table-cell>
          <table:table-cell table:number-columns-repeated="2"/>
        </table:table-row>
        <table:table-row table:style-name="ro1">
          <table:table-cell office:value-type="float" office:value="41.3518020094463" calcext:value-type="float">
            <text:p>41,3518020094</text:p>
          </table:table-cell>
          <table:table-cell office:value-type="float" office:value="6.15891450989122" calcext:value-type="float">
            <text:p>6,1589145099</text:p>
          </table:table-cell>
          <table:table-cell table:formula="of:=1/[.B132]" office:value-type="float" office:value="0.162366273861084" calcext:value-type="float">
            <text:p>0,1623662739</text:p>
          </table:table-cell>
          <table:table-cell table:formula="of:=[.C132]/MAX([.C$2:.C$452])" office:value-type="float" office:value="0.936243852802109" calcext:value-type="float">
            <text:p>0,9362438528</text:p>
          </table:table-cell>
          <table:table-cell table:formula="of:=[.A132]*(24/4)*365" office:value-type="float" office:value="90560.4464006874" calcext:value-type="float">
            <text:p>90560,4464006874</text:p>
          </table:table-cell>
          <table:table-cell table:number-columns-repeated="2"/>
        </table:table-row>
        <table:table-row table:style-name="ro1">
          <table:table-cell office:value-type="float" office:value="41.3506918674404" calcext:value-type="float">
            <text:p>41,3506918674</text:p>
          </table:table-cell>
          <table:table-cell office:value-type="float" office:value="6.16106686600633" calcext:value-type="float">
            <text:p>6,161066866</text:p>
          </table:table-cell>
          <table:table-cell table:formula="of:=1/[.B133]" office:value-type="float" office:value="0.162309551535221" calcext:value-type="float">
            <text:p>0,1623095515</text:p>
          </table:table-cell>
          <table:table-cell table:formula="of:=[.C133]/MAX([.C$2:.C$452])" office:value-type="float" office:value="0.935916777926014" calcext:value-type="float">
            <text:p>0,9359167779</text:p>
          </table:table-cell>
          <table:table-cell table:formula="of:=[.A133]*(24/4)*365" office:value-type="float" office:value="90558.0151896945" calcext:value-type="float">
            <text:p>90558,0151896945</text:p>
          </table:table-cell>
          <table:table-cell table:number-columns-repeated="2"/>
        </table:table-row>
        <table:table-row table:style-name="ro1">
          <table:table-cell office:value-type="float" office:value="41.3472420344844" calcext:value-type="float">
            <text:p>41,3472420345</text:p>
          </table:table-cell>
          <table:table-cell office:value-type="float" office:value="6.16341312949555" calcext:value-type="float">
            <text:p>6,1634131295</text:p>
          </table:table-cell>
          <table:table-cell table:formula="of:=1/[.B134]" office:value-type="float" office:value="0.162247764183519" calcext:value-type="float">
            <text:p>0,1622477642</text:p>
          </table:table-cell>
          <table:table-cell table:formula="of:=[.C134]/MAX([.C$2:.C$452])" office:value-type="float" office:value="0.935560496865689" calcext:value-type="float">
            <text:p>0,9355604969</text:p>
          </table:table-cell>
          <table:table-cell table:formula="of:=[.A134]*(24/4)*365" office:value-type="float" office:value="90550.4600555208" calcext:value-type="float">
            <text:p>90550,4600555208</text:p>
          </table:table-cell>
          <table:table-cell table:number-columns-repeated="2"/>
        </table:table-row>
        <table:table-row table:style-name="ro1">
          <table:table-cell office:value-type="float" office:value="41.3407389458872" calcext:value-type="float">
            <text:p>41,3407389459</text:p>
          </table:table-cell>
          <table:table-cell office:value-type="float" office:value="6.16814534172574" calcext:value-type="float">
            <text:p>6,1681453417</text:p>
          </table:table-cell>
          <table:table-cell table:formula="of:=1/[.B135]" office:value-type="float" office:value="0.16212328740623" calcext:value-type="float">
            <text:p>0,1621232874</text:p>
          </table:table-cell>
          <table:table-cell table:formula="of:=[.C135]/MAX([.C$2:.C$452])" office:value-type="float" office:value="0.934842733165246" calcext:value-type="float">
            <text:p>0,9348427332</text:p>
          </table:table-cell>
          <table:table-cell table:formula="of:=[.A135]*(24/4)*365" office:value-type="float" office:value="90536.218291493" calcext:value-type="float">
            <text:p>90536,218291493</text:p>
          </table:table-cell>
          <table:table-cell table:number-columns-repeated="2"/>
        </table:table-row>
        <table:table-row table:style-name="ro1">
          <table:table-cell office:value-type="float" office:value="41.3363718261669" calcext:value-type="float">
            <text:p>41,3363718262</text:p>
          </table:table-cell>
          <table:table-cell office:value-type="float" office:value="6.16845668165382" calcext:value-type="float">
            <text:p>6,1684566817</text:p>
          </table:table-cell>
          <table:table-cell table:formula="of:=1/[.B136]" office:value-type="float" office:value="0.162115104572947" calcext:value-type="float">
            <text:p>0,1621151046</text:p>
          </table:table-cell>
          <table:table-cell table:formula="of:=[.C136]/MAX([.C$2:.C$452])" office:value-type="float" office:value="0.934795548936786" calcext:value-type="float">
            <text:p>0,9347955489</text:p>
          </table:table-cell>
          <table:table-cell table:formula="of:=[.A136]*(24/4)*365" office:value-type="float" office:value="90526.6542993055" calcext:value-type="float">
            <text:p>90526,6542993055</text:p>
          </table:table-cell>
          <table:table-cell table:number-columns-repeated="2"/>
        </table:table-row>
        <table:table-row table:style-name="ro1">
          <table:table-cell office:value-type="float" office:value="41.3338822208999" calcext:value-type="float">
            <text:p>41,3338822209</text:p>
          </table:table-cell>
          <table:table-cell office:value-type="float" office:value="6.17057830035886" calcext:value-type="float">
            <text:p>6,1705783004</text:p>
          </table:table-cell>
          <table:table-cell table:formula="of:=1/[.B137]" office:value-type="float" office:value="0.162059364831631" calcext:value-type="float">
            <text:p>0,1620593648</text:p>
          </table:table-cell>
          <table:table-cell table:formula="of:=[.C137]/MAX([.C$2:.C$452])" office:value-type="float" office:value="0.934474139884754" calcext:value-type="float">
            <text:p>0,9344741399</text:p>
          </table:table-cell>
          <table:table-cell table:formula="of:=[.A137]*(24/4)*365" office:value-type="float" office:value="90521.2020637708" calcext:value-type="float">
            <text:p>90521,2020637708</text:p>
          </table:table-cell>
          <table:table-cell table:number-columns-repeated="2"/>
        </table:table-row>
        <table:table-row table:style-name="ro1">
          <table:table-cell office:value-type="float" office:value="41.3290079836314" calcext:value-type="float">
            <text:p>41,3290079836</text:p>
          </table:table-cell>
          <table:table-cell office:value-type="float" office:value="6.17289853866821" calcext:value-type="float">
            <text:p>6,1728985387</text:p>
          </table:table-cell>
          <table:table-cell table:formula="of:=1/[.B138]" office:value-type="float" office:value="0.161998450766007" calcext:value-type="float">
            <text:p>0,1619984508</text:p>
          </table:table-cell>
          <table:table-cell table:formula="of:=[.C138]/MAX([.C$2:.C$452])" office:value-type="float" office:value="0.934122894406657" calcext:value-type="float">
            <text:p>0,9341228944</text:p>
          </table:table-cell>
          <table:table-cell table:formula="of:=[.A138]*(24/4)*365" office:value-type="float" office:value="90510.5274841528" calcext:value-type="float">
            <text:p>90510,5274841528</text:p>
          </table:table-cell>
          <table:table-cell table:number-columns-repeated="2"/>
        </table:table-row>
        <table:table-row table:style-name="ro1">
          <table:table-cell office:value-type="float" office:value="41.3230908712487" calcext:value-type="float">
            <text:p>41,3230908712</text:p>
          </table:table-cell>
          <table:table-cell office:value-type="float" office:value="6.17649143884802" calcext:value-type="float">
            <text:p>6,1764914388</text:p>
          </table:table-cell>
          <table:table-cell table:formula="of:=1/[.B139]" office:value-type="float" office:value="0.161904215346328" calcext:value-type="float">
            <text:p>0,1619042153</text:p>
          </table:table-cell>
          <table:table-cell table:formula="of:=[.C139]/MAX([.C$2:.C$452])" office:value-type="float" office:value="0.933579509809024" calcext:value-type="float">
            <text:p>0,9335795098</text:p>
          </table:table-cell>
          <table:table-cell table:formula="of:=[.A139]*(24/4)*365" office:value-type="float" office:value="90497.5690080347" calcext:value-type="float">
            <text:p>90497,5690080347</text:p>
          </table:table-cell>
          <table:table-cell table:number-columns-repeated="2"/>
        </table:table-row>
        <table:table-row table:style-name="ro1">
          <table:table-cell office:value-type="float" office:value="41.3227003902714" calcext:value-type="float">
            <text:p>41,3227003903</text:p>
          </table:table-cell>
          <table:table-cell office:value-type="float" office:value="6.17661807104232" calcext:value-type="float">
            <text:p>6,176618071</text:p>
          </table:table-cell>
          <table:table-cell table:formula="of:=1/[.B140]" office:value-type="float" office:value="0.161900896007845" calcext:value-type="float">
            <text:p>0,161900896</text:p>
          </table:table-cell>
          <table:table-cell table:formula="of:=[.C140]/MAX([.C$2:.C$452])" office:value-type="float" office:value="0.933560369687275" calcext:value-type="float">
            <text:p>0,9335603697</text:p>
          </table:table-cell>
          <table:table-cell table:formula="of:=[.A140]*(24/4)*365" office:value-type="float" office:value="90496.7138546944" calcext:value-type="float">
            <text:p>90496,7138546944</text:p>
          </table:table-cell>
          <table:table-cell table:number-columns-repeated="2"/>
        </table:table-row>
        <table:table-row table:style-name="ro1">
          <table:table-cell office:value-type="float" office:value="41.3193281974093" calcext:value-type="float">
            <text:p>41,3193281974</text:p>
          </table:table-cell>
          <table:table-cell office:value-type="float" office:value="6.1784236555747" calcext:value-type="float">
            <text:p>6,1784236556</text:p>
          </table:table-cell>
          <table:table-cell table:formula="of:=1/[.B141]" office:value-type="float" office:value="0.161853582037502" calcext:value-type="float">
            <text:p>0,161853582</text:p>
          </table:table-cell>
          <table:table-cell table:formula="of:=[.C141]/MAX([.C$2:.C$452])" office:value-type="float" office:value="0.933287545702142" calcext:value-type="float">
            <text:p>0,9332875457</text:p>
          </table:table-cell>
          <table:table-cell table:formula="of:=[.A141]*(24/4)*365" office:value-type="float" office:value="90489.3287523264" calcext:value-type="float">
            <text:p>90489,3287523264</text:p>
          </table:table-cell>
          <table:table-cell table:number-columns-repeated="2"/>
        </table:table-row>
        <table:table-row table:style-name="ro1">
          <table:table-cell office:value-type="float" office:value="41.3137869768614" calcext:value-type="float">
            <text:p>41,3137869769</text:p>
          </table:table-cell>
          <table:table-cell office:value-type="float" office:value="6.1815676079128" calcext:value-type="float">
            <text:p>6,1815676079</text:p>
          </table:table-cell>
          <table:table-cell table:formula="of:=1/[.B142]" office:value-type="float" office:value="0.161771263121014" calcext:value-type="float">
            <text:p>0,1617712631</text:p>
          </table:table-cell>
          <table:table-cell table:formula="of:=[.C142]/MAX([.C$2:.C$452])" office:value-type="float" office:value="0.932812874591586" calcext:value-type="float">
            <text:p>0,9328128746</text:p>
          </table:table-cell>
          <table:table-cell table:formula="of:=[.A142]*(24/4)*365" office:value-type="float" office:value="90477.1934793265" calcext:value-type="float">
            <text:p>90477,1934793265</text:p>
          </table:table-cell>
          <table:table-cell table:number-columns-repeated="2"/>
        </table:table-row>
        <table:table-row table:style-name="ro1">
          <table:table-cell office:value-type="float" office:value="41.3117002653349" calcext:value-type="float">
            <text:p>41,3117002653</text:p>
          </table:table-cell>
          <table:table-cell office:value-type="float" office:value="6.1827877383085" calcext:value-type="float">
            <text:p>6,1827877383</text:p>
          </table:table-cell>
          <table:table-cell table:formula="of:=1/[.B143]" office:value-type="float" office:value="0.16173933868116" calcext:value-type="float">
            <text:p>0,1617393387</text:p>
          </table:table-cell>
          <table:table-cell table:formula="of:=[.C143]/MAX([.C$2:.C$452])" office:value-type="float" office:value="0.932628790422767" calcext:value-type="float">
            <text:p>0,9326287904</text:p>
          </table:table-cell>
          <table:table-cell table:formula="of:=[.A143]*(24/4)*365" office:value-type="float" office:value="90472.6235810834" calcext:value-type="float">
            <text:p>90472,6235810834</text:p>
          </table:table-cell>
          <table:table-cell table:number-columns-repeated="2"/>
        </table:table-row>
        <table:table-row table:style-name="ro1">
          <table:table-cell office:value-type="float" office:value="41.3103386172057" calcext:value-type="float">
            <text:p>41,3103386172</text:p>
          </table:table-cell>
          <table:table-cell office:value-type="float" office:value="6.18431628147398" calcext:value-type="float">
            <text:p>6,1843162815</text:p>
          </table:table-cell>
          <table:table-cell table:formula="of:=1/[.B144]" office:value-type="float" office:value="0.161699362465604" calcext:value-type="float">
            <text:p>0,1616993625</text:p>
          </table:table-cell>
          <table:table-cell table:formula="of:=[.C144]/MAX([.C$2:.C$452])" office:value-type="float" office:value="0.93239827773573" calcext:value-type="float">
            <text:p>0,9323982777</text:p>
          </table:table-cell>
          <table:table-cell table:formula="of:=[.A144]*(24/4)*365" office:value-type="float" office:value="90469.6415716805" calcext:value-type="float">
            <text:p>90469,6415716805</text:p>
          </table:table-cell>
          <table:table-cell table:number-columns-repeated="2"/>
        </table:table-row>
        <table:table-row table:style-name="ro1">
          <table:table-cell office:value-type="float" office:value="41.3028104281963" calcext:value-type="float">
            <text:p>41,3028104282</text:p>
          </table:table-cell>
          <table:table-cell office:value-type="float" office:value="6.18825657823657" calcext:value-type="float">
            <text:p>6,1882565782</text:p>
          </table:table-cell>
          <table:table-cell table:formula="of:=1/[.B145]" office:value-type="float" office:value="0.161596402372341" calcext:value-type="float">
            <text:p>0,1615964024</text:p>
          </table:table-cell>
          <table:table-cell table:formula="of:=[.C145]/MAX([.C$2:.C$452])" office:value-type="float" office:value="0.93180458452525" calcext:value-type="float">
            <text:p>0,9318045845</text:p>
          </table:table-cell>
          <table:table-cell table:formula="of:=[.A145]*(24/4)*365" office:value-type="float" office:value="90453.1548377499" calcext:value-type="float">
            <text:p>90453,1548377499</text:p>
          </table:table-cell>
          <table:table-cell table:number-columns-repeated="2"/>
        </table:table-row>
        <table:table-row table:style-name="ro1">
          <table:table-cell office:value-type="float" office:value="41.3022487867517" calcext:value-type="float">
            <text:p>41,3022487868</text:p>
          </table:table-cell>
          <table:table-cell office:value-type="float" office:value="6.18901039118616" calcext:value-type="float">
            <text:p>6,1890103912</text:p>
          </table:table-cell>
          <table:table-cell table:formula="of:=1/[.B146]" office:value-type="float" office:value="0.161576720152888" calcext:value-type="float">
            <text:p>0,1615767202</text:p>
          </table:table-cell>
          <table:table-cell table:formula="of:=[.C146]/MAX([.C$2:.C$452])" office:value-type="float" office:value="0.931691092009014" calcext:value-type="float">
            <text:p>0,931691092</text:p>
          </table:table-cell>
          <table:table-cell table:formula="of:=[.A146]*(24/4)*365" office:value-type="float" office:value="90451.9248429862" calcext:value-type="float">
            <text:p>90451,9248429862</text:p>
          </table:table-cell>
          <table:table-cell table:number-columns-repeated="2"/>
        </table:table-row>
        <table:table-row table:style-name="ro1">
          <table:table-cell office:value-type="float" office:value="41.2978359001839" calcext:value-type="float">
            <text:p>41,2978359002</text:p>
          </table:table-cell>
          <table:table-cell office:value-type="float" office:value="6.19006240557465" calcext:value-type="float">
            <text:p>6,1900624056</text:p>
          </table:table-cell>
          <table:table-cell table:formula="of:=1/[.B147]" office:value-type="float" office:value="0.161549259842586" calcext:value-type="float">
            <text:p>0,1615492598</text:p>
          </table:table-cell>
          <table:table-cell table:formula="of:=[.C147]/MAX([.C$2:.C$452])" office:value-type="float" office:value="0.931532749108701" calcext:value-type="float">
            <text:p>0,9315327491</text:p>
          </table:table-cell>
          <table:table-cell table:formula="of:=[.A147]*(24/4)*365" office:value-type="float" office:value="90442.2606214027" calcext:value-type="float">
            <text:p>90442,2606214027</text:p>
          </table:table-cell>
          <table:table-cell table:number-columns-repeated="2"/>
        </table:table-row>
        <table:table-row table:style-name="ro1">
          <table:table-cell office:value-type="float" office:value="41.2965962957477" calcext:value-type="float">
            <text:p>41,2965962957</text:p>
          </table:table-cell>
          <table:table-cell office:value-type="float" office:value="6.19135677158189" calcext:value-type="float">
            <text:p>6,1913567716</text:p>
          </table:table-cell>
          <table:table-cell table:formula="of:=1/[.B148]" office:value-type="float" office:value="0.161515486329259" calcext:value-type="float">
            <text:p>0,1615154863</text:p>
          </table:table-cell>
          <table:table-cell table:formula="of:=[.C148]/MAX([.C$2:.C$452])" office:value-type="float" office:value="0.931338002727647" calcext:value-type="float">
            <text:p>0,9313380027</text:p>
          </table:table-cell>
          <table:table-cell table:formula="of:=[.A148]*(24/4)*365" office:value-type="float" office:value="90439.5458876875" calcext:value-type="float">
            <text:p>90439,5458876875</text:p>
          </table:table-cell>
          <table:table-cell table:number-columns-repeated="2"/>
        </table:table-row>
        <table:table-row table:style-name="ro1">
          <table:table-cell office:value-type="float" office:value="41.2882108593258" calcext:value-type="float">
            <text:p>41,2882108593</text:p>
          </table:table-cell>
          <table:table-cell office:value-type="float" office:value="6.1968575359704" calcext:value-type="float">
            <text:p>6,196857536</text:p>
          </table:table-cell>
          <table:table-cell table:formula="of:=1/[.B149]" office:value-type="float" office:value="0.16137211388117" calcext:value-type="float">
            <text:p>0,1613721139</text:p>
          </table:table-cell>
          <table:table-cell table:formula="of:=[.C149]/MAX([.C$2:.C$452])" office:value-type="float" office:value="0.930511281943873" calcext:value-type="float">
            <text:p>0,9305112819</text:p>
          </table:table-cell>
          <table:table-cell table:formula="of:=[.A149]*(24/4)*365" office:value-type="float" office:value="90421.1817819235" calcext:value-type="float">
            <text:p>90421,1817819235</text:p>
          </table:table-cell>
          <table:table-cell table:number-columns-repeated="2"/>
        </table:table-row>
        <table:table-row table:style-name="ro1">
          <table:table-cell office:value-type="float" office:value="41.2843385421772" calcext:value-type="float">
            <text:p>41,2843385422</text:p>
          </table:table-cell>
          <table:table-cell office:value-type="float" office:value="6.19717755395599" calcext:value-type="float">
            <text:p>6,197177554</text:p>
          </table:table-cell>
          <table:table-cell table:formula="of:=1/[.B150]" office:value-type="float" office:value="0.161363780736223" calcext:value-type="float">
            <text:p>0,1613637807</text:p>
          </table:table-cell>
          <table:table-cell table:formula="of:=[.C150]/MAX([.C$2:.C$452])" office:value-type="float" office:value="0.930463230981411" calcext:value-type="float">
            <text:p>0,930463231</text:p>
          </table:table-cell>
          <table:table-cell table:formula="of:=[.A150]*(24/4)*365" office:value-type="float" office:value="90412.7014073681" calcext:value-type="float">
            <text:p>90412,7014073681</text:p>
          </table:table-cell>
          <table:table-cell table:number-columns-repeated="2"/>
        </table:table-row>
        <table:table-row table:style-name="ro1">
          <table:table-cell office:value-type="float" office:value="41.2828706513413" calcext:value-type="float">
            <text:p>41,2828706513</text:p>
          </table:table-cell>
          <table:table-cell office:value-type="float" office:value="6.19797893435165" calcext:value-type="float">
            <text:p>6,1979789344</text:p>
          </table:table-cell>
          <table:table-cell table:formula="of:=1/[.B151]" office:value-type="float" office:value="0.161342916875307" calcext:value-type="float">
            <text:p>0,1613429169</text:p>
          </table:table-cell>
          <table:table-cell table:formula="of:=[.C151]/MAX([.C$2:.C$452])" office:value-type="float" office:value="0.930342924829989" calcext:value-type="float">
            <text:p>0,9303429248</text:p>
          </table:table-cell>
          <table:table-cell table:formula="of:=[.A151]*(24/4)*365" office:value-type="float" office:value="90409.4867264375" calcext:value-type="float">
            <text:p>90409,4867264375</text:p>
          </table:table-cell>
          <table:table-cell table:number-columns-repeated="2"/>
        </table:table-row>
        <table:table-row table:style-name="ro1">
          <table:table-cell office:value-type="float" office:value="41.2817167453799" calcext:value-type="float">
            <text:p>41,2817167454</text:p>
          </table:table-cell>
          <table:table-cell office:value-type="float" office:value="6.19866205035886" calcext:value-type="float">
            <text:p>6,1986620504</text:p>
          </table:table-cell>
          <table:table-cell table:formula="of:=1/[.B152]" office:value-type="float" office:value="0.161325136275514" calcext:value-type="float">
            <text:p>0,1613251363</text:p>
          </table:table-cell>
          <table:table-cell table:formula="of:=[.C152]/MAX([.C$2:.C$452])" office:value-type="float" office:value="0.930240397520227" calcext:value-type="float">
            <text:p>0,9302403975</text:p>
          </table:table-cell>
          <table:table-cell table:formula="of:=[.A152]*(24/4)*365" office:value-type="float" office:value="90406.959672382" calcext:value-type="float">
            <text:p>90406,959672382</text:p>
          </table:table-cell>
          <table:table-cell table:number-columns-repeated="2"/>
        </table:table-row>
        <table:table-row table:style-name="ro1">
          <table:table-cell office:value-type="float" office:value="41.2811949627981" calcext:value-type="float">
            <text:p>41,2811949628</text:p>
          </table:table-cell>
          <table:table-cell office:value-type="float" office:value="6.19956602517904" calcext:value-type="float">
            <text:p>6,1995660252</text:p>
          </table:table-cell>
          <table:table-cell table:formula="of:=1/[.B153]" office:value-type="float" office:value="0.16130161303849" calcext:value-type="float">
            <text:p>0,161301613</text:p>
          </table:table-cell>
          <table:table-cell table:formula="of:=[.C153]/MAX([.C$2:.C$452])" office:value-type="float" office:value="0.930104756752364" calcext:value-type="float">
            <text:p>0,9301047568</text:p>
          </table:table-cell>
          <table:table-cell table:formula="of:=[.A153]*(24/4)*365" office:value-type="float" office:value="90405.8169685278" calcext:value-type="float">
            <text:p>90405,8169685278</text:p>
          </table:table-cell>
          <table:table-cell table:number-columns-repeated="2"/>
        </table:table-row>
        <table:table-row table:style-name="ro1">
          <table:table-cell office:value-type="float" office:value="41.2697011323598" calcext:value-type="float">
            <text:p>41,2697011324</text:p>
          </table:table-cell>
          <table:table-cell office:value-type="float" office:value="6.20654999999913" calcext:value-type="float">
            <text:p>6,20655</text:p>
          </table:table-cell>
          <table:table-cell table:formula="of:=1/[.B154]" office:value-type="float" office:value="0.161120106983774" calcext:value-type="float">
            <text:p>0,161120107</text:p>
          </table:table-cell>
          <table:table-cell table:formula="of:=[.C154]/MAX([.C$2:.C$452])" office:value-type="float" office:value="0.929058148217638" calcext:value-type="float">
            <text:p>0,9290581482</text:p>
          </table:table-cell>
          <table:table-cell table:formula="of:=[.A154]*(24/4)*365" office:value-type="float" office:value="90380.645479868" calcext:value-type="float">
            <text:p>90380,645479868</text:p>
          </table:table-cell>
          <table:table-cell table:number-columns-repeated="2"/>
        </table:table-row>
        <table:table-row table:style-name="ro1">
          <table:table-cell office:value-type="float" office:value="41.2695486284183" calcext:value-type="float">
            <text:p>41,2695486284</text:p>
          </table:table-cell>
          <table:table-cell office:value-type="float" office:value="6.20684224820055" calcext:value-type="float">
            <text:p>6,2068422482</text:p>
          </table:table-cell>
          <table:table-cell table:formula="of:=1/[.B155]" office:value-type="float" office:value="0.161112520668608" calcext:value-type="float">
            <text:p>0,1611125207</text:p>
          </table:table-cell>
          <table:table-cell table:formula="of:=[.C155]/MAX([.C$2:.C$452])" office:value-type="float" office:value="0.929014403659298" calcext:value-type="float">
            <text:p>0,9290144037</text:p>
          </table:table-cell>
          <table:table-cell table:formula="of:=[.A155]*(24/4)*365" office:value-type="float" office:value="90380.3114962361" calcext:value-type="float">
            <text:p>90380,3114962361</text:p>
          </table:table-cell>
          <table:table-cell table:number-columns-repeated="2"/>
        </table:table-row>
        <table:table-row table:style-name="ro1">
          <table:table-cell office:value-type="float" office:value="41.2666086088756" calcext:value-type="float">
            <text:p>41,2666086089</text:p>
          </table:table-cell>
          <table:table-cell office:value-type="float" office:value="6.20834936150997" calcext:value-type="float">
            <text:p>6,2083493615</text:p>
          </table:table-cell>
          <table:table-cell table:formula="of:=1/[.B156]" office:value-type="float" office:value="0.161073409656957" calcext:value-type="float">
            <text:p>0,1610734097</text:p>
          </table:table-cell>
          <table:table-cell table:formula="of:=[.C156]/MAX([.C$2:.C$452])" office:value-type="float" office:value="0.928788879950681" calcext:value-type="float">
            <text:p>0,92878888</text:p>
          </table:table-cell>
          <table:table-cell table:formula="of:=[.A156]*(24/4)*365" office:value-type="float" office:value="90373.8728534376" calcext:value-type="float">
            <text:p>90373,8728534376</text:p>
          </table:table-cell>
          <table:table-cell table:number-columns-repeated="2"/>
        </table:table-row>
        <table:table-row table:style-name="ro1">
          <table:table-cell office:value-type="float" office:value="41.2647586201325" calcext:value-type="float">
            <text:p>41,2647586201</text:p>
          </table:table-cell>
          <table:table-cell office:value-type="float" office:value="6.20859357463946" calcext:value-type="float">
            <text:p>6,2085935746</text:p>
          </table:table-cell>
          <table:table-cell table:formula="of:=1/[.B157]" office:value-type="float" office:value="0.161067073883649" calcext:value-type="float">
            <text:p>0,1610670739</text:p>
          </table:table-cell>
          <table:table-cell table:formula="of:=[.C157]/MAX([.C$2:.C$452])" office:value-type="float" office:value="0.928752346324139" calcext:value-type="float">
            <text:p>0,9287523463</text:p>
          </table:table-cell>
          <table:table-cell table:formula="of:=[.A157]*(24/4)*365" office:value-type="float" office:value="90369.8213780902" calcext:value-type="float">
            <text:p>90369,8213780902</text:p>
          </table:table-cell>
          <table:table-cell table:number-columns-repeated="2"/>
        </table:table-row>
        <table:table-row table:style-name="ro1">
          <table:table-cell office:value-type="float" office:value="41.2632405199645" calcext:value-type="float">
            <text:p>41,26324052</text:p>
          </table:table-cell>
          <table:table-cell office:value-type="float" office:value="6.20859442445959" calcext:value-type="float">
            <text:p>6,2085944245</text:p>
          </table:table-cell>
          <table:table-cell table:formula="of:=1/[.B158]" office:value-type="float" office:value="0.161067051837106" calcext:value-type="float">
            <text:p>0,1610670518</text:p>
          </table:table-cell>
          <table:table-cell table:formula="of:=[.C158]/MAX([.C$2:.C$452])" office:value-type="float" office:value="0.928752219198354" calcext:value-type="float">
            <text:p>0,9287522192</text:p>
          </table:table-cell>
          <table:table-cell table:formula="of:=[.A158]*(24/4)*365" office:value-type="float" office:value="90366.4967387223" calcext:value-type="float">
            <text:p>90366,4967387223</text:p>
          </table:table-cell>
          <table:table-cell table:number-columns-repeated="2"/>
        </table:table-row>
        <table:table-row table:style-name="ro1">
          <table:table-cell office:value-type="float" office:value="41.2631844342149" calcext:value-type="float">
            <text:p>41,2631844342</text:p>
          </table:table-cell>
          <table:table-cell office:value-type="float" office:value="6.20895949190565" calcext:value-type="float">
            <text:p>6,2089594919</text:p>
          </table:table-cell>
          <table:table-cell table:formula="of:=1/[.B159]" office:value-type="float" office:value="0.16105758159699" calcext:value-type="float">
            <text:p>0,1610575816</text:p>
          </table:table-cell>
          <table:table-cell table:formula="of:=[.C159]/MAX([.C$2:.C$452])" office:value-type="float" office:value="0.928697611465588" calcext:value-type="float">
            <text:p>0,9286976115</text:p>
          </table:table-cell>
          <table:table-cell table:formula="of:=[.A159]*(24/4)*365" office:value-type="float" office:value="90366.3739109306" calcext:value-type="float">
            <text:p>90366,3739109306</text:p>
          </table:table-cell>
          <table:table-cell table:number-columns-repeated="2"/>
        </table:table-row>
        <table:table-row table:style-name="ro1">
          <table:table-cell office:value-type="float" office:value="41.2523923137367" calcext:value-type="float">
            <text:p>41,2523923137</text:p>
          </table:table-cell>
          <table:table-cell office:value-type="float" office:value="6.2174741007186" calcext:value-type="float">
            <text:p>6,2174741007</text:p>
          </table:table-cell>
          <table:table-cell table:formula="of:=1/[.B160]" office:value-type="float" office:value="0.160837018988856" calcext:value-type="float">
            <text:p>0,160837019</text:p>
          </table:table-cell>
          <table:table-cell table:formula="of:=[.C160]/MAX([.C$2:.C$452])" office:value-type="float" office:value="0.927425793241812" calcext:value-type="float">
            <text:p>0,9274257932</text:p>
          </table:table-cell>
          <table:table-cell table:formula="of:=[.A160]*(24/4)*365" office:value-type="float" office:value="90342.7391670834" calcext:value-type="float">
            <text:p>90342,7391670834</text:p>
          </table:table-cell>
          <table:table-cell table:number-columns-repeated="2"/>
        </table:table-row>
        <table:table-row table:style-name="ro1">
          <table:table-cell office:value-type="float" office:value="41.2491578298072" calcext:value-type="float">
            <text:p>41,2491578298</text:p>
          </table:table-cell>
          <table:table-cell office:value-type="float" office:value="6.21881899280487" calcext:value-type="float">
            <text:p>6,2188189928</text:p>
          </table:table-cell>
          <table:table-cell table:formula="of:=1/[.B161]" office:value-type="float" office:value="0.160802236108977" calcext:value-type="float">
            <text:p>0,1608022361</text:p>
          </table:table-cell>
          <table:table-cell table:formula="of:=[.C161]/MAX([.C$2:.C$452])" office:value-type="float" office:value="0.927225226605064" calcext:value-type="float">
            <text:p>0,9272252266</text:p>
          </table:table-cell>
          <table:table-cell table:formula="of:=[.A161]*(24/4)*365" office:value-type="float" office:value="90335.6556472778" calcext:value-type="float">
            <text:p>90335,6556472778</text:p>
          </table:table-cell>
          <table:table-cell table:number-columns-repeated="2"/>
        </table:table-row>
        <table:table-row table:style-name="ro1">
          <table:table-cell office:value-type="float" office:value="41.2405526444508" calcext:value-type="float">
            <text:p>41,2405526445</text:p>
          </table:table-cell>
          <table:table-cell office:value-type="float" office:value="6.22066806654592" calcext:value-type="float">
            <text:p>6,2206680665</text:p>
          </table:table-cell>
          <table:table-cell table:formula="of:=1/[.B162]" office:value-type="float" office:value="0.160754438157196" calcext:value-type="float">
            <text:p>0,1607544382</text:p>
          </table:table-cell>
          <table:table-cell table:formula="of:=[.C162]/MAX([.C$2:.C$452])" office:value-type="float" office:value="0.926949611863976" calcext:value-type="float">
            <text:p>0,9269496119</text:p>
          </table:table-cell>
          <table:table-cell table:formula="of:=[.A162]*(24/4)*365" office:value-type="float" office:value="90316.8102913473" calcext:value-type="float">
            <text:p>90316,8102913473</text:p>
          </table:table-cell>
          <table:table-cell table:number-columns-repeated="2"/>
        </table:table-row>
        <table:table-row table:style-name="ro1">
          <table:table-cell office:value-type="float" office:value="41.2376477907978" calcext:value-type="float">
            <text:p>41,2376477908</text:p>
          </table:table-cell>
          <table:table-cell office:value-type="float" office:value="6.22259711780491" calcext:value-type="float">
            <text:p>6,2225971178</text:p>
          </table:table-cell>
          <table:table-cell table:formula="of:=1/[.B163]" office:value-type="float" office:value="0.160704603089065" calcext:value-type="float">
            <text:p>0,1607046031</text:p>
          </table:table-cell>
          <table:table-cell table:formula="of:=[.C163]/MAX([.C$2:.C$452])" office:value-type="float" office:value="0.926662250609192" calcext:value-type="float">
            <text:p>0,9266622506</text:p>
          </table:table-cell>
          <table:table-cell table:formula="of:=[.A163]*(24/4)*365" office:value-type="float" office:value="90310.4486618472" calcext:value-type="float">
            <text:p>90310,4486618472</text:p>
          </table:table-cell>
          <table:table-cell table:number-columns-repeated="2"/>
        </table:table-row>
        <table:table-row table:style-name="ro1">
          <table:table-cell office:value-type="float" office:value="41.2307017921962" calcext:value-type="float">
            <text:p>41,2307017922</text:p>
          </table:table-cell>
          <table:table-cell office:value-type="float" office:value="6.23098487859631" calcext:value-type="float">
            <text:p>6,2309848786</text:p>
          </table:table-cell>
          <table:table-cell table:formula="of:=1/[.B164]" office:value-type="float" office:value="0.160488272638093" calcext:value-type="float">
            <text:p>0,1604882726</text:p>
          </table:table-cell>
          <table:table-cell table:formula="of:=[.C164]/MAX([.C$2:.C$452])" office:value-type="float" office:value="0.925414836044084" calcext:value-type="float">
            <text:p>0,925414836</text:p>
          </table:table-cell>
          <table:table-cell table:formula="of:=[.A164]*(24/4)*365" office:value-type="float" office:value="90295.2369249097" calcext:value-type="float">
            <text:p>90295,2369249097</text:p>
          </table:table-cell>
          <table:table-cell table:number-columns-repeated="2"/>
        </table:table-row>
        <table:table-row table:style-name="ro1">
          <table:table-cell office:value-type="float" office:value="41.226030598034" calcext:value-type="float">
            <text:p>41,226030598</text:p>
          </table:table-cell>
          <table:table-cell office:value-type="float" office:value="6.23325848471136" calcext:value-type="float">
            <text:p>6,2332584847</text:p>
          </table:table-cell>
          <table:table-cell table:formula="of:=1/[.B165]" office:value-type="float" office:value="0.16042973389484" calcext:value-type="float">
            <text:p>0,1604297339</text:p>
          </table:table-cell>
          <table:table-cell table:formula="of:=[.C165]/MAX([.C$2:.C$452])" office:value-type="float" office:value="0.92507728725875" calcext:value-type="float">
            <text:p>0,9250772873</text:p>
          </table:table-cell>
          <table:table-cell table:formula="of:=[.A165]*(24/4)*365" office:value-type="float" office:value="90285.0070096945" calcext:value-type="float">
            <text:p>90285,0070096945</text:p>
          </table:table-cell>
          <table:table-cell table:number-columns-repeated="2"/>
        </table:table-row>
        <table:table-row table:style-name="ro1">
          <table:table-cell office:value-type="float" office:value="41.2243625911561" calcext:value-type="float">
            <text:p>41,2243625912</text:p>
          </table:table-cell>
          <table:table-cell office:value-type="float" office:value="6.2335755710423" calcext:value-type="float">
            <text:p>6,233575571</text:p>
          </table:table-cell>
          <table:table-cell table:formula="of:=1/[.B166]" office:value-type="float" office:value="0.160421573237267" calcext:value-type="float">
            <text:p>0,1604215732</text:p>
          </table:table-cell>
          <table:table-cell table:formula="of:=[.C166]/MAX([.C$2:.C$452])" office:value-type="float" office:value="0.925030230900884" calcext:value-type="float">
            <text:p>0,9250302309</text:p>
          </table:table-cell>
          <table:table-cell table:formula="of:=[.A166]*(24/4)*365" office:value-type="float" office:value="90281.3540746319" calcext:value-type="float">
            <text:p>90281,3540746319</text:p>
          </table:table-cell>
          <table:table-cell table:number-columns-repeated="2"/>
        </table:table-row>
        <table:table-row table:style-name="ro1">
          <table:table-cell office:value-type="float" office:value="41.2214386087519" calcext:value-type="float">
            <text:p>41,2214386088</text:p>
          </table:table-cell>
          <table:table-cell office:value-type="float" office:value="6.23431909622221" calcext:value-type="float">
            <text:p>6,2343190962</text:p>
          </table:table-cell>
          <table:table-cell table:formula="of:=1/[.B167]" office:value-type="float" office:value="0.160402440838482" calcext:value-type="float">
            <text:p>0,1604024408</text:p>
          </table:table-cell>
          <table:table-cell table:formula="of:=[.C167]/MAX([.C$2:.C$452])" office:value-type="float" office:value="0.924919908785792" calcext:value-type="float">
            <text:p>0,9249199088</text:p>
          </table:table-cell>
          <table:table-cell table:formula="of:=[.A167]*(24/4)*365" office:value-type="float" office:value="90274.9505531667" calcext:value-type="float">
            <text:p>90274,9505531667</text:p>
          </table:table-cell>
          <table:table-cell table:number-columns-repeated="2"/>
        </table:table-row>
        <table:table-row table:style-name="ro1">
          <table:table-cell office:value-type="float" office:value="41.2192039509513" calcext:value-type="float">
            <text:p>41,219203951</text:p>
          </table:table-cell>
          <table:table-cell office:value-type="float" office:value="6.23491918615026" calcext:value-type="float">
            <text:p>6,2349191862</text:p>
          </table:table-cell>
          <table:table-cell table:formula="of:=1/[.B168]" office:value-type="float" office:value="0.160387002644929" calcext:value-type="float">
            <text:p>0,1603870026</text:p>
          </table:table-cell>
          <table:table-cell table:formula="of:=[.C168]/MAX([.C$2:.C$452])" office:value-type="float" office:value="0.92483088836629" calcext:value-type="float">
            <text:p>0,9248308884</text:p>
          </table:table-cell>
          <table:table-cell table:formula="of:=[.A168]*(24/4)*365" office:value-type="float" office:value="90270.0566525833" calcext:value-type="float">
            <text:p>90270,0566525833</text:p>
          </table:table-cell>
          <table:table-cell table:number-columns-repeated="2"/>
        </table:table-row>
        <table:table-row table:style-name="ro1">
          <table:table-cell office:value-type="float" office:value="41.2173678394184" calcext:value-type="float">
            <text:p>41,2173678394</text:p>
          </table:table-cell>
          <table:table-cell office:value-type="float" office:value="6.23518510791286" calcext:value-type="float">
            <text:p>6,2351851079</text:p>
          </table:table-cell>
          <table:table-cell table:formula="of:=1/[.B169]" office:value-type="float" office:value="0.160380162367743" calcext:value-type="float">
            <text:p>0,1603801624</text:p>
          </table:table-cell>
          <table:table-cell table:formula="of:=[.C169]/MAX([.C$2:.C$452])" office:value-type="float" office:value="0.924791445646357" calcext:value-type="float">
            <text:p>0,9247914456</text:p>
          </table:table-cell>
          <table:table-cell table:formula="of:=[.A169]*(24/4)*365" office:value-type="float" office:value="90266.0355683263" calcext:value-type="float">
            <text:p>90266,0355683263</text:p>
          </table:table-cell>
          <table:table-cell table:number-columns-repeated="2"/>
        </table:table-row>
        <table:table-row table:style-name="ro1">
          <table:table-cell office:value-type="float" office:value="41.2131751840848" calcext:value-type="float">
            <text:p>41,2131751841</text:p>
          </table:table-cell>
          <table:table-cell office:value-type="float" office:value="6.23601186600635" calcext:value-type="float">
            <text:p>6,236011866</text:p>
          </table:table-cell>
          <table:table-cell table:formula="of:=1/[.B170]" office:value-type="float" office:value="0.160358899483688" calcext:value-type="float">
            <text:p>0,1603588995</text:p>
          </table:table-cell>
          <table:table-cell table:formula="of:=[.C170]/MAX([.C$2:.C$452])" office:value-type="float" office:value="0.924668838629419" calcext:value-type="float">
            <text:p>0,9246688386</text:p>
          </table:table-cell>
          <table:table-cell table:formula="of:=[.A170]*(24/4)*365" office:value-type="float" office:value="90256.8536531457" calcext:value-type="float">
            <text:p>90256,8536531457</text:p>
          </table:table-cell>
          <table:table-cell table:number-columns-repeated="2"/>
        </table:table-row>
        <table:table-row table:style-name="ro1">
          <table:table-cell office:value-type="float" office:value="41.2028029842846" calcext:value-type="float">
            <text:p>41,2028029843</text:p>
          </table:table-cell>
          <table:table-cell office:value-type="float" office:value="6.24281514388406" calcext:value-type="float">
            <text:p>6,2428151439</text:p>
          </table:table-cell>
          <table:table-cell table:formula="of:=1/[.B171]" office:value-type="float" office:value="0.160184144004276" calcext:value-type="float">
            <text:p>0,160184144</text:p>
          </table:table-cell>
          <table:table-cell table:formula="of:=[.C171]/MAX([.C$2:.C$452])" office:value-type="float" office:value="0.923661155571526" calcext:value-type="float">
            <text:p>0,9236611556</text:p>
          </table:table-cell>
          <table:table-cell table:formula="of:=[.A171]*(24/4)*365" office:value-type="float" office:value="90234.1385355833" calcext:value-type="float">
            <text:p>90234,1385355833</text:p>
          </table:table-cell>
          <table:table-cell table:number-columns-repeated="2"/>
        </table:table-row>
        <table:table-row table:style-name="ro1">
          <table:table-cell office:value-type="float" office:value="41.2017251020389" calcext:value-type="float">
            <text:p>41,201725102</text:p>
          </table:table-cell>
          <table:table-cell office:value-type="float" office:value="6.24396919514306" calcext:value-type="float">
            <text:p>6,2439691951</text:p>
          </table:table-cell>
          <table:table-cell table:formula="of:=1/[.B172]" office:value-type="float" office:value="0.160154537722233" calcext:value-type="float">
            <text:p>0,1601545377</text:p>
          </table:table-cell>
          <table:table-cell table:formula="of:=[.C172]/MAX([.C$2:.C$452])" office:value-type="float" office:value="0.923490438470566" calcext:value-type="float">
            <text:p>0,9234904385</text:p>
          </table:table-cell>
          <table:table-cell table:formula="of:=[.A172]*(24/4)*365" office:value-type="float" office:value="90231.7779734652" calcext:value-type="float">
            <text:p>90231,7779734652</text:p>
          </table:table-cell>
          <table:table-cell table:number-columns-repeated="2"/>
        </table:table-row>
        <table:table-row table:style-name="ro1">
          <table:table-cell office:value-type="float" office:value="41.1993312286561" calcext:value-type="float">
            <text:p>41,1993312287</text:p>
          </table:table-cell>
          <table:table-cell office:value-type="float" office:value="6.24609619604232" calcext:value-type="float">
            <text:p>6,246096196</text:p>
          </table:table-cell>
          <table:table-cell table:formula="of:=1/[.B173]" office:value-type="float" office:value="0.160099999842081" calcext:value-type="float">
            <text:p>0,1600999998</text:p>
          </table:table-cell>
          <table:table-cell table:formula="of:=[.C173]/MAX([.C$2:.C$452])" office:value-type="float" office:value="0.923175959645483" calcext:value-type="float">
            <text:p>0,9231759596</text:p>
          </table:table-cell>
          <table:table-cell table:formula="of:=[.A173]*(24/4)*365" office:value-type="float" office:value="90226.5353907569" calcext:value-type="float">
            <text:p>90226,5353907569</text:p>
          </table:table-cell>
          <table:table-cell table:number-columns-repeated="2"/>
        </table:table-row>
        <table:table-row table:style-name="ro1">
          <table:table-cell office:value-type="float" office:value="41.1980017930651" calcext:value-type="float">
            <text:p>41,1980017931</text:p>
          </table:table-cell>
          <table:table-cell office:value-type="float" office:value="6.24639986510708" calcext:value-type="float">
            <text:p>6,2463998651</text:p>
          </table:table-cell>
          <table:table-cell table:formula="of:=1/[.B174]" office:value-type="float" office:value="0.160092216571995" calcext:value-type="float">
            <text:p>0,1600922166</text:p>
          </table:table-cell>
          <table:table-cell table:formula="of:=[.C174]/MAX([.C$2:.C$452])" office:value-type="float" office:value="0.923131079396647" calcext:value-type="float">
            <text:p>0,9231310794</text:p>
          </table:table-cell>
          <table:table-cell table:formula="of:=[.A174]*(24/4)*365" office:value-type="float" office:value="90223.6239268126" calcext:value-type="float">
            <text:p>90223,6239268126</text:p>
          </table:table-cell>
          <table:table-cell table:number-columns-repeated="2"/>
        </table:table-row>
        <table:table-row table:style-name="ro1">
          <table:table-cell office:value-type="float" office:value="41.1869520622114" calcext:value-type="float">
            <text:p>41,1869520622</text:p>
          </table:table-cell>
          <table:table-cell office:value-type="float" office:value="6.2520600359704" calcext:value-type="float">
            <text:p>6,252060036</text:p>
          </table:table-cell>
          <table:table-cell table:formula="of:=1/[.B175]" office:value-type="float" office:value="0.159947280455823" calcext:value-type="float">
            <text:p>0,1599472805</text:p>
          </table:table-cell>
          <table:table-cell table:formula="of:=[.C175]/MAX([.C$2:.C$452])" office:value-type="float" office:value="0.922295342118284" calcext:value-type="float">
            <text:p>0,9222953421</text:p>
          </table:table-cell>
          <table:table-cell table:formula="of:=[.A175]*(24/4)*365" office:value-type="float" office:value="90199.425016243" calcext:value-type="float">
            <text:p>90199,425016243</text:p>
          </table:table-cell>
          <table:table-cell table:number-columns-repeated="2"/>
        </table:table-row>
        <table:table-row table:style-name="ro1">
          <table:table-cell office:value-type="float" office:value="41.1859872347286" calcext:value-type="float">
            <text:p>41,1859872347</text:p>
          </table:table-cell>
          <table:table-cell office:value-type="float" office:value="6.25364036870422" calcext:value-type="float">
            <text:p>6,2536403687</text:p>
          </table:table-cell>
          <table:table-cell table:formula="of:=1/[.B176]" office:value-type="float" office:value="0.15990686081093" calcext:value-type="float">
            <text:p>0,1599068608</text:p>
          </table:table-cell>
          <table:table-cell table:formula="of:=[.C176]/MAX([.C$2:.C$452])" office:value-type="float" office:value="0.92206227250867" calcext:value-type="float">
            <text:p>0,9220622725</text:p>
          </table:table-cell>
          <table:table-cell table:formula="of:=[.A176]*(24/4)*365" office:value-type="float" office:value="90197.3120440556" calcext:value-type="float">
            <text:p>90197,3120440556</text:p>
          </table:table-cell>
          <table:table-cell table:number-columns-repeated="2"/>
        </table:table-row>
        <table:table-row table:style-name="ro1">
          <table:table-cell office:value-type="float" office:value="41.1772307792238" calcext:value-type="float">
            <text:p>41,1772307792</text:p>
          </table:table-cell>
          <table:table-cell office:value-type="float" office:value="6.25631992805673" calcext:value-type="float">
            <text:p>6,2563199281</text:p>
          </table:table-cell>
          <table:table-cell table:formula="of:=1/[.B177]" office:value-type="float" office:value="0.15983837327683" calcext:value-type="float">
            <text:p>0,1598383733</text:p>
          </table:table-cell>
          <table:table-cell table:formula="of:=[.C177]/MAX([.C$2:.C$452])" office:value-type="float" office:value="0.921667356549399" calcext:value-type="float">
            <text:p>0,9216673565</text:p>
          </table:table-cell>
          <table:table-cell table:formula="of:=[.A177]*(24/4)*365" office:value-type="float" office:value="90178.1354065001" calcext:value-type="float">
            <text:p>90178,1354065001</text:p>
          </table:table-cell>
          <table:table-cell table:number-columns-repeated="2"/>
        </table:table-row>
        <table:table-row table:style-name="ro1">
          <table:table-cell office:value-type="float" office:value="41.1761889227993" calcext:value-type="float">
            <text:p>41,1761889228</text:p>
          </table:table-cell>
          <table:table-cell office:value-type="float" office:value="6.25740595323659" calcext:value-type="float">
            <text:p>6,2574059532</text:p>
          </table:table-cell>
          <table:table-cell table:formula="of:=1/[.B178]" office:value-type="float" office:value="0.159810631989244" calcext:value-type="float">
            <text:p>0,159810632</text:p>
          </table:table-cell>
          <table:table-cell table:formula="of:=[.C178]/MAX([.C$2:.C$452])" office:value-type="float" office:value="0.921507393464991" calcext:value-type="float">
            <text:p>0,9215073935</text:p>
          </table:table-cell>
          <table:table-cell table:formula="of:=[.A178]*(24/4)*365" office:value-type="float" office:value="90175.8537409305" calcext:value-type="float">
            <text:p>90175,8537409305</text:p>
          </table:table-cell>
          <table:table-cell table:number-columns-repeated="2"/>
        </table:table-row>
        <table:table-row table:style-name="ro1">
          <table:table-cell office:value-type="float" office:value="41.1694941478691" calcext:value-type="float">
            <text:p>41,1694941479</text:p>
          </table:table-cell>
          <table:table-cell office:value-type="float" office:value="6.26460245953156" calcext:value-type="float">
            <text:p>6,2646024595</text:p>
          </table:table-cell>
          <table:table-cell table:formula="of:=1/[.B179]" office:value-type="float" office:value="0.159627048397701" calcext:value-type="float">
            <text:p>0,1596270484</text:p>
          </table:table-cell>
          <table:table-cell table:formula="of:=[.C179]/MAX([.C$2:.C$452])" office:value-type="float" office:value="0.920448805342158" calcext:value-type="float">
            <text:p>0,9204488053</text:p>
          </table:table-cell>
          <table:table-cell table:formula="of:=[.A179]*(24/4)*365" office:value-type="float" office:value="90161.1921838333" calcext:value-type="float">
            <text:p>90161,1921838333</text:p>
          </table:table-cell>
          <table:table-cell table:number-columns-repeated="2"/>
        </table:table-row>
        <table:table-row table:style-name="ro1">
          <table:table-cell office:value-type="float" office:value="41.1616144724632" calcext:value-type="float">
            <text:p>41,1616144725</text:p>
          </table:table-cell>
          <table:table-cell office:value-type="float" office:value="6.2664801843517" calcext:value-type="float">
            <text:p>6,2664801844</text:p>
          </table:table-cell>
          <table:table-cell table:formula="of:=1/[.B180]" office:value-type="float" office:value="0.159579216814113" calcext:value-type="float">
            <text:p>0,1595792168</text:p>
          </table:table-cell>
          <table:table-cell table:formula="of:=[.C180]/MAX([.C$2:.C$452])" office:value-type="float" office:value="0.920172996671802" calcext:value-type="float">
            <text:p>0,9201729967</text:p>
          </table:table-cell>
          <table:table-cell table:formula="of:=[.A180]*(24/4)*365" office:value-type="float" office:value="90143.9356946944" calcext:value-type="float">
            <text:p>90143,9356946944</text:p>
          </table:table-cell>
          <table:table-cell table:number-columns-repeated="2"/>
        </table:table-row>
        <table:table-row table:style-name="ro1">
          <table:table-cell office:value-type="float" office:value="41.1615754652841" calcext:value-type="float">
            <text:p>41,1615754653</text:p>
          </table:table-cell>
          <table:table-cell office:value-type="float" office:value="6.26714320143804" calcext:value-type="float">
            <text:p>6,2671432014</text:p>
          </table:table-cell>
          <table:table-cell table:formula="of:=1/[.B181]" office:value-type="float" office:value="0.159562334521181" calcext:value-type="float">
            <text:p>0,1595623345</text:p>
          </table:table-cell>
          <table:table-cell table:formula="of:=[.C181]/MAX([.C$2:.C$452])" office:value-type="float" office:value="0.920075649220248" calcext:value-type="float">
            <text:p>0,9200756492</text:p>
          </table:table-cell>
          <table:table-cell table:formula="of:=[.A181]*(24/4)*365" office:value-type="float" office:value="90143.8502689722" calcext:value-type="float">
            <text:p>90143,8502689722</text:p>
          </table:table-cell>
          <table:table-cell table:number-columns-repeated="2"/>
        </table:table-row>
        <table:table-row table:style-name="ro1">
          <table:table-cell office:value-type="float" office:value="41.161397583308" calcext:value-type="float">
            <text:p>41,1613975833</text:p>
          </table:table-cell>
          <table:table-cell office:value-type="float" office:value="6.27051111510709" calcext:value-type="float">
            <text:p>6,2705111151</text:p>
          </table:table-cell>
          <table:table-cell table:formula="of:=1/[.B182]" office:value-type="float" office:value="0.159476633027692" calcext:value-type="float">
            <text:p>0,159476633</text:p>
          </table:table-cell>
          <table:table-cell table:formula="of:=[.C182]/MAX([.C$2:.C$452])" office:value-type="float" office:value="0.919581473339098" calcext:value-type="float">
            <text:p>0,9195814733</text:p>
          </table:table-cell>
          <table:table-cell table:formula="of:=[.A182]*(24/4)*365" office:value-type="float" office:value="90143.4607074445" calcext:value-type="float">
            <text:p>90143,4607074445</text:p>
          </table:table-cell>
          <table:table-cell table:number-columns-repeated="2"/>
        </table:table-row>
        <table:table-row table:style-name="ro1">
          <table:table-cell office:value-type="float" office:value="41.1556009902334" calcext:value-type="float">
            <text:p>41,1556009902</text:p>
          </table:table-cell>
          <table:table-cell office:value-type="float" office:value="6.27055652427978" calcext:value-type="float">
            <text:p>6,2705565243</text:p>
          </table:table-cell>
          <table:table-cell table:formula="of:=1/[.B183]" office:value-type="float" office:value="0.159475478153808" calcext:value-type="float">
            <text:p>0,1594754782</text:p>
          </table:table-cell>
          <table:table-cell table:formula="of:=[.C183]/MAX([.C$2:.C$452])" office:value-type="float" office:value="0.919574814052357" calcext:value-type="float">
            <text:p>0,9195748141</text:p>
          </table:table-cell>
          <table:table-cell table:formula="of:=[.A183]*(24/4)*365" office:value-type="float" office:value="90130.7661686112" calcext:value-type="float">
            <text:p>90130,7661686112</text:p>
          </table:table-cell>
          <table:table-cell table:number-columns-repeated="2"/>
        </table:table-row>
        <table:table-row table:style-name="ro1">
          <table:table-cell office:value-type="float" office:value="41.1474100138952" calcext:value-type="float">
            <text:p>41,1474100139</text:p>
          </table:table-cell>
          <table:table-cell office:value-type="float" office:value="6.27502766186969" calcext:value-type="float">
            <text:p>6,2750276619</text:p>
          </table:table-cell>
          <table:table-cell table:formula="of:=1/[.B184]" office:value-type="float" office:value="0.15936184729137" calcext:value-type="float">
            <text:p>0,1593618473</text:p>
          </table:table-cell>
          <table:table-cell table:formula="of:=[.C184]/MAX([.C$2:.C$452])" office:value-type="float" office:value="0.91891959056341" calcext:value-type="float">
            <text:p>0,9189195906</text:p>
          </table:table-cell>
          <table:table-cell table:formula="of:=[.A184]*(24/4)*365" office:value-type="float" office:value="90112.8279304305" calcext:value-type="float">
            <text:p>90112,8279304305</text:p>
          </table:table-cell>
          <table:table-cell table:number-columns-repeated="2"/>
        </table:table-row>
        <table:table-row table:style-name="ro1">
          <table:table-cell office:value-type="float" office:value="41.1458925632484" calcext:value-type="float">
            <text:p>41,1458925632</text:p>
          </table:table-cell>
          <table:table-cell office:value-type="float" office:value="6.2765098740999" calcext:value-type="float">
            <text:p>6,2765098741</text:p>
          </table:table-cell>
          <table:table-cell table:formula="of:=1/[.B185]" office:value-type="float" office:value="0.159324213624918" calcext:value-type="float">
            <text:p>0,1593242136</text:p>
          </table:table-cell>
          <table:table-cell table:formula="of:=[.C185]/MAX([.C$2:.C$452])" office:value-type="float" office:value="0.918702585590419" calcext:value-type="float">
            <text:p>0,9187025856</text:p>
          </table:table-cell>
          <table:table-cell table:formula="of:=[.A185]*(24/4)*365" office:value-type="float" office:value="90109.504713514" calcext:value-type="float">
            <text:p>90109,504713514</text:p>
          </table:table-cell>
          <table:table-cell table:number-columns-repeated="2"/>
        </table:table-row>
        <table:table-row table:style-name="ro1">
          <table:table-cell office:value-type="float" office:value="41.1369780592529" calcext:value-type="float">
            <text:p>41,1369780593</text:p>
          </table:table-cell>
          <table:table-cell office:value-type="float" office:value="6.28017599820065" calcext:value-type="float">
            <text:p>6,2801759982</text:p>
          </table:table-cell>
          <table:table-cell table:formula="of:=1/[.B186]" office:value-type="float" office:value="0.159231206304809" calcext:value-type="float">
            <text:p>0,1592312063</text:p>
          </table:table-cell>
          <table:table-cell table:formula="of:=[.C186]/MAX([.C$2:.C$452])" office:value-type="float" office:value="0.918166282516839" calcext:value-type="float">
            <text:p>0,9181662825</text:p>
          </table:table-cell>
          <table:table-cell table:formula="of:=[.A186]*(24/4)*365" office:value-type="float" office:value="90089.9819497638" calcext:value-type="float">
            <text:p>90089,9819497638</text:p>
          </table:table-cell>
          <table:table-cell table:number-columns-repeated="2"/>
        </table:table-row>
        <table:table-row table:style-name="ro1">
          <table:table-cell office:value-type="float" office:value="41.1356742937976" calcext:value-type="float">
            <text:p>41,1356742938</text:p>
          </table:table-cell>
          <table:table-cell office:value-type="float" office:value="6.28281894784091" calcext:value-type="float">
            <text:p>6,2828189478</text:p>
          </table:table-cell>
          <table:table-cell table:formula="of:=1/[.B187]" office:value-type="float" office:value="0.159164223623482" calcext:value-type="float">
            <text:p>0,1591642236</text:p>
          </table:table-cell>
          <table:table-cell table:formula="of:=[.C187]/MAX([.C$2:.C$452])" office:value-type="float" office:value="0.917780043908625" calcext:value-type="float">
            <text:p>0,9177800439</text:p>
          </table:table-cell>
          <table:table-cell table:formula="of:=[.A187]*(24/4)*365" office:value-type="float" office:value="90087.1267034167" calcext:value-type="float">
            <text:p>90087,1267034167</text:p>
          </table:table-cell>
          <table:table-cell table:number-columns-repeated="2"/>
        </table:table-row>
        <table:table-row table:style-name="ro1">
          <table:table-cell office:value-type="float" office:value="41.1320949365994" calcext:value-type="float">
            <text:p>41,1320949366</text:p>
          </table:table-cell>
          <table:table-cell office:value-type="float" office:value="6.28305718525098" calcext:value-type="float">
            <text:p>6,2830571853</text:p>
          </table:table-cell>
          <table:table-cell table:formula="of:=1/[.B188]" office:value-type="float" office:value="0.159158188524438" calcext:value-type="float">
            <text:p>0,1591581885</text:p>
          </table:table-cell>
          <table:table-cell table:formula="of:=[.C188]/MAX([.C$2:.C$452])" office:value-type="float" office:value="0.917745244043809" calcext:value-type="float">
            <text:p>0,917745244</text:p>
          </table:table-cell>
          <table:table-cell table:formula="of:=[.A188]*(24/4)*365" office:value-type="float" office:value="90079.2879111527" calcext:value-type="float">
            <text:p>90079,2879111527</text:p>
          </table:table-cell>
          <table:table-cell table:number-columns-repeated="2"/>
        </table:table-row>
        <table:table-row table:style-name="ro1">
          <table:table-cell office:value-type="float" office:value="41.1269105349093" calcext:value-type="float">
            <text:p>41,1269105349</text:p>
          </table:table-cell>
          <table:table-cell office:value-type="float" office:value="6.28711306204957" calcext:value-type="float">
            <text:p>6,287113062</text:p>
          </table:table-cell>
          <table:table-cell table:formula="of:=1/[.B189]" office:value-type="float" office:value="0.159055514054014" calcext:value-type="float">
            <text:p>0,1590555141</text:p>
          </table:table-cell>
          <table:table-cell table:formula="of:=[.C189]/MAX([.C$2:.C$452])" office:value-type="float" office:value="0.917153197804844" calcext:value-type="float">
            <text:p>0,9171531978</text:p>
          </table:table-cell>
          <table:table-cell table:formula="of:=[.A189]*(24/4)*365" office:value-type="float" office:value="90067.9340714514" calcext:value-type="float">
            <text:p>90067,9340714514</text:p>
          </table:table-cell>
          <table:table-cell table:number-columns-repeated="2"/>
        </table:table-row>
        <table:table-row table:style-name="ro1">
          <table:table-cell office:value-type="float" office:value="41.1226402940481" calcext:value-type="float">
            <text:p>41,122640294</text:p>
          </table:table-cell>
          <table:table-cell office:value-type="float" office:value="6.28898597571857" calcext:value-type="float">
            <text:p>6,2889859757</text:p>
          </table:table-cell>
          <table:table-cell table:formula="of:=1/[.B190]" office:value-type="float" office:value="0.159008145965175" calcext:value-type="float">
            <text:p>0,159008146</text:p>
          </table:table-cell>
          <table:table-cell table:formula="of:=[.C190]/MAX([.C$2:.C$452])" office:value-type="float" office:value="0.916880061759166" calcext:value-type="float">
            <text:p>0,9168800618</text:p>
          </table:table-cell>
          <table:table-cell table:formula="of:=[.A190]*(24/4)*365" office:value-type="float" office:value="90058.5822439653" calcext:value-type="float">
            <text:p>90058,5822439653</text:p>
          </table:table-cell>
          <table:table-cell table:number-columns-repeated="2"/>
        </table:table-row>
        <table:table-row table:style-name="ro1">
          <table:table-cell office:value-type="float" office:value="41.1223811212392" calcext:value-type="float">
            <text:p>41,1223811212</text:p>
          </table:table-cell>
          <table:table-cell office:value-type="float" office:value="6.29060135341647" calcext:value-type="float">
            <text:p>6,2906013534</text:p>
          </table:table-cell>
          <table:table-cell table:formula="of:=1/[.B191]" office:value-type="float" office:value="0.158967313905036" calcext:value-type="float">
            <text:p>0,1589673139</text:p>
          </table:table-cell>
          <table:table-cell table:formula="of:=[.C191]/MAX([.C$2:.C$452])" office:value-type="float" office:value="0.916644614061847" calcext:value-type="float">
            <text:p>0,9166446141</text:p>
          </table:table-cell>
          <table:table-cell table:formula="of:=[.A191]*(24/4)*365" office:value-type="float" office:value="90058.0146555138" calcext:value-type="float">
            <text:p>90058,0146555138</text:p>
          </table:table-cell>
          <table:table-cell table:number-columns-repeated="2"/>
        </table:table-row>
        <table:table-row table:style-name="ro1">
          <table:table-cell office:value-type="float" office:value="41.1114935181126" calcext:value-type="float">
            <text:p>41,1114935181</text:p>
          </table:table-cell>
          <table:table-cell office:value-type="float" office:value="6.29596735161789" calcext:value-type="float">
            <text:p>6,2959673516</text:p>
          </table:table-cell>
          <table:table-cell table:formula="of:=1/[.B192]" office:value-type="float" office:value="0.158831827446346" calcext:value-type="float">
            <text:p>0,1588318274</text:p>
          </table:table-cell>
          <table:table-cell table:formula="of:=[.C192]/MAX([.C$2:.C$452])" office:value-type="float" office:value="0.915863365831718" calcext:value-type="float">
            <text:p>0,9158633658</text:p>
          </table:table-cell>
          <table:table-cell table:formula="of:=[.A192]*(24/4)*365" office:value-type="float" office:value="90034.1708046666" calcext:value-type="float">
            <text:p>90034,1708046666</text:p>
          </table:table-cell>
          <table:table-cell table:number-columns-repeated="2"/>
        </table:table-row>
        <table:table-row table:style-name="ro1">
          <table:table-cell office:value-type="float" office:value="41.1114183205543" calcext:value-type="float">
            <text:p>41,1114183206</text:p>
          </table:table-cell>
          <table:table-cell office:value-type="float" office:value="6.29670770233731" calcext:value-type="float">
            <text:p>6,2967077023</text:p>
          </table:table-cell>
          <table:table-cell table:formula="of:=1/[.B193]" office:value-type="float" office:value="0.158813152408012" calcext:value-type="float">
            <text:p>0,1588131524</text:p>
          </table:table-cell>
          <table:table-cell table:formula="of:=[.C193]/MAX([.C$2:.C$452])" office:value-type="float" office:value="0.915755680969432" calcext:value-type="float">
            <text:p>0,915755681</text:p>
          </table:table-cell>
          <table:table-cell table:formula="of:=[.A193]*(24/4)*365" office:value-type="float" office:value="90034.0061220139" calcext:value-type="float">
            <text:p>90034,0061220139</text:p>
          </table:table-cell>
          <table:table-cell table:number-columns-repeated="2"/>
        </table:table-row>
        <table:table-row table:style-name="ro1">
          <table:table-cell office:value-type="float" office:value="41.1072016211282" calcext:value-type="float">
            <text:p>41,1072016211</text:p>
          </table:table-cell>
          <table:table-cell office:value-type="float" office:value="6.29847475269703" calcext:value-type="float">
            <text:p>6,2984747527</text:p>
          </table:table-cell>
          <table:table-cell table:formula="of:=1/[.B194]" office:value-type="float" office:value="0.158768597043561" calcext:value-type="float">
            <text:p>0,158768597</text:p>
          </table:table-cell>
          <table:table-cell table:formula="of:=[.C194]/MAX([.C$2:.C$452])" office:value-type="float" office:value="0.91549876378408" calcext:value-type="float">
            <text:p>0,9154987638</text:p>
          </table:table-cell>
          <table:table-cell table:formula="of:=[.A194]*(24/4)*365" office:value-type="float" office:value="90024.7715502708" calcext:value-type="float">
            <text:p>90024,7715502708</text:p>
          </table:table-cell>
          <table:table-cell table:number-columns-repeated="2"/>
        </table:table-row>
        <table:table-row table:style-name="ro1">
          <table:table-cell office:value-type="float" office:value="41.1043865082889" calcext:value-type="float">
            <text:p>41,1043865083</text:p>
          </table:table-cell>
          <table:table-cell office:value-type="float" office:value="6.30006457733731" calcext:value-type="float">
            <text:p>6,3000645773</text:p>
          </table:table-cell>
          <table:table-cell table:formula="of:=1/[.B195]" office:value-type="float" office:value="0.15872853170382" calcext:value-type="float">
            <text:p>0,1587285317</text:p>
          </table:table-cell>
          <table:table-cell table:formula="of:=[.C195]/MAX([.C$2:.C$452])" office:value-type="float" office:value="0.915267737185076" calcext:value-type="float">
            <text:p>0,9152677372</text:p>
          </table:table-cell>
          <table:table-cell table:formula="of:=[.A195]*(24/4)*365" office:value-type="float" office:value="90018.6064531527" calcext:value-type="float">
            <text:p>90018,6064531527</text:p>
          </table:table-cell>
          <table:table-cell table:number-columns-repeated="2"/>
        </table:table-row>
        <table:table-row table:style-name="ro1">
          <table:table-cell office:value-type="float" office:value="41.1028861048072" calcext:value-type="float">
            <text:p>41,1028861048</text:p>
          </table:table-cell>
          <table:table-cell office:value-type="float" office:value="6.3007588624092" calcext:value-type="float">
            <text:p>6,3007588624</text:p>
          </table:table-cell>
          <table:table-cell table:formula="of:=1/[.B196]" office:value-type="float" office:value="0.158711041294736" calcext:value-type="float">
            <text:p>0,1587110413</text:p>
          </table:table-cell>
          <table:table-cell table:formula="of:=[.C196]/MAX([.C$2:.C$452])" office:value-type="float" office:value="0.915166883186282" calcext:value-type="float">
            <text:p>0,9151668832</text:p>
          </table:table-cell>
          <table:table-cell table:formula="of:=[.A196]*(24/4)*365" office:value-type="float" office:value="90015.3205695278" calcext:value-type="float">
            <text:p>90015,3205695278</text:p>
          </table:table-cell>
          <table:table-cell table:number-columns-repeated="2"/>
        </table:table-row>
        <table:table-row table:style-name="ro1">
          <table:table-cell office:value-type="float" office:value="41.0972705778539" calcext:value-type="float">
            <text:p>41,0972705779</text:p>
          </table:table-cell>
          <table:table-cell office:value-type="float" office:value="6.30455486510709" calcext:value-type="float">
            <text:p>6,3045548651</text:p>
          </table:table-cell>
          <table:table-cell table:formula="of:=1/[.B197]" office:value-type="float" office:value="0.158615480616174" calcext:value-type="float">
            <text:p>0,1586154806</text:p>
          </table:table-cell>
          <table:table-cell table:formula="of:=[.C197]/MAX([.C$2:.C$452])" office:value-type="float" office:value="0.914615856820119" calcext:value-type="float">
            <text:p>0,9146158568</text:p>
          </table:table-cell>
          <table:table-cell table:formula="of:=[.A197]*(24/4)*365" office:value-type="float" office:value="90003.0225655" calcext:value-type="float">
            <text:p>90003,0225655</text:p>
          </table:table-cell>
          <table:table-cell table:number-columns-repeated="2"/>
        </table:table-row>
        <table:table-row table:style-name="ro1">
          <table:table-cell office:value-type="float" office:value="41.0922786687024" calcext:value-type="float">
            <text:p>41,0922786687</text:p>
          </table:table-cell>
          <table:table-cell office:value-type="float" office:value="6.30875820143803" calcext:value-type="float">
            <text:p>6,3087582014</text:p>
          </table:table-cell>
          <table:table-cell table:formula="of:=1/[.B198]" office:value-type="float" office:value="0.158509799879802" calcext:value-type="float">
            <text:p>0,1585097999</text:p>
          </table:table-cell>
          <table:table-cell table:formula="of:=[.C198]/MAX([.C$2:.C$452])" office:value-type="float" office:value="0.914006475712606" calcext:value-type="float">
            <text:p>0,9140064757</text:p>
          </table:table-cell>
          <table:table-cell table:formula="of:=[.A198]*(24/4)*365" office:value-type="float" office:value="89992.0902844583" calcext:value-type="float">
            <text:p>89992,0902844583</text:p>
          </table:table-cell>
          <table:table-cell table:number-columns-repeated="2"/>
        </table:table-row>
        <table:table-row table:style-name="ro1">
          <table:table-cell office:value-type="float" office:value="41.0860806919552" calcext:value-type="float">
            <text:p>41,086080692</text:p>
          </table:table-cell>
          <table:table-cell office:value-type="float" office:value="6.31203611960349" calcext:value-type="float">
            <text:p>6,3120361196</text:p>
          </table:table-cell>
          <table:table-cell table:formula="of:=1/[.B199]" office:value-type="float" office:value="0.158427483786772" calcext:value-type="float">
            <text:p>0,1584274838</text:p>
          </table:table-cell>
          <table:table-cell table:formula="of:=[.C199]/MAX([.C$2:.C$452])" office:value-type="float" office:value="0.913531820882799" calcext:value-type="float">
            <text:p>0,9135318209</text:p>
          </table:table-cell>
          <table:table-cell table:formula="of:=[.A199]*(24/4)*365" office:value-type="float" office:value="89978.5167153819" calcext:value-type="float">
            <text:p>89978,5167153819</text:p>
          </table:table-cell>
          <table:table-cell table:number-columns-repeated="2"/>
        </table:table-row>
        <table:table-row table:style-name="ro1">
          <table:table-cell office:value-type="float" office:value="41.0824332664891" calcext:value-type="float">
            <text:p>41,0824332665</text:p>
          </table:table-cell>
          <table:table-cell office:value-type="float" office:value="6.31251122302075" calcext:value-type="float">
            <text:p>6,312511223</text:p>
          </table:table-cell>
          <table:table-cell table:formula="of:=1/[.B200]" office:value-type="float" office:value="0.158415559936457" calcext:value-type="float">
            <text:p>0,1584155599</text:p>
          </table:table-cell>
          <table:table-cell table:formula="of:=[.C200]/MAX([.C$2:.C$452])" office:value-type="float" office:value="0.913463065030406" calcext:value-type="float">
            <text:p>0,913463065</text:p>
          </table:table-cell>
          <table:table-cell table:formula="of:=[.A200]*(24/4)*365" office:value-type="float" office:value="89970.5288536111" calcext:value-type="float">
            <text:p>89970,5288536111</text:p>
          </table:table-cell>
          <table:table-cell table:number-columns-repeated="2"/>
        </table:table-row>
        <table:table-row table:style-name="ro1">
          <table:table-cell office:value-type="float" office:value="41.0785436868119" calcext:value-type="float">
            <text:p>41,0785436868</text:p>
          </table:table-cell>
          <table:table-cell office:value-type="float" office:value="6.31508756744523" calcext:value-type="float">
            <text:p>6,3150875674</text:p>
          </table:table-cell>
          <table:table-cell table:formula="of:=1/[.B201]" office:value-type="float" office:value="0.158350931688593" calcext:value-type="float">
            <text:p>0,1583509317</text:p>
          </table:table-cell>
          <table:table-cell table:formula="of:=[.C201]/MAX([.C$2:.C$452])" office:value-type="float" office:value="0.913090402664378" calcext:value-type="float">
            <text:p>0,9130904027</text:p>
          </table:table-cell>
          <table:table-cell table:formula="of:=[.A201]*(24/4)*365" office:value-type="float" office:value="89962.0106741181" calcext:value-type="float">
            <text:p>89962,0106741181</text:p>
          </table:table-cell>
          <table:table-cell table:number-columns-repeated="2"/>
        </table:table-row>
        <table:table-row table:style-name="ro1">
          <table:table-cell office:value-type="float" office:value="41.0778621675862" calcext:value-type="float">
            <text:p>41,0778621676</text:p>
          </table:table-cell>
          <table:table-cell office:value-type="float" office:value="6.31533838579056" calcext:value-type="float">
            <text:p>6,3153383858</text:p>
          </table:table-cell>
          <table:table-cell table:formula="of:=1/[.B202]" office:value-type="float" office:value="0.158344642663961" calcext:value-type="float">
            <text:p>0,1583446427</text:p>
          </table:table-cell>
          <table:table-cell table:formula="of:=[.C202]/MAX([.C$2:.C$452])" office:value-type="float" office:value="0.913054138602194" calcext:value-type="float">
            <text:p>0,9130541386</text:p>
          </table:table-cell>
          <table:table-cell table:formula="of:=[.A202]*(24/4)*365" office:value-type="float" office:value="89960.5181470138" calcext:value-type="float">
            <text:p>89960,5181470138</text:p>
          </table:table-cell>
          <table:table-cell table:number-columns-repeated="2"/>
        </table:table-row>
        <table:table-row table:style-name="ro1">
          <table:table-cell office:value-type="float" office:value="41.074025830508" calcext:value-type="float">
            <text:p>41,0740258305</text:p>
          </table:table-cell>
          <table:table-cell office:value-type="float" office:value="6.31745568794882" calcext:value-type="float">
            <text:p>6,3174556879</text:p>
          </table:table-cell>
          <table:table-cell table:formula="of:=1/[.B203]" office:value-type="float" office:value="0.158291573284416" calcext:value-type="float">
            <text:p>0,1582915733</text:p>
          </table:table-cell>
          <table:table-cell table:formula="of:=[.C203]/MAX([.C$2:.C$452])" office:value-type="float" office:value="0.912748127512641" calcext:value-type="float">
            <text:p>0,9127481275</text:p>
          </table:table-cell>
          <table:table-cell table:formula="of:=[.A203]*(24/4)*365" office:value-type="float" office:value="89952.1165688125" calcext:value-type="float">
            <text:p>89952,1165688125</text:p>
          </table:table-cell>
          <table:table-cell table:number-columns-repeated="2"/>
        </table:table-row>
        <table:table-row table:style-name="ro1">
          <table:table-cell office:value-type="float" office:value="41.0647001567193" calcext:value-type="float">
            <text:p>41,0647001567</text:p>
          </table:table-cell>
          <table:table-cell office:value-type="float" office:value="6.32202847122221" calcext:value-type="float">
            <text:p>6,3220284712</text:p>
          </table:table-cell>
          <table:table-cell table:formula="of:=1/[.B204]" office:value-type="float" office:value="0.158177079485166" calcext:value-type="float">
            <text:p>0,1581770795</text:p>
          </table:table-cell>
          <table:table-cell table:formula="of:=[.C204]/MAX([.C$2:.C$452])" office:value-type="float" office:value="0.912087928117889" calcext:value-type="float">
            <text:p>0,9120879281</text:p>
          </table:table-cell>
          <table:table-cell table:formula="of:=[.A204]*(24/4)*365" office:value-type="float" office:value="89931.6933432153" calcext:value-type="float">
            <text:p>89931,6933432153</text:p>
          </table:table-cell>
          <table:table-cell table:number-columns-repeated="2"/>
        </table:table-row>
        <table:table-row table:style-name="ro1">
          <table:table-cell office:value-type="float" office:value="41.0622777276034" calcext:value-type="float">
            <text:p>41,0622777276</text:p>
          </table:table-cell>
          <table:table-cell office:value-type="float" office:value="6.32613667266106" calcext:value-type="float">
            <text:p>6,3261366727</text:p>
          </table:table-cell>
          <table:table-cell table:formula="of:=1/[.B205]" office:value-type="float" office:value="0.158074359082627" calcext:value-type="float">
            <text:p>0,1580743591</text:p>
          </table:table-cell>
          <table:table-cell table:formula="of:=[.C205]/MAX([.C$2:.C$452])" office:value-type="float" office:value="0.911495617023055" calcext:value-type="float">
            <text:p>0,911495617</text:p>
          </table:table-cell>
          <table:table-cell table:formula="of:=[.A205]*(24/4)*365" office:value-type="float" office:value="89926.3882234514" calcext:value-type="float">
            <text:p>89926,3882234514</text:p>
          </table:table-cell>
          <table:table-cell table:number-columns-repeated="2"/>
        </table:table-row>
        <table:table-row table:style-name="ro1">
          <table:table-cell office:value-type="float" office:value="41.0585759593259" calcext:value-type="float">
            <text:p>41,0585759593</text:p>
          </table:table-cell>
          <table:table-cell office:value-type="float" office:value="6.32651674010707" calcext:value-type="float">
            <text:p>6,3265167401</text:p>
          </table:table-cell>
          <table:table-cell table:formula="of:=1/[.B206]" office:value-type="float" office:value="0.158064862716711" calcext:value-type="float">
            <text:p>0,1580648627</text:p>
          </table:table-cell>
          <table:table-cell table:formula="of:=[.C206]/MAX([.C$2:.C$452])" office:value-type="float" office:value="0.911440858642505" calcext:value-type="float">
            <text:p>0,9114408586</text:p>
          </table:table-cell>
          <table:table-cell table:formula="of:=[.A206]*(24/4)*365" office:value-type="float" office:value="89918.2813509237" calcext:value-type="float">
            <text:p>89918,2813509237</text:p>
          </table:table-cell>
          <table:table-cell table:number-columns-repeated="2"/>
        </table:table-row>
        <table:table-row table:style-name="ro1">
          <table:table-cell office:value-type="float" office:value="41.0499659407471" calcext:value-type="float">
            <text:p>41,0499659407</text:p>
          </table:table-cell>
          <table:table-cell office:value-type="float" office:value="6.33068598021502" calcext:value-type="float">
            <text:p>6,3306859802</text:p>
          </table:table-cell>
          <table:table-cell table:formula="of:=1/[.B207]" office:value-type="float" office:value="0.157960764935309" calcext:value-type="float">
            <text:p>0,1579607649</text:p>
          </table:table-cell>
          <table:table-cell table:formula="of:=[.C207]/MAX([.C$2:.C$452])" office:value-type="float" office:value="0.910840605242518" calcext:value-type="float">
            <text:p>0,9108406052</text:p>
          </table:table-cell>
          <table:table-cell table:formula="of:=[.A207]*(24/4)*365" office:value-type="float" office:value="89899.4254102361" calcext:value-type="float">
            <text:p>89899,4254102361</text:p>
          </table:table-cell>
          <table:table-cell table:number-columns-repeated="2"/>
        </table:table-row>
        <table:table-row table:style-name="ro1">
          <table:table-cell office:value-type="float" office:value="41.0484231281932" calcext:value-type="float">
            <text:p>41,0484231282</text:p>
          </table:table-cell>
          <table:table-cell office:value-type="float" office:value="6.33487570593445" calcext:value-type="float">
            <text:p>6,3348757059</text:p>
          </table:table-cell>
          <table:table-cell table:formula="of:=1/[.B208]" office:value-type="float" office:value="0.157856293701739" calcext:value-type="float">
            <text:p>0,1578562937</text:p>
          </table:table-cell>
          <table:table-cell table:formula="of:=[.C208]/MAX([.C$2:.C$452])" office:value-type="float" office:value="0.91023819842552" calcext:value-type="float">
            <text:p>0,9102381984</text:p>
          </table:table-cell>
          <table:table-cell table:formula="of:=[.A208]*(24/4)*365" office:value-type="float" office:value="89896.0466507431" calcext:value-type="float">
            <text:p>89896,0466507431</text:p>
          </table:table-cell>
          <table:table-cell table:number-columns-repeated="2"/>
        </table:table-row>
        <table:table-row table:style-name="ro1">
          <table:table-cell office:value-type="float" office:value="41.0472981426592" calcext:value-type="float">
            <text:p>41,0472981427</text:p>
          </table:table-cell>
          <table:table-cell office:value-type="float" office:value="6.33522870503512" calcext:value-type="float">
            <text:p>6,335228705</text:p>
          </table:table-cell>
          <table:table-cell table:formula="of:=1/[.B209]" office:value-type="float" office:value="0.157847497945136" calcext:value-type="float">
            <text:p>0,1578474979</text:p>
          </table:table-cell>
          <table:table-cell table:formula="of:=[.C209]/MAX([.C$2:.C$452])" office:value-type="float" office:value="0.910187479930514" calcext:value-type="float">
            <text:p>0,9101874799</text:p>
          </table:table-cell>
          <table:table-cell table:formula="of:=[.A209]*(24/4)*365" office:value-type="float" office:value="89893.5829324237" calcext:value-type="float">
            <text:p>89893,5829324237</text:p>
          </table:table-cell>
          <table:table-cell table:number-columns-repeated="2"/>
        </table:table-row>
        <table:table-row table:style-name="ro1">
          <table:table-cell office:value-type="float" office:value="41.0407093071188" calcext:value-type="float">
            <text:p>41,0407093071</text:p>
          </table:table-cell>
          <table:table-cell office:value-type="float" office:value="6.34033576888407" calcext:value-type="float">
            <text:p>6,3403357689</text:p>
          </table:table-cell>
          <table:table-cell table:formula="of:=1/[.B210]" office:value-type="float" office:value="0.157720353692878" calcext:value-type="float">
            <text:p>0,1577203537</text:p>
          </table:table-cell>
          <table:table-cell table:formula="of:=[.C210]/MAX([.C$2:.C$452])" office:value-type="float" office:value="0.9094543349136" calcext:value-type="float">
            <text:p>0,9094543349</text:p>
          </table:table-cell>
          <table:table-cell table:formula="of:=[.A210]*(24/4)*365" office:value-type="float" office:value="89879.1533825902" calcext:value-type="float">
            <text:p>89879,1533825902</text:p>
          </table:table-cell>
          <table:table-cell table:number-columns-repeated="2"/>
        </table:table-row>
        <table:table-row table:style-name="ro1">
          <table:table-cell office:value-type="float" office:value="41.039669322533" calcext:value-type="float">
            <text:p>41,0396693225</text:p>
          </table:table-cell>
          <table:table-cell office:value-type="float" office:value="6.34332489208551" calcext:value-type="float">
            <text:p>6,3433248921</text:p>
          </table:table-cell>
          <table:table-cell table:formula="of:=1/[.B211]" office:value-type="float" office:value="0.15764603216961" calcext:value-type="float">
            <text:p>0,1576460322</text:p>
          </table:table-cell>
          <table:table-cell table:formula="of:=[.C211]/MAX([.C$2:.C$452])" office:value-type="float" office:value="0.909025778738504" calcext:value-type="float">
            <text:p>0,9090257787</text:p>
          </table:table-cell>
          <table:table-cell table:formula="of:=[.A211]*(24/4)*365" office:value-type="float" office:value="89876.8758163473" calcext:value-type="float">
            <text:p>89876,8758163473</text:p>
          </table:table-cell>
          <table:table-cell table:number-columns-repeated="2"/>
        </table:table-row>
        <table:table-row table:style-name="ro1">
          <table:table-cell office:value-type="float" office:value="41.0308611838724" calcext:value-type="float">
            <text:p>41,0308611839</text:p>
          </table:table-cell>
          <table:table-cell office:value-type="float" office:value="6.34523082284094" calcext:value-type="float">
            <text:p>6,3452308228</text:p>
          </table:table-cell>
          <table:table-cell table:formula="of:=1/[.B212]" office:value-type="float" office:value="0.157598679688735" calcext:value-type="float">
            <text:p>0,1575986797</text:p>
          </table:table-cell>
          <table:table-cell table:formula="of:=[.C212]/MAX([.C$2:.C$452])" office:value-type="float" office:value="0.908752732692183" calcext:value-type="float">
            <text:p>0,9087527327</text:p>
          </table:table-cell>
          <table:table-cell table:formula="of:=[.A212]*(24/4)*365" office:value-type="float" office:value="89857.5859926806" calcext:value-type="float">
            <text:p>89857,5859926806</text:p>
          </table:table-cell>
          <table:table-cell table:number-columns-repeated="2"/>
        </table:table-row>
        <table:table-row table:style-name="ro1">
          <table:table-cell office:value-type="float" office:value="41.0247080807934" calcext:value-type="float">
            <text:p>41,0247080808</text:p>
          </table:table-cell>
          <table:table-cell office:value-type="float" office:value="6.34558180755315" calcext:value-type="float">
            <text:p>6,3455818076</text:p>
          </table:table-cell>
          <table:table-cell table:formula="of:=1/[.B213]" office:value-type="float" office:value="0.157589962642937" calcext:value-type="float">
            <text:p>0,1575899626</text:p>
          </table:table-cell>
          <table:table-cell table:formula="of:=[.C213]/MAX([.C$2:.C$452])" office:value-type="float" office:value="0.908702468063024" calcext:value-type="float">
            <text:p>0,9087024681</text:p>
          </table:table-cell>
          <table:table-cell table:formula="of:=[.A213]*(24/4)*365" office:value-type="float" office:value="89844.1106969376" calcext:value-type="float">
            <text:p>89844,1106969376</text:p>
          </table:table-cell>
          <table:table-cell table:number-columns-repeated="2"/>
        </table:table-row>
        <table:table-row table:style-name="ro1">
          <table:table-cell office:value-type="float" office:value="41.0197042689276" calcext:value-type="float">
            <text:p>41,0197042689</text:p>
          </table:table-cell>
          <table:table-cell office:value-type="float" office:value="6.3508355485603" calcext:value-type="float">
            <text:p>6,3508355486</text:p>
          </table:table-cell>
          <table:table-cell table:formula="of:=1/[.B214]" office:value-type="float" office:value="0.157459596041137" calcext:value-type="float">
            <text:p>0,157459596</text:p>
          </table:table-cell>
          <table:table-cell table:formula="of:=[.C214]/MAX([.C$2:.C$452])" office:value-type="float" office:value="0.907950742186443" calcext:value-type="float">
            <text:p>0,9079507422</text:p>
          </table:table-cell>
          <table:table-cell table:formula="of:=[.A214]*(24/4)*365" office:value-type="float" office:value="89833.1523489514" calcext:value-type="float">
            <text:p>89833,1523489514</text:p>
          </table:table-cell>
          <table:table-cell table:number-columns-repeated="2"/>
        </table:table-row>
        <table:table-row table:style-name="ro1">
          <table:table-cell office:value-type="float" office:value="41.0113653780029" calcext:value-type="float">
            <text:p>41,011365378</text:p>
          </table:table-cell>
          <table:table-cell office:value-type="float" office:value="6.35475992356035" calcext:value-type="float">
            <text:p>6,3547599236</text:p>
          </table:table-cell>
          <table:table-cell table:formula="of:=1/[.B215]" office:value-type="float" office:value="0.15736235704082" calcext:value-type="float">
            <text:p>0,157362357</text:p>
          </table:table-cell>
          <table:table-cell table:formula="of:=[.C215]/MAX([.C$2:.C$452])" office:value-type="float" office:value="0.907390038204424" calcext:value-type="float">
            <text:p>0,9073900382</text:p>
          </table:table-cell>
          <table:table-cell table:formula="of:=[.A215]*(24/4)*365" office:value-type="float" office:value="89814.8901778264" calcext:value-type="float">
            <text:p>89814,8901778264</text:p>
          </table:table-cell>
          <table:table-cell table:number-columns-repeated="2"/>
        </table:table-row>
        <table:table-row table:style-name="ro1">
          <table:table-cell office:value-type="float" office:value="41.0070583836948" calcext:value-type="float">
            <text:p>41,0070583837</text:p>
          </table:table-cell>
          <table:table-cell office:value-type="float" office:value="6.36043431204949" calcext:value-type="float">
            <text:p>6,360434312</text:p>
          </table:table-cell>
          <table:table-cell table:formula="of:=1/[.B216]" office:value-type="float" office:value="0.15722196801963" calcext:value-type="float">
            <text:p>0,157221968</text:p>
          </table:table-cell>
          <table:table-cell table:formula="of:=[.C216]/MAX([.C$2:.C$452])" office:value-type="float" office:value="0.906580520593623" calcext:value-type="float">
            <text:p>0,9065805206</text:p>
          </table:table-cell>
          <table:table-cell table:formula="of:=[.A216]*(24/4)*365" office:value-type="float" office:value="89805.4578602916" calcext:value-type="float">
            <text:p>89805,4578602916</text:p>
          </table:table-cell>
          <table:table-cell table:number-columns-repeated="2"/>
        </table:table-row>
        <table:table-row table:style-name="ro1">
          <table:table-cell office:value-type="float" office:value="40.9999889020358" calcext:value-type="float">
            <text:p>40,999988902</text:p>
          </table:table-cell>
          <table:table-cell office:value-type="float" office:value="6.36279708633014" calcext:value-type="float">
            <text:p>6,3627970863</text:p>
          </table:table-cell>
          <table:table-cell table:formula="of:=1/[.B217]" office:value-type="float" office:value="0.157163584887597" calcext:value-type="float">
            <text:p>0,1571635849</text:p>
          </table:table-cell>
          <table:table-cell table:formula="of:=[.C217]/MAX([.C$2:.C$452])" office:value-type="float" office:value="0.906243869100839" calcext:value-type="float">
            <text:p>0,9062438691</text:p>
          </table:table-cell>
          <table:table-cell table:formula="of:=[.A217]*(24/4)*365" office:value-type="float" office:value="89789.9756954584" calcext:value-type="float">
            <text:p>89789,9756954584</text:p>
          </table:table-cell>
          <table:table-cell table:number-columns-repeated="2"/>
        </table:table-row>
        <table:table-row table:style-name="ro1">
          <table:table-cell office:value-type="float" office:value="40.9938445113489" calcext:value-type="float">
            <text:p>40,9938445113</text:p>
          </table:table-cell>
          <table:table-cell office:value-type="float" office:value="6.3632796897474" calcext:value-type="float">
            <text:p>6,3632796897</text:p>
          </table:table-cell>
          <table:table-cell table:formula="of:=1/[.B218]" office:value-type="float" office:value="0.157151665297883" calcext:value-type="float">
            <text:p>0,1571516653</text:p>
          </table:table-cell>
          <table:table-cell table:formula="of:=[.C218]/MAX([.C$2:.C$452])" office:value-type="float" office:value="0.906175137816121" calcext:value-type="float">
            <text:p>0,9061751378</text:p>
          </table:table-cell>
          <table:table-cell table:formula="of:=[.A218]*(24/4)*365" office:value-type="float" office:value="89776.5194798541" calcext:value-type="float">
            <text:p>89776,5194798541</text:p>
          </table:table-cell>
          <table:table-cell table:number-columns-repeated="2"/>
        </table:table-row>
        <table:table-row table:style-name="ro1">
          <table:table-cell office:value-type="float" office:value="40.9912189567669" calcext:value-type="float">
            <text:p>40,9912189568</text:p>
          </table:table-cell>
          <table:table-cell office:value-type="float" office:value="6.36693390737327" calcext:value-type="float">
            <text:p>6,3669339074</text:p>
          </table:table-cell>
          <table:table-cell table:formula="of:=1/[.B219]" office:value-type="float" office:value="0.157061470175141" calcext:value-type="float">
            <text:p>0,1570614702</text:p>
          </table:table-cell>
          <table:table-cell table:formula="of:=[.C219]/MAX([.C$2:.C$452])" office:value-type="float" office:value="0.905655050563935" calcext:value-type="float">
            <text:p>0,9056550506</text:p>
          </table:table-cell>
          <table:table-cell table:formula="of:=[.A219]*(24/4)*365" office:value-type="float" office:value="89770.7695153195" calcext:value-type="float">
            <text:p>89770,7695153195</text:p>
          </table:table-cell>
          <table:table-cell table:number-columns-repeated="2"/>
        </table:table-row>
        <table:table-row table:style-name="ro1">
          <table:table-cell office:value-type="float" office:value="40.9874114051021" calcext:value-type="float">
            <text:p>40,9874114051</text:p>
          </table:table-cell>
          <table:table-cell office:value-type="float" office:value="6.3703838624092" calcext:value-type="float">
            <text:p>6,3703838624</text:p>
          </table:table-cell>
          <table:table-cell table:formula="of:=1/[.B220]" office:value-type="float" office:value="0.156976411720001" calcext:value-type="float">
            <text:p>0,1569764117</text:p>
          </table:table-cell>
          <table:table-cell table:formula="of:=[.C220]/MAX([.C$2:.C$452])" office:value-type="float" office:value="0.905164582599995" calcext:value-type="float">
            <text:p>0,9051645826</text:p>
          </table:table-cell>
          <table:table-cell table:formula="of:=[.A220]*(24/4)*365" office:value-type="float" office:value="89762.4309771736" calcext:value-type="float">
            <text:p>89762,4309771736</text:p>
          </table:table-cell>
          <table:table-cell table:number-columns-repeated="2"/>
        </table:table-row>
        <table:table-row table:style-name="ro1">
          <table:table-cell office:value-type="float" office:value="40.9816035454909" calcext:value-type="float">
            <text:p>40,9816035455</text:p>
          </table:table-cell>
          <table:table-cell office:value-type="float" office:value="6.3738583453229" calcext:value-type="float">
            <text:p>6,3738583453</text:p>
          </table:table-cell>
          <table:table-cell table:formula="of:=1/[.B221]" office:value-type="float" office:value="0.156890841594212" calcext:value-type="float">
            <text:p>0,1568908416</text:p>
          </table:table-cell>
          <table:table-cell table:formula="of:=[.C221]/MAX([.C$2:.C$452])" office:value-type="float" office:value="0.904671164217292" calcext:value-type="float">
            <text:p>0,9046711642</text:p>
          </table:table-cell>
          <table:table-cell table:formula="of:=[.A221]*(24/4)*365" office:value-type="float" office:value="89749.7117646251" calcext:value-type="float">
            <text:p>89749,7117646251</text:p>
          </table:table-cell>
          <table:table-cell table:number-columns-repeated="2"/>
        </table:table-row>
        <table:table-row table:style-name="ro1">
          <table:table-cell office:value-type="float" office:value="40.9808322902302" calcext:value-type="float">
            <text:p>40,9808322902</text:p>
          </table:table-cell>
          <table:table-cell office:value-type="float" office:value="6.37517302158187" calcext:value-type="float">
            <text:p>6,3751730216</text:p>
          </table:table-cell>
          <table:table-cell table:formula="of:=1/[.B222]" office:value-type="float" office:value="0.156858487858243" calcext:value-type="float">
            <text:p>0,1568584879</text:p>
          </table:table-cell>
          <table:table-cell table:formula="of:=[.C222]/MAX([.C$2:.C$452])" office:value-type="float" office:value="0.904484604621537" calcext:value-type="float">
            <text:p>0,9044846046</text:p>
          </table:table-cell>
          <table:table-cell table:formula="of:=[.A222]*(24/4)*365" office:value-type="float" office:value="89748.0227156041" calcext:value-type="float">
            <text:p>89748,0227156041</text:p>
          </table:table-cell>
          <table:table-cell table:number-columns-repeated="2"/>
        </table:table-row>
        <table:table-row table:style-name="ro1">
          <table:table-cell office:value-type="float" office:value="40.9783990176592" calcext:value-type="float">
            <text:p>40,9783990177</text:p>
          </table:table-cell>
          <table:table-cell office:value-type="float" office:value="6.37583700089845" calcext:value-type="float">
            <text:p>6,3758370009</text:p>
          </table:table-cell>
          <table:table-cell table:formula="of:=1/[.B223]" office:value-type="float" office:value="0.156842152623896" calcext:value-type="float">
            <text:p>0,1568421526</text:p>
          </table:table-cell>
          <table:table-cell table:formula="of:=[.C223]/MAX([.C$2:.C$452])" office:value-type="float" office:value="0.904390411644278" calcext:value-type="float">
            <text:p>0,9043904116</text:p>
          </table:table-cell>
          <table:table-cell table:formula="of:=[.A223]*(24/4)*365" office:value-type="float" office:value="89742.6938486736" calcext:value-type="float">
            <text:p>89742,6938486736</text:p>
          </table:table-cell>
          <table:table-cell table:number-columns-repeated="2"/>
        </table:table-row>
        <table:table-row table:style-name="ro1">
          <table:table-cell office:value-type="float" office:value="40.9741210309741" calcext:value-type="float">
            <text:p>40,974121031</text:p>
          </table:table-cell>
          <table:table-cell office:value-type="float" office:value="6.37700295863227" calcext:value-type="float">
            <text:p>6,3770029586</text:p>
          </table:table-cell>
          <table:table-cell table:formula="of:=1/[.B224]" office:value-type="float" office:value="0.156813475936426" calcext:value-type="float">
            <text:p>0,1568134759</text:p>
          </table:table-cell>
          <table:table-cell table:formula="of:=[.C224]/MAX([.C$2:.C$452])" office:value-type="float" office:value="0.904225054814167" calcext:value-type="float">
            <text:p>0,9042250548</text:p>
          </table:table-cell>
          <table:table-cell table:formula="of:=[.A224]*(24/4)*365" office:value-type="float" office:value="89733.3250578333" calcext:value-type="float">
            <text:p>89733,3250578333</text:p>
          </table:table-cell>
          <table:table-cell table:number-columns-repeated="2"/>
        </table:table-row>
        <table:table-row table:style-name="ro1">
          <table:table-cell office:value-type="float" office:value="40.9697111970383" calcext:value-type="float">
            <text:p>40,969711197</text:p>
          </table:table-cell>
          <table:table-cell office:value-type="float" office:value="6.37992592176172" calcext:value-type="float">
            <text:p>6,3799259218</text:p>
          </table:table-cell>
          <table:table-cell table:formula="of:=1/[.B225]" office:value-type="float" office:value="0.156741631840745" calcext:value-type="float">
            <text:p>0,1567416318</text:p>
          </table:table-cell>
          <table:table-cell table:formula="of:=[.C225]/MAX([.C$2:.C$452])" office:value-type="float" office:value="0.90381078409561" calcext:value-type="float">
            <text:p>0,9038107841</text:p>
          </table:table-cell>
          <table:table-cell table:formula="of:=[.A225]*(24/4)*365" office:value-type="float" office:value="89723.6675215139" calcext:value-type="float">
            <text:p>89723,6675215139</text:p>
          </table:table-cell>
          <table:table-cell table:number-columns-repeated="2"/>
        </table:table-row>
        <table:table-row table:style-name="ro1">
          <table:table-cell office:value-type="float" office:value="40.965546170437" calcext:value-type="float">
            <text:p>40,9655461704</text:p>
          </table:table-cell>
          <table:table-cell office:value-type="float" office:value="6.38284235161789" calcext:value-type="float">
            <text:p>6,3828423516</text:p>
          </table:table-cell>
          <table:table-cell table:formula="of:=1/[.B226]" office:value-type="float" office:value="0.156670013907914" calcext:value-type="float">
            <text:p>0,1566700139</text:p>
          </table:table-cell>
          <table:table-cell table:formula="of:=[.C226]/MAX([.C$2:.C$452])" office:value-type="float" office:value="0.903397817487655" calcext:value-type="float">
            <text:p>0,9033978175</text:p>
          </table:table-cell>
          <table:table-cell table:formula="of:=[.A226]*(24/4)*365" office:value-type="float" office:value="89714.546113257" calcext:value-type="float">
            <text:p>89714,546113257</text:p>
          </table:table-cell>
          <table:table-cell table:number-columns-repeated="2"/>
        </table:table-row>
        <table:table-row table:style-name="ro1">
          <table:table-cell office:value-type="float" office:value="40.9639573528539" calcext:value-type="float">
            <text:p>40,9639573529</text:p>
          </table:table-cell>
          <table:table-cell office:value-type="float" office:value="6.38514248650997" calcext:value-type="float">
            <text:p>6,3851424865</text:p>
          </table:table-cell>
          <table:table-cell table:formula="of:=1/[.B227]" office:value-type="float" office:value="0.156613576300407" calcext:value-type="float">
            <text:p>0,1566135763</text:p>
          </table:table-cell>
          <table:table-cell table:formula="of:=[.C227]/MAX([.C$2:.C$452])" office:value-type="float" office:value="0.903072384367591" calcext:value-type="float">
            <text:p>0,9030723844</text:p>
          </table:table-cell>
          <table:table-cell table:formula="of:=[.A227]*(24/4)*365" office:value-type="float" office:value="89711.0666027501" calcext:value-type="float">
            <text:p>89711,0666027501</text:p>
          </table:table-cell>
          <table:table-cell table:number-columns-repeated="2"/>
        </table:table-row>
        <table:table-row table:style-name="ro1">
          <table:table-cell office:value-type="float" office:value="40.9632325904236" calcext:value-type="float">
            <text:p>40,9632325904</text:p>
          </table:table-cell>
          <table:table-cell office:value-type="float" office:value="6.38554157374019" calcext:value-type="float">
            <text:p>6,3855415737</text:p>
          </table:table-cell>
          <table:table-cell table:formula="of:=1/[.B228]" office:value-type="float" office:value="0.156603788175522" calcext:value-type="float">
            <text:p>0,1566037882</text:p>
          </table:table-cell>
          <table:table-cell table:formula="of:=[.C228]/MAX([.C$2:.C$452])" office:value-type="float" office:value="0.903015943633097" calcext:value-type="float">
            <text:p>0,9030159436</text:p>
          </table:table-cell>
          <table:table-cell table:formula="of:=[.A228]*(24/4)*365" office:value-type="float" office:value="89709.4793730277" calcext:value-type="float">
            <text:p>89709,4793730277</text:p>
          </table:table-cell>
          <table:table-cell table:number-columns-repeated="2"/>
        </table:table-row>
        <table:table-row table:style-name="ro1">
          <table:table-cell office:value-type="float" office:value="40.9591799631501" calcext:value-type="float">
            <text:p>40,9591799632</text:p>
          </table:table-cell>
          <table:table-cell office:value-type="float" office:value="6.38600013489127" calcext:value-type="float">
            <text:p>6,3860001349</text:p>
          </table:table-cell>
          <table:table-cell table:formula="of:=1/[.B229]" office:value-type="float" office:value="0.156592542887102" calcext:value-type="float">
            <text:p>0,1565925429</text:p>
          </table:table-cell>
          <table:table-cell table:formula="of:=[.C229]/MAX([.C$2:.C$452])" office:value-type="float" office:value="0.902951100535413" calcext:value-type="float">
            <text:p>0,9029511005</text:p>
          </table:table-cell>
          <table:table-cell table:formula="of:=[.A229]*(24/4)*365" office:value-type="float" office:value="89700.6041192987" calcext:value-type="float">
            <text:p>89700,6041192987</text:p>
          </table:table-cell>
          <table:table-cell table:number-columns-repeated="2"/>
        </table:table-row>
        <table:table-row table:style-name="ro1">
          <table:table-cell office:value-type="float" office:value="40.955767899537" calcext:value-type="float">
            <text:p>40,9557678995</text:p>
          </table:table-cell>
          <table:table-cell office:value-type="float" office:value="6.3869372886682" calcext:value-type="float">
            <text:p>6,3869372887</text:p>
          </table:table-cell>
          <table:table-cell table:formula="of:=1/[.B230]" office:value-type="float" office:value="0.156569566100831" calcext:value-type="float">
            <text:p>0,1565695661</text:p>
          </table:table-cell>
          <table:table-cell table:formula="of:=[.C230]/MAX([.C$2:.C$452])" office:value-type="float" office:value="0.902818610736938" calcext:value-type="float">
            <text:p>0,9028186107</text:p>
          </table:table-cell>
          <table:table-cell table:formula="of:=[.A230]*(24/4)*365" office:value-type="float" office:value="89693.1316999861" calcext:value-type="float">
            <text:p>89693,1316999861</text:p>
          </table:table-cell>
          <table:table-cell table:number-columns-repeated="2"/>
        </table:table-row>
        <table:table-row table:style-name="ro1">
          <table:table-cell office:value-type="float" office:value="40.9557314302765" calcext:value-type="float">
            <text:p>40,9557314303</text:p>
          </table:table-cell>
          <table:table-cell office:value-type="float" office:value="6.38987433902793" calcext:value-type="float">
            <text:p>6,389874339</text:p>
          </table:table-cell>
          <table:table-cell table:formula="of:=1/[.B231]" office:value-type="float" office:value="0.156497600256741" calcext:value-type="float">
            <text:p>0,1564976003</text:p>
          </table:table-cell>
          <table:table-cell table:formula="of:=[.C231]/MAX([.C$2:.C$452])" office:value-type="float" office:value="0.902403637987124" calcext:value-type="float">
            <text:p>0,902403638</text:p>
          </table:table-cell>
          <table:table-cell table:formula="of:=[.A231]*(24/4)*365" office:value-type="float" office:value="89693.0518323055" calcext:value-type="float">
            <text:p>89693,0518323055</text:p>
          </table:table-cell>
          <table:table-cell table:number-columns-repeated="2"/>
        </table:table-row>
        <table:table-row table:style-name="ro1">
          <table:table-cell office:value-type="float" office:value="40.9427474481038" calcext:value-type="float">
            <text:p>40,9427474481</text:p>
          </table:table-cell>
          <table:table-cell office:value-type="float" office:value="6.39324440197758" calcext:value-type="float">
            <text:p>6,393244402</text:p>
          </table:table-cell>
          <table:table-cell table:formula="of:=1/[.B232]" office:value-type="float" office:value="0.15641510587186" calcext:value-type="float">
            <text:p>0,1564151059</text:p>
          </table:table-cell>
          <table:table-cell table:formula="of:=[.C232]/MAX([.C$2:.C$452])" office:value-type="float" office:value="0.901927955082671" calcext:value-type="float">
            <text:p>0,9019279551</text:p>
          </table:table-cell>
          <table:table-cell table:formula="of:=[.A232]*(24/4)*365" office:value-type="float" office:value="89664.6169113473" calcext:value-type="float">
            <text:p>89664,6169113473</text:p>
          </table:table-cell>
          <table:table-cell table:number-columns-repeated="2"/>
        </table:table-row>
        <table:table-row table:style-name="ro1">
          <table:table-cell office:value-type="float" office:value="40.9394247088756" calcext:value-type="float">
            <text:p>40,9394247089</text:p>
          </table:table-cell>
          <table:table-cell office:value-type="float" office:value="6.39757392086248" calcext:value-type="float">
            <text:p>6,3975739209</text:p>
          </table:table-cell>
          <table:table-cell table:formula="of:=1/[.B233]" office:value-type="float" office:value="0.156309252908982" calcext:value-type="float">
            <text:p>0,1563092529</text:p>
          </table:table-cell>
          <table:table-cell table:formula="of:=[.C233]/MAX([.C$2:.C$452])" office:value-type="float" office:value="0.901317580874783" calcext:value-type="float">
            <text:p>0,9013175809</text:p>
          </table:table-cell>
          <table:table-cell table:formula="of:=[.A233]*(24/4)*365" office:value-type="float" office:value="89657.3401124376" calcext:value-type="float">
            <text:p>89657,3401124376</text:p>
          </table:table-cell>
          <table:table-cell table:number-columns-repeated="2"/>
        </table:table-row>
        <table:table-row table:style-name="ro1">
          <table:table-cell office:value-type="float" office:value="40.9393869636098" calcext:value-type="float">
            <text:p>40,9393869636</text:p>
          </table:table-cell>
          <table:table-cell office:value-type="float" office:value="6.39808903327252" calcext:value-type="float">
            <text:p>6,3980890333</text:p>
          </table:table-cell>
          <table:table-cell table:formula="of:=1/[.B234]" office:value-type="float" office:value="0.156296668395769" calcext:value-type="float">
            <text:p>0,1562966684</text:p>
          </table:table-cell>
          <table:table-cell table:formula="of:=[.C234]/MAX([.C$2:.C$452])" office:value-type="float" office:value="0.901245015477696" calcext:value-type="float">
            <text:p>0,9012450155</text:p>
          </table:table-cell>
          <table:table-cell table:formula="of:=[.A234]*(24/4)*365" office:value-type="float" office:value="89657.2574503055" calcext:value-type="float">
            <text:p>89657,2574503055</text:p>
          </table:table-cell>
          <table:table-cell table:number-columns-repeated="2"/>
        </table:table-row>
        <table:table-row table:style-name="ro1">
          <table:table-cell office:value-type="float" office:value="40.9302274456589" calcext:value-type="float">
            <text:p>40,9302274457</text:p>
          </table:table-cell>
          <table:table-cell office:value-type="float" office:value="6.40158223920776" calcext:value-type="float">
            <text:p>6,4015822392</text:p>
          </table:table-cell>
          <table:table-cell table:formula="of:=1/[.B235]" office:value-type="float" office:value="0.156211380660753" calcext:value-type="float">
            <text:p>0,1562113807</text:p>
          </table:table-cell>
          <table:table-cell table:formula="of:=[.C235]/MAX([.C$2:.C$452])" office:value-type="float" office:value="0.900753225429622" calcext:value-type="float">
            <text:p>0,9007532254</text:p>
          </table:table-cell>
          <table:table-cell table:formula="of:=[.A235]*(24/4)*365" office:value-type="float" office:value="89637.198105993" calcext:value-type="float">
            <text:p>89637,198105993</text:p>
          </table:table-cell>
          <table:table-cell table:number-columns-repeated="2"/>
        </table:table-row>
        <table:table-row table:style-name="ro1">
          <table:table-cell office:value-type="float" office:value="40.9253978342656" calcext:value-type="float">
            <text:p>40,9253978343</text:p>
          </table:table-cell>
          <table:table-cell office:value-type="float" office:value="6.40387790917184" calcext:value-type="float">
            <text:p>6,4038779092</text:p>
          </table:table-cell>
          <table:table-cell table:formula="of:=1/[.B236]" office:value-type="float" office:value="0.156155381814473" calcext:value-type="float">
            <text:p>0,1561553818</text:p>
          </table:table-cell>
          <table:table-cell table:formula="of:=[.C236]/MAX([.C$2:.C$452])" office:value-type="float" office:value="0.900430322314666" calcext:value-type="float">
            <text:p>0,9004303223</text:p>
          </table:table-cell>
          <table:table-cell table:formula="of:=[.A236]*(24/4)*365" office:value-type="float" office:value="89626.6212570417" calcext:value-type="float">
            <text:p>89626,6212570417</text:p>
          </table:table-cell>
          <table:table-cell table:number-columns-repeated="2"/>
        </table:table-row>
        <table:table-row table:style-name="ro1">
          <table:table-cell office:value-type="float" office:value="40.9204875746131" calcext:value-type="float">
            <text:p>40,9204875746</text:p>
          </table:table-cell>
          <table:table-cell office:value-type="float" office:value="6.40747272032292" calcext:value-type="float">
            <text:p>6,4074727203</text:p>
          </table:table-cell>
          <table:table-cell table:formula="of:=1/[.B237]" office:value-type="float" office:value="0.156067773309162" calcext:value-type="float">
            <text:p>0,1560677733</text:p>
          </table:table-cell>
          <table:table-cell table:formula="of:=[.C237]/MAX([.C$2:.C$452])" office:value-type="float" office:value="0.899925150134508" calcext:value-type="float">
            <text:p>0,8999251501</text:p>
          </table:table-cell>
          <table:table-cell table:formula="of:=[.A237]*(24/4)*365" office:value-type="float" office:value="89615.8677884027" calcext:value-type="float">
            <text:p>89615,8677884027</text:p>
          </table:table-cell>
          <table:table-cell table:number-columns-repeated="2"/>
        </table:table-row>
        <table:table-row table:style-name="ro1">
          <table:table-cell office:value-type="float" office:value="40.9155501868817" calcext:value-type="float">
            <text:p>40,9155501869</text:p>
          </table:table-cell>
          <table:table-cell office:value-type="float" office:value="6.40984609262507" calcext:value-type="float">
            <text:p>6,4098460926</text:p>
          </table:table-cell>
          <table:table-cell table:formula="of:=1/[.B238]" office:value-type="float" office:value="0.156009986129084" calcext:value-type="float">
            <text:p>0,1560099861</text:p>
          </table:table-cell>
          <table:table-cell table:formula="of:=[.C238]/MAX([.C$2:.C$452])" office:value-type="float" office:value="0.899591935047208" calcext:value-type="float">
            <text:p>0,899591935</text:p>
          </table:table-cell>
          <table:table-cell table:formula="of:=[.A238]*(24/4)*365" office:value-type="float" office:value="89605.0549092709" calcext:value-type="float">
            <text:p>89605,0549092709</text:p>
          </table:table-cell>
          <table:table-cell table:number-columns-repeated="2"/>
        </table:table-row>
        <table:table-row table:style-name="ro1">
          <table:table-cell office:value-type="float" office:value="40.9113043247146" calcext:value-type="float">
            <text:p>40,9113043247</text:p>
          </table:table-cell>
          <table:table-cell office:value-type="float" office:value="6.4123639658265" calcext:value-type="float">
            <text:p>6,4123639658</text:p>
          </table:table-cell>
          <table:table-cell table:formula="of:=1/[.B239]" office:value-type="float" office:value="0.155948727384988" calcext:value-type="float">
            <text:p>0,1559487274</text:p>
          </table:table-cell>
          <table:table-cell table:formula="of:=[.C239]/MAX([.C$2:.C$452])" office:value-type="float" office:value="0.899238702068302" calcext:value-type="float">
            <text:p>0,8992387021</text:p>
          </table:table-cell>
          <table:table-cell table:formula="of:=[.A239]*(24/4)*365" office:value-type="float" office:value="89595.756471125" calcext:value-type="float">
            <text:p>89595,756471125</text:p>
          </table:table-cell>
          <table:table-cell table:number-columns-repeated="2"/>
        </table:table-row>
        <table:table-row table:style-name="ro1">
          <table:table-cell office:value-type="float" office:value="40.9018810129186" calcext:value-type="float">
            <text:p>40,9018810129</text:p>
          </table:table-cell>
          <table:table-cell office:value-type="float" office:value="6.41605693794882" calcext:value-type="float">
            <text:p>6,4160569379</text:p>
          </table:table-cell>
          <table:table-cell table:formula="of:=1/[.B240]" office:value-type="float" office:value="0.155858965977271" calcext:value-type="float">
            <text:p>0,155858966</text:p>
          </table:table-cell>
          <table:table-cell table:formula="of:=[.C240]/MAX([.C$2:.C$452])" office:value-type="float" office:value="0.898721115723578" calcext:value-type="float">
            <text:p>0,8987211157</text:p>
          </table:table-cell>
          <table:table-cell table:formula="of:=[.A240]*(24/4)*365" office:value-type="float" office:value="89575.1194182917" calcext:value-type="float">
            <text:p>89575,1194182917</text:p>
          </table:table-cell>
          <table:table-cell table:number-columns-repeated="2"/>
        </table:table-row>
        <table:table-row table:style-name="ro1">
          <table:table-cell office:value-type="float" office:value="40.9009587516965" calcext:value-type="float">
            <text:p>40,9009587517</text:p>
          </table:table-cell>
          <table:table-cell office:value-type="float" office:value="6.41791673111429" calcext:value-type="float">
            <text:p>6,4179167311</text:p>
          </table:table-cell>
          <table:table-cell table:formula="of:=1/[.B241]" office:value-type="float" office:value="0.15581380094135" calcext:value-type="float">
            <text:p>0,1558138009</text:p>
          </table:table-cell>
          <table:table-cell table:formula="of:=[.C241]/MAX([.C$2:.C$452])" office:value-type="float" office:value="0.898460683022639" calcext:value-type="float">
            <text:p>0,898460683</text:p>
          </table:table-cell>
          <table:table-cell table:formula="of:=[.A241]*(24/4)*365" office:value-type="float" office:value="89573.0996662153" calcext:value-type="float">
            <text:p>89573,0996662153</text:p>
          </table:table-cell>
          <table:table-cell table:number-columns-repeated="2"/>
        </table:table-row>
        <table:table-row table:style-name="ro1">
          <table:table-cell office:value-type="float" office:value="40.9001933809678" calcext:value-type="float">
            <text:p>40,900193381</text:p>
          </table:table-cell>
          <table:table-cell office:value-type="float" office:value="6.41868918165385" calcext:value-type="float">
            <text:p>6,4186891817</text:p>
          </table:table-cell>
          <table:table-cell table:formula="of:=1/[.B242]" office:value-type="float" office:value="0.155795049689933" calcext:value-type="float">
            <text:p>0,1557950497</text:p>
          </table:table-cell>
          <table:table-cell table:formula="of:=[.C242]/MAX([.C$2:.C$452])" office:value-type="float" office:value="0.898352558696982" calcext:value-type="float">
            <text:p>0,8983525587</text:p>
          </table:table-cell>
          <table:table-cell table:formula="of:=[.A242]*(24/4)*365" office:value-type="float" office:value="89571.4235043195" calcext:value-type="float">
            <text:p>89571,4235043195</text:p>
          </table:table-cell>
          <table:table-cell table:number-columns-repeated="2"/>
        </table:table-row>
        <table:table-row table:style-name="ro1">
          <table:table-cell office:value-type="float" office:value="40.8946259445745" calcext:value-type="float">
            <text:p>40,8946259446</text:p>
          </table:table-cell>
          <table:table-cell office:value-type="float" office:value="6.42114607913586" calcext:value-type="float">
            <text:p>6,4211460791</text:p>
          </table:table-cell>
          <table:table-cell table:formula="of:=1/[.B243]" office:value-type="float" office:value="0.155735438452224" calcext:value-type="float">
            <text:p>0,1557354385</text:p>
          </table:table-cell>
          <table:table-cell table:formula="of:=[.C243]/MAX([.C$2:.C$452])" office:value-type="float" office:value="0.898008825644935" calcext:value-type="float">
            <text:p>0,8980088256</text:p>
          </table:table-cell>
          <table:table-cell table:formula="of:=[.A243]*(24/4)*365" office:value-type="float" office:value="89559.2308186182" calcext:value-type="float">
            <text:p>89559,2308186182</text:p>
          </table:table-cell>
          <table:table-cell table:number-columns-repeated="2"/>
        </table:table-row>
        <table:table-row table:style-name="ro1">
          <table:table-cell office:value-type="float" office:value="40.8868478207763" calcext:value-type="float">
            <text:p>40,8868478208</text:p>
          </table:table-cell>
          <table:table-cell office:value-type="float" office:value="6.42598803956751" calcext:value-type="float">
            <text:p>6,4259880396</text:p>
          </table:table-cell>
          <table:table-cell table:formula="of:=1/[.B244]" office:value-type="float" office:value="0.155618092321769" calcext:value-type="float">
            <text:p>0,1556180923</text:p>
          </table:table-cell>
          <table:table-cell table:formula="of:=[.C244]/MAX([.C$2:.C$452])" office:value-type="float" office:value="0.897332179007208" calcext:value-type="float">
            <text:p>0,897332179</text:p>
          </table:table-cell>
          <table:table-cell table:formula="of:=[.A244]*(24/4)*365" office:value-type="float" office:value="89542.1967275001" calcext:value-type="float">
            <text:p>89542,1967275001</text:p>
          </table:table-cell>
          <table:table-cell table:number-columns-repeated="2"/>
        </table:table-row>
        <table:table-row table:style-name="ro1">
          <table:table-cell office:value-type="float" office:value="40.8841420283073" calcext:value-type="float">
            <text:p>40,8841420283</text:p>
          </table:table-cell>
          <table:table-cell office:value-type="float" office:value="6.4284712634884" calcext:value-type="float">
            <text:p>6,4284712635</text:p>
          </table:table-cell>
          <table:table-cell table:formula="of:=1/[.B245]" office:value-type="float" office:value="0.155557979341009" calcext:value-type="float">
            <text:p>0,1555579793</text:p>
          </table:table-cell>
          <table:table-cell table:formula="of:=[.C245]/MAX([.C$2:.C$452])" office:value-type="float" office:value="0.896985552781382" calcext:value-type="float">
            <text:p>0,8969855528</text:p>
          </table:table-cell>
          <table:table-cell table:formula="of:=[.A245]*(24/4)*365" office:value-type="float" office:value="89536.271041993" calcext:value-type="float">
            <text:p>89536,271041993</text:p>
          </table:table-cell>
          <table:table-cell table:number-columns-repeated="2"/>
        </table:table-row>
        <table:table-row table:style-name="ro1">
          <table:table-cell office:value-type="float" office:value="40.8788135937563" calcext:value-type="float">
            <text:p>40,8788135938</text:p>
          </table:table-cell>
          <table:table-cell office:value-type="float" office:value="6.42870155125818" calcext:value-type="float">
            <text:p>6,4287015513</text:p>
          </table:table-cell>
          <table:table-cell table:formula="of:=1/[.B246]" office:value-type="float" office:value="0.155552406971558" calcext:value-type="float">
            <text:p>0,155552407</text:p>
          </table:table-cell>
          <table:table-cell table:formula="of:=[.C246]/MAX([.C$2:.C$452])" office:value-type="float" office:value="0.896953421129161" calcext:value-type="float">
            <text:p>0,8969534211</text:p>
          </table:table-cell>
          <table:table-cell table:formula="of:=[.A246]*(24/4)*365" office:value-type="float" office:value="89524.6017703263" calcext:value-type="float">
            <text:p>89524,6017703263</text:p>
          </table:table-cell>
          <table:table-cell table:number-columns-repeated="2"/>
        </table:table-row>
        <table:table-row table:style-name="ro1">
          <table:table-cell office:value-type="float" office:value="40.8767441379154" calcext:value-type="float">
            <text:p>40,8767441379</text:p>
          </table:table-cell>
          <table:table-cell office:value-type="float" office:value="6.43217192895599" calcext:value-type="float">
            <text:p>6,432171929</text:p>
          </table:table-cell>
          <table:table-cell table:formula="of:=1/[.B247]" office:value-type="float" office:value="0.155468481104844" calcext:value-type="float">
            <text:p>0,1554684811</text:p>
          </table:table-cell>
          <table:table-cell table:formula="of:=[.C247]/MAX([.C$2:.C$452])" office:value-type="float" office:value="0.896469483948526" calcext:value-type="float">
            <text:p>0,8964694839</text:p>
          </table:table-cell>
          <table:table-cell table:formula="of:=[.A247]*(24/4)*365" office:value-type="float" office:value="89520.0696620347" calcext:value-type="float">
            <text:p>89520,0696620347</text:p>
          </table:table-cell>
          <table:table-cell table:number-columns-repeated="2"/>
        </table:table-row>
        <table:table-row table:style-name="ro1">
          <table:table-cell office:value-type="float" office:value="40.874081939095" calcext:value-type="float">
            <text:p>40,8740819391</text:p>
          </table:table-cell>
          <table:table-cell office:value-type="float" office:value="6.43338094424378" calcext:value-type="float">
            <text:p>6,4333809442</text:p>
          </table:table-cell>
          <table:table-cell table:formula="of:=1/[.B248]" office:value-type="float" office:value="0.155439264154681" calcext:value-type="float">
            <text:p>0,1554392642</text:p>
          </table:table-cell>
          <table:table-cell table:formula="of:=[.C248]/MAX([.C$2:.C$452])" office:value-type="float" office:value="0.896301011830906" calcext:value-type="float">
            <text:p>0,8963010118</text:p>
          </table:table-cell>
          <table:table-cell table:formula="of:=[.A248]*(24/4)*365" office:value-type="float" office:value="89514.2394466181" calcext:value-type="float">
            <text:p>89514,2394466181</text:p>
          </table:table-cell>
          <table:table-cell table:number-columns-repeated="2"/>
        </table:table-row>
        <table:table-row table:style-name="ro1">
          <table:table-cell office:value-type="float" office:value="40.8704849472761" calcext:value-type="float">
            <text:p>40,8704849473</text:p>
          </table:table-cell>
          <table:table-cell office:value-type="float" office:value="6.43448194244521" calcext:value-type="float">
            <text:p>6,4344819424</text:p>
          </table:table-cell>
          <table:table-cell table:formula="of:=1/[.B249]" office:value-type="float" office:value="0.155412667087225" calcext:value-type="float">
            <text:p>0,1554126671</text:p>
          </table:table-cell>
          <table:table-cell table:formula="of:=[.C249]/MAX([.C$2:.C$452])" office:value-type="float" office:value="0.896147646601072" calcext:value-type="float">
            <text:p>0,8961476466</text:p>
          </table:table-cell>
          <table:table-cell table:formula="of:=[.A249]*(24/4)*365" office:value-type="float" office:value="89506.3620345347" calcext:value-type="float">
            <text:p>89506,3620345347</text:p>
          </table:table-cell>
          <table:table-cell table:number-columns-repeated="2"/>
        </table:table-row>
        <table:table-row table:style-name="ro1">
          <table:table-cell office:value-type="float" office:value="40.86932462552" calcext:value-type="float">
            <text:p>40,8693246255</text:p>
          </table:table-cell>
          <table:table-cell office:value-type="float" office:value="6.43586619154592" calcext:value-type="float">
            <text:p>6,4358661915</text:p>
          </table:table-cell>
          <table:table-cell table:formula="of:=1/[.B250]" office:value-type="float" office:value="0.155379240375381" calcext:value-type="float">
            <text:p>0,1553792404</text:p>
          </table:table-cell>
          <table:table-cell table:formula="of:=[.C250]/MAX([.C$2:.C$452])" office:value-type="float" office:value="0.895954899962626" calcext:value-type="float">
            <text:p>0,8959549</text:p>
          </table:table-cell>
          <table:table-cell table:formula="of:=[.A250]*(24/4)*365" office:value-type="float" office:value="89503.8209298888" calcext:value-type="float">
            <text:p>89503,8209298888</text:p>
          </table:table-cell>
          <table:table-cell table:number-columns-repeated="2"/>
        </table:table-row>
        <table:table-row table:style-name="ro1">
          <table:table-cell office:value-type="float" office:value="40.8562947182934" calcext:value-type="float">
            <text:p>40,8562947183</text:p>
          </table:table-cell>
          <table:table-cell office:value-type="float" office:value="6.44041419963947" calcext:value-type="float">
            <text:p>6,4404141996</text:p>
          </table:table-cell>
          <table:table-cell table:formula="of:=1/[.B251]" office:value-type="float" office:value="0.155269516680461" calcext:value-type="float">
            <text:p>0,1552695167</text:p>
          </table:table-cell>
          <table:table-cell table:formula="of:=[.C251]/MAX([.C$2:.C$452])" office:value-type="float" office:value="0.895322206162169" calcext:value-type="float">
            <text:p>0,8953222062</text:p>
          </table:table-cell>
          <table:table-cell table:formula="of:=[.A251]*(24/4)*365" office:value-type="float" office:value="89475.2854330625" calcext:value-type="float">
            <text:p>89475,2854330625</text:p>
          </table:table-cell>
          <table:table-cell table:number-columns-repeated="2"/>
        </table:table-row>
        <table:table-row table:style-name="ro1">
          <table:table-cell office:value-type="float" office:value="40.8476759215817" calcext:value-type="float">
            <text:p>40,8476759216</text:p>
          </table:table-cell>
          <table:table-cell office:value-type="float" office:value="6.44654777427975" calcext:value-type="float">
            <text:p>6,4465477743</text:p>
          </table:table-cell>
          <table:table-cell table:formula="of:=1/[.B252]" office:value-type="float" office:value="0.155121785335986" calcext:value-type="float">
            <text:p>0,1551217853</text:p>
          </table:table-cell>
          <table:table-cell table:formula="of:=[.C252]/MAX([.C$2:.C$452])" office:value-type="float" office:value="0.894470350910199" calcext:value-type="float">
            <text:p>0,8944703509</text:p>
          </table:table-cell>
          <table:table-cell table:formula="of:=[.A252]*(24/4)*365" office:value-type="float" office:value="89456.4102682639" calcext:value-type="float">
            <text:p>89456,4102682639</text:p>
          </table:table-cell>
          <table:table-cell table:number-columns-repeated="2"/>
        </table:table-row>
        <table:table-row table:style-name="ro1">
          <table:table-cell office:value-type="float" office:value="40.8475531395358" calcext:value-type="float">
            <text:p>40,8475531395</text:p>
          </table:table-cell>
          <table:table-cell office:value-type="float" office:value="6.44677164568262" calcext:value-type="float">
            <text:p>6,4467716457</text:p>
          </table:table-cell>
          <table:table-cell table:formula="of:=1/[.B253]" office:value-type="float" office:value="0.155116398557361" calcext:value-type="float">
            <text:p>0,1551163986</text:p>
          </table:table-cell>
          <table:table-cell table:formula="of:=[.C253]/MAX([.C$2:.C$452])" office:value-type="float" office:value="0.894439289420311" calcext:value-type="float">
            <text:p>0,8944392894</text:p>
          </table:table-cell>
          <table:table-cell table:formula="of:=[.A253]*(24/4)*365" office:value-type="float" office:value="89456.1413755834" calcext:value-type="float">
            <text:p>89456,1413755834</text:p>
          </table:table-cell>
          <table:table-cell table:number-columns-repeated="2"/>
        </table:table-row>
        <table:table-row table:style-name="ro1">
          <table:table-cell office:value-type="float" office:value="40.839891291673" calcext:value-type="float">
            <text:p>40,8398912917</text:p>
          </table:table-cell>
          <table:table-cell office:value-type="float" office:value="6.44918307104235" calcext:value-type="float">
            <text:p>6,449183071</text:p>
          </table:table-cell>
          <table:table-cell table:formula="of:=1/[.B254]" office:value-type="float" office:value="0.155058398712564" calcext:value-type="float">
            <text:p>0,1550583987</text:p>
          </table:table-cell>
          <table:table-cell table:formula="of:=[.C254]/MAX([.C$2:.C$452])" office:value-type="float" office:value="0.894104848055957" calcext:value-type="float">
            <text:p>0,8941048481</text:p>
          </table:table-cell>
          <table:table-cell table:formula="of:=[.A254]*(24/4)*365" office:value-type="float" office:value="89439.3619287639" calcext:value-type="float">
            <text:p>89439,3619287639</text:p>
          </table:table-cell>
          <table:table-cell table:number-columns-repeated="2"/>
        </table:table-row>
        <table:table-row table:style-name="ro1">
          <table:table-cell office:value-type="float" office:value="40.8340310016996" calcext:value-type="float">
            <text:p>40,8340310017</text:p>
          </table:table-cell>
          <table:table-cell office:value-type="float" office:value="6.45537157374021" calcext:value-type="float">
            <text:p>6,4553715737</text:p>
          </table:table-cell>
          <table:table-cell table:formula="of:=1/[.B255]" office:value-type="float" office:value="0.154909750519691" calcext:value-type="float">
            <text:p>0,1549097505</text:p>
          </table:table-cell>
          <table:table-cell table:formula="of:=[.C255]/MAX([.C$2:.C$452])" office:value-type="float" office:value="0.893247706030721" calcext:value-type="float">
            <text:p>0,893247706</text:p>
          </table:table-cell>
          <table:table-cell table:formula="of:=[.A255]*(24/4)*365" office:value-type="float" office:value="89426.5278937221" calcext:value-type="float">
            <text:p>89426,5278937221</text:p>
          </table:table-cell>
          <table:table-cell table:number-columns-repeated="2"/>
        </table:table-row>
        <table:table-row table:style-name="ro1">
          <table:table-cell office:value-type="float" office:value="40.8309922757483" calcext:value-type="float">
            <text:p>40,8309922757</text:p>
          </table:table-cell>
          <table:table-cell office:value-type="float" office:value="6.4569464478409" calcext:value-type="float">
            <text:p>6,4569464478</text:p>
          </table:table-cell>
          <table:table-cell table:formula="of:=1/[.B256]" office:value-type="float" office:value="0.154871967435069" calcext:value-type="float">
            <text:p>0,1548719674</text:p>
          </table:table-cell>
          <table:table-cell table:formula="of:=[.C256]/MAX([.C$2:.C$452])" office:value-type="float" office:value="0.893029839475827" calcext:value-type="float">
            <text:p>0,8930298395</text:p>
          </table:table-cell>
          <table:table-cell table:formula="of:=[.A256]*(24/4)*365" office:value-type="float" office:value="89419.8730838888" calcext:value-type="float">
            <text:p>89419,8730838888</text:p>
          </table:table-cell>
          <table:table-cell table:number-columns-repeated="2"/>
        </table:table-row>
        <table:table-row table:style-name="ro1">
          <table:table-cell office:value-type="float" office:value="40.8241790788813" calcext:value-type="float">
            <text:p>40,8241790789</text:p>
          </table:table-cell>
          <table:table-cell office:value-type="float" office:value="6.45967694244521" calcext:value-type="float">
            <text:p>6,4596769424</text:p>
          </table:table-cell>
          <table:table-cell table:formula="of:=1/[.B257]" office:value-type="float" office:value="0.154806503314307" calcext:value-type="float">
            <text:p>0,1548065033</text:p>
          </table:table-cell>
          <table:table-cell table:formula="of:=[.C257]/MAX([.C$2:.C$452])" office:value-type="float" office:value="0.892652357261174" calcext:value-type="float">
            <text:p>0,8926523573</text:p>
          </table:table-cell>
          <table:table-cell table:formula="of:=[.A257]*(24/4)*365" office:value-type="float" office:value="89404.95218275" calcext:value-type="float">
            <text:p>89404,95218275</text:p>
          </table:table-cell>
          <table:table-cell table:number-columns-repeated="2"/>
        </table:table-row>
        <table:table-row table:style-name="ro1">
          <table:table-cell office:value-type="float" office:value="40.818026036295" calcext:value-type="float">
            <text:p>40,8180260363</text:p>
          </table:table-cell>
          <table:table-cell office:value-type="float" office:value="6.46272977068261" calcext:value-type="float">
            <text:p>6,4627297707</text:p>
          </table:table-cell>
          <table:table-cell table:formula="of:=1/[.B258]" office:value-type="float" office:value="0.154733376681844" calcext:value-type="float">
            <text:p>0,1547333767</text:p>
          </table:table-cell>
          <table:table-cell table:formula="of:=[.C258]/MAX([.C$2:.C$452])" office:value-type="float" office:value="0.892230691120221" calcext:value-type="float">
            <text:p>0,8922306911</text:p>
          </table:table-cell>
          <table:table-cell table:formula="of:=[.A258]*(24/4)*365" office:value-type="float" office:value="89391.477019486" calcext:value-type="float">
            <text:p>89391,477019486</text:p>
          </table:table-cell>
          <table:table-cell table:number-columns-repeated="2"/>
        </table:table-row>
        <table:table-row table:style-name="ro1">
          <table:table-cell office:value-type="float" office:value="40.8177710881501" calcext:value-type="float">
            <text:p>40,8177710882</text:p>
          </table:table-cell>
          <table:table-cell office:value-type="float" office:value="6.46309717625817" calcext:value-type="float">
            <text:p>6,4630971763</text:p>
          </table:table-cell>
          <table:table-cell table:formula="of:=1/[.B259]" office:value-type="float" office:value="0.154724580604086" calcext:value-type="float">
            <text:p>0,1547245806</text:p>
          </table:table-cell>
          <table:table-cell table:formula="of:=[.C259]/MAX([.C$2:.C$452])" office:value-type="float" office:value="0.892179970773356" calcext:value-type="float">
            <text:p>0,8921799708</text:p>
          </table:table-cell>
          <table:table-cell table:formula="of:=[.A259]*(24/4)*365" office:value-type="float" office:value="89390.9186830487" calcext:value-type="float">
            <text:p>89390,9186830487</text:p>
          </table:table-cell>
          <table:table-cell table:number-columns-repeated="2"/>
        </table:table-row>
        <table:table-row table:style-name="ro1">
          <table:table-cell office:value-type="float" office:value="40.8139224861175" calcext:value-type="float">
            <text:p>40,8139224861</text:p>
          </table:table-cell>
          <table:table-cell office:value-type="float" office:value="6.46336805755313" calcext:value-type="float">
            <text:p>6,4633680576</text:p>
          </table:table-cell>
          <table:table-cell table:formula="of:=1/[.B260]" office:value-type="float" office:value="0.154718096060056" calcext:value-type="float">
            <text:p>0,1547180961</text:p>
          </table:table-cell>
          <table:table-cell table:formula="of:=[.C260]/MAX([.C$2:.C$452])" office:value-type="float" office:value="0.89214257929825" calcext:value-type="float">
            <text:p>0,8921425793</text:p>
          </table:table-cell>
          <table:table-cell table:formula="of:=[.A260]*(24/4)*365" office:value-type="float" office:value="89382.4902445973" calcext:value-type="float">
            <text:p>89382,4902445973</text:p>
          </table:table-cell>
          <table:table-cell table:number-columns-repeated="2"/>
        </table:table-row>
        <table:table-row table:style-name="ro1">
          <table:table-cell office:value-type="float" office:value="40.8119934271975" calcext:value-type="float">
            <text:p>40,8119934272</text:p>
          </table:table-cell>
          <table:table-cell office:value-type="float" office:value="6.46873968525096" calcext:value-type="float">
            <text:p>6,4687396853</text:p>
          </table:table-cell>
          <table:table-cell table:formula="of:=1/[.B261]" office:value-type="float" office:value="0.154589618481642" calcext:value-type="float">
            <text:p>0,1545896185</text:p>
          </table:table-cell>
          <table:table-cell table:formula="of:=[.C261]/MAX([.C$2:.C$452])" office:value-type="float" office:value="0.891401745994925" calcext:value-type="float">
            <text:p>0,891401746</text:p>
          </table:table-cell>
          <table:table-cell table:formula="of:=[.A261]*(24/4)*365" office:value-type="float" office:value="89378.2656055625" calcext:value-type="float">
            <text:p>89378,2656055625</text:p>
          </table:table-cell>
          <table:table-cell table:number-columns-repeated="2"/>
        </table:table-row>
        <table:table-row table:style-name="ro1">
          <table:table-cell office:value-type="float" office:value="40.8037425083904" calcext:value-type="float">
            <text:p>40,8037425084</text:p>
          </table:table-cell>
          <table:table-cell office:value-type="float" office:value="6.47057436600635" calcext:value-type="float">
            <text:p>6,470574366</text:p>
          </table:table-cell>
          <table:table-cell table:formula="of:=1/[.B262]" office:value-type="float" office:value="0.15454578580436" calcext:value-type="float">
            <text:p>0,1545457858</text:p>
          </table:table-cell>
          <table:table-cell table:formula="of:=[.C262]/MAX([.C$2:.C$452])" office:value-type="float" office:value="0.891148996001464" calcext:value-type="float">
            <text:p>0,891148996</text:p>
          </table:table-cell>
          <table:table-cell table:formula="of:=[.A262]*(24/4)*365" office:value-type="float" office:value="89360.196093375" calcext:value-type="float">
            <text:p>89360,196093375</text:p>
          </table:table-cell>
          <table:table-cell table:number-columns-repeated="2"/>
        </table:table-row>
        <table:table-row table:style-name="ro1">
          <table:table-cell office:value-type="float" office:value="40.800936229173" calcext:value-type="float">
            <text:p>40,8009362292</text:p>
          </table:table-cell>
          <table:table-cell office:value-type="float" office:value="6.47158835881212" calcext:value-type="float">
            <text:p>6,4715883588</text:p>
          </table:table-cell>
          <table:table-cell table:formula="of:=1/[.B263]" office:value-type="float" office:value="0.154521570989344" calcext:value-type="float">
            <text:p>0,154521571</text:p>
          </table:table-cell>
          <table:table-cell table:formula="of:=[.C263]/MAX([.C$2:.C$452])" office:value-type="float" office:value="0.891009367424875" calcext:value-type="float">
            <text:p>0,8910093674</text:p>
          </table:table-cell>
          <table:table-cell table:formula="of:=[.A263]*(24/4)*365" office:value-type="float" office:value="89354.0503418889" calcext:value-type="float">
            <text:p>89354,0503418889</text:p>
          </table:table-cell>
          <table:table-cell table:number-columns-repeated="2"/>
        </table:table-row>
        <table:table-row table:style-name="ro1">
          <table:table-cell office:value-type="float" office:value="40.7947309343734" calcext:value-type="float">
            <text:p>40,7947309344</text:p>
          </table:table-cell>
          <table:table-cell office:value-type="float" office:value="6.47542390737326" calcext:value-type="float">
            <text:p>6,4754239074</text:p>
          </table:table-cell>
          <table:table-cell table:formula="of:=1/[.B264]" office:value-type="float" office:value="0.154430044164575" calcext:value-type="float">
            <text:p>0,1544300442</text:p>
          </table:table-cell>
          <table:table-cell table:formula="of:=[.C264]/MAX([.C$2:.C$452])" office:value-type="float" office:value="0.890481601251405" calcext:value-type="float">
            <text:p>0,8904816013</text:p>
          </table:table-cell>
          <table:table-cell table:formula="of:=[.A264]*(24/4)*365" office:value-type="float" office:value="89340.4607462777" calcext:value-type="float">
            <text:p>89340,4607462777</text:p>
          </table:table-cell>
          <table:table-cell table:number-columns-repeated="2"/>
        </table:table-row>
        <table:table-row table:style-name="ro1">
          <table:table-cell office:value-type="float" office:value="40.7935389631881" calcext:value-type="float">
            <text:p>40,7935389632</text:p>
          </table:table-cell>
          <table:table-cell office:value-type="float" office:value="6.47844834532291" calcext:value-type="float">
            <text:p>6,4784483453</text:p>
          </table:table-cell>
          <table:table-cell table:formula="of:=1/[.B265]" office:value-type="float" office:value="0.154357949110136" calcext:value-type="float">
            <text:p>0,1543579491</text:p>
          </table:table-cell>
          <table:table-cell table:formula="of:=[.C265]/MAX([.C$2:.C$452])" office:value-type="float" office:value="0.890065883442952" calcext:value-type="float">
            <text:p>0,8900658834</text:p>
          </table:table-cell>
          <table:table-cell table:formula="of:=[.A265]*(24/4)*365" office:value-type="float" office:value="89337.8503293819" calcext:value-type="float">
            <text:p>89337,8503293819</text:p>
          </table:table-cell>
          <table:table-cell table:number-columns-repeated="2"/>
        </table:table-row>
        <table:table-row table:style-name="ro1">
          <table:table-cell office:value-type="float" office:value="40.7877772351947" calcext:value-type="float">
            <text:p>40,7877772352</text:p>
          </table:table-cell>
          <table:table-cell office:value-type="float" office:value="6.47975726168981" calcext:value-type="float">
            <text:p>6,4797572617</text:p>
          </table:table-cell>
          <table:table-cell table:formula="of:=1/[.B266]" office:value-type="float" office:value="0.154326768675779" calcext:value-type="float">
            <text:p>0,1543267687</text:p>
          </table:table-cell>
          <table:table-cell table:formula="of:=[.C266]/MAX([.C$2:.C$452])" office:value-type="float" office:value="0.889886089392743" calcext:value-type="float">
            <text:p>0,8898860894</text:p>
          </table:table-cell>
          <table:table-cell table:formula="of:=[.A266]*(24/4)*365" office:value-type="float" office:value="89325.2321450764" calcext:value-type="float">
            <text:p>89325,2321450764</text:p>
          </table:table-cell>
          <table:table-cell table:number-columns-repeated="2"/>
        </table:table-row>
        <table:table-row table:style-name="ro1">
          <table:table-cell office:value-type="float" office:value="40.7812364378456" calcext:value-type="float">
            <text:p>40,7812364378</text:p>
          </table:table-cell>
          <table:table-cell office:value-type="float" office:value="6.48321719874017" calcext:value-type="float">
            <text:p>6,4832171987</text:p>
          </table:table-cell>
          <table:table-cell table:formula="of:=1/[.B267]" office:value-type="float" office:value="0.15424440819202" calcext:value-type="float">
            <text:p>0,1542444082</text:p>
          </table:table-cell>
          <table:table-cell table:formula="of:=[.C267]/MAX([.C$2:.C$452])" office:value-type="float" office:value="0.889411178595077" calcext:value-type="float">
            <text:p>0,8894111786</text:p>
          </table:table-cell>
          <table:table-cell table:formula="of:=[.A267]*(24/4)*365" office:value-type="float" office:value="89310.9077988819" calcext:value-type="float">
            <text:p>89310,9077988819</text:p>
          </table:table-cell>
          <table:table-cell table:number-columns-repeated="2"/>
        </table:table-row>
        <table:table-row table:style-name="ro1">
          <table:table-cell office:value-type="float" office:value="40.7764605326452" calcext:value-type="float">
            <text:p>40,7764605326</text:p>
          </table:table-cell>
          <table:table-cell office:value-type="float" office:value="6.48604749550276" calcext:value-type="float">
            <text:p>6,4860474955</text:p>
          </table:table-cell>
          <table:table-cell table:formula="of:=1/[.B268]" office:value-type="float" office:value="0.154177101030076" calcext:value-type="float">
            <text:p>0,154177101</text:p>
          </table:table-cell>
          <table:table-cell table:formula="of:=[.C268]/MAX([.C$2:.C$452])" office:value-type="float" office:value="0.889023068951857" calcext:value-type="float">
            <text:p>0,889023069</text:p>
          </table:table-cell>
          <table:table-cell table:formula="of:=[.A268]*(24/4)*365" office:value-type="float" office:value="89300.448566493" calcext:value-type="float">
            <text:p>89300,448566493</text:p>
          </table:table-cell>
          <table:table-cell table:number-columns-repeated="2"/>
        </table:table-row>
        <table:table-row table:style-name="ro1">
          <table:table-cell office:value-type="float" office:value="40.7647053731735" calcext:value-type="float">
            <text:p>40,7647053732</text:p>
          </table:table-cell>
          <table:table-cell office:value-type="float" office:value="6.49217433003513" calcext:value-type="float">
            <text:p>6,49217433</text:p>
          </table:table-cell>
          <table:table-cell table:formula="of:=1/[.B269]" office:value-type="float" office:value="0.154031600071742" calcext:value-type="float">
            <text:p>0,1540316001</text:p>
          </table:table-cell>
          <table:table-cell table:formula="of:=[.C269]/MAX([.C$2:.C$452])" office:value-type="float" office:value="0.888184074654719" calcext:value-type="float">
            <text:p>0,8881840747</text:p>
          </table:table-cell>
          <table:table-cell table:formula="of:=[.A269]*(24/4)*365" office:value-type="float" office:value="89274.70476725" calcext:value-type="float">
            <text:p>89274,70476725</text:p>
          </table:table-cell>
          <table:table-cell table:number-columns-repeated="2"/>
        </table:table-row>
        <table:table-row table:style-name="ro1">
          <table:table-cell office:value-type="float" office:value="40.7631426438071" calcext:value-type="float">
            <text:p>40,7631426438</text:p>
          </table:table-cell>
          <table:table-cell office:value-type="float" office:value="6.49224990557468" calcext:value-type="float">
            <text:p>6,4922499056</text:p>
          </table:table-cell>
          <table:table-cell table:formula="of:=1/[.B270]" office:value-type="float" office:value="0.15402980700748" calcext:value-type="float">
            <text:p>0,154029807</text:p>
          </table:table-cell>
          <table:table-cell table:formula="of:=[.C270]/MAX([.C$2:.C$452])" office:value-type="float" office:value="0.888173735405362" calcext:value-type="float">
            <text:p>0,8881737354</text:p>
          </table:table-cell>
          <table:table-cell table:formula="of:=[.A270]*(24/4)*365" office:value-type="float" office:value="89271.2823899375" calcext:value-type="float">
            <text:p>89271,2823899375</text:p>
          </table:table-cell>
          <table:table-cell table:number-columns-repeated="2"/>
        </table:table-row>
        <table:table-row table:style-name="ro1">
          <table:table-cell office:value-type="float" office:value="40.7483710284247" calcext:value-type="float">
            <text:p>40,7483710284</text:p>
          </table:table-cell>
          <table:table-cell office:value-type="float" office:value="6.50242806204952" calcext:value-type="float">
            <text:p>6,502428062</text:p>
          </table:table-cell>
          <table:table-cell table:formula="of:=1/[.B271]" office:value-type="float" office:value="0.153788706381291" calcext:value-type="float">
            <text:p>0,1537887064</text:p>
          </table:table-cell>
          <table:table-cell table:formula="of:=[.C271]/MAX([.C$2:.C$452])" office:value-type="float" office:value="0.886783489920208" calcext:value-type="float">
            <text:p>0,8867834899</text:p>
          </table:table-cell>
          <table:table-cell table:formula="of:=[.A271]*(24/4)*365" office:value-type="float" office:value="89238.9325522501" calcext:value-type="float">
            <text:p>89238,9325522501</text:p>
          </table:table-cell>
          <table:table-cell table:number-columns-repeated="2"/>
        </table:table-row>
        <table:table-row table:style-name="ro1">
          <table:table-cell office:value-type="float" office:value="40.7480223206082" calcext:value-type="float">
            <text:p>40,7480223206</text:p>
          </table:table-cell>
          <table:table-cell office:value-type="float" office:value="6.50300714927973" calcext:value-type="float">
            <text:p>6,5030071493</text:p>
          </table:table-cell>
          <table:table-cell table:formula="of:=1/[.B272]" office:value-type="float" office:value="0.153775011628391" calcext:value-type="float">
            <text:p>0,1537750116</text:p>
          </table:table-cell>
          <table:table-cell table:formula="of:=[.C272]/MAX([.C$2:.C$452])" office:value-type="float" office:value="0.886704522608135" calcext:value-type="float">
            <text:p>0,8867045226</text:p>
          </table:table-cell>
          <table:table-cell table:formula="of:=[.A272]*(24/4)*365" office:value-type="float" office:value="89238.168882132" calcext:value-type="float">
            <text:p>89238,168882132</text:p>
          </table:table-cell>
          <table:table-cell table:number-columns-repeated="2"/>
        </table:table-row>
        <table:table-row table:style-name="ro1">
          <table:table-cell office:value-type="float" office:value="40.7461716957794" calcext:value-type="float">
            <text:p>40,7461716958</text:p>
          </table:table-cell>
          <table:table-cell office:value-type="float" office:value="6.50597991456745" calcext:value-type="float">
            <text:p>6,5059799146</text:p>
          </table:table-cell>
          <table:table-cell table:formula="of:=1/[.B273]" office:value-type="float" office:value="0.153704747498669" calcext:value-type="float">
            <text:p>0,1537047475</text:p>
          </table:table-cell>
          <table:table-cell table:formula="of:=[.C273]/MAX([.C$2:.C$452])" office:value-type="float" office:value="0.886299362361732" calcext:value-type="float">
            <text:p>0,8862993624</text:p>
          </table:table-cell>
          <table:table-cell table:formula="of:=[.A273]*(24/4)*365" office:value-type="float" office:value="89234.1160137569" calcext:value-type="float">
            <text:p>89234,1160137569</text:p>
          </table:table-cell>
          <table:table-cell table:number-columns-repeated="2"/>
        </table:table-row>
        <table:table-row table:style-name="ro1">
          <table:table-cell office:value-type="float" office:value="40.7436518659278" calcext:value-type="float">
            <text:p>40,7436518659</text:p>
          </table:table-cell>
          <table:table-cell office:value-type="float" office:value="6.5066458273373" calcext:value-type="float">
            <text:p>6,5066458273</text:p>
          </table:table-cell>
          <table:table-cell table:formula="of:=1/[.B274]" office:value-type="float" office:value="0.153689016820088" calcext:value-type="float">
            <text:p>0,1536890168</text:p>
          </table:table-cell>
          <table:table-cell table:formula="of:=[.C274]/MAX([.C$2:.C$452])" office:value-type="float" office:value="0.886208655401654" calcext:value-type="float">
            <text:p>0,8862086554</text:p>
          </table:table-cell>
          <table:table-cell table:formula="of:=[.A274]*(24/4)*365" office:value-type="float" office:value="89228.5975863819" calcext:value-type="float">
            <text:p>89228,5975863819</text:p>
          </table:table-cell>
          <table:table-cell table:number-columns-repeated="2"/>
        </table:table-row>
        <table:table-row table:style-name="ro1">
          <table:table-cell office:value-type="float" office:value="40.7392048750539" calcext:value-type="float">
            <text:p>40,7392048751</text:p>
          </table:table-cell>
          <table:table-cell office:value-type="float" office:value="6.50998876348835" calcext:value-type="float">
            <text:p>6,5099887635</text:p>
          </table:table-cell>
          <table:table-cell table:formula="of:=1/[.B275]" office:value-type="float" office:value="0.15361009616615" calcext:value-type="float">
            <text:p>0,1536100962</text:p>
          </table:table-cell>
          <table:table-cell table:formula="of:=[.C275]/MAX([.C$2:.C$452])" office:value-type="float" office:value="0.885753579508416" calcext:value-type="float">
            <text:p>0,8857535795</text:p>
          </table:table-cell>
          <table:table-cell table:formula="of:=[.A275]*(24/4)*365" office:value-type="float" office:value="89218.858676368" calcext:value-type="float">
            <text:p>89218,858676368</text:p>
          </table:table-cell>
          <table:table-cell table:number-columns-repeated="2"/>
        </table:table-row>
        <table:table-row table:style-name="ro1">
          <table:table-cell office:value-type="float" office:value="40.7383447813071" calcext:value-type="float">
            <text:p>40,7383447813</text:p>
          </table:table-cell>
          <table:table-cell office:value-type="float" office:value="6.51000191996317" calcext:value-type="float">
            <text:p>6,51000192</text:p>
          </table:table-cell>
          <table:table-cell table:formula="of:=1/[.B276]" office:value-type="float" office:value="0.153609785725786" calcext:value-type="float">
            <text:p>0,1536097857</text:p>
          </table:table-cell>
          <table:table-cell table:formula="of:=[.C276]/MAX([.C$2:.C$452])" office:value-type="float" office:value="0.885751789432958" calcext:value-type="float">
            <text:p>0,8857517894</text:p>
          </table:table-cell>
          <table:table-cell table:formula="of:=[.A276]*(24/4)*365" office:value-type="float" office:value="89216.9750710626" calcext:value-type="float">
            <text:p>89216,9750710626</text:p>
          </table:table-cell>
          <table:table-cell table:number-columns-repeated="2"/>
        </table:table-row>
        <table:table-row table:style-name="ro1">
          <table:table-cell office:value-type="float" office:value="40.7345490263635" calcext:value-type="float">
            <text:p>40,7345490264</text:p>
          </table:table-cell>
          <table:table-cell office:value-type="float" office:value="6.51470268435167" calcext:value-type="float">
            <text:p>6,5147026844</text:p>
          </table:table-cell>
          <table:table-cell table:formula="of:=1/[.B277]" office:value-type="float" office:value="0.153498946682863" calcext:value-type="float">
            <text:p>0,1534989467</text:p>
          </table:table-cell>
          <table:table-cell table:formula="of:=[.C277]/MAX([.C$2:.C$452])" office:value-type="float" office:value="0.885112664261702" calcext:value-type="float">
            <text:p>0,8851126643</text:p>
          </table:table-cell>
          <table:table-cell table:formula="of:=[.A277]*(24/4)*365" office:value-type="float" office:value="89208.6623677361" calcext:value-type="float">
            <text:p>89208,6623677361</text:p>
          </table:table-cell>
          <table:table-cell table:number-columns-repeated="2"/>
        </table:table-row>
        <table:table-row table:style-name="ro1">
          <table:table-cell office:value-type="float" office:value="40.7257793521499" calcext:value-type="float">
            <text:p>40,7257793521</text:p>
          </table:table-cell>
          <table:table-cell office:value-type="float" office:value="6.51741319244516" calcext:value-type="float">
            <text:p>6,5174131924</text:p>
          </table:table-cell>
          <table:table-cell table:formula="of:=1/[.B278]" office:value-type="float" office:value="0.15343510845057" calcext:value-type="float">
            <text:p>0,1534351085</text:p>
          </table:table-cell>
          <table:table-cell table:formula="of:=[.C278]/MAX([.C$2:.C$452])" office:value-type="float" office:value="0.884744557319685" calcext:value-type="float">
            <text:p>0,8847445573</text:p>
          </table:table-cell>
          <table:table-cell table:formula="of:=[.A278]*(24/4)*365" office:value-type="float" office:value="89189.4567812083" calcext:value-type="float">
            <text:p>89189,4567812083</text:p>
          </table:table-cell>
          <table:table-cell table:number-columns-repeated="2"/>
        </table:table-row>
        <table:table-row table:style-name="ro1">
          <table:table-cell office:value-type="float" office:value="40.7206114902334" calcext:value-type="float">
            <text:p>40,7206114902</text:p>
          </table:table-cell>
          <table:table-cell office:value-type="float" office:value="6.51851749999916" calcext:value-type="float">
            <text:p>6,5185175</text:p>
          </table:table-cell>
          <table:table-cell table:formula="of:=1/[.B279]" office:value-type="float" office:value="0.153409114879285" calcext:value-type="float">
            <text:p>0,1534091149</text:p>
          </table:table-cell>
          <table:table-cell table:formula="of:=[.C279]/MAX([.C$2:.C$452])" office:value-type="float" office:value="0.884594671997139" calcext:value-type="float">
            <text:p>0,884594672</text:p>
          </table:table-cell>
          <table:table-cell table:formula="of:=[.A279]*(24/4)*365" office:value-type="float" office:value="89178.1391636112" calcext:value-type="float">
            <text:p>89178,1391636112</text:p>
          </table:table-cell>
          <table:table-cell table:number-columns-repeated="2"/>
        </table:table-row>
        <table:table-row table:style-name="ro1">
          <table:table-cell office:value-type="float" office:value="40.7165591328672" calcext:value-type="float">
            <text:p>40,7165591329</text:p>
          </table:table-cell>
          <table:table-cell office:value-type="float" office:value="6.52106987859628" calcext:value-type="float">
            <text:p>6,5210698786</text:p>
          </table:table-cell>
          <table:table-cell table:formula="of:=1/[.B280]" office:value-type="float" office:value="0.153349069802524" calcext:value-type="float">
            <text:p>0,1533490698</text:p>
          </table:table-cell>
          <table:table-cell table:formula="of:=[.C280]/MAX([.C$2:.C$452])" office:value-type="float" office:value="0.884248437322467" calcext:value-type="float">
            <text:p>0,8842484373</text:p>
          </table:table-cell>
          <table:table-cell table:formula="of:=[.A280]*(24/4)*365" office:value-type="float" office:value="89169.2645009792" calcext:value-type="float">
            <text:p>89169,2645009792</text:p>
          </table:table-cell>
          <table:table-cell table:number-columns-repeated="2"/>
        </table:table-row>
        <table:table-row table:style-name="ro1">
          <table:table-cell office:value-type="float" office:value="40.7078688585173" calcext:value-type="float">
            <text:p>40,7078688585</text:p>
          </table:table-cell>
          <table:table-cell office:value-type="float" office:value="6.52766008992722" calcext:value-type="float">
            <text:p>6,5276600899</text:p>
          </table:table-cell>
          <table:table-cell table:formula="of:=1/[.B281]" office:value-type="float" office:value="0.153194251266712" calcext:value-type="float">
            <text:p>0,1531942513</text:p>
          </table:table-cell>
          <table:table-cell table:formula="of:=[.C281]/MAX([.C$2:.C$452])" office:value-type="float" office:value="0.883355715582865" calcext:value-type="float">
            <text:p>0,8833557156</text:p>
          </table:table-cell>
          <table:table-cell table:formula="of:=[.A281]*(24/4)*365" office:value-type="float" office:value="89150.2328001529" calcext:value-type="float">
            <text:p>89150,2328001529</text:p>
          </table:table-cell>
          <table:table-cell table:number-columns-repeated="2"/>
        </table:table-row>
        <table:table-row table:style-name="ro1">
          <table:table-cell office:value-type="float" office:value="40.706629926335" calcext:value-type="float">
            <text:p>40,7066299263</text:p>
          </table:table-cell>
          <table:table-cell office:value-type="float" office:value="6.5285842086322" calcext:value-type="float">
            <text:p>6,5285842086</text:p>
          </table:table-cell>
          <table:table-cell table:formula="of:=1/[.B282]" office:value-type="float" office:value="0.153172566676521" calcext:value-type="float">
            <text:p>0,1531725667</text:p>
          </table:table-cell>
          <table:table-cell table:formula="of:=[.C282]/MAX([.C$2:.C$452])" office:value-type="float" office:value="0.883230676904672" calcext:value-type="float">
            <text:p>0,8832306769</text:p>
          </table:table-cell>
          <table:table-cell table:formula="of:=[.A282]*(24/4)*365" office:value-type="float" office:value="89147.5195386736" calcext:value-type="float">
            <text:p>89147,5195386736</text:p>
          </table:table-cell>
          <table:table-cell table:number-columns-repeated="2"/>
        </table:table-row>
        <table:table-row table:style-name="ro1">
          <table:table-cell office:value-type="float" office:value="40.6980625231577" calcext:value-type="float">
            <text:p>40,6980625232</text:p>
          </table:table-cell>
          <table:table-cell office:value-type="float" office:value="6.53218139838044" calcext:value-type="float">
            <text:p>6,5321813984</text:p>
          </table:table-cell>
          <table:table-cell table:formula="of:=1/[.B283]" office:value-type="float" office:value="0.15308821647971" calcext:value-type="float">
            <text:p>0,1530882165</text:p>
          </table:table-cell>
          <table:table-cell table:formula="of:=[.C283]/MAX([.C$2:.C$452])" office:value-type="float" office:value="0.882744292932377" calcext:value-type="float">
            <text:p>0,8827442929</text:p>
          </table:table-cell>
          <table:table-cell table:formula="of:=[.A283]*(24/4)*365" office:value-type="float" office:value="89128.7569257154" calcext:value-type="float">
            <text:p>89128,7569257154</text:p>
          </table:table-cell>
          <table:table-cell table:number-columns-repeated="2"/>
        </table:table-row>
        <table:table-row table:style-name="ro1">
          <table:table-cell office:value-type="float" office:value="40.6924643258815" calcext:value-type="float">
            <text:p>40,6924643259</text:p>
          </table:table-cell>
          <table:table-cell office:value-type="float" office:value="6.53439822392003" calcext:value-type="float">
            <text:p>6,5343982239</text:p>
          </table:table-cell>
          <table:table-cell table:formula="of:=1/[.B284]" office:value-type="float" office:value="0.153036280577356" calcext:value-type="float">
            <text:p>0,1530362806</text:p>
          </table:table-cell>
          <table:table-cell table:formula="of:=[.C284]/MAX([.C$2:.C$452])" office:value-type="float" office:value="0.882444817750969" calcext:value-type="float">
            <text:p>0,8824448178</text:p>
          </table:table-cell>
          <table:table-cell table:formula="of:=[.A284]*(24/4)*365" office:value-type="float" office:value="89116.4968736805" calcext:value-type="float">
            <text:p>89116,4968736805</text:p>
          </table:table-cell>
          <table:table-cell table:number-columns-repeated="2"/>
        </table:table-row>
        <table:table-row table:style-name="ro1">
          <table:table-cell office:value-type="float" office:value="40.6865410730942" calcext:value-type="float">
            <text:p>40,6865410731</text:p>
          </table:table-cell>
          <table:table-cell office:value-type="float" office:value="6.5391210521574" calcext:value-type="float">
            <text:p>6,5391210522</text:p>
          </table:table-cell>
          <table:table-cell table:formula="of:=1/[.B285]" office:value-type="float" office:value="0.15292575133933" calcext:value-type="float">
            <text:p>0,1529257513</text:p>
          </table:table-cell>
          <table:table-cell table:formula="of:=[.C285]/MAX([.C$2:.C$452])" office:value-type="float" office:value="0.88180747899092" calcext:value-type="float">
            <text:p>0,881807479</text:p>
          </table:table-cell>
          <table:table-cell table:formula="of:=[.A285]*(24/4)*365" office:value-type="float" office:value="89103.5249500763" calcext:value-type="float">
            <text:p>89103,5249500763</text:p>
          </table:table-cell>
          <table:table-cell table:number-columns-repeated="2"/>
        </table:table-row>
        <table:table-row table:style-name="ro1">
          <table:table-cell office:value-type="float" office:value="40.6810442562024" calcext:value-type="float">
            <text:p>40,6810442562</text:p>
          </table:table-cell>
          <table:table-cell office:value-type="float" office:value="6.54234409622219" calcext:value-type="float">
            <text:p>6,5423440962</text:p>
          </table:table-cell>
          <table:table-cell table:formula="of:=1/[.B286]" office:value-type="float" office:value="0.152850413443928" calcext:value-type="float">
            <text:p>0,1528504134</text:p>
          </table:table-cell>
          <table:table-cell table:formula="of:=[.C286]/MAX([.C$2:.C$452])" office:value-type="float" office:value="0.881373062164222" calcext:value-type="float">
            <text:p>0,8813730622</text:p>
          </table:table-cell>
          <table:table-cell table:formula="of:=[.A286]*(24/4)*365" office:value-type="float" office:value="89091.4869210833" calcext:value-type="float">
            <text:p>89091,4869210833</text:p>
          </table:table-cell>
          <table:table-cell table:number-columns-repeated="2"/>
        </table:table-row>
        <table:table-row table:style-name="ro1">
          <table:table-cell office:value-type="float" office:value="40.6739216910293" calcext:value-type="float">
            <text:p>40,673921691</text:p>
          </table:table-cell>
          <table:table-cell office:value-type="float" office:value="6.54531331384807" calcext:value-type="float">
            <text:p>6,5453133138</text:p>
          </table:table-cell>
          <table:table-cell table:formula="of:=1/[.B287]" office:value-type="float" office:value="0.152781074342809" calcext:value-type="float">
            <text:p>0,1527810743</text:p>
          </table:table-cell>
          <table:table-cell table:formula="of:=[.C287]/MAX([.C$2:.C$452])" office:value-type="float" office:value="0.880973235860168" calcext:value-type="float">
            <text:p>0,8809732359</text:p>
          </table:table-cell>
          <table:table-cell table:formula="of:=[.A287]*(24/4)*365" office:value-type="float" office:value="89075.8885033542" calcext:value-type="float">
            <text:p>89075,8885033542</text:p>
          </table:table-cell>
          <table:table-cell table:number-columns-repeated="2"/>
        </table:table-row>
        <table:table-row table:style-name="ro1">
          <table:table-cell office:value-type="float" office:value="40.6706674417935" calcext:value-type="float">
            <text:p>40,6706674418</text:p>
          </table:table-cell>
          <table:table-cell office:value-type="float" office:value="6.54717232463944" calcext:value-type="float">
            <text:p>6,5471723246</text:p>
          </table:table-cell>
          <table:table-cell table:formula="of:=1/[.B288]" office:value-type="float" office:value="0.152737693528644" calcext:value-type="float">
            <text:p>0,1527376935</text:p>
          </table:table-cell>
          <table:table-cell table:formula="of:=[.C288]/MAX([.C$2:.C$452])" office:value-type="float" office:value="0.880723091420528" calcext:value-type="float">
            <text:p>0,8807230914</text:p>
          </table:table-cell>
          <table:table-cell table:formula="of:=[.A288]*(24/4)*365" office:value-type="float" office:value="89068.7616975278" calcext:value-type="float">
            <text:p>89068,7616975278</text:p>
          </table:table-cell>
          <table:table-cell table:number-columns-repeated="2"/>
        </table:table-row>
        <table:table-row table:style-name="ro1">
          <table:table-cell office:value-type="float" office:value="40.6686540037291" calcext:value-type="float">
            <text:p>40,6686540037</text:p>
          </table:table-cell>
          <table:table-cell office:value-type="float" office:value="6.54858798111427" calcext:value-type="float">
            <text:p>6,5485879811</text:p>
          </table:table-cell>
          <table:table-cell table:formula="of:=1/[.B289]" office:value-type="float" office:value="0.152704675096973" calcext:value-type="float">
            <text:p>0,1527046751</text:p>
          </table:table-cell>
          <table:table-cell table:formula="of:=[.C289]/MAX([.C$2:.C$452])" office:value-type="float" office:value="0.880532699025939" calcext:value-type="float">
            <text:p>0,880532699</text:p>
          </table:table-cell>
          <table:table-cell table:formula="of:=[.A289]*(24/4)*365" office:value-type="float" office:value="89064.3522681667" calcext:value-type="float">
            <text:p>89064,3522681667</text:p>
          </table:table-cell>
          <table:table-cell table:number-columns-repeated="2"/>
        </table:table-row>
        <table:table-row table:style-name="ro1">
          <table:table-cell office:value-type="float" office:value="40.6637818191654" calcext:value-type="float">
            <text:p>40,6637818192</text:p>
          </table:table-cell>
          <table:table-cell office:value-type="float" office:value="6.55239752248119" calcext:value-type="float">
            <text:p>6,5523975225</text:p>
          </table:table-cell>
          <table:table-cell table:formula="of:=1/[.B290]" office:value-type="float" office:value="0.152615893124465" calcext:value-type="float">
            <text:p>0,1526158931</text:p>
          </table:table-cell>
          <table:table-cell table:formula="of:=[.C290]/MAX([.C$2:.C$452])" office:value-type="float" office:value="0.880020760345424" calcext:value-type="float">
            <text:p>0,8800207603</text:p>
          </table:table-cell>
          <table:table-cell table:formula="of:=[.A290]*(24/4)*365" office:value-type="float" office:value="89053.6821839722" calcext:value-type="float">
            <text:p>89053,6821839722</text:p>
          </table:table-cell>
          <table:table-cell table:number-columns-repeated="2"/>
        </table:table-row>
        <table:table-row table:style-name="ro1">
          <table:table-cell office:value-type="float" office:value="40.6562539550482" calcext:value-type="float">
            <text:p>40,656253955</text:p>
          </table:table-cell>
          <table:table-cell office:value-type="float" office:value="6.55497153776896" calcext:value-type="float">
            <text:p>6,5549715378</text:p>
          </table:table-cell>
          <table:table-cell table:formula="of:=1/[.B291]" office:value-type="float" office:value="0.152555963704513" calcext:value-type="float">
            <text:p>0,1525559637</text:p>
          </table:table-cell>
          <table:table-cell table:formula="of:=[.C291]/MAX([.C$2:.C$452])" office:value-type="float" office:value="0.879675192576345" calcext:value-type="float">
            <text:p>0,8796751926</text:p>
          </table:table-cell>
          <table:table-cell table:formula="of:=[.A291]*(24/4)*365" office:value-type="float" office:value="89037.1961615556" calcext:value-type="float">
            <text:p>89037,1961615556</text:p>
          </table:table-cell>
          <table:table-cell table:number-columns-repeated="2"/>
        </table:table-row>
        <table:table-row table:style-name="ro1">
          <table:table-cell office:value-type="float" office:value="40.654875475872" calcext:value-type="float">
            <text:p>40,6548754759</text:p>
          </table:table-cell>
          <table:table-cell office:value-type="float" office:value="6.55917116906388" calcext:value-type="float">
            <text:p>6,5591711691</text:p>
          </table:table-cell>
          <table:table-cell table:formula="of:=1/[.B292]" office:value-type="float" office:value="0.152458286912296" calcext:value-type="float">
            <text:p>0,1524582869</text:p>
          </table:table-cell>
          <table:table-cell table:formula="of:=[.C292]/MAX([.C$2:.C$452])" office:value-type="float" office:value="0.879111964178597" calcext:value-type="float">
            <text:p>0,8791119642</text:p>
          </table:table-cell>
          <table:table-cell table:formula="of:=[.A292]*(24/4)*365" office:value-type="float" office:value="89034.1772921597" calcext:value-type="float">
            <text:p>89034,1772921597</text:p>
          </table:table-cell>
          <table:table-cell table:number-columns-repeated="2"/>
        </table:table-row>
        <table:table-row table:style-name="ro1">
          <table:table-cell office:value-type="float" office:value="40.6525837187595" calcext:value-type="float">
            <text:p>40,6525837188</text:p>
          </table:table-cell>
          <table:table-cell office:value-type="float" office:value="6.56020422212147" calcext:value-type="float">
            <text:p>6,5602042221</text:p>
          </table:table-cell>
          <table:table-cell table:formula="of:=1/[.B293]" office:value-type="float" office:value="0.15243427889454" calcext:value-type="float">
            <text:p>0,1524342789</text:p>
          </table:table-cell>
          <table:table-cell table:formula="of:=[.C293]/MAX([.C$2:.C$452])" office:value-type="float" office:value="0.878973528045847" calcext:value-type="float">
            <text:p>0,878973528</text:p>
          </table:table-cell>
          <table:table-cell table:formula="of:=[.A293]*(24/4)*365" office:value-type="float" office:value="89029.1583440833" calcext:value-type="float">
            <text:p>89029,1583440833</text:p>
          </table:table-cell>
          <table:table-cell table:number-columns-repeated="2"/>
        </table:table-row>
        <table:table-row table:style-name="ro1">
          <table:table-cell office:value-type="float" office:value="40.6500650842117" calcext:value-type="float">
            <text:p>40,6500650842</text:p>
          </table:table-cell>
          <table:table-cell office:value-type="float" office:value="6.56069371402796" calcext:value-type="float">
            <text:p>6,560693714</text:p>
          </table:table-cell>
          <table:table-cell table:formula="of:=1/[.B294]" office:value-type="float" office:value="0.152422905806716" calcext:value-type="float">
            <text:p>0,1524229058</text:p>
          </table:table-cell>
          <table:table-cell table:formula="of:=[.C294]/MAX([.C$2:.C$452])" office:value-type="float" office:value="0.878907948025387" calcext:value-type="float">
            <text:p>0,878907948</text:p>
          </table:table-cell>
          <table:table-cell table:formula="of:=[.A294]*(24/4)*365" office:value-type="float" office:value="89023.6425344236" calcext:value-type="float">
            <text:p>89023,6425344236</text:p>
          </table:table-cell>
          <table:table-cell table:number-columns-repeated="2"/>
        </table:table-row>
        <table:table-row table:style-name="ro1">
          <table:table-cell office:value-type="float" office:value="40.6495907227486" calcext:value-type="float">
            <text:p>40,6495907227</text:p>
          </table:table-cell>
          <table:table-cell office:value-type="float" office:value="6.5619302068337" calcext:value-type="float">
            <text:p>6,5619302068</text:p>
          </table:table-cell>
          <table:table-cell table:formula="of:=1/[.B295]" office:value-type="float" office:value="0.152394184101285" calcext:value-type="float">
            <text:p>0,1523941841</text:p>
          </table:table-cell>
          <table:table-cell table:formula="of:=[.C295]/MAX([.C$2:.C$452])" office:value-type="float" office:value="0.878742331610645" calcext:value-type="float">
            <text:p>0,8787423316</text:p>
          </table:table-cell>
          <table:table-cell table:formula="of:=[.A295]*(24/4)*365" office:value-type="float" office:value="89022.6036828194" calcext:value-type="float">
            <text:p>89022,6036828194</text:p>
          </table:table-cell>
          <table:table-cell table:number-columns-repeated="2"/>
        </table:table-row>
        <table:table-row table:style-name="ro1">
          <table:table-cell office:value-type="float" office:value="40.6494137500539" calcext:value-type="float">
            <text:p>40,6494137501</text:p>
          </table:table-cell>
          <table:table-cell office:value-type="float" office:value="6.56224467625816" calcext:value-type="float">
            <text:p>6,5622446763</text:p>
          </table:table-cell>
          <table:table-cell table:formula="of:=1/[.B296]" office:value-type="float" office:value="0.152386881217329" calcext:value-type="float">
            <text:p>0,1523868812</text:p>
          </table:table-cell>
          <table:table-cell table:formula="of:=[.C296]/MAX([.C$2:.C$452])" office:value-type="float" office:value="0.878700221386339" calcext:value-type="float">
            <text:p>0,8787002214</text:p>
          </table:table-cell>
          <table:table-cell table:formula="of:=[.A296]*(24/4)*365" office:value-type="float" office:value="89022.2161126181" calcext:value-type="float">
            <text:p>89022,2161126181</text:p>
          </table:table-cell>
          <table:table-cell table:number-columns-repeated="2"/>
        </table:table-row>
        <table:table-row table:style-name="ro1">
          <table:table-cell office:value-type="float" office:value="40.6349693381374" calcext:value-type="float">
            <text:p>40,6349693381</text:p>
          </table:table-cell>
          <table:table-cell office:value-type="float" office:value="6.56907632194163" calcext:value-type="float">
            <text:p>6,5690763219</text:p>
          </table:table-cell>
          <table:table-cell table:formula="of:=1/[.B297]" office:value-type="float" office:value="0.152228403354039" calcext:value-type="float">
            <text:p>0,1522284034</text:p>
          </table:table-cell>
          <table:table-cell table:formula="of:=[.C297]/MAX([.C$2:.C$452])" office:value-type="float" office:value="0.877786399064859" calcext:value-type="float">
            <text:p>0,8777863991</text:p>
          </table:table-cell>
          <table:table-cell table:formula="of:=[.A297]*(24/4)*365" office:value-type="float" office:value="88990.5828505209" calcext:value-type="float">
            <text:p>88990,5828505209</text:p>
          </table:table-cell>
          <table:table-cell table:number-columns-repeated="2"/>
        </table:table-row>
        <table:table-row table:style-name="ro1">
          <table:table-cell office:value-type="float" office:value="40.6319503531868" calcext:value-type="float">
            <text:p>40,6319503532</text:p>
          </table:table-cell>
          <table:table-cell office:value-type="float" office:value="6.5714025899272" calcext:value-type="float">
            <text:p>6,5714025899</text:p>
          </table:table-cell>
          <table:table-cell table:formula="of:=1/[.B298]" office:value-type="float" office:value="0.152174514696881" calcext:value-type="float">
            <text:p>0,1521745147</text:p>
          </table:table-cell>
          <table:table-cell table:formula="of:=[.C298]/MAX([.C$2:.C$452])" office:value-type="float" office:value="0.877475663819168" calcext:value-type="float">
            <text:p>0,8774756638</text:p>
          </table:table-cell>
          <table:table-cell table:formula="of:=[.A298]*(24/4)*365" office:value-type="float" office:value="88983.9712734791" calcext:value-type="float">
            <text:p>88983,9712734791</text:p>
          </table:table-cell>
          <table:table-cell table:number-columns-repeated="2"/>
        </table:table-row>
        <table:table-row table:style-name="ro1">
          <table:table-cell office:value-type="float" office:value="40.6265441418538" calcext:value-type="float">
            <text:p>40,6265441419</text:p>
          </table:table-cell>
          <table:table-cell office:value-type="float" office:value="6.57325360161788" calcext:value-type="float">
            <text:p>6,5732536016</text:p>
          </table:table-cell>
          <table:table-cell table:formula="of:=1/[.B299]" office:value-type="float" office:value="0.152131662736072" calcext:value-type="float">
            <text:p>0,1521316627</text:p>
          </table:table-cell>
          <table:table-cell table:formula="of:=[.C299]/MAX([.C$2:.C$452])" office:value-type="float" office:value="0.877228568877994" calcext:value-type="float">
            <text:p>0,8772285689</text:p>
          </table:table-cell>
          <table:table-cell table:formula="of:=[.A299]*(24/4)*365" office:value-type="float" office:value="88972.1316706598" calcext:value-type="float">
            <text:p>88972,1316706598</text:p>
          </table:table-cell>
          <table:table-cell table:number-columns-repeated="2"/>
        </table:table-row>
        <table:table-row table:style-name="ro1">
          <table:table-cell office:value-type="float" office:value="40.6258529677765" calcext:value-type="float">
            <text:p>40,6258529678</text:p>
          </table:table-cell>
          <table:table-cell office:value-type="float" office:value="6.57483601168984" calcext:value-type="float">
            <text:p>6,5748360117</text:p>
          </table:table-cell>
          <table:table-cell table:formula="of:=1/[.B300]" office:value-type="float" office:value="0.152095048184021" calcext:value-type="float">
            <text:p>0,1520950482</text:p>
          </table:table-cell>
          <table:table-cell table:formula="of:=[.C300]/MAX([.C$2:.C$452])" office:value-type="float" office:value="0.877017440369186" calcext:value-type="float">
            <text:p>0,8770174404</text:p>
          </table:table-cell>
          <table:table-cell table:formula="of:=[.A300]*(24/4)*365" office:value-type="float" office:value="88970.6179994306" calcext:value-type="float">
            <text:p>88970,6179994306</text:p>
          </table:table-cell>
          <table:table-cell table:number-columns-repeated="2"/>
        </table:table-row>
        <table:table-row table:style-name="ro1">
          <table:table-cell office:value-type="float" office:value="40.6222516342085" calcext:value-type="float">
            <text:p>40,6222516342</text:p>
          </table:table-cell>
          <table:table-cell office:value-type="float" office:value="6.57916108363226" calcext:value-type="float">
            <text:p>6,5791610836</text:p>
          </table:table-cell>
          <table:table-cell table:formula="of:=1/[.B301]" office:value-type="float" office:value="0.151995062484154" calcext:value-type="float">
            <text:p>0,1519950625</text:p>
          </table:table-cell>
          <table:table-cell table:formula="of:=[.C301]/MAX([.C$2:.C$452])" office:value-type="float" office:value="0.876440898242289" calcext:value-type="float">
            <text:p>0,8764408982</text:p>
          </table:table-cell>
          <table:table-cell table:formula="of:=[.A301]*(24/4)*365" office:value-type="float" office:value="88962.7310789166" calcext:value-type="float">
            <text:p>88962,7310789166</text:p>
          </table:table-cell>
          <table:table-cell table:number-columns-repeated="2"/>
        </table:table-row>
        <table:table-row table:style-name="ro1">
          <table:table-cell office:value-type="float" office:value="40.6188056607243" calcext:value-type="float">
            <text:p>40,6188056607</text:p>
          </table:table-cell>
          <table:table-cell office:value-type="float" office:value="6.58042669514307" calcext:value-type="float">
            <text:p>6,5804266951</text:p>
          </table:table-cell>
          <table:table-cell table:formula="of:=1/[.B302]" office:value-type="float" office:value="0.151965829318954" calcext:value-type="float">
            <text:p>0,1519658293</text:p>
          </table:table-cell>
          <table:table-cell table:formula="of:=[.C302]/MAX([.C$2:.C$452])" office:value-type="float" office:value="0.876272332624777" calcext:value-type="float">
            <text:p>0,8762723326</text:p>
          </table:table-cell>
          <table:table-cell table:formula="of:=[.A302]*(24/4)*365" office:value-type="float" office:value="88955.1843969862" calcext:value-type="float">
            <text:p>88955,1843969862</text:p>
          </table:table-cell>
          <table:table-cell table:number-columns-repeated="2"/>
        </table:table-row>
        <table:table-row table:style-name="ro1">
          <table:table-cell office:value-type="float" office:value="40.616451513204" calcext:value-type="float">
            <text:p>40,6164515132</text:p>
          </table:table-cell>
          <table:table-cell office:value-type="float" office:value="6.58092942445959" calcext:value-type="float">
            <text:p>6,5809294245</text:p>
          </table:table-cell>
          <table:table-cell table:formula="of:=1/[.B303]" office:value-type="float" office:value="0.15195422036943" calcext:value-type="float">
            <text:p>0,1519542204</text:p>
          </table:table-cell>
          <table:table-cell table:formula="of:=[.C303]/MAX([.C$2:.C$452])" office:value-type="float" office:value="0.876205392567765" calcext:value-type="float">
            <text:p>0,8762053926</text:p>
          </table:table-cell>
          <table:table-cell table:formula="of:=[.A303]*(24/4)*365" office:value-type="float" office:value="88950.0288139168" calcext:value-type="float">
            <text:p>88950,0288139168</text:p>
          </table:table-cell>
          <table:table-cell table:number-columns-repeated="2"/>
        </table:table-row>
        <table:table-row table:style-name="ro1">
          <table:table-cell office:value-type="float" office:value="40.6125628768074" calcext:value-type="float">
            <text:p>40,6125628768</text:p>
          </table:table-cell>
          <table:table-cell office:value-type="float" office:value="6.58203794514305" calcext:value-type="float">
            <text:p>6,5820379451</text:p>
          </table:table-cell>
          <table:table-cell table:formula="of:=1/[.B304]" office:value-type="float" office:value="0.151928628843276" calcext:value-type="float">
            <text:p>0,1519286288</text:p>
          </table:table-cell>
          <table:table-cell table:formula="of:=[.C304]/MAX([.C$2:.C$452])" office:value-type="float" office:value="0.87605782553629" calcext:value-type="float">
            <text:p>0,8760578255</text:p>
          </table:table-cell>
          <table:table-cell table:formula="of:=[.A304]*(24/4)*365" office:value-type="float" office:value="88941.5127002082" calcext:value-type="float">
            <text:p>88941,5127002082</text:p>
          </table:table-cell>
          <table:table-cell table:number-columns-repeated="2"/>
        </table:table-row>
        <table:table-row table:style-name="ro1">
          <table:table-cell office:value-type="float" office:value="40.6102624483225" calcext:value-type="float">
            <text:p>40,6102624483</text:p>
          </table:table-cell>
          <table:table-cell office:value-type="float" office:value="6.58441948740925" calcext:value-type="float">
            <text:p>6,5844194874</text:p>
          </table:table-cell>
          <table:table-cell table:formula="of:=1/[.B305]" office:value-type="float" office:value="0.151873677233385" calcext:value-type="float">
            <text:p>0,1518736772</text:p>
          </table:table-cell>
          <table:table-cell table:formula="of:=[.C305]/MAX([.C$2:.C$452])" office:value-type="float" office:value="0.87574096104381" calcext:value-type="float">
            <text:p>0,875740961</text:p>
          </table:table-cell>
          <table:table-cell table:formula="of:=[.A305]*(24/4)*365" office:value-type="float" office:value="88936.4747618263" calcext:value-type="float">
            <text:p>88936,4747618263</text:p>
          </table:table-cell>
          <table:table-cell table:number-columns-repeated="2"/>
        </table:table-row>
        <table:table-row table:style-name="ro1">
          <table:table-cell office:value-type="float" office:value="40.6098183997146" calcext:value-type="float">
            <text:p>40,6098183997</text:p>
          </table:table-cell>
          <table:table-cell office:value-type="float" office:value="6.58570912320058" calcext:value-type="float">
            <text:p>6,5857091232</text:p>
          </table:table-cell>
          <table:table-cell table:formula="of:=1/[.B306]" office:value-type="float" office:value="0.151843936817242" calcext:value-type="float">
            <text:p>0,1518439368</text:p>
          </table:table-cell>
          <table:table-cell table:formula="of:=[.C306]/MAX([.C$2:.C$452])" office:value-type="float" office:value="0.875569470492654" calcext:value-type="float">
            <text:p>0,8755694705</text:p>
          </table:table-cell>
          <table:table-cell table:formula="of:=[.A306]*(24/4)*365" office:value-type="float" office:value="88935.502295375" calcext:value-type="float">
            <text:p>88935,502295375</text:p>
          </table:table-cell>
          <table:table-cell table:number-columns-repeated="2"/>
        </table:table-row>
        <table:table-row table:style-name="ro1">
          <table:table-cell office:value-type="float" office:value="40.60857767819" calcext:value-type="float">
            <text:p>40,6085776782</text:p>
          </table:table-cell>
          <table:table-cell office:value-type="float" office:value="6.58606055305673" calcext:value-type="float">
            <text:p>6,5860605531</text:p>
          </table:table-cell>
          <table:table-cell table:formula="of:=1/[.B307]" office:value-type="float" office:value="0.151835834478606" calcext:value-type="float">
            <text:p>0,1518358345</text:p>
          </table:table-cell>
          <table:table-cell table:formula="of:=[.C307]/MAX([.C$2:.C$452])" office:value-type="float" office:value="0.875522750416125" calcext:value-type="float">
            <text:p>0,8755227504</text:p>
          </table:table-cell>
          <table:table-cell table:formula="of:=[.A307]*(24/4)*365" office:value-type="float" office:value="88932.7851152361" calcext:value-type="float">
            <text:p>88932,7851152361</text:p>
          </table:table-cell>
          <table:table-cell table:number-columns-repeated="2"/>
        </table:table-row>
        <table:table-row table:style-name="ro1">
          <table:table-cell office:value-type="float" office:value="40.6023048454274" calcext:value-type="float">
            <text:p>40,6023048454</text:p>
          </table:table-cell>
          <table:table-cell office:value-type="float" office:value="6.58838938848838" calcext:value-type="float">
            <text:p>6,5883893885</text:p>
          </table:table-cell>
          <table:table-cell table:formula="of:=1/[.B308]" office:value-type="float" office:value="0.151782164203479" calcext:value-type="float">
            <text:p>0,1517821642</text:p>
          </table:table-cell>
          <table:table-cell table:formula="of:=[.C308]/MAX([.C$2:.C$452])" office:value-type="float" office:value="0.875213274414911" calcext:value-type="float">
            <text:p>0,8752132744</text:p>
          </table:table-cell>
          <table:table-cell table:formula="of:=[.A308]*(24/4)*365" office:value-type="float" office:value="88919.047611486" calcext:value-type="float">
            <text:p>88919,047611486</text:p>
          </table:table-cell>
          <table:table-cell table:number-columns-repeated="2"/>
        </table:table-row>
        <table:table-row table:style-name="ro1">
          <table:table-cell office:value-type="float" office:value="40.5990627726408" calcext:value-type="float">
            <text:p>40,5990627726</text:p>
          </table:table-cell>
          <table:table-cell office:value-type="float" office:value="6.58992240557471" calcext:value-type="float">
            <text:p>6,5899224056</text:p>
          </table:table-cell>
          <table:table-cell table:formula="of:=1/[.B309]" office:value-type="float" office:value="0.151746855039455" calcext:value-type="float">
            <text:p>0,151746855</text:p>
          </table:table-cell>
          <table:table-cell table:formula="of:=[.C309]/MAX([.C$2:.C$452])" office:value-type="float" office:value="0.875009673094397" calcext:value-type="float">
            <text:p>0,8750096731</text:p>
          </table:table-cell>
          <table:table-cell table:formula="of:=[.A309]*(24/4)*365" office:value-type="float" office:value="88911.9474720834" calcext:value-type="float">
            <text:p>88911,9474720834</text:p>
          </table:table-cell>
          <table:table-cell table:number-columns-repeated="2"/>
        </table:table-row>
        <table:table-row table:style-name="ro1">
          <table:table-cell office:value-type="float" office:value="40.5988552071252" calcext:value-type="float">
            <text:p>40,5988552071</text:p>
          </table:table-cell>
          <table:table-cell office:value-type="float" office:value="6.59323208183369" calcext:value-type="float">
            <text:p>6,5932320818</text:p>
          </table:table-cell>
          <table:table-cell table:formula="of:=1/[.B310]" office:value-type="float" office:value="0.151670681023848" calcext:value-type="float">
            <text:p>0,151670681</text:p>
          </table:table-cell>
          <table:table-cell table:formula="of:=[.C310]/MAX([.C$2:.C$452])" office:value-type="float" office:value="0.874570434993042" calcext:value-type="float">
            <text:p>0,874570435</text:p>
          </table:table-cell>
          <table:table-cell table:formula="of:=[.A310]*(24/4)*365" office:value-type="float" office:value="88911.4929036042" calcext:value-type="float">
            <text:p>88911,4929036042</text:p>
          </table:table-cell>
          <table:table-cell table:number-columns-repeated="2"/>
        </table:table-row>
        <table:table-row table:style-name="ro1">
          <table:table-cell office:value-type="float" office:value="40.5898817020358" calcext:value-type="float">
            <text:p>40,589881702</text:p>
          </table:table-cell>
          <table:table-cell office:value-type="float" office:value="6.59748477517905" calcext:value-type="float">
            <text:p>6,5974847752</text:p>
          </table:table-cell>
          <table:table-cell table:formula="of:=1/[.B311]" office:value-type="float" office:value="0.151572915145206" calcext:value-type="float">
            <text:p>0,1515729151</text:p>
          </table:table-cell>
          <table:table-cell table:formula="of:=[.C311]/MAX([.C$2:.C$452])" office:value-type="float" office:value="0.874006692901065" calcext:value-type="float">
            <text:p>0,8740066929</text:p>
          </table:table-cell>
          <table:table-cell table:formula="of:=[.A311]*(24/4)*365" office:value-type="float" office:value="88891.8409274584" calcext:value-type="float">
            <text:p>88891,8409274584</text:p>
          </table:table-cell>
          <table:table-cell table:number-columns-repeated="2"/>
        </table:table-row>
        <table:table-row table:style-name="ro1">
          <table:table-cell office:value-type="float" office:value="40.5841377298167" calcext:value-type="float">
            <text:p>40,5841377298</text:p>
          </table:table-cell>
          <table:table-cell office:value-type="float" office:value="6.59788947841643" calcext:value-type="float">
            <text:p>6,5978894784</text:p>
          </table:table-cell>
          <table:table-cell table:formula="of:=1/[.B312]" office:value-type="float" office:value="0.151563617922259" calcext:value-type="float">
            <text:p>0,1515636179</text:p>
          </table:table-cell>
          <table:table-cell table:formula="of:=[.C312]/MAX([.C$2:.C$452])" office:value-type="float" office:value="0.873953082827834" calcext:value-type="float">
            <text:p>0,8739530828</text:p>
          </table:table-cell>
          <table:table-cell table:formula="of:=[.A312]*(24/4)*365" office:value-type="float" office:value="88879.2616282986" calcext:value-type="float">
            <text:p>88879,2616282986</text:p>
          </table:table-cell>
          <table:table-cell table:number-columns-repeated="2"/>
        </table:table-row>
        <table:table-row table:style-name="ro1">
          <table:table-cell office:value-type="float" office:value="40.5784772316559" calcext:value-type="float">
            <text:p>40,5784772317</text:p>
          </table:table-cell>
          <table:table-cell office:value-type="float" office:value="6.59990215827255" calcext:value-type="float">
            <text:p>6,5999021583</text:p>
          </table:table-cell>
          <table:table-cell table:formula="of:=1/[.B313]" office:value-type="float" office:value="0.151517397685444" calcext:value-type="float">
            <text:p>0,1515173977</text:p>
          </table:table-cell>
          <table:table-cell table:formula="of:=[.C313]/MAX([.C$2:.C$452])" office:value-type="float" office:value="0.873686565579121" calcext:value-type="float">
            <text:p>0,8736865656</text:p>
          </table:table-cell>
          <table:table-cell table:formula="of:=[.A313]*(24/4)*365" office:value-type="float" office:value="88866.8651373264" calcext:value-type="float">
            <text:p>88866,8651373264</text:p>
          </table:table-cell>
          <table:table-cell table:number-columns-repeated="2"/>
        </table:table-row>
        <table:table-row table:style-name="ro1">
          <table:table-cell office:value-type="float" office:value="40.5686024632484" calcext:value-type="float">
            <text:p>40,5686024632</text:p>
          </table:table-cell>
          <table:table-cell office:value-type="float" office:value="6.60738789118622" calcext:value-type="float">
            <text:p>6,6073878912</text:p>
          </table:table-cell>
          <table:table-cell table:formula="of:=1/[.B314]" office:value-type="float" office:value="0.15134573850794" calcext:value-type="float">
            <text:p>0,1513457385</text:p>
          </table:table-cell>
          <table:table-cell table:formula="of:=[.C314]/MAX([.C$2:.C$452])" office:value-type="float" office:value="0.872696736559258" calcext:value-type="float">
            <text:p>0,8726967366</text:p>
          </table:table-cell>
          <table:table-cell table:formula="of:=[.A314]*(24/4)*365" office:value-type="float" office:value="88845.239394514" calcext:value-type="float">
            <text:p>88845,239394514</text:p>
          </table:table-cell>
          <table:table-cell table:number-columns-repeated="2"/>
        </table:table-row>
        <table:table-row table:style-name="ro1">
          <table:table-cell office:value-type="float" office:value="40.5671242911593" calcext:value-type="float">
            <text:p>40,5671242912</text:p>
          </table:table-cell>
          <table:table-cell office:value-type="float" office:value="6.60780404226535" calcext:value-type="float">
            <text:p>6,6078040423</text:p>
          </table:table-cell>
          <table:table-cell table:formula="of:=1/[.B315]" office:value-type="float" office:value="0.151336206946169" calcext:value-type="float">
            <text:p>0,1513362069</text:p>
          </table:table-cell>
          <table:table-cell table:formula="of:=[.C315]/MAX([.C$2:.C$452])" office:value-type="float" office:value="0.872641775230751" calcext:value-type="float">
            <text:p>0,8726417752</text:p>
          </table:table-cell>
          <table:table-cell table:formula="of:=[.A315]*(24/4)*365" office:value-type="float" office:value="88842.0021976389" calcext:value-type="float">
            <text:p>88842,0021976389</text:p>
          </table:table-cell>
          <table:table-cell table:number-columns-repeated="2"/>
        </table:table-row>
        <table:table-row table:style-name="ro1">
          <table:table-cell office:value-type="float" office:value="40.566224595215" calcext:value-type="float">
            <text:p>40,5662245952</text:p>
          </table:table-cell>
          <table:table-cell office:value-type="float" office:value="6.60988356115024" calcext:value-type="float">
            <text:p>6,6098835612</text:p>
          </table:table-cell>
          <table:table-cell table:formula="of:=1/[.B316]" office:value-type="float" office:value="0.15128859544176" calcext:value-type="float">
            <text:p>0,1512885954</text:p>
          </table:table-cell>
          <table:table-cell table:formula="of:=[.C316]/MAX([.C$2:.C$452])" office:value-type="float" office:value="0.872367235591052" calcext:value-type="float">
            <text:p>0,8723672356</text:p>
          </table:table-cell>
          <table:table-cell table:formula="of:=[.A316]*(24/4)*365" office:value-type="float" office:value="88840.0318635208" calcext:value-type="float">
            <text:p>88840,0318635208</text:p>
          </table:table-cell>
          <table:table-cell table:number-columns-repeated="2"/>
        </table:table-row>
        <table:table-row table:style-name="ro1">
          <table:table-cell office:value-type="float" office:value="40.5656623592688" calcext:value-type="float">
            <text:p>40,5656623593</text:p>
          </table:table-cell>
          <table:table-cell office:value-type="float" office:value="6.61260644784089" calcext:value-type="float">
            <text:p>6,6126064478</text:p>
          </table:table-cell>
          <table:table-cell table:formula="of:=1/[.B317]" office:value-type="float" office:value="0.151226299022606" calcext:value-type="float">
            <text:p>0,151226299</text:p>
          </table:table-cell>
          <table:table-cell table:formula="of:=[.C317]/MAX([.C$2:.C$452])" office:value-type="float" office:value="0.872008019122646" calcext:value-type="float">
            <text:p>0,8720080191</text:p>
          </table:table-cell>
          <table:table-cell table:formula="of:=[.A317]*(24/4)*365" office:value-type="float" office:value="88838.8005667987" calcext:value-type="float">
            <text:p>88838,8005667987</text:p>
          </table:table-cell>
          <table:table-cell table:number-columns-repeated="2"/>
        </table:table-row>
        <table:table-row table:style-name="ro1">
          <table:table-cell office:value-type="float" office:value="40.5563870472317" calcext:value-type="float">
            <text:p>40,5563870472</text:p>
          </table:table-cell>
          <table:table-cell office:value-type="float" office:value="6.61927404226535" calcext:value-type="float">
            <text:p>6,6192740423</text:p>
          </table:table-cell>
          <table:table-cell table:formula="of:=1/[.B318]" office:value-type="float" office:value="0.151073968778873" calcext:value-type="float">
            <text:p>0,1510739688</text:p>
          </table:table-cell>
          <table:table-cell table:formula="of:=[.C318]/MAX([.C$2:.C$452])" office:value-type="float" office:value="0.871129645486918" calcext:value-type="float">
            <text:p>0,8711296455</text:p>
          </table:table-cell>
          <table:table-cell table:formula="of:=[.A318]*(24/4)*365" office:value-type="float" office:value="88818.4876334374" calcext:value-type="float">
            <text:p>88818,4876334374</text:p>
          </table:table-cell>
          <table:table-cell table:number-columns-repeated="2"/>
        </table:table-row>
        <table:table-row table:style-name="ro1">
          <table:table-cell office:value-type="float" office:value="40.5534081985857" calcext:value-type="float">
            <text:p>40,5534081986</text:p>
          </table:table-cell>
          <table:table-cell office:value-type="float" office:value="6.62151533722935" calcext:value-type="float">
            <text:p>6,6215153372</text:p>
          </table:table-cell>
          <table:table-cell table:formula="of:=1/[.B319]" office:value-type="float" office:value="0.151022832247706" calcext:value-type="float">
            <text:p>0,1510228322</text:p>
          </table:table-cell>
          <table:table-cell table:formula="of:=[.C319]/MAX([.C$2:.C$452])" office:value-type="float" office:value="0.870834779676301" calcext:value-type="float">
            <text:p>0,8708347797</text:p>
          </table:table-cell>
          <table:table-cell table:formula="of:=[.A319]*(24/4)*365" office:value-type="float" office:value="88811.9639549027" calcext:value-type="float">
            <text:p>88811,9639549027</text:p>
          </table:table-cell>
          <table:table-cell table:number-columns-repeated="2"/>
        </table:table-row>
        <table:table-row table:style-name="ro1">
          <table:table-cell office:value-type="float" office:value="40.5494704758815" calcext:value-type="float">
            <text:p>40,5494704759</text:p>
          </table:table-cell>
          <table:table-cell office:value-type="float" office:value="6.62167719424374" calcext:value-type="float">
            <text:p>6,6216771942</text:p>
          </table:table-cell>
          <table:table-cell table:formula="of:=1/[.B320]" office:value-type="float" office:value="0.151019140720014" calcext:value-type="float">
            <text:p>0,1510191407</text:p>
          </table:table-cell>
          <table:table-cell table:formula="of:=[.C320]/MAX([.C$2:.C$452])" office:value-type="float" office:value="0.870813493420066" calcext:value-type="float">
            <text:p>0,8708134934</text:p>
          </table:table-cell>
          <table:table-cell table:formula="of:=[.A320]*(24/4)*365" office:value-type="float" office:value="88803.3403421805" calcext:value-type="float">
            <text:p>88803,3403421805</text:p>
          </table:table-cell>
          <table:table-cell table:number-columns-repeated="2"/>
        </table:table-row>
        <table:table-row table:style-name="ro1">
          <table:table-cell office:value-type="float" office:value="40.545995226335" calcext:value-type="float">
            <text:p>40,5459952263</text:p>
          </table:table-cell>
          <table:table-cell office:value-type="float" office:value="6.62291017535882" calcext:value-type="float">
            <text:p>6,6229101754</text:p>
          </table:table-cell>
          <table:table-cell table:formula="of:=1/[.B321]" office:value-type="float" office:value="0.150991025625049" calcext:value-type="float">
            <text:p>0,1509910256</text:p>
          </table:table-cell>
          <table:table-cell table:formula="of:=[.C321]/MAX([.C$2:.C$452])" office:value-type="float" office:value="0.870651374870408" calcext:value-type="float">
            <text:p>0,8706513749</text:p>
          </table:table-cell>
          <table:table-cell table:formula="of:=[.A321]*(24/4)*365" office:value-type="float" office:value="88795.7295456737" calcext:value-type="float">
            <text:p>88795,7295456737</text:p>
          </table:table-cell>
          <table:table-cell table:number-columns-repeated="2"/>
        </table:table-row>
        <table:table-row table:style-name="ro1">
          <table:table-cell office:value-type="float" office:value="40.5413341646372" calcext:value-type="float">
            <text:p>40,5413341646</text:p>
          </table:table-cell>
          <table:table-cell office:value-type="float" office:value="6.62475674460348" calcext:value-type="float">
            <text:p>6,6247567446</text:p>
          </table:table-cell>
          <table:table-cell table:formula="of:=1/[.B322]" office:value-type="float" office:value="0.150948938738709" calcext:value-type="float">
            <text:p>0,1509489387</text:p>
          </table:table-cell>
          <table:table-cell table:formula="of:=[.C322]/MAX([.C$2:.C$452])" office:value-type="float" office:value="0.870408691536719" calcext:value-type="float">
            <text:p>0,8704086915</text:p>
          </table:table-cell>
          <table:table-cell table:formula="of:=[.A322]*(24/4)*365" office:value-type="float" office:value="88785.5218205555" calcext:value-type="float">
            <text:p>88785,5218205555</text:p>
          </table:table-cell>
          <table:table-cell table:number-columns-repeated="2"/>
        </table:table-row>
        <table:table-row table:style-name="ro1">
          <table:table-cell office:value-type="float" office:value="40.5411889853723" calcext:value-type="float">
            <text:p>40,5411889854</text:p>
          </table:table-cell>
          <table:table-cell office:value-type="float" office:value="6.62581546312866" calcext:value-type="float">
            <text:p>6,6258154631</text:p>
          </table:table-cell>
          <table:table-cell table:formula="of:=1/[.B323]" office:value-type="float" office:value="0.150924819075448" calcext:value-type="float">
            <text:p>0,1509248191</text:p>
          </table:table-cell>
          <table:table-cell table:formula="of:=[.C323]/MAX([.C$2:.C$452])" office:value-type="float" office:value="0.870269611628543" calcext:value-type="float">
            <text:p>0,8702696116</text:p>
          </table:table-cell>
          <table:table-cell table:formula="of:=[.A323]*(24/4)*365" office:value-type="float" office:value="88785.2038779653" calcext:value-type="float">
            <text:p>88785,2038779653</text:p>
          </table:table-cell>
          <table:table-cell table:number-columns-repeated="2"/>
        </table:table-row>
        <table:table-row table:style-name="ro1">
          <table:table-cell office:value-type="float" office:value="40.533590772923" calcext:value-type="float">
            <text:p>40,5335907729</text:p>
          </table:table-cell>
          <table:table-cell office:value-type="float" office:value="6.62958033273293" calcext:value-type="float">
            <text:p>6,6295803327</text:p>
          </table:table-cell>
          <table:table-cell table:formula="of:=1/[.B324]" office:value-type="float" office:value="0.150839110443024" calcext:value-type="float">
            <text:p>0,1508391104</text:p>
          </table:table-cell>
          <table:table-cell table:formula="of:=[.C324]/MAX([.C$2:.C$452])" office:value-type="float" office:value="0.869775394582531" calcext:value-type="float">
            <text:p>0,8697753946</text:p>
          </table:table-cell>
          <table:table-cell table:formula="of:=[.A324]*(24/4)*365" office:value-type="float" office:value="88768.5637927014" calcext:value-type="float">
            <text:p>88768,5637927014</text:p>
          </table:table-cell>
          <table:table-cell table:number-columns-repeated="2"/>
        </table:table-row>
        <table:table-row table:style-name="ro1">
          <table:table-cell office:value-type="float" office:value="40.5324682269311" calcext:value-type="float">
            <text:p>40,5324682269</text:p>
          </table:table-cell>
          <table:table-cell office:value-type="float" office:value="6.6342385296754" calcext:value-type="float">
            <text:p>6,6342385297</text:p>
          </table:table-cell>
          <table:table-cell table:formula="of:=1/[.B325]" office:value-type="float" office:value="0.150733199526507" calcext:value-type="float">
            <text:p>0,1507331995</text:p>
          </table:table-cell>
          <table:table-cell table:formula="of:=[.C325]/MAX([.C$2:.C$452])" office:value-type="float" office:value="0.869164686199714" calcext:value-type="float">
            <text:p>0,8691646862</text:p>
          </table:table-cell>
          <table:table-cell table:formula="of:=[.A325]*(24/4)*365" office:value-type="float" office:value="88766.1054169791" calcext:value-type="float">
            <text:p>88766,1054169791</text:p>
          </table:table-cell>
          <table:table-cell table:number-columns-repeated="2"/>
        </table:table-row>
        <table:table-row table:style-name="ro1">
          <table:table-cell office:value-type="float" office:value="40.5267949148719" calcext:value-type="float">
            <text:p>40,5267949149</text:p>
          </table:table-cell>
          <table:table-cell office:value-type="float" office:value="6.63504410071857" calcext:value-type="float">
            <text:p>6,6350441007</text:p>
          </table:table-cell>
          <table:table-cell table:formula="of:=1/[.B326]" office:value-type="float" office:value="0.150714898773876" calcext:value-type="float">
            <text:p>0,1507148988</text:p>
          </table:table-cell>
          <table:table-cell table:formula="of:=[.C326]/MAX([.C$2:.C$452])" office:value-type="float" office:value="0.869059159560807" calcext:value-type="float">
            <text:p>0,8690591596</text:p>
          </table:table-cell>
          <table:table-cell table:formula="of:=[.A326]*(24/4)*365" office:value-type="float" office:value="88753.6808635695" calcext:value-type="float">
            <text:p>88753,6808635695</text:p>
          </table:table-cell>
          <table:table-cell table:number-columns-repeated="2"/>
        </table:table-row>
        <table:table-row table:style-name="ro1">
          <table:table-cell office:value-type="float" office:value="40.5258091846683" calcext:value-type="float">
            <text:p>40,5258091847</text:p>
          </table:table-cell>
          <table:table-cell office:value-type="float" office:value="6.63686155575449" calcext:value-type="float">
            <text:p>6,6368615558</text:p>
          </table:table-cell>
          <table:table-cell table:formula="of:=1/[.B327]" office:value-type="float" office:value="0.150673626622956" calcext:value-type="float">
            <text:p>0,1506736266</text:p>
          </table:table-cell>
          <table:table-cell table:formula="of:=[.C327]/MAX([.C$2:.C$452])" office:value-type="float" office:value="0.868821174191851" calcext:value-type="float">
            <text:p>0,8688211742</text:p>
          </table:table-cell>
          <table:table-cell table:formula="of:=[.A327]*(24/4)*365" office:value-type="float" office:value="88751.5221144236" calcext:value-type="float">
            <text:p>88751,5221144236</text:p>
          </table:table-cell>
          <table:table-cell table:number-columns-repeated="2"/>
        </table:table-row>
        <table:table-row table:style-name="ro1">
          <table:table-cell office:value-type="float" office:value="40.5193246663242" calcext:value-type="float">
            <text:p>40,5193246663</text:p>
          </table:table-cell>
          <table:table-cell office:value-type="float" office:value="6.63873842625812" calcext:value-type="float">
            <text:p>6,6387384263</text:p>
          </table:table-cell>
          <table:table-cell table:formula="of:=1/[.B328]" office:value-type="float" office:value="0.150631028938377" calcext:value-type="float">
            <text:p>0,1506310289</text:p>
          </table:table-cell>
          <table:table-cell table:formula="of:=[.C328]/MAX([.C$2:.C$452])" office:value-type="float" office:value="0.868575545469936" calcext:value-type="float">
            <text:p>0,8685755455</text:p>
          </table:table-cell>
          <table:table-cell table:formula="of:=[.A328]*(24/4)*365" office:value-type="float" office:value="88737.32101925" calcext:value-type="float">
            <text:p>88737,32101925</text:p>
          </table:table-cell>
          <table:table-cell table:number-columns-repeated="2"/>
        </table:table-row>
        <table:table-row table:style-name="ro1">
          <table:table-cell office:value-type="float" office:value="40.5152922666128" calcext:value-type="float">
            <text:p>40,5152922666</text:p>
          </table:table-cell>
          <table:table-cell office:value-type="float" office:value="6.6407420323732" calcext:value-type="float">
            <text:p>6,6407420324</text:p>
          </table:table-cell>
          <table:table-cell table:formula="of:=1/[.B329]" office:value-type="float" office:value="0.150585581419224" calcext:value-type="float">
            <text:p>0,1505855814</text:p>
          </table:table-cell>
          <table:table-cell table:formula="of:=[.C329]/MAX([.C$2:.C$452])" office:value-type="float" office:value="0.868313483901239" calcext:value-type="float">
            <text:p>0,8683134839</text:p>
          </table:table-cell>
          <table:table-cell table:formula="of:=[.A329]*(24/4)*365" office:value-type="float" office:value="88728.490063882" calcext:value-type="float">
            <text:p>88728,490063882</text:p>
          </table:table-cell>
          <table:table-cell table:number-columns-repeated="2"/>
        </table:table-row>
        <table:table-row table:style-name="ro1">
          <table:table-cell office:value-type="float" office:value="40.5135719850298" calcext:value-type="float">
            <text:p>40,513571985</text:p>
          </table:table-cell>
          <table:table-cell office:value-type="float" office:value="6.64313426708546" calcext:value-type="float">
            <text:p>6,6431342671</text:p>
          </table:table-cell>
          <table:table-cell table:formula="of:=1/[.B330]" office:value-type="float" office:value="0.150531354597885" calcext:value-type="float">
            <text:p>0,1505313546</text:p>
          </table:table-cell>
          <table:table-cell table:formula="of:=[.C330]/MAX([.C$2:.C$452])" office:value-type="float" office:value="0.86800079871774" calcext:value-type="float">
            <text:p>0,8680007987</text:p>
          </table:table-cell>
          <table:table-cell table:formula="of:=[.A330]*(24/4)*365" office:value-type="float" office:value="88724.7226472153" calcext:value-type="float">
            <text:p>88724,7226472153</text:p>
          </table:table-cell>
          <table:table-cell table:number-columns-repeated="2"/>
        </table:table-row>
        <table:table-row table:style-name="ro1">
          <table:table-cell office:value-type="float" office:value="40.5118257527873" calcext:value-type="float">
            <text:p>40,5118257528</text:p>
          </table:table-cell>
          <table:table-cell office:value-type="float" office:value="6.64399149280491" calcext:value-type="float">
            <text:p>6,6439914928</text:p>
          </table:table-cell>
          <table:table-cell table:formula="of:=1/[.B331]" office:value-type="float" office:value="0.150511932636119" calcext:value-type="float">
            <text:p>0,1505119326</text:p>
          </table:table-cell>
          <table:table-cell table:formula="of:=[.C331]/MAX([.C$2:.C$452])" office:value-type="float" office:value="0.867888806911314" calcext:value-type="float">
            <text:p>0,8678888069</text:p>
          </table:table-cell>
          <table:table-cell table:formula="of:=[.A331]*(24/4)*365" office:value-type="float" office:value="88720.8983986042" calcext:value-type="float">
            <text:p>88720,8983986042</text:p>
          </table:table-cell>
          <table:table-cell table:number-columns-repeated="2"/>
        </table:table-row>
        <table:table-row table:style-name="ro1">
          <table:table-cell office:value-type="float" office:value="40.5059850573598" calcext:value-type="float">
            <text:p>40,5059850574</text:p>
          </table:table-cell>
          <table:table-cell office:value-type="float" office:value="6.6478855935243" calcext:value-type="float">
            <text:p>6,6478855935</text:p>
          </table:table-cell>
          <table:table-cell table:formula="of:=1/[.B332]" office:value-type="float" office:value="0.150423767968284" calcext:value-type="float">
            <text:p>0,150423768</text:p>
          </table:table-cell>
          <table:table-cell table:formula="of:=[.C332]/MAX([.C$2:.C$452])" office:value-type="float" office:value="0.867380427761312" calcext:value-type="float">
            <text:p>0,8673804278</text:p>
          </table:table-cell>
          <table:table-cell table:formula="of:=[.A332]*(24/4)*365" office:value-type="float" office:value="88708.107275618" calcext:value-type="float">
            <text:p>88708,107275618</text:p>
          </table:table-cell>
          <table:table-cell table:number-columns-repeated="2"/>
        </table:table-row>
        <table:table-row table:style-name="ro1">
          <table:table-cell office:value-type="float" office:value="40.5030273147736" calcext:value-type="float">
            <text:p>40,5030273148</text:p>
          </table:table-cell>
          <table:table-cell office:value-type="float" office:value="6.64954423111421" calcext:value-type="float">
            <text:p>6,6495442311</text:p>
          </table:table-cell>
          <table:table-cell table:formula="of:=1/[.B333]" office:value-type="float" office:value="0.15038624682288" calcext:value-type="float">
            <text:p>0,1503862468</text:p>
          </table:table-cell>
          <table:table-cell table:formula="of:=[.C333]/MAX([.C$2:.C$452])" office:value-type="float" office:value="0.867164071612344" calcext:value-type="float">
            <text:p>0,8671640716</text:p>
          </table:table-cell>
          <table:table-cell table:formula="of:=[.A333]*(24/4)*365" office:value-type="float" office:value="88701.6298193542" calcext:value-type="float">
            <text:p>88701,6298193542</text:p>
          </table:table-cell>
          <table:table-cell table:number-columns-repeated="2"/>
        </table:table-row>
        <table:table-row table:style-name="ro1">
          <table:table-cell office:value-type="float" office:value="40.501639489076" calcext:value-type="float">
            <text:p>40,5016394891</text:p>
          </table:table-cell>
          <table:table-cell office:value-type="float" office:value="6.65119957284084" calcext:value-type="float">
            <text:p>6,6511995728</text:p>
          </table:table-cell>
          <table:table-cell table:formula="of:=1/[.B334]" office:value-type="float" office:value="0.150348818893264" calcext:value-type="float">
            <text:p>0,1503488189</text:p>
          </table:table-cell>
          <table:table-cell table:formula="of:=[.C334]/MAX([.C$2:.C$452])" office:value-type="float" office:value="0.866948252968526" calcext:value-type="float">
            <text:p>0,866948253</text:p>
          </table:table-cell>
          <table:table-cell table:formula="of:=[.A334]*(24/4)*365" office:value-type="float" office:value="88698.5904810764" calcext:value-type="float">
            <text:p>88698,5904810764</text:p>
          </table:table-cell>
          <table:table-cell table:number-columns-repeated="2"/>
        </table:table-row>
        <table:table-row table:style-name="ro1">
          <table:table-cell office:value-type="float" office:value="40.4997844692922" calcext:value-type="float">
            <text:p>40,4997844693</text:p>
          </table:table-cell>
          <table:table-cell office:value-type="float" office:value="6.65270811150991" calcext:value-type="float">
            <text:p>6,6527081115</text:p>
          </table:table-cell>
          <table:table-cell table:formula="of:=1/[.B335]" office:value-type="float" office:value="0.150314726460025" calcext:value-type="float">
            <text:p>0,1503147265</text:p>
          </table:table-cell>
          <table:table-cell table:formula="of:=[.C335]/MAX([.C$2:.C$452])" office:value-type="float" office:value="0.866751667616852" calcext:value-type="float">
            <text:p>0,8667516676</text:p>
          </table:table-cell>
          <table:table-cell table:formula="of:=[.A335]*(24/4)*365" office:value-type="float" office:value="88694.5279877499" calcext:value-type="float">
            <text:p>88694,5279877499</text:p>
          </table:table-cell>
          <table:table-cell table:number-columns-repeated="2"/>
        </table:table-row>
        <table:table-row table:style-name="ro1">
          <table:table-cell office:value-type="float" office:value="40.4908076478723" calcext:value-type="float">
            <text:p>40,4908076479</text:p>
          </table:table-cell>
          <table:table-cell office:value-type="float" office:value="6.65306254496315" calcext:value-type="float">
            <text:p>6,653062545</text:p>
          </table:table-cell>
          <table:table-cell table:formula="of:=1/[.B336]" office:value-type="float" office:value="0.150306718633973" calcext:value-type="float">
            <text:p>0,1503067186</text:p>
          </table:table-cell>
          <table:table-cell table:formula="of:=[.C336]/MAX([.C$2:.C$452])" office:value-type="float" office:value="0.866705492523114" calcext:value-type="float">
            <text:p>0,8667054925</text:p>
          </table:table-cell>
          <table:table-cell table:formula="of:=[.A336]*(24/4)*365" office:value-type="float" office:value="88674.8687488403" calcext:value-type="float">
            <text:p>88674,8687488403</text:p>
          </table:table-cell>
          <table:table-cell table:number-columns-repeated="2"/>
        </table:table-row>
        <table:table-row table:style-name="ro1">
          <table:table-cell office:value-type="float" office:value="40.4893453004154" calcext:value-type="float">
            <text:p>40,4893453004</text:p>
          </table:table-cell>
          <table:table-cell office:value-type="float" office:value="6.65578567445953" calcext:value-type="float">
            <text:p>6,6557856745</text:p>
          </table:table-cell>
          <table:table-cell table:formula="of:=1/[.B337]" office:value-type="float" office:value="0.150245222564382" calcext:value-type="float">
            <text:p>0,1502452226</text:p>
          </table:table-cell>
          <table:table-cell table:formula="of:=[.C337]/MAX([.C$2:.C$452])" office:value-type="float" office:value="0.866350891067058" calcext:value-type="float">
            <text:p>0,8663508911</text:p>
          </table:table-cell>
          <table:table-cell table:formula="of:=[.A337]*(24/4)*365" office:value-type="float" office:value="88671.6662079097" calcext:value-type="float">
            <text:p>88671,6662079097</text:p>
          </table:table-cell>
          <table:table-cell table:number-columns-repeated="2"/>
        </table:table-row>
        <table:table-row table:style-name="ro1">
          <table:table-cell office:value-type="float" office:value="40.4847221070205" calcext:value-type="float">
            <text:p>40,484722107</text:p>
          </table:table-cell>
          <table:table-cell office:value-type="float" office:value="6.65998458633004" calcext:value-type="float">
            <text:p>6,6599845863</text:p>
          </table:table-cell>
          <table:table-cell table:formula="of:=1/[.B338]" office:value-type="float" office:value="0.150150497653185" calcext:value-type="float">
            <text:p>0,1501504977</text:p>
          </table:table-cell>
          <table:table-cell table:formula="of:=[.C338]/MAX([.C$2:.C$452])" office:value-type="float" office:value="0.865804683940994" calcext:value-type="float">
            <text:p>0,8658046839</text:p>
          </table:table-cell>
          <table:table-cell table:formula="of:=[.A338]*(24/4)*365" office:value-type="float" office:value="88661.5414143749" calcext:value-type="float">
            <text:p>88661,5414143749</text:p>
          </table:table-cell>
          <table:table-cell table:number-columns-repeated="2"/>
        </table:table-row>
        <table:table-row table:style-name="ro1">
          <table:table-cell office:value-type="float" office:value="40.4782962050355" calcext:value-type="float">
            <text:p>40,478296205</text:p>
          </table:table-cell>
          <table:table-cell office:value-type="float" office:value="6.66072200539484" calcext:value-type="float">
            <text:p>6,6607220054</text:p>
          </table:table-cell>
          <table:table-cell table:formula="of:=1/[.B339]" office:value-type="float" office:value="0.15013387425418" calcext:value-type="float">
            <text:p>0,1501338743</text:p>
          </table:table-cell>
          <table:table-cell table:formula="of:=[.C339]/MAX([.C$2:.C$452])" office:value-type="float" office:value="0.86570882933547" calcext:value-type="float">
            <text:p>0,8657088293</text:p>
          </table:table-cell>
          <table:table-cell table:formula="of:=[.A339]*(24/4)*365" office:value-type="float" office:value="88647.4686890278" calcext:value-type="float">
            <text:p>88647,4686890278</text:p>
          </table:table-cell>
          <table:table-cell table:number-columns-repeated="2"/>
        </table:table-row>
        <table:table-row table:style-name="ro1">
          <table:table-cell office:value-type="float" office:value="40.476717108977" calcext:value-type="float">
            <text:p>40,476717109</text:p>
          </table:table-cell>
          <table:table-cell office:value-type="float" office:value="6.66180782374012" calcext:value-type="float">
            <text:p>6,6618078237</text:p>
          </table:table-cell>
          <table:table-cell table:formula="of:=1/[.B340]" office:value-type="float" office:value="0.150109403702158" calcext:value-type="float">
            <text:p>0,1501094037</text:p>
          </table:table-cell>
          <table:table-cell table:formula="of:=[.C340]/MAX([.C$2:.C$452])" office:value-type="float" office:value="0.865567726116429" calcext:value-type="float">
            <text:p>0,8655677261</text:p>
          </table:table-cell>
          <table:table-cell table:formula="of:=[.A340]*(24/4)*365" office:value-type="float" office:value="88644.0104686596" calcext:value-type="float">
            <text:p>88644,0104686596</text:p>
          </table:table-cell>
          <table:table-cell table:number-columns-repeated="2"/>
        </table:table-row>
        <table:table-row table:style-name="ro1">
          <table:table-cell office:value-type="float" office:value="40.4722448399353" calcext:value-type="float">
            <text:p>40,4722448399</text:p>
          </table:table-cell>
          <table:table-cell office:value-type="float" office:value="6.66483026528689" calcext:value-type="float">
            <text:p>6,6648302653</text:p>
          </table:table-cell>
          <table:table-cell table:formula="of:=1/[.B341]" office:value-type="float" office:value="0.15004133041593" calcext:value-type="float">
            <text:p>0,1500413304</text:p>
          </table:table-cell>
          <table:table-cell table:formula="of:=[.C341]/MAX([.C$2:.C$452])" office:value-type="float" office:value="0.865175198812233" calcext:value-type="float">
            <text:p>0,8651751988</text:p>
          </table:table-cell>
          <table:table-cell table:formula="of:=[.A341]*(24/4)*365" office:value-type="float" office:value="88634.2161994583" calcext:value-type="float">
            <text:p>88634,2161994583</text:p>
          </table:table-cell>
          <table:table-cell table:number-columns-repeated="2"/>
        </table:table-row>
        <table:table-row table:style-name="ro1">
          <table:table-cell office:value-type="float" office:value="40.4655148625" calcext:value-type="float">
            <text:p>40,4655148625</text:p>
          </table:table-cell>
          <table:table-cell office:value-type="float" office:value="6.66914177607823" calcext:value-type="float">
            <text:p>6,6691417761</text:p>
          </table:table-cell>
          <table:table-cell table:formula="of:=1/[.B342]" office:value-type="float" office:value="0.149944330706379" calcext:value-type="float">
            <text:p>0,1499443307</text:p>
          </table:table-cell>
          <table:table-cell table:formula="of:=[.C342]/MAX([.C$2:.C$452])" office:value-type="float" office:value="0.8646158746396" calcext:value-type="float">
            <text:p>0,8646158746</text:p>
          </table:table-cell>
          <table:table-cell table:formula="of:=[.A342]*(24/4)*365" office:value-type="float" office:value="88619.477548875" calcext:value-type="float">
            <text:p>88619,477548875</text:p>
          </table:table-cell>
          <table:table-cell table:number-columns-repeated="2"/>
        </table:table-row>
        <table:table-row table:style-name="ro1">
          <table:table-cell office:value-type="float" office:value="40.4643758880391" calcext:value-type="float">
            <text:p>40,464375888</text:p>
          </table:table-cell>
          <table:table-cell office:value-type="float" office:value="6.67082304406386" calcext:value-type="float">
            <text:p>6,6708230441</text:p>
          </table:table-cell>
          <table:table-cell table:formula="of:=1/[.B343]" office:value-type="float" office:value="0.149906539776957" calcext:value-type="float">
            <text:p>0,1499065398</text:p>
          </table:table-cell>
          <table:table-cell table:formula="of:=[.C343]/MAX([.C$2:.C$452])" office:value-type="float" office:value="0.86439796284966" calcext:value-type="float">
            <text:p>0,8643979628</text:p>
          </table:table-cell>
          <table:table-cell table:formula="of:=[.A343]*(24/4)*365" office:value-type="float" office:value="88616.9831948056" calcext:value-type="float">
            <text:p>88616,9831948056</text:p>
          </table:table-cell>
          <table:table-cell table:number-columns-repeated="2"/>
        </table:table-row>
        <table:table-row table:style-name="ro1">
          <table:table-cell office:value-type="float" office:value="40.4627667923135" calcext:value-type="float">
            <text:p>40,4627667923</text:p>
          </table:table-cell>
          <table:table-cell office:value-type="float" office:value="6.67098138489119" calcext:value-type="float">
            <text:p>6,6709813849</text:p>
          </table:table-cell>
          <table:table-cell table:formula="of:=1/[.B344]" office:value-type="float" office:value="0.149902981630987" calcext:value-type="float">
            <text:p>0,1499029816</text:p>
          </table:table-cell>
          <table:table-cell table:formula="of:=[.C344]/MAX([.C$2:.C$452])" office:value-type="float" office:value="0.864377445705228" calcext:value-type="float">
            <text:p>0,8643774457</text:p>
          </table:table-cell>
          <table:table-cell table:formula="of:=[.A344]*(24/4)*365" office:value-type="float" office:value="88613.4592751666" calcext:value-type="float">
            <text:p>88613,4592751666</text:p>
          </table:table-cell>
          <table:table-cell table:number-columns-repeated="2"/>
        </table:table-row>
        <table:table-row table:style-name="ro1">
          <table:table-cell office:value-type="float" office:value="40.4576431501205" calcext:value-type="float">
            <text:p>40,4576431501</text:p>
          </table:table-cell>
          <table:table-cell office:value-type="float" office:value="6.6729009037761" calcext:value-type="float">
            <text:p>6,6729009038</text:p>
          </table:table-cell>
          <table:table-cell table:formula="of:=1/[.B345]" office:value-type="float" office:value="0.149859860714268" calcext:value-type="float">
            <text:p>0,1498598607</text:p>
          </table:table-cell>
          <table:table-cell table:formula="of:=[.C345]/MAX([.C$2:.C$452])" office:value-type="float" office:value="0.864128799898157" calcext:value-type="float">
            <text:p>0,8641287999</text:p>
          </table:table-cell>
          <table:table-cell table:formula="of:=[.A345]*(24/4)*365" office:value-type="float" office:value="88602.2384987639" calcext:value-type="float">
            <text:p>88602,2384987639</text:p>
          </table:table-cell>
          <table:table-cell table:number-columns-repeated="2"/>
        </table:table-row>
        <table:table-row table:style-name="ro1">
          <table:table-cell office:value-type="float" office:value="40.455628247644" calcext:value-type="float">
            <text:p>40,4556282476</text:p>
          </table:table-cell>
          <table:table-cell office:value-type="float" office:value="6.6772079631286" calcext:value-type="float">
            <text:p>6,6772079631</text:p>
          </table:table-cell>
          <table:table-cell table:formula="of:=1/[.B346]" office:value-type="float" office:value="0.149763195263945" calcext:value-type="float">
            <text:p>0,1497631953</text:p>
          </table:table-cell>
          <table:table-cell table:formula="of:=[.C346]/MAX([.C$2:.C$452])" office:value-type="float" office:value="0.863571403146413" calcext:value-type="float">
            <text:p>0,8635714031</text:p>
          </table:table-cell>
          <table:table-cell table:formula="of:=[.A346]*(24/4)*365" office:value-type="float" office:value="88597.8258623404" calcext:value-type="float">
            <text:p>88597,8258623404</text:p>
          </table:table-cell>
          <table:table-cell table:number-columns-repeated="2"/>
        </table:table-row>
        <table:table-row table:style-name="ro1">
          <table:table-cell office:value-type="float" office:value="40.4545135908073" calcext:value-type="float">
            <text:p>40,4545135908</text:p>
          </table:table-cell>
          <table:table-cell office:value-type="float" office:value="6.67961922661779" calcext:value-type="float">
            <text:p>6,6796192266</text:p>
          </table:table-cell>
          <table:table-cell table:formula="of:=1/[.B347]" office:value-type="float" office:value="0.149709132522865" calcext:value-type="float">
            <text:p>0,1497091325</text:p>
          </table:table-cell>
          <table:table-cell table:formula="of:=[.C347]/MAX([.C$2:.C$452])" office:value-type="float" office:value="0.863259664090029" calcext:value-type="float">
            <text:p>0,8632596641</text:p>
          </table:table-cell>
          <table:table-cell table:formula="of:=[.A347]*(24/4)*365" office:value-type="float" office:value="88595.384763868" calcext:value-type="float">
            <text:p>88595,384763868</text:p>
          </table:table-cell>
          <table:table-cell table:number-columns-repeated="2"/>
        </table:table-row>
        <table:table-row table:style-name="ro1">
          <table:table-cell office:value-type="float" office:value="40.4499594473966" calcext:value-type="float">
            <text:p>40,4499594474</text:p>
          </table:table-cell>
          <table:table-cell office:value-type="float" office:value="6.68063114208544" calcext:value-type="float">
            <text:p>6,6806311421</text:p>
          </table:table-cell>
          <table:table-cell table:formula="of:=1/[.B348]" office:value-type="float" office:value="0.149686456074544" calcext:value-type="float">
            <text:p>0,1496864561</text:p>
          </table:table-cell>
          <table:table-cell table:formula="of:=[.C348]/MAX([.C$2:.C$452])" office:value-type="float" office:value="0.863128906114006" calcext:value-type="float">
            <text:p>0,8631289061</text:p>
          </table:table-cell>
          <table:table-cell table:formula="of:=[.A348]*(24/4)*365" office:value-type="float" office:value="88585.4111897986" calcext:value-type="float">
            <text:p>88585,4111897986</text:p>
          </table:table-cell>
          <table:table-cell table:number-columns-repeated="2"/>
        </table:table-row>
        <table:table-row table:style-name="ro1">
          <table:table-cell office:value-type="float" office:value="40.44332968177" calcext:value-type="float">
            <text:p>40,4433296818</text:p>
          </table:table-cell>
          <table:table-cell office:value-type="float" office:value="6.68129052607822" calcext:value-type="float">
            <text:p>6,6812905261</text:p>
          </table:table-cell>
          <table:table-cell table:formula="of:=1/[.B349]" office:value-type="float" office:value="0.149671683351716" calcext:value-type="float">
            <text:p>0,1496716834</text:p>
          </table:table-cell>
          <table:table-cell table:formula="of:=[.C349]/MAX([.C$2:.C$452])" office:value-type="float" office:value="0.863043722962312" calcext:value-type="float">
            <text:p>0,863043723</text:p>
          </table:table-cell>
          <table:table-cell table:formula="of:=[.A349]*(24/4)*365" office:value-type="float" office:value="88570.8920030763" calcext:value-type="float">
            <text:p>88570,8920030763</text:p>
          </table:table-cell>
          <table:table-cell table:number-columns-repeated="2"/>
        </table:table-row>
        <table:table-row table:style-name="ro1">
          <table:table-cell office:value-type="float" office:value="40.4353020293537" calcext:value-type="float">
            <text:p>40,4353020294</text:p>
          </table:table-cell>
          <table:table-cell office:value-type="float" office:value="6.68261834082644" calcext:value-type="float">
            <text:p>6,6826183408</text:p>
          </table:table-cell>
          <table:table-cell table:formula="of:=1/[.B350]" office:value-type="float" office:value="0.149641944070134" calcext:value-type="float">
            <text:p>0,1496419441</text:p>
          </table:table-cell>
          <table:table-cell table:formula="of:=[.C350]/MAX([.C$2:.C$452])" office:value-type="float" office:value="0.862872238953311" calcext:value-type="float">
            <text:p>0,862872239</text:p>
          </table:table-cell>
          <table:table-cell table:formula="of:=[.A350]*(24/4)*365" office:value-type="float" office:value="88553.3114442846" calcext:value-type="float">
            <text:p>88553,3114442846</text:p>
          </table:table-cell>
          <table:table-cell table:number-columns-repeated="2"/>
        </table:table-row>
        <table:table-row table:style-name="ro1">
          <table:table-cell office:value-type="float" office:value="40.4339634819191" calcext:value-type="float">
            <text:p>40,4339634819</text:p>
          </table:table-cell>
          <table:table-cell office:value-type="float" office:value="6.68943055305664" calcext:value-type="float">
            <text:p>6,6894305531</text:p>
          </table:table-cell>
          <table:table-cell table:formula="of:=1/[.B351]" office:value-type="float" office:value="0.149489555511278" calcext:value-type="float">
            <text:p>0,1494895555</text:p>
          </table:table-cell>
          <table:table-cell table:formula="of:=[.C351]/MAX([.C$2:.C$452])" office:value-type="float" office:value="0.861993529058249" calcext:value-type="float">
            <text:p>0,8619935291</text:p>
          </table:table-cell>
          <table:table-cell table:formula="of:=[.A351]*(24/4)*365" office:value-type="float" office:value="88550.3800254028" calcext:value-type="float">
            <text:p>88550,3800254028</text:p>
          </table:table-cell>
          <table:table-cell table:number-columns-repeated="2"/>
        </table:table-row>
        <table:table-row table:style-name="ro1">
          <table:table-cell office:value-type="float" office:value="40.4302182023687" calcext:value-type="float">
            <text:p>40,4302182024</text:p>
          </table:table-cell>
          <table:table-cell office:value-type="float" office:value="6.69127664118615" calcext:value-type="float">
            <text:p>6,6912766412</text:p>
          </table:table-cell>
          <table:table-cell table:formula="of:=1/[.B352]" office:value-type="float" office:value="0.149448312126986" calcext:value-type="float">
            <text:p>0,1494483121</text:p>
          </table:table-cell>
          <table:table-cell table:formula="of:=[.C352]/MAX([.C$2:.C$452])" office:value-type="float" office:value="0.861755709564744" calcext:value-type="float">
            <text:p>0,8617557096</text:p>
          </table:table-cell>
          <table:table-cell table:formula="of:=[.A352]*(24/4)*365" office:value-type="float" office:value="88542.1778631875" calcext:value-type="float">
            <text:p>88542,1778631875</text:p>
          </table:table-cell>
          <table:table-cell table:number-columns-repeated="2"/>
        </table:table-row>
        <table:table-row table:style-name="ro1">
          <table:table-cell office:value-type="float" office:value="40.4260079710204" calcext:value-type="float">
            <text:p>40,426007971</text:p>
          </table:table-cell>
          <table:table-cell office:value-type="float" office:value="6.69191639838038" calcext:value-type="float">
            <text:p>6,6919163984</text:p>
          </table:table-cell>
          <table:table-cell table:formula="of:=1/[.B353]" office:value-type="float" office:value="0.149434024645321" calcext:value-type="float">
            <text:p>0,1494340246</text:p>
          </table:table-cell>
          <table:table-cell table:formula="of:=[.C353]/MAX([.C$2:.C$452])" office:value-type="float" office:value="0.861673324432886" calcext:value-type="float">
            <text:p>0,8616733244</text:p>
          </table:table-cell>
          <table:table-cell table:formula="of:=[.A353]*(24/4)*365" office:value-type="float" office:value="88532.9574565347" calcext:value-type="float">
            <text:p>88532,9574565347</text:p>
          </table:table-cell>
          <table:table-cell table:number-columns-repeated="2"/>
        </table:table-row>
        <table:table-row table:style-name="ro1">
          <table:table-cell office:value-type="float" office:value="40.4225744285198" calcext:value-type="float">
            <text:p>40,4225744285</text:p>
          </table:table-cell>
          <table:table-cell office:value-type="float" office:value="6.69195464028684" calcext:value-type="float">
            <text:p>6,6919546403</text:p>
          </table:table-cell>
          <table:table-cell table:formula="of:=1/[.B354]" office:value-type="float" office:value="0.149433170688249" calcext:value-type="float">
            <text:p>0,1494331707</text:p>
          </table:table-cell>
          <table:table-cell table:formula="of:=[.C354]/MAX([.C$2:.C$452])" office:value-type="float" office:value="0.861668400306463" calcext:value-type="float">
            <text:p>0,8616684003</text:p>
          </table:table-cell>
          <table:table-cell table:formula="of:=[.A354]*(24/4)*365" office:value-type="float" office:value="88525.4379984584" calcext:value-type="float">
            <text:p>88525,4379984584</text:p>
          </table:table-cell>
          <table:table-cell table:number-columns-repeated="2"/>
        </table:table-row>
        <table:table-row table:style-name="ro1">
          <table:table-cell office:value-type="float" office:value="40.4219667879154" calcext:value-type="float">
            <text:p>40,4219667879</text:p>
          </table:table-cell>
          <table:table-cell office:value-type="float" office:value="6.6933637589919" calcext:value-type="float">
            <text:p>6,693363759</text:p>
          </table:table-cell>
          <table:table-cell table:formula="of:=1/[.B355]" office:value-type="float" office:value="0.14940171130795" calcext:value-type="float">
            <text:p>0,1494017113</text:p>
          </table:table-cell>
          <table:table-cell table:formula="of:=[.C355]/MAX([.C$2:.C$452])" office:value-type="float" office:value="0.861486997785376" calcext:value-type="float">
            <text:p>0,8614869978</text:p>
          </table:table-cell>
          <table:table-cell table:formula="of:=[.A355]*(24/4)*365" office:value-type="float" office:value="88524.1072655347" calcext:value-type="float">
            <text:p>88524,1072655347</text:p>
          </table:table-cell>
          <table:table-cell table:number-columns-repeated="2"/>
        </table:table-row>
        <table:table-row table:style-name="ro1">
          <table:table-cell office:value-type="float" office:value="40.4195478362887" calcext:value-type="float">
            <text:p>40,4195478363</text:p>
          </table:table-cell>
          <table:table-cell office:value-type="float" office:value="6.69699532374004" calcext:value-type="float">
            <text:p>6,6969953237</text:p>
          </table:table-cell>
          <table:table-cell table:formula="of:=1/[.B356]" office:value-type="float" office:value="0.149320695574495" calcext:value-type="float">
            <text:p>0,1493206956</text:p>
          </table:table-cell>
          <table:table-cell table:formula="of:=[.C356]/MAX([.C$2:.C$452])" office:value-type="float" office:value="0.861019841148571" calcext:value-type="float">
            <text:p>0,8610198411</text:p>
          </table:table-cell>
          <table:table-cell table:formula="of:=[.A356]*(24/4)*365" office:value-type="float" office:value="88518.8097614723" calcext:value-type="float">
            <text:p>88518,8097614723</text:p>
          </table:table-cell>
          <table:table-cell table:number-columns-repeated="2"/>
        </table:table-row>
        <table:table-row table:style-name="ro1">
          <table:table-cell office:value-type="float" office:value="40.4170946717339" calcext:value-type="float">
            <text:p>40,4170946717</text:p>
          </table:table-cell>
          <table:table-cell office:value-type="float" office:value="6.69841696043074" calcext:value-type="float">
            <text:p>6,6984169604</text:p>
          </table:table-cell>
          <table:table-cell table:formula="of:=1/[.B357]" office:value-type="float" office:value="0.149289004537528" calcext:value-type="float">
            <text:p>0,1492890045</text:p>
          </table:table-cell>
          <table:table-cell table:formula="of:=[.C357]/MAX([.C$2:.C$452])" office:value-type="float" office:value="0.860837102838187" calcext:value-type="float">
            <text:p>0,8608371028</text:p>
          </table:table-cell>
          <table:table-cell table:formula="of:=[.A357]*(24/4)*365" office:value-type="float" office:value="88513.4373310972" calcext:value-type="float">
            <text:p>88513,4373310972</text:p>
          </table:table-cell>
          <table:table-cell table:number-columns-repeated="2"/>
        </table:table-row>
        <table:table-row table:style-name="ro1">
          <table:table-cell office:value-type="float" office:value="40.4160244238965" calcext:value-type="float">
            <text:p>40,4160244239</text:p>
          </table:table-cell>
          <table:table-cell office:value-type="float" office:value="6.69908333633002" calcext:value-type="float">
            <text:p>6,6990833363</text:p>
          </table:table-cell>
          <table:table-cell table:formula="of:=1/[.B358]" office:value-type="float" office:value="0.149274154357338" calcext:value-type="float">
            <text:p>0,1492741544</text:p>
          </table:table-cell>
          <table:table-cell table:formula="of:=[.C358]/MAX([.C$2:.C$452])" office:value-type="float" office:value="0.860751473048298" calcext:value-type="float">
            <text:p>0,860751473</text:p>
          </table:table-cell>
          <table:table-cell table:formula="of:=[.A358]*(24/4)*365" office:value-type="float" office:value="88511.0934883334" calcext:value-type="float">
            <text:p>88511,0934883334</text:p>
          </table:table-cell>
          <table:table-cell table:number-columns-repeated="2"/>
        </table:table-row>
        <table:table-row table:style-name="ro1">
          <table:table-cell office:value-type="float" office:value="40.4062857777841" calcext:value-type="float">
            <text:p>40,4062857778</text:p>
          </table:table-cell>
          <table:table-cell office:value-type="float" office:value="6.69998229766096" calcext:value-type="float">
            <text:p>6,6999822977</text:p>
          </table:table-cell>
          <table:table-cell table:formula="of:=1/[.B359]" office:value-type="float" office:value="0.149254125693602" calcext:value-type="float">
            <text:p>0,1492541257</text:p>
          </table:table-cell>
          <table:table-cell table:formula="of:=[.C359]/MAX([.C$2:.C$452])" office:value-type="float" office:value="0.860635982849153" calcext:value-type="float">
            <text:p>0,8606359828</text:p>
          </table:table-cell>
          <table:table-cell table:formula="of:=[.A359]*(24/4)*365" office:value-type="float" office:value="88489.7658533472" calcext:value-type="float">
            <text:p>88489,7658533472</text:p>
          </table:table-cell>
          <table:table-cell table:number-columns-repeated="2"/>
        </table:table-row>
        <table:table-row table:style-name="ro1">
          <table:table-cell office:value-type="float" office:value="40.4021142292238" calcext:value-type="float">
            <text:p>40,4021142292</text:p>
          </table:table-cell>
          <table:table-cell office:value-type="float" office:value="6.70444887140193" calcext:value-type="float">
            <text:p>6,7044488714</text:p>
          </table:table-cell>
          <table:table-cell table:formula="of:=1/[.B360]" office:value-type="float" office:value="0.149154691038892" calcext:value-type="float">
            <text:p>0,149154691</text:p>
          </table:table-cell>
          <table:table-cell table:formula="of:=[.C360]/MAX([.C$2:.C$452])" office:value-type="float" office:value="0.860062618184099" calcext:value-type="float">
            <text:p>0,8600626182</text:p>
          </table:table-cell>
          <table:table-cell table:formula="of:=[.A360]*(24/4)*365" office:value-type="float" office:value="88480.6301620001" calcext:value-type="float">
            <text:p>88480,6301620001</text:p>
          </table:table-cell>
          <table:table-cell table:number-columns-repeated="2"/>
        </table:table-row>
        <table:table-row table:style-name="ro1">
          <table:table-cell office:value-type="float" office:value="40.4002159226408" calcext:value-type="float">
            <text:p>40,4002159226</text:p>
          </table:table-cell>
          <table:table-cell office:value-type="float" office:value="6.70516503147388" calcext:value-type="float">
            <text:p>6,7051650315</text:p>
          </table:table-cell>
          <table:table-cell table:formula="of:=1/[.B361]" office:value-type="float" office:value="0.149138760240207" calcext:value-type="float">
            <text:p>0,1491387602</text:p>
          </table:table-cell>
          <table:table-cell table:formula="of:=[.C361]/MAX([.C$2:.C$452])" office:value-type="float" office:value="0.859970757282297" calcext:value-type="float">
            <text:p>0,8599707573</text:p>
          </table:table-cell>
          <table:table-cell table:formula="of:=[.A361]*(24/4)*365" office:value-type="float" office:value="88476.4728705834" calcext:value-type="float">
            <text:p>88476,4728705834</text:p>
          </table:table-cell>
          <table:table-cell table:number-columns-repeated="2"/>
        </table:table-row>
        <table:table-row table:style-name="ro1">
          <table:table-cell office:value-type="float" office:value="40.3983022932395" calcext:value-type="float">
            <text:p>40,3983022932</text:p>
          </table:table-cell>
          <table:table-cell office:value-type="float" office:value="6.7058019154667" calcext:value-type="float">
            <text:p>6,7058019155</text:p>
          </table:table-cell>
          <table:table-cell table:formula="of:=1/[.B362]" office:value-type="float" office:value="0.149124595776313" calcext:value-type="float">
            <text:p>0,1491245958</text:p>
          </table:table-cell>
          <table:table-cell table:formula="of:=[.C362]/MAX([.C$2:.C$452])" office:value-type="float" office:value="0.859889081501158" calcext:value-type="float">
            <text:p>0,8598890815</text:p>
          </table:table-cell>
          <table:table-cell table:formula="of:=[.A362]*(24/4)*365" office:value-type="float" office:value="88472.2820221945" calcext:value-type="float">
            <text:p>88472,2820221945</text:p>
          </table:table-cell>
          <table:table-cell table:number-columns-repeated="2"/>
        </table:table-row>
        <table:table-row table:style-name="ro1">
          <table:table-cell office:value-type="float" office:value="40.3879711261638" calcext:value-type="float">
            <text:p>40,3879711262</text:p>
          </table:table-cell>
          <table:table-cell office:value-type="float" office:value="6.70904272032281" calcext:value-type="float">
            <text:p>6,7090427203</text:p>
          </table:table-cell>
          <table:table-cell table:formula="of:=1/[.B363]" office:value-type="float" office:value="0.14905256110098" calcext:value-type="float">
            <text:p>0,1490525611</text:p>
          </table:table-cell>
          <table:table-cell table:formula="of:=[.C363]/MAX([.C$2:.C$452])" office:value-type="float" office:value="0.859473711853473" calcext:value-type="float">
            <text:p>0,8594737119</text:p>
          </table:table-cell>
          <table:table-cell table:formula="of:=[.A363]*(24/4)*365" office:value-type="float" office:value="88449.6567662987" calcext:value-type="float">
            <text:p>88449,6567662987</text:p>
          </table:table-cell>
          <table:table-cell table:number-columns-repeated="2"/>
        </table:table-row>
        <table:table-row table:style-name="ro1">
          <table:table-cell office:value-type="float" office:value="40.3868461405663" calcext:value-type="float">
            <text:p>40,3868461406</text:p>
          </table:table-cell>
          <table:table-cell office:value-type="float" office:value="6.71256848471127" calcext:value-type="float">
            <text:p>6,7125684847</text:p>
          </table:table-cell>
          <table:table-cell table:formula="of:=1/[.B364]" office:value-type="float" office:value="0.148974271514343" calcext:value-type="float">
            <text:p>0,1489742715</text:p>
          </table:table-cell>
          <table:table-cell table:formula="of:=[.C364]/MAX([.C$2:.C$452])" office:value-type="float" office:value="0.859022274849445" calcext:value-type="float">
            <text:p>0,8590222748</text:p>
          </table:table-cell>
          <table:table-cell table:formula="of:=[.A364]*(24/4)*365" office:value-type="float" office:value="88447.1930478402" calcext:value-type="float">
            <text:p>88447,1930478402</text:p>
          </table:table-cell>
          <table:table-cell table:number-columns-repeated="2"/>
        </table:table-row>
        <table:table-row table:style-name="ro1">
          <table:table-cell office:value-type="float" office:value="40.3729688395389" calcext:value-type="float">
            <text:p>40,3729688395</text:p>
          </table:table-cell>
          <table:table-cell office:value-type="float" office:value="6.71698981564655" calcext:value-type="float">
            <text:p>6,7169898156</text:p>
          </table:table-cell>
          <table:table-cell table:formula="of:=1/[.B365]" office:value-type="float" office:value="0.148876212030365" calcext:value-type="float">
            <text:p>0,148876212</text:p>
          </table:table-cell>
          <table:table-cell table:formula="of:=[.C365]/MAX([.C$2:.C$452])" office:value-type="float" office:value="0.858456839756922" calcext:value-type="float">
            <text:p>0,8584568398</text:p>
          </table:table-cell>
          <table:table-cell table:formula="of:=[.A365]*(24/4)*365" office:value-type="float" office:value="88416.8017585902" calcext:value-type="float">
            <text:p>88416,8017585902</text:p>
          </table:table-cell>
          <table:table-cell table:number-columns-repeated="2"/>
        </table:table-row>
        <table:table-row table:style-name="ro1">
          <table:table-cell office:value-type="float" office:value="40.3685262037608" calcext:value-type="float">
            <text:p>40,3685262038</text:p>
          </table:table-cell>
          <table:table-cell office:value-type="float" office:value="6.72409090377602" calcext:value-type="float">
            <text:p>6,7240909038</text:p>
          </table:table-cell>
          <table:table-cell table:formula="of:=1/[.B366]" office:value-type="float" office:value="0.148718988828428" calcext:value-type="float">
            <text:p>0,1487189888</text:p>
          </table:table-cell>
          <table:table-cell table:formula="of:=[.C366]/MAX([.C$2:.C$452])" office:value-type="float" office:value="0.857550252121256" calcext:value-type="float">
            <text:p>0,8575502521</text:p>
          </table:table-cell>
          <table:table-cell table:formula="of:=[.A366]*(24/4)*365" office:value-type="float" office:value="88407.0723862362" calcext:value-type="float">
            <text:p>88407,0723862362</text:p>
          </table:table-cell>
          <table:table-cell table:number-columns-repeated="2"/>
        </table:table-row>
        <table:table-row table:style-name="ro1">
          <table:table-cell office:value-type="float" office:value="40.3676683616914" calcext:value-type="float">
            <text:p>40,3676683617</text:p>
          </table:table-cell>
          <table:table-cell office:value-type="float" office:value="6.72559133992707" calcext:value-type="float">
            <text:p>6,7255913399</text:p>
          </table:table-cell>
          <table:table-cell table:formula="of:=1/[.B367]" office:value-type="float" office:value="0.148685810578976" calcext:value-type="float">
            <text:p>0,1486858106</text:p>
          </table:table-cell>
          <table:table-cell table:formula="of:=[.C367]/MAX([.C$2:.C$452])" office:value-type="float" office:value="0.857358938178051" calcext:value-type="float">
            <text:p>0,8573589382</text:p>
          </table:table-cell>
          <table:table-cell table:formula="of:=[.A367]*(24/4)*365" office:value-type="float" office:value="88405.1937121042" calcext:value-type="float">
            <text:p>88405,1937121042</text:p>
          </table:table-cell>
          <table:table-cell table:number-columns-repeated="2"/>
        </table:table-row>
        <table:table-row table:style-name="ro1">
          <table:table-cell office:value-type="float" office:value="40.3634455523687" calcext:value-type="float">
            <text:p>40,3634455524</text:p>
          </table:table-cell>
          <table:table-cell office:value-type="float" office:value="6.72659214927965" calcext:value-type="float">
            <text:p>6,7265921493</text:p>
          </table:table-cell>
          <table:table-cell table:formula="of:=1/[.B368]" office:value-type="float" office:value="0.148663688507871" calcext:value-type="float">
            <text:p>0,1486636885</text:p>
          </table:table-cell>
          <table:table-cell table:formula="of:=[.C368]/MAX([.C$2:.C$452])" office:value-type="float" office:value="0.85723137687735" calcext:value-type="float">
            <text:p>0,8572313769</text:p>
          </table:table-cell>
          <table:table-cell table:formula="of:=[.A368]*(24/4)*365" office:value-type="float" office:value="88395.9457596875" calcext:value-type="float">
            <text:p>88395,9457596875</text:p>
          </table:table-cell>
          <table:table-cell table:number-columns-repeated="2"/>
        </table:table-row>
        <table:table-row table:style-name="ro1">
          <table:table-cell office:value-type="float" office:value="40.3631550688261" calcext:value-type="float">
            <text:p>40,3631550688</text:p>
          </table:table-cell>
          <table:table-cell office:value-type="float" office:value="6.72778250449546" calcext:value-type="float">
            <text:p>6,7277825045</text:p>
          </table:table-cell>
          <table:table-cell table:formula="of:=1/[.B369]" office:value-type="float" office:value="0.148637385250163" calcext:value-type="float">
            <text:p>0,1486373853</text:p>
          </table:table-cell>
          <table:table-cell table:formula="of:=[.C369]/MAX([.C$2:.C$452])" office:value-type="float" office:value="0.857079705826757" calcext:value-type="float">
            <text:p>0,8570797058</text:p>
          </table:table-cell>
          <table:table-cell table:formula="of:=[.A369]*(24/4)*365" office:value-type="float" office:value="88395.3096007292" calcext:value-type="float">
            <text:p>88395,3096007292</text:p>
          </table:table-cell>
          <table:table-cell table:number-columns-repeated="2"/>
        </table:table-row>
        <table:table-row table:style-name="ro1">
          <table:table-cell office:value-type="float" office:value="40.3584168129122" calcext:value-type="float">
            <text:p>40,3584168129</text:p>
          </table:table-cell>
          <table:table-cell office:value-type="float" office:value="6.73001963579041" calcext:value-type="float">
            <text:p>6,7300196358</text:p>
          </table:table-cell>
          <table:table-cell table:formula="of:=1/[.B370]" office:value-type="float" office:value="0.148587976576172" calcext:value-type="float">
            <text:p>0,1485879766</text:p>
          </table:table-cell>
          <table:table-cell table:formula="of:=[.C370]/MAX([.C$2:.C$452])" office:value-type="float" office:value="0.856794803265407" calcext:value-type="float">
            <text:p>0,8567948033</text:p>
          </table:table-cell>
          <table:table-cell table:formula="of:=[.A370]*(24/4)*365" office:value-type="float" office:value="88384.9328202777" calcext:value-type="float">
            <text:p>88384,9328202777</text:p>
          </table:table-cell>
          <table:table-cell table:number-columns-repeated="2"/>
        </table:table-row>
        <table:table-row table:style-name="ro1">
          <table:table-cell office:value-type="float" office:value="40.3544486476376" calcext:value-type="float">
            <text:p>40,3544486476</text:p>
          </table:table-cell>
          <table:table-cell office:value-type="float" office:value="6.73029485161776" calcext:value-type="float">
            <text:p>6,7302948516</text:p>
          </table:table-cell>
          <table:table-cell table:formula="of:=1/[.B371]" office:value-type="float" office:value="0.14858190050316" calcext:value-type="float">
            <text:p>0,1485819005</text:p>
          </table:table-cell>
          <table:table-cell table:formula="of:=[.C371]/MAX([.C$2:.C$452])" office:value-type="float" office:value="0.856759767134621" calcext:value-type="float">
            <text:p>0,8567597671</text:p>
          </table:table-cell>
          <table:table-cell table:formula="of:=[.A371]*(24/4)*365" office:value-type="float" office:value="88376.2425383263" calcext:value-type="float">
            <text:p>88376,2425383263</text:p>
          </table:table-cell>
          <table:table-cell table:number-columns-repeated="2"/>
        </table:table-row>
        <table:table-row table:style-name="ro1">
          <table:table-cell office:value-type="float" office:value="40.3489131369926" calcext:value-type="float">
            <text:p>40,348913137</text:p>
          </table:table-cell>
          <table:table-cell office:value-type="float" office:value="6.73301703237315" calcext:value-type="float">
            <text:p>6,7330170324</text:p>
          </table:table-cell>
          <table:table-cell table:formula="of:=1/[.B372]" office:value-type="float" office:value="0.148521828355978" calcext:value-type="float">
            <text:p>0,1485218284</text:p>
          </table:table-cell>
          <table:table-cell table:formula="of:=[.C372]/MAX([.C$2:.C$452])" office:value-type="float" office:value="0.856413376365242" calcext:value-type="float">
            <text:p>0,8564133764</text:p>
          </table:table-cell>
          <table:table-cell table:formula="of:=[.A372]*(24/4)*365" office:value-type="float" office:value="88364.1197700138" calcext:value-type="float">
            <text:p>88364,1197700138</text:p>
          </table:table-cell>
          <table:table-cell table:number-columns-repeated="2"/>
        </table:table-row>
        <table:table-row table:style-name="ro1">
          <table:table-cell office:value-type="float" office:value="40.3464566552733" calcext:value-type="float">
            <text:p>40,3464566553</text:p>
          </table:table-cell>
          <table:table-cell office:value-type="float" office:value="6.73757108812856" calcext:value-type="float">
            <text:p>6,7375710881</text:p>
          </table:table-cell>
          <table:table-cell table:formula="of:=1/[.B373]" office:value-type="float" office:value="0.148421439554378" calcext:value-type="float">
            <text:p>0,1484214396</text:p>
          </table:table-cell>
          <table:table-cell table:formula="of:=[.C373]/MAX([.C$2:.C$452])" office:value-type="float" office:value="0.855834509854651" calcext:value-type="float">
            <text:p>0,8558345099</text:p>
          </table:table-cell>
          <table:table-cell table:formula="of:=[.A373]*(24/4)*365" office:value-type="float" office:value="88358.7400750485" calcext:value-type="float">
            <text:p>88358,7400750485</text:p>
          </table:table-cell>
          <table:table-cell table:number-columns-repeated="2"/>
        </table:table-row>
        <table:table-row table:style-name="ro1">
          <table:table-cell office:value-type="float" office:value="40.343144689929" calcext:value-type="float">
            <text:p>40,3431446899</text:p>
          </table:table-cell>
          <table:table-cell office:value-type="float" office:value="6.73848590377601" calcext:value-type="float">
            <text:p>6,7384859038</text:p>
          </table:table-cell>
          <table:table-cell table:formula="of:=1/[.B374]" office:value-type="float" office:value="0.14840128988615" calcext:value-type="float">
            <text:p>0,1484012899</text:p>
          </table:table-cell>
          <table:table-cell table:formula="of:=[.C374]/MAX([.C$2:.C$452])" office:value-type="float" office:value="0.855718321913854" calcext:value-type="float">
            <text:p>0,8557183219</text:p>
          </table:table-cell>
          <table:table-cell table:formula="of:=[.A374]*(24/4)*365" office:value-type="float" office:value="88351.4868709445" calcext:value-type="float">
            <text:p>88351,4868709445</text:p>
          </table:table-cell>
          <table:table-cell table:number-columns-repeated="2"/>
        </table:table-row>
        <table:table-row table:style-name="ro1">
          <table:table-cell office:value-type="float" office:value="40.3408912897609" calcext:value-type="float">
            <text:p>40,3408912898</text:p>
          </table:table-cell>
          <table:table-cell office:value-type="float" office:value="6.74073643884792" calcext:value-type="float">
            <text:p>6,7407364388</text:p>
          </table:table-cell>
          <table:table-cell table:formula="of:=1/[.B375]" office:value-type="float" office:value="0.148351743028676" calcext:value-type="float">
            <text:p>0,148351743</text:p>
          </table:table-cell>
          <table:table-cell table:formula="of:=[.C375]/MAX([.C$2:.C$452])" office:value-type="float" office:value="0.855432622552573" calcext:value-type="float">
            <text:p>0,8554326226</text:p>
          </table:table-cell>
          <table:table-cell table:formula="of:=[.A375]*(24/4)*365" office:value-type="float" office:value="88346.5519245764" calcext:value-type="float">
            <text:p>88346,5519245764</text:p>
          </table:table-cell>
          <table:table-cell table:number-columns-repeated="2"/>
        </table:table-row>
        <table:table-row table:style-name="ro1">
          <table:table-cell office:value-type="float" office:value="40.335413032826" calcext:value-type="float">
            <text:p>40,3354130328</text:p>
          </table:table-cell>
          <table:table-cell office:value-type="float" office:value="6.7409014928048" calcext:value-type="float">
            <text:p>6,7409014928</text:p>
          </table:table-cell>
          <table:table-cell table:formula="of:=1/[.B376]" office:value-type="float" office:value="0.148348110570581" calcext:value-type="float">
            <text:p>0,1483481106</text:p>
          </table:table-cell>
          <table:table-cell table:formula="of:=[.C376]/MAX([.C$2:.C$452])" office:value-type="float" office:value="0.855411676906157" calcext:value-type="float">
            <text:p>0,8554116769</text:p>
          </table:table-cell>
          <table:table-cell table:formula="of:=[.A376]*(24/4)*365" office:value-type="float" office:value="88334.5545418889" calcext:value-type="float">
            <text:p>88334,5545418889</text:p>
          </table:table-cell>
          <table:table-cell table:number-columns-repeated="2"/>
        </table:table-row>
        <table:table-row table:style-name="ro1">
          <table:table-cell office:value-type="float" office:value="40.3314269390728" calcext:value-type="float">
            <text:p>40,3314269391</text:p>
          </table:table-cell>
          <table:table-cell office:value-type="float" office:value="6.74449361061057" calcext:value-type="float">
            <text:p>6,7444936106</text:p>
          </table:table-cell>
          <table:table-cell table:formula="of:=1/[.B377]" office:value-type="float" office:value="0.148269100355701" calcext:value-type="float">
            <text:p>0,1482691004</text:p>
          </table:table-cell>
          <table:table-cell table:formula="of:=[.C377]/MAX([.C$2:.C$452])" office:value-type="float" office:value="0.85495608458251" calcext:value-type="float">
            <text:p>0,8549560846</text:p>
          </table:table-cell>
          <table:table-cell table:formula="of:=[.A377]*(24/4)*365" office:value-type="float" office:value="88325.8249965694" calcext:value-type="float">
            <text:p>88325,8249965694</text:p>
          </table:table-cell>
          <table:table-cell table:number-columns-repeated="2"/>
        </table:table-row>
        <table:table-row table:style-name="ro1">
          <table:table-cell office:value-type="float" office:value="40.3279164644058" calcext:value-type="float">
            <text:p>40,3279164644</text:p>
          </table:table-cell>
          <table:table-cell office:value-type="float" office:value="6.74619082284078" calcext:value-type="float">
            <text:p>6,7461908228</text:p>
          </table:table-cell>
          <table:table-cell table:formula="of:=1/[.B378]" office:value-type="float" office:value="0.148231798693608" calcext:value-type="float">
            <text:p>0,1482317987</text:p>
          </table:table-cell>
          <table:table-cell table:formula="of:=[.C378]/MAX([.C$2:.C$452])" office:value-type="float" office:value="0.854740994028277" calcext:value-type="float">
            <text:p>0,854740994</text:p>
          </table:table-cell>
          <table:table-cell table:formula="of:=[.A378]*(24/4)*365" office:value-type="float" office:value="88318.1370570487" calcext:value-type="float">
            <text:p>88318,1370570487</text:p>
          </table:table-cell>
          <table:table-cell table:number-columns-repeated="2"/>
        </table:table-row>
        <table:table-row table:style-name="ro1">
          <table:table-cell office:value-type="float" office:value="40.3278614213534" calcext:value-type="float">
            <text:p>40,3278614214</text:p>
          </table:table-cell>
          <table:table-cell office:value-type="float" office:value="6.74813195593428" calcext:value-type="float">
            <text:p>6,7481319559</text:p>
          </table:table-cell>
          <table:table-cell table:formula="of:=1/[.B379]" office:value-type="float" office:value="0.148189159093222" calcext:value-type="float">
            <text:p>0,1481891591</text:p>
          </table:table-cell>
          <table:table-cell table:formula="of:=[.C379]/MAX([.C$2:.C$452])" office:value-type="float" office:value="0.854495123609513" calcext:value-type="float">
            <text:p>0,8544951236</text:p>
          </table:table-cell>
          <table:table-cell table:formula="of:=[.A379]*(24/4)*365" office:value-type="float" office:value="88318.016512764" calcext:value-type="float">
            <text:p>88318,016512764</text:p>
          </table:table-cell>
          <table:table-cell table:number-columns-repeated="2"/>
        </table:table-row>
        <table:table-row table:style-name="ro1">
          <table:table-cell office:value-type="float" office:value="40.3150496939339" calcext:value-type="float">
            <text:p>40,3150496939</text:p>
          </table:table-cell>
          <table:table-cell office:value-type="float" office:value="6.75284472571847" calcext:value-type="float">
            <text:p>6,7528447257</text:p>
          </table:table-cell>
          <table:table-cell table:formula="of:=1/[.B380]" office:value-type="float" office:value="0.148085738768946" calcext:value-type="float">
            <text:p>0,1480857388</text:p>
          </table:table-cell>
          <table:table-cell table:formula="of:=[.C380]/MAX([.C$2:.C$452])" office:value-type="float" office:value="0.85389877659387" calcext:value-type="float">
            <text:p>0,8538987766</text:p>
          </table:table-cell>
          <table:table-cell table:formula="of:=[.A380]*(24/4)*365" office:value-type="float" office:value="88289.9588297152" calcext:value-type="float">
            <text:p>88289,9588297152</text:p>
          </table:table-cell>
          <table:table-cell table:number-columns-repeated="2"/>
        </table:table-row>
        <table:table-row table:style-name="ro1">
          <table:table-cell office:value-type="float" office:value="40.3079285960712" calcext:value-type="float">
            <text:p>40,3079285961</text:p>
          </table:table-cell>
          <table:table-cell office:value-type="float" office:value="6.75620379945947" calcext:value-type="float">
            <text:p>6,7562037995</text:p>
          </table:table-cell>
          <table:table-cell table:formula="of:=1/[.B381]" office:value-type="float" office:value="0.148012112967937" calcext:value-type="float">
            <text:p>0,148012113</text:p>
          </table:table-cell>
          <table:table-cell table:formula="of:=[.C381]/MAX([.C$2:.C$452])" office:value-type="float" office:value="0.853474232124362" calcext:value-type="float">
            <text:p>0,8534742321</text:p>
          </table:table-cell>
          <table:table-cell table:formula="of:=[.A381]*(24/4)*365" office:value-type="float" office:value="88274.3636253959" calcext:value-type="float">
            <text:p>88274,3636253959</text:p>
          </table:table-cell>
          <table:table-cell table:number-columns-repeated="2"/>
        </table:table-row>
        <table:table-row table:style-name="ro1">
          <table:table-cell office:value-type="float" office:value="40.3030968314339" calcext:value-type="float">
            <text:p>40,3030968314</text:p>
          </table:table-cell>
          <table:table-cell office:value-type="float" office:value="6.75981543615012" calcext:value-type="float">
            <text:p>6,7598154362</text:p>
          </table:table-cell>
          <table:table-cell table:formula="of:=1/[.B382]" office:value-type="float" office:value="0.147933033001493" calcext:value-type="float">
            <text:p>0,147933033</text:p>
          </table:table-cell>
          <table:table-cell table:formula="of:=[.C382]/MAX([.C$2:.C$452])" office:value-type="float" office:value="0.853018237596053" calcext:value-type="float">
            <text:p>0,8530182376</text:p>
          </table:table-cell>
          <table:table-cell table:formula="of:=[.A382]*(24/4)*365" office:value-type="float" office:value="88263.7820608402" calcext:value-type="float">
            <text:p>88263,7820608402</text:p>
          </table:table-cell>
          <table:table-cell table:number-columns-repeated="2"/>
        </table:table-row>
        <table:table-row table:style-name="ro1">
          <table:table-cell office:value-type="float" office:value="40.2973581046867" calcext:value-type="float">
            <text:p>40,2973581047</text:p>
          </table:table-cell>
          <table:table-cell office:value-type="float" office:value="6.76461952338032" calcext:value-type="float">
            <text:p>6,7646195234</text:p>
          </table:table-cell>
          <table:table-cell table:formula="of:=1/[.B383]" office:value-type="float" office:value="0.147827974144552" calcext:value-type="float">
            <text:p>0,1478279741</text:p>
          </table:table-cell>
          <table:table-cell table:formula="of:=[.C383]/MAX([.C$2:.C$452])" office:value-type="float" office:value="0.85241244239823" calcext:value-type="float">
            <text:p>0,8524124424</text:p>
          </table:table-cell>
          <table:table-cell table:formula="of:=[.A383]*(24/4)*365" office:value-type="float" office:value="88251.2142492639" calcext:value-type="float">
            <text:p>88251,2142492639</text:p>
          </table:table-cell>
          <table:table-cell table:number-columns-repeated="2"/>
        </table:table-row>
        <table:table-row table:style-name="ro1">
          <table:table-cell office:value-type="float" office:value="40.2950168465817" calcext:value-type="float">
            <text:p>40,2950168466</text:p>
          </table:table-cell>
          <table:table-cell office:value-type="float" office:value="6.76617217625803" calcext:value-type="float">
            <text:p>6,7661721763</text:p>
          </table:table-cell>
          <table:table-cell table:formula="of:=1/[.B384]" office:value-type="float" office:value="0.147794051636599" calcext:value-type="float">
            <text:p>0,1477940516</text:p>
          </table:table-cell>
          <table:table-cell table:formula="of:=[.C384]/MAX([.C$2:.C$452])" office:value-type="float" office:value="0.85221683687753" calcext:value-type="float">
            <text:p>0,8522168369</text:p>
          </table:table-cell>
          <table:table-cell table:formula="of:=[.A384]*(24/4)*365" office:value-type="float" office:value="88246.0868940139" calcext:value-type="float">
            <text:p>88246,0868940139</text:p>
          </table:table-cell>
          <table:table-cell table:number-columns-repeated="2"/>
        </table:table-row>
        <table:table-row table:style-name="ro1">
          <table:table-cell office:value-type="float" office:value="40.2947635835109" calcext:value-type="float">
            <text:p>40,2947635835</text:p>
          </table:table-cell>
          <table:table-cell office:value-type="float" office:value="6.76794731564647" calcext:value-type="float">
            <text:p>6,7679473156</text:p>
          </table:table-cell>
          <table:table-cell table:formula="of:=1/[.B385]" office:value-type="float" office:value="0.147755287291931" calcext:value-type="float">
            <text:p>0,1477552873</text:p>
          </table:table-cell>
          <table:table-cell table:formula="of:=[.C385]/MAX([.C$2:.C$452])" office:value-type="float" office:value="0.851993312135968" calcext:value-type="float">
            <text:p>0,8519933121</text:p>
          </table:table-cell>
          <table:table-cell table:formula="of:=[.A385]*(24/4)*365" office:value-type="float" office:value="88245.5322478889" calcext:value-type="float">
            <text:p>88245,5322478889</text:p>
          </table:table-cell>
          <table:table-cell table:number-columns-repeated="2"/>
        </table:table-row>
        <table:table-row table:style-name="ro1">
          <table:table-cell office:value-type="float" office:value="40.2934534344654" calcext:value-type="float">
            <text:p>40,2934534345</text:p>
          </table:table-cell>
          <table:table-cell office:value-type="float" office:value="6.76839920413573" calcext:value-type="float">
            <text:p>6,7683992041</text:p>
          </table:table-cell>
          <table:table-cell table:formula="of:=1/[.B386]" office:value-type="float" office:value="0.147745422490589" calcext:value-type="float">
            <text:p>0,1477454225</text:p>
          </table:table-cell>
          <table:table-cell table:formula="of:=[.C386]/MAX([.C$2:.C$452])" office:value-type="float" office:value="0.851936429266168" calcext:value-type="float">
            <text:p>0,8519364293</text:p>
          </table:table-cell>
          <table:table-cell table:formula="of:=[.A386]*(24/4)*365" office:value-type="float" office:value="88242.6630214792" calcext:value-type="float">
            <text:p>88242,6630214792</text:p>
          </table:table-cell>
          <table:table-cell table:number-columns-repeated="2"/>
        </table:table-row>
        <table:table-row table:style-name="ro1">
          <table:table-cell office:value-type="float" office:value="40.2847456659278" calcext:value-type="float">
            <text:p>40,2847456659</text:p>
          </table:table-cell>
          <table:table-cell office:value-type="float" office:value="6.77022874999904" calcext:value-type="float">
            <text:p>6,77022875</text:p>
          </table:table-cell>
          <table:table-cell table:formula="of:=1/[.B387]" office:value-type="float" office:value="0.147705496656984" calcext:value-type="float">
            <text:p>0,1477054967</text:p>
          </table:table-cell>
          <table:table-cell table:formula="of:=[.C387]/MAX([.C$2:.C$452])" office:value-type="float" office:value="0.851706207093843" calcext:value-type="float">
            <text:p>0,8517062071</text:p>
          </table:table-cell>
          <table:table-cell table:formula="of:=[.A387]*(24/4)*365" office:value-type="float" office:value="88223.5930083819" calcext:value-type="float">
            <text:p>88223,5930083819</text:p>
          </table:table-cell>
          <table:table-cell table:number-columns-repeated="2"/>
        </table:table-row>
        <table:table-row table:style-name="ro1">
          <table:table-cell office:value-type="float" office:value="40.2838414588629" calcext:value-type="float">
            <text:p>40,2838414589</text:p>
          </table:table-cell>
          <table:table-cell office:value-type="float" office:value="6.77611189298466" calcext:value-type="float">
            <text:p>6,776111893</text:p>
          </table:table-cell>
          <table:table-cell table:formula="of:=1/[.B388]" office:value-type="float" office:value="0.14757725607148" calcext:value-type="float">
            <text:p>0,1475772561</text:p>
          </table:table-cell>
          <table:table-cell table:formula="of:=[.C388]/MAX([.C$2:.C$452])" office:value-type="float" office:value="0.850966740349903" calcext:value-type="float">
            <text:p>0,8509667403</text:p>
          </table:table-cell>
          <table:table-cell table:formula="of:=[.A388]*(24/4)*365" office:value-type="float" office:value="88221.6127949098" calcext:value-type="float">
            <text:p>88221,6127949098</text:p>
          </table:table-cell>
          <table:table-cell table:number-columns-repeated="2"/>
        </table:table-row>
        <table:table-row table:style-name="ro1">
          <table:table-cell office:value-type="float" office:value="40.279329074128" calcext:value-type="float">
            <text:p>40,2793290741</text:p>
          </table:table-cell>
          <table:table-cell office:value-type="float" office:value="6.77620773830839" calcext:value-type="float">
            <text:p>6,7762077383</text:p>
          </table:table-cell>
          <table:table-cell table:formula="of:=1/[.B389]" office:value-type="float" office:value="0.147575168681242" calcext:value-type="float">
            <text:p>0,1475751687</text:p>
          </table:table-cell>
          <table:table-cell table:formula="of:=[.C389]/MAX([.C$2:.C$452])" office:value-type="float" office:value="0.850954703944607" calcext:value-type="float">
            <text:p>0,8509547039</text:p>
          </table:table-cell>
          <table:table-cell table:formula="of:=[.A389]*(24/4)*365" office:value-type="float" office:value="88211.7306723403" calcext:value-type="float">
            <text:p>88211,7306723403</text:p>
          </table:table-cell>
          <table:table-cell table:number-columns-repeated="2"/>
        </table:table-row>
        <table:table-row table:style-name="ro1">
          <table:table-cell office:value-type="float" office:value="40.2738696769089" calcext:value-type="float">
            <text:p>40,2738696769</text:p>
          </table:table-cell>
          <table:table-cell office:value-type="float" office:value="6.77790459532276" calcext:value-type="float">
            <text:p>6,7779045953</text:p>
          </table:table-cell>
          <table:table-cell table:formula="of:=1/[.B390]" office:value-type="float" office:value="0.147538223050539" calcext:value-type="float">
            <text:p>0,1475382231</text:p>
          </table:table-cell>
          <table:table-cell table:formula="of:=[.C390]/MAX([.C$2:.C$452])" office:value-type="float" office:value="0.850741666354893" calcext:value-type="float">
            <text:p>0,8507416664</text:p>
          </table:table-cell>
          <table:table-cell table:formula="of:=[.A390]*(24/4)*365" office:value-type="float" office:value="88199.7745924305" calcext:value-type="float">
            <text:p>88199,7745924305</text:p>
          </table:table-cell>
          <table:table-cell table:number-columns-repeated="2"/>
        </table:table-row>
        <table:table-row table:style-name="ro1">
          <table:table-cell office:value-type="float" office:value="40.2706699147673" calcext:value-type="float">
            <text:p>40,2706699148</text:p>
          </table:table-cell>
          <table:table-cell office:value-type="float" office:value="6.78016249999904" calcext:value-type="float">
            <text:p>6,7801625</text:p>
          </table:table-cell>
          <table:table-cell table:formula="of:=1/[.B391]" office:value-type="float" office:value="0.147489090416364" calcext:value-type="float">
            <text:p>0,1474890904</text:p>
          </table:table-cell>
          <table:table-cell table:formula="of:=[.C391]/MAX([.C$2:.C$452])" office:value-type="float" office:value="0.850458355506994" calcext:value-type="float">
            <text:p>0,8504583555</text:p>
          </table:table-cell>
          <table:table-cell table:formula="of:=[.A391]*(24/4)*365" office:value-type="float" office:value="88192.7671133404" calcext:value-type="float">
            <text:p>88192,7671133404</text:p>
          </table:table-cell>
          <table:table-cell table:number-columns-repeated="2"/>
        </table:table-row>
        <table:table-row table:style-name="ro1">
          <table:table-cell office:value-type="float" office:value="40.2693162128076" calcext:value-type="float">
            <text:p>40,2693162128</text:p>
          </table:table-cell>
          <table:table-cell office:value-type="float" office:value="6.78123250899183" calcext:value-type="float">
            <text:p>6,781232509</text:p>
          </table:table-cell>
          <table:table-cell table:formula="of:=1/[.B392]" office:value-type="float" office:value="0.147465818149431" calcext:value-type="float">
            <text:p>0,1474658181</text:p>
          </table:table-cell>
          <table:table-cell table:formula="of:=[.C392]/MAX([.C$2:.C$452])" office:value-type="float" office:value="0.850324161894375" calcext:value-type="float">
            <text:p>0,8503241619</text:p>
          </table:table-cell>
          <table:table-cell table:formula="of:=[.A392]*(24/4)*365" office:value-type="float" office:value="88189.8025060487" calcext:value-type="float">
            <text:p>88189,8025060487</text:p>
          </table:table-cell>
          <table:table-cell table:number-columns-repeated="2"/>
        </table:table-row>
        <table:table-row table:style-name="ro1">
          <table:table-cell office:value-type="float" office:value="40.2608674319001" calcext:value-type="float">
            <text:p>40,2608674319</text:p>
          </table:table-cell>
          <table:table-cell office:value-type="float" office:value="6.78347353417171" calcext:value-type="float">
            <text:p>6,7834735342</text:p>
          </table:table-cell>
          <table:table-cell table:formula="of:=1/[.B393]" office:value-type="float" office:value="0.14741710054038" calcext:value-type="float">
            <text:p>0,1474171005</text:p>
          </table:table-cell>
          <table:table-cell table:formula="of:=[.C393]/MAX([.C$2:.C$452])" office:value-type="float" office:value="0.850043244183373" calcext:value-type="float">
            <text:p>0,8500432442</text:p>
          </table:table-cell>
          <table:table-cell table:formula="of:=[.A393]*(24/4)*365" office:value-type="float" office:value="88171.2996758612" calcext:value-type="float">
            <text:p>88171,2996758612</text:p>
          </table:table-cell>
          <table:table-cell table:number-columns-repeated="2"/>
        </table:table-row>
        <table:table-row table:style-name="ro1">
          <table:table-cell office:value-type="float" office:value="40.2600832758752" calcext:value-type="float">
            <text:p>40,2600832759</text:p>
          </table:table-cell>
          <table:table-cell office:value-type="float" office:value="6.78697942895586" calcext:value-type="float">
            <text:p>6,786979429</text:p>
          </table:table-cell>
          <table:table-cell table:formula="of:=1/[.B394]" office:value-type="float" office:value="0.147340950487284" calcext:value-type="float">
            <text:p>0,1473409505</text:p>
          </table:table-cell>
          <table:table-cell table:formula="of:=[.C394]/MAX([.C$2:.C$452])" office:value-type="float" office:value="0.849604144255742" calcext:value-type="float">
            <text:p>0,8496041443</text:p>
          </table:table-cell>
          <table:table-cell table:formula="of:=[.A394]*(24/4)*365" office:value-type="float" office:value="88169.5823741667" calcext:value-type="float">
            <text:p>88169,5823741667</text:p>
          </table:table-cell>
          <table:table-cell table:number-columns-repeated="2"/>
        </table:table-row>
        <table:table-row table:style-name="ro1">
          <table:table-cell office:value-type="float" office:value="40.257690652058" calcext:value-type="float">
            <text:p>40,2576906521</text:p>
          </table:table-cell>
          <table:table-cell office:value-type="float" office:value="6.78928063848825" calcext:value-type="float">
            <text:p>6,7892806385</text:p>
          </table:table-cell>
          <table:table-cell table:formula="of:=1/[.B395]" office:value-type="float" office:value="0.147291009644089" calcext:value-type="float">
            <text:p>0,1472910096</text:p>
          </table:table-cell>
          <table:table-cell table:formula="of:=[.C395]/MAX([.C$2:.C$452])" office:value-type="float" office:value="0.849316173075933" calcext:value-type="float">
            <text:p>0,8493161731</text:p>
          </table:table-cell>
          <table:table-cell table:formula="of:=[.A395]*(24/4)*365" office:value-type="float" office:value="88164.342528007" calcext:value-type="float">
            <text:p>88164,342528007</text:p>
          </table:table-cell>
          <table:table-cell table:number-columns-repeated="2"/>
        </table:table-row>
        <table:table-row table:style-name="ro1">
          <table:table-cell office:value-type="float" office:value="40.2475455244926" calcext:value-type="float">
            <text:p>40,2475455245</text:p>
          </table:table-cell>
          <table:table-cell office:value-type="float" office:value="6.79106391186956" calcext:value-type="float">
            <text:p>6,7910639119</text:p>
          </table:table-cell>
          <table:table-cell table:formula="of:=1/[.B396]" office:value-type="float" office:value="0.147252332326335" calcext:value-type="float">
            <text:p>0,1472523323</text:p>
          </table:table-cell>
          <table:table-cell table:formula="of:=[.C396]/MAX([.C$2:.C$452])" office:value-type="float" office:value="0.849093150152955" calcext:value-type="float">
            <text:p>0,8490931502</text:p>
          </table:table-cell>
          <table:table-cell table:formula="of:=[.A396]*(24/4)*365" office:value-type="float" office:value="88142.1246986388" calcext:value-type="float">
            <text:p>88142,1246986388</text:p>
          </table:table-cell>
          <table:table-cell table:number-columns-repeated="2"/>
        </table:table-row>
        <table:table-row table:style-name="ro1">
          <table:table-cell office:value-type="float" office:value="40.246190243341" calcext:value-type="float">
            <text:p>40,2461902433</text:p>
          </table:table-cell>
          <table:table-cell office:value-type="float" office:value="6.79567087230123" calcext:value-type="float">
            <text:p>6,7956708723</text:p>
          </table:table-cell>
          <table:table-cell table:formula="of:=1/[.B397]" office:value-type="float" office:value="0.147152506175063" calcext:value-type="float">
            <text:p>0,1471525062</text:p>
          </table:table-cell>
          <table:table-cell table:formula="of:=[.C397]/MAX([.C$2:.C$452])" office:value-type="float" office:value="0.848517528022474" calcext:value-type="float">
            <text:p>0,848517528</text:p>
          </table:table-cell>
          <table:table-cell table:formula="of:=[.A397]*(24/4)*365" office:value-type="float" office:value="88139.1566329168" calcext:value-type="float">
            <text:p>88139,1566329168</text:p>
          </table:table-cell>
          <table:table-cell table:number-columns-repeated="2"/>
        </table:table-row>
        <table:table-row table:style-name="ro1">
          <table:table-cell office:value-type="float" office:value="40.2449712672057" calcext:value-type="float">
            <text:p>40,2449712672</text:p>
          </table:table-cell>
          <table:table-cell office:value-type="float" office:value="6.79589091276881" calcext:value-type="float">
            <text:p>6,7958909128</text:p>
          </table:table-cell>
          <table:table-cell table:formula="of:=1/[.B398]" office:value-type="float" office:value="0.147147741603842" calcext:value-type="float">
            <text:p>0,1471477416</text:p>
          </table:table-cell>
          <table:table-cell table:formula="of:=[.C398]/MAX([.C$2:.C$452])" office:value-type="float" office:value="0.848490054333445" calcext:value-type="float">
            <text:p>0,8484900543</text:p>
          </table:table-cell>
          <table:table-cell table:formula="of:=[.A398]*(24/4)*365" office:value-type="float" office:value="88136.4870751805" calcext:value-type="float">
            <text:p>88136,4870751805</text:p>
          </table:table-cell>
          <table:table-cell table:number-columns-repeated="2"/>
        </table:table-row>
        <table:table-row table:style-name="ro1">
          <table:table-cell office:value-type="float" office:value="40.2343125986175" calcext:value-type="float">
            <text:p>40,2343125986</text:p>
          </table:table-cell>
          <table:table-cell office:value-type="float" office:value="6.80046772931561" calcext:value-type="float">
            <text:p>6,8004677293</text:p>
          </table:table-cell>
          <table:table-cell table:formula="of:=1/[.B399]" office:value-type="float" office:value="0.147048708971763" calcext:value-type="float">
            <text:p>0,147048709</text:p>
          </table:table-cell>
          <table:table-cell table:formula="of:=[.C399]/MAX([.C$2:.C$452])" office:value-type="float" office:value="0.847919007829727" calcext:value-type="float">
            <text:p>0,8479190078</text:p>
          </table:table-cell>
          <table:table-cell table:formula="of:=[.A399]*(24/4)*365" office:value-type="float" office:value="88113.1445909723" calcext:value-type="float">
            <text:p>88113,1445909723</text:p>
          </table:table-cell>
          <table:table-cell table:number-columns-repeated="2"/>
        </table:table-row>
        <table:table-row table:style-name="ro1">
          <table:table-cell office:value-type="float" office:value="40.2265158978913" calcext:value-type="float">
            <text:p>40,2265158979</text:p>
          </table:table-cell>
          <table:table-cell office:value-type="float" office:value="6.80730669514295" calcext:value-type="float">
            <text:p>6,8073066951</text:p>
          </table:table-cell>
          <table:table-cell table:formula="of:=1/[.B400]" office:value-type="float" office:value="0.146900976374916" calcext:value-type="float">
            <text:p>0,1469009764</text:p>
          </table:table-cell>
          <table:table-cell table:formula="of:=[.C400]/MAX([.C$2:.C$452])" office:value-type="float" office:value="0.847067145356271" calcext:value-type="float">
            <text:p>0,8470671454</text:p>
          </table:table-cell>
          <table:table-cell table:formula="of:=[.A400]*(24/4)*365" office:value-type="float" office:value="88096.069816382" calcext:value-type="float">
            <text:p>88096,069816382</text:p>
          </table:table-cell>
          <table:table-cell table:number-columns-repeated="2"/>
        </table:table-row>
        <table:table-row table:style-name="ro1">
          <table:table-cell office:value-type="float" office:value="40.2214017856577" calcext:value-type="float">
            <text:p>40,2214017857</text:p>
          </table:table-cell>
          <table:table-cell office:value-type="float" office:value="6.80884533722928" calcext:value-type="float">
            <text:p>6,8088453372</text:p>
          </table:table-cell>
          <table:table-cell table:formula="of:=1/[.B401]" office:value-type="float" office:value="0.146867780140668" calcext:value-type="float">
            <text:p>0,1468677801</text:p>
          </table:table-cell>
          <table:table-cell table:formula="of:=[.C401]/MAX([.C$2:.C$452])" office:value-type="float" office:value="0.846875727708309" calcext:value-type="float">
            <text:p>0,8468757277</text:p>
          </table:table-cell>
          <table:table-cell table:formula="of:=[.A401]*(24/4)*365" office:value-type="float" office:value="88084.8699105904" calcext:value-type="float">
            <text:p>88084,8699105904</text:p>
          </table:table-cell>
          <table:table-cell table:number-columns-repeated="2"/>
        </table:table-row>
        <table:table-row table:style-name="ro1">
          <table:table-cell office:value-type="float" office:value="40.2195675806317" calcext:value-type="float">
            <text:p>40,2195675806</text:p>
          </table:table-cell>
          <table:table-cell office:value-type="float" office:value="6.81117256294868" calcext:value-type="float">
            <text:p>6,8111725629</text:p>
          </table:table-cell>
          <table:table-cell table:formula="of:=1/[.B402]" office:value-type="float" office:value="0.146817598696557" calcext:value-type="float">
            <text:p>0,1468175987</text:p>
          </table:table-cell>
          <table:table-cell table:formula="of:=[.C402]/MAX([.C$2:.C$452])" office:value-type="float" office:value="0.846586369164469" calcext:value-type="float">
            <text:p>0,8465863692</text:p>
          </table:table-cell>
          <table:table-cell table:formula="of:=[.A402]*(24/4)*365" office:value-type="float" office:value="88080.8530015834" calcext:value-type="float">
            <text:p>88080,8530015834</text:p>
          </table:table-cell>
          <table:table-cell table:number-columns-repeated="2"/>
        </table:table-row>
        <table:table-row table:style-name="ro1">
          <table:table-cell office:value-type="float" office:value="40.2134039737982" calcext:value-type="float">
            <text:p>40,2134039738</text:p>
          </table:table-cell>
          <table:table-cell office:value-type="float" office:value="6.81178320143792" calcext:value-type="float">
            <text:p>6,8117832014</text:p>
          </table:table-cell>
          <table:table-cell table:formula="of:=1/[.B403]" office:value-type="float" office:value="0.146804437315167" calcext:value-type="float">
            <text:p>0,1468044373</text:p>
          </table:table-cell>
          <table:table-cell table:formula="of:=[.C403]/MAX([.C$2:.C$452])" office:value-type="float" office:value="0.846510477403649" calcext:value-type="float">
            <text:p>0,8465104774</text:p>
          </table:table-cell>
          <table:table-cell table:formula="of:=[.A403]*(24/4)*365" office:value-type="float" office:value="88067.3547026181" calcext:value-type="float">
            <text:p>88067,3547026181</text:p>
          </table:table-cell>
          <table:table-cell table:number-columns-repeated="2"/>
        </table:table-row>
        <table:table-row table:style-name="ro1">
          <table:table-cell office:value-type="float" office:value="40.207034970196" calcext:value-type="float">
            <text:p>40,2070349702</text:p>
          </table:table-cell>
          <table:table-cell office:value-type="float" office:value="6.81677639388394" calcext:value-type="float">
            <text:p>6,8167763939</text:p>
          </table:table-cell>
          <table:table-cell table:formula="of:=1/[.B404]" office:value-type="float" office:value="0.146696905137919" calcext:value-type="float">
            <text:p>0,1466969051</text:p>
          </table:table-cell>
          <table:table-cell table:formula="of:=[.C404]/MAX([.C$2:.C$452])" office:value-type="float" office:value="0.845890420432873" calcext:value-type="float">
            <text:p>0,8458904204</text:p>
          </table:table-cell>
          <table:table-cell table:formula="of:=[.A404]*(24/4)*365" office:value-type="float" office:value="88053.4065847292" calcext:value-type="float">
            <text:p>88053,4065847292</text:p>
          </table:table-cell>
          <table:table-cell table:number-columns-repeated="2"/>
        </table:table-row>
        <table:table-row table:style-name="ro1">
          <table:table-cell office:value-type="float" office:value="40.1995833372241" calcext:value-type="float">
            <text:p>40,1995833372</text:p>
          </table:table-cell>
          <table:table-cell office:value-type="float" office:value="6.81872410521489" calcext:value-type="float">
            <text:p>6,8187241052</text:p>
          </table:table-cell>
          <table:table-cell table:formula="of:=1/[.B405]" office:value-type="float" office:value="0.146655002397767" calcext:value-type="float">
            <text:p>0,1466550024</text:p>
          </table:table-cell>
          <table:table-cell table:formula="of:=[.C405]/MAX([.C$2:.C$452])" office:value-type="float" office:value="0.845648798931373" calcext:value-type="float">
            <text:p>0,8456487989</text:p>
          </table:table-cell>
          <table:table-cell table:formula="of:=[.A405]*(24/4)*365" office:value-type="float" office:value="88037.0875085208" calcext:value-type="float">
            <text:p>88037,0875085208</text:p>
          </table:table-cell>
          <table:table-cell table:number-columns-repeated="2"/>
        </table:table-row>
        <table:table-row table:style-name="ro1">
          <table:table-cell office:value-type="float" office:value="40.1886953161466" calcext:value-type="float">
            <text:p>40,1886953161</text:p>
          </table:table-cell>
          <table:table-cell office:value-type="float" office:value="6.82771589927964" calcext:value-type="float">
            <text:p>6,8277158993</text:p>
          </table:table-cell>
          <table:table-cell table:formula="of:=1/[.B406]" office:value-type="float" office:value="0.146461864370412" calcext:value-type="float">
            <text:p>0,1464618644</text:p>
          </table:table-cell>
          <table:table-cell table:formula="of:=[.C406]/MAX([.C$2:.C$452])" office:value-type="float" office:value="0.844535117582696" calcext:value-type="float">
            <text:p>0,8445351176</text:p>
          </table:table-cell>
          <table:table-cell table:formula="of:=[.A406]*(24/4)*365" office:value-type="float" office:value="88013.2427423611" calcext:value-type="float">
            <text:p>88013,2427423611</text:p>
          </table:table-cell>
          <table:table-cell table:number-columns-repeated="2"/>
        </table:table-row>
        <table:table-row table:style-name="ro1">
          <table:table-cell office:value-type="float" office:value="40.176780720326" calcext:value-type="float">
            <text:p>40,1767807203</text:p>
          </table:table-cell>
          <table:table-cell office:value-type="float" office:value="6.83275689748109" calcext:value-type="float">
            <text:p>6,8327568975</text:p>
          </table:table-cell>
          <table:table-cell table:formula="of:=1/[.B407]" office:value-type="float" office:value="0.146353809304799" calcext:value-type="float">
            <text:p>0,1463538093</text:p>
          </table:table-cell>
          <table:table-cell table:formula="of:=[.C407]/MAX([.C$2:.C$452])" office:value-type="float" office:value="0.843912045509055" calcext:value-type="float">
            <text:p>0,8439120455</text:p>
          </table:table-cell>
          <table:table-cell table:formula="of:=[.A407]*(24/4)*365" office:value-type="float" office:value="87987.149777514" calcext:value-type="float">
            <text:p>87987,149777514</text:p>
          </table:table-cell>
          <table:table-cell table:number-columns-repeated="2"/>
        </table:table-row>
        <table:table-row table:style-name="ro1">
          <table:table-cell office:value-type="float" office:value="40.1758913821506" calcext:value-type="float">
            <text:p>40,1758913822</text:p>
          </table:table-cell>
          <table:table-cell office:value-type="float" office:value="6.8412949145674" calcext:value-type="float">
            <text:p>6,8412949146</text:p>
          </table:table-cell>
          <table:table-cell table:formula="of:=1/[.B408]" office:value-type="float" office:value="0.146171158017273" calcext:value-type="float">
            <text:p>0,146171158</text:p>
          </table:table-cell>
          <table:table-cell table:formula="of:=[.C408]/MAX([.C$2:.C$452])" office:value-type="float" office:value="0.842858833280394" calcext:value-type="float">
            <text:p>0,8428588333</text:p>
          </table:table-cell>
          <table:table-cell table:formula="of:=[.A408]*(24/4)*365" office:value-type="float" office:value="87985.2021269098" calcext:value-type="float">
            <text:p>87985,2021269098</text:p>
          </table:table-cell>
          <table:table-cell table:number-columns-repeated="2"/>
        </table:table-row>
        <table:table-row table:style-name="ro1">
          <table:table-cell office:value-type="float" office:value="40.1679213863997" calcext:value-type="float">
            <text:p>40,1679213864</text:p>
          </table:table-cell>
          <table:table-cell office:value-type="float" office:value="6.84203573740915" calcext:value-type="float">
            <text:p>6,8420357374</text:p>
          </table:table-cell>
          <table:table-cell table:formula="of:=1/[.B409]" office:value-type="float" office:value="0.146155331304754" calcext:value-type="float">
            <text:p>0,1461553313</text:p>
          </table:table-cell>
          <table:table-cell table:formula="of:=[.C409]/MAX([.C$2:.C$452])" office:value-type="float" office:value="0.842767572565012" calcext:value-type="float">
            <text:p>0,8427675726</text:p>
          </table:table-cell>
          <table:table-cell table:formula="of:=[.A409]*(24/4)*365" office:value-type="float" office:value="87967.7478362153" calcext:value-type="float">
            <text:p>87967,7478362153</text:p>
          </table:table-cell>
          <table:table-cell table:number-columns-repeated="2"/>
        </table:table-row>
        <table:table-row table:style-name="ro1">
          <table:table-cell office:value-type="float" office:value="40.1621152131374" calcext:value-type="float">
            <text:p>40,1621152131</text:p>
          </table:table-cell>
          <table:table-cell office:value-type="float" office:value="6.84354776079044" calcext:value-type="float">
            <text:p>6,8435477608</text:p>
          </table:table-cell>
          <table:table-cell table:formula="of:=1/[.B410]" office:value-type="float" office:value="0.146123039533591" calcext:value-type="float">
            <text:p>0,1461230395</text:p>
          </table:table-cell>
          <table:table-cell table:formula="of:=[.C410]/MAX([.C$2:.C$452])" office:value-type="float" office:value="0.842581370273561" calcext:value-type="float">
            <text:p>0,8425813703</text:p>
          </table:table-cell>
          <table:table-cell table:formula="of:=[.A410]*(24/4)*365" office:value-type="float" office:value="87955.0323167709" calcext:value-type="float">
            <text:p>87955,0323167709</text:p>
          </table:table-cell>
          <table:table-cell table:number-columns-repeated="2"/>
        </table:table-row>
        <table:table-row table:style-name="ro1">
          <table:table-cell office:value-type="float" office:value="40.159994845326" calcext:value-type="float">
            <text:p>40,1599948453</text:p>
          </table:table-cell>
          <table:table-cell office:value-type="float" office:value="6.84361742356023" calcext:value-type="float">
            <text:p>6,8436174236</text:p>
          </table:table-cell>
          <table:table-cell table:formula="of:=1/[.B411]" office:value-type="float" office:value="0.146121552113264" calcext:value-type="float">
            <text:p>0,1461215521</text:p>
          </table:table-cell>
          <table:table-cell table:formula="of:=[.C411]/MAX([.C$2:.C$452])" office:value-type="float" office:value="0.842572793442275" calcext:value-type="float">
            <text:p>0,8425727934</text:p>
          </table:table-cell>
          <table:table-cell table:formula="of:=[.A411]*(24/4)*365" office:value-type="float" office:value="87950.3887112639" calcext:value-type="float">
            <text:p>87950,3887112639</text:p>
          </table:table-cell>
          <table:table-cell table:number-columns-repeated="2"/>
        </table:table-row>
        <table:table-row table:style-name="ro1">
          <table:table-cell office:value-type="float" office:value="40.145318782233" calcext:value-type="float">
            <text:p>40,1453187822</text:p>
          </table:table-cell>
          <table:table-cell office:value-type="float" office:value="6.85442518435162" calcext:value-type="float">
            <text:p>6,8544251844</text:p>
          </table:table-cell>
          <table:table-cell table:formula="of:=1/[.B412]" office:value-type="float" office:value="0.145891153977865" calcext:value-type="float">
            <text:p>0,145891154</text:p>
          </table:table-cell>
          <table:table-cell table:formula="of:=[.C412]/MAX([.C$2:.C$452])" office:value-type="float" office:value="0.841244261150225" calcext:value-type="float">
            <text:p>0,8412442612</text:p>
          </table:table-cell>
          <table:table-cell table:formula="of:=[.A412]*(24/4)*365" office:value-type="float" office:value="87918.2481330903" calcext:value-type="float">
            <text:p>87918,2481330903</text:p>
          </table:table-cell>
          <table:table-cell table:number-columns-repeated="2"/>
        </table:table-row>
        <table:table-row table:style-name="ro1">
          <table:table-cell office:value-type="float" office:value="40.1357290754059" calcext:value-type="float">
            <text:p>40,1357290754</text:p>
          </table:table-cell>
          <table:table-cell office:value-type="float" office:value="6.85831668615017" calcext:value-type="float">
            <text:p>6,8583166862</text:p>
          </table:table-cell>
          <table:table-cell table:formula="of:=1/[.B413]" office:value-type="float" office:value="0.145808373360685" calcext:value-type="float">
            <text:p>0,1458083734</text:p>
          </table:table-cell>
          <table:table-cell table:formula="of:=[.C413]/MAX([.C$2:.C$452])" office:value-type="float" office:value="0.840766927759963" calcext:value-type="float">
            <text:p>0,8407669278</text:p>
          </table:table-cell>
          <table:table-cell table:formula="of:=[.A413]*(24/4)*365" office:value-type="float" office:value="87897.2466751389" calcext:value-type="float">
            <text:p>87897,2466751389</text:p>
          </table:table-cell>
          <table:table-cell table:number-columns-repeated="2"/>
        </table:table-row>
        <table:table-row table:style-name="ro1">
          <table:table-cell office:value-type="float" office:value="40.1278456467149" calcext:value-type="float">
            <text:p>40,1278456467</text:p>
          </table:table-cell>
          <table:table-cell office:value-type="float" office:value="6.86249384442354" calcext:value-type="float">
            <text:p>6,8624938444</text:p>
          </table:table-cell>
          <table:table-cell table:formula="of:=1/[.B414]" office:value-type="float" office:value="0.145719620690458" calcext:value-type="float">
            <text:p>0,1457196207</text:p>
          </table:table-cell>
          <table:table-cell table:formula="of:=[.C414]/MAX([.C$2:.C$452])" office:value-type="float" office:value="0.840255158043605" calcext:value-type="float">
            <text:p>0,840255158</text:p>
          </table:table-cell>
          <table:table-cell table:formula="of:=[.A414]*(24/4)*365" office:value-type="float" office:value="87879.9819663056" calcext:value-type="float">
            <text:p>87879,9819663056</text:p>
          </table:table-cell>
          <table:table-cell table:number-columns-repeated="2"/>
        </table:table-row>
        <table:table-row table:style-name="ro1">
          <table:table-cell office:value-type="float" office:value="40.1274085465373" calcext:value-type="float">
            <text:p>40,1274085465</text:p>
          </table:table-cell>
          <table:table-cell office:value-type="float" office:value="6.86667832733721" calcext:value-type="float">
            <text:p>6,8666783273</text:p>
          </table:table-cell>
          <table:table-cell table:formula="of:=1/[.B415]" office:value-type="float" office:value="0.145630820657327" calcext:value-type="float">
            <text:p>0,1456308207</text:p>
          </table:table-cell>
          <table:table-cell table:formula="of:=[.C415]/MAX([.C$2:.C$452])" office:value-type="float" office:value="0.839743115221101" calcext:value-type="float">
            <text:p>0,8397431152</text:p>
          </table:table-cell>
          <table:table-cell table:formula="of:=[.A415]*(24/4)*365" office:value-type="float" office:value="87879.0247169167" calcext:value-type="float">
            <text:p>87879,0247169167</text:p>
          </table:table-cell>
          <table:table-cell table:number-columns-repeated="2"/>
        </table:table-row>
        <table:table-row table:style-name="ro1">
          <table:table-cell office:value-type="float" office:value="40.1272972327562" calcext:value-type="float">
            <text:p>40,1272972328</text:p>
          </table:table-cell>
          <table:table-cell office:value-type="float" office:value="6.86710333183356" calcext:value-type="float">
            <text:p>6,8671033318</text:p>
          </table:table-cell>
          <table:table-cell table:formula="of:=1/[.B416]" office:value-type="float" office:value="0.145621807577052" calcext:value-type="float">
            <text:p>0,1456218076</text:p>
          </table:table-cell>
          <table:table-cell table:formula="of:=[.C416]/MAX([.C$2:.C$452])" office:value-type="float" office:value="0.839691143584372" calcext:value-type="float">
            <text:p>0,8396911436</text:p>
          </table:table-cell>
          <table:table-cell table:formula="of:=[.A416]*(24/4)*365" office:value-type="float" office:value="87878.7809397361" calcext:value-type="float">
            <text:p>87878,7809397361</text:p>
          </table:table-cell>
          <table:table-cell table:number-columns-repeated="2"/>
        </table:table-row>
        <table:table-row table:style-name="ro1">
          <table:table-cell office:value-type="float" office:value="40.1137757520389" calcext:value-type="float">
            <text:p>40,113775752</text:p>
          </table:table-cell>
          <table:table-cell office:value-type="float" office:value="6.87362372302066" calcext:value-type="float">
            <text:p>6,873623723</text:p>
          </table:table-cell>
          <table:table-cell table:formula="of:=1/[.B417]" office:value-type="float" office:value="0.145483669210881" calcext:value-type="float">
            <text:p>0,1454836692</text:p>
          </table:table-cell>
          <table:table-cell table:formula="of:=[.C417]/MAX([.C$2:.C$452])" office:value-type="float" office:value="0.838894603803735" calcext:value-type="float">
            <text:p>0,8388946038</text:p>
          </table:table-cell>
          <table:table-cell table:formula="of:=[.A417]*(24/4)*365" office:value-type="float" office:value="87849.1688969652" calcext:value-type="float">
            <text:p>87849,1688969652</text:p>
          </table:table-cell>
          <table:table-cell table:number-columns-repeated="2"/>
        </table:table-row>
        <table:table-row table:style-name="ro1">
          <table:table-cell office:value-type="float" office:value="40.1056380612855" calcext:value-type="float">
            <text:p>40,1056380613</text:p>
          </table:table-cell>
          <table:table-cell office:value-type="float" office:value="6.87377192895593" calcext:value-type="float">
            <text:p>6,873771929</text:p>
          </table:table-cell>
          <table:table-cell table:formula="of:=1/[.B418]" office:value-type="float" office:value="0.145480532426087" calcext:value-type="float">
            <text:p>0,1454805324</text:p>
          </table:table-cell>
          <table:table-cell table:formula="of:=[.C418]/MAX([.C$2:.C$452])" office:value-type="float" office:value="0.838876516331437" calcext:value-type="float">
            <text:p>0,8388765163</text:p>
          </table:table-cell>
          <table:table-cell table:formula="of:=[.A418]*(24/4)*365" office:value-type="float" office:value="87831.3473542152" calcext:value-type="float">
            <text:p>87831,3473542152</text:p>
          </table:table-cell>
          <table:table-cell table:number-columns-repeated="2"/>
        </table:table-row>
        <table:table-row table:style-name="ro1">
          <table:table-cell office:value-type="float" office:value="40.1003975395928" calcext:value-type="float">
            <text:p>40,1003975396</text:p>
          </table:table-cell>
          <table:table-cell office:value-type="float" office:value="6.88156813848828" calcext:value-type="float">
            <text:p>6,8815681385</text:p>
          </table:table-cell>
          <table:table-cell table:formula="of:=1/[.B419]" office:value-type="float" office:value="0.145315715818761" calcext:value-type="float">
            <text:p>0,1453157158</text:p>
          </table:table-cell>
          <table:table-cell table:formula="of:=[.C419]/MAX([.C$2:.C$452])" office:value-type="float" office:value="0.837926143253459" calcext:value-type="float">
            <text:p>0,8379261433</text:p>
          </table:table-cell>
          <table:table-cell table:formula="of:=[.A419]*(24/4)*365" office:value-type="float" office:value="87819.8706117082" calcext:value-type="float">
            <text:p>87819,8706117082</text:p>
          </table:table-cell>
          <table:table-cell table:number-columns-repeated="2"/>
        </table:table-row>
        <table:table-row table:style-name="ro1">
          <table:table-cell office:value-type="float" office:value="40.0927593184741" calcext:value-type="float">
            <text:p>40,0927593185</text:p>
          </table:table-cell>
          <table:table-cell office:value-type="float" office:value="6.8879433048552" calcext:value-type="float">
            <text:p>6,8879433049</text:p>
          </table:table-cell>
          <table:table-cell table:formula="of:=1/[.B420]" office:value-type="float" office:value="0.145181218215765" calcext:value-type="float">
            <text:p>0,1451812182</text:p>
          </table:table-cell>
          <table:table-cell table:formula="of:=[.C420]/MAX([.C$2:.C$452])" office:value-type="float" office:value="0.837150597008375" calcext:value-type="float">
            <text:p>0,837150597</text:p>
          </table:table-cell>
          <table:table-cell table:formula="of:=[.A420]*(24/4)*365" office:value-type="float" office:value="87803.1429074583" calcext:value-type="float">
            <text:p>87803,1429074583</text:p>
          </table:table-cell>
          <table:table-cell table:number-columns-repeated="2"/>
        </table:table-row>
        <table:table-row table:style-name="ro1">
          <table:table-cell office:value-type="float" office:value="40.0898983521372" calcext:value-type="float">
            <text:p>40,0898983521</text:p>
          </table:table-cell>
          <table:table-cell office:value-type="float" office:value="6.88818874550271" calcext:value-type="float">
            <text:p>6,8881887455</text:p>
          </table:table-cell>
          <table:table-cell table:formula="of:=1/[.B421]" office:value-type="float" office:value="0.145176045103715" calcext:value-type="float">
            <text:p>0,1451760451</text:p>
          </table:table-cell>
          <table:table-cell table:formula="of:=[.C421]/MAX([.C$2:.C$452])" office:value-type="float" office:value="0.837120767572483" calcext:value-type="float">
            <text:p>0,8371207676</text:p>
          </table:table-cell>
          <table:table-cell table:formula="of:=[.A421]*(24/4)*365" office:value-type="float" office:value="87796.8773911805" calcext:value-type="float">
            <text:p>87796,8773911805</text:p>
          </table:table-cell>
          <table:table-cell table:number-columns-repeated="2"/>
        </table:table-row>
        <table:table-row table:style-name="ro1">
          <table:table-cell office:value-type="float" office:value="40.088968757252" calcext:value-type="float">
            <text:p>40,0889687573</text:p>
          </table:table-cell>
          <table:table-cell office:value-type="float" office:value="6.89106239208543" calcext:value-type="float">
            <text:p>6,8910623921</text:p>
          </table:table-cell>
          <table:table-cell table:formula="of:=1/[.B422]" office:value-type="float" office:value="0.145115505143086" calcext:value-type="float">
            <text:p>0,1451155051</text:p>
          </table:table-cell>
          <table:table-cell table:formula="of:=[.C422]/MAX([.C$2:.C$452])" office:value-type="float" office:value="0.836771679275761" calcext:value-type="float">
            <text:p>0,8367716793</text:p>
          </table:table-cell>
          <table:table-cell table:formula="of:=[.A422]*(24/4)*365" office:value-type="float" office:value="87794.8415783819" calcext:value-type="float">
            <text:p>87794,8415783819</text:p>
          </table:table-cell>
          <table:table-cell table:number-columns-repeated="2"/>
        </table:table-row>
        <table:table-row table:style-name="ro1">
          <table:table-cell office:value-type="float" office:value="40.0764217317669" calcext:value-type="float">
            <text:p>40,0764217318</text:p>
          </table:table-cell>
          <table:table-cell office:value-type="float" office:value="6.89519409622214" calcext:value-type="float">
            <text:p>6,8951940962</text:p>
          </table:table-cell>
          <table:table-cell table:formula="of:=1/[.B423]" office:value-type="float" office:value="0.14502854974712" calcext:value-type="float">
            <text:p>0,1450285497</text:p>
          </table:table-cell>
          <table:table-cell table:formula="of:=[.C423]/MAX([.C$2:.C$452])" office:value-type="float" office:value="0.836270273084652" calcext:value-type="float">
            <text:p>0,8362702731</text:p>
          </table:table-cell>
          <table:table-cell table:formula="of:=[.A423]*(24/4)*365" office:value-type="float" office:value="87767.3635925695" calcext:value-type="float">
            <text:p>87767,3635925695</text:p>
          </table:table-cell>
          <table:table-cell table:number-columns-repeated="2"/>
        </table:table-row>
        <table:table-row table:style-name="ro1">
          <table:table-cell office:value-type="float" office:value="40.075227037909" calcext:value-type="float">
            <text:p>40,0752270379</text:p>
          </table:table-cell>
          <table:table-cell office:value-type="float" office:value="6.89696109262496" calcext:value-type="float">
            <text:p>6,8969610926</text:p>
          </table:table-cell>
          <table:table-cell table:formula="of:=1/[.B424]" office:value-type="float" office:value="0.144991393538426" calcext:value-type="float">
            <text:p>0,1449913935</text:p>
          </table:table-cell>
          <table:table-cell table:formula="of:=[.C424]/MAX([.C$2:.C$452])" office:value-type="float" office:value="0.836056021250478" calcext:value-type="float">
            <text:p>0,8360560213</text:p>
          </table:table-cell>
          <table:table-cell table:formula="of:=[.A424]*(24/4)*365" office:value-type="float" office:value="87764.7472130207" calcext:value-type="float">
            <text:p>87764,7472130207</text:p>
          </table:table-cell>
          <table:table-cell table:number-columns-repeated="2"/>
        </table:table-row>
        <table:table-row table:style-name="ro1">
          <table:table-cell office:value-type="float" office:value="40.0684686027334" calcext:value-type="float">
            <text:p>40,0684686027</text:p>
          </table:table-cell>
          <table:table-cell office:value-type="float" office:value="6.90080272032283" calcext:value-type="float">
            <text:p>6,9008027203</text:p>
          </table:table-cell>
          <table:table-cell table:formula="of:=1/[.B425]" office:value-type="float" office:value="0.144910677862882" calcext:value-type="float">
            <text:p>0,1449106779</text:p>
          </table:table-cell>
          <table:table-cell table:formula="of:=[.C425]/MAX([.C$2:.C$452])" office:value-type="float" office:value="0.835590594821354" calcext:value-type="float">
            <text:p>0,8355905948</text:p>
          </table:table-cell>
          <table:table-cell table:formula="of:=[.A425]*(24/4)*365" office:value-type="float" office:value="87749.9462399861" calcext:value-type="float">
            <text:p>87749,9462399861</text:p>
          </table:table-cell>
          <table:table-cell table:number-columns-repeated="2"/>
        </table:table-row>
        <table:table-row table:style-name="ro1">
          <table:table-cell office:value-type="float" office:value="40.0646517352613" calcext:value-type="float">
            <text:p>40,0646517353</text:p>
          </table:table-cell>
          <table:table-cell office:value-type="float" office:value="6.90407491906385" calcext:value-type="float">
            <text:p>6,9040749191</text:p>
          </table:table-cell>
          <table:table-cell table:formula="of:=1/[.B426]" office:value-type="float" office:value="0.144841997186148" calcext:value-type="float">
            <text:p>0,1448419972</text:p>
          </table:table-cell>
          <table:table-cell table:formula="of:=[.C426]/MAX([.C$2:.C$452])" office:value-type="float" office:value="0.835194565154174" calcext:value-type="float">
            <text:p>0,8351945652</text:p>
          </table:table-cell>
          <table:table-cell table:formula="of:=[.A426]*(24/4)*365" office:value-type="float" office:value="87741.5873002223" calcext:value-type="float">
            <text:p>87741,5873002223</text:p>
          </table:table-cell>
          <table:table-cell table:number-columns-repeated="2"/>
        </table:table-row>
        <table:table-row table:style-name="ro1">
          <table:table-cell office:value-type="float" office:value="40.0604917240836" calcext:value-type="float">
            <text:p>40,0604917241</text:p>
          </table:table-cell>
          <table:table-cell office:value-type="float" office:value="6.90557047661779" calcext:value-type="float">
            <text:p>6,9055704766</text:p>
          </table:table-cell>
          <table:table-cell table:formula="of:=1/[.B427]" office:value-type="float" office:value="0.144810628374005" calcext:value-type="float">
            <text:p>0,1448106284</text:p>
          </table:table-cell>
          <table:table-cell table:formula="of:=[.C427]/MAX([.C$2:.C$452])" office:value-type="float" office:value="0.835013684871342" calcext:value-type="float">
            <text:p>0,8350136849</text:p>
          </table:table-cell>
          <table:table-cell table:formula="of:=[.A427]*(24/4)*365" office:value-type="float" office:value="87732.4768757431" calcext:value-type="float">
            <text:p>87732,4768757431</text:p>
          </table:table-cell>
          <table:table-cell table:number-columns-repeated="2"/>
        </table:table-row>
        <table:table-row table:style-name="ro1">
          <table:table-cell office:value-type="float" office:value="40.0525148471683" calcext:value-type="float">
            <text:p>40,0525148472</text:p>
          </table:table-cell>
          <table:table-cell office:value-type="float" office:value="6.90999380845229" calcext:value-type="float">
            <text:p>6,9099938085</text:p>
          </table:table-cell>
          <table:table-cell table:formula="of:=1/[.B428]" office:value-type="float" office:value="0.144717929960632" calcext:value-type="float">
            <text:p>0,14471793</text:p>
          </table:table-cell>
          <table:table-cell table:formula="of:=[.C428]/MAX([.C$2:.C$452])" office:value-type="float" office:value="0.834479163029945" calcext:value-type="float">
            <text:p>0,834479163</text:p>
          </table:table-cell>
          <table:table-cell table:formula="of:=[.A428]*(24/4)*365" office:value-type="float" office:value="87715.0075152986" calcext:value-type="float">
            <text:p>87715,0075152986</text:p>
          </table:table-cell>
          <table:table-cell table:number-columns-repeated="2"/>
        </table:table-row>
        <table:table-row table:style-name="ro1">
          <table:table-cell office:value-type="float" office:value="40.0486439609367" calcext:value-type="float">
            <text:p>40,0486439609</text:p>
          </table:table-cell>
          <table:table-cell office:value-type="float" office:value="6.91208839927967" calcext:value-type="float">
            <text:p>6,9120883993</text:p>
          </table:table-cell>
          <table:table-cell table:formula="of:=1/[.B429]" office:value-type="float" office:value="0.144674075653346" calcext:value-type="float">
            <text:p>0,1446740757</text:p>
          </table:table-cell>
          <table:table-cell table:formula="of:=[.C429]/MAX([.C$2:.C$452])" office:value-type="float" office:value="0.834226288312558" calcext:value-type="float">
            <text:p>0,8342262883</text:p>
          </table:table-cell>
          <table:table-cell table:formula="of:=[.A429]*(24/4)*365" office:value-type="float" office:value="87706.5302744514" calcext:value-type="float">
            <text:p>87706,5302744514</text:p>
          </table:table-cell>
          <table:table-cell table:number-columns-repeated="2"/>
        </table:table-row>
        <table:table-row table:style-name="ro1">
          <table:table-cell office:value-type="float" office:value="40.037196626335" calcext:value-type="float">
            <text:p>40,0371966263</text:p>
          </table:table-cell>
          <table:table-cell office:value-type="float" office:value="6.91813340827245" calcext:value-type="float">
            <text:p>6,9181334083</text:p>
          </table:table-cell>
          <table:table-cell table:formula="of:=1/[.B430]" office:value-type="float" office:value="0.144547660616697" calcext:value-type="float">
            <text:p>0,1445476606</text:p>
          </table:table-cell>
          <table:table-cell table:formula="of:=[.C430]/MAX([.C$2:.C$452])" office:value-type="float" office:value="0.833497348132129" calcext:value-type="float">
            <text:p>0,8334973481</text:p>
          </table:table-cell>
          <table:table-cell table:formula="of:=[.A430]*(24/4)*365" office:value-type="float" office:value="87681.4606116737" calcext:value-type="float">
            <text:p>87681,4606116737</text:p>
          </table:table-cell>
          <table:table-cell table:number-columns-repeated="2"/>
        </table:table-row>
        <table:table-row table:style-name="ro1">
          <table:table-cell office:value-type="float" office:value="40.0366200921391" calcext:value-type="float">
            <text:p>40,0366200921</text:p>
          </table:table-cell>
          <table:table-cell office:value-type="float" office:value="6.92066533273291" calcext:value-type="float">
            <text:p>6,9206653327</text:p>
          </table:table-cell>
          <table:table-cell table:formula="of:=1/[.B431]" office:value-type="float" office:value="0.144494777874934" calcext:value-type="float">
            <text:p>0,1444947779</text:p>
          </table:table-cell>
          <table:table-cell table:formula="of:=[.C431]/MAX([.C$2:.C$452])" office:value-type="float" office:value="0.833192413241912" calcext:value-type="float">
            <text:p>0,8331924132</text:p>
          </table:table-cell>
          <table:table-cell table:formula="of:=[.A431]*(24/4)*365" office:value-type="float" office:value="87680.1980017846" calcext:value-type="float">
            <text:p>87680,1980017846</text:p>
          </table:table-cell>
          <table:table-cell table:number-columns-repeated="2"/>
        </table:table-row>
        <table:table-row table:style-name="ro1">
          <table:table-cell office:value-type="float" office:value="40.0360526277334" calcext:value-type="float">
            <text:p>40,0360526277</text:p>
          </table:table-cell>
          <table:table-cell office:value-type="float" office:value="6.92158735611421" calcext:value-type="float">
            <text:p>6,9215873561</text:p>
          </table:table-cell>
          <table:table-cell table:formula="of:=1/[.B432]" office:value-type="float" office:value="0.144475529752095" calcext:value-type="float">
            <text:p>0,1444755298</text:p>
          </table:table-cell>
          <table:table-cell table:formula="of:=[.C432]/MAX([.C$2:.C$452])" office:value-type="float" office:value="0.83308142383347" calcext:value-type="float">
            <text:p>0,8330814238</text:p>
          </table:table-cell>
          <table:table-cell table:formula="of:=[.A432]*(24/4)*365" office:value-type="float" office:value="87678.9552547361" calcext:value-type="float">
            <text:p>87678,9552547361</text:p>
          </table:table-cell>
          <table:table-cell table:number-columns-repeated="2"/>
        </table:table-row>
        <table:table-row table:style-name="ro1">
          <table:table-cell office:value-type="float" office:value="40.0268583770389" calcext:value-type="float">
            <text:p>40,026858377</text:p>
          </table:table-cell>
          <table:table-cell office:value-type="float" office:value="6.92303593525091" calcext:value-type="float">
            <text:p>6,9230359353</text:p>
          </table:table-cell>
          <table:table-cell table:formula="of:=1/[.B433]" office:value-type="float" office:value="0.144445299627606" calcext:value-type="float">
            <text:p>0,1444452996</text:p>
          </table:table-cell>
          <table:table-cell table:formula="of:=[.C433]/MAX([.C$2:.C$452])" office:value-type="float" office:value="0.832907109503597" calcext:value-type="float">
            <text:p>0,8329071095</text:p>
          </table:table-cell>
          <table:table-cell table:formula="of:=[.A433]*(24/4)*365" office:value-type="float" office:value="87658.8198457152" calcext:value-type="float">
            <text:p>87658,8198457152</text:p>
          </table:table-cell>
          <table:table-cell table:number-columns-repeated="2"/>
        </table:table-row>
        <table:table-row table:style-name="ro1">
          <table:table-cell office:value-type="float" office:value="40.0214948436866" calcext:value-type="float">
            <text:p>40,0214948437</text:p>
          </table:table-cell>
          <table:table-cell office:value-type="float" office:value="6.92889197841637" calcext:value-type="float">
            <text:p>6,9288919784</text:p>
          </table:table-cell>
          <table:table-cell table:formula="of:=1/[.B434]" office:value-type="float" office:value="0.144323219804121" calcext:value-type="float">
            <text:p>0,1443232198</text:p>
          </table:table-cell>
          <table:table-cell table:formula="of:=[.C434]/MAX([.C$2:.C$452])" office:value-type="float" office:value="0.832203167228084" calcext:value-type="float">
            <text:p>0,8322031672</text:p>
          </table:table-cell>
          <table:table-cell table:formula="of:=[.A434]*(24/4)*365" office:value-type="float" office:value="87647.0737076737" calcext:value-type="float">
            <text:p>87647,0737076737</text:p>
          </table:table-cell>
          <table:table-cell table:number-columns-repeated="2"/>
        </table:table-row>
        <table:table-row table:style-name="ro1">
          <table:table-cell office:value-type="float" office:value="40.0104142943303" calcext:value-type="float">
            <text:p>40,0104142943</text:p>
          </table:table-cell>
          <table:table-cell office:value-type="float" office:value="6.93447517086238" calcext:value-type="float">
            <text:p>6,9344751709</text:p>
          </table:table-cell>
          <table:table-cell table:formula="of:=1/[.B435]" office:value-type="float" office:value="0.144207020049888" calcext:value-type="float">
            <text:p>0,14420702</text:p>
          </table:table-cell>
          <table:table-cell table:formula="of:=[.C435]/MAX([.C$2:.C$452])" office:value-type="float" office:value="0.831533130877484" calcext:value-type="float">
            <text:p>0,8315331309</text:p>
          </table:table-cell>
          <table:table-cell table:formula="of:=[.A435]*(24/4)*365" office:value-type="float" office:value="87622.8073045834" calcext:value-type="float">
            <text:p>87622,8073045834</text:p>
          </table:table-cell>
          <table:table-cell table:number-columns-repeated="2"/>
        </table:table-row>
        <table:table-row table:style-name="ro1">
          <table:table-cell office:value-type="float" office:value="40.0054841487855" calcext:value-type="float">
            <text:p>40,0054841488</text:p>
          </table:table-cell>
          <table:table-cell office:value-type="float" office:value="6.94096445143797" calcext:value-type="float">
            <text:p>6,9409644514</text:p>
          </table:table-cell>
          <table:table-cell table:formula="of:=1/[.B436]" office:value-type="float" office:value="0.144072197314428" calcext:value-type="float">
            <text:p>0,1440721973</text:p>
          </table:table-cell>
          <table:table-cell table:formula="of:=[.C436]/MAX([.C$2:.C$452])" office:value-type="float" office:value="0.830755709838676" calcext:value-type="float">
            <text:p>0,8307557098</text:p>
          </table:table-cell>
          <table:table-cell table:formula="of:=[.A436]*(24/4)*365" office:value-type="float" office:value="87612.0102858402" calcext:value-type="float">
            <text:p>87612,0102858402</text:p>
          </table:table-cell>
          <table:table-cell table:number-columns-repeated="2"/>
        </table:table-row>
        <table:table-row table:style-name="ro1">
          <table:table-cell office:value-type="float" office:value="39.9989529324645" calcext:value-type="float">
            <text:p>39,9989529325</text:p>
          </table:table-cell>
          <table:table-cell office:value-type="float" office:value="6.94251015737323" calcext:value-type="float">
            <text:p>6,9425101574</text:p>
          </table:table-cell>
          <table:table-cell table:formula="of:=1/[.B437]" office:value-type="float" office:value="0.14404012055178" calcext:value-type="float">
            <text:p>0,1440401206</text:p>
          </table:table-cell>
          <table:table-cell table:formula="of:=[.C437]/MAX([.C$2:.C$452])" office:value-type="float" office:value="0.830570747339186" calcext:value-type="float">
            <text:p>0,8305707473</text:p>
          </table:table-cell>
          <table:table-cell table:formula="of:=[.A437]*(24/4)*365" office:value-type="float" office:value="87597.7069220973" calcext:value-type="float">
            <text:p>87597,7069220973</text:p>
          </table:table-cell>
          <table:table-cell table:number-columns-repeated="2"/>
        </table:table-row>
        <table:table-row table:style-name="ro1">
          <table:table-cell office:value-type="float" office:value="39.9874229168442" calcext:value-type="float">
            <text:p>39,9874229168</text:p>
          </table:table-cell>
          <table:table-cell office:value-type="float" office:value="6.94934780125808" calcext:value-type="float">
            <text:p>6,9493478013</text:p>
          </table:table-cell>
          <table:table-cell table:formula="of:=1/[.B438]" office:value-type="float" office:value="0.143898395734196" calcext:value-type="float">
            <text:p>0,1438983957</text:p>
          </table:table-cell>
          <table:table-cell table:formula="of:=[.C438]/MAX([.C$2:.C$452])" office:value-type="float" office:value="0.829753527197973" calcext:value-type="float">
            <text:p>0,8297535272</text:p>
          </table:table-cell>
          <table:table-cell table:formula="of:=[.A438]*(24/4)*365" office:value-type="float" office:value="87572.4561878888" calcext:value-type="float">
            <text:p>87572,4561878888</text:p>
          </table:table-cell>
          <table:table-cell table:number-columns-repeated="2"/>
        </table:table-row>
        <table:table-row table:style-name="ro1">
          <table:table-cell office:value-type="float" office:value="39.9791834156456" calcext:value-type="float">
            <text:p>39,9791834156</text:p>
          </table:table-cell>
          <table:table-cell office:value-type="float" office:value="6.95722365557467" calcext:value-type="float">
            <text:p>6,9572236556</text:p>
          </table:table-cell>
          <table:table-cell table:formula="of:=1/[.B439]" office:value-type="float" office:value="0.143735497018085" calcext:value-type="float">
            <text:p>0,143735497</text:p>
          </table:table-cell>
          <table:table-cell table:formula="of:=[.C439]/MAX([.C$2:.C$452])" office:value-type="float" office:value="0.828814213152254" calcext:value-type="float">
            <text:p>0,8288142132</text:p>
          </table:table-cell>
          <table:table-cell table:formula="of:=[.A439]*(24/4)*365" office:value-type="float" office:value="87554.4116802639" calcext:value-type="float">
            <text:p>87554,4116802639</text:p>
          </table:table-cell>
          <table:table-cell table:number-columns-repeated="2"/>
        </table:table-row>
        <table:table-row table:style-name="ro1">
          <table:table-cell office:value-type="float" office:value="39.9723735042237" calcext:value-type="float">
            <text:p>39,9723735042</text:p>
          </table:table-cell>
          <table:table-cell office:value-type="float" office:value="6.95786389838043" calcext:value-type="float">
            <text:p>6,9578638984</text:p>
          </table:table-cell>
          <table:table-cell table:formula="of:=1/[.B440]" office:value-type="float" office:value="0.1437222708873" calcext:value-type="float">
            <text:p>0,1437222709</text:p>
          </table:table-cell>
          <table:table-cell table:formula="of:=[.C440]/MAX([.C$2:.C$452])" office:value-type="float" office:value="0.828737948030511" calcext:value-type="float">
            <text:p>0,828737948</text:p>
          </table:table-cell>
          <table:table-cell table:formula="of:=[.A440]*(24/4)*365" office:value-type="float" office:value="87539.4979742499" calcext:value-type="float">
            <text:p>87539,4979742499</text:p>
          </table:table-cell>
          <table:table-cell table:number-columns-repeated="2"/>
        </table:table-row>
        <table:table-row table:style-name="ro1">
          <table:table-cell office:value-type="float" office:value="39.964446032233" calcext:value-type="float">
            <text:p>39,9644460322</text:p>
          </table:table-cell>
          <table:table-cell office:value-type="float" office:value="6.96581657374013" calcext:value-type="float">
            <text:p>6,9658165737</text:p>
          </table:table-cell>
          <table:table-cell table:formula="of:=1/[.B441]" office:value-type="float" office:value="0.143558187243951" calcext:value-type="float">
            <text:p>0,1435581872</text:p>
          </table:table-cell>
          <table:table-cell table:formula="of:=[.C441]/MAX([.C$2:.C$452])" office:value-type="float" office:value="0.827791801403022" calcext:value-type="float">
            <text:p>0,8277918014</text:p>
          </table:table-cell>
          <table:table-cell table:formula="of:=[.A441]*(24/4)*365" office:value-type="float" office:value="87522.1368105903" calcext:value-type="float">
            <text:p>87522,1368105903</text:p>
          </table:table-cell>
          <table:table-cell table:number-columns-repeated="2"/>
        </table:table-row>
        <table:table-row table:style-name="ro1">
          <table:table-cell office:value-type="float" office:value="39.9608571837424" calcext:value-type="float">
            <text:p>39,9608571837</text:p>
          </table:table-cell>
          <table:table-cell office:value-type="float" office:value="6.96628442895594" calcext:value-type="float">
            <text:p>6,966284429</text:p>
          </table:table-cell>
          <table:table-cell table:formula="of:=1/[.B442]" office:value-type="float" office:value="0.143548545885295" calcext:value-type="float">
            <text:p>0,1435485459</text:p>
          </table:table-cell>
          <table:table-cell table:formula="of:=[.C442]/MAX([.C$2:.C$452])" office:value-type="float" office:value="0.827736206958689" calcext:value-type="float">
            <text:p>0,827736207</text:p>
          </table:table-cell>
          <table:table-cell table:formula="of:=[.A442]*(24/4)*365" office:value-type="float" office:value="87514.2772323959" calcext:value-type="float">
            <text:p>87514,2772323959</text:p>
          </table:table-cell>
          <table:table-cell table:number-columns-repeated="2"/>
        </table:table-row>
        <table:table-row table:style-name="ro1">
          <table:table-cell office:value-type="float" office:value="39.9581763456558" calcext:value-type="float">
            <text:p>39,9581763457</text:p>
          </table:table-cell>
          <table:table-cell office:value-type="float" office:value="6.97562733363223" calcext:value-type="float">
            <text:p>6,9756273336</text:p>
          </table:table-cell>
          <table:table-cell table:formula="of:=1/[.B443]" office:value-type="float" office:value="0.143356282119403" calcext:value-type="float">
            <text:p>0,1433562821</text:p>
          </table:table-cell>
          <table:table-cell table:formula="of:=[.C443]/MAX([.C$2:.C$452])" office:value-type="float" office:value="0.826627566816542" calcext:value-type="float">
            <text:p>0,8266275668</text:p>
          </table:table-cell>
          <table:table-cell table:formula="of:=[.A443]*(24/4)*365" office:value-type="float" office:value="87508.4061969862" calcext:value-type="float">
            <text:p>87508,4061969862</text:p>
          </table:table-cell>
          <table:table-cell table:number-columns-repeated="2"/>
        </table:table-row>
        <table:table-row table:style-name="ro1">
          <table:table-cell office:value-type="float" office:value="39.9384751662608" calcext:value-type="float">
            <text:p>39,9384751663</text:p>
          </table:table-cell>
          <table:table-cell office:value-type="float" office:value="6.98100524730129" calcext:value-type="float">
            <text:p>6,9810052473</text:p>
          </table:table-cell>
          <table:table-cell table:formula="of:=1/[.B444]" office:value-type="float" office:value="0.14324584563041" calcext:value-type="float">
            <text:p>0,1432458456</text:p>
          </table:table-cell>
          <table:table-cell table:formula="of:=[.C444]/MAX([.C$2:.C$452])" office:value-type="float" office:value="0.825990762870216" calcext:value-type="float">
            <text:p>0,8259907629</text:p>
          </table:table-cell>
          <table:table-cell table:formula="of:=[.A444]*(24/4)*365" office:value-type="float" office:value="87465.2606141112" calcext:value-type="float">
            <text:p>87465,2606141112</text:p>
          </table:table-cell>
          <table:table-cell table:number-columns-repeated="2"/>
        </table:table-row>
        <table:table-row table:style-name="ro1">
          <table:table-cell office:value-type="float" office:value="39.935236195326" calcext:value-type="float">
            <text:p>39,9352361953</text:p>
          </table:table-cell>
          <table:table-cell office:value-type="float" office:value="6.9846448111502" calcext:value-type="float">
            <text:p>6,9846448112</text:p>
          </table:table-cell>
          <table:table-cell table:formula="of:=1/[.B445]" office:value-type="float" office:value="0.143171202979944" calcext:value-type="float">
            <text:p>0,143171203</text:p>
          </table:table-cell>
          <table:table-cell table:formula="of:=[.C445]/MAX([.C$2:.C$452])" office:value-type="float" office:value="0.825560354996751" calcext:value-type="float">
            <text:p>0,825560355</text:p>
          </table:table-cell>
          <table:table-cell table:formula="of:=[.A445]*(24/4)*365" office:value-type="float" office:value="87458.167267764" calcext:value-type="float">
            <text:p>87458,167267764</text:p>
          </table:table-cell>
          <table:table-cell table:number-columns-repeated="2"/>
        </table:table-row>
        <table:table-row table:style-name="ro1">
          <table:table-cell office:value-type="float" office:value="39.9221443724093" calcext:value-type="float">
            <text:p>39,9221443724</text:p>
          </table:table-cell>
          <table:table-cell office:value-type="float" office:value="6.9928651124092" calcext:value-type="float">
            <text:p>6,9928651124</text:p>
          </table:table-cell>
          <table:table-cell table:formula="of:=1/[.B446]" office:value-type="float" office:value="0.14300290137521" calcext:value-type="float">
            <text:p>0,1430029014</text:p>
          </table:table-cell>
          <table:table-cell table:formula="of:=[.C446]/MAX([.C$2:.C$452])" office:value-type="float" office:value="0.824589886566934" calcext:value-type="float">
            <text:p>0,8245898866</text:p>
          </table:table-cell>
          <table:table-cell table:formula="of:=[.A446]*(24/4)*365" office:value-type="float" office:value="87429.4961755764" calcext:value-type="float">
            <text:p>87429,4961755764</text:p>
          </table:table-cell>
          <table:table-cell table:number-columns-repeated="2"/>
        </table:table-row>
        <table:table-row table:style-name="ro1">
          <table:table-cell office:value-type="float" office:value="39.9130397252886" calcext:value-type="float">
            <text:p>39,9130397253</text:p>
          </table:table-cell>
          <table:table-cell office:value-type="float" office:value="6.99484507643798" calcext:value-type="float">
            <text:p>6,9948450764</text:p>
          </table:table-cell>
          <table:table-cell table:formula="of:=1/[.B447]" office:value-type="float" office:value="0.142962422908905" calcext:value-type="float">
            <text:p>0,1429624229</text:p>
          </table:table-cell>
          <table:table-cell table:formula="of:=[.C447]/MAX([.C$2:.C$452])" office:value-type="float" office:value="0.824356477778596" calcext:value-type="float">
            <text:p>0,8243564778</text:p>
          </table:table-cell>
          <table:table-cell table:formula="of:=[.A447]*(24/4)*365" office:value-type="float" office:value="87409.556998382" calcext:value-type="float">
            <text:p>87409,556998382</text:p>
          </table:table-cell>
          <table:table-cell table:number-columns-repeated="2"/>
        </table:table-row>
        <table:table-row table:style-name="ro1">
          <table:table-cell office:value-type="float" office:value="39.8941152555112" calcext:value-type="float">
            <text:p>39,8941152555</text:p>
          </table:table-cell>
          <table:table-cell office:value-type="float" office:value="7.00892910971135" calcext:value-type="float">
            <text:p>7,0089291097</text:p>
          </table:table-cell>
          <table:table-cell table:formula="of:=1/[.B448]" office:value-type="float" office:value="0.142675148278277" calcext:value-type="float">
            <text:p>0,1426751483</text:p>
          </table:table-cell>
          <table:table-cell table:formula="of:=[.C448]/MAX([.C$2:.C$452])" office:value-type="float" office:value="0.822699981631979" calcext:value-type="float">
            <text:p>0,8226999816</text:p>
          </table:table-cell>
          <table:table-cell table:formula="of:=[.A448]*(24/4)*365" office:value-type="float" office:value="87368.1124095695" calcext:value-type="float">
            <text:p>87368,1124095695</text:p>
          </table:table-cell>
          <table:table-cell table:number-columns-repeated="2"/>
        </table:table-row>
        <table:table-row table:style-name="ro1">
          <table:table-cell office:value-type="float" office:value="39.8924256026034" calcext:value-type="float">
            <text:p>39,8924256026</text:p>
          </table:table-cell>
          <table:table-cell office:value-type="float" office:value="7.0112769874092" calcext:value-type="float">
            <text:p>7,0112769874</text:p>
          </table:table-cell>
          <table:table-cell table:formula="of:=1/[.B449]" office:value-type="float" office:value="0.142627370419938" calcext:value-type="float">
            <text:p>0,1426273704</text:p>
          </table:table-cell>
          <table:table-cell table:formula="of:=[.C449]/MAX([.C$2:.C$452])" office:value-type="float" office:value="0.822424482754618" calcext:value-type="float">
            <text:p>0,8224244828</text:p>
          </table:table-cell>
          <table:table-cell table:formula="of:=[.A449]*(24/4)*365" office:value-type="float" office:value="87364.4120697015" calcext:value-type="float">
            <text:p>87364,4120697015</text:p>
          </table:table-cell>
          <table:table-cell table:number-columns-repeated="2"/>
        </table:table-row>
        <table:table-row table:style-name="ro1">
          <table:table-cell office:value-type="float" office:value="39.8775938282978" calcext:value-type="float">
            <text:p>39,8775938283</text:p>
          </table:table-cell>
          <table:table-cell office:value-type="float" office:value="7.01780687050273" calcext:value-type="float">
            <text:p>7,0178068705</text:p>
          </table:table-cell>
          <table:table-cell table:formula="of:=1/[.B450]" office:value-type="float" office:value="0.142494659436013" calcext:value-type="float">
            <text:p>0,1424946594</text:p>
          </table:table-cell>
          <table:table-cell table:formula="of:=[.C450]/MAX([.C$2:.C$452])" office:value-type="float" office:value="0.821659238594336" calcext:value-type="float">
            <text:p>0,8216592386</text:p>
          </table:table-cell>
          <table:table-cell table:formula="of:=[.A450]*(24/4)*365" office:value-type="float" office:value="87331.9304839722" calcext:value-type="float">
            <text:p>87331,9304839722</text:p>
          </table:table-cell>
          <table:table-cell table:number-columns-repeated="2"/>
        </table:table-row>
        <table:table-row table:style-name="ro1">
          <table:table-cell office:value-type="float" office:value="39.8633943954274" calcext:value-type="float">
            <text:p>39,8633943954</text:p>
          </table:table-cell>
          <table:table-cell office:value-type="float" office:value="7.02526683453151" calcext:value-type="float">
            <text:p>7,0252668345</text:p>
          </table:table-cell>
          <table:table-cell table:formula="of:=1/[.B451]" office:value-type="float" office:value="0.142343347740853" calcext:value-type="float">
            <text:p>0,1423433477</text:p>
          </table:table-cell>
          <table:table-cell table:formula="of:=[.C451]/MAX([.C$2:.C$452])" office:value-type="float" office:value="0.820786738160089" calcext:value-type="float">
            <text:p>0,8207867382</text:p>
          </table:table-cell>
          <table:table-cell table:formula="of:=[.A451]*(24/4)*365" office:value-type="float" office:value="87300.833725986" calcext:value-type="float">
            <text:p>87300,833725986</text:p>
          </table:table-cell>
          <table:table-cell table:number-columns-repeated="2"/>
        </table:table-row>
        <table:table-row table:style-name="ro1">
          <table:table-cell office:value-type="float" office:value="39.8375876523719" calcext:value-type="float">
            <text:p>39,8375876524</text:p>
          </table:table-cell>
          <table:table-cell office:value-type="float" office:value="7.04080781025094" calcext:value-type="float">
            <text:p>7,0408078103</text:p>
          </table:table-cell>
          <table:table-cell table:formula="of:=1/[.B452]" office:value-type="float" office:value="0.14202915729983" calcext:value-type="float">
            <text:p>0,1420291573</text:p>
          </table:table-cell>
          <table:table-cell table:formula="of:=[.C452]/MAX([.C$2:.C$452])" office:value-type="float" office:value="0.818975038833485" calcext:value-type="float">
            <text:p>0,8189750388</text:p>
          </table:table-cell>
          <table:table-cell table:formula="of:=[.A452]*(24/4)*365" office:value-type="float" office:value="87244.3169586945" calcext:value-type="float">
            <text:p>87244,3169586945</text:p>
          </table:table-cell>
          <table:table-cell table:number-columns-repeated="2"/>
        </table:table-row>
      </table:table>
      <table:table table:name="high_0" table:style-name="ta1">
        <table:shapes>
          <draw:frame draw:z-index="0" draw:style-name="gr1" draw:text-style-name="P1" svg:width="159.99mm" svg:height="89.99mm" svg:x="179.09mm" svg:y="14.29mm">
            <loext:p draw:notify-on-update-of-ranges="high_0.E2:high_0.E452 high_0.D2:high_0.D4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st (4 hours)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Norm QoS</text:p>
          </table:table-cell>
          <table:table-cell office:value-type="string" calcext:value-type="string">
            <text:p>Inv Norm QoS</text:p>
          </table:table-cell>
          <table:table-cell office:value-type="string" calcext:value-type="string">
            <text:p>Yearly Cost</text:p>
          </table:table-cell>
          <table:table-cell office:value-type="string" calcext:value-type="string">
            <text:p>Difference Max-Min Yearly Cost</text:p>
          </table:table-cell>
          <table:table-cell/>
        </table:table-row>
        <table:table-row table:style-name="ro1">
          <table:table-cell office:value-type="float" office:value="140.970313556431" calcext:value-type="float">
            <text:p>140,9703135564</text:p>
          </table:table-cell>
          <table:table-cell office:value-type="float" office:value="5.82082146239323" calcext:value-type="float">
            <text:p>5,8208214624</text:p>
          </table:table-cell>
          <table:table-cell table:formula="of:=1/[.B2]" office:value-type="float" office:value="0.171797057590708" calcext:value-type="float">
            <text:p>0,1717970576</text:p>
          </table:table-cell>
          <table:table-cell table:formula="of:=[.C2]/MAX([.C$2:.C$388])" office:value-type="float" office:value="1" calcext:value-type="float">
            <text:p>1</text:p>
          </table:table-cell>
          <table:table-cell table:formula="of:=[.A2]*(24/4)*365" office:value-type="float" office:value="308724.986688584" calcext:value-type="float">
            <text:p>308724,986688584</text:p>
          </table:table-cell>
          <table:table-cell table:formula="of:=[.E2]-[.E388]" office:value-type="float" office:value="17407.8080791888" calcext:value-type="float">
            <text:p>17407,8080791888</text:p>
          </table:table-cell>
          <table:table-cell table:style-name="ce1" table:formula="of:=[.F2]/[.E2]" office:value-type="percentage" office:value="0.0563861327387419" calcext:value-type="percentage">
            <text:p>5,64%</text:p>
          </table:table-cell>
        </table:table-row>
        <table:table-row table:style-name="ro1">
          <table:table-cell office:value-type="float" office:value="140.91506366407" calcext:value-type="float">
            <text:p>140,9150636641</text:p>
          </table:table-cell>
          <table:table-cell office:value-type="float" office:value="5.82891407242228" calcext:value-type="float">
            <text:p>5,8289140724</text:p>
          </table:table-cell>
          <table:table-cell table:formula="of:=1/[.B3]" office:value-type="float" office:value="0.171558542050087" calcext:value-type="float">
            <text:p>0,1715585421</text:p>
          </table:table-cell>
          <table:table-cell table:formula="of:=[.C3]/MAX([.C$2:.C$388])" office:value-type="float" office:value="0.998611643622036" calcext:value-type="float">
            <text:p>0,9986116436</text:p>
          </table:table-cell>
          <table:table-cell table:formula="of:=[.A3]*(24/4)*365" office:value-type="float" office:value="308603.989424313" calcext:value-type="float">
            <text:p>308603,989424313</text:p>
          </table:table-cell>
          <table:table-cell table:number-columns-repeated="2"/>
        </table:table-row>
        <table:table-row table:style-name="ro1">
          <table:table-cell office:value-type="float" office:value="140.858612381662" calcext:value-type="float">
            <text:p>140,8586123817</text:p>
          </table:table-cell>
          <table:table-cell office:value-type="float" office:value="5.83712288281723" calcext:value-type="float">
            <text:p>5,8371228828</text:p>
          </table:table-cell>
          <table:table-cell table:formula="of:=1/[.B4]" office:value-type="float" office:value="0.171317277377131" calcext:value-type="float">
            <text:p>0,1713172774</text:p>
          </table:table-cell>
          <table:table-cell table:formula="of:=[.C4]/MAX([.C$2:.C$388])" office:value-type="float" office:value="0.99720728503558" calcext:value-type="float">
            <text:p>0,997207285</text:p>
          </table:table-cell>
          <table:table-cell table:formula="of:=[.A4]*(24/4)*365" office:value-type="float" office:value="308480.36111584" calcext:value-type="float">
            <text:p>308480,36111584</text:p>
          </table:table-cell>
          <table:table-cell table:number-columns-repeated="2"/>
        </table:table-row>
        <table:table-row table:style-name="ro1">
          <table:table-cell office:value-type="float" office:value="140.774809628884" calcext:value-type="float">
            <text:p>140,7748096289</text:p>
          </table:table-cell>
          <table:table-cell office:value-type="float" office:value="5.83838768831599" calcext:value-type="float">
            <text:p>5,8383876883</text:p>
          </table:table-cell>
          <table:table-cell table:formula="of:=1/[.B5]" office:value-type="float" office:value="0.171280163871481" calcext:value-type="float">
            <text:p>0,1712801639</text:p>
          </table:table-cell>
          <table:table-cell table:formula="of:=[.C5]/MAX([.C$2:.C$388])" office:value-type="float" office:value="0.996991253945346" calcext:value-type="float">
            <text:p>0,9969912539</text:p>
          </table:table-cell>
          <table:table-cell table:formula="of:=[.A5]*(24/4)*365" office:value-type="float" office:value="308296.833087256" calcext:value-type="float">
            <text:p>308296,833087256</text:p>
          </table:table-cell>
          <table:table-cell table:number-columns-repeated="2"/>
        </table:table-row>
        <table:table-row table:style-name="ro1">
          <table:table-cell office:value-type="float" office:value="140.607642709982" calcext:value-type="float">
            <text:p>140,60764271</text:p>
          </table:table-cell>
          <table:table-cell office:value-type="float" office:value="5.84569183390946" calcext:value-type="float">
            <text:p>5,8456918339</text:p>
          </table:table-cell>
          <table:table-cell table:formula="of:=1/[.B6]" office:value-type="float" office:value="0.171066150664878" calcext:value-type="float">
            <text:p>0,1710661507</text:p>
          </table:table-cell>
          <table:table-cell table:formula="of:=[.C6]/MAX([.C$2:.C$388])" office:value-type="float" office:value="0.995745521279113" calcext:value-type="float">
            <text:p>0,9957455213</text:p>
          </table:table-cell>
          <table:table-cell table:formula="of:=[.A6]*(24/4)*365" office:value-type="float" office:value="307930.737534861" calcext:value-type="float">
            <text:p>307930,737534861</text:p>
          </table:table-cell>
          <table:table-cell table:number-columns-repeated="2"/>
        </table:table-row>
        <table:table-row table:style-name="ro1">
          <table:table-cell office:value-type="float" office:value="140.541703436295" calcext:value-type="float">
            <text:p>140,5417034363</text:p>
          </table:table-cell>
          <table:table-cell office:value-type="float" office:value="5.84593276794585" calcext:value-type="float">
            <text:p>5,8459327679</text:p>
          </table:table-cell>
          <table:table-cell table:formula="of:=1/[.B7]" office:value-type="float" office:value="0.171059100351471" calcext:value-type="float">
            <text:p>0,1710591004</text:p>
          </table:table-cell>
          <table:table-cell table:formula="of:=[.C7]/MAX([.C$2:.C$388])" office:value-type="float" office:value="0.995704482663518" calcext:value-type="float">
            <text:p>0,9957044827</text:p>
          </table:table-cell>
          <table:table-cell table:formula="of:=[.A7]*(24/4)*365" office:value-type="float" office:value="307786.330525486" calcext:value-type="float">
            <text:p>307786,330525486</text:p>
          </table:table-cell>
          <table:table-cell table:number-columns-repeated="2"/>
        </table:table-row>
        <table:table-row table:style-name="ro1">
          <table:table-cell office:value-type="float" office:value="140.475844745976" calcext:value-type="float">
            <text:p>140,475844746</text:p>
          </table:table-cell>
          <table:table-cell office:value-type="float" office:value="5.85313409152274" calcext:value-type="float">
            <text:p>5,8531340915</text:p>
          </table:table-cell>
          <table:table-cell table:formula="of:=1/[.B8]" office:value-type="float" office:value="0.170848640123986" calcext:value-type="float">
            <text:p>0,1708486401</text:p>
          </table:table-cell>
          <table:table-cell table:formula="of:=[.C8]/MAX([.C$2:.C$388])" office:value-type="float" office:value="0.994479431254393" calcext:value-type="float">
            <text:p>0,9944794313</text:p>
          </table:table-cell>
          <table:table-cell table:formula="of:=[.A8]*(24/4)*365" office:value-type="float" office:value="307642.099993687" calcext:value-type="float">
            <text:p>307642,099993687</text:p>
          </table:table-cell>
          <table:table-cell table:number-columns-repeated="2"/>
        </table:table-row>
        <table:table-row table:style-name="ro1">
          <table:table-cell office:value-type="float" office:value="140.394680842041" calcext:value-type="float">
            <text:p>140,394680842</text:p>
          </table:table-cell>
          <table:table-cell office:value-type="float" office:value="5.86281702894877" calcext:value-type="float">
            <text:p>5,8628170289</text:p>
          </table:table-cell>
          <table:table-cell table:formula="of:=1/[.B9]" office:value-type="float" office:value="0.170566469167008" calcext:value-type="float">
            <text:p>0,1705664692</text:p>
          </table:table-cell>
          <table:table-cell table:formula="of:=[.C9]/MAX([.C$2:.C$388])" office:value-type="float" office:value="0.992836964491953" calcext:value-type="float">
            <text:p>0,9928369645</text:p>
          </table:table-cell>
          <table:table-cell table:formula="of:=[.A9]*(24/4)*365" office:value-type="float" office:value="307464.35104407" calcext:value-type="float">
            <text:p>307464,35104407</text:p>
          </table:table-cell>
          <table:table-cell table:number-columns-repeated="2"/>
        </table:table-row>
        <table:table-row table:style-name="ro1">
          <table:table-cell office:value-type="float" office:value="140.277859964805" calcext:value-type="float">
            <text:p>140,2778599648</text:p>
          </table:table-cell>
          <table:table-cell office:value-type="float" office:value="5.87971635236422" calcext:value-type="float">
            <text:p>5,8797163524</text:p>
          </table:table-cell>
          <table:table-cell table:formula="of:=1/[.B10]" office:value-type="float" office:value="0.170076231585203" calcext:value-type="float">
            <text:p>0,1700762316</text:p>
          </table:table-cell>
          <table:table-cell table:formula="of:=[.C10]/MAX([.C$2:.C$388])" office:value-type="float" office:value="0.989983379054109" calcext:value-type="float">
            <text:p>0,9899833791</text:p>
          </table:table-cell>
          <table:table-cell table:formula="of:=[.A10]*(24/4)*365" office:value-type="float" office:value="307208.513322923" calcext:value-type="float">
            <text:p>307208,513322923</text:p>
          </table:table-cell>
          <table:table-cell table:number-columns-repeated="2"/>
        </table:table-row>
        <table:table-row table:style-name="ro1">
          <table:table-cell office:value-type="float" office:value="140.20666077247" calcext:value-type="float">
            <text:p>140,2066607725</text:p>
          </table:table-cell>
          <table:table-cell office:value-type="float" office:value="5.88940357123865" calcext:value-type="float">
            <text:p>5,8894035712</text:p>
          </table:table-cell>
          <table:table-cell table:formula="of:=1/[.B11]" office:value-type="float" office:value="0.169796480730846" calcext:value-type="float">
            <text:p>0,1697964807</text:p>
          </table:table-cell>
          <table:table-cell table:formula="of:=[.C11]/MAX([.C$2:.C$388])" office:value-type="float" office:value="0.988354999276948" calcext:value-type="float">
            <text:p>0,9883549993</text:p>
          </table:table-cell>
          <table:table-cell table:formula="of:=[.A11]*(24/4)*365" office:value-type="float" office:value="307052.587091709" calcext:value-type="float">
            <text:p>307052,587091709</text:p>
          </table:table-cell>
          <table:table-cell table:number-columns-repeated="2"/>
        </table:table-row>
        <table:table-row table:style-name="ro1">
          <table:table-cell office:value-type="float" office:value="140.12930688861" calcext:value-type="float">
            <text:p>140,1293068886</text:p>
          </table:table-cell>
          <table:table-cell office:value-type="float" office:value="5.89813073953736" calcext:value-type="float">
            <text:p>5,8981307395</text:p>
          </table:table-cell>
          <table:table-cell table:formula="of:=1/[.B12]" office:value-type="float" office:value="0.169545241392604" calcext:value-type="float">
            <text:p>0,1695452414</text:p>
          </table:table-cell>
          <table:table-cell table:formula="of:=[.C12]/MAX([.C$2:.C$388])" office:value-type="float" office:value="0.986892579944711" calcext:value-type="float">
            <text:p>0,9868925799</text:p>
          </table:table-cell>
          <table:table-cell table:formula="of:=[.A12]*(24/4)*365" office:value-type="float" office:value="306883.182086056" calcext:value-type="float">
            <text:p>306883,182086056</text:p>
          </table:table-cell>
          <table:table-cell table:number-columns-repeated="2"/>
        </table:table-row>
        <table:table-row table:style-name="ro1">
          <table:table-cell office:value-type="float" office:value="140.069743956859" calcext:value-type="float">
            <text:p>140,0697439569</text:p>
          </table:table-cell>
          <table:table-cell office:value-type="float" office:value="5.90651208167659" calcext:value-type="float">
            <text:p>5,9065120817</text:p>
          </table:table-cell>
          <table:table-cell table:formula="of:=1/[.B13]" office:value-type="float" office:value="0.169304656652145" calcext:value-type="float">
            <text:p>0,1693046567</text:p>
          </table:table-cell>
          <table:table-cell table:formula="of:=[.C13]/MAX([.C$2:.C$388])" office:value-type="float" office:value="0.985492179123921" calcext:value-type="float">
            <text:p>0,9854921791</text:p>
          </table:table-cell>
          <table:table-cell table:formula="of:=[.A13]*(24/4)*365" office:value-type="float" office:value="306752.739265521" calcext:value-type="float">
            <text:p>306752,739265521</text:p>
          </table:table-cell>
          <table:table-cell table:number-columns-repeated="2"/>
        </table:table-row>
        <table:table-row table:style-name="ro1">
          <table:table-cell office:value-type="float" office:value="140.035013690839" calcext:value-type="float">
            <text:p>140,0350136908</text:p>
          </table:table-cell>
          <table:table-cell office:value-type="float" office:value="5.91896103384491" calcext:value-type="float">
            <text:p>5,9189610338</text:p>
          </table:table-cell>
          <table:table-cell table:formula="of:=1/[.B14]" office:value-type="float" office:value="0.168948569568536" calcext:value-type="float">
            <text:p>0,1689485696</text:p>
          </table:table-cell>
          <table:table-cell table:formula="of:=[.C14]/MAX([.C$2:.C$388])" office:value-type="float" office:value="0.98341945978517" calcext:value-type="float">
            <text:p>0,9834194598</text:p>
          </table:table-cell>
          <table:table-cell table:formula="of:=[.A14]*(24/4)*365" office:value-type="float" office:value="306676.679982937" calcext:value-type="float">
            <text:p>306676,679982937</text:p>
          </table:table-cell>
          <table:table-cell table:number-columns-repeated="2"/>
        </table:table-row>
        <table:table-row table:style-name="ro1">
          <table:table-cell office:value-type="float" office:value="139.955363706615" calcext:value-type="float">
            <text:p>139,9553637066</text:p>
          </table:table-cell>
          <table:table-cell office:value-type="float" office:value="5.92138102738836" calcext:value-type="float">
            <text:p>5,9213810274</text:p>
          </table:table-cell>
          <table:table-cell table:formula="of:=1/[.B15]" office:value-type="float" office:value="0.168879522424696" calcext:value-type="float">
            <text:p>0,1688795224</text:p>
          </table:table-cell>
          <table:table-cell table:formula="of:=[.C15]/MAX([.C$2:.C$388])" office:value-type="float" office:value="0.983017548688387" calcext:value-type="float">
            <text:p>0,9830175487</text:p>
          </table:table-cell>
          <table:table-cell table:formula="of:=[.A15]*(24/4)*365" office:value-type="float" office:value="306502.246517487" calcext:value-type="float">
            <text:p>306502,246517487</text:p>
          </table:table-cell>
          <table:table-cell table:number-columns-repeated="2"/>
        </table:table-row>
        <table:table-row table:style-name="ro1">
          <table:table-cell office:value-type="float" office:value="139.932631080191" calcext:value-type="float">
            <text:p>139,9326310802</text:p>
          </table:table-cell>
          <table:table-cell office:value-type="float" office:value="5.92874916200584" calcext:value-type="float">
            <text:p>5,928749162</text:p>
          </table:table-cell>
          <table:table-cell table:formula="of:=1/[.B16]" office:value-type="float" office:value="0.168669642225456" calcext:value-type="float">
            <text:p>0,1686696422</text:p>
          </table:table-cell>
          <table:table-cell table:formula="of:=[.C16]/MAX([.C$2:.C$388])" office:value-type="float" office:value="0.981795873520125" calcext:value-type="float">
            <text:p>0,9817958735</text:p>
          </table:table-cell>
          <table:table-cell table:formula="of:=[.A16]*(24/4)*365" office:value-type="float" office:value="306452.462065618" calcext:value-type="float">
            <text:p>306452,462065618</text:p>
          </table:table-cell>
          <table:table-cell table:number-columns-repeated="2"/>
        </table:table-row>
        <table:table-row table:style-name="ro1">
          <table:table-cell office:value-type="float" office:value="139.872691610987" calcext:value-type="float">
            <text:p>139,872691611</text:p>
          </table:table-cell>
          <table:table-cell office:value-type="float" office:value="5.93492302001719" calcext:value-type="float">
            <text:p>5,93492302</text:p>
          </table:table-cell>
          <table:table-cell table:formula="of:=1/[.B17]" office:value-type="float" office:value="0.168494182085803" calcext:value-type="float">
            <text:p>0,1684941821</text:p>
          </table:table-cell>
          <table:table-cell table:formula="of:=[.C17]/MAX([.C$2:.C$388])" office:value-type="float" office:value="0.980774551373435" calcext:value-type="float">
            <text:p>0,9807745514</text:p>
          </table:table-cell>
          <table:table-cell table:formula="of:=[.A17]*(24/4)*365" office:value-type="float" office:value="306321.194628062" calcext:value-type="float">
            <text:p>306321,194628062</text:p>
          </table:table-cell>
          <table:table-cell table:number-columns-repeated="2"/>
        </table:table-row>
        <table:table-row table:style-name="ro1">
          <table:table-cell office:value-type="float" office:value="139.853652978301" calcext:value-type="float">
            <text:p>139,8536529783</text:p>
          </table:table-cell>
          <table:table-cell office:value-type="float" office:value="5.93708500215433" calcext:value-type="float">
            <text:p>5,9370850022</text:p>
          </table:table-cell>
          <table:table-cell table:formula="of:=1/[.B18]" office:value-type="float" office:value="0.168432825138454" calcext:value-type="float">
            <text:p>0,1684328251</text:p>
          </table:table-cell>
          <table:table-cell table:formula="of:=[.C18]/MAX([.C$2:.C$388])" office:value-type="float" office:value="0.980417403537441" calcext:value-type="float">
            <text:p>0,9804174035</text:p>
          </table:table-cell>
          <table:table-cell table:formula="of:=[.A18]*(24/4)*365" office:value-type="float" office:value="306279.500022479" calcext:value-type="float">
            <text:p>306279,500022479</text:p>
          </table:table-cell>
          <table:table-cell table:number-columns-repeated="2"/>
        </table:table-row>
        <table:table-row table:style-name="ro1">
          <table:table-cell office:value-type="float" office:value="139.812592348104" calcext:value-type="float">
            <text:p>139,8125923481</text:p>
          </table:table-cell>
          <table:table-cell office:value-type="float" office:value="5.94332881066603" calcext:value-type="float">
            <text:p>5,9433288107</text:p>
          </table:table-cell>
          <table:table-cell table:formula="of:=1/[.B19]" office:value-type="float" office:value="0.168255876774877" calcext:value-type="float">
            <text:p>0,1682558768</text:p>
          </table:table-cell>
          <table:table-cell table:formula="of:=[.C19]/MAX([.C$2:.C$388])" office:value-type="float" office:value="0.979387418704995" calcext:value-type="float">
            <text:p>0,9793874187</text:p>
          </table:table-cell>
          <table:table-cell table:formula="of:=[.A19]*(24/4)*365" office:value-type="float" office:value="306189.577242348" calcext:value-type="float">
            <text:p>306189,577242348</text:p>
          </table:table-cell>
          <table:table-cell table:number-columns-repeated="2"/>
        </table:table-row>
        <table:table-row table:style-name="ro1">
          <table:table-cell office:value-type="float" office:value="139.765290086799" calcext:value-type="float">
            <text:p>139,7652900868</text:p>
          </table:table-cell>
          <table:table-cell office:value-type="float" office:value="5.95076975277299" calcext:value-type="float">
            <text:p>5,9507697528</text:p>
          </table:table-cell>
          <table:table-cell table:formula="of:=1/[.B20]" office:value-type="float" office:value="0.168045486810175" calcext:value-type="float">
            <text:p>0,1680454868</text:p>
          </table:table-cell>
          <table:table-cell table:formula="of:=[.C20]/MAX([.C$2:.C$388])" office:value-type="float" office:value="0.978162776282983" calcext:value-type="float">
            <text:p>0,9781627763</text:p>
          </table:table-cell>
          <table:table-cell table:formula="of:=[.A20]*(24/4)*365" office:value-type="float" office:value="306085.98529009" calcext:value-type="float">
            <text:p>306085,98529009</text:p>
          </table:table-cell>
          <table:table-cell table:number-columns-repeated="2"/>
        </table:table-row>
        <table:table-row table:style-name="ro1">
          <table:table-cell office:value-type="float" office:value="139.752797996858" calcext:value-type="float">
            <text:p>139,7527979969</text:p>
          </table:table-cell>
          <table:table-cell office:value-type="float" office:value="5.95240128995157" calcext:value-type="float">
            <text:p>5,95240129</text:p>
          </table:table-cell>
          <table:table-cell table:formula="of:=1/[.B21]" office:value-type="float" office:value="0.167999425994368" calcext:value-type="float">
            <text:p>0,167999426</text:p>
          </table:table-cell>
          <table:table-cell table:formula="of:=[.C21]/MAX([.C$2:.C$388])" office:value-type="float" office:value="0.977894664497761" calcext:value-type="float">
            <text:p>0,9778946645</text:p>
          </table:table-cell>
          <table:table-cell table:formula="of:=[.A21]*(24/4)*365" office:value-type="float" office:value="306058.627613119" calcext:value-type="float">
            <text:p>306058,627613119</text:p>
          </table:table-cell>
          <table:table-cell table:number-columns-repeated="2"/>
        </table:table-row>
        <table:table-row table:style-name="ro1">
          <table:table-cell office:value-type="float" office:value="139.711848915322" calcext:value-type="float">
            <text:p>139,7118489153</text:p>
          </table:table-cell>
          <table:table-cell office:value-type="float" office:value="5.96433332481647" calcext:value-type="float">
            <text:p>5,9643333248</text:p>
          </table:table-cell>
          <table:table-cell table:formula="of:=1/[.B22]" office:value-type="float" office:value="0.167663332268703" calcext:value-type="float">
            <text:p>0,1676633323</text:p>
          </table:table-cell>
          <table:table-cell table:formula="of:=[.C22]/MAX([.C$2:.C$388])" office:value-type="float" office:value="0.975938322926032" calcext:value-type="float">
            <text:p>0,9759383229</text:p>
          </table:table-cell>
          <table:table-cell table:formula="of:=[.A22]*(24/4)*365" office:value-type="float" office:value="305968.949124555" calcext:value-type="float">
            <text:p>305968,949124555</text:p>
          </table:table-cell>
          <table:table-cell table:number-columns-repeated="2"/>
        </table:table-row>
        <table:table-row table:style-name="ro1">
          <table:table-cell office:value-type="float" office:value="139.66832210983" calcext:value-type="float">
            <text:p>139,6683221098</text:p>
          </table:table-cell>
          <table:table-cell office:value-type="float" office:value="5.96480267943821" calcext:value-type="float">
            <text:p>5,9648026794</text:p>
          </table:table-cell>
          <table:table-cell table:formula="of:=1/[.B23]" office:value-type="float" office:value="0.167650139282425" calcext:value-type="float">
            <text:p>0,1676501393</text:p>
          </table:table-cell>
          <table:table-cell table:formula="of:=[.C23]/MAX([.C$2:.C$388])" office:value-type="float" office:value="0.975861528908356" calcext:value-type="float">
            <text:p>0,9758615289</text:p>
          </table:table-cell>
          <table:table-cell table:formula="of:=[.A23]*(24/4)*365" office:value-type="float" office:value="305873.625420528" calcext:value-type="float">
            <text:p>305873,625420528</text:p>
          </table:table-cell>
          <table:table-cell table:number-columns-repeated="2"/>
        </table:table-row>
        <table:table-row table:style-name="ro1">
          <table:table-cell office:value-type="float" office:value="139.654910618154" calcext:value-type="float">
            <text:p>139,6549106182</text:p>
          </table:table-cell>
          <table:table-cell office:value-type="float" office:value="5.96734748197784" calcext:value-type="float">
            <text:p>5,967347482</text:p>
          </table:table-cell>
          <table:table-cell table:formula="of:=1/[.B24]" office:value-type="float" office:value="0.167578644116189" calcext:value-type="float">
            <text:p>0,1675786441</text:p>
          </table:table-cell>
          <table:table-cell table:formula="of:=[.C24]/MAX([.C$2:.C$388])" office:value-type="float" office:value="0.975445368310269" calcext:value-type="float">
            <text:p>0,9754453683</text:p>
          </table:table-cell>
          <table:table-cell table:formula="of:=[.A24]*(24/4)*365" office:value-type="float" office:value="305844.254253757" calcext:value-type="float">
            <text:p>305844,254253757</text:p>
          </table:table-cell>
          <table:table-cell table:number-columns-repeated="2"/>
        </table:table-row>
        <table:table-row table:style-name="ro1">
          <table:table-cell office:value-type="float" office:value="139.614027565849" calcext:value-type="float">
            <text:p>139,6140275658</text:p>
          </table:table-cell>
          <table:table-cell office:value-type="float" office:value="5.97279329334115" calcext:value-type="float">
            <text:p>5,9727932933</text:p>
          </table:table-cell>
          <table:table-cell table:formula="of:=1/[.B25]" office:value-type="float" office:value="0.167425851002556" calcext:value-type="float">
            <text:p>0,167425851</text:p>
          </table:table-cell>
          <table:table-cell table:formula="of:=[.C25]/MAX([.C$2:.C$388])" office:value-type="float" office:value="0.974555986875128" calcext:value-type="float">
            <text:p>0,9745559869</text:p>
          </table:table-cell>
          <table:table-cell table:formula="of:=[.A25]*(24/4)*365" office:value-type="float" office:value="305754.720369209" calcext:value-type="float">
            <text:p>305754,720369209</text:p>
          </table:table-cell>
          <table:table-cell table:number-columns-repeated="2"/>
        </table:table-row>
        <table:table-row table:style-name="ro1">
          <table:table-cell office:value-type="float" office:value="139.580901143385" calcext:value-type="float">
            <text:p>139,5809011434</text:p>
          </table:table-cell>
          <table:table-cell office:value-type="float" office:value="5.97839687668348" calcext:value-type="float">
            <text:p>5,9783968767</text:p>
          </table:table-cell>
          <table:table-cell table:formula="of:=1/[.B26]" office:value-type="float" office:value="0.167268921857652" calcext:value-type="float">
            <text:p>0,1672689219</text:p>
          </table:table-cell>
          <table:table-cell table:formula="of:=[.C26]/MAX([.C$2:.C$388])" office:value-type="float" office:value="0.973642530340397" calcext:value-type="float">
            <text:p>0,9736425303</text:p>
          </table:table-cell>
          <table:table-cell table:formula="of:=[.A26]*(24/4)*365" office:value-type="float" office:value="305682.173504013" calcext:value-type="float">
            <text:p>305682,173504013</text:p>
          </table:table-cell>
          <table:table-cell table:number-columns-repeated="2"/>
        </table:table-row>
        <table:table-row table:style-name="ro1">
          <table:table-cell office:value-type="float" office:value="139.566090320478" calcext:value-type="float">
            <text:p>139,5660903205</text:p>
          </table:table-cell>
          <table:table-cell office:value-type="float" office:value="5.98013137576878" calcext:value-type="float">
            <text:p>5,9801313758</text:p>
          </table:table-cell>
          <table:table-cell table:formula="of:=1/[.B27]" office:value-type="float" office:value="0.167220406570323" calcext:value-type="float">
            <text:p>0,1672204066</text:p>
          </table:table-cell>
          <table:table-cell table:formula="of:=[.C27]/MAX([.C$2:.C$388])" office:value-type="float" office:value="0.973360131514658" calcext:value-type="float">
            <text:p>0,9733601315</text:p>
          </table:table-cell>
          <table:table-cell table:formula="of:=[.A27]*(24/4)*365" office:value-type="float" office:value="305649.737801847" calcext:value-type="float">
            <text:p>305649,737801847</text:p>
          </table:table-cell>
          <table:table-cell table:number-columns-repeated="2"/>
        </table:table-row>
        <table:table-row table:style-name="ro1">
          <table:table-cell office:value-type="float" office:value="139.560051373687" calcext:value-type="float">
            <text:p>139,5600513737</text:p>
          </table:table-cell>
          <table:table-cell office:value-type="float" office:value="5.9868615315312" calcext:value-type="float">
            <text:p>5,9868615315</text:p>
          </table:table-cell>
          <table:table-cell table:formula="of:=1/[.B28]" office:value-type="float" office:value="0.167032425041613" calcext:value-type="float">
            <text:p>0,167032425</text:p>
          </table:table-cell>
          <table:table-cell table:formula="of:=[.C28]/MAX([.C$2:.C$388])" office:value-type="float" office:value="0.972265924597808" calcext:value-type="float">
            <text:p>0,9722659246</text:p>
          </table:table-cell>
          <table:table-cell table:formula="of:=[.A28]*(24/4)*365" office:value-type="float" office:value="305636.512508375" calcext:value-type="float">
            <text:p>305636,512508375</text:p>
          </table:table-cell>
          <table:table-cell table:number-columns-repeated="2"/>
        </table:table-row>
        <table:table-row table:style-name="ro1">
          <table:table-cell office:value-type="float" office:value="139.519848815849" calcext:value-type="float">
            <text:p>139,5198488158</text:p>
          </table:table-cell>
          <table:table-cell office:value-type="float" office:value="5.9877816959022" calcext:value-type="float">
            <text:p>5,9877816959</text:p>
          </table:table-cell>
          <table:table-cell table:formula="of:=1/[.B29]" office:value-type="float" office:value="0.167006756556332" calcext:value-type="float">
            <text:p>0,1670067566</text:p>
          </table:table-cell>
          <table:table-cell table:formula="of:=[.C29]/MAX([.C$2:.C$388])" office:value-type="float" office:value="0.972116512927779" calcext:value-type="float">
            <text:p>0,9721165129</text:p>
          </table:table-cell>
          <table:table-cell table:formula="of:=[.A29]*(24/4)*365" office:value-type="float" office:value="305548.468906709" calcext:value-type="float">
            <text:p>305548,468906709</text:p>
          </table:table-cell>
          <table:table-cell table:number-columns-repeated="2"/>
        </table:table-row>
        <table:table-row table:style-name="ro1">
          <table:table-cell office:value-type="float" office:value="139.505145400412" calcext:value-type="float">
            <text:p>139,5051454004</text:p>
          </table:table-cell>
          <table:table-cell office:value-type="float" office:value="5.99536966130624" calcext:value-type="float">
            <text:p>5,9953696613</text:p>
          </table:table-cell>
          <table:table-cell table:formula="of:=1/[.B30]" office:value-type="float" office:value="0.166795386522026" calcext:value-type="float">
            <text:p>0,1667953865</text:p>
          </table:table-cell>
          <table:table-cell table:formula="of:=[.C30]/MAX([.C$2:.C$388])" office:value-type="float" office:value="0.970886165695581" calcext:value-type="float">
            <text:p>0,9708861657</text:p>
          </table:table-cell>
          <table:table-cell table:formula="of:=[.A30]*(24/4)*365" office:value-type="float" office:value="305516.268426902" calcext:value-type="float">
            <text:p>305516,268426902</text:p>
          </table:table-cell>
          <table:table-cell table:number-columns-repeated="2"/>
        </table:table-row>
        <table:table-row table:style-name="ro1">
          <table:table-cell office:value-type="float" office:value="139.467362406757" calcext:value-type="float">
            <text:p>139,4673624068</text:p>
          </table:table-cell>
          <table:table-cell office:value-type="float" office:value="5.99792484800593" calcext:value-type="float">
            <text:p>5,997924848</text:p>
          </table:table-cell>
          <table:table-cell table:formula="of:=1/[.B31]" office:value-type="float" office:value="0.16672432972088" calcext:value-type="float">
            <text:p>0,1667243297</text:p>
          </table:table-cell>
          <table:table-cell table:formula="of:=[.C31]/MAX([.C$2:.C$388])" office:value-type="float" office:value="0.970472556742424" calcext:value-type="float">
            <text:p>0,9704725567</text:p>
          </table:table-cell>
          <table:table-cell table:formula="of:=[.A31]*(24/4)*365" office:value-type="float" office:value="305433.523670798" calcext:value-type="float">
            <text:p>305433,523670798</text:p>
          </table:table-cell>
          <table:table-cell table:number-columns-repeated="2"/>
        </table:table-row>
        <table:table-row table:style-name="ro1">
          <table:table-cell office:value-type="float" office:value="139.438325174829" calcext:value-type="float">
            <text:p>139,4383251748</text:p>
          </table:table-cell>
          <table:table-cell office:value-type="float" office:value="6.00127561336698" calcext:value-type="float">
            <text:p>6,0012756134</text:p>
          </table:table-cell>
          <table:table-cell table:formula="of:=1/[.B32]" office:value-type="float" office:value="0.166631240493712" calcext:value-type="float">
            <text:p>0,1666312405</text:p>
          </table:table-cell>
          <table:table-cell table:formula="of:=[.C32]/MAX([.C$2:.C$388])" office:value-type="float" office:value="0.969930700971005" calcext:value-type="float">
            <text:p>0,969930701</text:p>
          </table:table-cell>
          <table:table-cell table:formula="of:=[.A32]*(24/4)*365" office:value-type="float" office:value="305369.932132876" calcext:value-type="float">
            <text:p>305369,932132876</text:p>
          </table:table-cell>
          <table:table-cell table:number-columns-repeated="2"/>
        </table:table-row>
        <table:table-row table:style-name="ro1">
          <table:table-cell office:value-type="float" office:value="139.429597408901" calcext:value-type="float">
            <text:p>139,4295974089</text:p>
          </table:table-cell>
          <table:table-cell office:value-type="float" office:value="6.00196919455706" calcext:value-type="float">
            <text:p>6,0019691946</text:p>
          </table:table-cell>
          <table:table-cell table:formula="of:=1/[.B33]" office:value-type="float" office:value="0.16661198476441" calcext:value-type="float">
            <text:p>0,1666119848</text:p>
          </table:table-cell>
          <table:table-cell table:formula="of:=[.C33]/MAX([.C$2:.C$388])" office:value-type="float" office:value="0.969818616808613" calcext:value-type="float">
            <text:p>0,9698186168</text:p>
          </table:table-cell>
          <table:table-cell table:formula="of:=[.A33]*(24/4)*365" office:value-type="float" office:value="305350.818325493" calcext:value-type="float">
            <text:p>305350,818325493</text:p>
          </table:table-cell>
          <table:table-cell table:number-columns-repeated="2"/>
        </table:table-row>
        <table:table-row table:style-name="ro1">
          <table:table-cell office:value-type="float" office:value="139.415885247606" calcext:value-type="float">
            <text:p>139,4158852476</text:p>
          </table:table-cell>
          <table:table-cell office:value-type="float" office:value="6.0081418554308" calcext:value-type="float">
            <text:p>6,0081418554</text:p>
          </table:table-cell>
          <table:table-cell table:formula="of:=1/[.B34]" office:value-type="float" office:value="0.166440810497191" calcext:value-type="float">
            <text:p>0,1664408105</text:p>
          </table:table-cell>
          <table:table-cell table:formula="of:=[.C34]/MAX([.C$2:.C$388])" office:value-type="float" office:value="0.968822241960175" calcext:value-type="float">
            <text:p>0,968822242</text:p>
          </table:table-cell>
          <table:table-cell table:formula="of:=[.A34]*(24/4)*365" office:value-type="float" office:value="305320.788692257" calcext:value-type="float">
            <text:p>305320,788692257</text:p>
          </table:table-cell>
          <table:table-cell table:number-columns-repeated="2"/>
        </table:table-row>
        <table:table-row table:style-name="ro1">
          <table:table-cell office:value-type="float" office:value="139.37758411445" calcext:value-type="float">
            <text:p>139,3775841145</text:p>
          </table:table-cell>
          <table:table-cell office:value-type="float" office:value="6.0109336799224" calcext:value-type="float">
            <text:p>6,0109336799</text:p>
          </table:table-cell>
          <table:table-cell table:formula="of:=1/[.B35]" office:value-type="float" office:value="0.166363505779506" calcext:value-type="float">
            <text:p>0,1663635058</text:p>
          </table:table-cell>
          <table:table-cell table:formula="of:=[.C35]/MAX([.C$2:.C$388])" office:value-type="float" office:value="0.968372265000331" calcext:value-type="float">
            <text:p>0,968372265</text:p>
          </table:table-cell>
          <table:table-cell table:formula="of:=[.A35]*(24/4)*365" office:value-type="float" office:value="305236.909210646" calcext:value-type="float">
            <text:p>305236,909210646</text:p>
          </table:table-cell>
          <table:table-cell table:number-columns-repeated="2"/>
        </table:table-row>
        <table:table-row table:style-name="ro1">
          <table:table-cell office:value-type="float" office:value="139.369411978152" calcext:value-type="float">
            <text:p>139,3694119782</text:p>
          </table:table-cell>
          <table:table-cell office:value-type="float" office:value="6.01102685220258" calcext:value-type="float">
            <text:p>6,0110268522</text:p>
          </table:table-cell>
          <table:table-cell table:formula="of:=1/[.B36]" office:value-type="float" office:value="0.166360927107417" calcext:value-type="float">
            <text:p>0,1663609271</text:p>
          </table:table-cell>
          <table:table-cell table:formula="of:=[.C36]/MAX([.C$2:.C$388])" office:value-type="float" office:value="0.968357255010489" calcext:value-type="float">
            <text:p>0,968357255</text:p>
          </table:table-cell>
          <table:table-cell table:formula="of:=[.A36]*(24/4)*365" office:value-type="float" office:value="305219.012232153" calcext:value-type="float">
            <text:p>305219,012232153</text:p>
          </table:table-cell>
          <table:table-cell table:number-columns-repeated="2"/>
        </table:table-row>
        <table:table-row table:style-name="ro1">
          <table:table-cell office:value-type="float" office:value="139.328044842735" calcext:value-type="float">
            <text:p>139,3280448427</text:p>
          </table:table-cell>
          <table:table-cell office:value-type="float" office:value="6.01800640939614" calcext:value-type="float">
            <text:p>6,0180064094</text:p>
          </table:table-cell>
          <table:table-cell table:formula="of:=1/[.B37]" office:value-type="float" office:value="0.166167985204978" calcext:value-type="float">
            <text:p>0,1661679852</text:p>
          </table:table-cell>
          <table:table-cell table:formula="of:=[.C37]/MAX([.C$2:.C$388])" office:value-type="float" office:value="0.967234174643776" calcext:value-type="float">
            <text:p>0,9672341746</text:p>
          </table:table-cell>
          <table:table-cell table:formula="of:=[.A37]*(24/4)*365" office:value-type="float" office:value="305128.41820559" calcext:value-type="float">
            <text:p>305128,41820559</text:p>
          </table:table-cell>
          <table:table-cell table:number-columns-repeated="2"/>
        </table:table-row>
        <table:table-row table:style-name="ro1">
          <table:table-cell office:value-type="float" office:value="139.31236711719" calcext:value-type="float">
            <text:p>139,3123671172</text:p>
          </table:table-cell>
          <table:table-cell office:value-type="float" office:value="6.0209440398707" calcext:value-type="float">
            <text:p>6,0209440399</text:p>
          </table:table-cell>
          <table:table-cell table:formula="of:=1/[.B38]" office:value-type="float" office:value="0.166086911517197" calcext:value-type="float">
            <text:p>0,1660869115</text:p>
          </table:table-cell>
          <table:table-cell table:formula="of:=[.C38]/MAX([.C$2:.C$388])" office:value-type="float" office:value="0.966762259181906" calcext:value-type="float">
            <text:p>0,9667622592</text:p>
          </table:table-cell>
          <table:table-cell table:formula="of:=[.A38]*(24/4)*365" office:value-type="float" office:value="305094.083986646" calcext:value-type="float">
            <text:p>305094,083986646</text:p>
          </table:table-cell>
          <table:table-cell table:number-columns-repeated="2"/>
        </table:table-row>
        <table:table-row table:style-name="ro1">
          <table:table-cell office:value-type="float" office:value="139.307232162884" calcext:value-type="float">
            <text:p>139,3072321629</text:p>
          </table:table-cell>
          <table:table-cell office:value-type="float" office:value="6.024526790328" calcext:value-type="float">
            <text:p>6,0245267903</text:p>
          </table:table-cell>
          <table:table-cell table:formula="of:=1/[.B39]" office:value-type="float" office:value="0.165988140613042" calcext:value-type="float">
            <text:p>0,1659881406</text:p>
          </table:table-cell>
          <table:table-cell table:formula="of:=[.C39]/MAX([.C$2:.C$388])" office:value-type="float" office:value="0.966187331383138" calcext:value-type="float">
            <text:p>0,9661873314</text:p>
          </table:table-cell>
          <table:table-cell table:formula="of:=[.A39]*(24/4)*365" office:value-type="float" office:value="305082.838436716" calcext:value-type="float">
            <text:p>305082,838436716</text:p>
          </table:table-cell>
          <table:table-cell table:number-columns-repeated="2"/>
        </table:table-row>
        <table:table-row table:style-name="ro1">
          <table:table-cell office:value-type="float" office:value="139.300699974718" calcext:value-type="float">
            <text:p>139,3006999747</text:p>
          </table:table-cell>
          <table:table-cell office:value-type="float" office:value="6.02610839476145" calcext:value-type="float">
            <text:p>6,0261083948</text:p>
          </table:table-cell>
          <table:table-cell table:formula="of:=1/[.B40]" office:value-type="float" office:value="0.165944575585349" calcext:value-type="float">
            <text:p>0,1659445756</text:p>
          </table:table-cell>
          <table:table-cell table:formula="of:=[.C40]/MAX([.C$2:.C$388])" office:value-type="float" office:value="0.965933747134937" calcext:value-type="float">
            <text:p>0,9659337471</text:p>
          </table:table-cell>
          <table:table-cell table:formula="of:=[.A40]*(24/4)*365" office:value-type="float" office:value="305068.532944632" calcext:value-type="float">
            <text:p>305068,532944632</text:p>
          </table:table-cell>
          <table:table-cell table:number-columns-repeated="2"/>
        </table:table-row>
        <table:table-row table:style-name="ro1">
          <table:table-cell office:value-type="float" office:value="139.296534238515" calcext:value-type="float">
            <text:p>139,2965342385</text:p>
          </table:table-cell>
          <table:table-cell office:value-type="float" office:value="6.02647798074016" calcext:value-type="float">
            <text:p>6,0264779807</text:p>
          </table:table-cell>
          <table:table-cell table:formula="of:=1/[.B41]" office:value-type="float" office:value="0.165934398697858" calcext:value-type="float">
            <text:p>0,1659343987</text:p>
          </table:table-cell>
          <table:table-cell table:formula="of:=[.C41]/MAX([.C$2:.C$388])" office:value-type="float" office:value="0.965874509289807" calcext:value-type="float">
            <text:p>0,9658745093</text:p>
          </table:table-cell>
          <table:table-cell table:formula="of:=[.A41]*(24/4)*365" office:value-type="float" office:value="305059.409982348" calcext:value-type="float">
            <text:p>305059,409982348</text:p>
          </table:table-cell>
          <table:table-cell table:number-columns-repeated="2"/>
        </table:table-row>
        <table:table-row table:style-name="ro1">
          <table:table-cell office:value-type="float" office:value="139.284340731526" calcext:value-type="float">
            <text:p>139,2843407315</text:p>
          </table:table-cell>
          <table:table-cell office:value-type="float" office:value="6.02779378026671" calcext:value-type="float">
            <text:p>6,0277937803</text:p>
          </table:table-cell>
          <table:table-cell table:formula="of:=1/[.B42]" office:value-type="float" office:value="0.165898177086568" calcext:value-type="float">
            <text:p>0,1658981771</text:p>
          </table:table-cell>
          <table:table-cell table:formula="of:=[.C42]/MAX([.C$2:.C$388])" office:value-type="float" office:value="0.965663669757408" calcext:value-type="float">
            <text:p>0,9656636698</text:p>
          </table:table-cell>
          <table:table-cell table:formula="of:=[.A42]*(24/4)*365" office:value-type="float" office:value="305032.706202042" calcext:value-type="float">
            <text:p>305032,706202042</text:p>
          </table:table-cell>
          <table:table-cell table:number-columns-repeated="2"/>
        </table:table-row>
        <table:table-row table:style-name="ro1">
          <table:table-cell office:value-type="float" office:value="139.260796263293" calcext:value-type="float">
            <text:p>139,2607962633</text:p>
          </table:table-cell>
          <table:table-cell office:value-type="float" office:value="6.02899797428371" calcext:value-type="float">
            <text:p>6,0289979743</text:p>
          </table:table-cell>
          <table:table-cell table:formula="of:=1/[.B43]" office:value-type="float" office:value="0.165865041631368" calcext:value-type="float">
            <text:p>0,1658650416</text:p>
          </table:table-cell>
          <table:table-cell table:formula="of:=[.C43]/MAX([.C$2:.C$388])" office:value-type="float" office:value="0.965470794188613" calcext:value-type="float">
            <text:p>0,9654707942</text:p>
          </table:table-cell>
          <table:table-cell table:formula="of:=[.A43]*(24/4)*365" office:value-type="float" office:value="304981.143816612" calcext:value-type="float">
            <text:p>304981,143816612</text:p>
          </table:table-cell>
          <table:table-cell table:number-columns-repeated="2"/>
        </table:table-row>
        <table:table-row table:style-name="ro1">
          <table:table-cell office:value-type="float" office:value="139.229462619086" calcext:value-type="float">
            <text:p>139,2294626191</text:p>
          </table:table-cell>
          <table:table-cell office:value-type="float" office:value="6.03247083423202" calcext:value-type="float">
            <text:p>6,0324708342</text:p>
          </table:table-cell>
          <table:table-cell table:formula="of:=1/[.B44]" office:value-type="float" office:value="0.165769554048297" calcext:value-type="float">
            <text:p>0,165769554</text:p>
          </table:table-cell>
          <table:table-cell table:formula="of:=[.C44]/MAX([.C$2:.C$388])" office:value-type="float" office:value="0.964914978015682" calcext:value-type="float">
            <text:p>0,964914978</text:p>
          </table:table-cell>
          <table:table-cell table:formula="of:=[.A44]*(24/4)*365" office:value-type="float" office:value="304912.523135798" calcext:value-type="float">
            <text:p>304912,523135798</text:p>
          </table:table-cell>
          <table:table-cell table:number-columns-repeated="2"/>
        </table:table-row>
        <table:table-row table:style-name="ro1">
          <table:table-cell office:value-type="float" office:value="139.213273149023" calcext:value-type="float">
            <text:p>139,213273149</text:p>
          </table:table-cell>
          <table:table-cell office:value-type="float" office:value="6.03759275126635" calcext:value-type="float">
            <text:p>6,0375927513</text:p>
          </table:table-cell>
          <table:table-cell table:formula="of:=1/[.B45]" office:value-type="float" office:value="0.165628925500193" calcext:value-type="float">
            <text:p>0,1656289255</text:p>
          </table:table-cell>
          <table:table-cell table:formula="of:=[.C45]/MAX([.C$2:.C$388])" office:value-type="float" office:value="0.964096404344653" calcext:value-type="float">
            <text:p>0,9640964043</text:p>
          </table:table-cell>
          <table:table-cell table:formula="of:=[.A45]*(24/4)*365" office:value-type="float" office:value="304877.06819636" calcext:value-type="float">
            <text:p>304877,06819636</text:p>
          </table:table-cell>
          <table:table-cell table:number-columns-repeated="2"/>
        </table:table-row>
        <table:table-row table:style-name="ro1">
          <table:table-cell office:value-type="float" office:value="139.177149750793" calcext:value-type="float">
            <text:p>139,1771497508</text:p>
          </table:table-cell>
          <table:table-cell office:value-type="float" office:value="6.0406651404303" calcext:value-type="float">
            <text:p>6,0406651404</text:p>
          </table:table-cell>
          <table:table-cell table:formula="of:=1/[.B46]" office:value-type="float" office:value="0.16554468369832" calcext:value-type="float">
            <text:p>0,1655446837</text:p>
          </table:table-cell>
          <table:table-cell table:formula="of:=[.C46]/MAX([.C$2:.C$388])" office:value-type="float" office:value="0.963606047856278" calcext:value-type="float">
            <text:p>0,9636060479</text:p>
          </table:table-cell>
          <table:table-cell table:formula="of:=[.A46]*(24/4)*365" office:value-type="float" office:value="304797.957954237" calcext:value-type="float">
            <text:p>304797,957954237</text:p>
          </table:table-cell>
          <table:table-cell table:number-columns-repeated="2"/>
        </table:table-row>
        <table:table-row table:style-name="ro1">
          <table:table-cell office:value-type="float" office:value="139.140538097321" calcext:value-type="float">
            <text:p>139,1405380973</text:p>
          </table:table-cell>
          <table:table-cell office:value-type="float" office:value="6.04736839153327" calcext:value-type="float">
            <text:p>6,0473683915</text:p>
          </table:table-cell>
          <table:table-cell table:formula="of:=1/[.B47]" office:value-type="float" office:value="0.165361184445133" calcext:value-type="float">
            <text:p>0,1653611844</text:p>
          </table:table-cell>
          <table:table-cell table:formula="of:=[.C47]/MAX([.C$2:.C$388])" office:value-type="float" office:value="0.962537931464995" calcext:value-type="float">
            <text:p>0,9625379315</text:p>
          </table:table-cell>
          <table:table-cell table:formula="of:=[.A47]*(24/4)*365" office:value-type="float" office:value="304717.778433133" calcext:value-type="float">
            <text:p>304717,778433133</text:p>
          </table:table-cell>
          <table:table-cell table:number-columns-repeated="2"/>
        </table:table-row>
        <table:table-row table:style-name="ro1">
          <table:table-cell office:value-type="float" office:value="139.132310800799" calcext:value-type="float">
            <text:p>139,1323108008</text:p>
          </table:table-cell>
          <table:table-cell office:value-type="float" office:value="6.04750631658435" calcext:value-type="float">
            <text:p>6,0475063166</text:p>
          </table:table-cell>
          <table:table-cell table:formula="of:=1/[.B48]" office:value-type="float" office:value="0.165357413064234" calcext:value-type="float">
            <text:p>0,1653574131</text:p>
          </table:table-cell>
          <table:table-cell table:formula="of:=[.C48]/MAX([.C$2:.C$388])" office:value-type="float" office:value="0.962515978930114" calcext:value-type="float">
            <text:p>0,9625159789</text:p>
          </table:table-cell>
          <table:table-cell table:formula="of:=[.A48]*(24/4)*365" office:value-type="float" office:value="304699.76065375" calcext:value-type="float">
            <text:p>304699,76065375</text:p>
          </table:table-cell>
          <table:table-cell table:number-columns-repeated="2"/>
        </table:table-row>
        <table:table-row table:style-name="ro1">
          <table:table-cell office:value-type="float" office:value="139.107414534066" calcext:value-type="float">
            <text:p>139,1074145341</text:p>
          </table:table-cell>
          <table:table-cell office:value-type="float" office:value="6.05409196034851" calcext:value-type="float">
            <text:p>6,0540919603</text:p>
          </table:table-cell>
          <table:table-cell table:formula="of:=1/[.B49]" office:value-type="float" office:value="0.165177537201208" calcext:value-type="float">
            <text:p>0,1651775372</text:p>
          </table:table-cell>
          <table:table-cell table:formula="of:=[.C49]/MAX([.C$2:.C$388])" office:value-type="float" office:value="0.961468953646047" calcext:value-type="float">
            <text:p>0,9614689536</text:p>
          </table:table-cell>
          <table:table-cell table:formula="of:=[.A49]*(24/4)*365" office:value-type="float" office:value="304645.237829605" calcext:value-type="float">
            <text:p>304645,237829605</text:p>
          </table:table-cell>
          <table:table-cell table:number-columns-repeated="2"/>
        </table:table-row>
        <table:table-row table:style-name="ro1">
          <table:table-cell office:value-type="float" office:value="139.084225879503" calcext:value-type="float">
            <text:p>139,0842258795</text:p>
          </table:table-cell>
          <table:table-cell office:value-type="float" office:value="6.05533646024088" calcext:value-type="float">
            <text:p>6,0553364602</text:p>
          </table:table-cell>
          <table:table-cell table:formula="of:=1/[.B50]" office:value-type="float" office:value="0.165143589718914" calcext:value-type="float">
            <text:p>0,1651435897</text:p>
          </table:table-cell>
          <table:table-cell table:formula="of:=[.C50]/MAX([.C$2:.C$388])" office:value-type="float" office:value="0.961271351412516" calcext:value-type="float">
            <text:p>0,9612713514</text:p>
          </table:table-cell>
          <table:table-cell table:formula="of:=[.A50]*(24/4)*365" office:value-type="float" office:value="304594.454676112" calcext:value-type="float">
            <text:p>304594,454676112</text:p>
          </table:table-cell>
          <table:table-cell table:number-columns-repeated="2"/>
        </table:table-row>
        <table:table-row table:style-name="ro1">
          <table:table-cell office:value-type="float" office:value="139.058378696246" calcext:value-type="float">
            <text:p>139,0583786962</text:p>
          </table:table-cell>
          <table:table-cell office:value-type="float" office:value="6.06103053104683" calcext:value-type="float">
            <text:p>6,061030531</text:p>
          </table:table-cell>
          <table:table-cell table:formula="of:=1/[.B51]" office:value-type="float" office:value="0.164988444601563" calcext:value-type="float">
            <text:p>0,1649884446</text:p>
          </table:table-cell>
          <table:table-cell table:formula="of:=[.C51]/MAX([.C$2:.C$388])" office:value-type="float" office:value="0.960368279383652" calcext:value-type="float">
            <text:p>0,9603682794</text:p>
          </table:table-cell>
          <table:table-cell table:formula="of:=[.A51]*(24/4)*365" office:value-type="float" office:value="304537.849344779" calcext:value-type="float">
            <text:p>304537,849344779</text:p>
          </table:table-cell>
          <table:table-cell table:number-columns-repeated="2"/>
        </table:table-row>
        <table:table-row table:style-name="ro1">
          <table:table-cell office:value-type="float" office:value="139.051475354649" calcext:value-type="float">
            <text:p>139,0514753546</text:p>
          </table:table-cell>
          <table:table-cell office:value-type="float" office:value="6.06415757021612" calcext:value-type="float">
            <text:p>6,0641575702</text:p>
          </table:table-cell>
          <table:table-cell table:formula="of:=1/[.B52]" office:value-type="float" office:value="0.164903366777846" calcext:value-type="float">
            <text:p>0,1649033668</text:p>
          </table:table-cell>
          <table:table-cell table:formula="of:=[.C52]/MAX([.C$2:.C$388])" office:value-type="float" office:value="0.959873056561388" calcext:value-type="float">
            <text:p>0,9598730566</text:p>
          </table:table-cell>
          <table:table-cell table:formula="of:=[.A52]*(24/4)*365" office:value-type="float" office:value="304522.731026681" calcext:value-type="float">
            <text:p>304522,731026681</text:p>
          </table:table-cell>
          <table:table-cell table:number-columns-repeated="2"/>
        </table:table-row>
        <table:table-row table:style-name="ro1">
          <table:table-cell office:value-type="float" office:value="139.04082876023" calcext:value-type="float">
            <text:p>139,0408287602</text:p>
          </table:table-cell>
          <table:table-cell office:value-type="float" office:value="6.0660374838608" calcext:value-type="float">
            <text:p>6,0660374839</text:p>
          </table:table-cell>
          <table:table-cell table:formula="of:=1/[.B53]" office:value-type="float" office:value="0.164852261902533" calcext:value-type="float">
            <text:p>0,1648522619</text:p>
          </table:table-cell>
          <table:table-cell table:formula="of:=[.C53]/MAX([.C$2:.C$388])" office:value-type="float" office:value="0.959575584206331" calcext:value-type="float">
            <text:p>0,9595755842</text:p>
          </table:table-cell>
          <table:table-cell table:formula="of:=[.A53]*(24/4)*365" office:value-type="float" office:value="304499.414984904" calcext:value-type="float">
            <text:p>304499,414984904</text:p>
          </table:table-cell>
          <table:table-cell table:number-columns-repeated="2"/>
        </table:table-row>
        <table:table-row table:style-name="ro1">
          <table:table-cell office:value-type="float" office:value="139.015939857782" calcext:value-type="float">
            <text:p>139,0159398578</text:p>
          </table:table-cell>
          <table:table-cell office:value-type="float" office:value="6.06703701576652" calcext:value-type="float">
            <text:p>6,0670370158</text:p>
          </table:table-cell>
          <table:table-cell table:formula="of:=1/[.B54]" office:value-type="float" office:value="0.164825102830473" calcext:value-type="float">
            <text:p>0,1648251028</text:p>
          </table:table-cell>
          <table:table-cell table:formula="of:=[.C54]/MAX([.C$2:.C$388])" office:value-type="float" office:value="0.959417496096786" calcext:value-type="float">
            <text:p>0,9594174961</text:p>
          </table:table-cell>
          <table:table-cell table:formula="of:=[.A54]*(24/4)*365" office:value-type="float" office:value="304444.908288543" calcext:value-type="float">
            <text:p>304444,908288543</text:p>
          </table:table-cell>
          <table:table-cell table:number-columns-repeated="2"/>
        </table:table-row>
        <table:table-row table:style-name="ro1">
          <table:table-cell office:value-type="float" office:value="139.011664952182" calcext:value-type="float">
            <text:p>139,0116649522</text:p>
          </table:table-cell>
          <table:table-cell office:value-type="float" office:value="6.06735696492181" calcext:value-type="float">
            <text:p>6,0673569649</text:p>
          </table:table-cell>
          <table:table-cell table:formula="of:=1/[.B55]" office:value-type="float" office:value="0.164816411129502" calcext:value-type="float">
            <text:p>0,1648164111</text:p>
          </table:table-cell>
          <table:table-cell table:formula="of:=[.C55]/MAX([.C$2:.C$388])" office:value-type="float" office:value="0.959366903257231" calcext:value-type="float">
            <text:p>0,9593669033</text:p>
          </table:table-cell>
          <table:table-cell table:formula="of:=[.A55]*(24/4)*365" office:value-type="float" office:value="304435.546245279" calcext:value-type="float">
            <text:p>304435,546245279</text:p>
          </table:table-cell>
          <table:table-cell table:number-columns-repeated="2"/>
        </table:table-row>
        <table:table-row table:style-name="ro1">
          <table:table-cell office:value-type="float" office:value="138.990473732496" calcext:value-type="float">
            <text:p>138,9904737325</text:p>
          </table:table-cell>
          <table:table-cell office:value-type="float" office:value="6.07249636823614" calcext:value-type="float">
            <text:p>6,0724963682</text:p>
          </table:table-cell>
          <table:table-cell table:formula="of:=1/[.B56]" office:value-type="float" office:value="0.164676920225226" calcext:value-type="float">
            <text:p>0,1646769202</text:p>
          </table:table-cell>
          <table:table-cell table:formula="of:=[.C56]/MAX([.C$2:.C$388])" office:value-type="float" office:value="0.958554951607816" calcext:value-type="float">
            <text:p>0,9585549516</text:p>
          </table:table-cell>
          <table:table-cell table:formula="of:=[.A56]*(24/4)*365" office:value-type="float" office:value="304389.137474166" calcext:value-type="float">
            <text:p>304389,137474166</text:p>
          </table:table-cell>
          <table:table-cell table:number-columns-repeated="2"/>
        </table:table-row>
        <table:table-row table:style-name="ro1">
          <table:table-cell office:value-type="float" office:value="138.973045601338" calcext:value-type="float">
            <text:p>138,9730456013</text:p>
          </table:table-cell>
          <table:table-cell office:value-type="float" office:value="6.07502584203358" calcext:value-type="float">
            <text:p>6,075025842</text:p>
          </table:table-cell>
          <table:table-cell table:formula="of:=1/[.B57]" office:value-type="float" office:value="0.164608353281548" calcext:value-type="float">
            <text:p>0,1646083533</text:p>
          </table:table-cell>
          <table:table-cell table:formula="of:=[.C57]/MAX([.C$2:.C$388])" office:value-type="float" office:value="0.958155835670444" calcext:value-type="float">
            <text:p>0,9581558357</text:p>
          </table:table-cell>
          <table:table-cell table:formula="of:=[.A57]*(24/4)*365" office:value-type="float" office:value="304350.96986693" calcext:value-type="float">
            <text:p>304350,96986693</text:p>
          </table:table-cell>
          <table:table-cell table:number-columns-repeated="2"/>
        </table:table-row>
        <table:table-row table:style-name="ro1">
          <table:table-cell office:value-type="float" office:value="138.957862223142" calcext:value-type="float">
            <text:p>138,9578622231</text:p>
          </table:table-cell>
          <table:table-cell office:value-type="float" office:value="6.0776634402258" calcext:value-type="float">
            <text:p>6,0776634402</text:p>
          </table:table-cell>
          <table:table-cell table:formula="of:=1/[.B58]" office:value-type="float" office:value="0.164536916174293" calcext:value-type="float">
            <text:p>0,1645369162</text:p>
          </table:table-cell>
          <table:table-cell table:formula="of:=[.C58]/MAX([.C$2:.C$388])" office:value-type="float" office:value="0.957740013023323" calcext:value-type="float">
            <text:p>0,957740013</text:p>
          </table:table-cell>
          <table:table-cell table:formula="of:=[.A58]*(24/4)*365" office:value-type="float" office:value="304317.718268681" calcext:value-type="float">
            <text:p>304317,718268681</text:p>
          </table:table-cell>
          <table:table-cell table:number-columns-repeated="2"/>
        </table:table-row>
        <table:table-row table:style-name="ro1">
          <table:table-cell office:value-type="float" office:value="138.952774915817" calcext:value-type="float">
            <text:p>138,9527749158</text:p>
          </table:table-cell>
          <table:table-cell office:value-type="float" office:value="6.07961258474315" calcext:value-type="float">
            <text:p>6,0796125847</text:p>
          </table:table-cell>
          <table:table-cell table:formula="of:=1/[.B59]" office:value-type="float" office:value="0.164484165078135" calcext:value-type="float">
            <text:p>0,1644841651</text:p>
          </table:table-cell>
          <table:table-cell table:formula="of:=[.C59]/MAX([.C$2:.C$388])" office:value-type="float" office:value="0.95743295831064" calcext:value-type="float">
            <text:p>0,9574329583</text:p>
          </table:table-cell>
          <table:table-cell table:formula="of:=[.A59]*(24/4)*365" office:value-type="float" office:value="304306.577065639" calcext:value-type="float">
            <text:p>304306,577065639</text:p>
          </table:table-cell>
          <table:table-cell table:number-columns-repeated="2"/>
        </table:table-row>
        <table:table-row table:style-name="ro1">
          <table:table-cell office:value-type="float" office:value="138.940716387589" calcext:value-type="float">
            <text:p>138,9407163876</text:p>
          </table:table-cell>
          <table:table-cell office:value-type="float" office:value="6.08033088077246" calcext:value-type="float">
            <text:p>6,0803308808</text:p>
          </table:table-cell>
          <table:table-cell table:formula="of:=1/[.B60]" office:value-type="float" office:value="0.164464733845695" calcext:value-type="float">
            <text:p>0,1644647338</text:p>
          </table:table-cell>
          <table:table-cell table:formula="of:=[.C60]/MAX([.C$2:.C$388])" office:value-type="float" office:value="0.957319852575809" calcext:value-type="float">
            <text:p>0,9573198526</text:p>
          </table:table-cell>
          <table:table-cell table:formula="of:=[.A60]*(24/4)*365" office:value-type="float" office:value="304280.16888882" calcext:value-type="float">
            <text:p>304280,16888882</text:p>
          </table:table-cell>
          <table:table-cell table:number-columns-repeated="2"/>
        </table:table-row>
        <table:table-row table:style-name="ro1">
          <table:table-cell office:value-type="float" office:value="138.917370286672" calcext:value-type="float">
            <text:p>138,9173702867</text:p>
          </table:table-cell>
          <table:table-cell office:value-type="float" office:value="6.08301698590532" calcext:value-type="float">
            <text:p>6,0830169859</text:p>
          </table:table-cell>
          <table:table-cell table:formula="of:=1/[.B61]" office:value-type="float" office:value="0.164392110414463" calcext:value-type="float">
            <text:p>0,1643921104</text:p>
          </table:table-cell>
          <table:table-cell table:formula="of:=[.C61]/MAX([.C$2:.C$388])" office:value-type="float" office:value="0.956897124548623" calcext:value-type="float">
            <text:p>0,9568971245</text:p>
          </table:table-cell>
          <table:table-cell table:formula="of:=[.A61]*(24/4)*365" office:value-type="float" office:value="304229.040927812" calcext:value-type="float">
            <text:p>304229,040927812</text:p>
          </table:table-cell>
          <table:table-cell table:number-columns-repeated="2"/>
        </table:table-row>
        <table:table-row table:style-name="ro1">
          <table:table-cell office:value-type="float" office:value="138.917298775336" calcext:value-type="float">
            <text:p>138,9172987753</text:p>
          </table:table-cell>
          <table:table-cell office:value-type="float" office:value="6.0834924365133" calcext:value-type="float">
            <text:p>6,0834924365</text:p>
          </table:table-cell>
          <table:table-cell table:formula="of:=1/[.B62]" office:value-type="float" office:value="0.164379262477252" calcext:value-type="float">
            <text:p>0,1643792625</text:p>
          </table:table-cell>
          <table:table-cell table:formula="of:=[.C62]/MAX([.C$2:.C$388])" office:value-type="float" office:value="0.956822338999961" calcext:value-type="float">
            <text:p>0,956822339</text:p>
          </table:table-cell>
          <table:table-cell table:formula="of:=[.A62]*(24/4)*365" office:value-type="float" office:value="304228.884317986" calcext:value-type="float">
            <text:p>304228,884317986</text:p>
          </table:table-cell>
          <table:table-cell table:number-columns-repeated="2"/>
        </table:table-row>
        <table:table-row table:style-name="ro1">
          <table:table-cell office:value-type="float" office:value="138.894084813765" calcext:value-type="float">
            <text:p>138,8940848138</text:p>
          </table:table-cell>
          <table:table-cell office:value-type="float" office:value="6.08979192537591" calcext:value-type="float">
            <text:p>6,0897919254</text:p>
          </table:table-cell>
          <table:table-cell table:formula="of:=1/[.B63]" office:value-type="float" office:value="0.164209222951123" calcext:value-type="float">
            <text:p>0,164209223</text:p>
          </table:table-cell>
          <table:table-cell table:formula="of:=[.C63]/MAX([.C$2:.C$388])" office:value-type="float" office:value="0.95583256927681" calcext:value-type="float">
            <text:p>0,9558325693</text:p>
          </table:table-cell>
          <table:table-cell table:formula="of:=[.A63]*(24/4)*365" office:value-type="float" office:value="304178.045742145" calcext:value-type="float">
            <text:p>304178,045742145</text:p>
          </table:table-cell>
          <table:table-cell table:number-columns-repeated="2"/>
        </table:table-row>
        <table:table-row table:style-name="ro1">
          <table:table-cell office:value-type="float" office:value="138.867461652727" calcext:value-type="float">
            <text:p>138,8674616527</text:p>
          </table:table-cell>
          <table:table-cell office:value-type="float" office:value="6.09163288631421" calcext:value-type="float">
            <text:p>6,0916328863</text:p>
          </table:table-cell>
          <table:table-cell table:formula="of:=1/[.B64]" office:value-type="float" office:value="0.164159597051006" calcext:value-type="float">
            <text:p>0,1641595971</text:p>
          </table:table-cell>
          <table:table-cell table:formula="of:=[.C64]/MAX([.C$2:.C$388])" office:value-type="float" office:value="0.955543705772323" calcext:value-type="float">
            <text:p>0,9555437058</text:p>
          </table:table-cell>
          <table:table-cell table:formula="of:=[.A64]*(24/4)*365" office:value-type="float" office:value="304119.741019472" calcext:value-type="float">
            <text:p>304119,741019472</text:p>
          </table:table-cell>
          <table:table-cell table:number-columns-repeated="2"/>
        </table:table-row>
        <table:table-row table:style-name="ro1">
          <table:table-cell office:value-type="float" office:value="138.867190104443" calcext:value-type="float">
            <text:p>138,8671901044</text:p>
          </table:table-cell>
          <table:table-cell office:value-type="float" office:value="6.09201672899149" calcext:value-type="float">
            <text:p>6,092016729</text:p>
          </table:table-cell>
          <table:table-cell table:formula="of:=1/[.B65]" office:value-type="float" office:value="0.164149253766995" calcext:value-type="float">
            <text:p>0,1641492538</text:p>
          </table:table-cell>
          <table:table-cell table:formula="of:=[.C65]/MAX([.C$2:.C$388])" office:value-type="float" office:value="0.955483499362754" calcext:value-type="float">
            <text:p>0,9554834994</text:p>
          </table:table-cell>
          <table:table-cell table:formula="of:=[.A65]*(24/4)*365" office:value-type="float" office:value="304119.14632873" calcext:value-type="float">
            <text:p>304119,14632873</text:p>
          </table:table-cell>
          <table:table-cell table:number-columns-repeated="2"/>
        </table:table-row>
        <table:table-row table:style-name="ro1">
          <table:table-cell office:value-type="float" office:value="138.85086424407" calcext:value-type="float">
            <text:p>138,8508642441</text:p>
          </table:table-cell>
          <table:table-cell office:value-type="float" office:value="6.09344885263293" calcext:value-type="float">
            <text:p>6,0934488526</text:p>
          </table:table-cell>
          <table:table-cell table:formula="of:=1/[.B66]" office:value-type="float" office:value="0.164110674297021" calcext:value-type="float">
            <text:p>0,1641106743</text:p>
          </table:table-cell>
          <table:table-cell table:formula="of:=[.C66]/MAX([.C$2:.C$388])" office:value-type="float" office:value="0.955258935155926" calcext:value-type="float">
            <text:p>0,9552589352</text:p>
          </table:table-cell>
          <table:table-cell table:formula="of:=[.A66]*(24/4)*365" office:value-type="float" office:value="304083.392694513" calcext:value-type="float">
            <text:p>304083,392694513</text:p>
          </table:table-cell>
          <table:table-cell table:number-columns-repeated="2"/>
        </table:table-row>
        <table:table-row table:style-name="ro1">
          <table:table-cell office:value-type="float" office:value="138.841773074597" calcext:value-type="float">
            <text:p>138,8417730746</text:p>
          </table:table-cell>
          <table:table-cell office:value-type="float" office:value="6.09617833584611" calcext:value-type="float">
            <text:p>6,0961783358</text:p>
          </table:table-cell>
          <table:table-cell table:formula="of:=1/[.B67]" office:value-type="float" office:value="0.164037195913365" calcext:value-type="float">
            <text:p>0,1640371959</text:p>
          </table:table-cell>
          <table:table-cell table:formula="of:=[.C67]/MAX([.C$2:.C$388])" office:value-type="float" office:value="0.954831230603318" calcext:value-type="float">
            <text:p>0,9548312306</text:p>
          </table:table-cell>
          <table:table-cell table:formula="of:=[.A67]*(24/4)*365" office:value-type="float" office:value="304063.483033367" calcext:value-type="float">
            <text:p>304063,483033367</text:p>
          </table:table-cell>
          <table:table-cell table:number-columns-repeated="2"/>
        </table:table-row>
        <table:table-row table:style-name="ro1">
          <table:table-cell office:value-type="float" office:value="138.796305631339" calcext:value-type="float">
            <text:p>138,7963056313</text:p>
          </table:table-cell>
          <table:table-cell office:value-type="float" office:value="6.10140264177531" calcext:value-type="float">
            <text:p>6,1014026418</text:p>
          </table:table-cell>
          <table:table-cell table:formula="of:=1/[.B68]" office:value-type="float" office:value="0.163896739604294" calcext:value-type="float">
            <text:p>0,1638967396</text:p>
          </table:table-cell>
          <table:table-cell table:formula="of:=[.C68]/MAX([.C$2:.C$388])" office:value-type="float" office:value="0.954013659504949" calcext:value-type="float">
            <text:p>0,9540136595</text:p>
          </table:table-cell>
          <table:table-cell table:formula="of:=[.A68]*(24/4)*365" office:value-type="float" office:value="303963.909332632" calcext:value-type="float">
            <text:p>303963,909332632</text:p>
          </table:table-cell>
          <table:table-cell table:number-columns-repeated="2"/>
        </table:table-row>
        <table:table-row table:style-name="ro1">
          <table:table-cell office:value-type="float" office:value="138.788709955505" calcext:value-type="float">
            <text:p>138,7887099555</text:p>
          </table:table-cell>
          <table:table-cell office:value-type="float" office:value="6.1039115490173" calcext:value-type="float">
            <text:p>6,103911549</text:p>
          </table:table-cell>
          <table:table-cell table:formula="of:=1/[.B69]" office:value-type="float" office:value="0.163829372684962" calcext:value-type="float">
            <text:p>0,1638293727</text:p>
          </table:table-cell>
          <table:table-cell table:formula="of:=[.C69]/MAX([.C$2:.C$388])" office:value-type="float" office:value="0.953621528695047" calcext:value-type="float">
            <text:p>0,9536215287</text:p>
          </table:table-cell>
          <table:table-cell table:formula="of:=[.A69]*(24/4)*365" office:value-type="float" office:value="303947.274802556" calcext:value-type="float">
            <text:p>303947,274802556</text:p>
          </table:table-cell>
          <table:table-cell table:number-columns-repeated="2"/>
        </table:table-row>
        <table:table-row table:style-name="ro1">
          <table:table-cell office:value-type="float" office:value="138.784251085014" calcext:value-type="float">
            <text:p>138,784251085</text:p>
          </table:table-cell>
          <table:table-cell office:value-type="float" office:value="6.10438328580849" calcext:value-type="float">
            <text:p>6,1043832858</text:p>
          </table:table-cell>
          <table:table-cell table:formula="of:=1/[.B70]" office:value-type="float" office:value="0.163816712218056" calcext:value-type="float">
            <text:p>0,1638167122</text:p>
          </table:table-cell>
          <table:table-cell table:formula="of:=[.C70]/MAX([.C$2:.C$388])" office:value-type="float" office:value="0.953547834377555" calcext:value-type="float">
            <text:p>0,9535478344</text:p>
          </table:table-cell>
          <table:table-cell table:formula="of:=[.A70]*(24/4)*365" office:value-type="float" office:value="303937.509876181" calcext:value-type="float">
            <text:p>303937,509876181</text:p>
          </table:table-cell>
          <table:table-cell table:number-columns-repeated="2"/>
        </table:table-row>
        <table:table-row table:style-name="ro1">
          <table:table-cell office:value-type="float" office:value="138.775253200415" calcext:value-type="float">
            <text:p>138,7752532004</text:p>
          </table:table-cell>
          <table:table-cell office:value-type="float" office:value="6.10696763693295" calcext:value-type="float">
            <text:p>6,1069676369</text:p>
          </table:table-cell>
          <table:table-cell table:formula="of:=1/[.B71]" office:value-type="float" office:value="0.163747388139463" calcext:value-type="float">
            <text:p>0,1637473881</text:p>
          </table:table-cell>
          <table:table-cell table:formula="of:=[.C71]/MAX([.C$2:.C$388])" office:value-type="float" office:value="0.953144311293022" calcext:value-type="float">
            <text:p>0,9531443113</text:p>
          </table:table-cell>
          <table:table-cell table:formula="of:=[.A71]*(24/4)*365" office:value-type="float" office:value="303917.804508909" calcext:value-type="float">
            <text:p>303917,804508909</text:p>
          </table:table-cell>
          <table:table-cell table:number-columns-repeated="2"/>
        </table:table-row>
        <table:table-row table:style-name="ro1">
          <table:table-cell office:value-type="float" office:value="138.731658755273" calcext:value-type="float">
            <text:p>138,7316587553</text:p>
          </table:table-cell>
          <table:table-cell office:value-type="float" office:value="6.11253570026019" calcext:value-type="float">
            <text:p>6,1125357003</text:p>
          </table:table-cell>
          <table:table-cell table:formula="of:=1/[.B72]" office:value-type="float" office:value="0.16359822650319" calcext:value-type="float">
            <text:p>0,1635982265</text:p>
          </table:table-cell>
          <table:table-cell table:formula="of:=[.C72]/MAX([.C$2:.C$388])" office:value-type="float" office:value="0.952276068039236" calcext:value-type="float">
            <text:p>0,952276068</text:p>
          </table:table-cell>
          <table:table-cell table:formula="of:=[.A72]*(24/4)*365" office:value-type="float" office:value="303822.332674048" calcext:value-type="float">
            <text:p>303822,332674048</text:p>
          </table:table-cell>
          <table:table-cell table:number-columns-repeated="2"/>
        </table:table-row>
        <table:table-row table:style-name="ro1">
          <table:table-cell office:value-type="float" office:value="138.718485002102" calcext:value-type="float">
            <text:p>138,7184850021</text:p>
          </table:table-cell>
          <table:table-cell office:value-type="float" office:value="6.11530718686303" calcext:value-type="float">
            <text:p>6,1153071869</text:p>
          </table:table-cell>
          <table:table-cell table:formula="of:=1/[.B73]" office:value-type="float" office:value="0.163524083000803" calcext:value-type="float">
            <text:p>0,163524083</text:p>
          </table:table-cell>
          <table:table-cell table:formula="of:=[.C73]/MAX([.C$2:.C$388])" office:value-type="float" office:value="0.951844491949249" calcext:value-type="float">
            <text:p>0,9518444919</text:p>
          </table:table-cell>
          <table:table-cell table:formula="of:=[.A73]*(24/4)*365" office:value-type="float" office:value="303793.482154603" calcext:value-type="float">
            <text:p>303793,482154603</text:p>
          </table:table-cell>
          <table:table-cell table:number-columns-repeated="2"/>
        </table:table-row>
        <table:table-row table:style-name="ro1">
          <table:table-cell office:value-type="float" office:value="138.716587515541" calcext:value-type="float">
            <text:p>138,7165875155</text:p>
          </table:table-cell>
          <table:table-cell office:value-type="float" office:value="6.11712392795844" calcext:value-type="float">
            <text:p>6,117123928</text:p>
          </table:table-cell>
          <table:table-cell table:formula="of:=1/[.B74]" office:value-type="float" office:value="0.16347551754338" calcext:value-type="float">
            <text:p>0,1634755175</text:p>
          </table:table-cell>
          <table:table-cell table:formula="of:=[.C74]/MAX([.C$2:.C$388])" office:value-type="float" office:value="0.951561801092348" calcext:value-type="float">
            <text:p>0,9515618011</text:p>
          </table:table-cell>
          <table:table-cell table:formula="of:=[.A74]*(24/4)*365" office:value-type="float" office:value="303789.326659035" calcext:value-type="float">
            <text:p>303789,326659035</text:p>
          </table:table-cell>
          <table:table-cell table:number-columns-repeated="2"/>
        </table:table-row>
        <table:table-row table:style-name="ro1">
          <table:table-cell office:value-type="float" office:value="138.703350353532" calcext:value-type="float">
            <text:p>138,7033503535</text:p>
          </table:table-cell>
          <table:table-cell office:value-type="float" office:value="6.11966110244463" calcext:value-type="float">
            <text:p>6,1196611024</text:p>
          </table:table-cell>
          <table:table-cell table:formula="of:=1/[.B75]" office:value-type="float" office:value="0.163407741582378" calcext:value-type="float">
            <text:p>0,1634077416</text:p>
          </table:table-cell>
          <table:table-cell table:formula="of:=[.C75]/MAX([.C$2:.C$388])" office:value-type="float" office:value="0.95116728932391" calcext:value-type="float">
            <text:p>0,9511672893</text:p>
          </table:table-cell>
          <table:table-cell table:formula="of:=[.A75]*(24/4)*365" office:value-type="float" office:value="303760.337274235" calcext:value-type="float">
            <text:p>303760,337274235</text:p>
          </table:table-cell>
          <table:table-cell table:number-columns-repeated="2"/>
        </table:table-row>
        <table:table-row table:style-name="ro1">
          <table:table-cell office:value-type="float" office:value="138.67908230416" calcext:value-type="float">
            <text:p>138,6790823042</text:p>
          </table:table-cell>
          <table:table-cell office:value-type="float" office:value="6.12417214973829" calcext:value-type="float">
            <text:p>6,1241721497</text:p>
          </table:table-cell>
          <table:table-cell table:formula="of:=1/[.B76]" office:value-type="float" office:value="0.163287375917859" calcext:value-type="float">
            <text:p>0,1632873759</text:p>
          </table:table-cell>
          <table:table-cell table:formula="of:=[.C76]/MAX([.C$2:.C$388])" office:value-type="float" office:value="0.950466662280546" calcext:value-type="float">
            <text:p>0,9504666623</text:p>
          </table:table-cell>
          <table:table-cell table:formula="of:=[.A76]*(24/4)*365" office:value-type="float" office:value="303707.19024611" calcext:value-type="float">
            <text:p>303707,19024611</text:p>
          </table:table-cell>
          <table:table-cell table:number-columns-repeated="2"/>
        </table:table-row>
        <table:table-row table:style-name="ro1">
          <table:table-cell office:value-type="float" office:value="138.649501833977" calcext:value-type="float">
            <text:p>138,649501834</text:p>
          </table:table-cell>
          <table:table-cell office:value-type="float" office:value="6.12576917438047" calcext:value-type="float">
            <text:p>6,1257691744</text:p>
          </table:table-cell>
          <table:table-cell table:formula="of:=1/[.B77]" office:value-type="float" office:value="0.163244805922864" calcext:value-type="float">
            <text:p>0,1632448059</text:p>
          </table:table-cell>
          <table:table-cell table:formula="of:=[.C77]/MAX([.C$2:.C$388])" office:value-type="float" office:value="0.950218869940022" calcext:value-type="float">
            <text:p>0,9502188699</text:p>
          </table:table-cell>
          <table:table-cell table:formula="of:=[.A77]*(24/4)*365" office:value-type="float" office:value="303642.40901641" calcext:value-type="float">
            <text:p>303642,40901641</text:p>
          </table:table-cell>
          <table:table-cell table:number-columns-repeated="2"/>
        </table:table-row>
        <table:table-row table:style-name="ro1">
          <table:table-cell office:value-type="float" office:value="138.628152391495" calcext:value-type="float">
            <text:p>138,6281523915</text:p>
          </table:table-cell>
          <table:table-cell office:value-type="float" office:value="6.12981957521984" calcext:value-type="float">
            <text:p>6,1298195752</text:p>
          </table:table-cell>
          <table:table-cell table:formula="of:=1/[.B78]" office:value-type="float" office:value="0.163136938653555" calcext:value-type="float">
            <text:p>0,1631369387</text:p>
          </table:table-cell>
          <table:table-cell table:formula="of:=[.C78]/MAX([.C$2:.C$388])" office:value-type="float" office:value="0.949590993823741" calcext:value-type="float">
            <text:p>0,9495909938</text:p>
          </table:table-cell>
          <table:table-cell table:formula="of:=[.A78]*(24/4)*365" office:value-type="float" office:value="303595.653737374" calcext:value-type="float">
            <text:p>303595,653737374</text:p>
          </table:table-cell>
          <table:table-cell table:number-columns-repeated="2"/>
        </table:table-row>
        <table:table-row table:style-name="ro1">
          <table:table-cell office:value-type="float" office:value="138.606663577978" calcext:value-type="float">
            <text:p>138,606663578</text:p>
          </table:table-cell>
          <table:table-cell office:value-type="float" office:value="6.13352558915505" calcext:value-type="float">
            <text:p>6,1335255892</text:p>
          </table:table-cell>
          <table:table-cell table:formula="of:=1/[.B79]" office:value-type="float" office:value="0.163038367650759" calcext:value-type="float">
            <text:p>0,1630383677</text:p>
          </table:table-cell>
          <table:table-cell table:formula="of:=[.C79]/MAX([.C$2:.C$388])" office:value-type="float" office:value="0.949017229615097" calcext:value-type="float">
            <text:p>0,9490172296</text:p>
          </table:table-cell>
          <table:table-cell table:formula="of:=[.A79]*(24/4)*365" office:value-type="float" office:value="303548.593235772" calcext:value-type="float">
            <text:p>303548,593235772</text:p>
          </table:table-cell>
          <table:table-cell table:number-columns-repeated="2"/>
        </table:table-row>
        <table:table-row table:style-name="ro1">
          <table:table-cell office:value-type="float" office:value="138.593652719394" calcext:value-type="float">
            <text:p>138,5936527194</text:p>
          </table:table-cell>
          <table:table-cell office:value-type="float" office:value="6.1354864575506" calcext:value-type="float">
            <text:p>6,1354864576</text:p>
          </table:table-cell>
          <table:table-cell table:formula="of:=1/[.B80]" office:value-type="float" office:value="0.162986261467394" calcext:value-type="float">
            <text:p>0,1629862615</text:p>
          </table:table-cell>
          <table:table-cell table:formula="of:=[.C80]/MAX([.C$2:.C$388])" office:value-type="float" office:value="0.948713928824644" calcext:value-type="float">
            <text:p>0,9487139288</text:p>
          </table:table-cell>
          <table:table-cell table:formula="of:=[.A80]*(24/4)*365" office:value-type="float" office:value="303520.099455473" calcext:value-type="float">
            <text:p>303520,099455473</text:p>
          </table:table-cell>
          <table:table-cell table:number-columns-repeated="2"/>
        </table:table-row>
        <table:table-row table:style-name="ro1">
          <table:table-cell office:value-type="float" office:value="138.578942256326" calcext:value-type="float">
            <text:p>138,5789422563</text:p>
          </table:table-cell>
          <table:table-cell office:value-type="float" office:value="6.13980101958651" calcext:value-type="float">
            <text:p>6,1398010196</text:p>
          </table:table-cell>
          <table:table-cell table:formula="of:=1/[.B81]" office:value-type="float" office:value="0.162871727733507" calcext:value-type="float">
            <text:p>0,1628717277</text:p>
          </table:table-cell>
          <table:table-cell table:formula="of:=[.C81]/MAX([.C$2:.C$388])" office:value-type="float" office:value="0.948047248408262" calcext:value-type="float">
            <text:p>0,9480472484</text:p>
          </table:table-cell>
          <table:table-cell table:formula="of:=[.A81]*(24/4)*365" office:value-type="float" office:value="303487.883541354" calcext:value-type="float">
            <text:p>303487,883541354</text:p>
          </table:table-cell>
          <table:table-cell table:number-columns-repeated="2"/>
        </table:table-row>
        <table:table-row table:style-name="ro1">
          <table:table-cell office:value-type="float" office:value="138.561058202121" calcext:value-type="float">
            <text:p>138,5610582021</text:p>
          </table:table-cell>
          <table:table-cell office:value-type="float" office:value="6.13998384536941" calcext:value-type="float">
            <text:p>6,1399838454</text:p>
          </table:table-cell>
          <table:table-cell table:formula="of:=1/[.B82]" office:value-type="float" office:value="0.162866878021865" calcext:value-type="float">
            <text:p>0,162866878</text:p>
          </table:table-cell>
          <table:table-cell table:formula="of:=[.C82]/MAX([.C$2:.C$388])" office:value-type="float" office:value="0.948019019102651" calcext:value-type="float">
            <text:p>0,9480190191</text:p>
          </table:table-cell>
          <table:table-cell table:formula="of:=[.A82]*(24/4)*365" office:value-type="float" office:value="303448.717462645" calcext:value-type="float">
            <text:p>303448,717462645</text:p>
          </table:table-cell>
          <table:table-cell table:number-columns-repeated="2"/>
        </table:table-row>
        <table:table-row table:style-name="ro1">
          <table:table-cell office:value-type="float" office:value="138.54841628945" calcext:value-type="float">
            <text:p>138,5484162895</text:p>
          </table:table-cell>
          <table:table-cell office:value-type="float" office:value="6.1433120023155" calcext:value-type="float">
            <text:p>6,1433120023</text:p>
          </table:table-cell>
          <table:table-cell table:formula="of:=1/[.B83]" office:value-type="float" office:value="0.162778644422274" calcext:value-type="float">
            <text:p>0,1627786444</text:p>
          </table:table-cell>
          <table:table-cell table:formula="of:=[.C83]/MAX([.C$2:.C$388])" office:value-type="float" office:value="0.947505427072446" calcext:value-type="float">
            <text:p>0,9475054271</text:p>
          </table:table-cell>
          <table:table-cell table:formula="of:=[.A83]*(24/4)*365" office:value-type="float" office:value="303421.031673895" calcext:value-type="float">
            <text:p>303421,031673895</text:p>
          </table:table-cell>
          <table:table-cell table:number-columns-repeated="2"/>
        </table:table-row>
        <table:table-row table:style-name="ro1">
          <table:table-cell office:value-type="float" office:value="138.545826213883" calcext:value-type="float">
            <text:p>138,5458262139</text:p>
          </table:table-cell>
          <table:table-cell office:value-type="float" office:value="6.14596080383275" calcext:value-type="float">
            <text:p>6,1459608038</text:p>
          </table:table-cell>
          <table:table-cell table:formula="of:=1/[.B84]" office:value-type="float" office:value="0.162708489676078" calcext:value-type="float">
            <text:p>0,1627084897</text:p>
          </table:table-cell>
          <table:table-cell table:formula="of:=[.C84]/MAX([.C$2:.C$388])" office:value-type="float" office:value="0.947097068820101" calcext:value-type="float">
            <text:p>0,9470970688</text:p>
          </table:table-cell>
          <table:table-cell table:formula="of:=[.A84]*(24/4)*365" office:value-type="float" office:value="303415.359408404" calcext:value-type="float">
            <text:p>303415,359408404</text:p>
          </table:table-cell>
          <table:table-cell table:number-columns-repeated="2"/>
        </table:table-row>
        <table:table-row table:style-name="ro1">
          <table:table-cell office:value-type="float" office:value="138.54398434895" calcext:value-type="float">
            <text:p>138,543984349</text:p>
          </table:table-cell>
          <table:table-cell office:value-type="float" office:value="6.14749138733642" calcext:value-type="float">
            <text:p>6,1474913873</text:p>
          </table:table-cell>
          <table:table-cell table:formula="of:=1/[.B85]" office:value-type="float" office:value="0.162667979016605" calcext:value-type="float">
            <text:p>0,162667979</text:p>
          </table:table-cell>
          <table:table-cell table:formula="of:=[.C85]/MAX([.C$2:.C$388])" office:value-type="float" office:value="0.946861263503985" calcext:value-type="float">
            <text:p>0,9468612635</text:p>
          </table:table-cell>
          <table:table-cell table:formula="of:=[.A85]*(24/4)*365" office:value-type="float" office:value="303411.3257242" calcext:value-type="float">
            <text:p>303411,3257242</text:p>
          </table:table-cell>
          <table:table-cell table:number-columns-repeated="2"/>
        </table:table-row>
        <table:table-row table:style-name="ro1">
          <table:table-cell office:value-type="float" office:value="138.499909646708" calcext:value-type="float">
            <text:p>138,4999096467</text:p>
          </table:table-cell>
          <table:table-cell office:value-type="float" office:value="6.15000361562658" calcext:value-type="float">
            <text:p>6,1500036156</text:p>
          </table:table-cell>
          <table:table-cell table:formula="of:=1/[.B86]" office:value-type="float" office:value="0.162601530421721" calcext:value-type="float">
            <text:p>0,1626015304</text:p>
          </table:table-cell>
          <table:table-cell table:formula="of:=[.C86]/MAX([.C$2:.C$388])" office:value-type="float" office:value="0.94647447809674" calcext:value-type="float">
            <text:p>0,9464744781</text:p>
          </table:table-cell>
          <table:table-cell table:formula="of:=[.A86]*(24/4)*365" office:value-type="float" office:value="303314.80212629" calcext:value-type="float">
            <text:p>303314,80212629</text:p>
          </table:table-cell>
          <table:table-cell table:number-columns-repeated="2"/>
        </table:table-row>
        <table:table-row table:style-name="ro1">
          <table:table-cell office:value-type="float" office:value="138.490509267691" calcext:value-type="float">
            <text:p>138,4905092677</text:p>
          </table:table-cell>
          <table:table-cell office:value-type="float" office:value="6.15264035026553" calcext:value-type="float">
            <text:p>6,1526403503</text:p>
          </table:table-cell>
          <table:table-cell table:formula="of:=1/[.B87]" office:value-type="float" office:value="0.162531846990998" calcext:value-type="float">
            <text:p>0,162531847</text:p>
          </table:table-cell>
          <table:table-cell table:formula="of:=[.C87]/MAX([.C$2:.C$388])" office:value-type="float" office:value="0.946068863287616" calcext:value-type="float">
            <text:p>0,9460688633</text:p>
          </table:table-cell>
          <table:table-cell table:formula="of:=[.A87]*(24/4)*365" office:value-type="float" office:value="303294.215296243" calcext:value-type="float">
            <text:p>303294,215296243</text:p>
          </table:table-cell>
          <table:table-cell table:number-columns-repeated="2"/>
        </table:table-row>
        <table:table-row table:style-name="ro1">
          <table:table-cell office:value-type="float" office:value="138.466538440015" calcext:value-type="float">
            <text:p>138,46653844</text:p>
          </table:table-cell>
          <table:table-cell office:value-type="float" office:value="6.15608113903128" calcext:value-type="float">
            <text:p>6,156081139</text:p>
          </table:table-cell>
          <table:table-cell table:formula="of:=1/[.B88]" office:value-type="float" office:value="0.162441003848978" calcext:value-type="float">
            <text:p>0,1624410038</text:p>
          </table:table-cell>
          <table:table-cell table:formula="of:=[.C88]/MAX([.C$2:.C$388])" office:value-type="float" office:value="0.945540081576831" calcext:value-type="float">
            <text:p>0,9455400816</text:p>
          </table:table-cell>
          <table:table-cell table:formula="of:=[.A88]*(24/4)*365" office:value-type="float" office:value="303241.719183633" calcext:value-type="float">
            <text:p>303241,719183633</text:p>
          </table:table-cell>
          <table:table-cell table:number-columns-repeated="2"/>
        </table:table-row>
        <table:table-row table:style-name="ro1">
          <table:table-cell office:value-type="float" office:value="138.465695479392" calcext:value-type="float">
            <text:p>138,4656954794</text:p>
          </table:table-cell>
          <table:table-cell office:value-type="float" office:value="6.15840240234775" calcext:value-type="float">
            <text:p>6,1584024023</text:p>
          </table:table-cell>
          <table:table-cell table:formula="of:=1/[.B89]" office:value-type="float" office:value="0.162379775576012" calcext:value-type="float">
            <text:p>0,1623797756</text:p>
          </table:table-cell>
          <table:table-cell table:formula="of:=[.C89]/MAX([.C$2:.C$388])" office:value-type="float" office:value="0.945183682731446" calcext:value-type="float">
            <text:p>0,9451836827</text:p>
          </table:table-cell>
          <table:table-cell table:formula="of:=[.A89]*(24/4)*365" office:value-type="float" office:value="303239.873099868" calcext:value-type="float">
            <text:p>303239,873099868</text:p>
          </table:table-cell>
          <table:table-cell table:number-columns-repeated="2"/>
        </table:table-row>
        <table:table-row table:style-name="ro1">
          <table:table-cell office:value-type="float" office:value="138.447748364996" calcext:value-type="float">
            <text:p>138,447748365</text:p>
          </table:table-cell>
          <table:table-cell office:value-type="float" office:value="6.15978332885156" calcext:value-type="float">
            <text:p>6,1597833289</text:p>
          </table:table-cell>
          <table:table-cell table:formula="of:=1/[.B90]" office:value-type="float" office:value="0.162343372585224" calcext:value-type="float">
            <text:p>0,1623433726</text:p>
          </table:table-cell>
          <table:table-cell table:formula="of:=[.C90]/MAX([.C$2:.C$388])" office:value-type="float" office:value="0.944971787421372" calcext:value-type="float">
            <text:p>0,9449717874</text:p>
          </table:table-cell>
          <table:table-cell table:formula="of:=[.A90]*(24/4)*365" office:value-type="float" office:value="303200.568919341" calcext:value-type="float">
            <text:p>303200,568919341</text:p>
          </table:table-cell>
          <table:table-cell table:number-columns-repeated="2"/>
        </table:table-row>
        <table:table-row table:style-name="ro1">
          <table:table-cell office:value-type="float" office:value="138.437271452391" calcext:value-type="float">
            <text:p>138,4372714524</text:p>
          </table:table-cell>
          <table:table-cell office:value-type="float" office:value="6.16318010465052" calcext:value-type="float">
            <text:p>6,1631801047</text:p>
          </table:table-cell>
          <table:table-cell table:formula="of:=1/[.B91]" office:value-type="float" office:value="0.162253898639995" calcext:value-type="float">
            <text:p>0,1622538986</text:p>
          </table:table-cell>
          <table:table-cell table:formula="of:=[.C91]/MAX([.C$2:.C$388])" office:value-type="float" office:value="0.944450975560659" calcext:value-type="float">
            <text:p>0,9444509756</text:p>
          </table:table-cell>
          <table:table-cell table:formula="of:=[.A91]*(24/4)*365" office:value-type="float" office:value="303177.624480736" calcext:value-type="float">
            <text:p>303177,624480736</text:p>
          </table:table-cell>
          <table:table-cell table:number-columns-repeated="2"/>
        </table:table-row>
        <table:table-row table:style-name="ro1">
          <table:table-cell office:value-type="float" office:value="138.406233680112" calcext:value-type="float">
            <text:p>138,4062336801</text:p>
          </table:table-cell>
          <table:table-cell office:value-type="float" office:value="6.16715583907432" calcext:value-type="float">
            <text:p>6,1671558391</text:p>
          </table:table-cell>
          <table:table-cell table:formula="of:=1/[.B92]" office:value-type="float" office:value="0.162149299627573" calcext:value-type="float">
            <text:p>0,1621492996</text:p>
          </table:table-cell>
          <table:table-cell table:formula="of:=[.C92]/MAX([.C$2:.C$388])" office:value-type="float" office:value="0.943842123384209" calcext:value-type="float">
            <text:p>0,9438421234</text:p>
          </table:table-cell>
          <table:table-cell table:formula="of:=[.A92]*(24/4)*365" office:value-type="float" office:value="303109.651759445" calcext:value-type="float">
            <text:p>303109,651759445</text:p>
          </table:table-cell>
          <table:table-cell table:number-columns-repeated="2"/>
        </table:table-row>
        <table:table-row table:style-name="ro1">
          <table:table-cell office:value-type="float" office:value="138.398429845469" calcext:value-type="float">
            <text:p>138,3984298455</text:p>
          </table:table-cell>
          <table:table-cell office:value-type="float" office:value="6.16882984101123" calcext:value-type="float">
            <text:p>6,168829841</text:p>
          </table:table-cell>
          <table:table-cell table:formula="of:=1/[.B93]" office:value-type="float" office:value="0.162105298050509" calcext:value-type="float">
            <text:p>0,1621052981</text:p>
          </table:table-cell>
          <table:table-cell table:formula="of:=[.C93]/MAX([.C$2:.C$388])" office:value-type="float" office:value="0.943585998060055" calcext:value-type="float">
            <text:p>0,9435859981</text:p>
          </table:table-cell>
          <table:table-cell table:formula="of:=[.A93]*(24/4)*365" office:value-type="float" office:value="303092.561361577" calcext:value-type="float">
            <text:p>303092,561361577</text:p>
          </table:table-cell>
          <table:table-cell table:number-columns-repeated="2"/>
        </table:table-row>
        <table:table-row table:style-name="ro1">
          <table:table-cell office:value-type="float" office:value="138.379457372634" calcext:value-type="float">
            <text:p>138,3794573726</text:p>
          </table:table-cell>
          <table:table-cell office:value-type="float" office:value="6.16987715484962" calcext:value-type="float">
            <text:p>6,1698771548</text:p>
          </table:table-cell>
          <table:table-cell table:formula="of:=1/[.B94]" office:value-type="float" office:value="0.162077781275432" calcext:value-type="float">
            <text:p>0,1620777813</text:p>
          </table:table-cell>
          <table:table-cell table:formula="of:=[.C94]/MAX([.C$2:.C$388])" office:value-type="float" office:value="0.943425827825109" calcext:value-type="float">
            <text:p>0,9434258278</text:p>
          </table:table-cell>
          <table:table-cell table:formula="of:=[.A94]*(24/4)*365" office:value-type="float" office:value="303051.011646068" calcext:value-type="float">
            <text:p>303051,011646068</text:p>
          </table:table-cell>
          <table:table-cell table:number-columns-repeated="2"/>
        </table:table-row>
        <table:table-row table:style-name="ro1">
          <table:table-cell office:value-type="float" office:value="138.373644955901" calcext:value-type="float">
            <text:p>138,3736449559</text:p>
          </table:table-cell>
          <table:table-cell office:value-type="float" office:value="6.17290027036664" calcext:value-type="float">
            <text:p>6,1729002704</text:p>
          </table:table-cell>
          <table:table-cell table:formula="of:=1/[.B95]" office:value-type="float" office:value="0.161998405320196" calcext:value-type="float">
            <text:p>0,1619984053</text:p>
          </table:table-cell>
          <table:table-cell table:formula="of:=[.C95]/MAX([.C$2:.C$388])" office:value-type="float" office:value="0.942963794561272" calcext:value-type="float">
            <text:p>0,9429637946</text:p>
          </table:table-cell>
          <table:table-cell table:formula="of:=[.A95]*(24/4)*365" office:value-type="float" office:value="303038.282453423" calcext:value-type="float">
            <text:p>303038,282453423</text:p>
          </table:table-cell>
          <table:table-cell table:number-columns-repeated="2"/>
        </table:table-row>
        <table:table-row table:style-name="ro1">
          <table:table-cell office:value-type="float" office:value="138.365849833286" calcext:value-type="float">
            <text:p>138,3658498333</text:p>
          </table:table-cell>
          <table:table-cell office:value-type="float" office:value="6.17601194044089" calcext:value-type="float">
            <text:p>6,1760119404</text:p>
          </table:table-cell>
          <table:table-cell table:formula="of:=1/[.B96]" office:value-type="float" office:value="0.16191678540191" calcext:value-type="float">
            <text:p>0,1619167854</text:p>
          </table:table-cell>
          <table:table-cell table:formula="of:=[.C96]/MAX([.C$2:.C$388])" office:value-type="float" office:value="0.942488699589155" calcext:value-type="float">
            <text:p>0,9424886996</text:p>
          </table:table-cell>
          <table:table-cell table:formula="of:=[.A96]*(24/4)*365" office:value-type="float" office:value="303021.211134896" calcext:value-type="float">
            <text:p>303021,211134896</text:p>
          </table:table-cell>
          <table:table-cell table:number-columns-repeated="2"/>
        </table:table-row>
        <table:table-row table:style-name="ro1">
          <table:table-cell office:value-type="float" office:value="138.353482412953" calcext:value-type="float">
            <text:p>138,353482413</text:p>
          </table:table-cell>
          <table:table-cell office:value-type="float" office:value="6.17624156623455" calcext:value-type="float">
            <text:p>6,1762415662</text:p>
          </table:table-cell>
          <table:table-cell table:formula="of:=1/[.B97]" office:value-type="float" office:value="0.161910765515875" calcext:value-type="float">
            <text:p>0,1619107655</text:p>
          </table:table-cell>
          <table:table-cell table:formula="of:=[.C97]/MAX([.C$2:.C$388])" office:value-type="float" office:value="0.94245365890732" calcext:value-type="float">
            <text:p>0,9424536589</text:p>
          </table:table-cell>
          <table:table-cell table:formula="of:=[.A97]*(24/4)*365" office:value-type="float" office:value="302994.126484367" calcext:value-type="float">
            <text:p>302994,126484367</text:p>
          </table:table-cell>
          <table:table-cell table:number-columns-repeated="2"/>
        </table:table-row>
        <table:table-row table:style-name="ro1">
          <table:table-cell office:value-type="float" office:value="138.343824927353" calcext:value-type="float">
            <text:p>138,3438249274</text:p>
          </table:table-cell>
          <table:table-cell office:value-type="float" office:value="6.17637707145352" calcext:value-type="float">
            <text:p>6,1763770715</text:p>
          </table:table-cell>
          <table:table-cell table:formula="of:=1/[.B98]" office:value-type="float" office:value="0.161907213311487" calcext:value-type="float">
            <text:p>0,1619072133</text:p>
          </table:table-cell>
          <table:table-cell table:formula="of:=[.C98]/MAX([.C$2:.C$388])" office:value-type="float" office:value="0.94243298215978" calcext:value-type="float">
            <text:p>0,9424329822</text:p>
          </table:table-cell>
          <table:table-cell table:formula="of:=[.A98]*(24/4)*365" office:value-type="float" office:value="302972.976590903" calcext:value-type="float">
            <text:p>302972,976590903</text:p>
          </table:table-cell>
          <table:table-cell table:number-columns-repeated="2"/>
        </table:table-row>
        <table:table-row table:style-name="ro1">
          <table:table-cell office:value-type="float" office:value="138.331155690338" calcext:value-type="float">
            <text:p>138,3311556903</text:p>
          </table:table-cell>
          <table:table-cell office:value-type="float" office:value="6.17932933390913" calcext:value-type="float">
            <text:p>6,1793293339</text:p>
          </table:table-cell>
          <table:table-cell table:formula="of:=1/[.B99]" office:value-type="float" office:value="0.161829859838104" calcext:value-type="float">
            <text:p>0,1618298598</text:p>
          </table:table-cell>
          <table:table-cell table:formula="of:=[.C99]/MAX([.C$2:.C$388])" office:value-type="float" office:value="0.941982721401725" calcext:value-type="float">
            <text:p>0,9419827214</text:p>
          </table:table-cell>
          <table:table-cell table:formula="of:=[.A99]*(24/4)*365" office:value-type="float" office:value="302945.23096184" calcext:value-type="float">
            <text:p>302945,23096184</text:p>
          </table:table-cell>
          <table:table-cell table:number-columns-repeated="2"/>
        </table:table-row>
        <table:table-row table:style-name="ro1">
          <table:table-cell office:value-type="float" office:value="138.311032262681" calcext:value-type="float">
            <text:p>138,3110322627</text:p>
          </table:table-cell>
          <table:table-cell office:value-type="float" office:value="6.1806171217602" calcext:value-type="float">
            <text:p>6,1806171218</text:p>
          </table:table-cell>
          <table:table-cell table:formula="of:=1/[.B100]" office:value-type="float" office:value="0.161796141113366" calcext:value-type="float">
            <text:p>0,1617961411</text:p>
          </table:table-cell>
          <table:table-cell table:formula="of:=[.C100]/MAX([.C$2:.C$388])" office:value-type="float" office:value="0.941786450725085" calcext:value-type="float">
            <text:p>0,9417864507</text:p>
          </table:table-cell>
          <table:table-cell table:formula="of:=[.A100]*(24/4)*365" office:value-type="float" office:value="302901.160655271" calcext:value-type="float">
            <text:p>302901,160655271</text:p>
          </table:table-cell>
          <table:table-cell table:number-columns-repeated="2"/>
        </table:table-row>
        <table:table-row table:style-name="ro1">
          <table:table-cell office:value-type="float" office:value="138.303143910569" calcext:value-type="float">
            <text:p>138,3031439106</text:p>
          </table:table-cell>
          <table:table-cell office:value-type="float" office:value="6.18493903475921" calcext:value-type="float">
            <text:p>6,1849390348</text:p>
          </table:table-cell>
          <table:table-cell table:formula="of:=1/[.B101]" office:value-type="float" office:value="0.161683081171863" calcext:value-type="float">
            <text:p>0,1616830812</text:p>
          </table:table-cell>
          <table:table-cell table:formula="of:=[.C101]/MAX([.C$2:.C$388])" office:value-type="float" office:value="0.94112834899105" calcext:value-type="float">
            <text:p>0,941128349</text:p>
          </table:table-cell>
          <table:table-cell table:formula="of:=[.A101]*(24/4)*365" office:value-type="float" office:value="302883.885164146" calcext:value-type="float">
            <text:p>302883,885164146</text:p>
          </table:table-cell>
          <table:table-cell table:number-columns-repeated="2"/>
        </table:table-row>
        <table:table-row table:style-name="ro1">
          <table:table-cell office:value-type="float" office:value="138.282939942612" calcext:value-type="float">
            <text:p>138,2829399426</text:p>
          </table:table-cell>
          <table:table-cell office:value-type="float" office:value="6.18500135182585" calcext:value-type="float">
            <text:p>6,1850013518</text:p>
          </table:table-cell>
          <table:table-cell table:formula="of:=1/[.B102]" office:value-type="float" office:value="0.161681452131744" calcext:value-type="float">
            <text:p>0,1616814521</text:p>
          </table:table-cell>
          <table:table-cell table:formula="of:=[.C102]/MAX([.C$2:.C$388])" office:value-type="float" office:value="0.941118866639356" calcext:value-type="float">
            <text:p>0,9411188666</text:p>
          </table:table-cell>
          <table:table-cell table:formula="of:=[.A102]*(24/4)*365" office:value-type="float" office:value="302839.63847432" calcext:value-type="float">
            <text:p>302839,63847432</text:p>
          </table:table-cell>
          <table:table-cell table:number-columns-repeated="2"/>
        </table:table-row>
        <table:table-row table:style-name="ro1">
          <table:table-cell office:value-type="float" office:value="138.265347951338" calcext:value-type="float">
            <text:p>138,2653479513</text:p>
          </table:table-cell>
          <table:table-cell office:value-type="float" office:value="6.18883647638196" calcext:value-type="float">
            <text:p>6,1888364764</text:p>
          </table:table-cell>
          <table:table-cell table:formula="of:=1/[.B103]" office:value-type="float" office:value="0.161581260680619" calcext:value-type="float">
            <text:p>0,1615812607</text:p>
          </table:table-cell>
          <table:table-cell table:formula="of:=[.C103]/MAX([.C$2:.C$388])" office:value-type="float" office:value="0.940535670090305" calcext:value-type="float">
            <text:p>0,9405356701</text:p>
          </table:table-cell>
          <table:table-cell table:formula="of:=[.A103]*(24/4)*365" office:value-type="float" office:value="302801.11201343" calcext:value-type="float">
            <text:p>302801,11201343</text:p>
          </table:table-cell>
          <table:table-cell table:number-columns-repeated="2"/>
        </table:table-row>
        <table:table-row table:style-name="ro1">
          <table:table-cell office:value-type="float" office:value="138.264999794898" calcext:value-type="float">
            <text:p>138,2649997949</text:p>
          </table:table-cell>
          <table:table-cell office:value-type="float" office:value="6.19063933068093" calcext:value-type="float">
            <text:p>6,1906393307</text:p>
          </table:table-cell>
          <table:table-cell table:formula="of:=1/[.B104]" office:value-type="float" office:value="0.161534204560098" calcext:value-type="float">
            <text:p>0,1615342046</text:p>
          </table:table-cell>
          <table:table-cell table:formula="of:=[.C104]/MAX([.C$2:.C$388])" office:value-type="float" office:value="0.940261764814035" calcext:value-type="float">
            <text:p>0,9402617648</text:p>
          </table:table-cell>
          <table:table-cell table:formula="of:=[.A104]*(24/4)*365" office:value-type="float" office:value="302800.349550827" calcext:value-type="float">
            <text:p>302800,349550827</text:p>
          </table:table-cell>
          <table:table-cell table:number-columns-repeated="2"/>
        </table:table-row>
        <table:table-row table:style-name="ro1">
          <table:table-cell office:value-type="float" office:value="138.258315716958" calcext:value-type="float">
            <text:p>138,258315717</text:p>
          </table:table-cell>
          <table:table-cell office:value-type="float" office:value="6.19098396642823" calcext:value-type="float">
            <text:p>6,1909839664</text:p>
          </table:table-cell>
          <table:table-cell table:formula="of:=1/[.B105]" office:value-type="float" office:value="0.161525212377013" calcext:value-type="float">
            <text:p>0,1615252124</text:p>
          </table:table-cell>
          <table:table-cell table:formula="of:=[.C105]/MAX([.C$2:.C$388])" office:value-type="float" office:value="0.94020942292174" calcext:value-type="float">
            <text:p>0,9402094229</text:p>
          </table:table-cell>
          <table:table-cell table:formula="of:=[.A105]*(24/4)*365" office:value-type="float" office:value="302785.711420138" calcext:value-type="float">
            <text:p>302785,711420138</text:p>
          </table:table-cell>
          <table:table-cell table:number-columns-repeated="2"/>
        </table:table-row>
        <table:table-row table:style-name="ro1">
          <table:table-cell office:value-type="float" office:value="138.243623153564" calcext:value-type="float">
            <text:p>138,2436231536</text:p>
          </table:table-cell>
          <table:table-cell office:value-type="float" office:value="6.19710219789275" calcext:value-type="float">
            <text:p>6,1971021979</text:p>
          </table:table-cell>
          <table:table-cell table:formula="of:=1/[.B106]" office:value-type="float" office:value="0.161365742901584" calcext:value-type="float">
            <text:p>0,1613657429</text:p>
          </table:table-cell>
          <table:table-cell table:formula="of:=[.C106]/MAX([.C$2:.C$388])" office:value-type="float" office:value="0.939281179576566" calcext:value-type="float">
            <text:p>0,9392811796</text:p>
          </table:table-cell>
          <table:table-cell table:formula="of:=[.A106]*(24/4)*365" office:value-type="float" office:value="302753.534706305" calcext:value-type="float">
            <text:p>302753,534706305</text:p>
          </table:table-cell>
          <table:table-cell table:number-columns-repeated="2"/>
        </table:table-row>
        <table:table-row table:style-name="ro1">
          <table:table-cell office:value-type="float" office:value="138.227935394559" calcext:value-type="float">
            <text:p>138,2279353946</text:p>
          </table:table-cell>
          <table:table-cell office:value-type="float" office:value="6.19713525637762" calcext:value-type="float">
            <text:p>6,1971352564</text:p>
          </table:table-cell>
          <table:table-cell table:formula="of:=1/[.B107]" office:value-type="float" office:value="0.161364882099495" calcext:value-type="float">
            <text:p>0,1613648821</text:p>
          </table:table-cell>
          <table:table-cell table:formula="of:=[.C107]/MAX([.C$2:.C$388])" office:value-type="float" office:value="0.939276169001295" calcext:value-type="float">
            <text:p>0,939276169</text:p>
          </table:table-cell>
          <table:table-cell table:formula="of:=[.A107]*(24/4)*365" office:value-type="float" office:value="302719.178514084" calcext:value-type="float">
            <text:p>302719,178514084</text:p>
          </table:table-cell>
          <table:table-cell table:number-columns-repeated="2"/>
        </table:table-row>
        <table:table-row table:style-name="ro1">
          <table:table-cell office:value-type="float" office:value="138.208555227121" calcext:value-type="float">
            <text:p>138,2085552271</text:p>
          </table:table-cell>
          <table:table-cell office:value-type="float" office:value="6.19764896696627" calcext:value-type="float">
            <text:p>6,197648967</text:p>
          </table:table-cell>
          <table:table-cell table:formula="of:=1/[.B108]" office:value-type="float" office:value="0.161351506890765" calcext:value-type="float">
            <text:p>0,1613515069</text:p>
          </table:table-cell>
          <table:table-cell table:formula="of:=[.C108]/MAX([.C$2:.C$388])" office:value-type="float" office:value="0.939198314299254" calcext:value-type="float">
            <text:p>0,9391983143</text:p>
          </table:table-cell>
          <table:table-cell table:formula="of:=[.A108]*(24/4)*365" office:value-type="float" office:value="302676.735947395" calcext:value-type="float">
            <text:p>302676,735947395</text:p>
          </table:table-cell>
          <table:table-cell table:number-columns-repeated="2"/>
        </table:table-row>
        <table:table-row table:style-name="ro1">
          <table:table-cell office:value-type="float" office:value="138.188462944001" calcext:value-type="float">
            <text:p>138,188462944</text:p>
          </table:table-cell>
          <table:table-cell office:value-type="float" office:value="6.20205160604946" calcext:value-type="float">
            <text:p>6,202051606</text:p>
          </table:table-cell>
          <table:table-cell table:formula="of:=1/[.B109]" office:value-type="float" office:value="0.161236968590297" calcext:value-type="float">
            <text:p>0,1612369686</text:p>
          </table:table-cell>
          <table:table-cell table:formula="of:=[.C109]/MAX([.C$2:.C$388])" office:value-type="float" office:value="0.938531607301626" calcext:value-type="float">
            <text:p>0,9385316073</text:p>
          </table:table-cell>
          <table:table-cell table:formula="of:=[.A109]*(24/4)*365" office:value-type="float" office:value="302632.733847362" calcext:value-type="float">
            <text:p>302632,733847362</text:p>
          </table:table-cell>
          <table:table-cell table:number-columns-repeated="2"/>
        </table:table-row>
        <table:table-row table:style-name="ro1">
          <table:table-cell office:value-type="float" office:value="138.180826790107" calcext:value-type="float">
            <text:p>138,1808267901</text:p>
          </table:table-cell>
          <table:table-cell office:value-type="float" office:value="6.20378439685971" calcext:value-type="float">
            <text:p>6,2037843969</text:p>
          </table:table-cell>
          <table:table-cell table:formula="of:=1/[.B110]" office:value-type="float" office:value="0.161191933186168" calcext:value-type="float">
            <text:p>0,1611919332</text:p>
          </table:table-cell>
          <table:table-cell table:formula="of:=[.C110]/MAX([.C$2:.C$388])" office:value-type="float" office:value="0.9382694642547" calcext:value-type="float">
            <text:p>0,9382694643</text:p>
          </table:table-cell>
          <table:table-cell table:formula="of:=[.A110]*(24/4)*365" office:value-type="float" office:value="302616.010670334" calcext:value-type="float">
            <text:p>302616,010670334</text:p>
          </table:table-cell>
          <table:table-cell table:number-columns-repeated="2"/>
        </table:table-row>
        <table:table-row table:style-name="ro1">
          <table:table-cell office:value-type="float" office:value="138.163563666337" calcext:value-type="float">
            <text:p>138,1635636663</text:p>
          </table:table-cell>
          <table:table-cell office:value-type="float" office:value="6.20573518374236" calcext:value-type="float">
            <text:p>6,2057351837</text:p>
          </table:table-cell>
          <table:table-cell table:formula="of:=1/[.B111]" office:value-type="float" office:value="0.161141262137607" calcext:value-type="float">
            <text:p>0,1611412621</text:p>
          </table:table-cell>
          <table:table-cell table:formula="of:=[.C111]/MAX([.C$2:.C$388])" office:value-type="float" office:value="0.937974517127718" calcext:value-type="float">
            <text:p>0,9379745171</text:p>
          </table:table-cell>
          <table:table-cell table:formula="of:=[.A111]*(24/4)*365" office:value-type="float" office:value="302578.204429278" calcext:value-type="float">
            <text:p>302578,204429278</text:p>
          </table:table-cell>
          <table:table-cell table:number-columns-repeated="2"/>
        </table:table-row>
        <table:table-row table:style-name="ro1">
          <table:table-cell office:value-type="float" office:value="138.139651306821" calcext:value-type="float">
            <text:p>138,1396513068</text:p>
          </table:table-cell>
          <table:table-cell office:value-type="float" office:value="6.21144721295792" calcext:value-type="float">
            <text:p>6,211447213</text:p>
          </table:table-cell>
          <table:table-cell table:formula="of:=1/[.B112]" office:value-type="float" office:value="0.160993077090612" calcext:value-type="float">
            <text:p>0,1609930771</text:p>
          </table:table-cell>
          <table:table-cell table:formula="of:=[.C112]/MAX([.C$2:.C$388])" office:value-type="float" office:value="0.937111958425761" calcext:value-type="float">
            <text:p>0,9371119584</text:p>
          </table:table-cell>
          <table:table-cell table:formula="of:=[.A112]*(24/4)*365" office:value-type="float" office:value="302525.836361938" calcext:value-type="float">
            <text:p>302525,836361938</text:p>
          </table:table-cell>
          <table:table-cell table:number-columns-repeated="2"/>
        </table:table-row>
        <table:table-row table:style-name="ro1">
          <table:table-cell office:value-type="float" office:value="138.117004677353" calcext:value-type="float">
            <text:p>138,1170046774</text:p>
          </table:table-cell>
          <table:table-cell office:value-type="float" office:value="6.21322823092842" calcext:value-type="float">
            <text:p>6,2132282309</text:p>
          </table:table-cell>
          <table:table-cell table:formula="of:=1/[.B113]" office:value-type="float" office:value="0.160946928526167" calcext:value-type="float">
            <text:p>0,1609469285</text:p>
          </table:table-cell>
          <table:table-cell table:formula="of:=[.C113]/MAX([.C$2:.C$388])" office:value-type="float" office:value="0.936843335871382" calcext:value-type="float">
            <text:p>0,9368433359</text:p>
          </table:table-cell>
          <table:table-cell table:formula="of:=[.A113]*(24/4)*365" office:value-type="float" office:value="302476.240243403" calcext:value-type="float">
            <text:p>302476,240243403</text:p>
          </table:table-cell>
          <table:table-cell table:number-columns-repeated="2"/>
        </table:table-row>
        <table:table-row table:style-name="ro1">
          <table:table-cell office:value-type="float" office:value="138.100665882588" calcext:value-type="float">
            <text:p>138,1006658826</text:p>
          </table:table-cell>
          <table:table-cell office:value-type="float" office:value="6.21481122215839" calcext:value-type="float">
            <text:p>6,2148112222</text:p>
          </table:table-cell>
          <table:table-cell table:formula="of:=1/[.B114]" office:value-type="float" office:value="0.16090593330246" calcext:value-type="float">
            <text:p>0,1609059333</text:p>
          </table:table-cell>
          <table:table-cell table:formula="of:=[.C114]/MAX([.C$2:.C$388])" office:value-type="float" office:value="0.936604709993375" calcext:value-type="float">
            <text:p>0,93660471</text:p>
          </table:table-cell>
          <table:table-cell table:formula="of:=[.A114]*(24/4)*365" office:value-type="float" office:value="302440.458282868" calcext:value-type="float">
            <text:p>302440,458282868</text:p>
          </table:table-cell>
          <table:table-cell table:number-columns-repeated="2"/>
        </table:table-row>
        <table:table-row table:style-name="ro1">
          <table:table-cell office:value-type="float" office:value="138.099859637313" calcext:value-type="float">
            <text:p>138,0998596373</text:p>
          </table:table-cell>
          <table:table-cell office:value-type="float" office:value="6.21955917222829" calcext:value-type="float">
            <text:p>6,2195591722</text:p>
          </table:table-cell>
          <table:table-cell table:formula="of:=1/[.B115]" office:value-type="float" office:value="0.16078309930151" calcext:value-type="float">
            <text:p>0,1607830993</text:p>
          </table:table-cell>
          <table:table-cell table:formula="of:=[.C115]/MAX([.C$2:.C$388])" office:value-type="float" office:value="0.935889715204333" calcext:value-type="float">
            <text:p>0,9358897152</text:p>
          </table:table-cell>
          <table:table-cell table:formula="of:=[.A115]*(24/4)*365" office:value-type="float" office:value="302438.692605715" calcext:value-type="float">
            <text:p>302438,692605715</text:p>
          </table:table-cell>
          <table:table-cell table:number-columns-repeated="2"/>
        </table:table-row>
        <table:table-row table:style-name="ro1">
          <table:table-cell office:value-type="float" office:value="138.063313248418" calcext:value-type="float">
            <text:p>138,0633132484</text:p>
          </table:table-cell>
          <table:table-cell office:value-type="float" office:value="6.22257974819949" calcext:value-type="float">
            <text:p>6,2225797482</text:p>
          </table:table-cell>
          <table:table-cell table:formula="of:=1/[.B116]" office:value-type="float" office:value="0.160705051677217" calcext:value-type="float">
            <text:p>0,1607050517</text:p>
          </table:table-cell>
          <table:table-cell table:formula="of:=[.C116]/MAX([.C$2:.C$388])" office:value-type="float" office:value="0.935435413917755" calcext:value-type="float">
            <text:p>0,9354354139</text:p>
          </table:table-cell>
          <table:table-cell table:formula="of:=[.A116]*(24/4)*365" office:value-type="float" office:value="302358.656014035" calcext:value-type="float">
            <text:p>302358,656014035</text:p>
          </table:table-cell>
          <table:table-cell table:number-columns-repeated="2"/>
        </table:table-row>
        <table:table-row table:style-name="ro1">
          <table:table-cell office:value-type="float" office:value="138.047644374689" calcext:value-type="float">
            <text:p>138,0476443747</text:p>
          </table:table-cell>
          <table:table-cell office:value-type="float" office:value="6.22920376224227" calcext:value-type="float">
            <text:p>6,2292037622</text:p>
          </table:table-cell>
          <table:table-cell table:formula="of:=1/[.B117]" office:value-type="float" office:value="0.160534161053039" calcext:value-type="float">
            <text:p>0,1605341611</text:p>
          </table:table-cell>
          <table:table-cell table:formula="of:=[.C117]/MAX([.C$2:.C$388])" office:value-type="float" office:value="0.934440690104823" calcext:value-type="float">
            <text:p>0,9344406901</text:p>
          </table:table-cell>
          <table:table-cell table:formula="of:=[.A117]*(24/4)*365" office:value-type="float" office:value="302324.341180569" calcext:value-type="float">
            <text:p>302324,341180569</text:p>
          </table:table-cell>
          <table:table-cell table:number-columns-repeated="2"/>
        </table:table-row>
        <table:table-row table:style-name="ro1">
          <table:table-cell office:value-type="float" office:value="138.008010354116" calcext:value-type="float">
            <text:p>138,0080103541</text:p>
          </table:table-cell>
          <table:table-cell office:value-type="float" office:value="6.2300601676012" calcext:value-type="float">
            <text:p>6,2300601676</text:p>
          </table:table-cell>
          <table:table-cell table:formula="of:=1/[.B118]" office:value-type="float" office:value="0.160512093478711" calcext:value-type="float">
            <text:p>0,1605120935</text:p>
          </table:table-cell>
          <table:table-cell table:formula="of:=[.C118]/MAX([.C$2:.C$388])" office:value-type="float" office:value="0.934312238694552" calcext:value-type="float">
            <text:p>0,9343122387</text:p>
          </table:table-cell>
          <table:table-cell table:formula="of:=[.A118]*(24/4)*365" office:value-type="float" office:value="302237.542675514" calcext:value-type="float">
            <text:p>302237,542675514</text:p>
          </table:table-cell>
          <table:table-cell table:number-columns-repeated="2"/>
        </table:table-row>
        <table:table-row table:style-name="ro1">
          <table:table-cell office:value-type="float" office:value="137.99921458476" calcext:value-type="float">
            <text:p>137,9992145848</text:p>
          </table:table-cell>
          <table:table-cell office:value-type="float" office:value="6.23323301813386" calcext:value-type="float">
            <text:p>6,2332330181</text:p>
          </table:table-cell>
          <table:table-cell table:formula="of:=1/[.B119]" office:value-type="float" office:value="0.160430389348638" calcext:value-type="float">
            <text:p>0,1604303893</text:p>
          </table:table-cell>
          <table:table-cell table:formula="of:=[.C119]/MAX([.C$2:.C$388])" office:value-type="float" office:value="0.933836653540653" calcext:value-type="float">
            <text:p>0,9338366535</text:p>
          </table:table-cell>
          <table:table-cell table:formula="of:=[.A119]*(24/4)*365" office:value-type="float" office:value="302218.279940624" calcext:value-type="float">
            <text:p>302218,279940624</text:p>
          </table:table-cell>
          <table:table-cell table:number-columns-repeated="2"/>
        </table:table-row>
        <table:table-row table:style-name="ro1">
          <table:table-cell office:value-type="float" office:value="137.995491683641" calcext:value-type="float">
            <text:p>137,9954916836</text:p>
          </table:table-cell>
          <table:table-cell office:value-type="float" office:value="6.23768267378861" calcext:value-type="float">
            <text:p>6,2376826738</text:p>
          </table:table-cell>
          <table:table-cell table:formula="of:=1/[.B120]" office:value-type="float" office:value="0.160315946209015" calcext:value-type="float">
            <text:p>0,1603159462</text:p>
          </table:table-cell>
          <table:table-cell table:formula="of:=[.C120]/MAX([.C$2:.C$388])" office:value-type="float" office:value="0.933170500457313" calcext:value-type="float">
            <text:p>0,9331705005</text:p>
          </table:table-cell>
          <table:table-cell table:formula="of:=[.A120]*(24/4)*365" office:value-type="float" office:value="302210.126787174" calcext:value-type="float">
            <text:p>302210,126787174</text:p>
          </table:table-cell>
          <table:table-cell table:number-columns-repeated="2"/>
        </table:table-row>
        <table:table-row table:style-name="ro1">
          <table:table-cell office:value-type="float" office:value="137.966041437792" calcext:value-type="float">
            <text:p>137,9660414378</text:p>
          </table:table-cell>
          <table:table-cell office:value-type="float" office:value="6.23773419644009" calcext:value-type="float">
            <text:p>6,2377341964</text:p>
          </table:table-cell>
          <table:table-cell table:formula="of:=1/[.B121]" office:value-type="float" office:value="0.160314622025848" calcext:value-type="float">
            <text:p>0,160314622</text:p>
          </table:table-cell>
          <table:table-cell table:formula="of:=[.C121]/MAX([.C$2:.C$388])" office:value-type="float" office:value="0.933162792623515" calcext:value-type="float">
            <text:p>0,9331627926</text:p>
          </table:table-cell>
          <table:table-cell table:formula="of:=[.A121]*(24/4)*365" office:value-type="float" office:value="302145.630748764" calcext:value-type="float">
            <text:p>302145,630748764</text:p>
          </table:table-cell>
          <table:table-cell table:number-columns-repeated="2"/>
        </table:table-row>
        <table:table-row table:style-name="ro1">
          <table:table-cell office:value-type="float" office:value="137.964815089764" calcext:value-type="float">
            <text:p>137,9648150898</text:p>
          </table:table-cell>
          <table:table-cell office:value-type="float" office:value="6.23871238970386" calcext:value-type="float">
            <text:p>6,2387123897</text:p>
          </table:table-cell>
          <table:table-cell table:formula="of:=1/[.B122]" office:value-type="float" office:value="0.160289485639755" calcext:value-type="float">
            <text:p>0,1602894856</text:p>
          </table:table-cell>
          <table:table-cell table:formula="of:=[.C122]/MAX([.C$2:.C$388])" office:value-type="float" office:value="0.933016478207859" calcext:value-type="float">
            <text:p>0,9330164782</text:p>
          </table:table-cell>
          <table:table-cell table:formula="of:=[.A122]*(24/4)*365" office:value-type="float" office:value="302142.945046583" calcext:value-type="float">
            <text:p>302142,945046583</text:p>
          </table:table-cell>
          <table:table-cell table:number-columns-repeated="2"/>
        </table:table-row>
        <table:table-row table:style-name="ro1">
          <table:table-cell office:value-type="float" office:value="137.934244168094" calcext:value-type="float">
            <text:p>137,9342441681</text:p>
          </table:table-cell>
          <table:table-cell office:value-type="float" office:value="6.24175509658" calcext:value-type="float">
            <text:p>6,2417550966</text:p>
          </table:table-cell>
          <table:table-cell table:formula="of:=1/[.B123]" office:value-type="float" office:value="0.16021134833501" calcext:value-type="float">
            <text:p>0,1602113483</text:p>
          </table:table-cell>
          <table:table-cell table:formula="of:=[.C123]/MAX([.C$2:.C$388])" office:value-type="float" office:value="0.932561654907382" calcext:value-type="float">
            <text:p>0,9325616549</text:p>
          </table:table-cell>
          <table:table-cell table:formula="of:=[.A123]*(24/4)*365" office:value-type="float" office:value="302075.994728126" calcext:value-type="float">
            <text:p>302075,994728126</text:p>
          </table:table-cell>
          <table:table-cell table:number-columns-repeated="2"/>
        </table:table-row>
        <table:table-row table:style-name="ro1">
          <table:table-cell office:value-type="float" office:value="137.909795633815" calcext:value-type="float">
            <text:p>137,9097956338</text:p>
          </table:table-cell>
          <table:table-cell office:value-type="float" office:value="6.24891701146216" calcext:value-type="float">
            <text:p>6,2489170115</text:p>
          </table:table-cell>
          <table:table-cell table:formula="of:=1/[.B124]" office:value-type="float" office:value="0.160027729311453" calcext:value-type="float">
            <text:p>0,1600277293</text:p>
          </table:table-cell>
          <table:table-cell table:formula="of:=[.C124]/MAX([.C$2:.C$388])" office:value-type="float" office:value="0.93149284135416" calcext:value-type="float">
            <text:p>0,9314928414</text:p>
          </table:table-cell>
          <table:table-cell table:formula="of:=[.A124]*(24/4)*365" office:value-type="float" office:value="302022.452438055" calcext:value-type="float">
            <text:p>302022,452438055</text:p>
          </table:table-cell>
          <table:table-cell table:number-columns-repeated="2"/>
        </table:table-row>
        <table:table-row table:style-name="ro1">
          <table:table-cell office:value-type="float" office:value="137.891143205362" calcext:value-type="float">
            <text:p>137,8911432054</text:p>
          </table:table-cell>
          <table:table-cell office:value-type="float" office:value="6.25038859491209" calcext:value-type="float">
            <text:p>6,2503885949</text:p>
          </table:table-cell>
          <table:table-cell table:formula="of:=1/[.B125]" office:value-type="float" office:value="0.159990052588733" calcext:value-type="float">
            <text:p>0,1599900526</text:p>
          </table:table-cell>
          <table:table-cell table:formula="of:=[.C125]/MAX([.C$2:.C$388])" office:value-type="float" office:value="0.931273531877917" calcext:value-type="float">
            <text:p>0,9312735319</text:p>
          </table:table-cell>
          <table:table-cell table:formula="of:=[.A125]*(24/4)*365" office:value-type="float" office:value="301981.603619743" calcext:value-type="float">
            <text:p>301981,603619743</text:p>
          </table:table-cell>
          <table:table-cell table:number-columns-repeated="2"/>
        </table:table-row>
        <table:table-row table:style-name="ro1">
          <table:table-cell office:value-type="float" office:value="137.878371466727" calcext:value-type="float">
            <text:p>137,8783714667</text:p>
          </table:table-cell>
          <table:table-cell office:value-type="float" office:value="6.25233218282769" calcext:value-type="float">
            <text:p>6,2523321828</text:p>
          </table:table-cell>
          <table:table-cell table:formula="of:=1/[.B126]" office:value-type="float" office:value="0.159940318389759" calcext:value-type="float">
            <text:p>0,1599403184</text:p>
          </table:table-cell>
          <table:table-cell table:formula="of:=[.C126]/MAX([.C$2:.C$388])" office:value-type="float" office:value="0.930984037985118" calcext:value-type="float">
            <text:p>0,930984038</text:p>
          </table:table-cell>
          <table:table-cell table:formula="of:=[.A126]*(24/4)*365" office:value-type="float" office:value="301953.633512132" calcext:value-type="float">
            <text:p>301953,633512132</text:p>
          </table:table-cell>
          <table:table-cell table:number-columns-repeated="2"/>
        </table:table-row>
        <table:table-row table:style-name="ro1">
          <table:table-cell office:value-type="float" office:value="137.87580156249" calcext:value-type="float">
            <text:p>137,8758015625</text:p>
          </table:table-cell>
          <table:table-cell office:value-type="float" office:value="6.2581586059419" calcext:value-type="float">
            <text:p>6,2581586059</text:p>
          </table:table-cell>
          <table:table-cell table:formula="of:=1/[.B127]" office:value-type="float" office:value="0.159791411973889" calcext:value-type="float">
            <text:p>0,159791412</text:p>
          </table:table-cell>
          <table:table-cell table:formula="of:=[.C127]/MAX([.C$2:.C$388])" office:value-type="float" office:value="0.930117280323731" calcext:value-type="float">
            <text:p>0,9301172803</text:p>
          </table:table-cell>
          <table:table-cell table:formula="of:=[.A127]*(24/4)*365" office:value-type="float" office:value="301948.005421853" calcext:value-type="float">
            <text:p>301948,005421853</text:p>
          </table:table-cell>
          <table:table-cell table:number-columns-repeated="2"/>
        </table:table-row>
        <table:table-row table:style-name="ro1">
          <table:table-cell office:value-type="float" office:value="137.840964804829" calcext:value-type="float">
            <text:p>137,8409648048</text:p>
          </table:table-cell>
          <table:table-cell office:value-type="float" office:value="6.25918003874078" calcext:value-type="float">
            <text:p>6,2591800387</text:p>
          </table:table-cell>
          <table:table-cell table:formula="of:=1/[.B128]" office:value-type="float" office:value="0.159765335684637" calcext:value-type="float">
            <text:p>0,1597653357</text:p>
          </table:table-cell>
          <table:table-cell table:formula="of:=[.C128]/MAX([.C$2:.C$388])" office:value-type="float" office:value="0.929965494899594" calcext:value-type="float">
            <text:p>0,9299654949</text:p>
          </table:table-cell>
          <table:table-cell table:formula="of:=[.A128]*(24/4)*365" office:value-type="float" office:value="301871.712922576" calcext:value-type="float">
            <text:p>301871,712922576</text:p>
          </table:table-cell>
          <table:table-cell table:number-columns-repeated="2"/>
        </table:table-row>
        <table:table-row table:style-name="ro1">
          <table:table-cell office:value-type="float" office:value="137.829417189533" calcext:value-type="float">
            <text:p>137,8294171895</text:p>
          </table:table-cell>
          <table:table-cell office:value-type="float" office:value="6.26194987759797" calcext:value-type="float">
            <text:p>6,2619498776</text:p>
          </table:table-cell>
          <table:table-cell table:formula="of:=1/[.B129]" office:value-type="float" office:value="0.159694666924353" calcext:value-type="float">
            <text:p>0,1596946669</text:p>
          </table:table-cell>
          <table:table-cell table:formula="of:=[.C129]/MAX([.C$2:.C$388])" office:value-type="float" office:value="0.929554144663011" calcext:value-type="float">
            <text:p>0,9295541447</text:p>
          </table:table-cell>
          <table:table-cell table:formula="of:=[.A129]*(24/4)*365" office:value-type="float" office:value="301846.423645077" calcext:value-type="float">
            <text:p>301846,423645077</text:p>
          </table:table-cell>
          <table:table-cell table:number-columns-repeated="2"/>
        </table:table-row>
        <table:table-row table:style-name="ro1">
          <table:table-cell office:value-type="float" office:value="137.80752010631" calcext:value-type="float">
            <text:p>137,8075201063</text:p>
          </table:table-cell>
          <table:table-cell office:value-type="float" office:value="6.26529071344211" calcext:value-type="float">
            <text:p>6,2652907134</text:p>
          </table:table-cell>
          <table:table-cell table:formula="of:=1/[.B130]" office:value-type="float" office:value="0.159609513067688" calcext:value-type="float">
            <text:p>0,1596095131</text:p>
          </table:table-cell>
          <table:table-cell table:formula="of:=[.C130]/MAX([.C$2:.C$388])" office:value-type="float" office:value="0.929058479266529" calcext:value-type="float">
            <text:p>0,9290584793</text:p>
          </table:table-cell>
          <table:table-cell table:formula="of:=[.A130]*(24/4)*365" office:value-type="float" office:value="301798.469032819" calcext:value-type="float">
            <text:p>301798,469032819</text:p>
          </table:table-cell>
          <table:table-cell table:number-columns-repeated="2"/>
        </table:table-row>
        <table:table-row table:style-name="ro1">
          <table:table-cell office:value-type="float" office:value="137.778687565547" calcext:value-type="float">
            <text:p>137,7786875655</text:p>
          </table:table-cell>
          <table:table-cell office:value-type="float" office:value="6.27107623076703" calcext:value-type="float">
            <text:p>6,2710762308</text:p>
          </table:table-cell>
          <table:table-cell table:formula="of:=1/[.B131]" office:value-type="float" office:value="0.159462261851294" calcext:value-type="float">
            <text:p>0,1594622619</text:p>
          </table:table-cell>
          <table:table-cell table:formula="of:=[.C131]/MAX([.C$2:.C$388])" office:value-type="float" office:value="0.928201356225783" calcext:value-type="float">
            <text:p>0,9282013562</text:p>
          </table:table-cell>
          <table:table-cell table:formula="of:=[.A131]*(24/4)*365" office:value-type="float" office:value="301735.325768548" calcext:value-type="float">
            <text:p>301735,325768548</text:p>
          </table:table-cell>
          <table:table-cell table:number-columns-repeated="2"/>
        </table:table-row>
        <table:table-row table:style-name="ro1">
          <table:table-cell office:value-type="float" office:value="137.768662780273" calcext:value-type="float">
            <text:p>137,7686627803</text:p>
          </table:table-cell>
          <table:table-cell office:value-type="float" office:value="6.27332661950047" calcext:value-type="float">
            <text:p>6,2733266195</text:p>
          </table:table-cell>
          <table:table-cell table:formula="of:=1/[.B132]" office:value-type="float" office:value="0.159405059014706" calcext:value-type="float">
            <text:p>0,159405059</text:p>
          </table:table-cell>
          <table:table-cell table:formula="of:=[.C132]/MAX([.C$2:.C$388])" office:value-type="float" office:value="0.927868388726862" calcext:value-type="float">
            <text:p>0,9278683887</text:p>
          </table:table-cell>
          <table:table-cell table:formula="of:=[.A132]*(24/4)*365" office:value-type="float" office:value="301713.371488798" calcext:value-type="float">
            <text:p>301713,371488798</text:p>
          </table:table-cell>
          <table:table-cell table:number-columns-repeated="2"/>
        </table:table-row>
        <table:table-row table:style-name="ro1">
          <table:table-cell office:value-type="float" office:value="137.760373838524" calcext:value-type="float">
            <text:p>137,7603738385</text:p>
          </table:table-cell>
          <table:table-cell office:value-type="float" office:value="6.27404902749571" calcext:value-type="float">
            <text:p>6,2740490275</text:p>
          </table:table-cell>
          <table:table-cell table:formula="of:=1/[.B133]" office:value-type="float" office:value="0.159386704760761" calcext:value-type="float">
            <text:p>0,1593867048</text:p>
          </table:table-cell>
          <table:table-cell table:formula="of:=[.C133]/MAX([.C$2:.C$388])" office:value-type="float" office:value="0.927761551891572" calcext:value-type="float">
            <text:p>0,9277615519</text:p>
          </table:table-cell>
          <table:table-cell table:formula="of:=[.A133]*(24/4)*365" office:value-type="float" office:value="301695.218706368" calcext:value-type="float">
            <text:p>301695,218706368</text:p>
          </table:table-cell>
          <table:table-cell table:number-columns-repeated="2"/>
        </table:table-row>
        <table:table-row table:style-name="ro1">
          <table:table-cell office:value-type="float" office:value="137.738214034944" calcext:value-type="float">
            <text:p>137,7382140349</text:p>
          </table:table-cell>
          <table:table-cell office:value-type="float" office:value="6.27989458867082" calcext:value-type="float">
            <text:p>6,2798945887</text:p>
          </table:table-cell>
          <table:table-cell table:formula="of:=1/[.B134]" office:value-type="float" office:value="0.159238341644148" calcext:value-type="float">
            <text:p>0,1592383416</text:p>
          </table:table-cell>
          <table:table-cell table:formula="of:=[.C134]/MAX([.C$2:.C$388])" office:value-type="float" office:value="0.926897956678162" calcext:value-type="float">
            <text:p>0,9268979567</text:p>
          </table:table-cell>
          <table:table-cell table:formula="of:=[.A134]*(24/4)*365" office:value-type="float" office:value="301646.688736527" calcext:value-type="float">
            <text:p>301646,688736527</text:p>
          </table:table-cell>
          <table:table-cell table:number-columns-repeated="2"/>
        </table:table-row>
        <table:table-row table:style-name="ro1">
          <table:table-cell office:value-type="float" office:value="137.722496320215" calcext:value-type="float">
            <text:p>137,7224963202</text:p>
          </table:table-cell>
          <table:table-cell office:value-type="float" office:value="6.28245224228102" calcext:value-type="float">
            <text:p>6,2824522423</text:p>
          </table:table-cell>
          <table:table-cell table:formula="of:=1/[.B135]" office:value-type="float" office:value="0.159173514009383" calcext:value-type="float">
            <text:p>0,159173514</text:p>
          </table:table-cell>
          <table:table-cell table:formula="of:=[.C135]/MAX([.C$2:.C$388])" office:value-type="float" office:value="0.926520606590368" calcext:value-type="float">
            <text:p>0,9265206066</text:p>
          </table:table-cell>
          <table:table-cell table:formula="of:=[.A135]*(24/4)*365" office:value-type="float" office:value="301612.266941271" calcext:value-type="float">
            <text:p>301612,266941271</text:p>
          </table:table-cell>
          <table:table-cell table:number-columns-repeated="2"/>
        </table:table-row>
        <table:table-row table:style-name="ro1">
          <table:table-cell office:value-type="float" office:value="137.705203779718" calcext:value-type="float">
            <text:p>137,7052037797</text:p>
          </table:table-cell>
          <table:table-cell office:value-type="float" office:value="6.28319958033125" calcext:value-type="float">
            <text:p>6,2831995803</text:p>
          </table:table-cell>
          <table:table-cell table:formula="of:=1/[.B136]" office:value-type="float" office:value="0.159154581549561" calcext:value-type="float">
            <text:p>0,1591545815</text:p>
          </table:table-cell>
          <table:table-cell table:formula="of:=[.C136]/MAX([.C$2:.C$388])" office:value-type="float" office:value="0.926410404121901" calcext:value-type="float">
            <text:p>0,9264104041</text:p>
          </table:table-cell>
          <table:table-cell table:formula="of:=[.A136]*(24/4)*365" office:value-type="float" office:value="301574.396277582" calcext:value-type="float">
            <text:p>301574,396277582</text:p>
          </table:table-cell>
          <table:table-cell table:number-columns-repeated="2"/>
        </table:table-row>
        <table:table-row table:style-name="ro1">
          <table:table-cell office:value-type="float" office:value="137.694743594099" calcext:value-type="float">
            <text:p>137,6947435941</text:p>
          </table:table-cell>
          <table:table-cell office:value-type="float" office:value="6.28572232191088" calcext:value-type="float">
            <text:p>6,2857223219</text:p>
          </table:table-cell>
          <table:table-cell table:formula="of:=1/[.B137]" office:value-type="float" office:value="0.159090705695697" calcext:value-type="float">
            <text:p>0,1590907057</text:p>
          </table:table-cell>
          <table:table-cell table:formula="of:=[.C137]/MAX([.C$2:.C$388])" office:value-type="float" office:value="0.926038594180801" calcext:value-type="float">
            <text:p>0,9260385942</text:p>
          </table:table-cell>
          <table:table-cell table:formula="of:=[.A137]*(24/4)*365" office:value-type="float" office:value="301551.488471077" calcext:value-type="float">
            <text:p>301551,488471077</text:p>
          </table:table-cell>
          <table:table-cell table:number-columns-repeated="2"/>
        </table:table-row>
        <table:table-row table:style-name="ro1">
          <table:table-cell office:value-type="float" office:value="137.686818887097" calcext:value-type="float">
            <text:p>137,6868188871</text:p>
          </table:table-cell>
          <table:table-cell office:value-type="float" office:value="6.28746926181187" calcext:value-type="float">
            <text:p>6,2874692618</text:p>
          </table:table-cell>
          <table:table-cell table:formula="of:=1/[.B138]" office:value-type="float" office:value="0.159046503189079" calcext:value-type="float">
            <text:p>0,1590465032</text:p>
          </table:table-cell>
          <table:table-cell table:formula="of:=[.C138]/MAX([.C$2:.C$388])" office:value-type="float" office:value="0.925781299281586" calcext:value-type="float">
            <text:p>0,9257812993</text:p>
          </table:table-cell>
          <table:table-cell table:formula="of:=[.A138]*(24/4)*365" office:value-type="float" office:value="301534.133362742" calcext:value-type="float">
            <text:p>301534,133362742</text:p>
          </table:table-cell>
          <table:table-cell table:number-columns-repeated="2"/>
        </table:table-row>
        <table:table-row table:style-name="ro1">
          <table:table-cell office:value-type="float" office:value="137.678346064428" calcext:value-type="float">
            <text:p>137,6783460644</text:p>
          </table:table-cell>
          <table:table-cell office:value-type="float" office:value="6.29004880555444" calcext:value-type="float">
            <text:p>6,2900488056</text:p>
          </table:table-cell>
          <table:table-cell table:formula="of:=1/[.B139]" office:value-type="float" office:value="0.158981278351441" calcext:value-type="float">
            <text:p>0,1589812784</text:p>
          </table:table-cell>
          <table:table-cell table:formula="of:=[.C139]/MAX([.C$2:.C$388])" office:value-type="float" office:value="0.925401637146781" calcext:value-type="float">
            <text:p>0,9254016371</text:p>
          </table:table-cell>
          <table:table-cell table:formula="of:=[.A139]*(24/4)*365" office:value-type="float" office:value="301515.577881097" calcext:value-type="float">
            <text:p>301515,577881097</text:p>
          </table:table-cell>
          <table:table-cell table:number-columns-repeated="2"/>
        </table:table-row>
        <table:table-row table:style-name="ro1">
          <table:table-cell office:value-type="float" office:value="137.64733748157" calcext:value-type="float">
            <text:p>137,6473374816</text:p>
          </table:table-cell>
          <table:table-cell office:value-type="float" office:value="6.29262792559108" calcext:value-type="float">
            <text:p>6,2926279256</text:p>
          </table:table-cell>
          <table:table-cell table:formula="of:=1/[.B140]" office:value-type="float" office:value="0.158916117689585" calcext:value-type="float">
            <text:p>0,1589161177</text:p>
          </table:table-cell>
          <table:table-cell table:formula="of:=[.C140]/MAX([.C$2:.C$388])" office:value-type="float" office:value="0.925022348567744" calcext:value-type="float">
            <text:p>0,9250223486</text:p>
          </table:table-cell>
          <table:table-cell table:formula="of:=[.A140]*(24/4)*365" office:value-type="float" office:value="301447.669084638" calcext:value-type="float">
            <text:p>301447,669084638</text:p>
          </table:table-cell>
          <table:table-cell table:number-columns-repeated="2"/>
        </table:table-row>
        <table:table-row table:style-name="ro1">
          <table:table-cell office:value-type="float" office:value="137.625303511523" calcext:value-type="float">
            <text:p>137,6253035115</text:p>
          </table:table-cell>
          <table:table-cell office:value-type="float" office:value="6.29753597466023" calcext:value-type="float">
            <text:p>6,2975359747</text:p>
          </table:table-cell>
          <table:table-cell table:formula="of:=1/[.B141]" office:value-type="float" office:value="0.158792264787968" calcext:value-type="float">
            <text:p>0,1587922648</text:p>
          </table:table-cell>
          <table:table-cell table:formula="of:=[.C141]/MAX([.C$2:.C$388])" office:value-type="float" office:value="0.924301422939832" calcext:value-type="float">
            <text:p>0,9243014229</text:p>
          </table:table-cell>
          <table:table-cell table:formula="of:=[.A141]*(24/4)*365" office:value-type="float" office:value="301399.414690235" calcext:value-type="float">
            <text:p>301399,414690235</text:p>
          </table:table-cell>
          <table:table-cell table:number-columns-repeated="2"/>
        </table:table-row>
        <table:table-row table:style-name="ro1">
          <table:table-cell office:value-type="float" office:value="137.617984807699" calcext:value-type="float">
            <text:p>137,6179848077</text:p>
          </table:table-cell>
          <table:table-cell office:value-type="float" office:value="6.29950328607742" calcext:value-type="float">
            <text:p>6,2995032861</text:p>
          </table:table-cell>
          <table:table-cell table:formula="of:=1/[.B142]" office:value-type="float" office:value="0.158742674555009" calcext:value-type="float">
            <text:p>0,1587426746</text:p>
          </table:table-cell>
          <table:table-cell table:formula="of:=[.C142]/MAX([.C$2:.C$388])" office:value-type="float" office:value="0.924012767047502" calcext:value-type="float">
            <text:p>0,924012767</text:p>
          </table:table-cell>
          <table:table-cell table:formula="of:=[.A142]*(24/4)*365" office:value-type="float" office:value="301383.386728861" calcext:value-type="float">
            <text:p>301383,386728861</text:p>
          </table:table-cell>
          <table:table-cell table:number-columns-repeated="2"/>
        </table:table-row>
        <table:table-row table:style-name="ro1">
          <table:table-cell office:value-type="float" office:value="137.574989470894" calcext:value-type="float">
            <text:p>137,5749894709</text:p>
          </table:table-cell>
          <table:table-cell office:value-type="float" office:value="6.30621548343026" calcext:value-type="float">
            <text:p>6,3062154834</text:p>
          </table:table-cell>
          <table:table-cell table:formula="of:=1/[.B143]" office:value-type="float" office:value="0.15857371233627" calcext:value-type="float">
            <text:p>0,1585737123</text:p>
          </table:table-cell>
          <table:table-cell table:formula="of:=[.C143]/MAX([.C$2:.C$388])" office:value-type="float" office:value="0.923029268138329" calcext:value-type="float">
            <text:p>0,9230292681</text:p>
          </table:table-cell>
          <table:table-cell table:formula="of:=[.A143]*(24/4)*365" office:value-type="float" office:value="301289.226941258" calcext:value-type="float">
            <text:p>301289,226941258</text:p>
          </table:table-cell>
          <table:table-cell table:number-columns-repeated="2"/>
        </table:table-row>
        <table:table-row table:style-name="ro1">
          <table:table-cell office:value-type="float" office:value="137.566763517862" calcext:value-type="float">
            <text:p>137,5667635179</text:p>
          </table:table-cell>
          <table:table-cell office:value-type="float" office:value="6.30695142715136" calcext:value-type="float">
            <text:p>6,3069514272</text:p>
          </table:table-cell>
          <table:table-cell table:formula="of:=1/[.B144]" office:value-type="float" office:value="0.158555208732861" calcext:value-type="float">
            <text:p>0,1585552087</text:p>
          </table:table-cell>
          <table:table-cell table:formula="of:=[.C144]/MAX([.C$2:.C$388])" office:value-type="float" office:value="0.922921561966476" calcext:value-type="float">
            <text:p>0,922921562</text:p>
          </table:table-cell>
          <table:table-cell table:formula="of:=[.A144]*(24/4)*365" office:value-type="float" office:value="301271.212104118" calcext:value-type="float">
            <text:p>301271,212104118</text:p>
          </table:table-cell>
          <table:table-cell table:number-columns-repeated="2"/>
        </table:table-row>
        <table:table-row table:style-name="ro1">
          <table:table-cell office:value-type="float" office:value="137.543226449049" calcext:value-type="float">
            <text:p>137,543226449</text:p>
          </table:table-cell>
          <table:table-cell office:value-type="float" office:value="6.31346171715459" calcext:value-type="float">
            <text:p>6,3134617172</text:p>
          </table:table-cell>
          <table:table-cell table:formula="of:=1/[.B145]" office:value-type="float" office:value="0.158391710411874" calcext:value-type="float">
            <text:p>0,1583917104</text:p>
          </table:table-cell>
          <table:table-cell table:formula="of:=[.C145]/MAX([.C$2:.C$388])" office:value-type="float" office:value="0.921969867430607" calcext:value-type="float">
            <text:p>0,9219698674</text:p>
          </table:table-cell>
          <table:table-cell table:formula="of:=[.A145]*(24/4)*365" office:value-type="float" office:value="301219.665923417" calcext:value-type="float">
            <text:p>301219,665923417</text:p>
          </table:table-cell>
          <table:table-cell table:number-columns-repeated="2"/>
        </table:table-row>
        <table:table-row table:style-name="ro1">
          <table:table-cell office:value-type="float" office:value="137.501455467263" calcext:value-type="float">
            <text:p>137,5014554673</text:p>
          </table:table-cell>
          <table:table-cell office:value-type="float" office:value="6.31788035618394" calcext:value-type="float">
            <text:p>6,3178803562</text:p>
          </table:table-cell>
          <table:table-cell table:formula="of:=1/[.B146]" office:value-type="float" office:value="0.158280933417994" calcext:value-type="float">
            <text:p>0,1582809334</text:p>
          </table:table-cell>
          <table:table-cell table:formula="of:=[.C146]/MAX([.C$2:.C$388])" office:value-type="float" office:value="0.921325054327091" calcext:value-type="float">
            <text:p>0,9213250543</text:p>
          </table:table-cell>
          <table:table-cell table:formula="of:=[.A146]*(24/4)*365" office:value-type="float" office:value="301128.187473306" calcext:value-type="float">
            <text:p>301128,187473306</text:p>
          </table:table-cell>
          <table:table-cell table:number-columns-repeated="2"/>
        </table:table-row>
        <table:table-row table:style-name="ro1">
          <table:table-cell office:value-type="float" office:value="137.461326083654" calcext:value-type="float">
            <text:p>137,4613260837</text:p>
          </table:table-cell>
          <table:table-cell office:value-type="float" office:value="6.32470191811226" calcext:value-type="float">
            <text:p>6,3247019181</text:p>
          </table:table-cell>
          <table:table-cell table:formula="of:=1/[.B147]" office:value-type="float" office:value="0.15811021814898" calcext:value-type="float">
            <text:p>0,1581102181</text:p>
          </table:table-cell>
          <table:table-cell table:formula="of:=[.C147]/MAX([.C$2:.C$388])" office:value-type="float" office:value="0.920331351225257" calcext:value-type="float">
            <text:p>0,9203313512</text:p>
          </table:table-cell>
          <table:table-cell table:formula="of:=[.A147]*(24/4)*365" office:value-type="float" office:value="301040.304123202" calcext:value-type="float">
            <text:p>301040,304123202</text:p>
          </table:table-cell>
          <table:table-cell table:number-columns-repeated="2"/>
        </table:table-row>
        <table:table-row table:style-name="ro1">
          <table:table-cell office:value-type="float" office:value="137.413588994188" calcext:value-type="float">
            <text:p>137,4135889942</text:p>
          </table:table-cell>
          <table:table-cell office:value-type="float" office:value="6.33533532632273" calcext:value-type="float">
            <text:p>6,3353353263</text:p>
          </table:table-cell>
          <table:table-cell table:formula="of:=1/[.B148]" office:value-type="float" office:value="0.157844841431691" calcext:value-type="float">
            <text:p>0,1578448414</text:p>
          </table:table-cell>
          <table:table-cell table:formula="of:=[.C148]/MAX([.C$2:.C$388])" office:value-type="float" office:value="0.918786640733642" calcext:value-type="float">
            <text:p>0,9187866407</text:p>
          </table:table-cell>
          <table:table-cell table:formula="of:=[.A148]*(24/4)*365" office:value-type="float" office:value="300935.759897272" calcext:value-type="float">
            <text:p>300935,759897272</text:p>
          </table:table-cell>
          <table:table-cell table:number-columns-repeated="2"/>
        </table:table-row>
        <table:table-row table:style-name="ro1">
          <table:table-cell office:value-type="float" office:value="137.404396171385" calcext:value-type="float">
            <text:p>137,4043961714</text:p>
          </table:table-cell>
          <table:table-cell office:value-type="float" office:value="6.3368022301751" calcext:value-type="float">
            <text:p>6,3368022302</text:p>
          </table:table-cell>
          <table:table-cell table:formula="of:=1/[.B149]" office:value-type="float" office:value="0.157808301991518" calcext:value-type="float">
            <text:p>0,157808302</text:p>
          </table:table-cell>
          <table:table-cell table:formula="of:=[.C149]/MAX([.C$2:.C$388])" office:value-type="float" office:value="0.918573951176063" calcext:value-type="float">
            <text:p>0,9185739512</text:p>
          </table:table-cell>
          <table:table-cell table:formula="of:=[.A149]*(24/4)*365" office:value-type="float" office:value="300915.627615333" calcext:value-type="float">
            <text:p>300915,627615333</text:p>
          </table:table-cell>
          <table:table-cell table:number-columns-repeated="2"/>
        </table:table-row>
        <table:table-row table:style-name="ro1">
          <table:table-cell office:value-type="float" office:value="137.376597592583" calcext:value-type="float">
            <text:p>137,3765975926</text:p>
          </table:table-cell>
          <table:table-cell office:value-type="float" office:value="6.34232631147288" calcext:value-type="float">
            <text:p>6,3423263115</text:p>
          </table:table-cell>
          <table:table-cell table:formula="of:=1/[.B150]" office:value-type="float" office:value="0.157670853073432" calcext:value-type="float">
            <text:p>0,1576708531</text:p>
          </table:table-cell>
          <table:table-cell table:formula="of:=[.C150]/MAX([.C$2:.C$388])" office:value-type="float" office:value="0.91777388556368" calcext:value-type="float">
            <text:p>0,9177738856</text:p>
          </table:table-cell>
          <table:table-cell table:formula="of:=[.A150]*(24/4)*365" office:value-type="float" office:value="300854.748727757" calcext:value-type="float">
            <text:p>300854,748727757</text:p>
          </table:table-cell>
          <table:table-cell table:number-columns-repeated="2"/>
        </table:table-row>
        <table:table-row table:style-name="ro1">
          <table:table-cell office:value-type="float" office:value="137.362254691153" calcext:value-type="float">
            <text:p>137,3622546912</text:p>
          </table:table-cell>
          <table:table-cell office:value-type="float" office:value="6.34480878349481" calcext:value-type="float">
            <text:p>6,3448087835</text:p>
          </table:table-cell>
          <table:table-cell table:formula="of:=1/[.B151]" office:value-type="float" office:value="0.157609162722345" calcext:value-type="float">
            <text:p>0,1576091627</text:p>
          </table:table-cell>
          <table:table-cell table:formula="of:=[.C151]/MAX([.C$2:.C$388])" office:value-type="float" office:value="0.917414797044055" calcext:value-type="float">
            <text:p>0,917414797</text:p>
          </table:table-cell>
          <table:table-cell table:formula="of:=[.A151]*(24/4)*365" office:value-type="float" office:value="300823.337773625" calcext:value-type="float">
            <text:p>300823,337773625</text:p>
          </table:table-cell>
          <table:table-cell table:number-columns-repeated="2"/>
        </table:table-row>
        <table:table-row table:style-name="ro1">
          <table:table-cell office:value-type="float" office:value="137.331659743075" calcext:value-type="float">
            <text:p>137,3316597431</text:p>
          </table:table-cell>
          <table:table-cell office:value-type="float" office:value="6.34835056897851" calcext:value-type="float">
            <text:p>6,348350569</text:p>
          </table:table-cell>
          <table:table-cell table:formula="of:=1/[.B152]" office:value-type="float" office:value="0.157521231559981" calcext:value-type="float">
            <text:p>0,1575212316</text:p>
          </table:table-cell>
          <table:table-cell table:formula="of:=[.C152]/MAX([.C$2:.C$388])" office:value-type="float" office:value="0.91690296544695" calcext:value-type="float">
            <text:p>0,9169029654</text:p>
          </table:table-cell>
          <table:table-cell table:formula="of:=[.A152]*(24/4)*365" office:value-type="float" office:value="300756.334837334" calcext:value-type="float">
            <text:p>300756,334837334</text:p>
          </table:table-cell>
          <table:table-cell table:number-columns-repeated="2"/>
        </table:table-row>
        <table:table-row table:style-name="ro1">
          <table:table-cell office:value-type="float" office:value="137.327787715145" calcext:value-type="float">
            <text:p>137,3277877151</text:p>
          </table:table-cell>
          <table:table-cell office:value-type="float" office:value="6.35278089018804" calcext:value-type="float">
            <text:p>6,3527808902</text:p>
          </table:table-cell>
          <table:table-cell table:formula="of:=1/[.B153]" office:value-type="float" office:value="0.157411378935564" calcext:value-type="float">
            <text:p>0,1574113789</text:p>
          </table:table-cell>
          <table:table-cell table:formula="of:=[.C153]/MAX([.C$2:.C$388])" office:value-type="float" office:value="0.916263532933045" calcext:value-type="float">
            <text:p>0,9162635329</text:p>
          </table:table-cell>
          <table:table-cell table:formula="of:=[.A153]*(24/4)*365" office:value-type="float" office:value="300747.855096168" calcext:value-type="float">
            <text:p>300747,855096168</text:p>
          </table:table-cell>
          <table:table-cell table:number-columns-repeated="2"/>
        </table:table-row>
        <table:table-row table:style-name="ro1">
          <table:table-cell office:value-type="float" office:value="137.311101993896" calcext:value-type="float">
            <text:p>137,3111019939</text:p>
          </table:table-cell>
          <table:table-cell office:value-type="float" office:value="6.35400757425128" calcext:value-type="float">
            <text:p>6,3540075743</text:p>
          </table:table-cell>
          <table:table-cell table:formula="of:=1/[.B154]" office:value-type="float" office:value="0.157380989606049" calcext:value-type="float">
            <text:p>0,1573809896</text:p>
          </table:table-cell>
          <table:table-cell table:formula="of:=[.C154]/MAX([.C$2:.C$388])" office:value-type="float" office:value="0.916086642071578" calcext:value-type="float">
            <text:p>0,9160866421</text:p>
          </table:table-cell>
          <table:table-cell table:formula="of:=[.A154]*(24/4)*365" office:value-type="float" office:value="300711.313366632" calcext:value-type="float">
            <text:p>300711,313366632</text:p>
          </table:table-cell>
          <table:table-cell table:number-columns-repeated="2"/>
        </table:table-row>
        <table:table-row table:style-name="ro1">
          <table:table-cell office:value-type="float" office:value="137.271406568718" calcext:value-type="float">
            <text:p>137,2714065687</text:p>
          </table:table-cell>
          <table:table-cell office:value-type="float" office:value="6.35764796217767" calcext:value-type="float">
            <text:p>6,3576479622</text:p>
          </table:table-cell>
          <table:table-cell table:formula="of:=1/[.B155]" office:value-type="float" office:value="0.157290873283502" calcext:value-type="float">
            <text:p>0,1572908733</text:p>
          </table:table-cell>
          <table:table-cell table:formula="of:=[.C155]/MAX([.C$2:.C$388])" office:value-type="float" office:value="0.91556209104718" calcext:value-type="float">
            <text:p>0,915562091</text:p>
          </table:table-cell>
          <table:table-cell table:formula="of:=[.A155]*(24/4)*365" office:value-type="float" office:value="300624.380385492" calcext:value-type="float">
            <text:p>300624,380385492</text:p>
          </table:table-cell>
          <table:table-cell table:number-columns-repeated="2"/>
        </table:table-row>
        <table:table-row table:style-name="ro1">
          <table:table-cell office:value-type="float" office:value="137.270871872374" calcext:value-type="float">
            <text:p>137,2708718724</text:p>
          </table:table-cell>
          <table:table-cell office:value-type="float" office:value="6.36340521225839" calcext:value-type="float">
            <text:p>6,3634052123</text:p>
          </table:table-cell>
          <table:table-cell table:formula="of:=1/[.B156]" office:value-type="float" office:value="0.157148565374025" calcext:value-type="float">
            <text:p>0,1571485654</text:p>
          </table:table-cell>
          <table:table-cell table:formula="of:=[.C156]/MAX([.C$2:.C$388])" office:value-type="float" office:value="0.914733742113431" calcext:value-type="float">
            <text:p>0,9147337421</text:p>
          </table:table-cell>
          <table:table-cell table:formula="of:=[.A156]*(24/4)*365" office:value-type="float" office:value="300623.209400499" calcext:value-type="float">
            <text:p>300623,209400499</text:p>
          </table:table-cell>
          <table:table-cell table:number-columns-repeated="2"/>
        </table:table-row>
        <table:table-row table:style-name="ro1">
          <table:table-cell office:value-type="float" office:value="137.226398714647" calcext:value-type="float">
            <text:p>137,2263987146</text:p>
          </table:table-cell>
          <table:table-cell office:value-type="float" office:value="6.36514990180962" calcext:value-type="float">
            <text:p>6,3651499018</text:p>
          </table:table-cell>
          <table:table-cell table:formula="of:=1/[.B157]" office:value-type="float" office:value="0.157105490903788" calcext:value-type="float">
            <text:p>0,1571054909</text:p>
          </table:table-cell>
          <table:table-cell table:formula="of:=[.C157]/MAX([.C$2:.C$388])" office:value-type="float" office:value="0.914483013312595" calcext:value-type="float">
            <text:p>0,9144830133</text:p>
          </table:table-cell>
          <table:table-cell table:formula="of:=[.A157]*(24/4)*365" office:value-type="float" office:value="300525.813185077" calcext:value-type="float">
            <text:p>300525,813185077</text:p>
          </table:table-cell>
          <table:table-cell table:number-columns-repeated="2"/>
        </table:table-row>
        <table:table-row table:style-name="ro1">
          <table:table-cell office:value-type="float" office:value="137.216616325412" calcext:value-type="float">
            <text:p>137,2166163254</text:p>
          </table:table-cell>
          <table:table-cell office:value-type="float" office:value="6.37024499354532" calcext:value-type="float">
            <text:p>6,3702449935</text:p>
          </table:table-cell>
          <table:table-cell table:formula="of:=1/[.B158]" office:value-type="float" office:value="0.156979833744739" calcext:value-type="float">
            <text:p>0,1569798337</text:p>
          </table:table-cell>
          <table:table-cell table:formula="of:=[.C158]/MAX([.C$2:.C$388])" office:value-type="float" office:value="0.913751585424298" calcext:value-type="float">
            <text:p>0,9137515854</text:p>
          </table:table-cell>
          <table:table-cell table:formula="of:=[.A158]*(24/4)*365" office:value-type="float" office:value="300504.389752652" calcext:value-type="float">
            <text:p>300504,389752652</text:p>
          </table:table-cell>
          <table:table-cell table:number-columns-repeated="2"/>
        </table:table-row>
        <table:table-row table:style-name="ro1">
          <table:table-cell office:value-type="float" office:value="137.202893916765" calcext:value-type="float">
            <text:p>137,2028939168</text:p>
          </table:table-cell>
          <table:table-cell office:value-type="float" office:value="6.37363410093804" calcext:value-type="float">
            <text:p>6,3736341009</text:p>
          </table:table-cell>
          <table:table-cell table:formula="of:=1/[.B159]" office:value-type="float" office:value="0.156896361504785" calcext:value-type="float">
            <text:p>0,1568963615</text:p>
          </table:table-cell>
          <table:table-cell table:formula="of:=[.C159]/MAX([.C$2:.C$388])" office:value-type="float" office:value="0.913265708418459" calcext:value-type="float">
            <text:p>0,9132657084</text:p>
          </table:table-cell>
          <table:table-cell table:formula="of:=[.A159]*(24/4)*365" office:value-type="float" office:value="300474.337677715" calcext:value-type="float">
            <text:p>300474,337677715</text:p>
          </table:table-cell>
          <table:table-cell table:number-columns-repeated="2"/>
        </table:table-row>
        <table:table-row table:style-name="ro1">
          <table:table-cell office:value-type="float" office:value="137.168244330825" calcext:value-type="float">
            <text:p>137,1682443308</text:p>
          </table:table-cell>
          <table:table-cell office:value-type="float" office:value="6.37586685946591" calcext:value-type="float">
            <text:p>6,3758668595</text:p>
          </table:table-cell>
          <table:table-cell table:formula="of:=1/[.B160]" office:value-type="float" office:value="0.156841418122675" calcext:value-type="float">
            <text:p>0,1568414181</text:p>
          </table:table-cell>
          <table:table-cell table:formula="of:=[.C160]/MAX([.C$2:.C$388])" office:value-type="float" office:value="0.912945892800658" calcext:value-type="float">
            <text:p>0,9129458928</text:p>
          </table:table-cell>
          <table:table-cell table:formula="of:=[.A160]*(24/4)*365" office:value-type="float" office:value="300398.455084507" calcext:value-type="float">
            <text:p>300398,455084507</text:p>
          </table:table-cell>
          <table:table-cell table:number-columns-repeated="2"/>
        </table:table-row>
        <table:table-row table:style-name="ro1">
          <table:table-cell office:value-type="float" office:value="137.15551386106" calcext:value-type="float">
            <text:p>137,1555138611</text:p>
          </table:table-cell>
          <table:table-cell office:value-type="float" office:value="6.38121065856215" calcext:value-type="float">
            <text:p>6,3812106586</text:p>
          </table:table-cell>
          <table:table-cell table:formula="of:=1/[.B161]" office:value-type="float" office:value="0.15671007485989" calcext:value-type="float">
            <text:p>0,1567100749</text:p>
          </table:table-cell>
          <table:table-cell table:formula="of:=[.C161]/MAX([.C$2:.C$388])" office:value-type="float" office:value="0.912181367117695" calcext:value-type="float">
            <text:p>0,9121813671</text:p>
          </table:table-cell>
          <table:table-cell table:formula="of:=[.A161]*(24/4)*365" office:value-type="float" office:value="300370.575355721" calcext:value-type="float">
            <text:p>300370,575355721</text:p>
          </table:table-cell>
          <table:table-cell table:number-columns-repeated="2"/>
        </table:table-row>
        <table:table-row table:style-name="ro1">
          <table:table-cell office:value-type="float" office:value="137.146831365424" calcext:value-type="float">
            <text:p>137,1468313654</text:p>
          </table:table-cell>
          <table:table-cell office:value-type="float" office:value="6.38571135935846" calcext:value-type="float">
            <text:p>6,3857113594</text:p>
          </table:table-cell>
          <table:table-cell table:formula="of:=1/[.B162]" office:value-type="float" office:value="0.156599624336992" calcext:value-type="float">
            <text:p>0,1565996243</text:p>
          </table:table-cell>
          <table:table-cell table:formula="of:=[.C162]/MAX([.C$2:.C$388])" office:value-type="float" office:value="0.911538454343483" calcext:value-type="float">
            <text:p>0,9115384543</text:p>
          </table:table-cell>
          <table:table-cell table:formula="of:=[.A162]*(24/4)*365" office:value-type="float" office:value="300351.560690279" calcext:value-type="float">
            <text:p>300351,560690279</text:p>
          </table:table-cell>
          <table:table-cell table:number-columns-repeated="2"/>
        </table:table-row>
        <table:table-row table:style-name="ro1">
          <table:table-cell office:value-type="float" office:value="137.142367214659" calcext:value-type="float">
            <text:p>137,1423672147</text:p>
          </table:table-cell>
          <table:table-cell office:value-type="float" office:value="6.38631512025364" calcext:value-type="float">
            <text:p>6,3863151203</text:p>
          </table:table-cell>
          <table:table-cell table:formula="of:=1/[.B163]" office:value-type="float" office:value="0.156584819441275" calcext:value-type="float">
            <text:p>0,1565848194</text:p>
          </table:table-cell>
          <table:table-cell table:formula="of:=[.C163]/MAX([.C$2:.C$388])" office:value-type="float" office:value="0.911452277688742" calcext:value-type="float">
            <text:p>0,9114522777</text:p>
          </table:table-cell>
          <table:table-cell table:formula="of:=[.A163]*(24/4)*365" office:value-type="float" office:value="300341.784200103" calcext:value-type="float">
            <text:p>300341,784200103</text:p>
          </table:table-cell>
          <table:table-cell table:number-columns-repeated="2"/>
        </table:table-row>
        <table:table-row table:style-name="ro1">
          <table:table-cell office:value-type="float" office:value="137.123414010616" calcext:value-type="float">
            <text:p>137,1234140106</text:p>
          </table:table-cell>
          <table:table-cell office:value-type="float" office:value="6.38744966507241" calcext:value-type="float">
            <text:p>6,3874496651</text:p>
          </table:table-cell>
          <table:table-cell table:formula="of:=1/[.B164]" office:value-type="float" office:value="0.156557006698332" calcext:value-type="float">
            <text:p>0,1565570067</text:p>
          </table:table-cell>
          <table:table-cell table:formula="of:=[.C164]/MAX([.C$2:.C$388])" office:value-type="float" office:value="0.911290384677692" calcext:value-type="float">
            <text:p>0,9112903847</text:p>
          </table:table-cell>
          <table:table-cell table:formula="of:=[.A164]*(24/4)*365" office:value-type="float" office:value="300300.276683249" calcext:value-type="float">
            <text:p>300300,276683249</text:p>
          </table:table-cell>
          <table:table-cell table:number-columns-repeated="2"/>
        </table:table-row>
        <table:table-row table:style-name="ro1">
          <table:table-cell office:value-type="float" office:value="137.087836558162" calcext:value-type="float">
            <text:p>137,0878365582</text:p>
          </table:table-cell>
          <table:table-cell office:value-type="float" office:value="6.39195428817575" calcext:value-type="float">
            <text:p>6,3919542882</text:p>
          </table:table-cell>
          <table:table-cell table:formula="of:=1/[.B165]" office:value-type="float" office:value="0.156446675760786" calcext:value-type="float">
            <text:p>0,1564466758</text:p>
          </table:table-cell>
          <table:table-cell table:formula="of:=[.C165]/MAX([.C$2:.C$388])" office:value-type="float" office:value="0.91064816798846" calcext:value-type="float">
            <text:p>0,910648168</text:p>
          </table:table-cell>
          <table:table-cell table:formula="of:=[.A165]*(24/4)*365" office:value-type="float" office:value="300222.362062375" calcext:value-type="float">
            <text:p>300222,362062375</text:p>
          </table:table-cell>
          <table:table-cell table:number-columns-repeated="2"/>
        </table:table-row>
        <table:table-row table:style-name="ro1">
          <table:table-cell office:value-type="float" office:value="137.075466854668" calcext:value-type="float">
            <text:p>137,0754668547</text:p>
          </table:table-cell>
          <table:table-cell office:value-type="float" office:value="6.39480265253609" calcext:value-type="float">
            <text:p>6,3948026525</text:p>
          </table:table-cell>
          <table:table-cell table:formula="of:=1/[.B166]" office:value-type="float" office:value="0.156376991493774" calcext:value-type="float">
            <text:p>0,1563769915</text:p>
          </table:table-cell>
          <table:table-cell table:formula="of:=[.C166]/MAX([.C$2:.C$388])" office:value-type="float" office:value="0.910242548311444" calcext:value-type="float">
            <text:p>0,9102425483</text:p>
          </table:table-cell>
          <table:table-cell table:formula="of:=[.A166]*(24/4)*365" office:value-type="float" office:value="300195.272411723" calcext:value-type="float">
            <text:p>300195,272411723</text:p>
          </table:table-cell>
          <table:table-cell table:number-columns-repeated="2"/>
        </table:table-row>
        <table:table-row table:style-name="ro1">
          <table:table-cell office:value-type="float" office:value="137.074421299166" calcext:value-type="float">
            <text:p>137,0744212992</text:p>
          </table:table-cell>
          <table:table-cell office:value-type="float" office:value="6.3996498829783" calcext:value-type="float">
            <text:p>6,399649883</text:p>
          </table:table-cell>
          <table:table-cell table:formula="of:=1/[.B167]" office:value-type="float" office:value="0.156258548246489" calcext:value-type="float">
            <text:p>0,1562585482</text:p>
          </table:table-cell>
          <table:table-cell table:formula="of:=[.C167]/MAX([.C$2:.C$388])" office:value-type="float" office:value="0.909553111315569" calcext:value-type="float">
            <text:p>0,9095531113</text:p>
          </table:table-cell>
          <table:table-cell table:formula="of:=[.A167]*(24/4)*365" office:value-type="float" office:value="300192.982645174" calcext:value-type="float">
            <text:p>300192,982645174</text:p>
          </table:table-cell>
          <table:table-cell table:number-columns-repeated="2"/>
        </table:table-row>
        <table:table-row table:style-name="ro1">
          <table:table-cell office:value-type="float" office:value="137.026269367079" calcext:value-type="float">
            <text:p>137,0262693671</text:p>
          </table:table-cell>
          <table:table-cell office:value-type="float" office:value="6.40365935112644" calcext:value-type="float">
            <text:p>6,4036593511</text:p>
          </table:table-cell>
          <table:table-cell table:formula="of:=1/[.B168]" office:value-type="float" office:value="0.15616071142574" calcext:value-type="float">
            <text:p>0,1561607114</text:p>
          </table:table-cell>
          <table:table-cell table:formula="of:=[.C168]/MAX([.C$2:.C$388])" office:value-type="float" office:value="0.908983620649545" calcext:value-type="float">
            <text:p>0,9089836206</text:p>
          </table:table-cell>
          <table:table-cell table:formula="of:=[.A168]*(24/4)*365" office:value-type="float" office:value="300087.529913903" calcext:value-type="float">
            <text:p>300087,529913903</text:p>
          </table:table-cell>
          <table:table-cell table:number-columns-repeated="2"/>
        </table:table-row>
        <table:table-row table:style-name="ro1">
          <table:table-cell office:value-type="float" office:value="137.010944185737" calcext:value-type="float">
            <text:p>137,0109441857</text:p>
          </table:table-cell>
          <table:table-cell office:value-type="float" office:value="6.40551372673173" calcext:value-type="float">
            <text:p>6,4055137267</text:p>
          </table:table-cell>
          <table:table-cell table:formula="of:=1/[.B169]" office:value-type="float" office:value="0.156115503402446" calcext:value-type="float">
            <text:p>0,1561155034</text:p>
          </table:table-cell>
          <table:table-cell table:formula="of:=[.C169]/MAX([.C$2:.C$388])" office:value-type="float" office:value="0.908720472817279" calcext:value-type="float">
            <text:p>0,9087204728</text:p>
          </table:table-cell>
          <table:table-cell table:formula="of:=[.A169]*(24/4)*365" office:value-type="float" office:value="300053.967766764" calcext:value-type="float">
            <text:p>300053,967766764</text:p>
          </table:table-cell>
          <table:table-cell table:number-columns-repeated="2"/>
        </table:table-row>
        <table:table-row table:style-name="ro1">
          <table:table-cell office:value-type="float" office:value="136.972933737449" calcext:value-type="float">
            <text:p>136,9729337374</text:p>
          </table:table-cell>
          <table:table-cell office:value-type="float" office:value="6.41299422952953" calcext:value-type="float">
            <text:p>6,4129942295</text:p>
          </table:table-cell>
          <table:table-cell table:formula="of:=1/[.B170]" office:value-type="float" office:value="0.155933400874643" calcext:value-type="float">
            <text:p>0,1559334009</text:p>
          </table:table-cell>
          <table:table-cell table:formula="of:=[.C170]/MAX([.C$2:.C$388])" office:value-type="float" office:value="0.907660486515089" calcext:value-type="float">
            <text:p>0,9076604865</text:p>
          </table:table-cell>
          <table:table-cell table:formula="of:=[.A170]*(24/4)*365" office:value-type="float" office:value="299970.724885013" calcext:value-type="float">
            <text:p>299970,724885013</text:p>
          </table:table-cell>
          <table:table-cell table:number-columns-repeated="2"/>
        </table:table-row>
        <table:table-row table:style-name="ro1">
          <table:table-cell office:value-type="float" office:value="136.956532048208" calcext:value-type="float">
            <text:p>136,9565320482</text:p>
          </table:table-cell>
          <table:table-cell office:value-type="float" office:value="6.41408986199472" calcext:value-type="float">
            <text:p>6,414089862</text:p>
          </table:table-cell>
          <table:table-cell table:formula="of:=1/[.B171]" office:value-type="float" office:value="0.155906764874824" calcext:value-type="float">
            <text:p>0,1559067649</text:p>
          </table:table-cell>
          <table:table-cell table:formula="of:=[.C171]/MAX([.C$2:.C$388])" office:value-type="float" office:value="0.907505443115668" calcext:value-type="float">
            <text:p>0,9075054431</text:p>
          </table:table-cell>
          <table:table-cell table:formula="of:=[.A171]*(24/4)*365" office:value-type="float" office:value="299934.805185576" calcext:value-type="float">
            <text:p>299934,805185576</text:p>
          </table:table-cell>
          <table:table-cell table:number-columns-repeated="2"/>
        </table:table-row>
        <table:table-row table:style-name="ro1">
          <table:table-cell office:value-type="float" office:value="136.939691366654" calcext:value-type="float">
            <text:p>136,9396913667</text:p>
          </table:table-cell>
          <table:table-cell office:value-type="float" office:value="6.41587414451928" calcext:value-type="float">
            <text:p>6,4158741445</text:p>
          </table:table-cell>
          <table:table-cell table:formula="of:=1/[.B172]" office:value-type="float" office:value="0.155863406524931" calcext:value-type="float">
            <text:p>0,1558634065</text:p>
          </table:table-cell>
          <table:table-cell table:formula="of:=[.C172]/MAX([.C$2:.C$388])" office:value-type="float" office:value="0.907253061902037" calcext:value-type="float">
            <text:p>0,9072530619</text:p>
          </table:table-cell>
          <table:table-cell table:formula="of:=[.A172]*(24/4)*365" office:value-type="float" office:value="299897.924092972" calcext:value-type="float">
            <text:p>299897,924092972</text:p>
          </table:table-cell>
          <table:table-cell table:number-columns-repeated="2"/>
        </table:table-row>
        <table:table-row table:style-name="ro1">
          <table:table-cell office:value-type="float" office:value="136.934256138239" calcext:value-type="float">
            <text:p>136,9342561382</text:p>
          </table:table-cell>
          <table:table-cell office:value-type="float" office:value="6.41980429624622" calcext:value-type="float">
            <text:p>6,4198042962</text:p>
          </table:table-cell>
          <table:table-cell table:formula="of:=1/[.B173]" office:value-type="float" office:value="0.155767988221186" calcext:value-type="float">
            <text:p>0,1557679882</text:p>
          </table:table-cell>
          <table:table-cell table:formula="of:=[.C173]/MAX([.C$2:.C$388])" office:value-type="float" office:value="0.906697648991695" calcext:value-type="float">
            <text:p>0,906697649</text:p>
          </table:table-cell>
          <table:table-cell table:formula="of:=[.A173]*(24/4)*365" office:value-type="float" office:value="299886.020942743" calcext:value-type="float">
            <text:p>299886,020942743</text:p>
          </table:table-cell>
          <table:table-cell table:number-columns-repeated="2"/>
        </table:table-row>
        <table:table-row table:style-name="ro1">
          <table:table-cell office:value-type="float" office:value="136.932507974382" calcext:value-type="float">
            <text:p>136,9325079744</text:p>
          </table:table-cell>
          <table:table-cell office:value-type="float" office:value="6.4230797038111" calcext:value-type="float">
            <text:p>6,4230797038</text:p>
          </table:table-cell>
          <table:table-cell table:formula="of:=1/[.B174]" office:value-type="float" office:value="0.155688555352451" calcext:value-type="float">
            <text:p>0,1556885554</text:p>
          </table:table-cell>
          <table:table-cell table:formula="of:=[.C174]/MAX([.C$2:.C$388])" office:value-type="float" office:value="0.906235284444544" calcext:value-type="float">
            <text:p>0,9062352844</text:p>
          </table:table-cell>
          <table:table-cell table:formula="of:=[.A174]*(24/4)*365" office:value-type="float" office:value="299882.192463897" calcext:value-type="float">
            <text:p>299882,192463897</text:p>
          </table:table-cell>
          <table:table-cell table:number-columns-repeated="2"/>
        </table:table-row>
        <table:table-row table:style-name="ro1">
          <table:table-cell office:value-type="float" office:value="136.908692147171" calcext:value-type="float">
            <text:p>136,9086921472</text:p>
          </table:table-cell>
          <table:table-cell office:value-type="float" office:value="6.42380811767111" calcext:value-type="float">
            <text:p>6,4238081177</text:p>
          </table:table-cell>
          <table:table-cell table:formula="of:=1/[.B175]" office:value-type="float" office:value="0.155670901384667" calcext:value-type="float">
            <text:p>0,1556709014</text:p>
          </table:table-cell>
          <table:table-cell table:formula="of:=[.C175]/MAX([.C$2:.C$388])" office:value-type="float" office:value="0.906132523849967" calcext:value-type="float">
            <text:p>0,9061325238</text:p>
          </table:table-cell>
          <table:table-cell table:formula="of:=[.A175]*(24/4)*365" office:value-type="float" office:value="299830.035802304" calcext:value-type="float">
            <text:p>299830,035802304</text:p>
          </table:table-cell>
          <table:table-cell table:number-columns-repeated="2"/>
        </table:table-row>
        <table:table-row table:style-name="ro1">
          <table:table-cell office:value-type="float" office:value="136.900506464875" calcext:value-type="float">
            <text:p>136,9005064649</text:p>
          </table:table-cell>
          <table:table-cell office:value-type="float" office:value="6.42495193425345" calcext:value-type="float">
            <text:p>6,4249519343</text:p>
          </table:table-cell>
          <table:table-cell table:formula="of:=1/[.B176]" office:value-type="float" office:value="0.15564318772078" calcext:value-type="float">
            <text:p>0,1556431877</text:p>
          </table:table-cell>
          <table:table-cell table:formula="of:=[.C176]/MAX([.C$2:.C$388])" office:value-type="float" office:value="0.905971207560416" calcext:value-type="float">
            <text:p>0,9059712076</text:p>
          </table:table-cell>
          <table:table-cell table:formula="of:=[.A176]*(24/4)*365" office:value-type="float" office:value="299812.109158076" calcext:value-type="float">
            <text:p>299812,109158076</text:p>
          </table:table-cell>
          <table:table-cell table:number-columns-repeated="2"/>
        </table:table-row>
        <table:table-row table:style-name="ro1">
          <table:table-cell office:value-type="float" office:value="136.867608713233" calcext:value-type="float">
            <text:p>136,8676087132</text:p>
          </table:table-cell>
          <table:table-cell office:value-type="float" office:value="6.42797990154071" calcext:value-type="float">
            <text:p>6,4279799015</text:p>
          </table:table-cell>
          <table:table-cell table:formula="of:=1/[.B177]" office:value-type="float" office:value="0.15556987036632" calcext:value-type="float">
            <text:p>0,1555698704</text:p>
          </table:table-cell>
          <table:table-cell table:formula="of:=[.C177]/MAX([.C$2:.C$388])" office:value-type="float" office:value="0.905544440330009" calcext:value-type="float">
            <text:p>0,9055444403</text:p>
          </table:table-cell>
          <table:table-cell table:formula="of:=[.A177]*(24/4)*365" office:value-type="float" office:value="299740.06308198" calcext:value-type="float">
            <text:p>299740,06308198</text:p>
          </table:table-cell>
          <table:table-cell table:number-columns-repeated="2"/>
        </table:table-row>
        <table:table-row table:style-name="ro1">
          <table:table-cell office:value-type="float" office:value="136.838220072282" calcext:value-type="float">
            <text:p>136,8382200723</text:p>
          </table:table-cell>
          <table:table-cell office:value-type="float" office:value="6.43465621839198" calcext:value-type="float">
            <text:p>6,4346562184</text:p>
          </table:table-cell>
          <table:table-cell table:formula="of:=1/[.B178]" office:value-type="float" office:value="0.155408457897367" calcext:value-type="float">
            <text:p>0,1554084579</text:p>
          </table:table-cell>
          <table:table-cell table:formula="of:=[.C178]/MAX([.C$2:.C$388])" office:value-type="float" office:value="0.904604887166428" calcext:value-type="float">
            <text:p>0,9046048872</text:p>
          </table:table-cell>
          <table:table-cell table:formula="of:=[.A178]*(24/4)*365" office:value-type="float" office:value="299675.701958298" calcext:value-type="float">
            <text:p>299675,701958298</text:p>
          </table:table-cell>
          <table:table-cell table:number-columns-repeated="2"/>
        </table:table-row>
        <table:table-row table:style-name="ro1">
          <table:table-cell office:value-type="float" office:value="136.819955932728" calcext:value-type="float">
            <text:p>136,8199559327</text:p>
          </table:table-cell>
          <table:table-cell office:value-type="float" office:value="6.43633142822743" calcext:value-type="float">
            <text:p>6,4363314282</text:p>
          </table:table-cell>
          <table:table-cell table:formula="of:=1/[.B179]" office:value-type="float" office:value="0.155368009113757" calcext:value-type="float">
            <text:p>0,1553680091</text:p>
          </table:table-cell>
          <table:table-cell table:formula="of:=[.C179]/MAX([.C$2:.C$388])" office:value-type="float" office:value="0.904369442018664" calcext:value-type="float">
            <text:p>0,904369442</text:p>
          </table:table-cell>
          <table:table-cell table:formula="of:=[.A179]*(24/4)*365" office:value-type="float" office:value="299635.703492674" calcext:value-type="float">
            <text:p>299635,703492674</text:p>
          </table:table-cell>
          <table:table-cell table:number-columns-repeated="2"/>
        </table:table-row>
        <table:table-row table:style-name="ro1">
          <table:table-cell office:value-type="float" office:value="136.8185638608" calcext:value-type="float">
            <text:p>136,8185638608</text:p>
          </table:table-cell>
          <table:table-cell office:value-type="float" office:value="6.44206752125428" calcext:value-type="float">
            <text:p>6,4420675213</text:p>
          </table:table-cell>
          <table:table-cell table:formula="of:=1/[.B180]" office:value-type="float" office:value="0.15522966760294" calcext:value-type="float">
            <text:p>0,1552296676</text:p>
          </table:table-cell>
          <table:table-cell table:formula="of:=[.C180]/MAX([.C$2:.C$388])" office:value-type="float" office:value="0.903564180783362" calcext:value-type="float">
            <text:p>0,9035641808</text:p>
          </table:table-cell>
          <table:table-cell table:formula="of:=[.A180]*(24/4)*365" office:value-type="float" office:value="299632.654855152" calcext:value-type="float">
            <text:p>299632,654855152</text:p>
          </table:table-cell>
          <table:table-cell table:number-columns-repeated="2"/>
        </table:table-row>
        <table:table-row table:style-name="ro1">
          <table:table-cell office:value-type="float" office:value="136.777821995199" calcext:value-type="float">
            <text:p>136,7778219952</text:p>
          </table:table-cell>
          <table:table-cell office:value-type="float" office:value="6.44377259900103" calcext:value-type="float">
            <text:p>6,443772599</text:p>
          </table:table-cell>
          <table:table-cell table:formula="of:=1/[.B181]" office:value-type="float" office:value="0.155188592495494" calcext:value-type="float">
            <text:p>0,1551885925</text:p>
          </table:table-cell>
          <table:table-cell table:formula="of:=[.C181]/MAX([.C$2:.C$388])" office:value-type="float" office:value="0.903325089916367" calcext:value-type="float">
            <text:p>0,9033250899</text:p>
          </table:table-cell>
          <table:table-cell table:formula="of:=[.A181]*(24/4)*365" office:value-type="float" office:value="299543.430169486" calcext:value-type="float">
            <text:p>299543,430169486</text:p>
          </table:table-cell>
          <table:table-cell table:number-columns-repeated="2"/>
        </table:table-row>
        <table:table-row table:style-name="ro1">
          <table:table-cell office:value-type="float" office:value="136.761634682607" calcext:value-type="float">
            <text:p>136,7616346826</text:p>
          </table:table-cell>
          <table:table-cell office:value-type="float" office:value="6.44882488432339" calcext:value-type="float">
            <text:p>6,4488248843</text:p>
          </table:table-cell>
          <table:table-cell table:formula="of:=1/[.B182]" office:value-type="float" office:value="0.155067011112509" calcext:value-type="float">
            <text:p>0,1550670111</text:p>
          </table:table-cell>
          <table:table-cell table:formula="of:=[.C182]/MAX([.C$2:.C$388])" office:value-type="float" office:value="0.902617386392862" calcext:value-type="float">
            <text:p>0,9026173864</text:p>
          </table:table-cell>
          <table:table-cell table:formula="of:=[.A182]*(24/4)*365" office:value-type="float" office:value="299507.979954909" calcext:value-type="float">
            <text:p>299507,979954909</text:p>
          </table:table-cell>
          <table:table-cell table:number-columns-repeated="2"/>
        </table:table-row>
        <table:table-row table:style-name="ro1">
          <table:table-cell office:value-type="float" office:value="136.761104398833" calcext:value-type="float">
            <text:p>136,7611043988</text:p>
          </table:table-cell>
          <table:table-cell office:value-type="float" office:value="6.45080493920343" calcext:value-type="float">
            <text:p>6,4508049392</text:p>
          </table:table-cell>
          <table:table-cell table:formula="of:=1/[.B183]" office:value-type="float" office:value="0.155019413766909" calcext:value-type="float">
            <text:p>0,1550194138</text:p>
          </table:table-cell>
          <table:table-cell table:formula="of:=[.C183]/MAX([.C$2:.C$388])" office:value-type="float" office:value="0.902340330742043" calcext:value-type="float">
            <text:p>0,9023403307</text:p>
          </table:table-cell>
          <table:table-cell table:formula="of:=[.A183]*(24/4)*365" office:value-type="float" office:value="299506.818633444" calcext:value-type="float">
            <text:p>299506,818633444</text:p>
          </table:table-cell>
          <table:table-cell table:number-columns-repeated="2"/>
        </table:table-row>
        <table:table-row table:style-name="ro1">
          <table:table-cell office:value-type="float" office:value="136.746638935873" calcext:value-type="float">
            <text:p>136,7466389359</text:p>
          </table:table-cell>
          <table:table-cell office:value-type="float" office:value="6.45384925885246" calcext:value-type="float">
            <text:p>6,4538492589</text:p>
          </table:table-cell>
          <table:table-cell table:formula="of:=1/[.B184]" office:value-type="float" office:value="0.154946290173782" calcext:value-type="float">
            <text:p>0,1549462902</text:p>
          </table:table-cell>
          <table:table-cell table:formula="of:=[.C184]/MAX([.C$2:.C$388])" office:value-type="float" office:value="0.901914691361758" calcext:value-type="float">
            <text:p>0,9019146914</text:p>
          </table:table-cell>
          <table:table-cell table:formula="of:=[.A184]*(24/4)*365" office:value-type="float" office:value="299475.139269562" calcext:value-type="float">
            <text:p>299475,139269562</text:p>
          </table:table-cell>
          <table:table-cell table:number-columns-repeated="2"/>
        </table:table-row>
        <table:table-row table:style-name="ro1">
          <table:table-cell office:value-type="float" office:value="136.728836867104" calcext:value-type="float">
            <text:p>136,7288368671</text:p>
          </table:table-cell>
          <table:table-cell office:value-type="float" office:value="6.45453457172247" calcext:value-type="float">
            <text:p>6,4545345717</text:p>
          </table:table-cell>
          <table:table-cell table:formula="of:=1/[.B185]" office:value-type="float" office:value="0.154929838687523" calcext:value-type="float">
            <text:p>0,1549298387</text:p>
          </table:table-cell>
          <table:table-cell table:formula="of:=[.C185]/MAX([.C$2:.C$388])" office:value-type="float" office:value="0.901818930197453" calcext:value-type="float">
            <text:p>0,9018189302</text:p>
          </table:table-cell>
          <table:table-cell table:formula="of:=[.A185]*(24/4)*365" office:value-type="float" office:value="299436.152738958" calcext:value-type="float">
            <text:p>299436,152738958</text:p>
          </table:table-cell>
          <table:table-cell table:number-columns-repeated="2"/>
        </table:table-row>
        <table:table-row table:style-name="ro1">
          <table:table-cell office:value-type="float" office:value="136.714408883625" calcext:value-type="float">
            <text:p>136,7144088836</text:p>
          </table:table-cell>
          <table:table-cell office:value-type="float" office:value="6.45635740611387" calcext:value-type="float">
            <text:p>6,4563574061</text:p>
          </table:table-cell>
          <table:table-cell table:formula="of:=1/[.B186]" office:value-type="float" office:value="0.154886097082086" calcext:value-type="float">
            <text:p>0,1548860971</text:p>
          </table:table-cell>
          <table:table-cell table:formula="of:=[.C186]/MAX([.C$2:.C$388])" office:value-type="float" office:value="0.90156431812173" calcext:value-type="float">
            <text:p>0,9015643181</text:p>
          </table:table-cell>
          <table:table-cell table:formula="of:=[.A186]*(24/4)*365" office:value-type="float" office:value="299404.555455139" calcext:value-type="float">
            <text:p>299404,555455139</text:p>
          </table:table-cell>
          <table:table-cell table:number-columns-repeated="2"/>
        </table:table-row>
        <table:table-row table:style-name="ro1">
          <table:table-cell office:value-type="float" office:value="136.705703119482" calcext:value-type="float">
            <text:p>136,7057031195</text:p>
          </table:table-cell>
          <table:table-cell office:value-type="float" office:value="6.45750155897097" calcext:value-type="float">
            <text:p>6,457501559</text:p>
          </table:table-cell>
          <table:table-cell table:formula="of:=1/[.B187]" office:value-type="float" office:value="0.154858654058049" calcext:value-type="float">
            <text:p>0,1548586541</text:p>
          </table:table-cell>
          <table:table-cell table:formula="of:=[.C187]/MAX([.C$2:.C$388])" office:value-type="float" office:value="0.901404577178422" calcext:value-type="float">
            <text:p>0,9014045772</text:p>
          </table:table-cell>
          <table:table-cell table:formula="of:=[.A187]*(24/4)*365" office:value-type="float" office:value="299385.489831666" calcext:value-type="float">
            <text:p>299385,489831666</text:p>
          </table:table-cell>
          <table:table-cell table:number-columns-repeated="2"/>
        </table:table-row>
        <table:table-row table:style-name="ro1">
          <table:table-cell office:value-type="float" office:value="136.697651178694" calcext:value-type="float">
            <text:p>136,6976511787</text:p>
          </table:table-cell>
          <table:table-cell office:value-type="float" office:value="6.46185727025903" calcext:value-type="float">
            <text:p>6,4618572703</text:p>
          </table:table-cell>
          <table:table-cell table:formula="of:=1/[.B188]" office:value-type="float" office:value="0.154754269272171" calcext:value-type="float">
            <text:p>0,1547542693</text:p>
          </table:table-cell>
          <table:table-cell table:formula="of:=[.C188]/MAX([.C$2:.C$388])" office:value-type="float" office:value="0.900796971976433" calcext:value-type="float">
            <text:p>0,900796972</text:p>
          </table:table-cell>
          <table:table-cell table:formula="of:=[.A188]*(24/4)*365" office:value-type="float" office:value="299367.85608134" calcext:value-type="float">
            <text:p>299367,85608134</text:p>
          </table:table-cell>
          <table:table-cell table:number-columns-repeated="2"/>
        </table:table-row>
        <table:table-row table:style-name="ro1">
          <table:table-cell office:value-type="float" office:value="136.669047489621" calcext:value-type="float">
            <text:p>136,6690474896</text:p>
          </table:table-cell>
          <table:table-cell office:value-type="float" office:value="6.46287622807676" calcext:value-type="float">
            <text:p>6,4628762281</text:p>
          </table:table-cell>
          <table:table-cell table:formula="of:=1/[.B189]" office:value-type="float" office:value="0.154729870217178" calcext:value-type="float">
            <text:p>0,1547298702</text:p>
          </table:table-cell>
          <table:table-cell table:formula="of:=[.C189]/MAX([.C$2:.C$388])" office:value-type="float" office:value="0.900654949433467" calcext:value-type="float">
            <text:p>0,9006549494</text:p>
          </table:table-cell>
          <table:table-cell table:formula="of:=[.A189]*(24/4)*365" office:value-type="float" office:value="299305.21400227" calcext:value-type="float">
            <text:p>299305,21400227</text:p>
          </table:table-cell>
          <table:table-cell table:number-columns-repeated="2"/>
        </table:table-row>
        <table:table-row table:style-name="ro1">
          <table:table-cell office:value-type="float" office:value="136.639579102264" calcext:value-type="float">
            <text:p>136,6395791023</text:p>
          </table:table-cell>
          <table:table-cell office:value-type="float" office:value="6.46907756644969" calcext:value-type="float">
            <text:p>6,4690775664</text:p>
          </table:table-cell>
          <table:table-cell table:formula="of:=1/[.B190]" office:value-type="float" office:value="0.154581544235342" calcext:value-type="float">
            <text:p>0,1545815442</text:p>
          </table:table-cell>
          <table:table-cell table:formula="of:=[.C190]/MAX([.C$2:.C$388])" office:value-type="float" office:value="0.899791570374966" calcext:value-type="float">
            <text:p>0,8997915704</text:p>
          </table:table-cell>
          <table:table-cell table:formula="of:=[.A190]*(24/4)*365" office:value-type="float" office:value="299240.678233958" calcext:value-type="float">
            <text:p>299240,678233958</text:p>
          </table:table-cell>
          <table:table-cell table:number-columns-repeated="2"/>
        </table:table-row>
        <table:table-row table:style-name="ro1">
          <table:table-cell office:value-type="float" office:value="136.627064966473" calcext:value-type="float">
            <text:p>136,6270649665</text:p>
          </table:table-cell>
          <table:table-cell office:value-type="float" office:value="6.47025452894837" calcext:value-type="float">
            <text:p>6,4702545289</text:p>
          </table:table-cell>
          <table:table-cell table:formula="of:=1/[.B191]" office:value-type="float" office:value="0.154553425298175" calcext:value-type="float">
            <text:p>0,1545534253</text:p>
          </table:table-cell>
          <table:table-cell table:formula="of:=[.C191]/MAX([.C$2:.C$388])" office:value-type="float" office:value="0.899627895062006" calcext:value-type="float">
            <text:p>0,8996278951</text:p>
          </table:table-cell>
          <table:table-cell table:formula="of:=[.A191]*(24/4)*365" office:value-type="float" office:value="299213.272276576" calcext:value-type="float">
            <text:p>299213,272276576</text:p>
          </table:table-cell>
          <table:table-cell table:number-columns-repeated="2"/>
        </table:table-row>
        <table:table-row table:style-name="ro1">
          <table:table-cell office:value-type="float" office:value="136.619858383872" calcext:value-type="float">
            <text:p>136,6198583839</text:p>
          </table:table-cell>
          <table:table-cell office:value-type="float" office:value="6.47395021925277" calcext:value-type="float">
            <text:p>6,4739502193</text:p>
          </table:table-cell>
          <table:table-cell table:formula="of:=1/[.B192]" office:value-type="float" office:value="0.154465197620167" calcext:value-type="float">
            <text:p>0,1544651976</text:p>
          </table:table-cell>
          <table:table-cell table:formula="of:=[.C192]/MAX([.C$2:.C$388])" office:value-type="float" office:value="0.899114337500278" calcext:value-type="float">
            <text:p>0,8991143375</text:p>
          </table:table-cell>
          <table:table-cell table:formula="of:=[.A192]*(24/4)*365" office:value-type="float" office:value="299197.48986068" calcext:value-type="float">
            <text:p>299197,48986068</text:p>
          </table:table-cell>
          <table:table-cell table:number-columns-repeated="2"/>
        </table:table-row>
        <table:table-row table:style-name="ro1">
          <table:table-cell office:value-type="float" office:value="136.60712185631" calcext:value-type="float">
            <text:p>136,6071218563</text:p>
          </table:table-cell>
          <table:table-cell office:value-type="float" office:value="6.47670195173966" calcext:value-type="float">
            <text:p>6,4767019517</text:p>
          </table:table-cell>
          <table:table-cell table:formula="of:=1/[.B193]" office:value-type="float" office:value="0.15439957056097" calcext:value-type="float">
            <text:p>0,1543995706</text:p>
          </table:table-cell>
          <table:table-cell table:formula="of:=[.C193]/MAX([.C$2:.C$388])" office:value-type="float" office:value="0.898732334105592" calcext:value-type="float">
            <text:p>0,8987323341</text:p>
          </table:table-cell>
          <table:table-cell table:formula="of:=[.A193]*(24/4)*365" office:value-type="float" office:value="299169.596865319" calcext:value-type="float">
            <text:p>299169,596865319</text:p>
          </table:table-cell>
          <table:table-cell table:number-columns-repeated="2"/>
        </table:table-row>
        <table:table-row table:style-name="ro1">
          <table:table-cell office:value-type="float" office:value="136.583480550038" calcext:value-type="float">
            <text:p>136,58348055</text:p>
          </table:table-cell>
          <table:table-cell office:value-type="float" office:value="6.4791743314879" calcext:value-type="float">
            <text:p>6,4791743315</text:p>
          </table:table-cell>
          <table:table-cell table:formula="of:=1/[.B194]" office:value-type="float" office:value="0.154340653428653" calcext:value-type="float">
            <text:p>0,1543406534</text:p>
          </table:table-cell>
          <table:table-cell table:formula="of:=[.C194]/MAX([.C$2:.C$388])" office:value-type="float" office:value="0.8983893879973" calcext:value-type="float">
            <text:p>0,898389388</text:p>
          </table:table-cell>
          <table:table-cell table:formula="of:=[.A194]*(24/4)*365" office:value-type="float" office:value="299117.822404583" calcext:value-type="float">
            <text:p>299117,822404583</text:p>
          </table:table-cell>
          <table:table-cell table:number-columns-repeated="2"/>
        </table:table-row>
        <table:table-row table:style-name="ro1">
          <table:table-cell office:value-type="float" office:value="136.546896209351" calcext:value-type="float">
            <text:p>136,5468962094</text:p>
          </table:table-cell>
          <table:table-cell office:value-type="float" office:value="6.48564289384663" calcext:value-type="float">
            <text:p>6,4856428938</text:p>
          </table:table-cell>
          <table:table-cell table:formula="of:=1/[.B195]" office:value-type="float" office:value="0.154186719245484" calcext:value-type="float">
            <text:p>0,1541867192</text:p>
          </table:table-cell>
          <table:table-cell table:formula="of:=[.C195]/MAX([.C$2:.C$388])" office:value-type="float" office:value="0.897493364600114" calcext:value-type="float">
            <text:p>0,8974933646</text:p>
          </table:table-cell>
          <table:table-cell table:formula="of:=[.A195]*(24/4)*365" office:value-type="float" office:value="299037.702698479" calcext:value-type="float">
            <text:p>299037,702698479</text:p>
          </table:table-cell>
          <table:table-cell table:number-columns-repeated="2"/>
        </table:table-row>
        <table:table-row table:style-name="ro1">
          <table:table-cell office:value-type="float" office:value="136.522105044482" calcext:value-type="float">
            <text:p>136,5221050445</text:p>
          </table:table-cell>
          <table:table-cell office:value-type="float" office:value="6.48898203755697" calcext:value-type="float">
            <text:p>6,4889820376</text:p>
          </table:table-cell>
          <table:table-cell table:formula="of:=1/[.B196]" office:value-type="float" office:value="0.154107376813835" calcext:value-type="float">
            <text:p>0,1541073768</text:p>
          </table:table-cell>
          <table:table-cell table:formula="of:=[.C196]/MAX([.C$2:.C$388])" office:value-type="float" office:value="0.897031526471093" calcext:value-type="float">
            <text:p>0,8970315265</text:p>
          </table:table-cell>
          <table:table-cell table:formula="of:=[.A196]*(24/4)*365" office:value-type="float" office:value="298983.410047416" calcext:value-type="float">
            <text:p>298983,410047416</text:p>
          </table:table-cell>
          <table:table-cell table:number-columns-repeated="2"/>
        </table:table-row>
        <table:table-row table:style-name="ro1">
          <table:table-cell office:value-type="float" office:value="136.505954756773" calcext:value-type="float">
            <text:p>136,5059547568</text:p>
          </table:table-cell>
          <table:table-cell office:value-type="float" office:value="6.49520860459658" calcext:value-type="float">
            <text:p>6,4952086046</text:p>
          </table:table-cell>
          <table:table-cell table:formula="of:=1/[.B197]" office:value-type="float" office:value="0.153959643311889" calcext:value-type="float">
            <text:p>0,1539596433</text:p>
          </table:table-cell>
          <table:table-cell table:formula="of:=[.C197]/MAX([.C$2:.C$388])" office:value-type="float" office:value="0.896171596132248" calcext:value-type="float">
            <text:p>0,8961715961</text:p>
          </table:table-cell>
          <table:table-cell table:formula="of:=[.A197]*(24/4)*365" office:value-type="float" office:value="298948.040917333" calcext:value-type="float">
            <text:p>298948,040917333</text:p>
          </table:table-cell>
          <table:table-cell table:number-columns-repeated="2"/>
        </table:table-row>
        <table:table-row table:style-name="ro1">
          <table:table-cell office:value-type="float" office:value="136.479307931152" calcext:value-type="float">
            <text:p>136,4793079312</text:p>
          </table:table-cell>
          <table:table-cell office:value-type="float" office:value="6.49648397718895" calcext:value-type="float">
            <text:p>6,4964839772</text:p>
          </table:table-cell>
          <table:table-cell table:formula="of:=1/[.B198]" office:value-type="float" office:value="0.153929418360961" calcext:value-type="float">
            <text:p>0,1539294184</text:p>
          </table:table-cell>
          <table:table-cell table:formula="of:=[.C198]/MAX([.C$2:.C$388])" office:value-type="float" office:value="0.89599566208919" calcext:value-type="float">
            <text:p>0,8959956621</text:p>
          </table:table-cell>
          <table:table-cell table:formula="of:=[.A198]*(24/4)*365" office:value-type="float" office:value="298889.684369223" calcext:value-type="float">
            <text:p>298889,684369223</text:p>
          </table:table-cell>
          <table:table-cell table:number-columns-repeated="2"/>
        </table:table-row>
        <table:table-row table:style-name="ro1">
          <table:table-cell office:value-type="float" office:value="136.452281925181" calcext:value-type="float">
            <text:p>136,4522819252</text:p>
          </table:table-cell>
          <table:table-cell office:value-type="float" office:value="6.50169889164065" calcext:value-type="float">
            <text:p>6,5016988916</text:p>
          </table:table-cell>
          <table:table-cell table:formula="of:=1/[.B199]" office:value-type="float" office:value="0.153805953900098" calcext:value-type="float">
            <text:p>0,1538059539</text:p>
          </table:table-cell>
          <table:table-cell table:formula="of:=[.C199]/MAX([.C$2:.C$388])" office:value-type="float" office:value="0.895276997505554" calcext:value-type="float">
            <text:p>0,8952769975</text:p>
          </table:table-cell>
          <table:table-cell table:formula="of:=[.A199]*(24/4)*365" office:value-type="float" office:value="298830.497416146" calcext:value-type="float">
            <text:p>298830,497416146</text:p>
          </table:table-cell>
          <table:table-cell table:number-columns-repeated="2"/>
        </table:table-row>
        <table:table-row table:style-name="ro1">
          <table:table-cell office:value-type="float" office:value="136.442851936431" calcext:value-type="float">
            <text:p>136,4428519364</text:p>
          </table:table-cell>
          <table:table-cell office:value-type="float" office:value="6.50401949720401" calcext:value-type="float">
            <text:p>6,5040194972</text:p>
          </table:table-cell>
          <table:table-cell table:formula="of:=1/[.B200]" office:value-type="float" office:value="0.153751076611915" calcext:value-type="float">
            <text:p>0,1537510766</text:p>
          </table:table-cell>
          <table:table-cell table:formula="of:=[.C200]/MAX([.C$2:.C$388])" office:value-type="float" office:value="0.894957566608698" calcext:value-type="float">
            <text:p>0,8949575666</text:p>
          </table:table-cell>
          <table:table-cell table:formula="of:=[.A200]*(24/4)*365" office:value-type="float" office:value="298809.845740784" calcext:value-type="float">
            <text:p>298809,845740784</text:p>
          </table:table-cell>
          <table:table-cell table:number-columns-repeated="2"/>
        </table:table-row>
        <table:table-row table:style-name="ro1">
          <table:table-cell office:value-type="float" office:value="136.430388282236" calcext:value-type="float">
            <text:p>136,4303882822</text:p>
          </table:table-cell>
          <table:table-cell office:value-type="float" office:value="6.50891013531868" calcext:value-type="float">
            <text:p>6,5089101353</text:p>
          </table:table-cell>
          <table:table-cell table:formula="of:=1/[.B201]" office:value-type="float" office:value="0.153635551760624" calcext:value-type="float">
            <text:p>0,1536355518</text:p>
          </table:table-cell>
          <table:table-cell table:formula="of:=[.C201]/MAX([.C$2:.C$388])" office:value-type="float" office:value="0.894285117074863" calcext:value-type="float">
            <text:p>0,8942851171</text:p>
          </table:table-cell>
          <table:table-cell table:formula="of:=[.A201]*(24/4)*365" office:value-type="float" office:value="298782.550338097" calcext:value-type="float">
            <text:p>298782,550338097</text:p>
          </table:table-cell>
          <table:table-cell table:number-columns-repeated="2"/>
        </table:table-row>
        <table:table-row table:style-name="ro1">
          <table:table-cell office:value-type="float" office:value="136.398049560277" calcext:value-type="float">
            <text:p>136,3980495603</text:p>
          </table:table-cell>
          <table:table-cell office:value-type="float" office:value="6.51151030480108" calcext:value-type="float">
            <text:p>6,5115103048</text:p>
          </table:table-cell>
          <table:table-cell table:formula="of:=1/[.B202]" office:value-type="float" office:value="0.153574202172832" calcext:value-type="float">
            <text:p>0,1535742022</text:p>
          </table:table-cell>
          <table:table-cell table:formula="of:=[.C202]/MAX([.C$2:.C$388])" office:value-type="float" office:value="0.893928012077538" calcext:value-type="float">
            <text:p>0,8939280121</text:p>
          </table:table-cell>
          <table:table-cell table:formula="of:=[.A202]*(24/4)*365" office:value-type="float" office:value="298711.728537007" calcext:value-type="float">
            <text:p>298711,728537007</text:p>
          </table:table-cell>
          <table:table-cell table:number-columns-repeated="2"/>
        </table:table-row>
        <table:table-row table:style-name="ro1">
          <table:table-cell office:value-type="float" office:value="136.391071514158" calcext:value-type="float">
            <text:p>136,3910715142</text:p>
          </table:table-cell>
          <table:table-cell office:value-type="float" office:value="6.51267293662078" calcext:value-type="float">
            <text:p>6,5126729366</text:p>
          </table:table-cell>
          <table:table-cell table:formula="of:=1/[.B203]" office:value-type="float" office:value="0.153546786355107" calcext:value-type="float">
            <text:p>0,1535467864</text:p>
          </table:table-cell>
          <table:table-cell table:formula="of:=[.C203]/MAX([.C$2:.C$388])" office:value-type="float" office:value="0.893768429497316" calcext:value-type="float">
            <text:p>0,8937684295</text:p>
          </table:table-cell>
          <table:table-cell table:formula="of:=[.A203]*(24/4)*365" office:value-type="float" office:value="298696.446616006" calcext:value-type="float">
            <text:p>298696,446616006</text:p>
          </table:table-cell>
          <table:table-cell table:number-columns-repeated="2"/>
        </table:table-row>
        <table:table-row table:style-name="ro1">
          <table:table-cell office:value-type="float" office:value="136.352953646877" calcext:value-type="float">
            <text:p>136,3529536469</text:p>
          </table:table-cell>
          <table:table-cell office:value-type="float" office:value="6.51905967798521" calcext:value-type="float">
            <text:p>6,519059678</text:p>
          </table:table-cell>
          <table:table-cell table:formula="of:=1/[.B204]" office:value-type="float" office:value="0.153396356130469" calcext:value-type="float">
            <text:p>0,1533963561</text:p>
          </table:table-cell>
          <table:table-cell table:formula="of:=[.C204]/MAX([.C$2:.C$388])" office:value-type="float" office:value="0.892892802017149" calcext:value-type="float">
            <text:p>0,892892802</text:p>
          </table:table-cell>
          <table:table-cell table:formula="of:=[.A204]*(24/4)*365" office:value-type="float" office:value="298612.968486661" calcext:value-type="float">
            <text:p>298612,968486661</text:p>
          </table:table-cell>
          <table:table-cell table:number-columns-repeated="2"/>
        </table:table-row>
        <table:table-row table:style-name="ro1">
          <table:table-cell office:value-type="float" office:value="136.339711465246" calcext:value-type="float">
            <text:p>136,3397114652</text:p>
          </table:table-cell>
          <table:table-cell office:value-type="float" office:value="6.52071456741815" calcext:value-type="float">
            <text:p>6,5207145674</text:p>
          </table:table-cell>
          <table:table-cell table:formula="of:=1/[.B205]" office:value-type="float" office:value="0.153357425733166" calcext:value-type="float">
            <text:p>0,1533574257</text:p>
          </table:table-cell>
          <table:table-cell table:formula="of:=[.C205]/MAX([.C$2:.C$388])" office:value-type="float" office:value="0.892666195124986" calcext:value-type="float">
            <text:p>0,8926661951</text:p>
          </table:table-cell>
          <table:table-cell table:formula="of:=[.A205]*(24/4)*365" office:value-type="float" office:value="298583.968108889" calcext:value-type="float">
            <text:p>298583,968108889</text:p>
          </table:table-cell>
          <table:table-cell table:number-columns-repeated="2"/>
        </table:table-row>
        <table:table-row table:style-name="ro1">
          <table:table-cell office:value-type="float" office:value="136.336665062808" calcext:value-type="float">
            <text:p>136,3366650628</text:p>
          </table:table-cell>
          <table:table-cell office:value-type="float" office:value="6.52390934171049" calcext:value-type="float">
            <text:p>6,5239093417</text:p>
          </table:table-cell>
          <table:table-cell table:formula="of:=1/[.B206]" office:value-type="float" office:value="0.153282326228312" calcext:value-type="float">
            <text:p>0,1532823262</text:p>
          </table:table-cell>
          <table:table-cell table:formula="of:=[.C206]/MAX([.C$2:.C$388])" office:value-type="float" office:value="0.89222905431532" calcext:value-type="float">
            <text:p>0,8922290543</text:p>
          </table:table-cell>
          <table:table-cell table:formula="of:=[.A206]*(24/4)*365" office:value-type="float" office:value="298577.296487549" calcext:value-type="float">
            <text:p>298577,296487549</text:p>
          </table:table-cell>
          <table:table-cell table:number-columns-repeated="2"/>
        </table:table-row>
        <table:table-row table:style-name="ro1">
          <table:table-cell office:value-type="float" office:value="136.330763761717" calcext:value-type="float">
            <text:p>136,3307637617</text:p>
          </table:table-cell>
          <table:table-cell office:value-type="float" office:value="6.52982662488073" calcext:value-type="float">
            <text:p>6,5298266249</text:p>
          </table:table-cell>
          <table:table-cell table:formula="of:=1/[.B207]" office:value-type="float" office:value="0.153143422857458" calcext:value-type="float">
            <text:p>0,1531434229</text:p>
          </table:table-cell>
          <table:table-cell table:formula="of:=[.C207]/MAX([.C$2:.C$388])" office:value-type="float" office:value="0.891420522593056" calcext:value-type="float">
            <text:p>0,8914205226</text:p>
          </table:table-cell>
          <table:table-cell table:formula="of:=[.A207]*(24/4)*365" office:value-type="float" office:value="298564.37263816" calcext:value-type="float">
            <text:p>298564,37263816</text:p>
          </table:table-cell>
          <table:table-cell table:number-columns-repeated="2"/>
        </table:table-row>
        <table:table-row table:style-name="ro1">
          <table:table-cell office:value-type="float" office:value="136.288027995871" calcext:value-type="float">
            <text:p>136,2880279959</text:p>
          </table:table-cell>
          <table:table-cell office:value-type="float" office:value="6.52987086651423" calcext:value-type="float">
            <text:p>6,5298708665</text:p>
          </table:table-cell>
          <table:table-cell table:formula="of:=1/[.B208]" office:value-type="float" office:value="0.15314238526953" calcext:value-type="float">
            <text:p>0,1531423853</text:p>
          </table:table-cell>
          <table:table-cell table:formula="of:=[.C208]/MAX([.C$2:.C$388])" office:value-type="float" office:value="0.891414482978971" calcext:value-type="float">
            <text:p>0,891414483</text:p>
          </table:table-cell>
          <table:table-cell table:formula="of:=[.A208]*(24/4)*365" office:value-type="float" office:value="298470.781310957" calcext:value-type="float">
            <text:p>298470,781310957</text:p>
          </table:table-cell>
          <table:table-cell table:number-columns-repeated="2"/>
        </table:table-row>
        <table:table-row table:style-name="ro1">
          <table:table-cell office:value-type="float" office:value="136.281493885366" calcext:value-type="float">
            <text:p>136,2814938854</text:p>
          </table:table-cell>
          <table:table-cell office:value-type="float" office:value="6.53240605159975" calcext:value-type="float">
            <text:p>6,5324060516</text:p>
          </table:table-cell>
          <table:table-cell table:formula="of:=1/[.B209]" office:value-type="float" office:value="0.153082951687473" calcext:value-type="float">
            <text:p>0,1530829517</text:p>
          </table:table-cell>
          <table:table-cell table:formula="of:=[.C209]/MAX([.C$2:.C$388])" office:value-type="float" office:value="0.891068530708948" calcext:value-type="float">
            <text:p>0,8910685307</text:p>
          </table:table-cell>
          <table:table-cell table:formula="of:=[.A209]*(24/4)*365" office:value-type="float" office:value="298456.471608951" calcext:value-type="float">
            <text:p>298456,471608951</text:p>
          </table:table-cell>
          <table:table-cell table:number-columns-repeated="2"/>
        </table:table-row>
        <table:table-row table:style-name="ro1">
          <table:table-cell office:value-type="float" office:value="136.270172693896" calcext:value-type="float">
            <text:p>136,2701726939</text:p>
          </table:table-cell>
          <table:table-cell office:value-type="float" office:value="6.53698379425555" calcext:value-type="float">
            <text:p>6,5369837943</text:p>
          </table:table-cell>
          <table:table-cell table:formula="of:=1/[.B210]" office:value-type="float" office:value="0.152975750204362" calcext:value-type="float">
            <text:p>0,1529757502</text:p>
          </table:table-cell>
          <table:table-cell table:formula="of:=[.C210]/MAX([.C$2:.C$388])" office:value-type="float" office:value="0.890444530015256" calcext:value-type="float">
            <text:p>0,89044453</text:p>
          </table:table-cell>
          <table:table-cell table:formula="of:=[.A210]*(24/4)*365" office:value-type="float" office:value="298431.678199632" calcext:value-type="float">
            <text:p>298431,678199632</text:p>
          </table:table-cell>
          <table:table-cell table:number-columns-repeated="2"/>
        </table:table-row>
        <table:table-row table:style-name="ro1">
          <table:table-cell office:value-type="float" office:value="136.222930099486" calcext:value-type="float">
            <text:p>136,2229300995</text:p>
          </table:table-cell>
          <table:table-cell office:value-type="float" office:value="6.54162048854153" calcext:value-type="float">
            <text:p>6,5416204885</text:p>
          </table:table-cell>
          <table:table-cell table:formula="of:=1/[.B211]" office:value-type="float" office:value="0.152867321140324" calcext:value-type="float">
            <text:p>0,1528673211</text:p>
          </table:table-cell>
          <table:table-cell table:formula="of:=[.C211]/MAX([.C$2:.C$388])" office:value-type="float" office:value="0.889813383792155" calcext:value-type="float">
            <text:p>0,8898133838</text:p>
          </table:table-cell>
          <table:table-cell table:formula="of:=[.A211]*(24/4)*365" office:value-type="float" office:value="298328.216917874" calcext:value-type="float">
            <text:p>298328,216917874</text:p>
          </table:table-cell>
          <table:table-cell table:number-columns-repeated="2"/>
        </table:table-row>
        <table:table-row table:style-name="ro1">
          <table:table-cell office:value-type="float" office:value="136.217250013486" calcext:value-type="float">
            <text:p>136,2172500135</text:p>
          </table:table-cell>
          <table:table-cell office:value-type="float" office:value="6.54640999004809" calcext:value-type="float">
            <text:p>6,54640999</text:p>
          </table:table-cell>
          <table:table-cell table:formula="of:=1/[.B212]" office:value-type="float" office:value="0.152755479953167" calcext:value-type="float">
            <text:p>0,15275548</text:p>
          </table:table-cell>
          <table:table-cell table:formula="of:=[.C212]/MAX([.C$2:.C$388])" office:value-type="float" office:value="0.889162376209571" calcext:value-type="float">
            <text:p>0,8891623762</text:p>
          </table:table-cell>
          <table:table-cell table:formula="of:=[.A212]*(24/4)*365" office:value-type="float" office:value="298315.777529534" calcext:value-type="float">
            <text:p>298315,777529534</text:p>
          </table:table-cell>
          <table:table-cell table:number-columns-repeated="2"/>
        </table:table-row>
        <table:table-row table:style-name="ro1">
          <table:table-cell office:value-type="float" office:value="136.211891537576" calcext:value-type="float">
            <text:p>136,2118915376</text:p>
          </table:table-cell>
          <table:table-cell office:value-type="float" office:value="6.54929279027406" calcext:value-type="float">
            <text:p>6,5492927903</text:p>
          </table:table-cell>
          <table:table-cell table:formula="of:=1/[.B213]" office:value-type="float" office:value="0.152688241619773" calcext:value-type="float">
            <text:p>0,1526882416</text:p>
          </table:table-cell>
          <table:table-cell table:formula="of:=[.C213]/MAX([.C$2:.C$388])" office:value-type="float" office:value="0.888770993875455" calcext:value-type="float">
            <text:p>0,8887709939</text:p>
          </table:table-cell>
          <table:table-cell table:formula="of:=[.A213]*(24/4)*365" office:value-type="float" office:value="298304.042467291" calcext:value-type="float">
            <text:p>298304,042467291</text:p>
          </table:table-cell>
          <table:table-cell table:number-columns-repeated="2"/>
        </table:table-row>
        <table:table-row table:style-name="ro1">
          <table:table-cell office:value-type="float" office:value="136.184599423063" calcext:value-type="float">
            <text:p>136,1845994231</text:p>
          </table:table-cell>
          <table:table-cell office:value-type="float" office:value="6.55173316071415" calcext:value-type="float">
            <text:p>6,5517331607</text:p>
          </table:table-cell>
          <table:table-cell table:formula="of:=1/[.B214]" office:value-type="float" office:value="0.152631368749303" calcext:value-type="float">
            <text:p>0,1526313687</text:p>
          </table:table-cell>
          <table:table-cell table:formula="of:=[.C214]/MAX([.C$2:.C$388])" office:value-type="float" office:value="0.8884399470504" calcext:value-type="float">
            <text:p>0,8884399471</text:p>
          </table:table-cell>
          <table:table-cell table:formula="of:=[.A214]*(24/4)*365" office:value-type="float" office:value="298244.272736508" calcext:value-type="float">
            <text:p>298244,272736508</text:p>
          </table:table-cell>
          <table:table-cell table:number-columns-repeated="2"/>
        </table:table-row>
        <table:table-row table:style-name="ro1">
          <table:table-cell office:value-type="float" office:value="136.14904792356" calcext:value-type="float">
            <text:p>136,1490479236</text:p>
          </table:table-cell>
          <table:table-cell office:value-type="float" office:value="6.55543415070658" calcext:value-type="float">
            <text:p>6,5554341507</text:p>
          </table:table-cell>
          <table:table-cell table:formula="of:=1/[.B215]" office:value-type="float" office:value="0.152545197924414" calcext:value-type="float">
            <text:p>0,1525451979</text:p>
          </table:table-cell>
          <table:table-cell table:formula="of:=[.C215]/MAX([.C$2:.C$388])" office:value-type="float" office:value="0.887938362063454" calcext:value-type="float">
            <text:p>0,8879383621</text:p>
          </table:table-cell>
          <table:table-cell table:formula="of:=[.A215]*(24/4)*365" office:value-type="float" office:value="298166.414952596" calcext:value-type="float">
            <text:p>298166,414952596</text:p>
          </table:table-cell>
          <table:table-cell table:number-columns-repeated="2"/>
        </table:table-row>
        <table:table-row table:style-name="ro1">
          <table:table-cell office:value-type="float" office:value="136.131069332208" calcext:value-type="float">
            <text:p>136,1310693322</text:p>
          </table:table-cell>
          <table:table-cell office:value-type="float" office:value="6.56304651216145" calcext:value-type="float">
            <text:p>6,5630465122</text:p>
          </table:table-cell>
          <table:table-cell table:formula="of:=1/[.B216]" office:value-type="float" office:value="0.152368263450058" calcext:value-type="float">
            <text:p>0,1523682635</text:p>
          </table:table-cell>
          <table:table-cell table:formula="of:=[.C216]/MAX([.C$2:.C$388])" office:value-type="float" office:value="0.886908458077684" calcext:value-type="float">
            <text:p>0,8869084581</text:p>
          </table:table-cell>
          <table:table-cell table:formula="of:=[.A216]*(24/4)*365" office:value-type="float" office:value="298127.041837536" calcext:value-type="float">
            <text:p>298127,041837536</text:p>
          </table:table-cell>
          <table:table-cell table:number-columns-repeated="2"/>
        </table:table-row>
        <table:table-row table:style-name="ro1">
          <table:table-cell office:value-type="float" office:value="136.109083846334" calcext:value-type="float">
            <text:p>136,1090838463</text:p>
          </table:table-cell>
          <table:table-cell office:value-type="float" office:value="6.56617305767963" calcext:value-type="float">
            <text:p>6,5661730577</text:p>
          </table:table-cell>
          <table:table-cell table:formula="of:=1/[.B217]" office:value-type="float" office:value="0.152295711857674" calcext:value-type="float">
            <text:p>0,1522957119</text:p>
          </table:table-cell>
          <table:table-cell table:formula="of:=[.C217]/MAX([.C$2:.C$388])" office:value-type="float" office:value="0.886486148211605" calcext:value-type="float">
            <text:p>0,8864861482</text:p>
          </table:table-cell>
          <table:table-cell table:formula="of:=[.A217]*(24/4)*365" office:value-type="float" office:value="298078.893623471" calcext:value-type="float">
            <text:p>298078,893623471</text:p>
          </table:table-cell>
          <table:table-cell table:number-columns-repeated="2"/>
        </table:table-row>
        <table:table-row table:style-name="ro1">
          <table:table-cell office:value-type="float" office:value="136.106804392282" calcext:value-type="float">
            <text:p>136,1068043923</text:p>
          </table:table-cell>
          <table:table-cell office:value-type="float" office:value="6.56650459082285" calcext:value-type="float">
            <text:p>6,5665045908</text:p>
          </table:table-cell>
          <table:table-cell table:formula="of:=1/[.B218]" office:value-type="float" office:value="0.15228802267154" calcext:value-type="float">
            <text:p>0,1522880227</text:p>
          </table:table-cell>
          <table:table-cell table:formula="of:=[.C218]/MAX([.C$2:.C$388])" office:value-type="float" office:value="0.886441390831925" calcext:value-type="float">
            <text:p>0,8864413908</text:p>
          </table:table-cell>
          <table:table-cell table:formula="of:=[.A218]*(24/4)*365" office:value-type="float" office:value="298073.901619097" calcext:value-type="float">
            <text:p>298073,901619097</text:p>
          </table:table-cell>
          <table:table-cell table:number-columns-repeated="2"/>
        </table:table-row>
        <table:table-row table:style-name="ro1">
          <table:table-cell office:value-type="float" office:value="136.075353762912" calcext:value-type="float">
            <text:p>136,0753537629</text:p>
          </table:table-cell>
          <table:table-cell office:value-type="float" office:value="6.56883911008459" calcext:value-type="float">
            <text:p>6,5688391101</text:p>
          </table:table-cell>
          <table:table-cell table:formula="of:=1/[.B219]" office:value-type="float" office:value="0.152233900578381" calcext:value-type="float">
            <text:p>0,1522339006</text:p>
          </table:table-cell>
          <table:table-cell table:formula="of:=[.C219]/MAX([.C$2:.C$388])" office:value-type="float" office:value="0.886126355790479" calcext:value-type="float">
            <text:p>0,8861263558</text:p>
          </table:table-cell>
          <table:table-cell table:formula="of:=[.A219]*(24/4)*365" office:value-type="float" office:value="298005.024740777" calcext:value-type="float">
            <text:p>298005,024740777</text:p>
          </table:table-cell>
          <table:table-cell table:number-columns-repeated="2"/>
        </table:table-row>
        <table:table-row table:style-name="ro1">
          <table:table-cell office:value-type="float" office:value="136.053770214682" calcext:value-type="float">
            <text:p>136,0537702147</text:p>
          </table:table-cell>
          <table:table-cell office:value-type="float" office:value="6.57280782174937" calcext:value-type="float">
            <text:p>6,5728078217</text:p>
          </table:table-cell>
          <table:table-cell table:formula="of:=1/[.B220]" office:value-type="float" office:value="0.152141980584159" calcext:value-type="float">
            <text:p>0,1521419806</text:p>
          </table:table-cell>
          <table:table-cell table:formula="of:=[.C220]/MAX([.C$2:.C$388])" office:value-type="float" office:value="0.885591305915286" calcext:value-type="float">
            <text:p>0,8855913059</text:p>
          </table:table-cell>
          <table:table-cell table:formula="of:=[.A220]*(24/4)*365" office:value-type="float" office:value="297957.756770154" calcext:value-type="float">
            <text:p>297957,756770154</text:p>
          </table:table-cell>
          <table:table-cell table:number-columns-repeated="2"/>
        </table:table-row>
        <table:table-row table:style-name="ro1">
          <table:table-cell office:value-type="float" office:value="136.046368996709" calcext:value-type="float">
            <text:p>136,0463689967</text:p>
          </table:table-cell>
          <table:table-cell office:value-type="float" office:value="6.5780322218354" calcext:value-type="float">
            <text:p>6,5780322218</text:p>
          </table:table-cell>
          <table:table-cell table:formula="of:=1/[.B221]" office:value-type="float" office:value="0.15202114648824" calcext:value-type="float">
            <text:p>0,1520211465</text:p>
          </table:table-cell>
          <table:table-cell table:formula="of:=[.C221]/MAX([.C$2:.C$388])" office:value-type="float" office:value="0.884887952216371" calcext:value-type="float">
            <text:p>0,8848879522</text:p>
          </table:table-cell>
          <table:table-cell table:formula="of:=[.A221]*(24/4)*365" office:value-type="float" office:value="297941.548102793" calcext:value-type="float">
            <text:p>297941,548102793</text:p>
          </table:table-cell>
          <table:table-cell table:number-columns-repeated="2"/>
        </table:table-row>
        <table:table-row table:style-name="ro1">
          <table:table-cell office:value-type="float" office:value="136.031937842218" calcext:value-type="float">
            <text:p>136,0319378422</text:p>
          </table:table-cell>
          <table:table-cell office:value-type="float" office:value="6.57853992521432" calcext:value-type="float">
            <text:p>6,5785399252</text:p>
          </table:table-cell>
          <table:table-cell table:formula="of:=1/[.B222]" office:value-type="float" office:value="0.15200941415088" calcext:value-type="float">
            <text:p>0,1520094142</text:p>
          </table:table-cell>
          <table:table-cell table:formula="of:=[.C222]/MAX([.C$2:.C$388])" office:value-type="float" office:value="0.884819660375261" calcext:value-type="float">
            <text:p>0,8848196604</text:p>
          </table:table-cell>
          <table:table-cell table:formula="of:=[.A222]*(24/4)*365" office:value-type="float" office:value="297909.943874457" calcext:value-type="float">
            <text:p>297909,943874457</text:p>
          </table:table-cell>
          <table:table-cell table:number-columns-repeated="2"/>
        </table:table-row>
        <table:table-row table:style-name="ro1">
          <table:table-cell office:value-type="float" office:value="136.031202221604" calcext:value-type="float">
            <text:p>136,0312022216</text:p>
          </table:table-cell>
          <table:table-cell office:value-type="float" office:value="6.57973168245094" calcext:value-type="float">
            <text:p>6,5797316825</text:p>
          </table:table-cell>
          <table:table-cell table:formula="of:=1/[.B223]" office:value-type="float" office:value="0.151981881368679" calcext:value-type="float">
            <text:p>0,1519818814</text:p>
          </table:table-cell>
          <table:table-cell table:formula="of:=[.C223]/MAX([.C$2:.C$388])" office:value-type="float" office:value="0.884659396965711" calcext:value-type="float">
            <text:p>0,884659397</text:p>
          </table:table-cell>
          <table:table-cell table:formula="of:=[.A223]*(24/4)*365" office:value-type="float" office:value="297908.332865313" calcext:value-type="float">
            <text:p>297908,332865313</text:p>
          </table:table-cell>
          <table:table-cell table:number-columns-repeated="2"/>
        </table:table-row>
        <table:table-row table:style-name="ro1">
          <table:table-cell office:value-type="float" office:value="136.012509962792" calcext:value-type="float">
            <text:p>136,0125099628</text:p>
          </table:table-cell>
          <table:table-cell office:value-type="float" office:value="6.5807360015621" calcext:value-type="float">
            <text:p>6,5807360016</text:p>
          </table:table-cell>
          <table:table-cell table:formula="of:=1/[.B224]" office:value-type="float" office:value="0.151958686651862" calcext:value-type="float">
            <text:p>0,1519586867</text:p>
          </table:table-cell>
          <table:table-cell table:formula="of:=[.C224]/MAX([.C$2:.C$388])" office:value-type="float" office:value="0.884524384660244" calcext:value-type="float">
            <text:p>0,8845243847</text:p>
          </table:table-cell>
          <table:table-cell table:formula="of:=[.A224]*(24/4)*365" office:value-type="float" office:value="297867.396818514" calcext:value-type="float">
            <text:p>297867,396818514</text:p>
          </table:table-cell>
          <table:table-cell table:number-columns-repeated="2"/>
        </table:table-row>
        <table:table-row table:style-name="ro1">
          <table:table-cell office:value-type="float" office:value="136.006217872336" calcext:value-type="float">
            <text:p>136,0062178723</text:p>
          </table:table-cell>
          <table:table-cell office:value-type="float" office:value="6.58383179409406" calcext:value-type="float">
            <text:p>6,5838317941</text:p>
          </table:table-cell>
          <table:table-cell table:formula="of:=1/[.B225]" office:value-type="float" office:value="0.151887233950454" calcext:value-type="float">
            <text:p>0,151887234</text:p>
          </table:table-cell>
          <table:table-cell table:formula="of:=[.C225]/MAX([.C$2:.C$388])" office:value-type="float" office:value="0.884108471242343" calcext:value-type="float">
            <text:p>0,8841084712</text:p>
          </table:table-cell>
          <table:table-cell table:formula="of:=[.A225]*(24/4)*365" office:value-type="float" office:value="297853.617140416" calcext:value-type="float">
            <text:p>297853,617140416</text:p>
          </table:table-cell>
          <table:table-cell table:number-columns-repeated="2"/>
        </table:table-row>
        <table:table-row table:style-name="ro1">
          <table:table-cell office:value-type="float" office:value="136.001294050339" calcext:value-type="float">
            <text:p>136,0012940503</text:p>
          </table:table-cell>
          <table:table-cell office:value-type="float" office:value="6.58429214328161" calcext:value-type="float">
            <text:p>6,5842921433</text:p>
          </table:table-cell>
          <table:table-cell table:formula="of:=1/[.B226]" office:value-type="float" office:value="0.151876614560666" calcext:value-type="float">
            <text:p>0,1518766146</text:p>
          </table:table-cell>
          <table:table-cell table:formula="of:=[.C226]/MAX([.C$2:.C$388])" office:value-type="float" office:value="0.884046657670347" calcext:value-type="float">
            <text:p>0,8840466577</text:p>
          </table:table-cell>
          <table:table-cell table:formula="of:=[.A226]*(24/4)*365" office:value-type="float" office:value="297842.833970242" calcext:value-type="float">
            <text:p>297842,833970242</text:p>
          </table:table-cell>
          <table:table-cell table:number-columns-repeated="2"/>
        </table:table-row>
        <table:table-row table:style-name="ro1">
          <table:table-cell office:value-type="float" office:value="135.969932559228" calcext:value-type="float">
            <text:p>135,9699325592</text:p>
          </table:table-cell>
          <table:table-cell office:value-type="float" office:value="6.5876386594767" calcext:value-type="float">
            <text:p>6,5876386595</text:p>
          </table:table-cell>
          <table:table-cell table:formula="of:=1/[.B227]" office:value-type="float" office:value="0.151799461338312" calcext:value-type="float">
            <text:p>0,1517994613</text:p>
          </table:table-cell>
          <table:table-cell table:formula="of:=[.C227]/MAX([.C$2:.C$388])" office:value-type="float" office:value="0.883597562537775" calcext:value-type="float">
            <text:p>0,8835975625</text:p>
          </table:table-cell>
          <table:table-cell table:formula="of:=[.A227]*(24/4)*365" office:value-type="float" office:value="297774.152304709" calcext:value-type="float">
            <text:p>297774,152304709</text:p>
          </table:table-cell>
          <table:table-cell table:number-columns-repeated="2"/>
        </table:table-row>
        <table:table-row table:style-name="ro1">
          <table:table-cell office:value-type="float" office:value="135.951191266711" calcext:value-type="float">
            <text:p>135,9511912667</text:p>
          </table:table-cell>
          <table:table-cell office:value-type="float" office:value="6.59202720058281" calcext:value-type="float">
            <text:p>6,5920272006</text:p>
          </table:table-cell>
          <table:table-cell table:formula="of:=1/[.B228]" office:value-type="float" office:value="0.151698403172789" calcext:value-type="float">
            <text:p>0,1516984032</text:p>
          </table:table-cell>
          <table:table-cell table:formula="of:=[.C228]/MAX([.C$2:.C$388])" office:value-type="float" office:value="0.883009320998949" calcext:value-type="float">
            <text:p>0,883009321</text:p>
          </table:table-cell>
          <table:table-cell table:formula="of:=[.A228]*(24/4)*365" office:value-type="float" office:value="297733.108874097" calcext:value-type="float">
            <text:p>297733,108874097</text:p>
          </table:table-cell>
          <table:table-cell table:number-columns-repeated="2"/>
        </table:table-row>
        <table:table-row table:style-name="ro1">
          <table:table-cell office:value-type="float" office:value="135.935485810477" calcext:value-type="float">
            <text:p>135,9354858105</text:p>
          </table:table-cell>
          <table:table-cell office:value-type="float" office:value="6.59363002797981" calcext:value-type="float">
            <text:p>6,593630028</text:p>
          </table:table-cell>
          <table:table-cell table:formula="of:=1/[.B229]" office:value-type="float" office:value="0.151661527224994" calcext:value-type="float">
            <text:p>0,1516615272</text:p>
          </table:table-cell>
          <table:table-cell table:formula="of:=[.C229]/MAX([.C$2:.C$388])" office:value-type="float" office:value="0.882794672690582" calcext:value-type="float">
            <text:p>0,8827946727</text:p>
          </table:table-cell>
          <table:table-cell table:formula="of:=[.A229]*(24/4)*365" office:value-type="float" office:value="297698.713924945" calcext:value-type="float">
            <text:p>297698,713924945</text:p>
          </table:table-cell>
          <table:table-cell table:number-columns-repeated="2"/>
        </table:table-row>
        <table:table-row table:style-name="ro1">
          <table:table-cell office:value-type="float" office:value="135.9206007746" calcext:value-type="float">
            <text:p>135,9206007746</text:p>
          </table:table-cell>
          <table:table-cell office:value-type="float" office:value="6.5957412877991" calcext:value-type="float">
            <text:p>6,5957412878</text:p>
          </table:table-cell>
          <table:table-cell table:formula="of:=1/[.B230]" office:value-type="float" office:value="0.151612981220142" calcext:value-type="float">
            <text:p>0,1516129812</text:p>
          </table:table-cell>
          <table:table-cell table:formula="of:=[.C230]/MAX([.C$2:.C$388])" office:value-type="float" office:value="0.882512095063624" calcext:value-type="float">
            <text:p>0,8825120951</text:p>
          </table:table-cell>
          <table:table-cell table:formula="of:=[.A230]*(24/4)*365" office:value-type="float" office:value="297666.115696374" calcext:value-type="float">
            <text:p>297666,115696374</text:p>
          </table:table-cell>
          <table:table-cell table:number-columns-repeated="2"/>
        </table:table-row>
        <table:table-row table:style-name="ro1">
          <table:table-cell office:value-type="float" office:value="135.915329312681" calcext:value-type="float">
            <text:p>135,9153293127</text:p>
          </table:table-cell>
          <table:table-cell office:value-type="float" office:value="6.60036316448044" calcext:value-type="float">
            <text:p>6,6003631645</text:p>
          </table:table-cell>
          <table:table-cell table:formula="of:=1/[.B231]" office:value-type="float" office:value="0.15150681486459" calcext:value-type="float">
            <text:p>0,1515068149</text:p>
          </table:table-cell>
          <table:table-cell table:formula="of:=[.C231]/MAX([.C$2:.C$388])" office:value-type="float" office:value="0.881894119662645" calcext:value-type="float">
            <text:p>0,8818941197</text:p>
          </table:table-cell>
          <table:table-cell table:formula="of:=[.A231]*(24/4)*365" office:value-type="float" office:value="297654.571194771" calcext:value-type="float">
            <text:p>297654,571194771</text:p>
          </table:table-cell>
          <table:table-cell table:number-columns-repeated="2"/>
        </table:table-row>
        <table:table-row table:style-name="ro1">
          <table:table-cell office:value-type="float" office:value="135.892403081117" calcext:value-type="float">
            <text:p>135,8924030811</text:p>
          </table:table-cell>
          <table:table-cell office:value-type="float" office:value="6.60140601797232" calcext:value-type="float">
            <text:p>6,601406018</text:p>
          </table:table-cell>
          <table:table-cell table:formula="of:=1/[.B232]" office:value-type="float" office:value="0.151482880658681" calcext:value-type="float">
            <text:p>0,1514828807</text:p>
          </table:table-cell>
          <table:table-cell table:formula="of:=[.C232]/MAX([.C$2:.C$388])" office:value-type="float" office:value="0.881754802923203" calcext:value-type="float">
            <text:p>0,8817548029</text:p>
          </table:table-cell>
          <table:table-cell table:formula="of:=[.A232]*(24/4)*365" office:value-type="float" office:value="297604.362747646" calcext:value-type="float">
            <text:p>297604,362747646</text:p>
          </table:table-cell>
          <table:table-cell table:number-columns-repeated="2"/>
        </table:table-row>
        <table:table-row table:style-name="ro1">
          <table:table-cell office:value-type="float" office:value="135.885716744134" calcext:value-type="float">
            <text:p>135,8857167441</text:p>
          </table:table-cell>
          <table:table-cell office:value-type="float" office:value="6.60342333073457" calcext:value-type="float">
            <text:p>6,6034233307</text:p>
          </table:table-cell>
          <table:table-cell table:formula="of:=1/[.B233]" office:value-type="float" office:value="0.151436603397159" calcext:value-type="float">
            <text:p>0,1514366034</text:p>
          </table:table-cell>
          <table:table-cell table:formula="of:=[.C233]/MAX([.C$2:.C$388])" office:value-type="float" office:value="0.881485431246117" calcext:value-type="float">
            <text:p>0,8814854312</text:p>
          </table:table-cell>
          <table:table-cell table:formula="of:=[.A233]*(24/4)*365" office:value-type="float" office:value="297589.719669653" calcext:value-type="float">
            <text:p>297589,719669653</text:p>
          </table:table-cell>
          <table:table-cell table:number-columns-repeated="2"/>
        </table:table-row>
        <table:table-row table:style-name="ro1">
          <table:table-cell office:value-type="float" office:value="135.869074884535" calcext:value-type="float">
            <text:p>135,8690748845</text:p>
          </table:table-cell>
          <table:table-cell office:value-type="float" office:value="6.60690366270483" calcext:value-type="float">
            <text:p>6,6069036627</text:p>
          </table:table-cell>
          <table:table-cell table:formula="of:=1/[.B234]" office:value-type="float" office:value="0.151356830832101" calcext:value-type="float">
            <text:p>0,1513568308</text:p>
          </table:table-cell>
          <table:table-cell table:formula="of:=[.C234]/MAX([.C$2:.C$388])" office:value-type="float" office:value="0.881021089387312" calcext:value-type="float">
            <text:p>0,8810210894</text:p>
          </table:table-cell>
          <table:table-cell table:formula="of:=[.A234]*(24/4)*365" office:value-type="float" office:value="297553.273997132" calcext:value-type="float">
            <text:p>297553,273997132</text:p>
          </table:table-cell>
          <table:table-cell table:number-columns-repeated="2"/>
        </table:table-row>
        <table:table-row table:style-name="ro1">
          <table:table-cell office:value-type="float" office:value="135.844552939022" calcext:value-type="float">
            <text:p>135,844552939</text:p>
          </table:table-cell>
          <table:table-cell office:value-type="float" office:value="6.60999619606336" calcext:value-type="float">
            <text:p>6,6099961961</text:p>
          </table:table-cell>
          <table:table-cell table:formula="of:=1/[.B235]" office:value-type="float" office:value="0.151286017470866" calcext:value-type="float">
            <text:p>0,1512860175</text:p>
          </table:table-cell>
          <table:table-cell table:formula="of:=[.C235]/MAX([.C$2:.C$388])" office:value-type="float" office:value="0.880608897454415" calcext:value-type="float">
            <text:p>0,8806088975</text:p>
          </table:table-cell>
          <table:table-cell table:formula="of:=[.A235]*(24/4)*365" office:value-type="float" office:value="297499.570936458" calcext:value-type="float">
            <text:p>297499,570936458</text:p>
          </table:table-cell>
          <table:table-cell table:number-columns-repeated="2"/>
        </table:table-row>
        <table:table-row table:style-name="ro1">
          <table:table-cell office:value-type="float" office:value="135.842482920129" calcext:value-type="float">
            <text:p>135,8424829201</text:p>
          </table:table-cell>
          <table:table-cell office:value-type="float" office:value="6.61169912165251" calcext:value-type="float">
            <text:p>6,6116991217</text:p>
          </table:table-cell>
          <table:table-cell table:formula="of:=1/[.B236]" office:value-type="float" office:value="0.151247051869787" calcext:value-type="float">
            <text:p>0,1512470519</text:p>
          </table:table-cell>
          <table:table-cell table:formula="of:=[.C236]/MAX([.C$2:.C$388])" office:value-type="float" office:value="0.880382085647356" calcext:value-type="float">
            <text:p>0,8803820856</text:p>
          </table:table-cell>
          <table:table-cell table:formula="of:=[.A236]*(24/4)*365" office:value-type="float" office:value="297495.037595082" calcext:value-type="float">
            <text:p>297495,037595082</text:p>
          </table:table-cell>
          <table:table-cell table:number-columns-repeated="2"/>
        </table:table-row>
        <table:table-row table:style-name="ro1">
          <table:table-cell office:value-type="float" office:value="135.839209142567" calcext:value-type="float">
            <text:p>135,8392091426</text:p>
          </table:table-cell>
          <table:table-cell office:value-type="float" office:value="6.61259439901181" calcext:value-type="float">
            <text:p>6,612594399</text:p>
          </table:table-cell>
          <table:table-cell table:formula="of:=1/[.B237]" office:value-type="float" office:value="0.151226574572522" calcext:value-type="float">
            <text:p>0,1512265746</text:p>
          </table:table-cell>
          <table:table-cell table:formula="of:=[.C237]/MAX([.C$2:.C$388])" office:value-type="float" office:value="0.880262890955946" calcext:value-type="float">
            <text:p>0,880262891</text:p>
          </table:table-cell>
          <table:table-cell table:formula="of:=[.A237]*(24/4)*365" office:value-type="float" office:value="297487.868022222" calcext:value-type="float">
            <text:p>297487,868022222</text:p>
          </table:table-cell>
          <table:table-cell table:number-columns-repeated="2"/>
        </table:table-row>
        <table:table-row table:style-name="ro1">
          <table:table-cell office:value-type="float" office:value="135.818991722321" calcext:value-type="float">
            <text:p>135,8189917223</text:p>
          </table:table-cell>
          <table:table-cell office:value-type="float" office:value="6.61444662918505" calcext:value-type="float">
            <text:p>6,6144466292</text:p>
          </table:table-cell>
          <table:table-cell table:formula="of:=1/[.B238]" office:value-type="float" office:value="0.151184226899297" calcext:value-type="float">
            <text:p>0,1511842269</text:p>
          </table:table-cell>
          <table:table-cell table:formula="of:=[.C238]/MAX([.C$2:.C$388])" office:value-type="float" office:value="0.880016392710754" calcext:value-type="float">
            <text:p>0,8800163927</text:p>
          </table:table-cell>
          <table:table-cell table:formula="of:=[.A238]*(24/4)*365" office:value-type="float" office:value="297443.591871883" calcext:value-type="float">
            <text:p>297443,591871883</text:p>
          </table:table-cell>
          <table:table-cell table:number-columns-repeated="2"/>
        </table:table-row>
        <table:table-row table:style-name="ro1">
          <table:table-cell office:value-type="float" office:value="135.808833889751" calcext:value-type="float">
            <text:p>135,8088338898</text:p>
          </table:table-cell>
          <table:table-cell office:value-type="float" office:value="6.61690990665199" calcext:value-type="float">
            <text:p>6,6169099067</text:p>
          </table:table-cell>
          <table:table-cell table:formula="of:=1/[.B239]" office:value-type="float" office:value="0.151127945537644" calcext:value-type="float">
            <text:p>0,1511279455</text:p>
          </table:table-cell>
          <table:table-cell table:formula="of:=[.C239]/MAX([.C$2:.C$388])" office:value-type="float" office:value="0.879688788952914" calcext:value-type="float">
            <text:p>0,879688789</text:p>
          </table:table-cell>
          <table:table-cell table:formula="of:=[.A239]*(24/4)*365" office:value-type="float" office:value="297421.346218555" calcext:value-type="float">
            <text:p>297421,346218555</text:p>
          </table:table-cell>
          <table:table-cell table:number-columns-repeated="2"/>
        </table:table-row>
        <table:table-row table:style-name="ro1">
          <table:table-cell office:value-type="float" office:value="135.803986792206" calcext:value-type="float">
            <text:p>135,8039867922</text:p>
          </table:table-cell>
          <table:table-cell office:value-type="float" office:value="6.61766091547578" calcext:value-type="float">
            <text:p>6,6176609155</text:p>
          </table:table-cell>
          <table:table-cell table:formula="of:=1/[.B240]" office:value-type="float" office:value="0.151110794701107" calcext:value-type="float">
            <text:p>0,1511107947</text:p>
          </table:table-cell>
          <table:table-cell table:formula="of:=[.C240]/MAX([.C$2:.C$388])" office:value-type="float" office:value="0.879588956995501" calcext:value-type="float">
            <text:p>0,879588957</text:p>
          </table:table-cell>
          <table:table-cell table:formula="of:=[.A240]*(24/4)*365" office:value-type="float" office:value="297410.731074931" calcext:value-type="float">
            <text:p>297410,731074931</text:p>
          </table:table-cell>
          <table:table-cell table:number-columns-repeated="2"/>
        </table:table-row>
        <table:table-row table:style-name="ro1">
          <table:table-cell office:value-type="float" office:value="135.791391183977" calcext:value-type="float">
            <text:p>135,791391184</text:p>
          </table:table-cell>
          <table:table-cell office:value-type="float" office:value="6.62194456714911" calcext:value-type="float">
            <text:p>6,6219445671</text:p>
          </table:table-cell>
          <table:table-cell table:formula="of:=1/[.B241]" office:value-type="float" office:value="0.151013043050966" calcext:value-type="float">
            <text:p>0,1510130431</text:p>
          </table:table-cell>
          <table:table-cell table:formula="of:=[.C241]/MAX([.C$2:.C$388])" office:value-type="float" office:value="0.879019962092377" calcext:value-type="float">
            <text:p>0,8790199621</text:p>
          </table:table-cell>
          <table:table-cell table:formula="of:=[.A241]*(24/4)*365" office:value-type="float" office:value="297383.14669291" calcext:value-type="float">
            <text:p>297383,14669291</text:p>
          </table:table-cell>
          <table:table-cell table:number-columns-repeated="2"/>
        </table:table-row>
        <table:table-row table:style-name="ro1">
          <table:table-cell office:value-type="float" office:value="135.762211406402" calcext:value-type="float">
            <text:p>135,7622114064</text:p>
          </table:table-cell>
          <table:table-cell office:value-type="float" office:value="6.62501064914629" calcext:value-type="float">
            <text:p>6,6250106491</text:p>
          </table:table-cell>
          <table:table-cell table:formula="of:=1/[.B242]" office:value-type="float" office:value="0.150943153597627" calcext:value-type="float">
            <text:p>0,1509431536</text:p>
          </table:table-cell>
          <table:table-cell table:formula="of:=[.C242]/MAX([.C$2:.C$388])" office:value-type="float" office:value="0.878613148062382" calcext:value-type="float">
            <text:p>0,8786131481</text:p>
          </table:table-cell>
          <table:table-cell table:formula="of:=[.A242]*(24/4)*365" office:value-type="float" office:value="297319.24298002" calcext:value-type="float">
            <text:p>297319,24298002</text:p>
          </table:table-cell>
          <table:table-cell table:number-columns-repeated="2"/>
        </table:table-row>
        <table:table-row table:style-name="ro1">
          <table:table-cell office:value-type="float" office:value="135.735606524829" calcext:value-type="float">
            <text:p>135,7356065248</text:p>
          </table:table-cell>
          <table:table-cell office:value-type="float" office:value="6.62748136500769" calcext:value-type="float">
            <text:p>6,627481365</text:p>
          </table:table-cell>
          <table:table-cell table:formula="of:=1/[.B243]" office:value-type="float" office:value="0.150886882199304" calcext:value-type="float">
            <text:p>0,1508868822</text:p>
          </table:table-cell>
          <table:table-cell table:formula="of:=[.C243]/MAX([.C$2:.C$388])" office:value-type="float" office:value="0.87828560229931" calcext:value-type="float">
            <text:p>0,8782856023</text:p>
          </table:table-cell>
          <table:table-cell table:formula="of:=[.A243]*(24/4)*365" office:value-type="float" office:value="297260.978289375" calcext:value-type="float">
            <text:p>297260,978289375</text:p>
          </table:table-cell>
          <table:table-cell table:number-columns-repeated="2"/>
        </table:table-row>
        <table:table-row table:style-name="ro1">
          <table:table-cell office:value-type="float" office:value="135.722019893468" calcext:value-type="float">
            <text:p>135,7220198935</text:p>
          </table:table-cell>
          <table:table-cell office:value-type="float" office:value="6.63029504062375" calcext:value-type="float">
            <text:p>6,6302950406</text:p>
          </table:table-cell>
          <table:table-cell table:formula="of:=1/[.B244]" office:value-type="float" office:value="0.150822850849474" calcext:value-type="float">
            <text:p>0,1508228508</text:p>
          </table:table-cell>
          <table:table-cell table:formula="of:=[.C244]/MAX([.C$2:.C$388])" office:value-type="float" office:value="0.877912887243949" calcext:value-type="float">
            <text:p>0,8779128872</text:p>
          </table:table-cell>
          <table:table-cell table:formula="of:=[.A244]*(24/4)*365" office:value-type="float" office:value="297231.223566695" calcext:value-type="float">
            <text:p>297231,223566695</text:p>
          </table:table-cell>
          <table:table-cell table:number-columns-repeated="2"/>
        </table:table-row>
        <table:table-row table:style-name="ro1">
          <table:table-cell office:value-type="float" office:value="135.690598733479" calcext:value-type="float">
            <text:p>135,6905987335</text:p>
          </table:table-cell>
          <table:table-cell office:value-type="float" office:value="6.63792659663368" calcext:value-type="float">
            <text:p>6,6379265966</text:p>
          </table:table-cell>
          <table:table-cell table:formula="of:=1/[.B245]" office:value-type="float" office:value="0.15064945136741" calcext:value-type="float">
            <text:p>0,1506494514</text:p>
          </table:table-cell>
          <table:table-cell table:formula="of:=[.C245]/MAX([.C$2:.C$388])" office:value-type="float" office:value="0.876903559817183" calcext:value-type="float">
            <text:p>0,8769035598</text:p>
          </table:table-cell>
          <table:table-cell table:formula="of:=[.A245]*(24/4)*365" office:value-type="float" office:value="297162.411226319" calcext:value-type="float">
            <text:p>297162,411226319</text:p>
          </table:table-cell>
          <table:table-cell table:number-columns-repeated="2"/>
        </table:table-row>
        <table:table-row table:style-name="ro1">
          <table:table-cell office:value-type="float" office:value="135.689767419968" calcext:value-type="float">
            <text:p>135,68976742</text:p>
          </table:table-cell>
          <table:table-cell office:value-type="float" office:value="6.63814629560063" calcext:value-type="float">
            <text:p>6,6381462956</text:p>
          </table:table-cell>
          <table:table-cell table:formula="of:=1/[.B246]" office:value-type="float" office:value="0.150644465407872" calcext:value-type="float">
            <text:p>0,1506444654</text:p>
          </table:table-cell>
          <table:table-cell table:formula="of:=[.C246]/MAX([.C$2:.C$388])" office:value-type="float" office:value="0.876874537436894" calcext:value-type="float">
            <text:p>0,8768745374</text:p>
          </table:table-cell>
          <table:table-cell table:formula="of:=[.A246]*(24/4)*365" office:value-type="float" office:value="297160.59064973" calcext:value-type="float">
            <text:p>297160,59064973</text:p>
          </table:table-cell>
          <table:table-cell table:number-columns-repeated="2"/>
        </table:table-row>
        <table:table-row table:style-name="ro1">
          <table:table-cell office:value-type="float" office:value="135.681823063039" calcext:value-type="float">
            <text:p>135,681823063</text:p>
          </table:table-cell>
          <table:table-cell office:value-type="float" office:value="6.63822385532297" calcext:value-type="float">
            <text:p>6,6382238553</text:p>
          </table:table-cell>
          <table:table-cell table:formula="of:=1/[.B247]" office:value-type="float" office:value="0.150642705307103" calcext:value-type="float">
            <text:p>0,1506427053</text:p>
          </table:table-cell>
          <table:table-cell table:formula="of:=[.C247]/MAX([.C$2:.C$388])" office:value-type="float" office:value="0.876864292204564" calcext:value-type="float">
            <text:p>0,8768642922</text:p>
          </table:table-cell>
          <table:table-cell table:formula="of:=[.A247]*(24/4)*365" office:value-type="float" office:value="297143.192508055" calcext:value-type="float">
            <text:p>297143,192508055</text:p>
          </table:table-cell>
          <table:table-cell table:number-columns-repeated="2"/>
        </table:table-row>
        <table:table-row table:style-name="ro1">
          <table:table-cell office:value-type="float" office:value="135.672260035667" calcext:value-type="float">
            <text:p>135,6722600357</text:p>
          </table:table-cell>
          <table:table-cell office:value-type="float" office:value="6.64074768777755" calcext:value-type="float">
            <text:p>6,6407476878</text:p>
          </table:table-cell>
          <table:table-cell table:formula="of:=1/[.B248]" office:value-type="float" office:value="0.150585453177287" calcext:value-type="float">
            <text:p>0,1505854532</text:p>
          </table:table-cell>
          <table:table-cell table:formula="of:=[.C248]/MAX([.C$2:.C$388])" office:value-type="float" office:value="0.87653103777856" calcext:value-type="float">
            <text:p>0,8765310378</text:p>
          </table:table-cell>
          <table:table-cell table:formula="of:=[.A248]*(24/4)*365" office:value-type="float" office:value="297122.249478111" calcext:value-type="float">
            <text:p>297122,249478111</text:p>
          </table:table-cell>
          <table:table-cell table:number-columns-repeated="2"/>
        </table:table-row>
        <table:table-row table:style-name="ro1">
          <table:table-cell office:value-type="float" office:value="135.654470515528" calcext:value-type="float">
            <text:p>135,6544705155</text:p>
          </table:table-cell>
          <table:table-cell office:value-type="float" office:value="6.6440352967305" calcext:value-type="float">
            <text:p>6,6440352967</text:p>
          </table:table-cell>
          <table:table-cell table:formula="of:=1/[.B249]" office:value-type="float" office:value="0.150510940315458" calcext:value-type="float">
            <text:p>0,1505109403</text:p>
          </table:table-cell>
          <table:table-cell table:formula="of:=[.C249]/MAX([.C$2:.C$388])" office:value-type="float" office:value="0.876097311713204" calcext:value-type="float">
            <text:p>0,8760973117</text:p>
          </table:table-cell>
          <table:table-cell table:formula="of:=[.A249]*(24/4)*365" office:value-type="float" office:value="297083.290429006" calcext:value-type="float">
            <text:p>297083,290429006</text:p>
          </table:table-cell>
          <table:table-cell table:number-columns-repeated="2"/>
        </table:table-row>
        <table:table-row table:style-name="ro1">
          <table:table-cell office:value-type="float" office:value="135.643744544736" calcext:value-type="float">
            <text:p>135,6437445447</text:p>
          </table:table-cell>
          <table:table-cell office:value-type="float" office:value="6.6470421015836" calcext:value-type="float">
            <text:p>6,6470421016</text:p>
          </table:table-cell>
          <table:table-cell table:formula="of:=1/[.B250]" office:value-type="float" office:value="0.15044285634384" calcext:value-type="float">
            <text:p>0,1504428563</text:p>
          </table:table-cell>
          <table:table-cell table:formula="of:=[.C250]/MAX([.C$2:.C$388])" office:value-type="float" office:value="0.875701007069967" calcext:value-type="float">
            <text:p>0,8757010071</text:p>
          </table:table-cell>
          <table:table-cell table:formula="of:=[.A250]*(24/4)*365" office:value-type="float" office:value="297059.800552972" calcext:value-type="float">
            <text:p>297059,800552972</text:p>
          </table:table-cell>
          <table:table-cell table:number-columns-repeated="2"/>
        </table:table-row>
        <table:table-row table:style-name="ro1">
          <table:table-cell office:value-type="float" office:value="135.633392786882" calcext:value-type="float">
            <text:p>135,6333927869</text:p>
          </table:table-cell>
          <table:table-cell office:value-type="float" office:value="6.64707197487533" calcext:value-type="float">
            <text:p>6,6470719749</text:p>
          </table:table-cell>
          <table:table-cell table:formula="of:=1/[.B251]" office:value-type="float" office:value="0.150442180223083" calcext:value-type="float">
            <text:p>0,1504421802</text:p>
          </table:table-cell>
          <table:table-cell table:formula="of:=[.C251]/MAX([.C$2:.C$388])" office:value-type="float" office:value="0.875697071491753" calcext:value-type="float">
            <text:p>0,8756970715</text:p>
          </table:table-cell>
          <table:table-cell table:formula="of:=[.A251]*(24/4)*365" office:value-type="float" office:value="297037.130203272" calcext:value-type="float">
            <text:p>297037,130203272</text:p>
          </table:table-cell>
          <table:table-cell table:number-columns-repeated="2"/>
        </table:table-row>
        <table:table-row table:style-name="ro1">
          <table:table-cell office:value-type="float" office:value="135.617518321547" calcext:value-type="float">
            <text:p>135,6175183215</text:p>
          </table:table-cell>
          <table:table-cell office:value-type="float" office:value="6.64974514688654" calcext:value-type="float">
            <text:p>6,6497451469</text:p>
          </table:table-cell>
          <table:table-cell table:formula="of:=1/[.B252]" office:value-type="float" office:value="0.150381703044395" calcext:value-type="float">
            <text:p>0,150381703</text:p>
          </table:table-cell>
          <table:table-cell table:formula="of:=[.C252]/MAX([.C$2:.C$388])" office:value-type="float" office:value="0.875345044632061" calcext:value-type="float">
            <text:p>0,8753450446</text:p>
          </table:table-cell>
          <table:table-cell table:formula="of:=[.A252]*(24/4)*365" office:value-type="float" office:value="297002.365124188" calcext:value-type="float">
            <text:p>297002,365124188</text:p>
          </table:table-cell>
          <table:table-cell table:number-columns-repeated="2"/>
        </table:table-row>
        <table:table-row table:style-name="ro1">
          <table:table-cell office:value-type="float" office:value="135.600837146414" calcext:value-type="float">
            <text:p>135,6008371464</text:p>
          </table:table-cell>
          <table:table-cell office:value-type="float" office:value="6.65430560637216" calcext:value-type="float">
            <text:p>6,6543056064</text:p>
          </table:table-cell>
          <table:table-cell table:formula="of:=1/[.B253]" office:value-type="float" office:value="0.15027864050043" calcext:value-type="float">
            <text:p>0,1502786405</text:p>
          </table:table-cell>
          <table:table-cell table:formula="of:=[.C253]/MAX([.C$2:.C$388])" office:value-type="float" office:value="0.874745135964181" calcext:value-type="float">
            <text:p>0,874745136</text:p>
          </table:table-cell>
          <table:table-cell table:formula="of:=[.A253]*(24/4)*365" office:value-type="float" office:value="296965.833350647" calcext:value-type="float">
            <text:p>296965,833350647</text:p>
          </table:table-cell>
          <table:table-cell table:number-columns-repeated="2"/>
        </table:table-row>
        <table:table-row table:style-name="ro1">
          <table:table-cell office:value-type="float" office:value="135.589248693395" calcext:value-type="float">
            <text:p>135,5892486934</text:p>
          </table:table-cell>
          <table:table-cell office:value-type="float" office:value="6.65759385828221" calcext:value-type="float">
            <text:p>6,6575938583</text:p>
          </table:table-cell>
          <table:table-cell table:formula="of:=1/[.B254]" office:value-type="float" office:value="0.150204416383252" calcext:value-type="float">
            <text:p>0,1502044164</text:p>
          </table:table-cell>
          <table:table-cell table:formula="of:=[.C254]/MAX([.C$2:.C$388])" office:value-type="float" office:value="0.874313090629881" calcext:value-type="float">
            <text:p>0,8743130906</text:p>
          </table:table-cell>
          <table:table-cell table:formula="of:=[.A254]*(24/4)*365" office:value-type="float" office:value="296940.454638535" calcext:value-type="float">
            <text:p>296940,454638535</text:p>
          </table:table-cell>
          <table:table-cell table:number-columns-repeated="2"/>
        </table:table-row>
        <table:table-row table:style-name="ro1">
          <table:table-cell office:value-type="float" office:value="135.561775662307" calcext:value-type="float">
            <text:p>135,5617756623</text:p>
          </table:table-cell>
          <table:table-cell office:value-type="float" office:value="6.65942237033426" calcext:value-type="float">
            <text:p>6,6594223703</text:p>
          </table:table-cell>
          <table:table-cell table:formula="of:=1/[.B255]" office:value-type="float" office:value="0.150163173979578" calcext:value-type="float">
            <text:p>0,150163174</text:p>
          </table:table-cell>
          <table:table-cell table:formula="of:=[.C255]/MAX([.C$2:.C$388])" office:value-type="float" office:value="0.874073025961419" calcext:value-type="float">
            <text:p>0,874073026</text:p>
          </table:table-cell>
          <table:table-cell table:formula="of:=[.A255]*(24/4)*365" office:value-type="float" office:value="296880.288700452" calcext:value-type="float">
            <text:p>296880,288700452</text:p>
          </table:table-cell>
          <table:table-cell table:number-columns-repeated="2"/>
        </table:table-row>
        <table:table-row table:style-name="ro1">
          <table:table-cell office:value-type="float" office:value="135.560549235978" calcext:value-type="float">
            <text:p>135,560549236</text:p>
          </table:table-cell>
          <table:table-cell office:value-type="float" office:value="6.66208870117467" calcext:value-type="float">
            <text:p>6,6620887012</text:p>
          </table:table-cell>
          <table:table-cell table:formula="of:=1/[.B256]" office:value-type="float" office:value="0.150103075004642" calcext:value-type="float">
            <text:p>0,150103075</text:p>
          </table:table-cell>
          <table:table-cell table:formula="of:=[.C256]/MAX([.C$2:.C$388])" office:value-type="float" office:value="0.873723200558241" calcext:value-type="float">
            <text:p>0,8737232006</text:p>
          </table:table-cell>
          <table:table-cell table:formula="of:=[.A256]*(24/4)*365" office:value-type="float" office:value="296877.602826792" calcext:value-type="float">
            <text:p>296877,602826792</text:p>
          </table:table-cell>
          <table:table-cell table:number-columns-repeated="2"/>
        </table:table-row>
        <table:table-row table:style-name="ro1">
          <table:table-cell office:value-type="float" office:value="135.550535708948" calcext:value-type="float">
            <text:p>135,5505357089</text:p>
          </table:table-cell>
          <table:table-cell office:value-type="float" office:value="6.6633066649646" calcext:value-type="float">
            <text:p>6,663306665</text:p>
          </table:table-cell>
          <table:table-cell table:formula="of:=1/[.B257]" office:value-type="float" office:value="0.150075638159948" calcext:value-type="float">
            <text:p>0,1500756382</text:p>
          </table:table-cell>
          <table:table-cell table:formula="of:=[.C257]/MAX([.C$2:.C$388])" office:value-type="float" office:value="0.873563495583788" calcext:value-type="float">
            <text:p>0,8735634956</text:p>
          </table:table-cell>
          <table:table-cell table:formula="of:=[.A257]*(24/4)*365" office:value-type="float" office:value="296855.673202596" calcext:value-type="float">
            <text:p>296855,673202596</text:p>
          </table:table-cell>
          <table:table-cell table:number-columns-repeated="2"/>
        </table:table-row>
        <table:table-row table:style-name="ro1">
          <table:table-cell office:value-type="float" office:value="135.529159759672" calcext:value-type="float">
            <text:p>135,5291597597</text:p>
          </table:table-cell>
          <table:table-cell office:value-type="float" office:value="6.66652882680688" calcext:value-type="float">
            <text:p>6,6665288268</text:p>
          </table:table-cell>
          <table:table-cell table:formula="of:=1/[.B258]" office:value-type="float" office:value="0.150003101460971" calcext:value-type="float">
            <text:p>0,1500031015</text:p>
          </table:table-cell>
          <table:table-cell table:formula="of:=[.C258]/MAX([.C$2:.C$388])" office:value-type="float" office:value="0.873141272409569" calcext:value-type="float">
            <text:p>0,8731412724</text:p>
          </table:table-cell>
          <table:table-cell table:formula="of:=[.A258]*(24/4)*365" office:value-type="float" office:value="296808.859873682" calcext:value-type="float">
            <text:p>296808,859873682</text:p>
          </table:table-cell>
          <table:table-cell table:number-columns-repeated="2"/>
        </table:table-row>
        <table:table-row table:style-name="ro1">
          <table:table-cell office:value-type="float" office:value="135.527715789035" calcext:value-type="float">
            <text:p>135,527715789</text:p>
          </table:table-cell>
          <table:table-cell office:value-type="float" office:value="6.66785195981024" calcext:value-type="float">
            <text:p>6,6678519598</text:p>
          </table:table-cell>
          <table:table-cell table:formula="of:=1/[.B259]" office:value-type="float" office:value="0.149973335645031" calcext:value-type="float">
            <text:p>0,1499733356</text:p>
          </table:table-cell>
          <table:table-cell table:formula="of:=[.C259]/MAX([.C$2:.C$388])" office:value-type="float" office:value="0.872968010909301" calcext:value-type="float">
            <text:p>0,8729680109</text:p>
          </table:table-cell>
          <table:table-cell table:formula="of:=[.A259]*(24/4)*365" office:value-type="float" office:value="296805.697577987" calcext:value-type="float">
            <text:p>296805,697577987</text:p>
          </table:table-cell>
          <table:table-cell table:number-columns-repeated="2"/>
        </table:table-row>
        <table:table-row table:style-name="ro1">
          <table:table-cell office:value-type="float" office:value="135.499074178605" calcext:value-type="float">
            <text:p>135,4990741786</text:p>
          </table:table-cell>
          <table:table-cell office:value-type="float" office:value="6.6716654471125" calcext:value-type="float">
            <text:p>6,6716654471</text:p>
          </table:table-cell>
          <table:table-cell table:formula="of:=1/[.B260]" office:value-type="float" office:value="0.149887611710626" calcext:value-type="float">
            <text:p>0,1498876117</text:p>
          </table:table-cell>
          <table:table-cell table:formula="of:=[.C260]/MAX([.C$2:.C$388])" office:value-type="float" office:value="0.872469027192076" calcext:value-type="float">
            <text:p>0,8724690272</text:p>
          </table:table-cell>
          <table:table-cell table:formula="of:=[.A260]*(24/4)*365" office:value-type="float" office:value="296742.972451145" calcext:value-type="float">
            <text:p>296742,972451145</text:p>
          </table:table-cell>
          <table:table-cell table:number-columns-repeated="2"/>
        </table:table-row>
        <table:table-row table:style-name="ro1">
          <table:table-cell office:value-type="float" office:value="135.493438801148" calcext:value-type="float">
            <text:p>135,4934388011</text:p>
          </table:table-cell>
          <table:table-cell office:value-type="float" office:value="6.67552184843607" calcext:value-type="float">
            <text:p>6,6755218484</text:p>
          </table:table-cell>
          <table:table-cell table:formula="of:=1/[.B261]" office:value-type="float" office:value="0.149801022707203" calcext:value-type="float">
            <text:p>0,1498010227</text:p>
          </table:table-cell>
          <table:table-cell table:formula="of:=[.C261]/MAX([.C$2:.C$388])" office:value-type="float" office:value="0.871965008062542" calcext:value-type="float">
            <text:p>0,8719650081</text:p>
          </table:table-cell>
          <table:table-cell table:formula="of:=[.A261]*(24/4)*365" office:value-type="float" office:value="296730.630974514" calcext:value-type="float">
            <text:p>296730,630974514</text:p>
          </table:table-cell>
          <table:table-cell table:number-columns-repeated="2"/>
        </table:table-row>
        <table:table-row table:style-name="ro1">
          <table:table-cell office:value-type="float" office:value="135.474362981323" calcext:value-type="float">
            <text:p>135,4743629813</text:p>
          </table:table-cell>
          <table:table-cell office:value-type="float" office:value="6.67593735069577" calcext:value-type="float">
            <text:p>6,6759373507</text:p>
          </table:table-cell>
          <table:table-cell table:formula="of:=1/[.B262]" office:value-type="float" office:value="0.149791699272879" calcext:value-type="float">
            <text:p>0,1497916993</text:p>
          </table:table-cell>
          <table:table-cell table:formula="of:=[.C262]/MAX([.C$2:.C$388])" office:value-type="float" office:value="0.871910738015925" calcext:value-type="float">
            <text:p>0,871910738</text:p>
          </table:table-cell>
          <table:table-cell table:formula="of:=[.A262]*(24/4)*365" office:value-type="float" office:value="296688.854929097" calcext:value-type="float">
            <text:p>296688,854929097</text:p>
          </table:table-cell>
          <table:table-cell table:number-columns-repeated="2"/>
        </table:table-row>
        <table:table-row table:style-name="ro1">
          <table:table-cell office:value-type="float" office:value="135.466730450349" calcext:value-type="float">
            <text:p>135,4667304503</text:p>
          </table:table-cell>
          <table:table-cell office:value-type="float" office:value="6.67829371973702" calcext:value-type="float">
            <text:p>6,6782937197</text:p>
          </table:table-cell>
          <table:table-cell table:formula="of:=1/[.B263]" office:value-type="float" office:value="0.149738846772283" calcext:value-type="float">
            <text:p>0,1497388468</text:p>
          </table:table-cell>
          <table:table-cell table:formula="of:=[.C263]/MAX([.C$2:.C$388])" office:value-type="float" office:value="0.871603093046115" calcext:value-type="float">
            <text:p>0,871603093</text:p>
          </table:table-cell>
          <table:table-cell table:formula="of:=[.A263]*(24/4)*365" office:value-type="float" office:value="296672.139686264" calcext:value-type="float">
            <text:p>296672,139686264</text:p>
          </table:table-cell>
          <table:table-cell table:number-columns-repeated="2"/>
        </table:table-row>
        <table:table-row table:style-name="ro1">
          <table:table-cell office:value-type="float" office:value="135.45720378125" calcext:value-type="float">
            <text:p>135,4572037813</text:p>
          </table:table-cell>
          <table:table-cell office:value-type="float" office:value="6.68331248251539" calcext:value-type="float">
            <text:p>6,6833124825</text:p>
          </table:table-cell>
          <table:table-cell table:formula="of:=1/[.B264]" office:value-type="float" office:value="0.149626401970005" calcext:value-type="float">
            <text:p>0,149626402</text:p>
          </table:table-cell>
          <table:table-cell table:formula="of:=[.C264]/MAX([.C$2:.C$388])" office:value-type="float" office:value="0.870948571927682" calcext:value-type="float">
            <text:p>0,8709485719</text:p>
          </table:table-cell>
          <table:table-cell table:formula="of:=[.A264]*(24/4)*365" office:value-type="float" office:value="296651.276280938" calcext:value-type="float">
            <text:p>296651,276280938</text:p>
          </table:table-cell>
          <table:table-cell table:number-columns-repeated="2"/>
        </table:table-row>
        <table:table-row table:style-name="ro1">
          <table:table-cell office:value-type="float" office:value="135.43006753157" calcext:value-type="float">
            <text:p>135,4300675316</text:p>
          </table:table-cell>
          <table:table-cell office:value-type="float" office:value="6.68417031636888" calcext:value-type="float">
            <text:p>6,6841703164</text:p>
          </table:table-cell>
          <table:table-cell table:formula="of:=1/[.B265]" office:value-type="float" office:value="0.149607199198844" calcext:value-type="float">
            <text:p>0,1496071992</text:p>
          </table:table-cell>
          <table:table-cell table:formula="of:=[.C265]/MAX([.C$2:.C$388])" office:value-type="float" office:value="0.870836796025171" calcext:value-type="float">
            <text:p>0,870836796</text:p>
          </table:table-cell>
          <table:table-cell table:formula="of:=[.A265]*(24/4)*365" office:value-type="float" office:value="296591.847894138" calcext:value-type="float">
            <text:p>296591,847894138</text:p>
          </table:table-cell>
          <table:table-cell table:number-columns-repeated="2"/>
        </table:table-row>
        <table:table-row table:style-name="ro1">
          <table:table-cell office:value-type="float" office:value="135.421816267691" calcext:value-type="float">
            <text:p>135,4218162677</text:p>
          </table:table-cell>
          <table:table-cell office:value-type="float" office:value="6.68871508662609" calcext:value-type="float">
            <text:p>6,6887150866</text:p>
          </table:table-cell>
          <table:table-cell table:formula="of:=1/[.B266]" office:value-type="float" office:value="0.149505545840856" calcext:value-type="float">
            <text:p>0,1495055458</text:p>
          </table:table-cell>
          <table:table-cell table:formula="of:=[.C266]/MAX([.C$2:.C$388])" office:value-type="float" office:value="0.870245089977268" calcext:value-type="float">
            <text:p>0,87024509</text:p>
          </table:table-cell>
          <table:table-cell table:formula="of:=[.A266]*(24/4)*365" office:value-type="float" office:value="296573.777626243" calcext:value-type="float">
            <text:p>296573,777626243</text:p>
          </table:table-cell>
          <table:table-cell table:number-columns-repeated="2"/>
        </table:table-row>
        <table:table-row table:style-name="ro1">
          <table:table-cell office:value-type="float" office:value="135.39377632175" calcext:value-type="float">
            <text:p>135,3937763218</text:p>
          </table:table-cell>
          <table:table-cell office:value-type="float" office:value="6.68921773512491" calcext:value-type="float">
            <text:p>6,6892177351</text:p>
          </table:table-cell>
          <table:table-cell table:formula="of:=1/[.B267]" office:value-type="float" office:value="0.149494311531979" calcext:value-type="float">
            <text:p>0,1494943115</text:p>
          </table:table-cell>
          <table:table-cell table:formula="of:=[.C267]/MAX([.C$2:.C$388])" office:value-type="float" office:value="0.870179697071041" calcext:value-type="float">
            <text:p>0,8701796971</text:p>
          </table:table-cell>
          <table:table-cell table:formula="of:=[.A267]*(24/4)*365" office:value-type="float" office:value="296512.370144633" calcext:value-type="float">
            <text:p>296512,370144633</text:p>
          </table:table-cell>
          <table:table-cell table:number-columns-repeated="2"/>
        </table:table-row>
        <table:table-row table:style-name="ro1">
          <table:table-cell office:value-type="float" office:value="135.39262699128" calcext:value-type="float">
            <text:p>135,3926269913</text:p>
          </table:table-cell>
          <table:table-cell office:value-type="float" office:value="6.69017493543694" calcext:value-type="float">
            <text:p>6,6901749354</text:p>
          </table:table-cell>
          <table:table-cell table:formula="of:=1/[.B268]" office:value-type="float" office:value="0.149472922554407" calcext:value-type="float">
            <text:p>0,1494729226</text:p>
          </table:table-cell>
          <table:table-cell table:formula="of:=[.C268]/MAX([.C$2:.C$388])" office:value-type="float" office:value="0.870055195651333" calcext:value-type="float">
            <text:p>0,8700551957</text:p>
          </table:table-cell>
          <table:table-cell table:formula="of:=[.A268]*(24/4)*365" office:value-type="float" office:value="296509.853110903" calcext:value-type="float">
            <text:p>296509,853110903</text:p>
          </table:table-cell>
          <table:table-cell table:number-columns-repeated="2"/>
        </table:table-row>
        <table:table-row table:style-name="ro1">
          <table:table-cell office:value-type="float" office:value="135.381940421246" calcext:value-type="float">
            <text:p>135,3819404212</text:p>
          </table:table-cell>
          <table:table-cell office:value-type="float" office:value="6.69037114763973" calcext:value-type="float">
            <text:p>6,6903711476</text:p>
          </table:table-cell>
          <table:table-cell table:formula="of:=1/[.B269]" office:value-type="float" office:value="0.149468538879609" calcext:value-type="float">
            <text:p>0,1494685389</text:p>
          </table:table-cell>
          <table:table-cell table:formula="of:=[.C269]/MAX([.C$2:.C$388])" office:value-type="float" office:value="0.870029679062982" calcext:value-type="float">
            <text:p>0,8700296791</text:p>
          </table:table-cell>
          <table:table-cell table:formula="of:=[.A269]*(24/4)*365" office:value-type="float" office:value="296486.449522529" calcext:value-type="float">
            <text:p>296486,449522529</text:p>
          </table:table-cell>
          <table:table-cell table:number-columns-repeated="2"/>
        </table:table-row>
        <table:table-row table:style-name="ro1">
          <table:table-cell office:value-type="float" office:value="135.341560851801" calcext:value-type="float">
            <text:p>135,3415608518</text:p>
          </table:table-cell>
          <table:table-cell office:value-type="float" office:value="6.69804470703926" calcext:value-type="float">
            <text:p>6,698044707</text:p>
          </table:table-cell>
          <table:table-cell table:formula="of:=1/[.B270]" office:value-type="float" office:value="0.149297301486963" calcext:value-type="float">
            <text:p>0,1492973015</text:p>
          </table:table-cell>
          <table:table-cell table:formula="of:=[.C270]/MAX([.C$2:.C$388])" office:value-type="float" office:value="0.869032936772709" calcext:value-type="float">
            <text:p>0,8690329368</text:p>
          </table:table-cell>
          <table:table-cell table:formula="of:=[.A270]*(24/4)*365" office:value-type="float" office:value="296398.018265444" calcext:value-type="float">
            <text:p>296398,018265444</text:p>
          </table:table-cell>
          <table:table-cell table:number-columns-repeated="2"/>
        </table:table-row>
        <table:table-row table:style-name="ro1">
          <table:table-cell office:value-type="float" office:value="135.33268896902" calcext:value-type="float">
            <text:p>135,332688969</text:p>
          </table:table-cell>
          <table:table-cell office:value-type="float" office:value="6.69958068169759" calcext:value-type="float">
            <text:p>6,6995806817</text:p>
          </table:table-cell>
          <table:table-cell table:formula="of:=1/[.B271]" office:value-type="float" office:value="0.149263072946024" calcext:value-type="float">
            <text:p>0,1492630729</text:p>
          </table:table-cell>
          <table:table-cell table:formula="of:=[.C271]/MAX([.C$2:.C$388])" office:value-type="float" office:value="0.868833698546982" calcext:value-type="float">
            <text:p>0,8688336985</text:p>
          </table:table-cell>
          <table:table-cell table:formula="of:=[.A271]*(24/4)*365" office:value-type="float" office:value="296378.588842154" calcext:value-type="float">
            <text:p>296378,588842154</text:p>
          </table:table-cell>
          <table:table-cell table:number-columns-repeated="2"/>
        </table:table-row>
        <table:table-row table:style-name="ro1">
          <table:table-cell office:value-type="float" office:value="135.329164743664" calcext:value-type="float">
            <text:p>135,3291647437</text:p>
          </table:table-cell>
          <table:table-cell office:value-type="float" office:value="6.70081867400362" calcext:value-type="float">
            <text:p>6,700818674</text:p>
          </table:table-cell>
          <table:table-cell table:formula="of:=1/[.B272]" office:value-type="float" office:value="0.149235496235644" calcext:value-type="float">
            <text:p>0,1492354962</text:p>
          </table:table-cell>
          <table:table-cell table:formula="of:=[.C272]/MAX([.C$2:.C$388])" office:value-type="float" office:value="0.86867317943934" calcext:value-type="float">
            <text:p>0,8686731794</text:p>
          </table:table-cell>
          <table:table-cell table:formula="of:=[.A272]*(24/4)*365" office:value-type="float" office:value="296370.870788624" calcext:value-type="float">
            <text:p>296370,870788624</text:p>
          </table:table-cell>
          <table:table-cell table:number-columns-repeated="2"/>
        </table:table-row>
        <table:table-row table:style-name="ro1">
          <table:table-cell office:value-type="float" office:value="135.301214822108" calcext:value-type="float">
            <text:p>135,3012148221</text:p>
          </table:table-cell>
          <table:table-cell office:value-type="float" office:value="6.70540899467508" calcext:value-type="float">
            <text:p>6,7054089947</text:p>
          </table:table-cell>
          <table:table-cell table:formula="of:=1/[.B273]" office:value-type="float" office:value="0.149133334117892" calcext:value-type="float">
            <text:p>0,1491333341</text:p>
          </table:table-cell>
          <table:table-cell table:formula="of:=[.C273]/MAX([.C$2:.C$388])" office:value-type="float" office:value="0.868078511991689" calcext:value-type="float">
            <text:p>0,868078512</text:p>
          </table:table-cell>
          <table:table-cell table:formula="of:=[.A273]*(24/4)*365" office:value-type="float" office:value="296309.660460416" calcext:value-type="float">
            <text:p>296309,660460416</text:p>
          </table:table-cell>
          <table:table-cell table:number-columns-repeated="2"/>
        </table:table-row>
        <table:table-row table:style-name="ro1">
          <table:table-cell office:value-type="float" office:value="135.298884146835" calcext:value-type="float">
            <text:p>135,2988841468</text:p>
          </table:table-cell>
          <table:table-cell office:value-type="float" office:value="6.70600265657109" calcext:value-type="float">
            <text:p>6,7060026566</text:p>
          </table:table-cell>
          <table:table-cell table:formula="of:=1/[.B274]" office:value-type="float" office:value="0.149120131800145" calcext:value-type="float">
            <text:p>0,1491201318</text:p>
          </table:table-cell>
          <table:table-cell table:formula="of:=[.C274]/MAX([.C$2:.C$388])" office:value-type="float" office:value="0.868001663657188" calcext:value-type="float">
            <text:p>0,8680016637</text:p>
          </table:table-cell>
          <table:table-cell table:formula="of:=[.A274]*(24/4)*365" office:value-type="float" office:value="296304.556281569" calcext:value-type="float">
            <text:p>296304,556281569</text:p>
          </table:table-cell>
          <table:table-cell table:number-columns-repeated="2"/>
        </table:table-row>
        <table:table-row table:style-name="ro1">
          <table:table-cell office:value-type="float" office:value="135.288287421566" calcext:value-type="float">
            <text:p>135,2882874216</text:p>
          </table:table-cell>
          <table:table-cell office:value-type="float" office:value="6.70746096255414" calcext:value-type="float">
            <text:p>6,7074609626</text:p>
          </table:table-cell>
          <table:table-cell table:formula="of:=1/[.B275]" office:value-type="float" office:value="0.149087710772037" calcext:value-type="float">
            <text:p>0,1490877108</text:p>
          </table:table-cell>
          <table:table-cell table:formula="of:=[.C275]/MAX([.C$2:.C$388])" office:value-type="float" office:value="0.867812946640947" calcext:value-type="float">
            <text:p>0,8678129466</text:p>
          </table:table-cell>
          <table:table-cell table:formula="of:=[.A275]*(24/4)*365" office:value-type="float" office:value="296281.34945323" calcext:value-type="float">
            <text:p>296281,34945323</text:p>
          </table:table-cell>
          <table:table-cell table:number-columns-repeated="2"/>
        </table:table-row>
        <table:table-row table:style-name="ro1">
          <table:table-cell office:value-type="float" office:value="135.279503342938" calcext:value-type="float">
            <text:p>135,2795033429</text:p>
          </table:table-cell>
          <table:table-cell office:value-type="float" office:value="6.71548120494087" calcext:value-type="float">
            <text:p>6,7154812049</text:p>
          </table:table-cell>
          <table:table-cell table:formula="of:=1/[.B276]" office:value-type="float" office:value="0.148909656580418" calcext:value-type="float">
            <text:p>0,1489096566</text:p>
          </table:table-cell>
          <table:table-cell table:formula="of:=[.C276]/MAX([.C$2:.C$388])" office:value-type="float" office:value="0.866776524980905" calcext:value-type="float">
            <text:p>0,866776525</text:p>
          </table:table-cell>
          <table:table-cell table:formula="of:=[.A276]*(24/4)*365" office:value-type="float" office:value="296262.112321034" calcext:value-type="float">
            <text:p>296262,112321034</text:p>
          </table:table-cell>
          <table:table-cell table:number-columns-repeated="2"/>
        </table:table-row>
        <table:table-row table:style-name="ro1">
          <table:table-cell office:value-type="float" office:value="135.250410314342" calcext:value-type="float">
            <text:p>135,2504103143</text:p>
          </table:table-cell>
          <table:table-cell office:value-type="float" office:value="6.7164275032299" calcext:value-type="float">
            <text:p>6,7164275032</text:p>
          </table:table-cell>
          <table:table-cell table:formula="of:=1/[.B277]" office:value-type="float" office:value="0.148888676237346" calcext:value-type="float">
            <text:p>0,1488886762</text:p>
          </table:table-cell>
          <table:table-cell table:formula="of:=[.C277]/MAX([.C$2:.C$388])" office:value-type="float" office:value="0.866654402149658" calcext:value-type="float">
            <text:p>0,8666544021</text:p>
          </table:table-cell>
          <table:table-cell table:formula="of:=[.A277]*(24/4)*365" office:value-type="float" office:value="296198.398588409" calcext:value-type="float">
            <text:p>296198,398588409</text:p>
          </table:table-cell>
          <table:table-cell table:number-columns-repeated="2"/>
        </table:table-row>
        <table:table-row table:style-name="ro1">
          <table:table-cell office:value-type="float" office:value="135.242412105441" calcext:value-type="float">
            <text:p>135,2424121054</text:p>
          </table:table-cell>
          <table:table-cell office:value-type="float" office:value="6.71743137173307" calcext:value-type="float">
            <text:p>6,7174313717</text:p>
          </table:table-cell>
          <table:table-cell table:formula="of:=1/[.B278]" office:value-type="float" office:value="0.148866425968711" calcext:value-type="float">
            <text:p>0,148866426</text:p>
          </table:table-cell>
          <table:table-cell table:formula="of:=[.C278]/MAX([.C$2:.C$388])" office:value-type="float" office:value="0.866524887308448" calcext:value-type="float">
            <text:p>0,8665248873</text:p>
          </table:table-cell>
          <table:table-cell table:formula="of:=[.A278]*(24/4)*365" office:value-type="float" office:value="296180.882510916" calcext:value-type="float">
            <text:p>296180,882510916</text:p>
          </table:table-cell>
          <table:table-cell table:number-columns-repeated="2"/>
        </table:table-row>
        <table:table-row table:style-name="ro1">
          <table:table-cell office:value-type="float" office:value="135.220673573186" calcext:value-type="float">
            <text:p>135,2206735732</text:p>
          </table:table-cell>
          <table:table-cell office:value-type="float" office:value="6.71987103061614" calcext:value-type="float">
            <text:p>6,7198710306</text:p>
          </table:table-cell>
          <table:table-cell table:formula="of:=1/[.B279]" office:value-type="float" office:value="0.148812379797758" calcext:value-type="float">
            <text:p>0,1488123798</text:p>
          </table:table-cell>
          <table:table-cell table:formula="of:=[.C279]/MAX([.C$2:.C$388])" office:value-type="float" office:value="0.866210294196602" calcext:value-type="float">
            <text:p>0,8662102942</text:p>
          </table:table-cell>
          <table:table-cell table:formula="of:=[.A279]*(24/4)*365" office:value-type="float" office:value="296133.275125277" calcext:value-type="float">
            <text:p>296133,275125277</text:p>
          </table:table-cell>
          <table:table-cell table:number-columns-repeated="2"/>
        </table:table-row>
        <table:table-row table:style-name="ro1">
          <table:table-cell office:value-type="float" office:value="135.208942458479" calcext:value-type="float">
            <text:p>135,2089424585</text:p>
          </table:table-cell>
          <table:table-cell office:value-type="float" office:value="6.72342685085713" calcext:value-type="float">
            <text:p>6,7234268509</text:p>
          </table:table-cell>
          <table:table-cell table:formula="of:=1/[.B280]" office:value-type="float" office:value="0.148733677361644" calcext:value-type="float">
            <text:p>0,1487336774</text:p>
          </table:table-cell>
          <table:table-cell table:formula="of:=[.C280]/MAX([.C$2:.C$388])" office:value-type="float" office:value="0.865752181367329" calcext:value-type="float">
            <text:p>0,8657521814</text:p>
          </table:table-cell>
          <table:table-cell table:formula="of:=[.A280]*(24/4)*365" office:value-type="float" office:value="296107.583984069" calcext:value-type="float">
            <text:p>296107,583984069</text:p>
          </table:table-cell>
          <table:table-cell table:number-columns-repeated="2"/>
        </table:table-row>
        <table:table-row table:style-name="ro1">
          <table:table-cell office:value-type="float" office:value="135.205892038607" calcext:value-type="float">
            <text:p>135,2058920386</text:p>
          </table:table-cell>
          <table:table-cell office:value-type="float" office:value="6.72683709109173" calcext:value-type="float">
            <text:p>6,7268370911</text:p>
          </table:table-cell>
          <table:table-cell table:formula="of:=1/[.B281]" office:value-type="float" office:value="0.148658275272384" calcext:value-type="float">
            <text:p>0,1486582753</text:p>
          </table:table-cell>
          <table:table-cell table:formula="of:=[.C281]/MAX([.C$2:.C$388])" office:value-type="float" office:value="0.865313279267856" calcext:value-type="float">
            <text:p>0,8653132793</text:p>
          </table:table-cell>
          <table:table-cell table:formula="of:=[.A281]*(24/4)*365" office:value-type="float" office:value="296100.903564549" calcext:value-type="float">
            <text:p>296100,903564549</text:p>
          </table:table-cell>
          <table:table-cell table:number-columns-repeated="2"/>
        </table:table-row>
        <table:table-row table:style-name="ro1">
          <table:table-cell office:value-type="float" office:value="135.180212800206" calcext:value-type="float">
            <text:p>135,1802128002</text:p>
          </table:table-cell>
          <table:table-cell office:value-type="float" office:value="6.72705715189017" calcext:value-type="float">
            <text:p>6,7270571519</text:p>
          </table:table-cell>
          <table:table-cell table:formula="of:=1/[.B282]" office:value-type="float" office:value="0.148653412245653" calcext:value-type="float">
            <text:p>0,1486534122</text:p>
          </table:table-cell>
          <table:table-cell table:formula="of:=[.C282]/MAX([.C$2:.C$388])" office:value-type="float" office:value="0.865284972457487" calcext:value-type="float">
            <text:p>0,8652849725</text:p>
          </table:table-cell>
          <table:table-cell table:formula="of:=[.A282]*(24/4)*365" office:value-type="float" office:value="296044.666032451" calcext:value-type="float">
            <text:p>296044,666032451</text:p>
          </table:table-cell>
          <table:table-cell table:number-columns-repeated="2"/>
        </table:table-row>
        <table:table-row table:style-name="ro1">
          <table:table-cell office:value-type="float" office:value="135.163432452413" calcext:value-type="float">
            <text:p>135,1634324524</text:p>
          </table:table-cell>
          <table:table-cell office:value-type="float" office:value="6.73179932610736" calcext:value-type="float">
            <text:p>6,7317993261</text:p>
          </table:table-cell>
          <table:table-cell table:formula="of:=1/[.B283]" office:value-type="float" office:value="0.148548694272835" calcext:value-type="float">
            <text:p>0,1485486943</text:p>
          </table:table-cell>
          <table:table-cell table:formula="of:=[.C283]/MAX([.C$2:.C$388])" office:value-type="float" office:value="0.864675427833809" calcext:value-type="float">
            <text:p>0,8646754278</text:p>
          </table:table-cell>
          <table:table-cell table:formula="of:=[.A283]*(24/4)*365" office:value-type="float" office:value="296007.917070784" calcext:value-type="float">
            <text:p>296007,917070784</text:p>
          </table:table-cell>
          <table:table-cell table:number-columns-repeated="2"/>
        </table:table-row>
        <table:table-row table:style-name="ro1">
          <table:table-cell office:value-type="float" office:value="135.156328984297" calcext:value-type="float">
            <text:p>135,1563289843</text:p>
          </table:table-cell>
          <table:table-cell office:value-type="float" office:value="6.73590555794858" calcext:value-type="float">
            <text:p>6,7359055579</text:p>
          </table:table-cell>
          <table:table-cell table:formula="of:=1/[.B284]" office:value-type="float" office:value="0.14845813846365" calcext:value-type="float">
            <text:p>0,1484581385</text:p>
          </table:table-cell>
          <table:table-cell table:formula="of:=[.C284]/MAX([.C$2:.C$388])" office:value-type="float" office:value="0.86414831863616" calcext:value-type="float">
            <text:p>0,8641483186</text:p>
          </table:table-cell>
          <table:table-cell table:formula="of:=[.A284]*(24/4)*365" office:value-type="float" office:value="295992.36047561" calcext:value-type="float">
            <text:p>295992,36047561</text:p>
          </table:table-cell>
          <table:table-cell table:number-columns-repeated="2"/>
        </table:table-row>
        <table:table-row table:style-name="ro1">
          <table:table-cell office:value-type="float" office:value="135.113531403564" calcext:value-type="float">
            <text:p>135,1135314036</text:p>
          </table:table-cell>
          <table:table-cell office:value-type="float" office:value="6.73916895378406" calcext:value-type="float">
            <text:p>6,7391689538</text:p>
          </table:table-cell>
          <table:table-cell table:formula="of:=1/[.B285]" office:value-type="float" office:value="0.14838624863953" calcext:value-type="float">
            <text:p>0,1483862486</text:p>
          </table:table-cell>
          <table:table-cell table:formula="of:=[.C285]/MAX([.C$2:.C$388])" office:value-type="float" office:value="0.863729860804992" calcext:value-type="float">
            <text:p>0,8637298608</text:p>
          </table:table-cell>
          <table:table-cell table:formula="of:=[.A285]*(24/4)*365" office:value-type="float" office:value="295898.633773805" calcext:value-type="float">
            <text:p>295898,633773805</text:p>
          </table:table-cell>
          <table:table-cell table:number-columns-repeated="2"/>
        </table:table-row>
        <table:table-row table:style-name="ro1">
          <table:table-cell office:value-type="float" office:value="135.111884170947" calcext:value-type="float">
            <text:p>135,1118841709</text:p>
          </table:table-cell>
          <table:table-cell office:value-type="float" office:value="6.74329710131448" calcext:value-type="float">
            <text:p>6,7432971013</text:p>
          </table:table-cell>
          <table:table-cell table:formula="of:=1/[.B286]" office:value-type="float" office:value="0.148295408755617" calcext:value-type="float">
            <text:p>0,1482954088</text:p>
          </table:table-cell>
          <table:table-cell table:formula="of:=[.C286]/MAX([.C$2:.C$388])" office:value-type="float" office:value="0.863201098059074" calcext:value-type="float">
            <text:p>0,8632010981</text:p>
          </table:table-cell>
          <table:table-cell table:formula="of:=[.A286]*(24/4)*365" office:value-type="float" office:value="295895.026334374" calcext:value-type="float">
            <text:p>295895,026334374</text:p>
          </table:table-cell>
          <table:table-cell table:number-columns-repeated="2"/>
        </table:table-row>
        <table:table-row table:style-name="ro1">
          <table:table-cell office:value-type="float" office:value="135.075860743005" calcext:value-type="float">
            <text:p>135,075860743</text:p>
          </table:table-cell>
          <table:table-cell office:value-type="float" office:value="6.75164430889012" calcext:value-type="float">
            <text:p>6,7516443089</text:p>
          </table:table-cell>
          <table:table-cell table:formula="of:=1/[.B287]" office:value-type="float" office:value="0.148112067853347" calcext:value-type="float">
            <text:p>0,1481120679</text:p>
          </table:table-cell>
          <table:table-cell table:formula="of:=[.C287]/MAX([.C$2:.C$388])" office:value-type="float" office:value="0.862133903400207" calcext:value-type="float">
            <text:p>0,8621339034</text:p>
          </table:table-cell>
          <table:table-cell table:formula="of:=[.A287]*(24/4)*365" office:value-type="float" office:value="295816.135027181" calcext:value-type="float">
            <text:p>295816,135027181</text:p>
          </table:table-cell>
          <table:table-cell table:number-columns-repeated="2"/>
        </table:table-row>
        <table:table-row table:style-name="ro1">
          <table:table-cell office:value-type="float" office:value="135.055285614904" calcext:value-type="float">
            <text:p>135,0552856149</text:p>
          </table:table-cell>
          <table:table-cell office:value-type="float" office:value="6.75238530614615" calcext:value-type="float">
            <text:p>6,7523853061</text:p>
          </table:table-cell>
          <table:table-cell table:formula="of:=1/[.B288]" office:value-type="float" office:value="0.148095814243565" calcext:value-type="float">
            <text:p>0,1480958142</text:p>
          </table:table-cell>
          <table:table-cell table:formula="of:=[.C288]/MAX([.C$2:.C$388])" office:value-type="float" office:value="0.862039294039546" calcext:value-type="float">
            <text:p>0,862039294</text:p>
          </table:table-cell>
          <table:table-cell table:formula="of:=[.A288]*(24/4)*365" office:value-type="float" office:value="295771.07549664" calcext:value-type="float">
            <text:p>295771,07549664</text:p>
          </table:table-cell>
          <table:table-cell table:number-columns-repeated="2"/>
        </table:table-row>
        <table:table-row table:style-name="ro1">
          <table:table-cell office:value-type="float" office:value="135.037389953301" calcext:value-type="float">
            <text:p>135,0373899533</text:p>
          </table:table-cell>
          <table:table-cell office:value-type="float" office:value="6.75326477052792" calcext:value-type="float">
            <text:p>6,7532647705</text:p>
          </table:table-cell>
          <table:table-cell table:formula="of:=1/[.B289]" office:value-type="float" office:value="0.148076528017104" calcext:value-type="float">
            <text:p>0,148076528</text:p>
          </table:table-cell>
          <table:table-cell table:formula="of:=[.C289]/MAX([.C$2:.C$388])" office:value-type="float" office:value="0.861927032358632" calcext:value-type="float">
            <text:p>0,8619270324</text:p>
          </table:table-cell>
          <table:table-cell table:formula="of:=[.A289]*(24/4)*365" office:value-type="float" office:value="295731.883997729" calcext:value-type="float">
            <text:p>295731,883997729</text:p>
          </table:table-cell>
          <table:table-cell table:number-columns-repeated="2"/>
        </table:table-row>
        <table:table-row table:style-name="ro1">
          <table:table-cell office:value-type="float" office:value="135.016280000089" calcext:value-type="float">
            <text:p>135,0162800001</text:p>
          </table:table-cell>
          <table:table-cell office:value-type="float" office:value="6.7582899991947" calcext:value-type="float">
            <text:p>6,7582899992</text:p>
          </table:table-cell>
          <table:table-cell table:formula="of:=1/[.B290]" office:value-type="float" office:value="0.14796642347682" calcext:value-type="float">
            <text:p>0,1479664235</text:p>
          </table:table-cell>
          <table:table-cell table:formula="of:=[.C290]/MAX([.C$2:.C$388])" office:value-type="float" office:value="0.861286133487439" calcext:value-type="float">
            <text:p>0,8612861335</text:p>
          </table:table-cell>
          <table:table-cell table:formula="of:=[.A290]*(24/4)*365" office:value-type="float" office:value="295685.653200195" calcext:value-type="float">
            <text:p>295685,653200195</text:p>
          </table:table-cell>
          <table:table-cell table:number-columns-repeated="2"/>
        </table:table-row>
        <table:table-row table:style-name="ro1">
          <table:table-cell office:value-type="float" office:value="134.987386095006" calcext:value-type="float">
            <text:p>134,987386095</text:p>
          </table:table-cell>
          <table:table-cell office:value-type="float" office:value="6.76104396454493" calcext:value-type="float">
            <text:p>6,7610439645</text:p>
          </table:table-cell>
          <table:table-cell table:formula="of:=1/[.B291]" office:value-type="float" office:value="0.14790615254745" calcext:value-type="float">
            <text:p>0,1479061525</text:p>
          </table:table-cell>
          <table:table-cell table:formula="of:=[.C291]/MAX([.C$2:.C$388])" office:value-type="float" office:value="0.860935307168205" calcext:value-type="float">
            <text:p>0,8609353072</text:p>
          </table:table-cell>
          <table:table-cell table:formula="of:=[.A291]*(24/4)*365" office:value-type="float" office:value="295622.375548063" calcext:value-type="float">
            <text:p>295622,375548063</text:p>
          </table:table-cell>
          <table:table-cell table:number-columns-repeated="2"/>
        </table:table-row>
        <table:table-row table:style-name="ro1">
          <table:table-cell office:value-type="float" office:value="134.962295910968" calcext:value-type="float">
            <text:p>134,962295911</text:p>
          </table:table-cell>
          <table:table-cell office:value-type="float" office:value="6.76631952814122" calcext:value-type="float">
            <text:p>6,7663195281</text:p>
          </table:table-cell>
          <table:table-cell table:formula="of:=1/[.B292]" office:value-type="float" office:value="0.147790833087469" calcext:value-type="float">
            <text:p>0,1477908331</text:p>
          </table:table-cell>
          <table:table-cell table:formula="of:=[.C292]/MAX([.C$2:.C$388])" office:value-type="float" office:value="0.860264053180514" calcext:value-type="float">
            <text:p>0,8602640532</text:p>
          </table:table-cell>
          <table:table-cell table:formula="of:=[.A292]*(24/4)*365" office:value-type="float" office:value="295567.42804502" calcext:value-type="float">
            <text:p>295567,42804502</text:p>
          </table:table-cell>
          <table:table-cell table:number-columns-repeated="2"/>
        </table:table-row>
        <table:table-row table:style-name="ro1">
          <table:table-cell office:value-type="float" office:value="134.954827803796" calcext:value-type="float">
            <text:p>134,9548278038</text:p>
          </table:table-cell>
          <table:table-cell office:value-type="float" office:value="6.76959283600734" calcext:value-type="float">
            <text:p>6,769592836</text:p>
          </table:table-cell>
          <table:table-cell table:formula="of:=1/[.B293]" office:value-type="float" office:value="0.147719371640938" calcext:value-type="float">
            <text:p>0,1477193716</text:p>
          </table:table-cell>
          <table:table-cell table:formula="of:=[.C293]/MAX([.C$2:.C$388])" office:value-type="float" office:value="0.859848088858814" calcext:value-type="float">
            <text:p>0,8598480889</text:p>
          </table:table-cell>
          <table:table-cell table:formula="of:=[.A293]*(24/4)*365" office:value-type="float" office:value="295551.072890313" calcext:value-type="float">
            <text:p>295551,072890313</text:p>
          </table:table-cell>
          <table:table-cell table:number-columns-repeated="2"/>
        </table:table-row>
        <table:table-row table:style-name="ro1">
          <table:table-cell office:value-type="float" office:value="134.9356952929" calcext:value-type="float">
            <text:p>134,9356952929</text:p>
          </table:table-cell>
          <table:table-cell office:value-type="float" office:value="6.77129803481286" calcext:value-type="float">
            <text:p>6,7712980348</text:p>
          </table:table-cell>
          <table:table-cell table:formula="of:=1/[.B294]" office:value-type="float" office:value="0.147682171846337" calcext:value-type="float">
            <text:p>0,1476821718</text:p>
          </table:table-cell>
          <table:table-cell table:formula="of:=[.C294]/MAX([.C$2:.C$388])" office:value-type="float" office:value="0.859631555496006" calcext:value-type="float">
            <text:p>0,8596315555</text:p>
          </table:table-cell>
          <table:table-cell table:formula="of:=[.A294]*(24/4)*365" office:value-type="float" office:value="295509.172691451" calcext:value-type="float">
            <text:p>295509,172691451</text:p>
          </table:table-cell>
          <table:table-cell table:number-columns-repeated="2"/>
        </table:table-row>
        <table:table-row table:style-name="ro1">
          <table:table-cell office:value-type="float" office:value="134.926587585087" calcext:value-type="float">
            <text:p>134,9265875851</text:p>
          </table:table-cell>
          <table:table-cell office:value-type="float" office:value="6.77254579118868" calcext:value-type="float">
            <text:p>6,7725457912</text:p>
          </table:table-cell>
          <table:table-cell table:formula="of:=1/[.B295]" office:value-type="float" office:value="0.147654963263746" calcext:value-type="float">
            <text:p>0,1476549633</text:p>
          </table:table-cell>
          <table:table-cell table:formula="of:=[.C295]/MAX([.C$2:.C$388])" office:value-type="float" office:value="0.859473179194495" calcext:value-type="float">
            <text:p>0,8594731792</text:p>
          </table:table-cell>
          <table:table-cell table:formula="of:=[.A295]*(24/4)*365" office:value-type="float" office:value="295489.226811341" calcext:value-type="float">
            <text:p>295489,226811341</text:p>
          </table:table-cell>
          <table:table-cell table:number-columns-repeated="2"/>
        </table:table-row>
        <table:table-row table:style-name="ro1">
          <table:table-cell office:value-type="float" office:value="134.916964721395" calcext:value-type="float">
            <text:p>134,9169647214</text:p>
          </table:table-cell>
          <table:table-cell office:value-type="float" office:value="6.77371392446098" calcext:value-type="float">
            <text:p>6,7737139245</text:p>
          </table:table-cell>
          <table:table-cell table:formula="of:=1/[.B296]" office:value-type="float" office:value="0.147629500027871" calcext:value-type="float">
            <text:p>0,1476295</text:p>
          </table:table-cell>
          <table:table-cell table:formula="of:=[.C296]/MAX([.C$2:.C$388])" office:value-type="float" office:value="0.859324962244611" calcext:value-type="float">
            <text:p>0,8593249622</text:p>
          </table:table-cell>
          <table:table-cell table:formula="of:=[.A296]*(24/4)*365" office:value-type="float" office:value="295468.152739855" calcext:value-type="float">
            <text:p>295468,152739855</text:p>
          </table:table-cell>
          <table:table-cell table:number-columns-repeated="2"/>
        </table:table-row>
        <table:table-row table:style-name="ro1">
          <table:table-cell office:value-type="float" office:value="134.91260931106" calcext:value-type="float">
            <text:p>134,9126093111</text:p>
          </table:table-cell>
          <table:table-cell office:value-type="float" office:value="6.77755937533802" calcext:value-type="float">
            <text:p>6,7775593753</text:p>
          </table:table-cell>
          <table:table-cell table:formula="of:=1/[.B297]" office:value-type="float" office:value="0.147545738018728" calcext:value-type="float">
            <text:p>0,147545738</text:p>
          </table:table-cell>
          <table:table-cell table:formula="of:=[.C297]/MAX([.C$2:.C$388])" office:value-type="float" office:value="0.858837398544063" calcext:value-type="float">
            <text:p>0,8588373985</text:p>
          </table:table-cell>
          <table:table-cell table:formula="of:=[.A297]*(24/4)*365" office:value-type="float" office:value="295458.614391221" calcext:value-type="float">
            <text:p>295458,614391221</text:p>
          </table:table-cell>
          <table:table-cell table:number-columns-repeated="2"/>
        </table:table-row>
        <table:table-row table:style-name="ro1">
          <table:table-cell office:value-type="float" office:value="134.893828289041" calcext:value-type="float">
            <text:p>134,893828289</text:p>
          </table:table-cell>
          <table:table-cell office:value-type="float" office:value="6.77892112880835" calcext:value-type="float">
            <text:p>6,7789211288</text:p>
          </table:table-cell>
          <table:table-cell table:formula="of:=1/[.B298]" office:value-type="float" office:value="0.147516098948298" calcext:value-type="float">
            <text:p>0,1475160989</text:p>
          </table:table-cell>
          <table:table-cell table:formula="of:=[.C298]/MAX([.C$2:.C$388])" office:value-type="float" office:value="0.858664874806776" calcext:value-type="float">
            <text:p>0,8586648748</text:p>
          </table:table-cell>
          <table:table-cell table:formula="of:=[.A298]*(24/4)*365" office:value-type="float" office:value="295417.483953" calcext:value-type="float">
            <text:p>295417,483953</text:p>
          </table:table-cell>
          <table:table-cell table:number-columns-repeated="2"/>
        </table:table-row>
        <table:table-row table:style-name="ro1">
          <table:table-cell office:value-type="float" office:value="134.885227368744" calcext:value-type="float">
            <text:p>134,8852273687</text:p>
          </table:table-cell>
          <table:table-cell office:value-type="float" office:value="6.78199757747938" calcext:value-type="float">
            <text:p>6,7819975775</text:p>
          </table:table-cell>
          <table:table-cell table:formula="of:=1/[.B299]" office:value-type="float" office:value="0.147449182718768" calcext:value-type="float">
            <text:p>0,1474491827</text:p>
          </table:table-cell>
          <table:table-cell table:formula="of:=[.C299]/MAX([.C$2:.C$388])" office:value-type="float" office:value="0.858275367381747" calcext:value-type="float">
            <text:p>0,8582753674</text:p>
          </table:table-cell>
          <table:table-cell table:formula="of:=[.A299]*(24/4)*365" office:value-type="float" office:value="295398.647937549" calcext:value-type="float">
            <text:p>295398,647937549</text:p>
          </table:table-cell>
          <table:table-cell table:number-columns-repeated="2"/>
        </table:table-row>
        <table:table-row table:style-name="ro1">
          <table:table-cell office:value-type="float" office:value="134.863301191264" calcext:value-type="float">
            <text:p>134,8633011913</text:p>
          </table:table-cell>
          <table:table-cell office:value-type="float" office:value="6.78201843592124" calcext:value-type="float">
            <text:p>6,7820184359</text:p>
          </table:table-cell>
          <table:table-cell table:formula="of:=1/[.B300]" office:value-type="float" office:value="0.147448729231324" calcext:value-type="float">
            <text:p>0,1474487292</text:p>
          </table:table-cell>
          <table:table-cell table:formula="of:=[.C300]/MAX([.C$2:.C$388])" office:value-type="float" office:value="0.8582727277123" calcext:value-type="float">
            <text:p>0,8582727277</text:p>
          </table:table-cell>
          <table:table-cell table:formula="of:=[.A300]*(24/4)*365" office:value-type="float" office:value="295350.629608868" calcext:value-type="float">
            <text:p>295350,629608868</text:p>
          </table:table-cell>
          <table:table-cell table:number-columns-repeated="2"/>
        </table:table-row>
        <table:table-row table:style-name="ro1">
          <table:table-cell office:value-type="float" office:value="134.862523915367" calcext:value-type="float">
            <text:p>134,8625239154</text:p>
          </table:table-cell>
          <table:table-cell office:value-type="float" office:value="6.78539819084436" calcext:value-type="float">
            <text:p>6,7853981908</text:p>
          </table:table-cell>
          <table:table-cell table:formula="of:=1/[.B301]" office:value-type="float" office:value="0.147375286147439" calcext:value-type="float">
            <text:p>0,1473752861</text:p>
          </table:table-cell>
          <table:table-cell table:formula="of:=[.C301]/MAX([.C$2:.C$388])" office:value-type="float" office:value="0.857845228633355" calcext:value-type="float">
            <text:p>0,8578452286</text:p>
          </table:table-cell>
          <table:table-cell table:formula="of:=[.A301]*(24/4)*365" office:value-type="float" office:value="295348.927374654" calcext:value-type="float">
            <text:p>295348,927374654</text:p>
          </table:table-cell>
          <table:table-cell table:number-columns-repeated="2"/>
        </table:table-row>
        <table:table-row table:style-name="ro1">
          <table:table-cell office:value-type="float" office:value="134.830088065893" calcext:value-type="float">
            <text:p>134,8300880659</text:p>
          </table:table-cell>
          <table:table-cell office:value-type="float" office:value="6.78926721726202" calcext:value-type="float">
            <text:p>6,7892672173</text:p>
          </table:table-cell>
          <table:table-cell table:formula="of:=1/[.B302]" office:value-type="float" office:value="0.147291300813357" calcext:value-type="float">
            <text:p>0,1472913008</text:p>
          </table:table-cell>
          <table:table-cell table:formula="of:=[.C302]/MAX([.C$2:.C$388])" office:value-type="float" office:value="0.857356364998203" calcext:value-type="float">
            <text:p>0,857356365</text:p>
          </table:table-cell>
          <table:table-cell table:formula="of:=[.A302]*(24/4)*365" office:value-type="float" office:value="295277.892864306" calcext:value-type="float">
            <text:p>295277,892864306</text:p>
          </table:table-cell>
          <table:table-cell table:number-columns-repeated="2"/>
        </table:table-row>
        <table:table-row table:style-name="ro1">
          <table:table-cell office:value-type="float" office:value="134.805531673208" calcext:value-type="float">
            <text:p>134,8055316732</text:p>
          </table:table-cell>
          <table:table-cell office:value-type="float" office:value="6.79330783923554" calcext:value-type="float">
            <text:p>6,7933078392</text:p>
          </table:table-cell>
          <table:table-cell table:formula="of:=1/[.B303]" office:value-type="float" office:value="0.147203692761335" calcext:value-type="float">
            <text:p>0,1472036928</text:p>
          </table:table-cell>
          <table:table-cell table:formula="of:=[.C303]/MAX([.C$2:.C$388])" office:value-type="float" office:value="0.85684641416872" calcext:value-type="float">
            <text:p>0,8568464142</text:p>
          </table:table-cell>
          <table:table-cell table:formula="of:=[.A303]*(24/4)*365" office:value-type="float" office:value="295224.114364326" calcext:value-type="float">
            <text:p>295224,114364326</text:p>
          </table:table-cell>
          <table:table-cell table:number-columns-repeated="2"/>
        </table:table-row>
        <table:table-row table:style-name="ro1">
          <table:table-cell office:value-type="float" office:value="134.790102544945" calcext:value-type="float">
            <text:p>134,7901025449</text:p>
          </table:table-cell>
          <table:table-cell office:value-type="float" office:value="6.79949795141683" calcext:value-type="float">
            <text:p>6,7994979514</text:p>
          </table:table-cell>
          <table:table-cell table:formula="of:=1/[.B304]" office:value-type="float" office:value="0.147069681783142" calcext:value-type="float">
            <text:p>0,1470696818</text:p>
          </table:table-cell>
          <table:table-cell table:formula="of:=[.C304]/MAX([.C$2:.C$388])" office:value-type="float" office:value="0.856066360190656" calcext:value-type="float">
            <text:p>0,8560663602</text:p>
          </table:table-cell>
          <table:table-cell table:formula="of:=[.A304]*(24/4)*365" office:value-type="float" office:value="295190.32457343" calcext:value-type="float">
            <text:p>295190,32457343</text:p>
          </table:table-cell>
          <table:table-cell table:number-columns-repeated="2"/>
        </table:table-row>
        <table:table-row table:style-name="ro1">
          <table:table-cell office:value-type="float" office:value="134.77151564467" calcext:value-type="float">
            <text:p>134,7715156447</text:p>
          </table:table-cell>
          <table:table-cell office:value-type="float" office:value="6.80139722909888" calcext:value-type="float">
            <text:p>6,8013972291</text:p>
          </table:table-cell>
          <table:table-cell table:formula="of:=1/[.B305]" office:value-type="float" office:value="0.147028612844671" calcext:value-type="float">
            <text:p>0,1470286128</text:p>
          </table:table-cell>
          <table:table-cell table:formula="of:=[.C305]/MAX([.C$2:.C$388])" office:value-type="float" office:value="0.855827305232168" calcext:value-type="float">
            <text:p>0,8558273052</text:p>
          </table:table-cell>
          <table:table-cell table:formula="of:=[.A305]*(24/4)*365" office:value-type="float" office:value="295149.619261827" calcext:value-type="float">
            <text:p>295149,619261827</text:p>
          </table:table-cell>
          <table:table-cell table:number-columns-repeated="2"/>
        </table:table-row>
        <table:table-row table:style-name="ro1">
          <table:table-cell office:value-type="float" office:value="134.757744552622" calcext:value-type="float">
            <text:p>134,7577445526</text:p>
          </table:table-cell>
          <table:table-cell office:value-type="float" office:value="6.80233176853719" calcext:value-type="float">
            <text:p>6,8023317685</text:p>
          </table:table-cell>
          <table:table-cell table:formula="of:=1/[.B306]" office:value-type="float" office:value="0.147008413295173" calcext:value-type="float">
            <text:p>0,1470084133</text:p>
          </table:table-cell>
          <table:table-cell table:formula="of:=[.C306]/MAX([.C$2:.C$388])" office:value-type="float" office:value="0.855709727260917" calcext:value-type="float">
            <text:p>0,8557097273</text:p>
          </table:table-cell>
          <table:table-cell table:formula="of:=[.A306]*(24/4)*365" office:value-type="float" office:value="295119.460570242" calcext:value-type="float">
            <text:p>295119,460570242</text:p>
          </table:table-cell>
          <table:table-cell table:number-columns-repeated="2"/>
        </table:table-row>
        <table:table-row table:style-name="ro1">
          <table:table-cell office:value-type="float" office:value="134.7440795207" calcext:value-type="float">
            <text:p>134,7440795207</text:p>
          </table:table-cell>
          <table:table-cell office:value-type="float" office:value="6.80536776202691" calcext:value-type="float">
            <text:p>6,805367762</text:p>
          </table:table-cell>
          <table:table-cell table:formula="of:=1/[.B307]" office:value-type="float" office:value="0.146942830272873" calcext:value-type="float">
            <text:p>0,1469428303</text:p>
          </table:table-cell>
          <table:table-cell table:formula="of:=[.C307]/MAX([.C$2:.C$388])" office:value-type="float" office:value="0.855327980197143" calcext:value-type="float">
            <text:p>0,8553279802</text:p>
          </table:table-cell>
          <table:table-cell table:formula="of:=[.A307]*(24/4)*365" office:value-type="float" office:value="295089.534150333" calcext:value-type="float">
            <text:p>295089,534150333</text:p>
          </table:table-cell>
          <table:table-cell table:number-columns-repeated="2"/>
        </table:table-row>
        <table:table-row table:style-name="ro1">
          <table:table-cell office:value-type="float" office:value="134.720625343094" calcext:value-type="float">
            <text:p>134,7206253431</text:p>
          </table:table-cell>
          <table:table-cell office:value-type="float" office:value="6.80872193721259" calcext:value-type="float">
            <text:p>6,8087219372</text:p>
          </table:table-cell>
          <table:table-cell table:formula="of:=1/[.B308]" office:value-type="float" office:value="0.146870441945142" calcext:value-type="float">
            <text:p>0,1468704419</text:p>
          </table:table-cell>
          <table:table-cell table:formula="of:=[.C308]/MAX([.C$2:.C$388])" office:value-type="float" office:value="0.854906620665464" calcext:value-type="float">
            <text:p>0,8549066207</text:p>
          </table:table-cell>
          <table:table-cell table:formula="of:=[.A308]*(24/4)*365" office:value-type="float" office:value="295038.169501376" calcext:value-type="float">
            <text:p>295038,169501376</text:p>
          </table:table-cell>
          <table:table-cell table:number-columns-repeated="2"/>
        </table:table-row>
        <table:table-row table:style-name="ro1">
          <table:table-cell office:value-type="float" office:value="134.70868924532" calcext:value-type="float">
            <text:p>134,7086892453</text:p>
          </table:table-cell>
          <table:table-cell office:value-type="float" office:value="6.81185963494203" calcext:value-type="float">
            <text:p>6,8118596349</text:p>
          </table:table-cell>
          <table:table-cell table:formula="of:=1/[.B309]" office:value-type="float" office:value="0.146802790073714" calcext:value-type="float">
            <text:p>0,1468027901</text:p>
          </table:table-cell>
          <table:table-cell table:formula="of:=[.C309]/MAX([.C$2:.C$388])" office:value-type="float" office:value="0.854512831200282" calcext:value-type="float">
            <text:p>0,8545128312</text:p>
          </table:table-cell>
          <table:table-cell table:formula="of:=[.A309]*(24/4)*365" office:value-type="float" office:value="295012.029447251" calcext:value-type="float">
            <text:p>295012,029447251</text:p>
          </table:table-cell>
          <table:table-cell table:number-columns-repeated="2"/>
        </table:table-row>
        <table:table-row table:style-name="ro1">
          <table:table-cell office:value-type="float" office:value="134.706220903466" calcext:value-type="float">
            <text:p>134,7062209035</text:p>
          </table:table-cell>
          <table:table-cell office:value-type="float" office:value="6.81217587431571" calcext:value-type="float">
            <text:p>6,8121758743</text:p>
          </table:table-cell>
          <table:table-cell table:formula="of:=1/[.B310]" office:value-type="float" office:value="0.146795975096643" calcext:value-type="float">
            <text:p>0,1467959751</text:p>
          </table:table-cell>
          <table:table-cell table:formula="of:=[.C310]/MAX([.C$2:.C$388])" office:value-type="float" office:value="0.854473162435481" calcext:value-type="float">
            <text:p>0,8544731624</text:p>
          </table:table-cell>
          <table:table-cell table:formula="of:=[.A310]*(24/4)*365" office:value-type="float" office:value="295006.623778591" calcext:value-type="float">
            <text:p>295006,623778591</text:p>
          </table:table-cell>
          <table:table-cell table:number-columns-repeated="2"/>
        </table:table-row>
        <table:table-row table:style-name="ro1">
          <table:table-cell office:value-type="float" office:value="134.700244482328" calcext:value-type="float">
            <text:p>134,7002444823</text:p>
          </table:table-cell>
          <table:table-cell office:value-type="float" office:value="6.81460442941093" calcext:value-type="float">
            <text:p>6,8146044294</text:p>
          </table:table-cell>
          <table:table-cell table:formula="of:=1/[.B311]" office:value-type="float" office:value="0.146743660671503" calcext:value-type="float">
            <text:p>0,1467436607</text:p>
          </table:table-cell>
          <table:table-cell table:formula="of:=[.C311]/MAX([.C$2:.C$388])" office:value-type="float" office:value="0.854168649506835" calcext:value-type="float">
            <text:p>0,8541686495</text:p>
          </table:table-cell>
          <table:table-cell table:formula="of:=[.A311]*(24/4)*365" office:value-type="float" office:value="294993.535416298" calcext:value-type="float">
            <text:p>294993,535416298</text:p>
          </table:table-cell>
          <table:table-cell table:number-columns-repeated="2"/>
        </table:table-row>
        <table:table-row table:style-name="ro1">
          <table:table-cell office:value-type="float" office:value="134.674341038524" calcext:value-type="float">
            <text:p>134,6743410385</text:p>
          </table:table-cell>
          <table:table-cell office:value-type="float" office:value="6.81691103518947" calcext:value-type="float">
            <text:p>6,8169110352</text:p>
          </table:table-cell>
          <table:table-cell table:formula="of:=1/[.B312]" office:value-type="float" office:value="0.146694007716679" calcext:value-type="float">
            <text:p>0,1466940077</text:p>
          </table:table-cell>
          <table:table-cell table:formula="of:=[.C312]/MAX([.C$2:.C$388])" office:value-type="float" office:value="0.853879628521725" calcext:value-type="float">
            <text:p>0,8538796285</text:p>
          </table:table-cell>
          <table:table-cell table:formula="of:=[.A312]*(24/4)*365" office:value-type="float" office:value="294936.806874368" calcext:value-type="float">
            <text:p>294936,806874368</text:p>
          </table:table-cell>
          <table:table-cell table:number-columns-repeated="2"/>
        </table:table-row>
        <table:table-row table:style-name="ro1">
          <table:table-cell office:value-type="float" office:value="134.663067941137" calcext:value-type="float">
            <text:p>134,6630679411</text:p>
          </table:table-cell>
          <table:table-cell office:value-type="float" office:value="6.81935836785922" calcext:value-type="float">
            <text:p>6,8193583679</text:p>
          </table:table-cell>
          <table:table-cell table:formula="of:=1/[.B313]" office:value-type="float" office:value="0.146641362142393" calcext:value-type="float">
            <text:p>0,1466413621</text:p>
          </table:table-cell>
          <table:table-cell table:formula="of:=[.C313]/MAX([.C$2:.C$388])" office:value-type="float" office:value="0.853573188033018" calcext:value-type="float">
            <text:p>0,853573188</text:p>
          </table:table-cell>
          <table:table-cell table:formula="of:=[.A313]*(24/4)*365" office:value-type="float" office:value="294912.11879109" calcext:value-type="float">
            <text:p>294912,11879109</text:p>
          </table:table-cell>
          <table:table-cell table:number-columns-repeated="2"/>
        </table:table-row>
        <table:table-row table:style-name="ro1">
          <table:table-cell office:value-type="float" office:value="134.612229405362" calcext:value-type="float">
            <text:p>134,6122294054</text:p>
          </table:table-cell>
          <table:table-cell office:value-type="float" office:value="6.82777632088846" calcext:value-type="float">
            <text:p>6,8277763209</text:p>
          </table:table-cell>
          <table:table-cell table:formula="of:=1/[.B314]" office:value-type="float" office:value="0.146460568273255" calcext:value-type="float">
            <text:p>0,1464605683</text:p>
          </table:table-cell>
          <table:table-cell table:formula="of:=[.C314]/MAX([.C$2:.C$388])" office:value-type="float" office:value="0.852520819199273" calcext:value-type="float">
            <text:p>0,8525208192</text:p>
          </table:table-cell>
          <table:table-cell table:formula="of:=[.A314]*(24/4)*365" office:value-type="float" office:value="294800.782397743" calcext:value-type="float">
            <text:p>294800,782397743</text:p>
          </table:table-cell>
          <table:table-cell table:number-columns-repeated="2"/>
        </table:table-row>
        <table:table-row table:style-name="ro1">
          <table:table-cell office:value-type="float" office:value="134.594142128161" calcext:value-type="float">
            <text:p>134,5941421282</text:p>
          </table:table-cell>
          <table:table-cell office:value-type="float" office:value="6.83182595098632" calcext:value-type="float">
            <text:p>6,831825951</text:p>
          </table:table-cell>
          <table:table-cell table:formula="of:=1/[.B315]" office:value-type="float" office:value="0.146373752372253" calcext:value-type="float">
            <text:p>0,1463737524</text:p>
          </table:table-cell>
          <table:table-cell table:formula="of:=[.C315]/MAX([.C$2:.C$388])" office:value-type="float" office:value="0.852015479339439" calcext:value-type="float">
            <text:p>0,8520154793</text:p>
          </table:table-cell>
          <table:table-cell table:formula="of:=[.A315]*(24/4)*365" office:value-type="float" office:value="294761.171260673" calcext:value-type="float">
            <text:p>294761,171260673</text:p>
          </table:table-cell>
          <table:table-cell table:number-columns-repeated="2"/>
        </table:table-row>
        <table:table-row table:style-name="ro1">
          <table:table-cell office:value-type="float" office:value="134.590446022745" calcext:value-type="float">
            <text:p>134,5904460227</text:p>
          </table:table-cell>
          <table:table-cell office:value-type="float" office:value="6.83229398875668" calcext:value-type="float">
            <text:p>6,8322939888</text:p>
          </table:table-cell>
          <table:table-cell table:formula="of:=1/[.B316]" office:value-type="float" office:value="0.146363725221077" calcext:value-type="float">
            <text:p>0,1463637252</text:p>
          </table:table-cell>
          <table:table-cell table:formula="of:=[.C316]/MAX([.C$2:.C$388])" office:value-type="float" office:value="0.851957113082671" calcext:value-type="float">
            <text:p>0,8519571131</text:p>
          </table:table-cell>
          <table:table-cell table:formula="of:=[.A316]*(24/4)*365" office:value-type="float" office:value="294753.076789812" calcext:value-type="float">
            <text:p>294753,076789812</text:p>
          </table:table-cell>
          <table:table-cell table:number-columns-repeated="2"/>
        </table:table-row>
        <table:table-row table:style-name="ro1">
          <table:table-cell office:value-type="float" office:value="134.586590446778" calcext:value-type="float">
            <text:p>134,5865904468</text:p>
          </table:table-cell>
          <table:table-cell office:value-type="float" office:value="6.83557700823377" calcext:value-type="float">
            <text:p>6,8355770082</text:p>
          </table:table-cell>
          <table:table-cell table:formula="of:=1/[.B317]" office:value-type="float" office:value="0.14629342903978" calcext:value-type="float">
            <text:p>0,146293429</text:p>
          </table:table-cell>
          <table:table-cell table:formula="of:=[.C317]/MAX([.C$2:.C$388])" office:value-type="float" office:value="0.851547931561854" calcext:value-type="float">
            <text:p>0,8515479316</text:p>
          </table:table-cell>
          <table:table-cell table:formula="of:=[.A317]*(24/4)*365" office:value-type="float" office:value="294744.633078444" calcext:value-type="float">
            <text:p>294744,633078444</text:p>
          </table:table-cell>
          <table:table-cell table:number-columns-repeated="2"/>
        </table:table-row>
        <table:table-row table:style-name="ro1">
          <table:table-cell office:value-type="float" office:value="134.586051938188" calcext:value-type="float">
            <text:p>134,5860519382</text:p>
          </table:table-cell>
          <table:table-cell office:value-type="float" office:value="6.83654666684774" calcext:value-type="float">
            <text:p>6,8365466668</text:p>
          </table:table-cell>
          <table:table-cell table:formula="of:=1/[.B318]" office:value-type="float" office:value="0.146272679575095" calcext:value-type="float">
            <text:p>0,1462726796</text:p>
          </table:table-cell>
          <table:table-cell table:formula="of:=[.C318]/MAX([.C$2:.C$388])" office:value-type="float" office:value="0.851427152632478" calcext:value-type="float">
            <text:p>0,8514271526</text:p>
          </table:table-cell>
          <table:table-cell table:formula="of:=[.A318]*(24/4)*365" office:value-type="float" office:value="294743.453744632" calcext:value-type="float">
            <text:p>294743,453744632</text:p>
          </table:table-cell>
          <table:table-cell table:number-columns-repeated="2"/>
        </table:table-row>
        <table:table-row table:style-name="ro1">
          <table:table-cell office:value-type="float" office:value="134.553330791958" calcext:value-type="float">
            <text:p>134,553330792</text:p>
          </table:table-cell>
          <table:table-cell office:value-type="float" office:value="6.83957775879864" calcext:value-type="float">
            <text:p>6,8395777588</text:p>
          </table:table-cell>
          <table:table-cell table:formula="of:=1/[.B319]" office:value-type="float" office:value="0.146207855991339" calcext:value-type="float">
            <text:p>0,146207856</text:p>
          </table:table-cell>
          <table:table-cell table:formula="of:=[.C319]/MAX([.C$2:.C$388])" office:value-type="float" office:value="0.851049826124887" calcext:value-type="float">
            <text:p>0,8510498261</text:p>
          </table:table-cell>
          <table:table-cell table:formula="of:=[.A319]*(24/4)*365" office:value-type="float" office:value="294671.794434388" calcext:value-type="float">
            <text:p>294671,794434388</text:p>
          </table:table-cell>
          <table:table-cell table:number-columns-repeated="2"/>
        </table:table-row>
        <table:table-row table:style-name="ro1">
          <table:table-cell office:value-type="float" office:value="134.530852023354" calcext:value-type="float">
            <text:p>134,5308520234</text:p>
          </table:table-cell>
          <table:table-cell office:value-type="float" office:value="6.84206964785499" calcext:value-type="float">
            <text:p>6,8420696479</text:p>
          </table:table-cell>
          <table:table-cell table:formula="of:=1/[.B320]" office:value-type="float" office:value="0.146154606934395" calcext:value-type="float">
            <text:p>0,1461546069</text:p>
          </table:table-cell>
          <table:table-cell table:formula="of:=[.C320]/MAX([.C$2:.C$388])" office:value-type="float" office:value="0.850739872871372" calcext:value-type="float">
            <text:p>0,8507398729</text:p>
          </table:table-cell>
          <table:table-cell table:formula="of:=[.A320]*(24/4)*365" office:value-type="float" office:value="294622.565931145" calcext:value-type="float">
            <text:p>294622,565931145</text:p>
          </table:table-cell>
          <table:table-cell table:number-columns-repeated="2"/>
        </table:table-row>
        <table:table-row table:style-name="ro1">
          <table:table-cell office:value-type="float" office:value="134.512047650152" calcext:value-type="float">
            <text:p>134,5120476502</text:p>
          </table:table-cell>
          <table:table-cell office:value-type="float" office:value="6.84572000834132" calcext:value-type="float">
            <text:p>6,8457200083</text:p>
          </table:table-cell>
          <table:table-cell table:formula="of:=1/[.B321]" office:value-type="float" office:value="0.146076672545989" calcext:value-type="float">
            <text:p>0,1460766725</text:p>
          </table:table-cell>
          <table:table-cell table:formula="of:=[.C321]/MAX([.C$2:.C$388])" office:value-type="float" office:value="0.850286230710681" calcext:value-type="float">
            <text:p>0,8502862307</text:p>
          </table:table-cell>
          <table:table-cell table:formula="of:=[.A321]*(24/4)*365" office:value-type="float" office:value="294581.384353833" calcext:value-type="float">
            <text:p>294581,384353833</text:p>
          </table:table-cell>
          <table:table-cell table:number-columns-repeated="2"/>
        </table:table-row>
        <table:table-row table:style-name="ro1">
          <table:table-cell office:value-type="float" office:value="134.49919641087" calcext:value-type="float">
            <text:p>134,4991964109</text:p>
          </table:table-cell>
          <table:table-cell office:value-type="float" office:value="6.84835408775596" calcext:value-type="float">
            <text:p>6,8483540878</text:p>
          </table:table-cell>
          <table:table-cell table:formula="of:=1/[.B322]" office:value-type="float" office:value="0.146020487139805" calcext:value-type="float">
            <text:p>0,1460204871</text:p>
          </table:table-cell>
          <table:table-cell table:formula="of:=[.C322]/MAX([.C$2:.C$388])" office:value-type="float" office:value="0.849959185492491" calcext:value-type="float">
            <text:p>0,8499591855</text:p>
          </table:table-cell>
          <table:table-cell table:formula="of:=[.A322]*(24/4)*365" office:value-type="float" office:value="294553.240139805" calcext:value-type="float">
            <text:p>294553,240139805</text:p>
          </table:table-cell>
          <table:table-cell table:number-columns-repeated="2"/>
        </table:table-row>
        <table:table-row table:style-name="ro1">
          <table:table-cell office:value-type="float" office:value="134.488373571246" calcext:value-type="float">
            <text:p>134,4883735712</text:p>
          </table:table-cell>
          <table:table-cell office:value-type="float" office:value="6.85243302351411" calcext:value-type="float">
            <text:p>6,8524330235</text:p>
          </table:table-cell>
          <table:table-cell table:formula="of:=1/[.B323]" office:value-type="float" office:value="0.145933567912083" calcext:value-type="float">
            <text:p>0,1459335679</text:p>
          </table:table-cell>
          <table:table-cell table:formula="of:=[.C323]/MAX([.C$2:.C$388])" office:value-type="float" office:value="0.849453244186276" calcext:value-type="float">
            <text:p>0,8494532442</text:p>
          </table:table-cell>
          <table:table-cell table:formula="of:=[.A323]*(24/4)*365" office:value-type="float" office:value="294529.538121029" calcext:value-type="float">
            <text:p>294529,538121029</text:p>
          </table:table-cell>
          <table:table-cell table:number-columns-repeated="2"/>
        </table:table-row>
        <table:table-row table:style-name="ro1">
          <table:table-cell office:value-type="float" office:value="134.468531632946" calcext:value-type="float">
            <text:p>134,4685316329</text:p>
          </table:table-cell>
          <table:table-cell office:value-type="float" office:value="6.85572226945184" calcext:value-type="float">
            <text:p>6,8557222695</text:p>
          </table:table-cell>
          <table:table-cell table:formula="of:=1/[.B324]" office:value-type="float" office:value="0.145863551745067" calcext:value-type="float">
            <text:p>0,1458635517</text:p>
          </table:table-cell>
          <table:table-cell table:formula="of:=[.C324]/MAX([.C$2:.C$388])" office:value-type="float" office:value="0.849045692578594" calcext:value-type="float">
            <text:p>0,8490456926</text:p>
          </table:table-cell>
          <table:table-cell table:formula="of:=[.A324]*(24/4)*365" office:value-type="float" office:value="294486.084276152" calcext:value-type="float">
            <text:p>294486,084276152</text:p>
          </table:table-cell>
          <table:table-cell table:number-columns-repeated="2"/>
        </table:table-row>
        <table:table-row table:style-name="ro1">
          <table:table-cell office:value-type="float" office:value="134.456260646109" calcext:value-type="float">
            <text:p>134,4562606461</text:p>
          </table:table-cell>
          <table:table-cell office:value-type="float" office:value="6.85823618718563" calcext:value-type="float">
            <text:p>6,8582361872</text:p>
          </table:table-cell>
          <table:table-cell table:formula="of:=1/[.B325]" office:value-type="float" office:value="0.145810084795339" calcext:value-type="float">
            <text:p>0,1458100848</text:p>
          </table:table-cell>
          <table:table-cell table:formula="of:=[.C325]/MAX([.C$2:.C$388])" office:value-type="float" office:value="0.848734471010087" calcext:value-type="float">
            <text:p>0,848734471</text:p>
          </table:table-cell>
          <table:table-cell table:formula="of:=[.A325]*(24/4)*365" office:value-type="float" office:value="294459.210814979" calcext:value-type="float">
            <text:p>294459,210814979</text:p>
          </table:table-cell>
          <table:table-cell table:number-columns-repeated="2"/>
        </table:table-row>
        <table:table-row table:style-name="ro1">
          <table:table-cell office:value-type="float" office:value="134.450618002635" calcext:value-type="float">
            <text:p>134,4506180026</text:p>
          </table:table-cell>
          <table:table-cell office:value-type="float" office:value="6.85848800306858" calcext:value-type="float">
            <text:p>6,8584880031</text:p>
          </table:table-cell>
          <table:table-cell table:formula="of:=1/[.B326]" office:value-type="float" office:value="0.145804731239974" calcext:value-type="float">
            <text:p>0,1458047312</text:p>
          </table:table-cell>
          <table:table-cell table:formula="of:=[.C326]/MAX([.C$2:.C$388])" office:value-type="float" office:value="0.848703308920117" calcext:value-type="float">
            <text:p>0,8487033089</text:p>
          </table:table-cell>
          <table:table-cell table:formula="of:=[.A326]*(24/4)*365" office:value-type="float" office:value="294446.853425771" calcext:value-type="float">
            <text:p>294446,853425771</text:p>
          </table:table-cell>
          <table:table-cell table:number-columns-repeated="2"/>
        </table:table-row>
        <table:table-row table:style-name="ro1">
          <table:table-cell office:value-type="float" office:value="134.425644886634" calcext:value-type="float">
            <text:p>134,4256448866</text:p>
          </table:table-cell>
          <table:table-cell office:value-type="float" office:value="6.86353598542083" calcext:value-type="float">
            <text:p>6,8635359854</text:p>
          </table:table-cell>
          <table:table-cell table:formula="of:=1/[.B327]" office:value-type="float" office:value="0.145697495011922" calcext:value-type="float">
            <text:p>0,145697495</text:p>
          </table:table-cell>
          <table:table-cell table:formula="of:=[.C327]/MAX([.C$2:.C$388])" office:value-type="float" office:value="0.848079105982328" calcext:value-type="float">
            <text:p>0,848079106</text:p>
          </table:table-cell>
          <table:table-cell table:formula="of:=[.A327]*(24/4)*365" office:value-type="float" office:value="294392.162301728" calcext:value-type="float">
            <text:p>294392,162301728</text:p>
          </table:table-cell>
          <table:table-cell table:number-columns-repeated="2"/>
        </table:table-row>
        <table:table-row table:style-name="ro1">
          <table:table-cell office:value-type="float" office:value="134.41132747527" calcext:value-type="float">
            <text:p>134,4113274753</text:p>
          </table:table-cell>
          <table:table-cell office:value-type="float" office:value="6.86537504977041" calcext:value-type="float">
            <text:p>6,8653750498</text:p>
          </table:table-cell>
          <table:table-cell table:formula="of:=1/[.B328]" office:value-type="float" office:value="0.145658466252829" calcext:value-type="float">
            <text:p>0,1456584663</text:p>
          </table:table-cell>
          <table:table-cell table:formula="of:=[.C328]/MAX([.C$2:.C$388])" office:value-type="float" office:value="0.847851926543749" calcext:value-type="float">
            <text:p>0,8478519265</text:p>
          </table:table-cell>
          <table:table-cell table:formula="of:=[.A328]*(24/4)*365" office:value-type="float" office:value="294360.807170841" calcext:value-type="float">
            <text:p>294360,807170841</text:p>
          </table:table-cell>
          <table:table-cell table:number-columns-repeated="2"/>
        </table:table-row>
        <table:table-row table:style-name="ro1">
          <table:table-cell office:value-type="float" office:value="134.39636135624" calcext:value-type="float">
            <text:p>134,3963613562</text:p>
          </table:table-cell>
          <table:table-cell office:value-type="float" office:value="6.86649590821223" calcext:value-type="float">
            <text:p>6,8664959082</text:p>
          </table:table-cell>
          <table:table-cell table:formula="of:=1/[.B329]" office:value-type="float" office:value="0.14563468956619" calcext:value-type="float">
            <text:p>0,1456346896</text:p>
          </table:table-cell>
          <table:table-cell table:formula="of:=[.C329]/MAX([.C$2:.C$388])" office:value-type="float" office:value="0.847713526695853" calcext:value-type="float">
            <text:p>0,8477135267</text:p>
          </table:table-cell>
          <table:table-cell table:formula="of:=[.A329]*(24/4)*365" office:value-type="float" office:value="294328.031370166" calcext:value-type="float">
            <text:p>294328,031370166</text:p>
          </table:table-cell>
          <table:table-cell table:number-columns-repeated="2"/>
        </table:table-row>
        <table:table-row table:style-name="ro1">
          <table:table-cell office:value-type="float" office:value="134.385754718744" calcext:value-type="float">
            <text:p>134,3857547187</text:p>
          </table:table-cell>
          <table:table-cell office:value-type="float" office:value="6.8740159636303" calcext:value-type="float">
            <text:p>6,8740159636</text:p>
          </table:table-cell>
          <table:table-cell table:formula="of:=1/[.B330]" office:value-type="float" office:value="0.145475367716761" calcext:value-type="float">
            <text:p>0,1454753677</text:p>
          </table:table-cell>
          <table:table-cell table:formula="of:=[.C330]/MAX([.C$2:.C$388])" office:value-type="float" office:value="0.846786142655267" calcext:value-type="float">
            <text:p>0,8467861427</text:p>
          </table:table-cell>
          <table:table-cell table:formula="of:=[.A330]*(24/4)*365" office:value-type="float" office:value="294304.802834049" calcext:value-type="float">
            <text:p>294304,802834049</text:p>
          </table:table-cell>
          <table:table-cell table:number-columns-repeated="2"/>
        </table:table-row>
        <table:table-row table:style-name="ro1">
          <table:table-cell office:value-type="float" office:value="134.329070721404" calcext:value-type="float">
            <text:p>134,3290707214</text:p>
          </table:table-cell>
          <table:table-cell office:value-type="float" office:value="6.87630843780438" calcext:value-type="float">
            <text:p>6,8763084378</text:p>
          </table:table-cell>
          <table:table-cell table:formula="of:=1/[.B331]" office:value-type="float" office:value="0.145426868070988" calcext:value-type="float">
            <text:p>0,1454268681</text:p>
          </table:table-cell>
          <table:table-cell table:formula="of:=[.C331]/MAX([.C$2:.C$388])" office:value-type="float" office:value="0.846503834876236" calcext:value-type="float">
            <text:p>0,8465038349</text:p>
          </table:table-cell>
          <table:table-cell table:formula="of:=[.A331]*(24/4)*365" office:value-type="float" office:value="294180.664879875" calcext:value-type="float">
            <text:p>294180,664879875</text:p>
          </table:table-cell>
          <table:table-cell table:number-columns-repeated="2"/>
        </table:table-row>
        <table:table-row table:style-name="ro1">
          <table:table-cell office:value-type="float" office:value="134.319993734608" calcext:value-type="float">
            <text:p>134,3199937346</text:p>
          </table:table-cell>
          <table:table-cell office:value-type="float" office:value="6.88125525126618" calcext:value-type="float">
            <text:p>6,8812552513</text:p>
          </table:table-cell>
          <table:table-cell table:formula="of:=1/[.B332]" office:value-type="float" office:value="0.145322323251415" calcext:value-type="float">
            <text:p>0,1453223233</text:p>
          </table:table-cell>
          <table:table-cell table:formula="of:=[.C332]/MAX([.C$2:.C$388])" office:value-type="float" office:value="0.845895298146682" calcext:value-type="float">
            <text:p>0,8458952981</text:p>
          </table:table-cell>
          <table:table-cell table:formula="of:=[.A332]*(24/4)*365" office:value-type="float" office:value="294160.786278791" calcext:value-type="float">
            <text:p>294160,786278791</text:p>
          </table:table-cell>
          <table:table-cell table:number-columns-repeated="2"/>
        </table:table-row>
        <table:table-row table:style-name="ro1">
          <table:table-cell office:value-type="float" office:value="134.298798469777" calcext:value-type="float">
            <text:p>134,2987984698</text:p>
          </table:table-cell>
          <table:table-cell office:value-type="float" office:value="6.88980231760644" calcext:value-type="float">
            <text:p>6,8898023176</text:p>
          </table:table-cell>
          <table:table-cell table:formula="of:=1/[.B333]" office:value-type="float" office:value="0.145142045286926" calcext:value-type="float">
            <text:p>0,1451420453</text:p>
          </table:table-cell>
          <table:table-cell table:formula="of:=[.C333]/MAX([.C$2:.C$388])" office:value-type="float" office:value="0.844845932301788" calcext:value-type="float">
            <text:p>0,8448459323</text:p>
          </table:table-cell>
          <table:table-cell table:formula="of:=[.A333]*(24/4)*365" office:value-type="float" office:value="294114.368648812" calcext:value-type="float">
            <text:p>294114,368648812</text:p>
          </table:table-cell>
          <table:table-cell table:number-columns-repeated="2"/>
        </table:table-row>
        <table:table-row table:style-name="ro1">
          <table:table-cell office:value-type="float" office:value="134.283036754033" calcext:value-type="float">
            <text:p>134,283036754</text:p>
          </table:table-cell>
          <table:table-cell office:value-type="float" office:value="6.89017069165142" calcext:value-type="float">
            <text:p>6,8901706917</text:p>
          </table:table-cell>
          <table:table-cell table:formula="of:=1/[.B334]" office:value-type="float" office:value="0.145134285455608" calcext:value-type="float">
            <text:p>0,1451342855</text:p>
          </table:table-cell>
          <table:table-cell table:formula="of:=[.C334]/MAX([.C$2:.C$388])" office:value-type="float" office:value="0.844800763709108" calcext:value-type="float">
            <text:p>0,8448007637</text:p>
          </table:table-cell>
          <table:table-cell table:formula="of:=[.A334]*(24/4)*365" office:value-type="float" office:value="294079.850491332" calcext:value-type="float">
            <text:p>294079,850491332</text:p>
          </table:table-cell>
          <table:table-cell table:number-columns-repeated="2"/>
        </table:table-row>
        <table:table-row table:style-name="ro1">
          <table:table-cell office:value-type="float" office:value="134.267915441616" calcext:value-type="float">
            <text:p>134,2679154416</text:p>
          </table:table-cell>
          <table:table-cell office:value-type="float" office:value="6.89025268885362" calcext:value-type="float">
            <text:p>6,8902526889</text:p>
          </table:table-cell>
          <table:table-cell table:formula="of:=1/[.B335]" office:value-type="float" office:value="0.145132558290308" calcext:value-type="float">
            <text:p>0,1451325583</text:p>
          </table:table-cell>
          <table:table-cell table:formula="of:=[.C335]/MAX([.C$2:.C$388])" office:value-type="float" office:value="0.844790710188262" calcext:value-type="float">
            <text:p>0,8447907102</text:p>
          </table:table-cell>
          <table:table-cell table:formula="of:=[.A335]*(24/4)*365" office:value-type="float" office:value="294046.734817139" calcext:value-type="float">
            <text:p>294046,734817139</text:p>
          </table:table-cell>
          <table:table-cell table:number-columns-repeated="2"/>
        </table:table-row>
        <table:table-row table:style-name="ro1">
          <table:table-cell office:value-type="float" office:value="134.236612489961" calcext:value-type="float">
            <text:p>134,23661249</text:p>
          </table:table-cell>
          <table:table-cell office:value-type="float" office:value="6.89525930404778" calcext:value-type="float">
            <text:p>6,895259304</text:p>
          </table:table-cell>
          <table:table-cell table:formula="of:=1/[.B336]" office:value-type="float" office:value="0.14502717822562" calcext:value-type="float">
            <text:p>0,1450271782</text:p>
          </table:table-cell>
          <table:table-cell table:formula="of:=[.C336]/MAX([.C$2:.C$388])" office:value-type="float" office:value="0.844177311646016" calcext:value-type="float">
            <text:p>0,8441773116</text:p>
          </table:table-cell>
          <table:table-cell table:formula="of:=[.A336]*(24/4)*365" office:value-type="float" office:value="293978.181353015" calcext:value-type="float">
            <text:p>293978,181353015</text:p>
          </table:table-cell>
          <table:table-cell table:number-columns-repeated="2"/>
        </table:table-row>
        <table:table-row table:style-name="ro1">
          <table:table-cell office:value-type="float" office:value="134.194282735134" calcext:value-type="float">
            <text:p>134,1942827351</text:p>
          </table:table-cell>
          <table:table-cell office:value-type="float" office:value="6.90398181696077" calcext:value-type="float">
            <text:p>6,903981817</text:p>
          </table:table-cell>
          <table:table-cell table:formula="of:=1/[.B337]" office:value-type="float" office:value="0.144843950420515" calcext:value-type="float">
            <text:p>0,1448439504</text:p>
          </table:table-cell>
          <table:table-cell table:formula="of:=[.C337]/MAX([.C$2:.C$388])" office:value-type="float" office:value="0.843110775305552" calcext:value-type="float">
            <text:p>0,8431107753</text:p>
          </table:table-cell>
          <table:table-cell table:formula="of:=[.A337]*(24/4)*365" office:value-type="float" office:value="293885.479189943" calcext:value-type="float">
            <text:p>293885,479189943</text:p>
          </table:table-cell>
          <table:table-cell table:number-columns-repeated="2"/>
        </table:table-row>
        <table:table-row table:style-name="ro1">
          <table:table-cell office:value-type="float" office:value="134.194018603856" calcext:value-type="float">
            <text:p>134,1940186039</text:p>
          </table:table-cell>
          <table:table-cell office:value-type="float" office:value="6.90550881308693" calcext:value-type="float">
            <text:p>6,9055088131</text:p>
          </table:table-cell>
          <table:table-cell table:formula="of:=1/[.B338]" office:value-type="float" office:value="0.144811921477076" calcext:value-type="float">
            <text:p>0,1448119215</text:p>
          </table:table-cell>
          <table:table-cell table:formula="of:=[.C338]/MAX([.C$2:.C$388])" office:value-type="float" office:value="0.842924340544167" calcext:value-type="float">
            <text:p>0,8429243405</text:p>
          </table:table-cell>
          <table:table-cell table:formula="of:=[.A338]*(24/4)*365" office:value-type="float" office:value="293884.900742445" calcext:value-type="float">
            <text:p>293884,900742445</text:p>
          </table:table-cell>
          <table:table-cell table:number-columns-repeated="2"/>
        </table:table-row>
        <table:table-row table:style-name="ro1">
          <table:table-cell office:value-type="float" office:value="134.170984103926" calcext:value-type="float">
            <text:p>134,1709841039</text:p>
          </table:table-cell>
          <table:table-cell office:value-type="float" office:value="6.90711352093147" calcext:value-type="float">
            <text:p>6,9071135209</text:p>
          </table:table-cell>
          <table:table-cell table:formula="of:=1/[.B339]" office:value-type="float" office:value="0.144778277781244" calcext:value-type="float">
            <text:p>0,1447782778</text:p>
          </table:table-cell>
          <table:table-cell table:formula="of:=[.C339]/MAX([.C$2:.C$388])" office:value-type="float" office:value="0.842728506597392" calcext:value-type="float">
            <text:p>0,8427285066</text:p>
          </table:table-cell>
          <table:table-cell table:formula="of:=[.A339]*(24/4)*365" office:value-type="float" office:value="293834.455187598" calcext:value-type="float">
            <text:p>293834,455187598</text:p>
          </table:table-cell>
          <table:table-cell table:number-columns-repeated="2"/>
        </table:table-row>
        <table:table-row table:style-name="ro1">
          <table:table-cell office:value-type="float" office:value="134.139611059671" calcext:value-type="float">
            <text:p>134,1396110597</text:p>
          </table:table-cell>
          <table:table-cell office:value-type="float" office:value="6.91252210131459" calcext:value-type="float">
            <text:p>6,9125221013</text:p>
          </table:table-cell>
          <table:table-cell table:formula="of:=1/[.B340]" office:value-type="float" office:value="0.144664998584211" calcext:value-type="float">
            <text:p>0,1446649986</text:p>
          </table:table-cell>
          <table:table-cell table:formula="of:=[.C340]/MAX([.C$2:.C$388])" office:value-type="float" office:value="0.84206912861606" calcext:value-type="float">
            <text:p>0,8420691286</text:p>
          </table:table-cell>
          <table:table-cell table:formula="of:=[.A340]*(24/4)*365" office:value-type="float" office:value="293765.74822068" calcext:value-type="float">
            <text:p>293765,74822068</text:p>
          </table:table-cell>
          <table:table-cell table:number-columns-repeated="2"/>
        </table:table-row>
        <table:table-row table:style-name="ro1">
          <table:table-cell office:value-type="float" office:value="134.103997662792" calcext:value-type="float">
            <text:p>134,1039976628</text:p>
          </table:table-cell>
          <table:table-cell office:value-type="float" office:value="6.92004530022774" calcext:value-type="float">
            <text:p>6,9200453002</text:p>
          </table:table-cell>
          <table:table-cell table:formula="of:=1/[.B341]" office:value-type="float" office:value="0.144507724532828" calcext:value-type="float">
            <text:p>0,1445077245</text:p>
          </table:table-cell>
          <table:table-cell table:formula="of:=[.C341]/MAX([.C$2:.C$388])" office:value-type="float" office:value="0.841153664442293" calcext:value-type="float">
            <text:p>0,8411536644</text:p>
          </table:table-cell>
          <table:table-cell table:formula="of:=[.A341]*(24/4)*365" office:value-type="float" office:value="293687.754881514" calcext:value-type="float">
            <text:p>293687,754881514</text:p>
          </table:table-cell>
          <table:table-cell table:number-columns-repeated="2"/>
        </table:table-row>
        <table:table-row table:style-name="ro1">
          <table:table-cell office:value-type="float" office:value="134.074011507978" calcext:value-type="float">
            <text:p>134,074011508</text:p>
          </table:table-cell>
          <table:table-cell office:value-type="float" office:value="6.92289025610847" calcext:value-type="float">
            <text:p>6,9228902561</text:p>
          </table:table-cell>
          <table:table-cell table:formula="of:=1/[.B342]" office:value-type="float" office:value="0.144448339205961" calcext:value-type="float">
            <text:p>0,1444483392</text:p>
          </table:table-cell>
          <table:table-cell table:formula="of:=[.C342]/MAX([.C$2:.C$388])" office:value-type="float" office:value="0.840807993057116" calcext:value-type="float">
            <text:p>0,8408079931</text:p>
          </table:table-cell>
          <table:table-cell table:formula="of:=[.A342]*(24/4)*365" office:value-type="float" office:value="293622.085202472" calcext:value-type="float">
            <text:p>293622,085202472</text:p>
          </table:table-cell>
          <table:table-cell table:number-columns-repeated="2"/>
        </table:table-row>
        <table:table-row table:style-name="ro1">
          <table:table-cell office:value-type="float" office:value="134.05305518256" calcext:value-type="float">
            <text:p>134,0530551826</text:p>
          </table:table-cell>
          <table:table-cell office:value-type="float" office:value="6.92905042370783" calcext:value-type="float">
            <text:p>6,9290504237</text:p>
          </table:table-cell>
          <table:table-cell table:formula="of:=1/[.B343]" office:value-type="float" office:value="0.144319919592227" calcext:value-type="float">
            <text:p>0,1443199196</text:p>
          </table:table-cell>
          <table:table-cell table:formula="of:=[.C343]/MAX([.C$2:.C$388])" office:value-type="float" office:value="0.8400604854133" calcext:value-type="float">
            <text:p>0,8400604854</text:p>
          </table:table-cell>
          <table:table-cell table:formula="of:=[.A343]*(24/4)*365" office:value-type="float" office:value="293576.190849806" calcext:value-type="float">
            <text:p>293576,190849806</text:p>
          </table:table-cell>
          <table:table-cell table:number-columns-repeated="2"/>
        </table:table-row>
        <table:table-row table:style-name="ro1">
          <table:table-cell office:value-type="float" office:value="134.019127933162" calcext:value-type="float">
            <text:p>134,0191279332</text:p>
          </table:table-cell>
          <table:table-cell office:value-type="float" office:value="6.93355011971553" calcext:value-type="float">
            <text:p>6,9335501197</text:p>
          </table:table-cell>
          <table:table-cell table:formula="of:=1/[.B344]" office:value-type="float" office:value="0.144226259669848" calcext:value-type="float">
            <text:p>0,1442262597</text:p>
          </table:table-cell>
          <table:table-cell table:formula="of:=[.C344]/MAX([.C$2:.C$388])" office:value-type="float" office:value="0.839515307726952" calcext:value-type="float">
            <text:p>0,8395153077</text:p>
          </table:table-cell>
          <table:table-cell table:formula="of:=[.A344]*(24/4)*365" office:value-type="float" office:value="293501.890173625" calcext:value-type="float">
            <text:p>293501,890173625</text:p>
          </table:table-cell>
          <table:table-cell table:number-columns-repeated="2"/>
        </table:table-row>
        <table:table-row table:style-name="ro1">
          <table:table-cell office:value-type="float" office:value="134.003943828466" calcext:value-type="float">
            <text:p>134,0039438285</text:p>
          </table:table-cell>
          <table:table-cell office:value-type="float" office:value="6.94004858899343" calcext:value-type="float">
            <text:p>6,940048589</text:p>
          </table:table-cell>
          <table:table-cell table:formula="of:=1/[.B345]" office:value-type="float" office:value="0.144091210194976" calcext:value-type="float">
            <text:p>0,1440912102</text:p>
          </table:table-cell>
          <table:table-cell table:formula="of:=[.C345]/MAX([.C$2:.C$388])" office:value-type="float" office:value="0.838729208845131" calcext:value-type="float">
            <text:p>0,8387292088</text:p>
          </table:table-cell>
          <table:table-cell table:formula="of:=[.A345]*(24/4)*365" office:value-type="float" office:value="293468.63698434" calcext:value-type="float">
            <text:p>293468,63698434</text:p>
          </table:table-cell>
          <table:table-cell table:number-columns-repeated="2"/>
        </table:table-row>
        <table:table-row table:style-name="ro1">
          <table:table-cell office:value-type="float" office:value="133.991705966384" calcext:value-type="float">
            <text:p>133,9917059664</text:p>
          </table:table-cell>
          <table:table-cell office:value-type="float" office:value="6.94306058996197" calcext:value-type="float">
            <text:p>6,94306059</text:p>
          </table:table-cell>
          <table:table-cell table:formula="of:=1/[.B346]" office:value-type="float" office:value="0.144028701326007" calcext:value-type="float">
            <text:p>0,1440287013</text:p>
          </table:table-cell>
          <table:table-cell table:formula="of:=[.C346]/MAX([.C$2:.C$388])" office:value-type="float" office:value="0.838365355879044" calcext:value-type="float">
            <text:p>0,8383653559</text:p>
          </table:table-cell>
          <table:table-cell table:formula="of:=[.A346]*(24/4)*365" office:value-type="float" office:value="293441.836066381" calcext:value-type="float">
            <text:p>293441,836066381</text:p>
          </table:table-cell>
          <table:table-cell table:number-columns-repeated="2"/>
        </table:table-row>
        <table:table-row table:style-name="ro1">
          <table:table-cell office:value-type="float" office:value="133.965423247374" calcext:value-type="float">
            <text:p>133,9654232474</text:p>
          </table:table-cell>
          <table:table-cell office:value-type="float" office:value="6.94356778085833" calcext:value-type="float">
            <text:p>6,9435677809</text:p>
          </table:table-cell>
          <table:table-cell table:formula="of:=1/[.B347]" office:value-type="float" office:value="0.144018180791257" calcext:value-type="float">
            <text:p>0,1440181808</text:p>
          </table:table-cell>
          <table:table-cell table:formula="of:=[.C347]/MAX([.C$2:.C$388])" office:value-type="float" office:value="0.838304117724575" calcext:value-type="float">
            <text:p>0,8383041177</text:p>
          </table:table-cell>
          <table:table-cell table:formula="of:=[.A347]*(24/4)*365" office:value-type="float" office:value="293384.276911749" calcext:value-type="float">
            <text:p>293384,276911749</text:p>
          </table:table-cell>
          <table:table-cell table:number-columns-repeated="2"/>
        </table:table-row>
        <table:table-row table:style-name="ro1">
          <table:table-cell office:value-type="float" office:value="133.944349531811" calcext:value-type="float">
            <text:p>133,9443495318</text:p>
          </table:table-cell>
          <table:table-cell office:value-type="float" office:value="6.94756643172456" calcext:value-type="float">
            <text:p>6,9475664317</text:p>
          </table:table-cell>
          <table:table-cell table:formula="of:=1/[.B348]" office:value-type="float" office:value="0.143935291562484" calcext:value-type="float">
            <text:p>0,1439352916</text:p>
          </table:table-cell>
          <table:table-cell table:formula="of:=[.C348]/MAX([.C$2:.C$388])" office:value-type="float" office:value="0.837821634322733" calcext:value-type="float">
            <text:p>0,8378216343</text:p>
          </table:table-cell>
          <table:table-cell table:formula="of:=[.A348]*(24/4)*365" office:value-type="float" office:value="293338.125474666" calcext:value-type="float">
            <text:p>293338,125474666</text:p>
          </table:table-cell>
          <table:table-cell table:number-columns-repeated="2"/>
        </table:table-row>
        <table:table-row table:style-name="ro1">
          <table:table-cell office:value-type="float" office:value="133.901969297216" calcext:value-type="float">
            <text:p>133,9019692972</text:p>
          </table:table-cell>
          <table:table-cell office:value-type="float" office:value="6.95586829737609" calcext:value-type="float">
            <text:p>6,9558682974</text:p>
          </table:table-cell>
          <table:table-cell table:formula="of:=1/[.B349]" office:value-type="float" office:value="0.143763504029716" calcext:value-type="float">
            <text:p>0,143763504</text:p>
          </table:table-cell>
          <table:table-cell table:formula="of:=[.C349]/MAX([.C$2:.C$388])" office:value-type="float" office:value="0.836821689765026" calcext:value-type="float">
            <text:p>0,8368216898</text:p>
          </table:table-cell>
          <table:table-cell table:formula="of:=[.A349]*(24/4)*365" office:value-type="float" office:value="293245.312760903" calcext:value-type="float">
            <text:p>293245,312760903</text:p>
          </table:table-cell>
          <table:table-cell table:number-columns-repeated="2"/>
        </table:table-row>
        <table:table-row table:style-name="ro1">
          <table:table-cell office:value-type="float" office:value="133.881156393826" calcext:value-type="float">
            <text:p>133,8811563938</text:p>
          </table:table-cell>
          <table:table-cell office:value-type="float" office:value="6.95787684144158" calcext:value-type="float">
            <text:p>6,9578768414</text:p>
          </table:table-cell>
          <table:table-cell table:formula="of:=1/[.B350]" office:value-type="float" office:value="0.143722003534747" calcext:value-type="float">
            <text:p>0,1437220035</text:p>
          </table:table-cell>
          <table:table-cell table:formula="of:=[.C350]/MAX([.C$2:.C$388])" office:value-type="float" office:value="0.83658012279321" calcext:value-type="float">
            <text:p>0,8365801228</text:p>
          </table:table-cell>
          <table:table-cell table:formula="of:=[.A350]*(24/4)*365" office:value-type="float" office:value="293199.732502479" calcext:value-type="float">
            <text:p>293199,732502479</text:p>
          </table:table-cell>
          <table:table-cell table:number-columns-repeated="2"/>
        </table:table-row>
        <table:table-row table:style-name="ro1">
          <table:table-cell office:value-type="float" office:value="133.867026752607" calcext:value-type="float">
            <text:p>133,8670267526</text:p>
          </table:table-cell>
          <table:table-cell office:value-type="float" office:value="6.96033751479783" calcext:value-type="float">
            <text:p>6,9603375148</text:p>
          </table:table-cell>
          <table:table-cell table:formula="of:=1/[.B351]" office:value-type="float" office:value="0.143671193799723" calcext:value-type="float">
            <text:p>0,1436711938</text:p>
          </table:table-cell>
          <table:table-cell table:formula="of:=[.C351]/MAX([.C$2:.C$388])" office:value-type="float" office:value="0.836284368397084" calcext:value-type="float">
            <text:p>0,8362843684</text:p>
          </table:table-cell>
          <table:table-cell table:formula="of:=[.A351]*(24/4)*365" office:value-type="float" office:value="293168.788588209" calcext:value-type="float">
            <text:p>293168,788588209</text:p>
          </table:table-cell>
          <table:table-cell table:number-columns-repeated="2"/>
        </table:table-row>
        <table:table-row table:style-name="ro1">
          <table:table-cell office:value-type="float" office:value="133.864040460924" calcext:value-type="float">
            <text:p>133,8640404609</text:p>
          </table:table-cell>
          <table:table-cell office:value-type="float" office:value="6.96290835306319" calcext:value-type="float">
            <text:p>6,9629083531</text:p>
          </table:table-cell>
          <table:table-cell table:formula="of:=1/[.B352]" office:value-type="float" office:value="0.143618147660966" calcext:value-type="float">
            <text:p>0,1436181477</text:p>
          </table:table-cell>
          <table:table-cell table:formula="of:=[.C352]/MAX([.C$2:.C$388])" office:value-type="float" office:value="0.835975596294109" calcext:value-type="float">
            <text:p>0,8359755963</text:p>
          </table:table-cell>
          <table:table-cell table:formula="of:=[.A352]*(24/4)*365" office:value-type="float" office:value="293162.248609424" calcext:value-type="float">
            <text:p>293162,248609424</text:p>
          </table:table-cell>
          <table:table-cell table:number-columns-repeated="2"/>
        </table:table-row>
        <table:table-row table:style-name="ro1">
          <table:table-cell office:value-type="float" office:value="133.861891567542" calcext:value-type="float">
            <text:p>133,8618915675</text:p>
          </table:table-cell>
          <table:table-cell office:value-type="float" office:value="6.96435662461173" calcext:value-type="float">
            <text:p>6,9643566246</text:p>
          </table:table-cell>
          <table:table-cell table:formula="of:=1/[.B353]" office:value-type="float" office:value="0.143588281574502" calcext:value-type="float">
            <text:p>0,1435882816</text:p>
          </table:table-cell>
          <table:table-cell table:formula="of:=[.C353]/MAX([.C$2:.C$388])" office:value-type="float" office:value="0.835801751137026" calcext:value-type="float">
            <text:p>0,8358017511</text:p>
          </table:table-cell>
          <table:table-cell table:formula="of:=[.A353]*(24/4)*365" office:value-type="float" office:value="293157.542532917" calcext:value-type="float">
            <text:p>293157,542532917</text:p>
          </table:table-cell>
          <table:table-cell table:number-columns-repeated="2"/>
        </table:table-row>
        <table:table-row table:style-name="ro1">
          <table:table-cell office:value-type="float" office:value="133.810323889181" calcext:value-type="float">
            <text:p>133,8103238892</text:p>
          </table:table-cell>
          <table:table-cell office:value-type="float" office:value="6.97150841628282" calcext:value-type="float">
            <text:p>6,9715084163</text:p>
          </table:table-cell>
          <table:table-cell table:formula="of:=1/[.B354]" office:value-type="float" office:value="0.143440980098995" calcext:value-type="float">
            <text:p>0,1434409801</text:p>
          </table:table-cell>
          <table:table-cell table:formula="of:=[.C354]/MAX([.C$2:.C$388])" office:value-type="float" office:value="0.83494433554695" calcext:value-type="float">
            <text:p>0,8349443355</text:p>
          </table:table-cell>
          <table:table-cell table:formula="of:=[.A354]*(24/4)*365" office:value-type="float" office:value="293044.609317306" calcext:value-type="float">
            <text:p>293044,609317306</text:p>
          </table:table-cell>
          <table:table-cell table:number-columns-repeated="2"/>
        </table:table-row>
        <table:table-row table:style-name="ro1">
          <table:table-cell office:value-type="float" office:value="133.796924979937" calcext:value-type="float">
            <text:p>133,7969249799</text:p>
          </table:table-cell>
          <table:table-cell office:value-type="float" office:value="6.97290788496898" calcext:value-type="float">
            <text:p>6,972907885</text:p>
          </table:table-cell>
          <table:table-cell table:formula="of:=1/[.B355]" office:value-type="float" office:value="0.143412191369347" calcext:value-type="float">
            <text:p>0,1434121914</text:p>
          </table:table-cell>
          <table:table-cell table:formula="of:=[.C355]/MAX([.C$2:.C$388])" office:value-type="float" office:value="0.83477676149154" calcext:value-type="float">
            <text:p>0,8347767615</text:p>
          </table:table-cell>
          <table:table-cell table:formula="of:=[.A355]*(24/4)*365" office:value-type="float" office:value="293015.265706062" calcext:value-type="float">
            <text:p>293015,265706062</text:p>
          </table:table-cell>
          <table:table-cell table:number-columns-repeated="2"/>
        </table:table-row>
        <table:table-row table:style-name="ro1">
          <table:table-cell office:value-type="float" office:value="133.790701263933" calcext:value-type="float">
            <text:p>133,7907012639</text:p>
          </table:table-cell>
          <table:table-cell office:value-type="float" office:value="6.97574358522722" calcext:value-type="float">
            <text:p>6,9757435852</text:p>
          </table:table-cell>
          <table:table-cell table:formula="of:=1/[.B356]" office:value-type="float" office:value="0.143353893069942" calcext:value-type="float">
            <text:p>0,1433538931</text:p>
          </table:table-cell>
          <table:table-cell table:formula="of:=[.C356]/MAX([.C$2:.C$388])" office:value-type="float" office:value="0.834437417499145" calcext:value-type="float">
            <text:p>0,8344374175</text:p>
          </table:table-cell>
          <table:table-cell table:formula="of:=[.A356]*(24/4)*365" office:value-type="float" office:value="293001.635768013" calcext:value-type="float">
            <text:p>293001,635768013</text:p>
          </table:table-cell>
          <table:table-cell table:number-columns-repeated="2"/>
        </table:table-row>
        <table:table-row table:style-name="ro1">
          <table:table-cell office:value-type="float" office:value="133.781978917773" calcext:value-type="float">
            <text:p>133,7819789178</text:p>
          </table:table-cell>
          <table:table-cell office:value-type="float" office:value="6.97880552701138" calcext:value-type="float">
            <text:p>6,978805527</text:p>
          </table:table-cell>
          <table:table-cell table:formula="of:=1/[.B357]" office:value-type="float" office:value="0.143290996737122" calcext:value-type="float">
            <text:p>0,1432909967</text:p>
          </table:table-cell>
          <table:table-cell table:formula="of:=[.C357]/MAX([.C$2:.C$388])" office:value-type="float" office:value="0.834071309175161" calcext:value-type="float">
            <text:p>0,8340713092</text:p>
          </table:table-cell>
          <table:table-cell table:formula="of:=[.A357]*(24/4)*365" office:value-type="float" office:value="292982.533829923" calcext:value-type="float">
            <text:p>292982,533829923</text:p>
          </table:table-cell>
          <table:table-cell table:number-columns-repeated="2"/>
        </table:table-row>
        <table:table-row table:style-name="ro1">
          <table:table-cell office:value-type="float" office:value="133.74940861347" calcext:value-type="float">
            <text:p>133,7494086135</text:p>
          </table:table-cell>
          <table:table-cell office:value-type="float" office:value="6.98260503336023" calcext:value-type="float">
            <text:p>6,9826050334</text:p>
          </table:table-cell>
          <table:table-cell table:formula="of:=1/[.B358]" office:value-type="float" office:value="0.143213026545592" calcext:value-type="float">
            <text:p>0,1432130265</text:p>
          </table:table-cell>
          <table:table-cell table:formula="of:=[.C358]/MAX([.C$2:.C$388])" office:value-type="float" office:value="0.833617458610871" calcext:value-type="float">
            <text:p>0,8336174586</text:p>
          </table:table-cell>
          <table:table-cell table:formula="of:=[.A358]*(24/4)*365" office:value-type="float" office:value="292911.204863499" calcext:value-type="float">
            <text:p>292911,204863499</text:p>
          </table:table-cell>
          <table:table-cell table:number-columns-repeated="2"/>
        </table:table-row>
        <table:table-row table:style-name="ro1">
          <table:table-cell office:value-type="float" office:value="133.74260938945" calcext:value-type="float">
            <text:p>133,7426093895</text:p>
          </table:table-cell>
          <table:table-cell office:value-type="float" office:value="6.98475037662935" calcext:value-type="float">
            <text:p>6,9847503766</text:p>
          </table:table-cell>
          <table:table-cell table:formula="of:=1/[.B359]" office:value-type="float" office:value="0.143169039132158" calcext:value-type="float">
            <text:p>0,1431690391</text:p>
          </table:table-cell>
          <table:table-cell table:formula="of:=[.C359]/MAX([.C$2:.C$388])" office:value-type="float" office:value="0.833361415730679" calcext:value-type="float">
            <text:p>0,8333614157</text:p>
          </table:table-cell>
          <table:table-cell table:formula="of:=[.A359]*(24/4)*365" office:value-type="float" office:value="292896.314562895" calcext:value-type="float">
            <text:p>292896,314562895</text:p>
          </table:table-cell>
          <table:table-cell table:number-columns-repeated="2"/>
        </table:table-row>
        <table:table-row table:style-name="ro1">
          <table:table-cell office:value-type="float" office:value="133.721440481171" calcext:value-type="float">
            <text:p>133,7214404812</text:p>
          </table:table-cell>
          <table:table-cell office:value-type="float" office:value="6.98795757694143" calcext:value-type="float">
            <text:p>6,9879575769</text:p>
          </table:table-cell>
          <table:table-cell table:formula="of:=1/[.B360]" office:value-type="float" office:value="0.143103330120343" calcext:value-type="float">
            <text:p>0,1431033301</text:p>
          </table:table-cell>
          <table:table-cell table:formula="of:=[.C360]/MAX([.C$2:.C$388])" office:value-type="float" office:value="0.832978935304435" calcext:value-type="float">
            <text:p>0,8329789353</text:p>
          </table:table-cell>
          <table:table-cell table:formula="of:=[.A360]*(24/4)*365" office:value-type="float" office:value="292849.954653764" calcext:value-type="float">
            <text:p>292849,954653764</text:p>
          </table:table-cell>
          <table:table-cell table:number-columns-repeated="2"/>
        </table:table-row>
        <table:table-row table:style-name="ro1">
          <table:table-cell office:value-type="float" office:value="133.700626866302" calcext:value-type="float">
            <text:p>133,7006268663</text:p>
          </table:table-cell>
          <table:table-cell office:value-type="float" office:value="6.99212867750098" calcext:value-type="float">
            <text:p>6,9921286775</text:p>
          </table:table-cell>
          <table:table-cell table:formula="of:=1/[.B361]" office:value-type="float" office:value="0.143017962929911" calcext:value-type="float">
            <text:p>0,1430179629</text:p>
          </table:table-cell>
          <table:table-cell table:formula="of:=[.C361]/MAX([.C$2:.C$388])" office:value-type="float" office:value="0.832482028130183" calcext:value-type="float">
            <text:p>0,8324820281</text:p>
          </table:table-cell>
          <table:table-cell table:formula="of:=[.A361]*(24/4)*365" office:value-type="float" office:value="292804.372837201" calcext:value-type="float">
            <text:p>292804,372837201</text:p>
          </table:table-cell>
          <table:table-cell table:number-columns-repeated="2"/>
        </table:table-row>
        <table:table-row table:style-name="ro1">
          <table:table-cell office:value-type="float" office:value="133.692014798602" calcext:value-type="float">
            <text:p>133,6920147986</text:p>
          </table:table-cell>
          <table:table-cell office:value-type="float" office:value="6.99560570994478" calcext:value-type="float">
            <text:p>6,9956057099</text:p>
          </table:table-cell>
          <table:table-cell table:formula="of:=1/[.B362]" office:value-type="float" office:value="0.142946878578137" calcext:value-type="float">
            <text:p>0,1429468786</text:p>
          </table:table-cell>
          <table:table-cell table:formula="of:=[.C362]/MAX([.C$2:.C$388])" office:value-type="float" office:value="0.83206825880974" calcext:value-type="float">
            <text:p>0,8320682588</text:p>
          </table:table-cell>
          <table:table-cell table:formula="of:=[.A362]*(24/4)*365" office:value-type="float" office:value="292785.512408938" calcext:value-type="float">
            <text:p>292785,512408938</text:p>
          </table:table-cell>
          <table:table-cell table:number-columns-repeated="2"/>
        </table:table-row>
        <table:table-row table:style-name="ro1">
          <table:table-cell office:value-type="float" office:value="133.664740342526" calcext:value-type="float">
            <text:p>133,6647403425</text:p>
          </table:table-cell>
          <table:table-cell office:value-type="float" office:value="6.99765151727286" calcext:value-type="float">
            <text:p>6,9976515173</text:p>
          </table:table-cell>
          <table:table-cell table:formula="of:=1/[.B363]" office:value-type="float" office:value="0.14290508716126" calcext:value-type="float">
            <text:p>0,1429050872</text:p>
          </table:table-cell>
          <table:table-cell table:formula="of:=[.C363]/MAX([.C$2:.C$388])" office:value-type="float" office:value="0.831824998433436" calcext:value-type="float">
            <text:p>0,8318249984</text:p>
          </table:table-cell>
          <table:table-cell table:formula="of:=[.A363]*(24/4)*365" office:value-type="float" office:value="292725.781350132" calcext:value-type="float">
            <text:p>292725,781350132</text:p>
          </table:table-cell>
          <table:table-cell table:number-columns-repeated="2"/>
        </table:table-row>
        <table:table-row table:style-name="ro1">
          <table:table-cell office:value-type="float" office:value="133.626677408254" calcext:value-type="float">
            <text:p>133,6266774083</text:p>
          </table:table-cell>
          <table:table-cell office:value-type="float" office:value="7.00306458221423" calcext:value-type="float">
            <text:p>7,0030645822</text:p>
          </table:table-cell>
          <table:table-cell table:formula="of:=1/[.B364]" office:value-type="float" office:value="0.142794627731938" calcext:value-type="float">
            <text:p>0,1427946277</text:p>
          </table:table-cell>
          <table:table-cell table:formula="of:=[.C364]/MAX([.C$2:.C$388])" office:value-type="float" office:value="0.831182033816516" calcext:value-type="float">
            <text:p>0,8311820338</text:p>
          </table:table-cell>
          <table:table-cell table:formula="of:=[.A364]*(24/4)*365" office:value-type="float" office:value="292642.423524076" calcext:value-type="float">
            <text:p>292642,423524076</text:p>
          </table:table-cell>
          <table:table-cell table:number-columns-repeated="2"/>
        </table:table-row>
        <table:table-row table:style-name="ro1">
          <table:table-cell office:value-type="float" office:value="133.625319708283" calcext:value-type="float">
            <text:p>133,6253197083</text:p>
          </table:table-cell>
          <table:table-cell office:value-type="float" office:value="7.00657673517886" calcext:value-type="float">
            <text:p>7,0065767352</text:p>
          </table:table-cell>
          <table:table-cell table:formula="of:=1/[.B365]" office:value-type="float" office:value="0.142723049756833" calcext:value-type="float">
            <text:p>0,1427230498</text:p>
          </table:table-cell>
          <table:table-cell table:formula="of:=[.C365]/MAX([.C$2:.C$388])" office:value-type="float" office:value="0.83076539120279" calcext:value-type="float">
            <text:p>0,8307653912</text:p>
          </table:table-cell>
          <table:table-cell table:formula="of:=[.A365]*(24/4)*365" office:value-type="float" office:value="292639.45016114" calcext:value-type="float">
            <text:p>292639,45016114</text:p>
          </table:table-cell>
          <table:table-cell table:number-columns-repeated="2"/>
        </table:table-row>
        <table:table-row table:style-name="ro1">
          <table:table-cell office:value-type="float" office:value="133.621757582468" calcext:value-type="float">
            <text:p>133,6217575825</text:p>
          </table:table-cell>
          <table:table-cell office:value-type="float" office:value="7.00997266087558" calcext:value-type="float">
            <text:p>7,0099726609</text:p>
          </table:table-cell>
          <table:table-cell table:formula="of:=1/[.B366]" office:value-type="float" office:value="0.142653908706556" calcext:value-type="float">
            <text:p>0,1426539087</text:p>
          </table:table-cell>
          <table:table-cell table:formula="of:=[.C366]/MAX([.C$2:.C$388])" office:value-type="float" office:value="0.830362933493407" calcext:value-type="float">
            <text:p>0,8303629335</text:p>
          </table:table-cell>
          <table:table-cell table:formula="of:=[.A366]*(24/4)*365" office:value-type="float" office:value="292631.649105605" calcext:value-type="float">
            <text:p>292631,649105605</text:p>
          </table:table-cell>
          <table:table-cell table:number-columns-repeated="2"/>
        </table:table-row>
        <table:table-row table:style-name="ro1">
          <table:table-cell office:value-type="float" office:value="133.600827890906" calcext:value-type="float">
            <text:p>133,6008278909</text:p>
          </table:table-cell>
          <table:table-cell office:value-type="float" office:value="7.01042325540905" calcext:value-type="float">
            <text:p>7,0104232554</text:p>
          </table:table-cell>
          <table:table-cell table:formula="of:=1/[.B367]" office:value-type="float" office:value="0.142644739635146" calcext:value-type="float">
            <text:p>0,1426447396</text:p>
          </table:table-cell>
          <table:table-cell table:formula="of:=[.C367]/MAX([.C$2:.C$388])" office:value-type="float" office:value="0.830309561965755" calcext:value-type="float">
            <text:p>0,830309562</text:p>
          </table:table-cell>
          <table:table-cell table:formula="of:=[.A367]*(24/4)*365" office:value-type="float" office:value="292585.813081084" calcext:value-type="float">
            <text:p>292585,813081084</text:p>
          </table:table-cell>
          <table:table-cell table:number-columns-repeated="2"/>
        </table:table-row>
        <table:table-row table:style-name="ro1">
          <table:table-cell office:value-type="float" office:value="133.578447324845" calcext:value-type="float">
            <text:p>133,5784473248</text:p>
          </table:table-cell>
          <table:table-cell office:value-type="float" office:value="7.01155166792392" calcext:value-type="float">
            <text:p>7,0115516679</text:p>
          </table:table-cell>
          <table:table-cell table:formula="of:=1/[.B368]" office:value-type="float" office:value="0.142621782932122" calcext:value-type="float">
            <text:p>0,1426217829</text:p>
          </table:table-cell>
          <table:table-cell table:formula="of:=[.C368]/MAX([.C$2:.C$388])" office:value-type="float" office:value="0.830175935096082" calcext:value-type="float">
            <text:p>0,8301759351</text:p>
          </table:table-cell>
          <table:table-cell table:formula="of:=[.A368]*(24/4)*365" office:value-type="float" office:value="292536.799641411" calcext:value-type="float">
            <text:p>292536,799641411</text:p>
          </table:table-cell>
          <table:table-cell table:number-columns-repeated="2"/>
        </table:table-row>
        <table:table-row table:style-name="ro1">
          <table:table-cell office:value-type="float" office:value="133.55777707981" calcext:value-type="float">
            <text:p>133,5577770798</text:p>
          </table:table-cell>
          <table:table-cell office:value-type="float" office:value="7.01951080517778" calcext:value-type="float">
            <text:p>7,0195108052</text:p>
          </table:table-cell>
          <table:table-cell table:formula="of:=1/[.B369]" office:value-type="float" office:value="0.142460069904355" calcext:value-type="float">
            <text:p>0,1424600699</text:p>
          </table:table-cell>
          <table:table-cell table:formula="of:=[.C369]/MAX([.C$2:.C$388])" office:value-type="float" office:value="0.829234632433308" calcext:value-type="float">
            <text:p>0,8292346324</text:p>
          </table:table-cell>
          <table:table-cell table:formula="of:=[.A369]*(24/4)*365" office:value-type="float" office:value="292491.531804784" calcext:value-type="float">
            <text:p>292491,531804784</text:p>
          </table:table-cell>
          <table:table-cell table:number-columns-repeated="2"/>
        </table:table-row>
        <table:table-row table:style-name="ro1">
          <table:table-cell office:value-type="float" office:value="133.552846491194" calcext:value-type="float">
            <text:p>133,5528464912</text:p>
          </table:table-cell>
          <table:table-cell office:value-type="float" office:value="7.02076853680372" calcext:value-type="float">
            <text:p>7,0207685368</text:p>
          </table:table-cell>
          <table:table-cell table:formula="of:=1/[.B370]" office:value-type="float" office:value="0.142434548975355" calcext:value-type="float">
            <text:p>0,142434549</text:p>
          </table:table-cell>
          <table:table-cell table:formula="of:=[.C370]/MAX([.C$2:.C$388])" office:value-type="float" office:value="0.829086079662045" calcext:value-type="float">
            <text:p>0,8290860797</text:p>
          </table:table-cell>
          <table:table-cell table:formula="of:=[.A370]*(24/4)*365" office:value-type="float" office:value="292480.733815715" calcext:value-type="float">
            <text:p>292480,733815715</text:p>
          </table:table-cell>
          <table:table-cell table:number-columns-repeated="2"/>
        </table:table-row>
        <table:table-row table:style-name="ro1">
          <table:table-cell office:value-type="float" office:value="133.529924719058" calcext:value-type="float">
            <text:p>133,5299247191</text:p>
          </table:table-cell>
          <table:table-cell office:value-type="float" office:value="7.02218500887947" calcext:value-type="float">
            <text:p>7,0221850089</text:p>
          </table:table-cell>
          <table:table-cell table:formula="of:=1/[.B371]" office:value-type="float" office:value="0.142405817952035" calcext:value-type="float">
            <text:p>0,142405818</text:p>
          </table:table-cell>
          <table:table-cell table:formula="of:=[.C371]/MAX([.C$2:.C$388])" office:value-type="float" office:value="0.828918841504869" calcext:value-type="float">
            <text:p>0,8289188415</text:p>
          </table:table-cell>
          <table:table-cell table:formula="of:=[.A371]*(24/4)*365" office:value-type="float" office:value="292430.535134737" calcext:value-type="float">
            <text:p>292430,535134737</text:p>
          </table:table-cell>
          <table:table-cell table:number-columns-repeated="2"/>
        </table:table-row>
        <table:table-row table:style-name="ro1">
          <table:table-cell office:value-type="float" office:value="133.508157308394" calcext:value-type="float">
            <text:p>133,5081573084</text:p>
          </table:table-cell>
          <table:table-cell office:value-type="float" office:value="7.03002696653579" calcext:value-type="float">
            <text:p>7,0300269665</text:p>
          </table:table-cell>
          <table:table-cell table:formula="of:=1/[.B372]" office:value-type="float" office:value="0.142246965020217" calcext:value-type="float">
            <text:p>0,142246965</text:p>
          </table:table-cell>
          <table:table-cell table:formula="of:=[.C372]/MAX([.C$2:.C$388])" office:value-type="float" office:value="0.827994186949979" calcext:value-type="float">
            <text:p>0,8279941869</text:p>
          </table:table-cell>
          <table:table-cell table:formula="of:=[.A372]*(24/4)*365" office:value-type="float" office:value="292382.864505383" calcext:value-type="float">
            <text:p>292382,864505383</text:p>
          </table:table-cell>
          <table:table-cell table:number-columns-repeated="2"/>
        </table:table-row>
        <table:table-row table:style-name="ro1">
          <table:table-cell office:value-type="float" office:value="133.490094445783" calcext:value-type="float">
            <text:p>133,4900944458</text:p>
          </table:table-cell>
          <table:table-cell office:value-type="float" office:value="7.03042295007181" calcext:value-type="float">
            <text:p>7,0304229501</text:p>
          </table:table-cell>
          <table:table-cell table:formula="of:=1/[.B373]" office:value-type="float" office:value="0.142238953061819" calcext:value-type="float">
            <text:p>0,1422389531</text:p>
          </table:table-cell>
          <table:table-cell table:formula="of:=[.C373]/MAX([.C$2:.C$388])" office:value-type="float" office:value="0.82794755077058" calcext:value-type="float">
            <text:p>0,8279475508</text:p>
          </table:table-cell>
          <table:table-cell table:formula="of:=[.A373]*(24/4)*365" office:value-type="float" office:value="292343.306836265" calcext:value-type="float">
            <text:p>292343,306836265</text:p>
          </table:table-cell>
          <table:table-cell table:number-columns-repeated="2"/>
        </table:table-row>
        <table:table-row table:style-name="ro1">
          <table:table-cell office:value-type="float" office:value="133.485209141194" calcext:value-type="float">
            <text:p>133,4852091412</text:p>
          </table:table-cell>
          <table:table-cell office:value-type="float" office:value="7.0321363943309" calcext:value-type="float">
            <text:p>7,0321363943</text:p>
          </table:table-cell>
          <table:table-cell table:formula="of:=1/[.B374]" office:value-type="float" office:value="0.142204295241795" calcext:value-type="float">
            <text:p>0,1422042952</text:p>
          </table:table-cell>
          <table:table-cell table:formula="of:=[.C374]/MAX([.C$2:.C$388])" office:value-type="float" office:value="0.827745813787941" calcext:value-type="float">
            <text:p>0,8277458138</text:p>
          </table:table-cell>
          <table:table-cell table:formula="of:=[.A374]*(24/4)*365" office:value-type="float" office:value="292332.608019215" calcext:value-type="float">
            <text:p>292332,608019215</text:p>
          </table:table-cell>
          <table:table-cell table:number-columns-repeated="2"/>
        </table:table-row>
        <table:table-row table:style-name="ro1">
          <table:table-cell office:value-type="float" office:value="133.479102885169" calcext:value-type="float">
            <text:p>133,4791028852</text:p>
          </table:table-cell>
          <table:table-cell office:value-type="float" office:value="7.03536853814878" calcext:value-type="float">
            <text:p>7,0353685381</text:p>
          </table:table-cell>
          <table:table-cell table:formula="of:=1/[.B375]" office:value-type="float" office:value="0.142138964658009" calcext:value-type="float">
            <text:p>0,1421389647</text:p>
          </table:table-cell>
          <table:table-cell table:formula="of:=[.C375]/MAX([.C$2:.C$388])" office:value-type="float" office:value="0.827365536123693" calcext:value-type="float">
            <text:p>0,8273655361</text:p>
          </table:table-cell>
          <table:table-cell table:formula="of:=[.A375]*(24/4)*365" office:value-type="float" office:value="292319.23531852" calcext:value-type="float">
            <text:p>292319,23531852</text:p>
          </table:table-cell>
          <table:table-cell table:number-columns-repeated="2"/>
        </table:table-row>
        <table:table-row table:style-name="ro1">
          <table:table-cell office:value-type="float" office:value="133.45773179205" calcext:value-type="float">
            <text:p>133,4577317921</text:p>
          </table:table-cell>
          <table:table-cell office:value-type="float" office:value="7.03559157295997" calcext:value-type="float">
            <text:p>7,035591573</text:p>
          </table:table-cell>
          <table:table-cell table:formula="of:=1/[.B376]" office:value-type="float" office:value="0.142134458720333" calcext:value-type="float">
            <text:p>0,1421344587</text:p>
          </table:table-cell>
          <table:table-cell table:formula="of:=[.C376]/MAX([.C$2:.C$388])" office:value-type="float" office:value="0.827339307864957" calcext:value-type="float">
            <text:p>0,8273393079</text:p>
          </table:table-cell>
          <table:table-cell table:formula="of:=[.A376]*(24/4)*365" office:value-type="float" office:value="292272.432624589" calcext:value-type="float">
            <text:p>292272,432624589</text:p>
          </table:table-cell>
          <table:table-cell table:number-columns-repeated="2"/>
        </table:table-row>
        <table:table-row table:style-name="ro1">
          <table:table-cell office:value-type="float" office:value="133.405412701465" calcext:value-type="float">
            <text:p>133,4054127015</text:p>
          </table:table-cell>
          <table:table-cell office:value-type="float" office:value="7.04161697379932" calcext:value-type="float">
            <text:p>7,0416169738</text:p>
          </table:table-cell>
          <table:table-cell table:formula="of:=1/[.B377]" office:value-type="float" office:value="0.142012836500598" calcext:value-type="float">
            <text:p>0,1420128365</text:p>
          </table:table-cell>
          <table:table-cell table:formula="of:=[.C377]/MAX([.C$2:.C$388])" office:value-type="float" office:value="0.826631366638023" calcext:value-type="float">
            <text:p>0,8266313666</text:p>
          </table:table-cell>
          <table:table-cell table:formula="of:=[.A377]*(24/4)*365" office:value-type="float" office:value="292157.853816208" calcext:value-type="float">
            <text:p>292157,853816208</text:p>
          </table:table-cell>
          <table:table-cell table:number-columns-repeated="2"/>
        </table:table-row>
        <table:table-row table:style-name="ro1">
          <table:table-cell office:value-type="float" office:value="133.404420454953" calcext:value-type="float">
            <text:p>133,404420455</text:p>
          </table:table-cell>
          <table:table-cell office:value-type="float" office:value="7.04624446895699" calcext:value-type="float">
            <text:p>7,046244469</text:p>
          </table:table-cell>
          <table:table-cell table:formula="of:=1/[.B378]" office:value-type="float" office:value="0.141919572107611" calcext:value-type="float">
            <text:p>0,1419195721</text:p>
          </table:table-cell>
          <table:table-cell table:formula="of:=[.C378]/MAX([.C$2:.C$388])" office:value-type="float" office:value="0.826088491257648" calcext:value-type="float">
            <text:p>0,8260884913</text:p>
          </table:table-cell>
          <table:table-cell table:formula="of:=[.A378]*(24/4)*365" office:value-type="float" office:value="292155.680796347" calcext:value-type="float">
            <text:p>292155,680796347</text:p>
          </table:table-cell>
          <table:table-cell table:number-columns-repeated="2"/>
        </table:table-row>
        <table:table-row table:style-name="ro1">
          <table:table-cell office:value-type="float" office:value="133.378859527892" calcext:value-type="float">
            <text:p>133,3788595279</text:p>
          </table:table-cell>
          <table:table-cell office:value-type="float" office:value="7.05122398445252" calcext:value-type="float">
            <text:p>7,0512239845</text:p>
          </table:table-cell>
          <table:table-cell table:formula="of:=1/[.B379]" office:value-type="float" office:value="0.141819349690909" calcext:value-type="float">
            <text:p>0,1418193497</text:p>
          </table:table-cell>
          <table:table-cell table:formula="of:=[.C379]/MAX([.C$2:.C$388])" office:value-type="float" office:value="0.825505114463497" calcext:value-type="float">
            <text:p>0,8255051145</text:p>
          </table:table-cell>
          <table:table-cell table:formula="of:=[.A379]*(24/4)*365" office:value-type="float" office:value="292099.702366083" calcext:value-type="float">
            <text:p>292099,702366083</text:p>
          </table:table-cell>
          <table:table-cell table:number-columns-repeated="2"/>
        </table:table-row>
        <table:table-row table:style-name="ro1">
          <table:table-cell office:value-type="float" office:value="133.366227800916" calcext:value-type="float">
            <text:p>133,3662278009</text:p>
          </table:table-cell>
          <table:table-cell office:value-type="float" office:value="7.05467963790134" calcext:value-type="float">
            <text:p>7,0546796379</text:p>
          </table:table-cell>
          <table:table-cell table:formula="of:=1/[.B380]" office:value-type="float" office:value="0.141749881118271" calcext:value-type="float">
            <text:p>0,1417498811</text:p>
          </table:table-cell>
          <table:table-cell table:formula="of:=[.C380]/MAX([.C$2:.C$388])" office:value-type="float" office:value="0.825100750304919" calcext:value-type="float">
            <text:p>0,8251007503</text:p>
          </table:table-cell>
          <table:table-cell table:formula="of:=[.A380]*(24/4)*365" office:value-type="float" office:value="292072.038884006" calcext:value-type="float">
            <text:p>292072,038884006</text:p>
          </table:table-cell>
          <table:table-cell table:number-columns-repeated="2"/>
        </table:table-row>
        <table:table-row table:style-name="ro1">
          <table:table-cell office:value-type="float" office:value="133.33598100097" calcext:value-type="float">
            <text:p>133,335981001</text:p>
          </table:table-cell>
          <table:table-cell office:value-type="float" office:value="7.05877335763662" calcext:value-type="float">
            <text:p>7,0587733576</text:p>
          </table:table-cell>
          <table:table-cell table:formula="of:=1/[.B381]" office:value-type="float" office:value="0.141667673593478" calcext:value-type="float">
            <text:p>0,1416676736</text:p>
          </table:table-cell>
          <table:table-cell table:formula="of:=[.C381]/MAX([.C$2:.C$388])" office:value-type="float" office:value="0.824622234980233" calcext:value-type="float">
            <text:p>0,824622235</text:p>
          </table:table-cell>
          <table:table-cell table:formula="of:=[.A381]*(24/4)*365" office:value-type="float" office:value="292005.798392124" calcext:value-type="float">
            <text:p>292005,798392124</text:p>
          </table:table-cell>
          <table:table-cell table:number-columns-repeated="2"/>
        </table:table-row>
        <table:table-row table:style-name="ro1">
          <table:table-cell office:value-type="float" office:value="133.275190399296" calcext:value-type="float">
            <text:p>133,2751903993</text:p>
          </table:table-cell>
          <table:table-cell office:value-type="float" office:value="7.06902869498732" calcext:value-type="float">
            <text:p>7,069028695</text:p>
          </table:table-cell>
          <table:table-cell table:formula="of:=1/[.B382]" office:value-type="float" office:value="0.141462150338858" calcext:value-type="float">
            <text:p>0,1414621503</text:p>
          </table:table-cell>
          <table:table-cell table:formula="of:=[.C382]/MAX([.C$2:.C$388])" office:value-type="float" office:value="0.823425920808725" calcext:value-type="float">
            <text:p>0,8234259208</text:p>
          </table:table-cell>
          <table:table-cell table:formula="of:=[.A382]*(24/4)*365" office:value-type="float" office:value="291872.666974458" calcext:value-type="float">
            <text:p>291872,666974458</text:p>
          </table:table-cell>
          <table:table-cell table:number-columns-repeated="2"/>
        </table:table-row>
        <table:table-row table:style-name="ro1">
          <table:table-cell office:value-type="float" office:value="133.248615756415" calcext:value-type="float">
            <text:p>133,2486157564</text:p>
          </table:table-cell>
          <table:table-cell office:value-type="float" office:value="7.07417498251558" calcext:value-type="float">
            <text:p>7,0741749825</text:p>
          </table:table-cell>
          <table:table-cell table:formula="of:=1/[.B383]" office:value-type="float" office:value="0.14135924011939" calcext:value-type="float">
            <text:p>0,1413592401</text:p>
          </table:table-cell>
          <table:table-cell table:formula="of:=[.C383]/MAX([.C$2:.C$388])" office:value-type="float" office:value="0.822826898794542" calcext:value-type="float">
            <text:p>0,8228268988</text:p>
          </table:table-cell>
          <table:table-cell table:formula="of:=[.A383]*(24/4)*365" office:value-type="float" office:value="291814.468506549" calcext:value-type="float">
            <text:p>291814,468506549</text:p>
          </table:table-cell>
          <table:table-cell table:number-columns-repeated="2"/>
        </table:table-row>
        <table:table-row table:style-name="ro1">
          <table:table-cell office:value-type="float" office:value="133.1770642052" calcext:value-type="float">
            <text:p>133,1770642052</text:p>
          </table:table-cell>
          <table:table-cell office:value-type="float" office:value="7.08415521494856" calcext:value-type="float">
            <text:p>7,0841552149</text:p>
          </table:table-cell>
          <table:table-cell table:formula="of:=1/[.B384]" office:value-type="float" office:value="0.141160091733995" calcext:value-type="float">
            <text:p>0,1411600917</text:p>
          </table:table-cell>
          <table:table-cell table:formula="of:=[.C384]/MAX([.C$2:.C$388])" office:value-type="float" office:value="0.821667691598637" calcext:value-type="float">
            <text:p>0,8216676916</text:p>
          </table:table-cell>
          <table:table-cell table:formula="of:=[.A384]*(24/4)*365" office:value-type="float" office:value="291657.770609388" calcext:value-type="float">
            <text:p>291657,770609388</text:p>
          </table:table-cell>
          <table:table-cell table:number-columns-repeated="2"/>
        </table:table-row>
        <table:table-row table:style-name="ro1">
          <table:table-cell office:value-type="float" office:value="133.126152195941" calcext:value-type="float">
            <text:p>133,1261521959</text:p>
          </table:table-cell>
          <table:table-cell office:value-type="float" office:value="7.09204474201193" calcext:value-type="float">
            <text:p>7,092044742</text:p>
          </table:table-cell>
          <table:table-cell table:formula="of:=1/[.B385]" office:value-type="float" office:value="0.141003058550405" calcext:value-type="float">
            <text:p>0,1410030586</text:p>
          </table:table-cell>
          <table:table-cell table:formula="of:=[.C385]/MAX([.C$2:.C$388])" office:value-type="float" office:value="0.820753629473287" calcext:value-type="float">
            <text:p>0,8207536295</text:p>
          </table:table-cell>
          <table:table-cell table:formula="of:=[.A385]*(24/4)*365" office:value-type="float" office:value="291546.273309111" calcext:value-type="float">
            <text:p>291546,273309111</text:p>
          </table:table-cell>
          <table:table-cell table:number-columns-repeated="2"/>
        </table:table-row>
        <table:table-row table:style-name="ro1">
          <table:table-cell office:value-type="float" office:value="133.039472698256" calcext:value-type="float">
            <text:p>133,0394726983</text:p>
          </table:table-cell>
          <table:table-cell office:value-type="float" office:value="7.1067196559256" calcext:value-type="float">
            <text:p>7,1067196559</text:p>
          </table:table-cell>
          <table:table-cell table:formula="of:=1/[.B386]" office:value-type="float" office:value="0.14071189640444" calcext:value-type="float">
            <text:p>0,1407118964</text:p>
          </table:table-cell>
          <table:table-cell table:formula="of:=[.C386]/MAX([.C$2:.C$388])" office:value-type="float" office:value="0.819058826605017" calcext:value-type="float">
            <text:p>0,8190588266</text:p>
          </table:table-cell>
          <table:table-cell table:formula="of:=[.A386]*(24/4)*365" office:value-type="float" office:value="291356.445209181" calcext:value-type="float">
            <text:p>291356,445209181</text:p>
          </table:table-cell>
          <table:table-cell table:number-columns-repeated="2"/>
        </table:table-row>
        <table:table-row table:style-name="ro1">
          <table:table-cell office:value-type="float" office:value="133.030514252118" calcext:value-type="float">
            <text:p>133,0305142521</text:p>
          </table:table-cell>
          <table:table-cell office:value-type="float" office:value="7.17778888410814" calcext:value-type="float">
            <text:p>7,1777888841</text:p>
          </table:table-cell>
          <table:table-cell table:formula="of:=1/[.B387]" office:value-type="float" office:value="0.139318669878134" calcext:value-type="float">
            <text:p>0,1393186699</text:p>
          </table:table-cell>
          <table:table-cell table:formula="of:=[.C387]/MAX([.C$2:.C$388])" office:value-type="float" office:value="0.810949103738718" calcext:value-type="float">
            <text:p>0,8109491037</text:p>
          </table:table-cell>
          <table:table-cell table:formula="of:=[.A387]*(24/4)*365" office:value-type="float" office:value="291336.826212138" calcext:value-type="float">
            <text:p>291336,826212138</text:p>
          </table:table-cell>
          <table:table-cell table:number-columns-repeated="2"/>
        </table:table-row>
        <table:table-row table:style-name="ro1">
          <table:table-cell office:value-type="float" office:value="133.021542744016" calcext:value-type="float">
            <text:p>133,021542744</text:p>
          </table:table-cell>
          <table:table-cell office:value-type="float" office:value="7.20086370251988" calcext:value-type="float">
            <text:p>7,2008637025</text:p>
          </table:table-cell>
          <table:table-cell table:formula="of:=1/[.B388]" office:value-type="float" office:value="0.138872229959034" calcext:value-type="float">
            <text:p>0,13887223</text:p>
          </table:table-cell>
          <table:table-cell table:formula="of:=[.C388]/MAX([.C$2:.C$388])" office:value-type="float" office:value="0.808350456675952" calcext:value-type="float">
            <text:p>0,8083504567</text:p>
          </table:table-cell>
          <table:table-cell table:formula="of:=[.A388]*(24/4)*365" office:value-type="float" office:value="291317.178609395" calcext:value-type="float">
            <text:p>291317,17860939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low_0.A1:low_0.B1048576">
          <table:sort>
            <table:sort-by table:field-number="1" table:data-type="automatic"/>
          </table:sort>
        </table:database-range>
        <table:database-range table:name="__Anonymous_Sheet_DB__2" table:target-range-address="low_0_2.A1:low_0_2.B1048576">
          <table:sort>
            <table:sort-by table:field-number="1" table:data-type="automatic"/>
          </table:sort>
        </table:database-range>
        <table:database-range table:name="__Anonymous_Sheet_DB__3" table:target-range-address="med_0.A1:med_0.B1048576">
          <table:sort>
            <table:sort-by table:field-number="1" table:data-type="automatic"/>
          </table:sort>
        </table:database-range>
        <table:database-range table:name="__Anonymous_Sheet_DB__4" table:target-range-address="high_0.A1:high_0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Cantarel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antarel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Cantarell" style:font-family-asian="Cantarell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1:31:22.1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9:39:45.507665229</meta:creation-date>
    <dc:date>2016-04-05T11:44:28.666000000</dc:date>
    <meta:editing-duration>PT42M50S</meta:editing-duration>
    <meta:editing-cycles>6</meta:editing-cycles>
    <meta:generator>LibreOffice/5.0.2.2$Windows_x86 LibreOffice_project/37b43f919e4de5eeaca9b9755ed688758a8251fe</meta:generator>
    <meta:document-statistic meta:table-count="5" meta:cell-count="52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7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4cm" svg:height="11.879cm" xlink:href=".." xlink:type="simple" chart:class="chart:scatter" chart:column-mapping="1 0" chart:style-name="ch1">
        <chart:plot-area chart:style-name="ch2" table:cell-range-address="low_0.D2:low_0.E99" svg:x="1.45cm" svg:y="0.237cm" svg:width="20.075cm" svg:height="10.424cm">
          <chartooo:coordinate-region svg:x="2.362cm" svg:y="0.436cm" svg:width="18.699cm" svg:height="9.578cm"/>
          <chart:axis chart:dimension="x" chart:name="primary-x" chart:style-name="ch3">
            <chart:title svg:x="10.662cm" svg:y="10.898cm" chart:style-name="ch4">
              <text:p>Yearly cost</text:p>
            </chart:title>
          </chart:axis>
          <chart:axis chart:dimension="y" chart:name="primary-y" chart:style-name="ch5">
            <chart:title svg:x="0.451cm" svg:y="5.824cm" chart:style-name="ch6">
              <text:p>QoS</text:p>
            </chart:title>
            <chart:grid chart:style-name="ch7" chart:class="major"/>
          </chart:axis>
          <chart:series chart:style-name="ch8" chart:values-cell-range-address="low_0.D2:low_0.D99" chart:class="chart:scatter">
            <chart:domain table:cell-range-address="low_0.E2:low_0.E99"/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93.9833925996">
                <text:p>59593.9833925996</text:p>
                <draw:g>
                  <svg:desc>low_0.E2:low_0.E99</svg:desc>
                </draw:g>
              </table:table-cell>
              <table:table-cell office:value-type="float" office:value="1">
                <text:p>1</text:p>
                <draw:g>
                  <svg:desc>low_0.D2:low_0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327.7593165329">
                <text:p>59327.7593165329</text:p>
              </table:table-cell>
              <table:table-cell office:value-type="float" office:value="0.997906725247998">
                <text:p>0.997906725247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263.7960916076">
                <text:p>59263.7960916076</text:p>
              </table:table-cell>
              <table:table-cell office:value-type="float" office:value="0.994453097630712">
                <text:p>0.994453097630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256.8754679193">
                <text:p>59256.8754679193</text:p>
              </table:table-cell>
              <table:table-cell office:value-type="float" office:value="0.993736030851231">
                <text:p>0.99373603085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671.5727260399">
                <text:p>58671.5727260399</text:p>
              </table:table-cell>
              <table:table-cell office:value-type="float" office:value="0.990996967152783">
                <text:p>0.9909969671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634.8918646648">
                <text:p>58634.8918646648</text:p>
              </table:table-cell>
              <table:table-cell office:value-type="float" office:value="0.975894872771535">
                <text:p>0.97589487277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930.8176603804">
                <text:p>57930.8176603804</text:p>
              </table:table-cell>
              <table:table-cell office:value-type="float" office:value="0.975220574309581">
                <text:p>0.975220574309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306.9496317445">
                <text:p>57306.9496317445</text:p>
              </table:table-cell>
              <table:table-cell office:value-type="float" office:value="0.970415225196366">
                <text:p>0.970415225196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193.9354684959">
                <text:p>57193.9354684959</text:p>
              </table:table-cell>
              <table:table-cell office:value-type="float" office:value="0.961715154159888">
                <text:p>0.961715154159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13.3890136779">
                <text:p>57013.3890136779</text:p>
              </table:table-cell>
              <table:table-cell office:value-type="float" office:value="0.954811932663862">
                <text:p>0.954811932663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883.917361596">
                <text:p>56883.917361596</text:p>
              </table:table-cell>
              <table:table-cell office:value-type="float" office:value="0.954298480162412">
                <text:p>0.954298480162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740.6805687697">
                <text:p>56740.6805687697</text:p>
              </table:table-cell>
              <table:table-cell office:value-type="float" office:value="0.952498540577872">
                <text:p>0.952498540577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605.8935057925">
                <text:p>56605.8935057925</text:p>
              </table:table-cell>
              <table:table-cell office:value-type="float" office:value="0.949506374448482">
                <text:p>0.949506374448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77.2845088717">
                <text:p>56377.2845088717</text:p>
              </table:table-cell>
              <table:table-cell office:value-type="float" office:value="0.949327922580041">
                <text:p>0.949327922580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178.3623070325">
                <text:p>56178.3623070325</text:p>
              </table:table-cell>
              <table:table-cell office:value-type="float" office:value="0.943248396388219">
                <text:p>0.943248396388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38.7704026026">
                <text:p>55738.7704026026</text:p>
              </table:table-cell>
              <table:table-cell office:value-type="float" office:value="0.942308812865294">
                <text:p>0.94230881286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566.429728817">
                <text:p>55566.429728817</text:p>
              </table:table-cell>
              <table:table-cell office:value-type="float" office:value="0.930062759787542">
                <text:p>0.930062759787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447.5312622189">
                <text:p>55447.5312622189</text:p>
              </table:table-cell>
              <table:table-cell office:value-type="float" office:value="0.927596636516177">
                <text:p>0.927596636516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19.0361241276">
                <text:p>55319.0361241276</text:p>
              </table:table-cell>
              <table:table-cell office:value-type="float" office:value="0.927238363300439">
                <text:p>0.927238363300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990.3862746227">
                <text:p>54990.3862746227</text:p>
              </table:table-cell>
              <table:table-cell office:value-type="float" office:value="0.926956264184925">
                <text:p>0.926956264184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984.9870171875">
                <text:p>54984.9870171875</text:p>
              </table:table-cell>
              <table:table-cell office:value-type="float" office:value="0.926679854339207">
                <text:p>0.926679854339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941.7719367416">
                <text:p>54941.7719367416</text:p>
              </table:table-cell>
              <table:table-cell office:value-type="float" office:value="0.924240526916346">
                <text:p>0.924240526916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827.8671327092">
                <text:p>54827.8671327092</text:p>
              </table:table-cell>
              <table:table-cell office:value-type="float" office:value="0.922857376981136">
                <text:p>0.922857376981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26.9421342851">
                <text:p>54826.9421342851</text:p>
              </table:table-cell>
              <table:table-cell office:value-type="float" office:value="0.922710472966796">
                <text:p>0.922710472966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637.7676548852">
                <text:p>54637.7676548852</text:p>
              </table:table-cell>
              <table:table-cell office:value-type="float" office:value="0.915471196542465">
                <text:p>0.915471196542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607.3279054061">
                <text:p>54607.3279054061</text:p>
              </table:table-cell>
              <table:table-cell office:value-type="float" office:value="0.913153890253063">
                <text:p>0.913153890253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485.4056512103">
                <text:p>54485.4056512103</text:p>
              </table:table-cell>
              <table:table-cell office:value-type="float" office:value="0.909568727002405">
                <text:p>0.909568727002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306.8321009306">
                <text:p>54306.8321009306</text:p>
              </table:table-cell>
              <table:table-cell office:value-type="float" office:value="0.908890352155507">
                <text:p>0.908890352155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896.6940551035">
                <text:p>53896.6940551035</text:p>
              </table:table-cell>
              <table:table-cell office:value-type="float" office:value="0.903756163963038">
                <text:p>0.903756163963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683.3492508797">
                <text:p>53683.3492508797</text:p>
              </table:table-cell>
              <table:table-cell office:value-type="float" office:value="0.90000910987003">
                <text:p>0.90000910987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306.4721822423">
                <text:p>53306.4721822423</text:p>
              </table:table-cell>
              <table:table-cell office:value-type="float" office:value="0.893097831189131">
                <text:p>0.893097831189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71.3750112179">
                <text:p>53271.3750112179</text:p>
              </table:table-cell>
              <table:table-cell office:value-type="float" office:value="0.889725982960846">
                <text:p>0.889725982960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127.7683079796">
                <text:p>53127.7683079796</text:p>
              </table:table-cell>
              <table:table-cell office:value-type="float" office:value="0.879729470964685">
                <text:p>0.879729470964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918.4716112225">
                <text:p>52918.4716112225</text:p>
              </table:table-cell>
              <table:table-cell office:value-type="float" office:value="0.879101021387735">
                <text:p>0.879101021387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757.1268710036">
                <text:p>52757.1268710036</text:p>
              </table:table-cell>
              <table:table-cell office:value-type="float" office:value="0.872962448141037">
                <text:p>0.872962448141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90.1775090042">
                <text:p>52590.1775090042</text:p>
              </table:table-cell>
              <table:table-cell office:value-type="float" office:value="0.870473479072685">
                <text:p>0.8704734790726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386.540170735">
                <text:p>52386.540170735</text:p>
              </table:table-cell>
              <table:table-cell office:value-type="float" office:value="0.867460018640968">
                <text:p>0.867460018640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216.9078654609">
                <text:p>52216.9078654609</text:p>
              </table:table-cell>
              <table:table-cell office:value-type="float" office:value="0.865064123253984">
                <text:p>0.865064123253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196.9513577591">
                <text:p>52196.9513577591</text:p>
              </table:table-cell>
              <table:table-cell office:value-type="float" office:value="0.861528170092401">
                <text:p>0.861528170092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151.6946425474">
                <text:p>52151.6946425474</text:p>
              </table:table-cell>
              <table:table-cell office:value-type="float" office:value="0.857687001930573">
                <text:p>0.857687001930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012.3505445276">
                <text:p>52012.3505445276</text:p>
              </table:table-cell>
              <table:table-cell office:value-type="float" office:value="0.854949816059417">
                <text:p>0.854949816059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707.6032066738">
                <text:p>51707.6032066738</text:p>
              </table:table-cell>
              <table:table-cell office:value-type="float" office:value="0.842172372058226">
                <text:p>0.842172372058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602.6614066916">
                <text:p>51602.6614066916</text:p>
              </table:table-cell>
              <table:table-cell office:value-type="float" office:value="0.836701906604068">
                <text:p>0.836701906604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520.5136579088">
                <text:p>51520.5136579088</text:p>
              </table:table-cell>
              <table:table-cell office:value-type="float" office:value="0.835782503030439">
                <text:p>0.835782503030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240.3271077959">
                <text:p>51240.3271077959</text:p>
              </table:table-cell>
              <table:table-cell office:value-type="float" office:value="0.832891538956701">
                <text:p>0.832891538956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40.0575767928">
                <text:p>51240.0575767928</text:p>
              </table:table-cell>
              <table:table-cell office:value-type="float" office:value="0.82824245157151">
                <text:p>0.82824245157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03.3886832186">
                <text:p>51203.3886832186</text:p>
              </table:table-cell>
              <table:table-cell office:value-type="float" office:value="0.823366788953373">
                <text:p>0.823366788953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193.9061483725">
                <text:p>51193.9061483725</text:p>
              </table:table-cell>
              <table:table-cell office:value-type="float" office:value="0.823091207275088">
                <text:p>0.823091207275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167.5926488333">
                <text:p>51167.5926488333</text:p>
              </table:table-cell>
              <table:table-cell office:value-type="float" office:value="0.821466987535921">
                <text:p>0.821466987535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69.3334117874">
                <text:p>51069.3334117874</text:p>
              </table:table-cell>
              <table:table-cell office:value-type="float" office:value="0.818272579686247">
                <text:p>0.8182725796862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32.3465145579">
                <text:p>51032.3465145579</text:p>
              </table:table-cell>
              <table:table-cell office:value-type="float" office:value="0.817616698352011">
                <text:p>0.817616698352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31.0860432594">
                <text:p>51031.0860432594</text:p>
              </table:table-cell>
              <table:table-cell office:value-type="float" office:value="0.817476082992645">
                <text:p>0.8174760829926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56.7522620039">
                <text:p>50556.7522620039</text:p>
              </table:table-cell>
              <table:table-cell office:value-type="float" office:value="0.815045906464722">
                <text:p>0.815045906464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31.0044049514">
                <text:p>50531.0044049514</text:p>
              </table:table-cell>
              <table:table-cell office:value-type="float" office:value="0.814151167530678">
                <text:p>0.814151167530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88.4825550201">
                <text:p>50488.4825550201</text:p>
              </table:table-cell>
              <table:table-cell office:value-type="float" office:value="0.811159659524831">
                <text:p>0.811159659524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457.9763259273">
                <text:p>50457.9763259273</text:p>
              </table:table-cell>
              <table:table-cell office:value-type="float" office:value="0.806765403861337">
                <text:p>0.806765403861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288.7732056266">
                <text:p>50288.7732056266</text:p>
              </table:table-cell>
              <table:table-cell office:value-type="float" office:value="0.804247154617404">
                <text:p>0.804247154617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144.7203206552">
                <text:p>50144.7203206552</text:p>
              </table:table-cell>
              <table:table-cell office:value-type="float" office:value="0.797906167279229">
                <text:p>0.7979061672792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31.4508701886">
                <text:p>50031.4508701886</text:p>
              </table:table-cell>
              <table:table-cell office:value-type="float" office:value="0.793887550605034">
                <text:p>0.793887550605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73.2218122632">
                <text:p>49973.2218122632</text:p>
              </table:table-cell>
              <table:table-cell office:value-type="float" office:value="0.792229206640389">
                <text:p>0.792229206640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18.3372145952">
                <text:p>49918.3372145952</text:p>
              </table:table-cell>
              <table:table-cell office:value-type="float" office:value="0.789394408199812">
                <text:p>0.789394408199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866.3727972378">
                <text:p>49866.3727972378</text:p>
              </table:table-cell>
              <table:table-cell office:value-type="float" office:value="0.787365222495025">
                <text:p>0.787365222495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849.089723496">
                <text:p>49849.089723496</text:p>
              </table:table-cell>
              <table:table-cell office:value-type="float" office:value="0.786384995167213">
                <text:p>0.786384995167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848.5116646981">
                <text:p>49848.5116646981</text:p>
              </table:table-cell>
              <table:table-cell office:value-type="float" office:value="0.784147983705595">
                <text:p>0.784147983705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484.4210852798">
                <text:p>49484.4210852798</text:p>
              </table:table-cell>
              <table:table-cell office:value-type="float" office:value="0.781924724134488">
                <text:p>0.781924724134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430.3540312819">
                <text:p>49430.3540312819</text:p>
              </table:table-cell>
              <table:table-cell office:value-type="float" office:value="0.779101651985247">
                <text:p>0.779101651985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390.0880561662">
                <text:p>49390.0880561662</text:p>
              </table:table-cell>
              <table:table-cell office:value-type="float" office:value="0.77547739060647">
                <text:p>0.77547739060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307.8883795602">
                <text:p>49307.8883795602</text:p>
              </table:table-cell>
              <table:table-cell office:value-type="float" office:value="0.773285019272478">
                <text:p>0.773285019272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240.7495518965">
                <text:p>49240.7495518965</text:p>
              </table:table-cell>
              <table:table-cell office:value-type="float" office:value="0.773262433732272">
                <text:p>0.773262433732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59.620816279">
                <text:p>49159.620816279</text:p>
              </table:table-cell>
              <table:table-cell office:value-type="float" office:value="0.772684896219365">
                <text:p>0.772684896219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977.8939758461">
                <text:p>48977.8939758461</text:p>
              </table:table-cell>
              <table:table-cell office:value-type="float" office:value="0.7610414835248">
                <text:p>0.7610414835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967.8676832243">
                <text:p>48967.8676832243</text:p>
              </table:table-cell>
              <table:table-cell office:value-type="float" office:value="0.757401513697114">
                <text:p>0.757401513697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743.8281946632">
                <text:p>48743.8281946632</text:p>
              </table:table-cell>
              <table:table-cell office:value-type="float" office:value="0.756742888629622">
                <text:p>0.7567428886296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674.5781289579">
                <text:p>48674.5781289579</text:p>
              </table:table-cell>
              <table:table-cell office:value-type="float" office:value="0.756069132603455">
                <text:p>0.75606913260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594.8306296341">
                <text:p>48594.8306296341</text:p>
              </table:table-cell>
              <table:table-cell office:value-type="float" office:value="0.7489191393792">
                <text:p>0.74891913937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372.1149947171">
                <text:p>48372.1149947171</text:p>
              </table:table-cell>
              <table:table-cell office:value-type="float" office:value="0.735344939585932">
                <text:p>0.735344939585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351.6978031628">
                <text:p>48351.6978031628</text:p>
              </table:table-cell>
              <table:table-cell office:value-type="float" office:value="0.732568499097046">
                <text:p>0.732568499097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329.4373867294">
                <text:p>48329.4373867294</text:p>
              </table:table-cell>
              <table:table-cell office:value-type="float" office:value="0.731778929419263">
                <text:p>0.731778929419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259.5748261371">
                <text:p>48259.5748261371</text:p>
              </table:table-cell>
              <table:table-cell office:value-type="float" office:value="0.723059414631333">
                <text:p>0.723059414631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244.3585268576">
                <text:p>48244.3585268576</text:p>
              </table:table-cell>
              <table:table-cell office:value-type="float" office:value="0.719815068423654">
                <text:p>0.719815068423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205.5690127797">
                <text:p>48205.5690127797</text:p>
              </table:table-cell>
              <table:table-cell office:value-type="float" office:value="0.717305232982334">
                <text:p>0.7173052329823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173.0968038363">
                <text:p>48173.0968038363</text:p>
              </table:table-cell>
              <table:table-cell office:value-type="float" office:value="0.7146421387092">
                <text:p>0.7146421387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128.9867545135">
                <text:p>48128.9867545135</text:p>
              </table:table-cell>
              <table:table-cell office:value-type="float" office:value="0.704500975900591">
                <text:p>0.704500975900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122.7181176729">
                <text:p>48122.7181176729</text:p>
              </table:table-cell>
              <table:table-cell office:value-type="float" office:value="0.703456596521488">
                <text:p>0.703456596521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076.25375996">
                <text:p>48076.25375996</text:p>
              </table:table-cell>
              <table:table-cell office:value-type="float" office:value="0.701244714515571">
                <text:p>0.701244714515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961.1002667901">
                <text:p>47961.1002667901</text:p>
              </table:table-cell>
              <table:table-cell office:value-type="float" office:value="0.696421821585738">
                <text:p>0.696421821585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817.0765443773">
                <text:p>47817.0765443773</text:p>
              </table:table-cell>
              <table:table-cell office:value-type="float" office:value="0.695477551640792">
                <text:p>0.695477551640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778.3677546402">
                <text:p>47778.3677546402</text:p>
              </table:table-cell>
              <table:table-cell office:value-type="float" office:value="0.684231480461525">
                <text:p>0.684231480461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666.0672878264">
                <text:p>47666.0672878264</text:p>
              </table:table-cell>
              <table:table-cell office:value-type="float" office:value="0.672243646386457">
                <text:p>0.672243646386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605.6167941473">
                <text:p>47605.6167941473</text:p>
              </table:table-cell>
              <table:table-cell office:value-type="float" office:value="0.660010047376772">
                <text:p>0.660010047376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598.1891045601">
                <text:p>47598.1891045601</text:p>
              </table:table-cell>
              <table:table-cell office:value-type="float" office:value="0.657070961461404">
                <text:p>0.6570709614614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590.1480455923">
                <text:p>47590.1480455923</text:p>
              </table:table-cell>
              <table:table-cell office:value-type="float" office:value="0.656966360976178">
                <text:p>0.6569663609761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539.7546633626">
                <text:p>47539.7546633626</text:p>
              </table:table-cell>
              <table:table-cell office:value-type="float" office:value="0.653465732707879">
                <text:p>0.6534657327078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429.598476672">
                <text:p>47429.598476672</text:p>
              </table:table-cell>
              <table:table-cell office:value-type="float" office:value="0.643717586716235">
                <text:p>0.643717586716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91.1382377369">
                <text:p>47391.1382377369</text:p>
              </table:table-cell>
              <table:table-cell office:value-type="float" office:value="0.636176805815261">
                <text:p>0.636176805815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389.7897609257">
                <text:p>47389.7897609257</text:p>
              </table:table-cell>
              <table:table-cell office:value-type="float" office:value="0.635618308124528">
                <text:p>0.635618308124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30.0136506355">
                <text:p>47330.0136506355</text:p>
              </table:table-cell>
              <table:table-cell office:value-type="float" office:value="0.629427254857489">
                <text:p>0.629427254857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307.0209072037">
                <text:p>47307.0209072037</text:p>
              </table:table-cell>
              <table:table-cell office:value-type="float" office:value="0.629366801727089">
                <text:p>0.629366801727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85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med_0.D2:med_0.E452" svg:x="1.331cm" svg:y="0.18cm" svg:width="14.349cm" svg:height="7.659cm">
          <chartooo:coordinate-region svg:x="2.243cm" svg:y="0.379cm" svg:width="12.972cm" svg:height="6.813cm"/>
          <chart:axis chart:dimension="x" chart:name="primary-x" chart:style-name="ch3">
            <chart:title svg:x="7.68cm" svg:y="8.019cm" chart:style-name="ch4">
              <text:p>Yearly cost</text:p>
            </chart:title>
          </chart:axis>
          <chart:axis chart:dimension="y" chart:name="primary-y" chart:style-name="ch5">
            <chart:title svg:x="0.451cm" svg:y="4.384cm" chart:style-name="ch6">
              <text:p>QoS</text:p>
            </chart:title>
            <chart:grid chart:style-name="ch7" chart:class="major"/>
          </chart:axis>
          <chart:series chart:style-name="ch8" chart:values-cell-range-address="med_0.D2:med_0.D452" chart:class="chart:scatter">
            <chart:domain table:cell-range-address="med_0.E2:med_0.E452"/>
            <chart:data-point chart:repeated="4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515.563244743">
                <text:p>92515.563244743</text:p>
                <draw:g>
                  <svg:desc>med_0.E2:med_0.E452</svg:desc>
                </draw:g>
              </table:table-cell>
              <table:table-cell office:value-type="float" office:value="1">
                <text:p>1</text:p>
                <draw:g>
                  <svg:desc>med_0.D2:med_0.D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15.563244743">
                <text:p>92515.563244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512.3865132778">
                <text:p>92512.3865132778</text:p>
              </table:table-cell>
              <table:table-cell office:value-type="float" office:value="0.998575804347426">
                <text:p>0.998575804347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468.491878507">
                <text:p>92468.491878507</text:p>
              </table:table-cell>
              <table:table-cell office:value-type="float" office:value="0.99857460923851">
                <text:p>0.99857460923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436.3728510209">
                <text:p>92436.3728510209</text:p>
              </table:table-cell>
              <table:table-cell office:value-type="float" office:value="0.997590701444853">
                <text:p>0.997590701444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436.3728510209">
                <text:p>92436.3728510209</text:p>
              </table:table-cell>
              <table:table-cell office:value-type="float" office:value="0.997590701444853">
                <text:p>0.997590701444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404.4477204653">
                <text:p>92404.4477204653</text:p>
              </table:table-cell>
              <table:table-cell office:value-type="float" office:value="0.996187850759333">
                <text:p>0.996187850759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337.2405917292">
                <text:p>92337.2405917292</text:p>
              </table:table-cell>
              <table:table-cell office:value-type="float" office:value="0.9956404691538">
                <text:p>0.9956404691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305.1868403749">
                <text:p>92305.1868403749</text:p>
              </table:table-cell>
              <table:table-cell office:value-type="float" office:value="0.99518708948573">
                <text:p>0.9951870894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59.0107535555">
                <text:p>92259.0107535555</text:p>
              </table:table-cell>
              <table:table-cell office:value-type="float" office:value="0.993758112720332">
                <text:p>0.993758112720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242.4186286111">
                <text:p>92242.4186286111</text:p>
              </table:table-cell>
              <table:table-cell office:value-type="float" office:value="0.993538873563732">
                <text:p>0.993538873563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211.347212014">
                <text:p>92211.347212014</text:p>
              </table:table-cell>
              <table:table-cell office:value-type="float" office:value="0.992899724452001">
                <text:p>0.992899724452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191.3945548125">
                <text:p>92191.3945548125</text:p>
              </table:table-cell>
              <table:table-cell office:value-type="float" office:value="0.99207742504833">
                <text:p>0.99207742504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178.6816520902">
                <text:p>92178.6816520902</text:p>
              </table:table-cell>
              <table:table-cell office:value-type="float" office:value="0.991788142879904">
                <text:p>0.991788142879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147.2092870556">
                <text:p>92147.2092870556</text:p>
              </table:table-cell>
              <table:table-cell office:value-type="float" office:value="0.991259070185979">
                <text:p>0.991259070185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81.7128214652">
                <text:p>92081.7128214652</text:p>
              </table:table-cell>
              <table:table-cell office:value-type="float" office:value="0.989904539424195">
                <text:p>0.989904539424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073.660871264">
                <text:p>92073.660871264</text:p>
              </table:table-cell>
              <table:table-cell office:value-type="float" office:value="0.988773835111525">
                <text:p>0.988773835111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070.1238613055">
                <text:p>92070.1238613055</text:p>
              </table:table-cell>
              <table:table-cell office:value-type="float" office:value="0.988474378325917">
                <text:p>0.988474378325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059.9534024513">
                <text:p>92059.9534024513</text:p>
              </table:table-cell>
              <table:table-cell office:value-type="float" office:value="0.988208743997914">
                <text:p>0.988208743997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994.402470764">
                <text:p>91994.402470764</text:p>
              </table:table-cell>
              <table:table-cell office:value-type="float" office:value="0.987523698604092">
                <text:p>0.987523698604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941.9556314097">
                <text:p>91941.9556314097</text:p>
              </table:table-cell>
              <table:table-cell office:value-type="float" office:value="0.986791664327698">
                <text:p>0.986791664327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909.4325208749">
                <text:p>91909.4325208749</text:p>
              </table:table-cell>
              <table:table-cell office:value-type="float" office:value="0.985786795870732">
                <text:p>0.985786795870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865.9402508543">
                <text:p>91865.9402508543</text:p>
              </table:table-cell>
              <table:table-cell office:value-type="float" office:value="0.984438740024015">
                <text:p>0.984438740024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823.2529601806">
                <text:p>91823.2529601806</text:p>
              </table:table-cell>
              <table:table-cell office:value-type="float" office:value="0.983182823919688">
                <text:p>0.983182823919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818.761028132">
                <text:p>91818.761028132</text:p>
              </table:table-cell>
              <table:table-cell office:value-type="float" office:value="0.982942560189521">
                <text:p>0.982942560189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775.9502050001">
                <text:p>91775.9502050001</text:p>
              </table:table-cell>
              <table:table-cell office:value-type="float" office:value="0.981575384903587">
                <text:p>0.981575384903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763.6476338612">
                <text:p>91763.6476338612</text:p>
              </table:table-cell>
              <table:table-cell office:value-type="float" office:value="0.980905259145483">
                <text:p>0.980905259145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736.196252625">
                <text:p>91736.196252625</text:p>
              </table:table-cell>
              <table:table-cell office:value-type="float" office:value="0.979768345244028">
                <text:p>0.979768345244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715.9941481251">
                <text:p>91715.9941481251</text:p>
              </table:table-cell>
              <table:table-cell office:value-type="float" office:value="0.979694706514195">
                <text:p>0.979694706514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687.1323888194">
                <text:p>91687.1323888194</text:p>
              </table:table-cell>
              <table:table-cell office:value-type="float" office:value="0.978084306575384">
                <text:p>0.978084306575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648.9088889723">
                <text:p>91648.9088889723</text:p>
              </table:table-cell>
              <table:table-cell office:value-type="float" office:value="0.977106120460759">
                <text:p>0.977106120460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642.8146332778">
                <text:p>91642.8146332778</text:p>
              </table:table-cell>
              <table:table-cell office:value-type="float" office:value="0.975580041996372">
                <text:p>0.975580041996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610.645797507">
                <text:p>91610.645797507</text:p>
              </table:table-cell>
              <table:table-cell office:value-type="float" office:value="0.975176065068294">
                <text:p>0.975176065068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588.2923154514">
                <text:p>91588.2923154514</text:p>
              </table:table-cell>
              <table:table-cell office:value-type="float" office:value="0.9749071960379">
                <text:p>0.9749071960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586.7980642293">
                <text:p>91586.7980642293</text:p>
              </table:table-cell>
              <table:table-cell office:value-type="float" office:value="0.973857658427759">
                <text:p>0.973857658427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585.793768125">
                <text:p>91585.793768125</text:p>
              </table:table-cell>
              <table:table-cell office:value-type="float" office:value="0.973765383383756">
                <text:p>0.973765383383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578.6889502361">
                <text:p>91578.6889502361</text:p>
              </table:table-cell>
              <table:table-cell office:value-type="float" office:value="0.973589588984892">
                <text:p>0.973589588984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543.0323970695">
                <text:p>91543.0323970695</text:p>
              </table:table-cell>
              <table:table-cell office:value-type="float" office:value="0.973269795593681">
                <text:p>0.973269795593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492.5934916598">
                <text:p>91492.5934916598</text:p>
              </table:table-cell>
              <table:table-cell office:value-type="float" office:value="0.97179641849522">
                <text:p>0.97179641849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487.1846431042">
                <text:p>91487.1846431042</text:p>
              </table:table-cell>
              <table:table-cell office:value-type="float" office:value="0.970592468236714">
                <text:p>0.970592468236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482.2429500903">
                <text:p>91482.2429500903</text:p>
              </table:table-cell>
              <table:table-cell office:value-type="float" office:value="0.970490301722698">
                <text:p>0.970490301722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434.9087360277">
                <text:p>91434.9087360277</text:p>
              </table:table-cell>
              <table:table-cell office:value-type="float" office:value="0.9695449537363">
                <text:p>0.96954495373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28.2024830207">
                <text:p>91428.2024830207</text:p>
              </table:table-cell>
              <table:table-cell office:value-type="float" office:value="0.968730646169206">
                <text:p>0.968730646169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411.9813744236">
                <text:p>91411.9813744236</text:p>
              </table:table-cell>
              <table:table-cell office:value-type="float" office:value="0.967867556494474">
                <text:p>0.967867556494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377.8306884653">
                <text:p>91377.8306884653</text:p>
              </table:table-cell>
              <table:table-cell office:value-type="float" office:value="0.967402534726454">
                <text:p>0.967402534726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366.6793775417">
                <text:p>91366.6793775417</text:p>
              </table:table-cell>
              <table:table-cell office:value-type="float" office:value="0.966133945284045">
                <text:p>0.966133945284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361.5688873264">
                <text:p>91361.5688873264</text:p>
              </table:table-cell>
              <table:table-cell office:value-type="float" office:value="0.965867885250122">
                <text:p>0.965867885250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336.4332690279">
                <text:p>91336.4332690279</text:p>
              </table:table-cell>
              <table:table-cell office:value-type="float" office:value="0.96571571860974">
                <text:p>0.96571571860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334.0429719931">
                <text:p>91334.0429719931</text:p>
              </table:table-cell>
              <table:table-cell office:value-type="float" office:value="0.964847010820265">
                <text:p>0.964847010820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325.2846006458">
                <text:p>91325.2846006458</text:p>
              </table:table-cell>
              <table:table-cell office:value-type="float" office:value="0.964557423600908">
                <text:p>0.964557423600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307.5145263889">
                <text:p>91307.5145263889</text:p>
              </table:table-cell>
              <table:table-cell office:value-type="float" office:value="0.964537944730991">
                <text:p>0.964537944730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278.9053501597">
                <text:p>91278.9053501597</text:p>
              </table:table-cell>
              <table:table-cell office:value-type="float" office:value="0.962835547028278">
                <text:p>0.962835547028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260.9469498612">
                <text:p>91260.9469498612</text:p>
              </table:table-cell>
              <table:table-cell office:value-type="float" office:value="0.962811233731774">
                <text:p>0.962811233731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256.6491120417">
                <text:p>91256.6491120417</text:p>
              </table:table-cell>
              <table:table-cell office:value-type="float" office:value="0.961919483404698">
                <text:p>0.961919483404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250.9145982639">
                <text:p>91250.9145982639</text:p>
              </table:table-cell>
              <table:table-cell office:value-type="float" office:value="0.961897693216059">
                <text:p>0.961897693216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229.4387496806">
                <text:p>91229.4387496806</text:p>
              </table:table-cell>
              <table:table-cell office:value-type="float" office:value="0.961681155247151">
                <text:p>0.961681155247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225.9993570555">
                <text:p>91225.9993570555</text:p>
              </table:table-cell>
              <table:table-cell office:value-type="float" office:value="0.961024821773282">
                <text:p>0.961024821773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216.2008955904">
                <text:p>91216.2008955904</text:p>
              </table:table-cell>
              <table:table-cell office:value-type="float" office:value="0.960500666712408">
                <text:p>0.960500666712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215.1734508819">
                <text:p>91215.1734508819</text:p>
              </table:table-cell>
              <table:table-cell office:value-type="float" office:value="0.960368569432785">
                <text:p>0.960368569432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193.4527072223">
                <text:p>91193.4527072223</text:p>
              </table:table-cell>
              <table:table-cell office:value-type="float" office:value="0.960240897993751">
                <text:p>0.960240897993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184.1372124376">
                <text:p>91184.1372124376</text:p>
              </table:table-cell>
              <table:table-cell office:value-type="float" office:value="0.959482119958431">
                <text:p>0.959482119958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82.203776514">
                <text:p>91182.203776514</text:p>
              </table:table-cell>
              <table:table-cell office:value-type="float" office:value="0.959467227257558">
                <text:p>0.959467227257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159.7627321875">
                <text:p>91159.7627321875</text:p>
              </table:table-cell>
              <table:table-cell office:value-type="float" office:value="0.958993303635058">
                <text:p>0.958993303635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158.998922007">
                <text:p>91158.998922007</text:p>
              </table:table-cell>
              <table:table-cell office:value-type="float" office:value="0.958435783610562">
                <text:p>0.958435783610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146.9348181806">
                <text:p>91146.9348181806</text:p>
              </table:table-cell>
              <table:table-cell office:value-type="float" office:value="0.958264791958582">
                <text:p>0.9582647919585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145.3542133263">
                <text:p>91145.3542133263</text:p>
              </table:table-cell>
              <table:table-cell office:value-type="float" office:value="0.957618299763498">
                <text:p>0.9576182997634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138.0904925694">
                <text:p>91138.0904925694</text:p>
              </table:table-cell>
              <table:table-cell office:value-type="float" office:value="0.957586569686627">
                <text:p>0.957586569686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122.7251860694">
                <text:p>91122.7251860694</text:p>
              </table:table-cell>
              <table:table-cell office:value-type="float" office:value="0.957491984003869">
                <text:p>0.9574919840038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117.5589332153">
                <text:p>91117.5589332153</text:p>
              </table:table-cell>
              <table:table-cell office:value-type="float" office:value="0.956982015785432">
                <text:p>0.9569820157854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113.7715011668">
                <text:p>91113.7715011668</text:p>
              </table:table-cell>
              <table:table-cell office:value-type="float" office:value="0.956970292707884">
                <text:p>0.956970292707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089.7829500347">
                <text:p>91089.7829500347</text:p>
              </table:table-cell>
              <table:table-cell office:value-type="float" office:value="0.956316996191455">
                <text:p>0.956316996191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078.8512743125">
                <text:p>91078.8512743125</text:p>
              </table:table-cell>
              <table:table-cell office:value-type="float" office:value="0.955659548198655">
                <text:p>0.955659548198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060.5550256805">
                <text:p>91060.5550256805</text:p>
              </table:table-cell>
              <table:table-cell office:value-type="float" office:value="0.95491274585302">
                <text:p>0.95491274585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056.9192005693">
                <text:p>91056.9192005693</text:p>
              </table:table-cell>
              <table:table-cell office:value-type="float" office:value="0.95482712049568">
                <text:p>0.95482712049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049.5199372639">
                <text:p>91049.5199372639</text:p>
              </table:table-cell>
              <table:table-cell office:value-type="float" office:value="0.954237976166782">
                <text:p>0.954237976166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035.2702030764">
                <text:p>91035.2702030764</text:p>
              </table:table-cell>
              <table:table-cell office:value-type="float" office:value="0.954158822022589">
                <text:p>0.954158822022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029.2471264235">
                <text:p>91029.2471264235</text:p>
              </table:table-cell>
              <table:table-cell office:value-type="float" office:value="0.953713825502978">
                <text:p>0.953713825502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019.302570139">
                <text:p>91019.302570139</text:p>
              </table:table-cell>
              <table:table-cell office:value-type="float" office:value="0.953437629969976">
                <text:p>0.953437629969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995.4971955277">
                <text:p>90995.4971955277</text:p>
              </table:table-cell>
              <table:table-cell office:value-type="float" office:value="0.952543365869771">
                <text:p>0.952543365869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983.6288780348">
                <text:p>90983.6288780348</text:p>
              </table:table-cell>
              <table:table-cell office:value-type="float" office:value="0.952147705618799">
                <text:p>0.952147705618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978.8346113055">
                <text:p>90978.8346113055</text:p>
              </table:table-cell>
              <table:table-cell office:value-type="float" office:value="0.951964856844561">
                <text:p>0.951964856844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966.6991626319">
                <text:p>90966.6991626319</text:p>
              </table:table-cell>
              <table:table-cell office:value-type="float" office:value="0.951241062709781">
                <text:p>0.951241062709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963.3707044375">
                <text:p>90963.3707044375</text:p>
              </table:table-cell>
              <table:table-cell office:value-type="float" office:value="0.951136193059111">
                <text:p>0.951136193059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956.8743957501">
                <text:p>90956.8743957501</text:p>
              </table:table-cell>
              <table:table-cell office:value-type="float" office:value="0.951014151401611">
                <text:p>0.951014151401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948.7533356806">
                <text:p>90948.7533356806</text:p>
              </table:table-cell>
              <table:table-cell office:value-type="float" office:value="0.95099320156547">
                <text:p>0.95099320156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945.1400534931">
                <text:p>90945.1400534931</text:p>
              </table:table-cell>
              <table:table-cell office:value-type="float" office:value="0.950659618057092">
                <text:p>0.950659618057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927.728231757">
                <text:p>90927.728231757</text:p>
              </table:table-cell>
              <table:table-cell office:value-type="float" office:value="0.950052088978705">
                <text:p>0.950052088978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924.6763846041">
                <text:p>90924.6763846041</text:p>
              </table:table-cell>
              <table:table-cell office:value-type="float" office:value="0.949610022969393">
                <text:p>0.949610022969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916.744166743">
                <text:p>90916.744166743</text:p>
              </table:table-cell>
              <table:table-cell office:value-type="float" office:value="0.949540979141489">
                <text:p>0.949540979141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909.6946960069">
                <text:p>90909.6946960069</text:p>
              </table:table-cell>
              <table:table-cell office:value-type="float" office:value="0.949078722456097">
                <text:p>0.949078722456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906.4029121945">
                <text:p>90906.4029121945</text:p>
              </table:table-cell>
              <table:table-cell office:value-type="float" office:value="0.948835149369318">
                <text:p>0.948835149369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898.7311832152">
                <text:p>90898.7311832152</text:p>
              </table:table-cell>
              <table:table-cell office:value-type="float" office:value="0.948827245317247">
                <text:p>0.948827245317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889.0037797014">
                <text:p>90889.0037797014</text:p>
              </table:table-cell>
              <table:table-cell office:value-type="float" office:value="0.948717702917639">
                <text:p>0.948717702917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884.1815806806">
                <text:p>90884.1815806806</text:p>
              </table:table-cell>
              <table:table-cell office:value-type="float" office:value="0.948371299424106">
                <text:p>0.948371299424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883.187279382">
                <text:p>90883.187279382</text:p>
              </table:table-cell>
              <table:table-cell office:value-type="float" office:value="0.948036667058509">
                <text:p>0.9480366670585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61.7317212709">
                <text:p>90861.7317212709</text:p>
              </table:table-cell>
              <table:table-cell office:value-type="float" office:value="0.947667264995496">
                <text:p>0.947667264995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844.9656914792">
                <text:p>90844.9656914792</text:p>
              </table:table-cell>
              <table:table-cell office:value-type="float" office:value="0.946982747124301">
                <text:p>0.946982747124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837.3556505834">
                <text:p>90837.3556505834</text:p>
              </table:table-cell>
              <table:table-cell office:value-type="float" office:value="0.94671573839601">
                <text:p>0.94671573839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832.6693912292">
                <text:p>90832.6693912292</text:p>
              </table:table-cell>
              <table:table-cell office:value-type="float" office:value="0.946013786306305">
                <text:p>0.946013786306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824.1648724791">
                <text:p>90824.1648724791</text:p>
              </table:table-cell>
              <table:table-cell office:value-type="float" office:value="0.945922084805899">
                <text:p>0.945922084805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824.1446238265">
                <text:p>90824.1446238265</text:p>
              </table:table-cell>
              <table:table-cell office:value-type="float" office:value="0.945681786011052">
                <text:p>0.945681786011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802.3813757846">
                <text:p>90802.3813757846</text:p>
              </table:table-cell>
              <table:table-cell office:value-type="float" office:value="0.945411253199595">
                <text:p>0.945411253199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798.4645218959">
                <text:p>90798.4645218959</text:p>
              </table:table-cell>
              <table:table-cell office:value-type="float" office:value="0.945111982261355">
                <text:p>0.94511198226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786.1117087778">
                <text:p>90786.1117087778</text:p>
              </table:table-cell>
              <table:table-cell office:value-type="float" office:value="0.944724677821199">
                <text:p>0.944724677821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785.7581771181">
                <text:p>90785.7581771181</text:p>
              </table:table-cell>
              <table:table-cell office:value-type="float" office:value="0.944586183837445">
                <text:p>0.944586183837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784.2727465069">
                <text:p>90784.2727465069</text:p>
              </table:table-cell>
              <table:table-cell office:value-type="float" office:value="0.944124721449895">
                <text:p>0.944124721449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780.5054035556">
                <text:p>90780.5054035556</text:p>
              </table:table-cell>
              <table:table-cell office:value-type="float" office:value="0.943968149420253">
                <text:p>0.9439681494202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764.8416997014">
                <text:p>90764.8416997014</text:p>
              </table:table-cell>
              <table:table-cell office:value-type="float" office:value="0.943913042547333">
                <text:p>0.943913042547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753.4695661389">
                <text:p>90753.4695661389</text:p>
              </table:table-cell>
              <table:table-cell office:value-type="float" office:value="0.943479046523654">
                <text:p>0.9434790465236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739.7026902987">
                <text:p>90739.7026902987</text:p>
              </table:table-cell>
              <table:table-cell office:value-type="float" office:value="0.942932662644672">
                <text:p>0.9429326626446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737.7915248889">
                <text:p>90737.7915248889</text:p>
              </table:table-cell>
              <table:table-cell office:value-type="float" office:value="0.942654261992333">
                <text:p>0.942654261992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728.2452613333">
                <text:p>90728.2452613333</text:p>
              </table:table-cell>
              <table:table-cell office:value-type="float" office:value="0.942184374803225">
                <text:p>0.942184374803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714.0483130833">
                <text:p>90714.0483130833</text:p>
              </table:table-cell>
              <table:table-cell office:value-type="float" office:value="0.942175728368239">
                <text:p>0.9421757283682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703.5864781459">
                <text:p>90703.5864781459</text:p>
              </table:table-cell>
              <table:table-cell office:value-type="float" office:value="0.941227466707353">
                <text:p>0.9412274667073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694.3948268749">
                <text:p>90694.3948268749</text:p>
              </table:table-cell>
              <table:table-cell office:value-type="float" office:value="0.941148385490326">
                <text:p>0.941148385490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684.4329481527">
                <text:p>90684.4329481527</text:p>
              </table:table-cell>
              <table:table-cell office:value-type="float" office:value="0.940963502594038">
                <text:p>0.9409635025940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682.0108105764">
                <text:p>90682.0108105764</text:p>
              </table:table-cell>
              <table:table-cell office:value-type="float" office:value="0.940555995954266">
                <text:p>0.940555995954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657.0351490832">
                <text:p>90657.0351490832</text:p>
              </table:table-cell>
              <table:table-cell office:value-type="float" office:value="0.939852885457348">
                <text:p>0.939852885457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653.5924083959">
                <text:p>90653.5924083959</text:p>
              </table:table-cell>
              <table:table-cell office:value-type="float" office:value="0.939699352691587">
                <text:p>0.939699352691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648.7091213125">
                <text:p>90648.7091213125</text:p>
              </table:table-cell>
              <table:table-cell office:value-type="float" office:value="0.939228568321905">
                <text:p>0.939228568321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642.6466162361">
                <text:p>90642.6466162361</text:p>
              </table:table-cell>
              <table:table-cell office:value-type="float" office:value="0.939183446045232">
                <text:p>0.939183446045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640.3001301319">
                <text:p>90640.3001301319</text:p>
              </table:table-cell>
              <table:table-cell office:value-type="float" office:value="0.939153125986255">
                <text:p>0.939153125986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627.6002047916">
                <text:p>90627.6002047916</text:p>
              </table:table-cell>
              <table:table-cell office:value-type="float" office:value="0.938326834561913">
                <text:p>0.938326834561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619.7888981041">
                <text:p>90619.7888981041</text:p>
              </table:table-cell>
              <table:table-cell office:value-type="float" office:value="0.938026549807123">
                <text:p>0.938026549807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610.8590195902">
                <text:p>90610.8590195902</text:p>
              </table:table-cell>
              <table:table-cell office:value-type="float" office:value="0.937755753290432">
                <text:p>0.937755753290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596.0683120764">
                <text:p>90596.0683120764</text:p>
              </table:table-cell>
              <table:table-cell office:value-type="float" office:value="0.937672459889861">
                <text:p>0.9376724598898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587.394571986">
                <text:p>90587.394571986</text:p>
              </table:table-cell>
              <table:table-cell office:value-type="float" office:value="0.937044440951695">
                <text:p>0.937044440951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586.0205075347">
                <text:p>90586.0205075347</text:p>
              </table:table-cell>
              <table:table-cell office:value-type="float" office:value="0.937016440805831">
                <text:p>0.937016440805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580.3876873749">
                <text:p>90580.3876873749</text:p>
              </table:table-cell>
              <table:table-cell office:value-type="float" office:value="0.93679001647698">
                <text:p>0.936790016476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573.1263175903">
                <text:p>90573.1263175903</text:p>
              </table:table-cell>
              <table:table-cell office:value-type="float" office:value="0.936399596432545">
                <text:p>0.9363995964325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560.4464006874">
                <text:p>90560.4464006874</text:p>
              </table:table-cell>
              <table:table-cell office:value-type="float" office:value="0.936243852802109">
                <text:p>0.9362438528021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558.0151896945">
                <text:p>90558.0151896945</text:p>
              </table:table-cell>
              <table:table-cell office:value-type="float" office:value="0.935916777926014">
                <text:p>0.935916777926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550.4600555208">
                <text:p>90550.4600555208</text:p>
              </table:table-cell>
              <table:table-cell office:value-type="float" office:value="0.935560496865689">
                <text:p>0.935560496865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536.218291493">
                <text:p>90536.218291493</text:p>
              </table:table-cell>
              <table:table-cell office:value-type="float" office:value="0.934842733165246">
                <text:p>0.9348427331652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26.6542993055">
                <text:p>90526.6542993055</text:p>
              </table:table-cell>
              <table:table-cell office:value-type="float" office:value="0.934795548936786">
                <text:p>0.9347955489367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521.2020637708">
                <text:p>90521.2020637708</text:p>
              </table:table-cell>
              <table:table-cell office:value-type="float" office:value="0.934474139884754">
                <text:p>0.934474139884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510.5274841528">
                <text:p>90510.5274841528</text:p>
              </table:table-cell>
              <table:table-cell office:value-type="float" office:value="0.934122894406657">
                <text:p>0.9341228944066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497.5690080347">
                <text:p>90497.5690080347</text:p>
              </table:table-cell>
              <table:table-cell office:value-type="float" office:value="0.933579509809024">
                <text:p>0.933579509809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496.7138546944">
                <text:p>90496.7138546944</text:p>
              </table:table-cell>
              <table:table-cell office:value-type="float" office:value="0.933560369687275">
                <text:p>0.9335603696872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89.3287523264">
                <text:p>90489.3287523264</text:p>
              </table:table-cell>
              <table:table-cell office:value-type="float" office:value="0.933287545702142">
                <text:p>0.933287545702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477.1934793265">
                <text:p>90477.1934793265</text:p>
              </table:table-cell>
              <table:table-cell office:value-type="float" office:value="0.932812874591586">
                <text:p>0.932812874591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472.6235810834">
                <text:p>90472.6235810834</text:p>
              </table:table-cell>
              <table:table-cell office:value-type="float" office:value="0.932628790422767">
                <text:p>0.932628790422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469.6415716805">
                <text:p>90469.6415716805</text:p>
              </table:table-cell>
              <table:table-cell office:value-type="float" office:value="0.93239827773573">
                <text:p>0.93239827773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453.1548377499">
                <text:p>90453.1548377499</text:p>
              </table:table-cell>
              <table:table-cell office:value-type="float" office:value="0.93180458452525">
                <text:p>0.93180458452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451.9248429862">
                <text:p>90451.9248429862</text:p>
              </table:table-cell>
              <table:table-cell office:value-type="float" office:value="0.931691092009014">
                <text:p>0.931691092009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442.2606214027">
                <text:p>90442.2606214027</text:p>
              </table:table-cell>
              <table:table-cell office:value-type="float" office:value="0.931532749108701">
                <text:p>0.931532749108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439.5458876875">
                <text:p>90439.5458876875</text:p>
              </table:table-cell>
              <table:table-cell office:value-type="float" office:value="0.931338002727647">
                <text:p>0.9313380027276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421.1817819235">
                <text:p>90421.1817819235</text:p>
              </table:table-cell>
              <table:table-cell office:value-type="float" office:value="0.930511281943873">
                <text:p>0.9305112819438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412.7014073681">
                <text:p>90412.7014073681</text:p>
              </table:table-cell>
              <table:table-cell office:value-type="float" office:value="0.930463230981411">
                <text:p>0.9304632309814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409.4867264375">
                <text:p>90409.4867264375</text:p>
              </table:table-cell>
              <table:table-cell office:value-type="float" office:value="0.930342924829989">
                <text:p>0.930342924829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406.959672382">
                <text:p>90406.959672382</text:p>
              </table:table-cell>
              <table:table-cell office:value-type="float" office:value="0.930240397520227">
                <text:p>0.930240397520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405.8169685278">
                <text:p>90405.8169685278</text:p>
              </table:table-cell>
              <table:table-cell office:value-type="float" office:value="0.930104756752364">
                <text:p>0.9301047567523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380.645479868">
                <text:p>90380.645479868</text:p>
              </table:table-cell>
              <table:table-cell office:value-type="float" office:value="0.929058148217638">
                <text:p>0.9290581482176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380.3114962361">
                <text:p>90380.3114962361</text:p>
              </table:table-cell>
              <table:table-cell office:value-type="float" office:value="0.929014403659298">
                <text:p>0.929014403659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73.8728534376">
                <text:p>90373.8728534376</text:p>
              </table:table-cell>
              <table:table-cell office:value-type="float" office:value="0.928788879950681">
                <text:p>0.9287888799506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369.8213780902">
                <text:p>90369.8213780902</text:p>
              </table:table-cell>
              <table:table-cell office:value-type="float" office:value="0.928752346324139">
                <text:p>0.9287523463241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0366.4967387223">
                <text:p>90366.4967387223</text:p>
              </table:table-cell>
              <table:table-cell office:value-type="float" office:value="0.928752219198354">
                <text:p>0.928752219198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366.3739109306">
                <text:p>90366.3739109306</text:p>
              </table:table-cell>
              <table:table-cell office:value-type="float" office:value="0.928697611465588">
                <text:p>0.928697611465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342.7391670834">
                <text:p>90342.7391670834</text:p>
              </table:table-cell>
              <table:table-cell office:value-type="float" office:value="0.927425793241812">
                <text:p>0.92742579324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335.6556472778">
                <text:p>90335.6556472778</text:p>
              </table:table-cell>
              <table:table-cell office:value-type="float" office:value="0.927225226605064">
                <text:p>0.927225226605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316.8102913473">
                <text:p>90316.8102913473</text:p>
              </table:table-cell>
              <table:table-cell office:value-type="float" office:value="0.926949611863976">
                <text:p>0.9269496118639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310.4486618472">
                <text:p>90310.4486618472</text:p>
              </table:table-cell>
              <table:table-cell office:value-type="float" office:value="0.926662250609192">
                <text:p>0.926662250609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295.2369249097">
                <text:p>90295.2369249097</text:p>
              </table:table-cell>
              <table:table-cell office:value-type="float" office:value="0.925414836044084">
                <text:p>0.9254148360440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285.0070096945">
                <text:p>90285.0070096945</text:p>
              </table:table-cell>
              <table:table-cell office:value-type="float" office:value="0.92507728725875">
                <text:p>0.92507728725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281.3540746319">
                <text:p>90281.3540746319</text:p>
              </table:table-cell>
              <table:table-cell office:value-type="float" office:value="0.925030230900884">
                <text:p>0.925030230900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274.9505531667">
                <text:p>90274.9505531667</text:p>
              </table:table-cell>
              <table:table-cell office:value-type="float" office:value="0.924919908785792">
                <text:p>0.9249199087857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270.0566525833">
                <text:p>90270.0566525833</text:p>
              </table:table-cell>
              <table:table-cell office:value-type="float" office:value="0.92483088836629">
                <text:p>0.924830888366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266.0355683263">
                <text:p>90266.0355683263</text:p>
              </table:table-cell>
              <table:table-cell office:value-type="float" office:value="0.924791445646357">
                <text:p>0.9247914456463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256.8536531457">
                <text:p>90256.8536531457</text:p>
              </table:table-cell>
              <table:table-cell office:value-type="float" office:value="0.924668838629419">
                <text:p>0.9246688386294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234.1385355833">
                <text:p>90234.1385355833</text:p>
              </table:table-cell>
              <table:table-cell office:value-type="float" office:value="0.923661155571526">
                <text:p>0.9236611555715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231.7779734652">
                <text:p>90231.7779734652</text:p>
              </table:table-cell>
              <table:table-cell office:value-type="float" office:value="0.923490438470566">
                <text:p>0.9234904384705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226.5353907569">
                <text:p>90226.5353907569</text:p>
              </table:table-cell>
              <table:table-cell office:value-type="float" office:value="0.923175959645483">
                <text:p>0.9231759596454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223.6239268126">
                <text:p>90223.6239268126</text:p>
              </table:table-cell>
              <table:table-cell office:value-type="float" office:value="0.923131079396647">
                <text:p>0.923131079396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199.425016243">
                <text:p>90199.425016243</text:p>
              </table:table-cell>
              <table:table-cell office:value-type="float" office:value="0.922295342118284">
                <text:p>0.9222953421182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197.3120440556">
                <text:p>90197.3120440556</text:p>
              </table:table-cell>
              <table:table-cell office:value-type="float" office:value="0.92206227250867">
                <text:p>0.922062272508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178.1354065001">
                <text:p>90178.1354065001</text:p>
              </table:table-cell>
              <table:table-cell office:value-type="float" office:value="0.921667356549399">
                <text:p>0.9216673565493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175.8537409305">
                <text:p>90175.8537409305</text:p>
              </table:table-cell>
              <table:table-cell office:value-type="float" office:value="0.921507393464991">
                <text:p>0.921507393464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161.1921838333">
                <text:p>90161.1921838333</text:p>
              </table:table-cell>
              <table:table-cell office:value-type="float" office:value="0.920448805342158">
                <text:p>0.920448805342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143.9356946944">
                <text:p>90143.9356946944</text:p>
              </table:table-cell>
              <table:table-cell office:value-type="float" office:value="0.920172996671802">
                <text:p>0.920172996671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43.8502689722">
                <text:p>90143.8502689722</text:p>
              </table:table-cell>
              <table:table-cell office:value-type="float" office:value="0.920075649220248">
                <text:p>0.9200756492202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43.4607074445">
                <text:p>90143.4607074445</text:p>
              </table:table-cell>
              <table:table-cell office:value-type="float" office:value="0.919581473339098">
                <text:p>0.9195814733390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130.7661686112">
                <text:p>90130.7661686112</text:p>
              </table:table-cell>
              <table:table-cell office:value-type="float" office:value="0.919574814052357">
                <text:p>0.9195748140523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112.8279304305">
                <text:p>90112.8279304305</text:p>
              </table:table-cell>
              <table:table-cell office:value-type="float" office:value="0.91891959056341">
                <text:p>0.918919590563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109.504713514">
                <text:p>90109.504713514</text:p>
              </table:table-cell>
              <table:table-cell office:value-type="float" office:value="0.918702585590419">
                <text:p>0.9187025855904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89.9819497638">
                <text:p>90089.9819497638</text:p>
              </table:table-cell>
              <table:table-cell office:value-type="float" office:value="0.918166282516839">
                <text:p>0.9181662825168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087.1267034167">
                <text:p>90087.1267034167</text:p>
              </table:table-cell>
              <table:table-cell office:value-type="float" office:value="0.917780043908625">
                <text:p>0.917780043908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079.2879111527">
                <text:p>90079.2879111527</text:p>
              </table:table-cell>
              <table:table-cell office:value-type="float" office:value="0.917745244043809">
                <text:p>0.9177452440438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067.9340714514">
                <text:p>90067.9340714514</text:p>
              </table:table-cell>
              <table:table-cell office:value-type="float" office:value="0.917153197804844">
                <text:p>0.9171531978048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58.5822439653">
                <text:p>90058.5822439653</text:p>
              </table:table-cell>
              <table:table-cell office:value-type="float" office:value="0.916880061759166">
                <text:p>0.916880061759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058.0146555138">
                <text:p>90058.0146555138</text:p>
              </table:table-cell>
              <table:table-cell office:value-type="float" office:value="0.916644614061847">
                <text:p>0.9166446140618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34.1708046666">
                <text:p>90034.1708046666</text:p>
              </table:table-cell>
              <table:table-cell office:value-type="float" office:value="0.915863365831718">
                <text:p>0.915863365831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034.0061220139">
                <text:p>90034.0061220139</text:p>
              </table:table-cell>
              <table:table-cell office:value-type="float" office:value="0.915755680969432">
                <text:p>0.915755680969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024.7715502708">
                <text:p>90024.7715502708</text:p>
              </table:table-cell>
              <table:table-cell office:value-type="float" office:value="0.91549876378408">
                <text:p>0.91549876378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018.6064531527">
                <text:p>90018.6064531527</text:p>
              </table:table-cell>
              <table:table-cell office:value-type="float" office:value="0.915267737185076">
                <text:p>0.9152677371850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15.3205695278">
                <text:p>90015.3205695278</text:p>
              </table:table-cell>
              <table:table-cell office:value-type="float" office:value="0.915166883186282">
                <text:p>0.9151668831862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003.0225655">
                <text:p>90003.0225655</text:p>
              </table:table-cell>
              <table:table-cell office:value-type="float" office:value="0.914615856820119">
                <text:p>0.914615856820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992.0902844583">
                <text:p>89992.0902844583</text:p>
              </table:table-cell>
              <table:table-cell office:value-type="float" office:value="0.914006475712606">
                <text:p>0.9140064757126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978.5167153819">
                <text:p>89978.5167153819</text:p>
              </table:table-cell>
              <table:table-cell office:value-type="float" office:value="0.913531820882799">
                <text:p>0.9135318208827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970.5288536111">
                <text:p>89970.5288536111</text:p>
              </table:table-cell>
              <table:table-cell office:value-type="float" office:value="0.913463065030406">
                <text:p>0.913463065030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962.0106741181">
                <text:p>89962.0106741181</text:p>
              </table:table-cell>
              <table:table-cell office:value-type="float" office:value="0.913090402664378">
                <text:p>0.9130904026643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960.5181470138">
                <text:p>89960.5181470138</text:p>
              </table:table-cell>
              <table:table-cell office:value-type="float" office:value="0.913054138602194">
                <text:p>0.913054138602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952.1165688125">
                <text:p>89952.1165688125</text:p>
              </table:table-cell>
              <table:table-cell office:value-type="float" office:value="0.912748127512641">
                <text:p>0.912748127512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931.6933432153">
                <text:p>89931.6933432153</text:p>
              </table:table-cell>
              <table:table-cell office:value-type="float" office:value="0.912087928117889">
                <text:p>0.9120879281178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926.3882234514">
                <text:p>89926.3882234514</text:p>
              </table:table-cell>
              <table:table-cell office:value-type="float" office:value="0.911495617023055">
                <text:p>0.911495617023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918.2813509237">
                <text:p>89918.2813509237</text:p>
              </table:table-cell>
              <table:table-cell office:value-type="float" office:value="0.911440858642505">
                <text:p>0.911440858642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899.4254102361">
                <text:p>89899.4254102361</text:p>
              </table:table-cell>
              <table:table-cell office:value-type="float" office:value="0.910840605242518">
                <text:p>0.9108406052425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9896.0466507431">
                <text:p>89896.0466507431</text:p>
              </table:table-cell>
              <table:table-cell office:value-type="float" office:value="0.91023819842552">
                <text:p>0.91023819842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893.5829324237">
                <text:p>89893.5829324237</text:p>
              </table:table-cell>
              <table:table-cell office:value-type="float" office:value="0.910187479930514">
                <text:p>0.9101874799305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9879.1533825902">
                <text:p>89879.1533825902</text:p>
              </table:table-cell>
              <table:table-cell office:value-type="float" office:value="0.9094543349136">
                <text:p>0.9094543349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9876.8758163473">
                <text:p>89876.8758163473</text:p>
              </table:table-cell>
              <table:table-cell office:value-type="float" office:value="0.909025778738504">
                <text:p>0.9090257787385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857.5859926806">
                <text:p>89857.5859926806</text:p>
              </table:table-cell>
              <table:table-cell office:value-type="float" office:value="0.908752732692183">
                <text:p>0.908752732692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844.1106969376">
                <text:p>89844.1106969376</text:p>
              </table:table-cell>
              <table:table-cell office:value-type="float" office:value="0.908702468063024">
                <text:p>0.908702468063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9833.1523489514">
                <text:p>89833.1523489514</text:p>
              </table:table-cell>
              <table:table-cell office:value-type="float" office:value="0.907950742186443">
                <text:p>0.9079507421864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814.8901778264">
                <text:p>89814.8901778264</text:p>
              </table:table-cell>
              <table:table-cell office:value-type="float" office:value="0.907390038204424">
                <text:p>0.907390038204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9805.4578602916">
                <text:p>89805.4578602916</text:p>
              </table:table-cell>
              <table:table-cell office:value-type="float" office:value="0.906580520593623">
                <text:p>0.9065805205936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789.9756954584">
                <text:p>89789.9756954584</text:p>
              </table:table-cell>
              <table:table-cell office:value-type="float" office:value="0.906243869100839">
                <text:p>0.9062438691008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776.5194798541">
                <text:p>89776.5194798541</text:p>
              </table:table-cell>
              <table:table-cell office:value-type="float" office:value="0.906175137816121">
                <text:p>0.9061751378161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770.7695153195">
                <text:p>89770.7695153195</text:p>
              </table:table-cell>
              <table:table-cell office:value-type="float" office:value="0.905655050563935">
                <text:p>0.9056550505639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762.4309771736">
                <text:p>89762.4309771736</text:p>
              </table:table-cell>
              <table:table-cell office:value-type="float" office:value="0.905164582599995">
                <text:p>0.9051645825999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749.7117646251">
                <text:p>89749.7117646251</text:p>
              </table:table-cell>
              <table:table-cell office:value-type="float" office:value="0.904671164217292">
                <text:p>0.904671164217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748.0227156041">
                <text:p>89748.0227156041</text:p>
              </table:table-cell>
              <table:table-cell office:value-type="float" office:value="0.904484604621537">
                <text:p>0.9044846046215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742.6938486736">
                <text:p>89742.6938486736</text:p>
              </table:table-cell>
              <table:table-cell office:value-type="float" office:value="0.904390411644278">
                <text:p>0.904390411644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733.3250578333">
                <text:p>89733.3250578333</text:p>
              </table:table-cell>
              <table:table-cell office:value-type="float" office:value="0.904225054814167">
                <text:p>0.9042250548141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723.6675215139">
                <text:p>89723.6675215139</text:p>
              </table:table-cell>
              <table:table-cell office:value-type="float" office:value="0.90381078409561">
                <text:p>0.903810784095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714.546113257">
                <text:p>89714.546113257</text:p>
              </table:table-cell>
              <table:table-cell office:value-type="float" office:value="0.903397817487655">
                <text:p>0.9033978174876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711.0666027501">
                <text:p>89711.0666027501</text:p>
              </table:table-cell>
              <table:table-cell office:value-type="float" office:value="0.903072384367591">
                <text:p>0.9030723843675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709.4793730277">
                <text:p>89709.4793730277</text:p>
              </table:table-cell>
              <table:table-cell office:value-type="float" office:value="0.903015943633097">
                <text:p>0.9030159436330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700.6041192987">
                <text:p>89700.6041192987</text:p>
              </table:table-cell>
              <table:table-cell office:value-type="float" office:value="0.902951100535413">
                <text:p>0.9029511005354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693.1316999861">
                <text:p>89693.1316999861</text:p>
              </table:table-cell>
              <table:table-cell office:value-type="float" office:value="0.902818610736938">
                <text:p>0.9028186107369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693.0518323055">
                <text:p>89693.0518323055</text:p>
              </table:table-cell>
              <table:table-cell office:value-type="float" office:value="0.902403637987124">
                <text:p>0.9024036379871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664.6169113473">
                <text:p>89664.6169113473</text:p>
              </table:table-cell>
              <table:table-cell office:value-type="float" office:value="0.901927955082671">
                <text:p>0.9019279550826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657.3401124376">
                <text:p>89657.3401124376</text:p>
              </table:table-cell>
              <table:table-cell office:value-type="float" office:value="0.901317580874783">
                <text:p>0.9013175808747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657.2574503055">
                <text:p>89657.2574503055</text:p>
              </table:table-cell>
              <table:table-cell office:value-type="float" office:value="0.901245015477696">
                <text:p>0.901245015477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637.198105993">
                <text:p>89637.198105993</text:p>
              </table:table-cell>
              <table:table-cell office:value-type="float" office:value="0.900753225429622">
                <text:p>0.900753225429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626.6212570417">
                <text:p>89626.6212570417</text:p>
              </table:table-cell>
              <table:table-cell office:value-type="float" office:value="0.900430322314666">
                <text:p>0.9004303223146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615.8677884027">
                <text:p>89615.8677884027</text:p>
              </table:table-cell>
              <table:table-cell office:value-type="float" office:value="0.899925150134508">
                <text:p>0.899925150134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605.0549092709">
                <text:p>89605.0549092709</text:p>
              </table:table-cell>
              <table:table-cell office:value-type="float" office:value="0.899591935047208">
                <text:p>0.8995919350472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595.756471125">
                <text:p>89595.756471125</text:p>
              </table:table-cell>
              <table:table-cell office:value-type="float" office:value="0.899238702068302">
                <text:p>0.8992387020683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575.1194182917">
                <text:p>89575.1194182917</text:p>
              </table:table-cell>
              <table:table-cell office:value-type="float" office:value="0.898721115723578">
                <text:p>0.8987211157235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9573.0996662153">
                <text:p>89573.0996662153</text:p>
              </table:table-cell>
              <table:table-cell office:value-type="float" office:value="0.898460683022639">
                <text:p>0.8984606830226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9571.4235043195">
                <text:p>89571.4235043195</text:p>
              </table:table-cell>
              <table:table-cell office:value-type="float" office:value="0.898352558696982">
                <text:p>0.8983525586969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559.2308186182">
                <text:p>89559.2308186182</text:p>
              </table:table-cell>
              <table:table-cell office:value-type="float" office:value="0.898008825644935">
                <text:p>0.898008825644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542.1967275001">
                <text:p>89542.1967275001</text:p>
              </table:table-cell>
              <table:table-cell office:value-type="float" office:value="0.897332179007208">
                <text:p>0.8973321790072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536.271041993">
                <text:p>89536.271041993</text:p>
              </table:table-cell>
              <table:table-cell office:value-type="float" office:value="0.896985552781382">
                <text:p>0.896985552781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524.6017703263">
                <text:p>89524.6017703263</text:p>
              </table:table-cell>
              <table:table-cell office:value-type="float" office:value="0.896953421129161">
                <text:p>0.8969534211291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520.0696620347">
                <text:p>89520.0696620347</text:p>
              </table:table-cell>
              <table:table-cell office:value-type="float" office:value="0.896469483948526">
                <text:p>0.8964694839485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9514.2394466181">
                <text:p>89514.2394466181</text:p>
              </table:table-cell>
              <table:table-cell office:value-type="float" office:value="0.896301011830906">
                <text:p>0.8963010118309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506.3620345347">
                <text:p>89506.3620345347</text:p>
              </table:table-cell>
              <table:table-cell office:value-type="float" office:value="0.896147646601072">
                <text:p>0.8961476466010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503.8209298888">
                <text:p>89503.8209298888</text:p>
              </table:table-cell>
              <table:table-cell office:value-type="float" office:value="0.895954899962626">
                <text:p>0.8959548999626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9475.2854330625">
                <text:p>89475.2854330625</text:p>
              </table:table-cell>
              <table:table-cell office:value-type="float" office:value="0.895322206162169">
                <text:p>0.8953222061621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456.4102682639">
                <text:p>89456.4102682639</text:p>
              </table:table-cell>
              <table:table-cell office:value-type="float" office:value="0.894470350910199">
                <text:p>0.8944703509101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456.1413755834">
                <text:p>89456.1413755834</text:p>
              </table:table-cell>
              <table:table-cell office:value-type="float" office:value="0.894439289420311">
                <text:p>0.8944392894203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9439.3619287639">
                <text:p>89439.3619287639</text:p>
              </table:table-cell>
              <table:table-cell office:value-type="float" office:value="0.894104848055957">
                <text:p>0.894104848055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9426.5278937221">
                <text:p>89426.5278937221</text:p>
              </table:table-cell>
              <table:table-cell office:value-type="float" office:value="0.893247706030721">
                <text:p>0.8932477060307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419.8730838888">
                <text:p>89419.8730838888</text:p>
              </table:table-cell>
              <table:table-cell office:value-type="float" office:value="0.893029839475827">
                <text:p>0.8930298394758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404.95218275">
                <text:p>89404.95218275</text:p>
              </table:table-cell>
              <table:table-cell office:value-type="float" office:value="0.892652357261174">
                <text:p>0.8926523572611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9391.477019486">
                <text:p>89391.477019486</text:p>
              </table:table-cell>
              <table:table-cell office:value-type="float" office:value="0.892230691120221">
                <text:p>0.8922306911202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9390.9186830487">
                <text:p>89390.9186830487</text:p>
              </table:table-cell>
              <table:table-cell office:value-type="float" office:value="0.892179970773356">
                <text:p>0.892179970773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9382.4902445973">
                <text:p>89382.4902445973</text:p>
              </table:table-cell>
              <table:table-cell office:value-type="float" office:value="0.89214257929825">
                <text:p>0.89214257929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378.2656055625">
                <text:p>89378.2656055625</text:p>
              </table:table-cell>
              <table:table-cell office:value-type="float" office:value="0.891401745994925">
                <text:p>0.8914017459949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9360.196093375">
                <text:p>89360.196093375</text:p>
              </table:table-cell>
              <table:table-cell office:value-type="float" office:value="0.891148996001464">
                <text:p>0.8911489960014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354.0503418889">
                <text:p>89354.0503418889</text:p>
              </table:table-cell>
              <table:table-cell office:value-type="float" office:value="0.891009367424875">
                <text:p>0.891009367424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9340.4607462777">
                <text:p>89340.4607462777</text:p>
              </table:table-cell>
              <table:table-cell office:value-type="float" office:value="0.890481601251405">
                <text:p>0.8904816012514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9337.8503293819">
                <text:p>89337.8503293819</text:p>
              </table:table-cell>
              <table:table-cell office:value-type="float" office:value="0.890065883442952">
                <text:p>0.890065883442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9325.2321450764">
                <text:p>89325.2321450764</text:p>
              </table:table-cell>
              <table:table-cell office:value-type="float" office:value="0.889886089392743">
                <text:p>0.8898860893927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310.9077988819">
                <text:p>89310.9077988819</text:p>
              </table:table-cell>
              <table:table-cell office:value-type="float" office:value="0.889411178595077">
                <text:p>0.8894111785950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300.448566493">
                <text:p>89300.448566493</text:p>
              </table:table-cell>
              <table:table-cell office:value-type="float" office:value="0.889023068951857">
                <text:p>0.8890230689518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274.70476725">
                <text:p>89274.70476725</text:p>
              </table:table-cell>
              <table:table-cell office:value-type="float" office:value="0.888184074654719">
                <text:p>0.888184074654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9271.2823899375">
                <text:p>89271.2823899375</text:p>
              </table:table-cell>
              <table:table-cell office:value-type="float" office:value="0.888173735405362">
                <text:p>0.8881737354053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238.9325522501">
                <text:p>89238.9325522501</text:p>
              </table:table-cell>
              <table:table-cell office:value-type="float" office:value="0.886783489920208">
                <text:p>0.886783489920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9238.168882132">
                <text:p>89238.168882132</text:p>
              </table:table-cell>
              <table:table-cell office:value-type="float" office:value="0.886704522608135">
                <text:p>0.8867045226081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9234.1160137569">
                <text:p>89234.1160137569</text:p>
              </table:table-cell>
              <table:table-cell office:value-type="float" office:value="0.886299362361732">
                <text:p>0.8862993623617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228.5975863819">
                <text:p>89228.5975863819</text:p>
              </table:table-cell>
              <table:table-cell office:value-type="float" office:value="0.886208655401654">
                <text:p>0.8862086554016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9218.858676368">
                <text:p>89218.858676368</text:p>
              </table:table-cell>
              <table:table-cell office:value-type="float" office:value="0.885753579508416">
                <text:p>0.885753579508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9216.9750710626">
                <text:p>89216.9750710626</text:p>
              </table:table-cell>
              <table:table-cell office:value-type="float" office:value="0.885751789432958">
                <text:p>0.885751789432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208.6623677361">
                <text:p>89208.6623677361</text:p>
              </table:table-cell>
              <table:table-cell office:value-type="float" office:value="0.885112664261702">
                <text:p>0.8851126642617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189.4567812083">
                <text:p>89189.4567812083</text:p>
              </table:table-cell>
              <table:table-cell office:value-type="float" office:value="0.884744557319685">
                <text:p>0.8847445573196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9178.1391636112">
                <text:p>89178.1391636112</text:p>
              </table:table-cell>
              <table:table-cell office:value-type="float" office:value="0.884594671997139">
                <text:p>0.884594671997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169.2645009792">
                <text:p>89169.2645009792</text:p>
              </table:table-cell>
              <table:table-cell office:value-type="float" office:value="0.884248437322467">
                <text:p>0.8842484373224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150.2328001529">
                <text:p>89150.2328001529</text:p>
              </table:table-cell>
              <table:table-cell office:value-type="float" office:value="0.883355715582865">
                <text:p>0.8833557155828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147.5195386736">
                <text:p>89147.5195386736</text:p>
              </table:table-cell>
              <table:table-cell office:value-type="float" office:value="0.883230676904672">
                <text:p>0.883230676904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9128.7569257154">
                <text:p>89128.7569257154</text:p>
              </table:table-cell>
              <table:table-cell office:value-type="float" office:value="0.882744292932377">
                <text:p>0.8827442929323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116.4968736805">
                <text:p>89116.4968736805</text:p>
              </table:table-cell>
              <table:table-cell office:value-type="float" office:value="0.882444817750969">
                <text:p>0.8824448177509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103.5249500763">
                <text:p>89103.5249500763</text:p>
              </table:table-cell>
              <table:table-cell office:value-type="float" office:value="0.88180747899092">
                <text:p>0.881807478990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9091.4869210833">
                <text:p>89091.4869210833</text:p>
              </table:table-cell>
              <table:table-cell office:value-type="float" office:value="0.881373062164222">
                <text:p>0.881373062164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9075.8885033542">
                <text:p>89075.8885033542</text:p>
              </table:table-cell>
              <table:table-cell office:value-type="float" office:value="0.880973235860168">
                <text:p>0.8809732358601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068.7616975278">
                <text:p>89068.7616975278</text:p>
              </table:table-cell>
              <table:table-cell office:value-type="float" office:value="0.880723091420528">
                <text:p>0.8807230914205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9064.3522681667">
                <text:p>89064.3522681667</text:p>
              </table:table-cell>
              <table:table-cell office:value-type="float" office:value="0.880532699025939">
                <text:p>0.8805326990259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053.6821839722">
                <text:p>89053.6821839722</text:p>
              </table:table-cell>
              <table:table-cell office:value-type="float" office:value="0.880020760345424">
                <text:p>0.8800207603454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037.1961615556">
                <text:p>89037.1961615556</text:p>
              </table:table-cell>
              <table:table-cell office:value-type="float" office:value="0.879675192576345">
                <text:p>0.879675192576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034.1772921597">
                <text:p>89034.1772921597</text:p>
              </table:table-cell>
              <table:table-cell office:value-type="float" office:value="0.879111964178597">
                <text:p>0.8791119641785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029.1583440833">
                <text:p>89029.1583440833</text:p>
              </table:table-cell>
              <table:table-cell office:value-type="float" office:value="0.878973528045847">
                <text:p>0.8789735280458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023.6425344236">
                <text:p>89023.6425344236</text:p>
              </table:table-cell>
              <table:table-cell office:value-type="float" office:value="0.878907948025387">
                <text:p>0.8789079480253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022.6036828194">
                <text:p>89022.6036828194</text:p>
              </table:table-cell>
              <table:table-cell office:value-type="float" office:value="0.878742331610645">
                <text:p>0.878742331610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9022.2161126181">
                <text:p>89022.2161126181</text:p>
              </table:table-cell>
              <table:table-cell office:value-type="float" office:value="0.878700221386339">
                <text:p>0.8787002213863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990.5828505209">
                <text:p>88990.5828505209</text:p>
              </table:table-cell>
              <table:table-cell office:value-type="float" office:value="0.877786399064859">
                <text:p>0.8777863990648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8983.9712734791">
                <text:p>88983.9712734791</text:p>
              </table:table-cell>
              <table:table-cell office:value-type="float" office:value="0.877475663819168">
                <text:p>0.8774756638191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972.1316706598">
                <text:p>88972.1316706598</text:p>
              </table:table-cell>
              <table:table-cell office:value-type="float" office:value="0.877228568877994">
                <text:p>0.877228568877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8970.6179994306">
                <text:p>88970.6179994306</text:p>
              </table:table-cell>
              <table:table-cell office:value-type="float" office:value="0.877017440369186">
                <text:p>0.8770174403691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962.7310789166">
                <text:p>88962.7310789166</text:p>
              </table:table-cell>
              <table:table-cell office:value-type="float" office:value="0.876440898242289">
                <text:p>0.876440898242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8955.1843969862">
                <text:p>88955.1843969862</text:p>
              </table:table-cell>
              <table:table-cell office:value-type="float" office:value="0.876272332624777">
                <text:p>0.8762723326247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8950.0288139168">
                <text:p>88950.0288139168</text:p>
              </table:table-cell>
              <table:table-cell office:value-type="float" office:value="0.876205392567765">
                <text:p>0.8762053925677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8941.5127002082">
                <text:p>88941.5127002082</text:p>
              </table:table-cell>
              <table:table-cell office:value-type="float" office:value="0.87605782553629">
                <text:p>0.87605782553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936.4747618263">
                <text:p>88936.4747618263</text:p>
              </table:table-cell>
              <table:table-cell office:value-type="float" office:value="0.87574096104381">
                <text:p>0.875740961043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8935.502295375">
                <text:p>88935.502295375</text:p>
              </table:table-cell>
              <table:table-cell office:value-type="float" office:value="0.875569470492654">
                <text:p>0.8755694704926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8932.7851152361">
                <text:p>88932.7851152361</text:p>
              </table:table-cell>
              <table:table-cell office:value-type="float" office:value="0.875522750416125">
                <text:p>0.875522750416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8919.047611486">
                <text:p>88919.047611486</text:p>
              </table:table-cell>
              <table:table-cell office:value-type="float" office:value="0.875213274414911">
                <text:p>0.8752132744149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8911.9474720834">
                <text:p>88911.9474720834</text:p>
              </table:table-cell>
              <table:table-cell office:value-type="float" office:value="0.875009673094397">
                <text:p>0.8750096730943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911.4929036042">
                <text:p>88911.4929036042</text:p>
              </table:table-cell>
              <table:table-cell office:value-type="float" office:value="0.874570434993042">
                <text:p>0.8745704349930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891.8409274584">
                <text:p>88891.8409274584</text:p>
              </table:table-cell>
              <table:table-cell office:value-type="float" office:value="0.874006692901065">
                <text:p>0.874006692901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8879.2616282986">
                <text:p>88879.2616282986</text:p>
              </table:table-cell>
              <table:table-cell office:value-type="float" office:value="0.873953082827834">
                <text:p>0.8739530828278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8866.8651373264">
                <text:p>88866.8651373264</text:p>
              </table:table-cell>
              <table:table-cell office:value-type="float" office:value="0.873686565579121">
                <text:p>0.8736865655791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845.239394514">
                <text:p>88845.239394514</text:p>
              </table:table-cell>
              <table:table-cell office:value-type="float" office:value="0.872696736559258">
                <text:p>0.8726967365592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842.0021976389">
                <text:p>88842.0021976389</text:p>
              </table:table-cell>
              <table:table-cell office:value-type="float" office:value="0.872641775230751">
                <text:p>0.8726417752307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840.0318635208">
                <text:p>88840.0318635208</text:p>
              </table:table-cell>
              <table:table-cell office:value-type="float" office:value="0.872367235591052">
                <text:p>0.8723672355910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838.8005667987">
                <text:p>88838.8005667987</text:p>
              </table:table-cell>
              <table:table-cell office:value-type="float" office:value="0.872008019122646">
                <text:p>0.8720080191226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818.4876334374">
                <text:p>88818.4876334374</text:p>
              </table:table-cell>
              <table:table-cell office:value-type="float" office:value="0.871129645486918">
                <text:p>0.8711296454869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811.9639549027">
                <text:p>88811.9639549027</text:p>
              </table:table-cell>
              <table:table-cell office:value-type="float" office:value="0.870834779676301">
                <text:p>0.8708347796763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803.3403421805">
                <text:p>88803.3403421805</text:p>
              </table:table-cell>
              <table:table-cell office:value-type="float" office:value="0.870813493420066">
                <text:p>0.8708134934200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8795.7295456737">
                <text:p>88795.7295456737</text:p>
              </table:table-cell>
              <table:table-cell office:value-type="float" office:value="0.870651374870408">
                <text:p>0.8706513748704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8785.5218205555">
                <text:p>88785.5218205555</text:p>
              </table:table-cell>
              <table:table-cell office:value-type="float" office:value="0.870408691536719">
                <text:p>0.870408691536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8785.2038779653">
                <text:p>88785.2038779653</text:p>
              </table:table-cell>
              <table:table-cell office:value-type="float" office:value="0.870269611628543">
                <text:p>0.8702696116285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8768.5637927014">
                <text:p>88768.5637927014</text:p>
              </table:table-cell>
              <table:table-cell office:value-type="float" office:value="0.869775394582531">
                <text:p>0.8697753945825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766.1054169791">
                <text:p>88766.1054169791</text:p>
              </table:table-cell>
              <table:table-cell office:value-type="float" office:value="0.869164686199714">
                <text:p>0.869164686199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8753.6808635695">
                <text:p>88753.6808635695</text:p>
              </table:table-cell>
              <table:table-cell office:value-type="float" office:value="0.869059159560807">
                <text:p>0.8690591595608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8751.5221144236">
                <text:p>88751.5221144236</text:p>
              </table:table-cell>
              <table:table-cell office:value-type="float" office:value="0.868821174191851">
                <text:p>0.8688211741918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8737.32101925">
                <text:p>88737.32101925</text:p>
              </table:table-cell>
              <table:table-cell office:value-type="float" office:value="0.868575545469936">
                <text:p>0.8685755454699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8728.490063882">
                <text:p>88728.490063882</text:p>
              </table:table-cell>
              <table:table-cell office:value-type="float" office:value="0.868313483901239">
                <text:p>0.8683134839012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8724.7226472153">
                <text:p>88724.7226472153</text:p>
              </table:table-cell>
              <table:table-cell office:value-type="float" office:value="0.86800079871774">
                <text:p>0.868000798717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8720.8983986042">
                <text:p>88720.8983986042</text:p>
              </table:table-cell>
              <table:table-cell office:value-type="float" office:value="0.867888806911314">
                <text:p>0.8678888069113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8708.107275618">
                <text:p>88708.107275618</text:p>
              </table:table-cell>
              <table:table-cell office:value-type="float" office:value="0.867380427761312">
                <text:p>0.8673804277613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8701.6298193542">
                <text:p>88701.6298193542</text:p>
              </table:table-cell>
              <table:table-cell office:value-type="float" office:value="0.867164071612344">
                <text:p>0.8671640716123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8698.5904810764">
                <text:p>88698.5904810764</text:p>
              </table:table-cell>
              <table:table-cell office:value-type="float" office:value="0.866948252968526">
                <text:p>0.8669482529685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8694.5279877499">
                <text:p>88694.5279877499</text:p>
              </table:table-cell>
              <table:table-cell office:value-type="float" office:value="0.866751667616852">
                <text:p>0.866751667616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8674.8687488403">
                <text:p>88674.8687488403</text:p>
              </table:table-cell>
              <table:table-cell office:value-type="float" office:value="0.866705492523114">
                <text:p>0.866705492523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8671.6662079097">
                <text:p>88671.6662079097</text:p>
              </table:table-cell>
              <table:table-cell office:value-type="float" office:value="0.866350891067058">
                <text:p>0.86635089106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661.5414143749">
                <text:p>88661.5414143749</text:p>
              </table:table-cell>
              <table:table-cell office:value-type="float" office:value="0.865804683940994">
                <text:p>0.8658046839409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647.4686890278">
                <text:p>88647.4686890278</text:p>
              </table:table-cell>
              <table:table-cell office:value-type="float" office:value="0.86570882933547">
                <text:p>0.865708829335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644.0104686596">
                <text:p>88644.0104686596</text:p>
              </table:table-cell>
              <table:table-cell office:value-type="float" office:value="0.865567726116429">
                <text:p>0.8655677261164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634.2161994583">
                <text:p>88634.2161994583</text:p>
              </table:table-cell>
              <table:table-cell office:value-type="float" office:value="0.865175198812233">
                <text:p>0.8651751988122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619.477548875">
                <text:p>88619.477548875</text:p>
              </table:table-cell>
              <table:table-cell office:value-type="float" office:value="0.8646158746396">
                <text:p>0.86461587463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616.9831948056">
                <text:p>88616.9831948056</text:p>
              </table:table-cell>
              <table:table-cell office:value-type="float" office:value="0.86439796284966">
                <text:p>0.864397962849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613.4592751666">
                <text:p>88613.4592751666</text:p>
              </table:table-cell>
              <table:table-cell office:value-type="float" office:value="0.864377445705228">
                <text:p>0.8643774457052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602.2384987639">
                <text:p>88602.2384987639</text:p>
              </table:table-cell>
              <table:table-cell office:value-type="float" office:value="0.864128799898157">
                <text:p>0.8641287998981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597.8258623404">
                <text:p>88597.8258623404</text:p>
              </table:table-cell>
              <table:table-cell office:value-type="float" office:value="0.863571403146413">
                <text:p>0.863571403146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595.384763868">
                <text:p>88595.384763868</text:p>
              </table:table-cell>
              <table:table-cell office:value-type="float" office:value="0.863259664090029">
                <text:p>0.8632596640900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585.4111897986">
                <text:p>88585.4111897986</text:p>
              </table:table-cell>
              <table:table-cell office:value-type="float" office:value="0.863128906114006">
                <text:p>0.8631289061140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8570.8920030763">
                <text:p>88570.8920030763</text:p>
              </table:table-cell>
              <table:table-cell office:value-type="float" office:value="0.863043722962312">
                <text:p>0.863043722962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553.3114442846">
                <text:p>88553.3114442846</text:p>
              </table:table-cell>
              <table:table-cell office:value-type="float" office:value="0.862872238953311">
                <text:p>0.8628722389533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8550.3800254028">
                <text:p>88550.3800254028</text:p>
              </table:table-cell>
              <table:table-cell office:value-type="float" office:value="0.861993529058249">
                <text:p>0.8619935290582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542.1778631875">
                <text:p>88542.1778631875</text:p>
              </table:table-cell>
              <table:table-cell office:value-type="float" office:value="0.861755709564744">
                <text:p>0.8617557095647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532.9574565347">
                <text:p>88532.9574565347</text:p>
              </table:table-cell>
              <table:table-cell office:value-type="float" office:value="0.861673324432886">
                <text:p>0.8616733244328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525.4379984584">
                <text:p>88525.4379984584</text:p>
              </table:table-cell>
              <table:table-cell office:value-type="float" office:value="0.861668400306463">
                <text:p>0.8616684003064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524.1072655347">
                <text:p>88524.1072655347</text:p>
              </table:table-cell>
              <table:table-cell office:value-type="float" office:value="0.861486997785376">
                <text:p>0.8614869977853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518.8097614723">
                <text:p>88518.8097614723</text:p>
              </table:table-cell>
              <table:table-cell office:value-type="float" office:value="0.861019841148571">
                <text:p>0.8610198411485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513.4373310972">
                <text:p>88513.4373310972</text:p>
              </table:table-cell>
              <table:table-cell office:value-type="float" office:value="0.860837102838187">
                <text:p>0.8608371028381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511.0934883334">
                <text:p>88511.0934883334</text:p>
              </table:table-cell>
              <table:table-cell office:value-type="float" office:value="0.860751473048298">
                <text:p>0.8607514730482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8489.7658533472">
                <text:p>88489.7658533472</text:p>
              </table:table-cell>
              <table:table-cell office:value-type="float" office:value="0.860635982849153">
                <text:p>0.860635982849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8480.6301620001">
                <text:p>88480.6301620001</text:p>
              </table:table-cell>
              <table:table-cell office:value-type="float" office:value="0.860062618184099">
                <text:p>0.8600626181840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476.4728705834">
                <text:p>88476.4728705834</text:p>
              </table:table-cell>
              <table:table-cell office:value-type="float" office:value="0.859970757282297">
                <text:p>0.8599707572822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472.2820221945">
                <text:p>88472.2820221945</text:p>
              </table:table-cell>
              <table:table-cell office:value-type="float" office:value="0.859889081501158">
                <text:p>0.8598890815011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8449.6567662987">
                <text:p>88449.6567662987</text:p>
              </table:table-cell>
              <table:table-cell office:value-type="float" office:value="0.859473711853473">
                <text:p>0.8594737118534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8447.1930478402">
                <text:p>88447.1930478402</text:p>
              </table:table-cell>
              <table:table-cell office:value-type="float" office:value="0.859022274849445">
                <text:p>0.8590222748494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416.8017585902">
                <text:p>88416.8017585902</text:p>
              </table:table-cell>
              <table:table-cell office:value-type="float" office:value="0.858456839756922">
                <text:p>0.8584568397569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8407.0723862362">
                <text:p>88407.0723862362</text:p>
              </table:table-cell>
              <table:table-cell office:value-type="float" office:value="0.857550252121256">
                <text:p>0.8575502521212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8405.1937121042">
                <text:p>88405.1937121042</text:p>
              </table:table-cell>
              <table:table-cell office:value-type="float" office:value="0.857358938178051">
                <text:p>0.8573589381780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395.9457596875">
                <text:p>88395.9457596875</text:p>
              </table:table-cell>
              <table:table-cell office:value-type="float" office:value="0.85723137687735">
                <text:p>0.857231376877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8395.3096007292">
                <text:p>88395.3096007292</text:p>
              </table:table-cell>
              <table:table-cell office:value-type="float" office:value="0.857079705826757">
                <text:p>0.8570797058267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384.9328202777">
                <text:p>88384.9328202777</text:p>
              </table:table-cell>
              <table:table-cell office:value-type="float" office:value="0.856794803265407">
                <text:p>0.8567948032654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8376.2425383263">
                <text:p>88376.2425383263</text:p>
              </table:table-cell>
              <table:table-cell office:value-type="float" office:value="0.856759767134621">
                <text:p>0.8567597671346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8364.1197700138">
                <text:p>88364.1197700138</text:p>
              </table:table-cell>
              <table:table-cell office:value-type="float" office:value="0.856413376365242">
                <text:p>0.8564133763652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8358.7400750485">
                <text:p>88358.7400750485</text:p>
              </table:table-cell>
              <table:table-cell office:value-type="float" office:value="0.855834509854651">
                <text:p>0.855834509854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8351.4868709445">
                <text:p>88351.4868709445</text:p>
              </table:table-cell>
              <table:table-cell office:value-type="float" office:value="0.855718321913854">
                <text:p>0.8557183219138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346.5519245764">
                <text:p>88346.5519245764</text:p>
              </table:table-cell>
              <table:table-cell office:value-type="float" office:value="0.855432622552573">
                <text:p>0.8554326225525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334.5545418889">
                <text:p>88334.5545418889</text:p>
              </table:table-cell>
              <table:table-cell office:value-type="float" office:value="0.855411676906157">
                <text:p>0.8554116769061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325.8249965694">
                <text:p>88325.8249965694</text:p>
              </table:table-cell>
              <table:table-cell office:value-type="float" office:value="0.85495608458251">
                <text:p>0.854956084582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318.1370570487">
                <text:p>88318.1370570487</text:p>
              </table:table-cell>
              <table:table-cell office:value-type="float" office:value="0.854740994028277">
                <text:p>0.8547409940282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8318.016512764">
                <text:p>88318.016512764</text:p>
              </table:table-cell>
              <table:table-cell office:value-type="float" office:value="0.854495123609513">
                <text:p>0.8544951236095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289.9588297152">
                <text:p>88289.9588297152</text:p>
              </table:table-cell>
              <table:table-cell office:value-type="float" office:value="0.85389877659387">
                <text:p>0.85389877659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8274.3636253959">
                <text:p>88274.3636253959</text:p>
              </table:table-cell>
              <table:table-cell office:value-type="float" office:value="0.853474232124362">
                <text:p>0.8534742321243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263.7820608402">
                <text:p>88263.7820608402</text:p>
              </table:table-cell>
              <table:table-cell office:value-type="float" office:value="0.853018237596053">
                <text:p>0.8530182375960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251.2142492639">
                <text:p>88251.2142492639</text:p>
              </table:table-cell>
              <table:table-cell office:value-type="float" office:value="0.85241244239823">
                <text:p>0.852412442398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246.0868940139">
                <text:p>88246.0868940139</text:p>
              </table:table-cell>
              <table:table-cell office:value-type="float" office:value="0.85221683687753">
                <text:p>0.852216836877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245.5322478889">
                <text:p>88245.5322478889</text:p>
              </table:table-cell>
              <table:table-cell office:value-type="float" office:value="0.851993312135968">
                <text:p>0.851993312135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8242.6630214792">
                <text:p>88242.6630214792</text:p>
              </table:table-cell>
              <table:table-cell office:value-type="float" office:value="0.851936429266168">
                <text:p>0.8519364292661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8223.5930083819">
                <text:p>88223.5930083819</text:p>
              </table:table-cell>
              <table:table-cell office:value-type="float" office:value="0.851706207093843">
                <text:p>0.8517062070938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8221.6127949098">
                <text:p>88221.6127949098</text:p>
              </table:table-cell>
              <table:table-cell office:value-type="float" office:value="0.850966740349903">
                <text:p>0.8509667403499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8211.7306723403">
                <text:p>88211.7306723403</text:p>
              </table:table-cell>
              <table:table-cell office:value-type="float" office:value="0.850954703944607">
                <text:p>0.8509547039446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8199.7745924305">
                <text:p>88199.7745924305</text:p>
              </table:table-cell>
              <table:table-cell office:value-type="float" office:value="0.850741666354893">
                <text:p>0.8507416663548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192.7671133404">
                <text:p>88192.7671133404</text:p>
              </table:table-cell>
              <table:table-cell office:value-type="float" office:value="0.850458355506994">
                <text:p>0.8504583555069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189.8025060487">
                <text:p>88189.8025060487</text:p>
              </table:table-cell>
              <table:table-cell office:value-type="float" office:value="0.850324161894375">
                <text:p>0.850324161894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171.2996758612">
                <text:p>88171.2996758612</text:p>
              </table:table-cell>
              <table:table-cell office:value-type="float" office:value="0.850043244183373">
                <text:p>0.8500432441833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169.5823741667">
                <text:p>88169.5823741667</text:p>
              </table:table-cell>
              <table:table-cell office:value-type="float" office:value="0.849604144255742">
                <text:p>0.8496041442557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164.342528007">
                <text:p>88164.342528007</text:p>
              </table:table-cell>
              <table:table-cell office:value-type="float" office:value="0.849316173075933">
                <text:p>0.8493161730759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142.1246986388">
                <text:p>88142.1246986388</text:p>
              </table:table-cell>
              <table:table-cell office:value-type="float" office:value="0.849093150152955">
                <text:p>0.8490931501529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8139.1566329168">
                <text:p>88139.1566329168</text:p>
              </table:table-cell>
              <table:table-cell office:value-type="float" office:value="0.848517528022474">
                <text:p>0.8485175280224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8136.4870751805">
                <text:p>88136.4870751805</text:p>
              </table:table-cell>
              <table:table-cell office:value-type="float" office:value="0.848490054333445">
                <text:p>0.8484900543334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8113.1445909723">
                <text:p>88113.1445909723</text:p>
              </table:table-cell>
              <table:table-cell office:value-type="float" office:value="0.847919007829727">
                <text:p>0.8479190078297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8096.069816382">
                <text:p>88096.069816382</text:p>
              </table:table-cell>
              <table:table-cell office:value-type="float" office:value="0.847067145356271">
                <text:p>0.847067145356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8084.8699105904">
                <text:p>88084.8699105904</text:p>
              </table:table-cell>
              <table:table-cell office:value-type="float" office:value="0.846875727708309">
                <text:p>0.846875727708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080.8530015834">
                <text:p>88080.8530015834</text:p>
              </table:table-cell>
              <table:table-cell office:value-type="float" office:value="0.846586369164469">
                <text:p>0.8465863691644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8067.3547026181">
                <text:p>88067.3547026181</text:p>
              </table:table-cell>
              <table:table-cell office:value-type="float" office:value="0.846510477403649">
                <text:p>0.8465104774036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8053.4065847292">
                <text:p>88053.4065847292</text:p>
              </table:table-cell>
              <table:table-cell office:value-type="float" office:value="0.845890420432873">
                <text:p>0.8458904204328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8037.0875085208">
                <text:p>88037.0875085208</text:p>
              </table:table-cell>
              <table:table-cell office:value-type="float" office:value="0.845648798931373">
                <text:p>0.8456487989313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8013.2427423611">
                <text:p>88013.2427423611</text:p>
              </table:table-cell>
              <table:table-cell office:value-type="float" office:value="0.844535117582696">
                <text:p>0.8445351175826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7987.149777514">
                <text:p>87987.149777514</text:p>
              </table:table-cell>
              <table:table-cell office:value-type="float" office:value="0.843912045509055">
                <text:p>0.8439120455090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7985.2021269098">
                <text:p>87985.2021269098</text:p>
              </table:table-cell>
              <table:table-cell office:value-type="float" office:value="0.842858833280394">
                <text:p>0.8428588332803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7967.7478362153">
                <text:p>87967.7478362153</text:p>
              </table:table-cell>
              <table:table-cell office:value-type="float" office:value="0.842767572565012">
                <text:p>0.842767572565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955.0323167709">
                <text:p>87955.0323167709</text:p>
              </table:table-cell>
              <table:table-cell office:value-type="float" office:value="0.842581370273561">
                <text:p>0.8425813702735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950.3887112639">
                <text:p>87950.3887112639</text:p>
              </table:table-cell>
              <table:table-cell office:value-type="float" office:value="0.842572793442275">
                <text:p>0.8425727934422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918.2481330903">
                <text:p>87918.2481330903</text:p>
              </table:table-cell>
              <table:table-cell office:value-type="float" office:value="0.841244261150225">
                <text:p>0.8412442611502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897.2466751389">
                <text:p>87897.2466751389</text:p>
              </table:table-cell>
              <table:table-cell office:value-type="float" office:value="0.840766927759963">
                <text:p>0.840766927759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7879.9819663056">
                <text:p>87879.9819663056</text:p>
              </table:table-cell>
              <table:table-cell office:value-type="float" office:value="0.840255158043605">
                <text:p>0.8402551580436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7879.0247169167">
                <text:p>87879.0247169167</text:p>
              </table:table-cell>
              <table:table-cell office:value-type="float" office:value="0.839743115221101">
                <text:p>0.8397431152211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878.7809397361">
                <text:p>87878.7809397361</text:p>
              </table:table-cell>
              <table:table-cell office:value-type="float" office:value="0.839691143584372">
                <text:p>0.8396911435843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849.1688969652">
                <text:p>87849.1688969652</text:p>
              </table:table-cell>
              <table:table-cell office:value-type="float" office:value="0.838894603803735">
                <text:p>0.8388946038037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831.3473542152">
                <text:p>87831.3473542152</text:p>
              </table:table-cell>
              <table:table-cell office:value-type="float" office:value="0.838876516331437">
                <text:p>0.8388765163314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819.8706117082">
                <text:p>87819.8706117082</text:p>
              </table:table-cell>
              <table:table-cell office:value-type="float" office:value="0.837926143253459">
                <text:p>0.837926143253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7803.1429074583">
                <text:p>87803.1429074583</text:p>
              </table:table-cell>
              <table:table-cell office:value-type="float" office:value="0.837150597008375">
                <text:p>0.8371505970083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796.8773911805">
                <text:p>87796.8773911805</text:p>
              </table:table-cell>
              <table:table-cell office:value-type="float" office:value="0.837120767572483">
                <text:p>0.8371207675724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794.8415783819">
                <text:p>87794.8415783819</text:p>
              </table:table-cell>
              <table:table-cell office:value-type="float" office:value="0.836771679275761">
                <text:p>0.8367716792757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767.3635925695">
                <text:p>87767.3635925695</text:p>
              </table:table-cell>
              <table:table-cell office:value-type="float" office:value="0.836270273084652">
                <text:p>0.8362702730846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764.7472130207">
                <text:p>87764.7472130207</text:p>
              </table:table-cell>
              <table:table-cell office:value-type="float" office:value="0.836056021250478">
                <text:p>0.836056021250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749.9462399861">
                <text:p>87749.9462399861</text:p>
              </table:table-cell>
              <table:table-cell office:value-type="float" office:value="0.835590594821354">
                <text:p>0.8355905948213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741.5873002223">
                <text:p>87741.5873002223</text:p>
              </table:table-cell>
              <table:table-cell office:value-type="float" office:value="0.835194565154174">
                <text:p>0.8351945651541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732.4768757431">
                <text:p>87732.4768757431</text:p>
              </table:table-cell>
              <table:table-cell office:value-type="float" office:value="0.835013684871342">
                <text:p>0.8350136848713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715.0075152986">
                <text:p>87715.0075152986</text:p>
              </table:table-cell>
              <table:table-cell office:value-type="float" office:value="0.834479163029945">
                <text:p>0.8344791630299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706.5302744514">
                <text:p>87706.5302744514</text:p>
              </table:table-cell>
              <table:table-cell office:value-type="float" office:value="0.834226288312558">
                <text:p>0.8342262883125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681.4606116737">
                <text:p>87681.4606116737</text:p>
              </table:table-cell>
              <table:table-cell office:value-type="float" office:value="0.833497348132129">
                <text:p>0.8334973481321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680.1980017846">
                <text:p>87680.1980017846</text:p>
              </table:table-cell>
              <table:table-cell office:value-type="float" office:value="0.833192413241912">
                <text:p>0.8331924132419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678.9552547361">
                <text:p>87678.9552547361</text:p>
              </table:table-cell>
              <table:table-cell office:value-type="float" office:value="0.83308142383347">
                <text:p>0.833081423833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658.8198457152">
                <text:p>87658.8198457152</text:p>
              </table:table-cell>
              <table:table-cell office:value-type="float" office:value="0.832907109503597">
                <text:p>0.8329071095035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647.0737076737">
                <text:p>87647.0737076737</text:p>
              </table:table-cell>
              <table:table-cell office:value-type="float" office:value="0.832203167228084">
                <text:p>0.8322031672280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622.8073045834">
                <text:p>87622.8073045834</text:p>
              </table:table-cell>
              <table:table-cell office:value-type="float" office:value="0.831533130877484">
                <text:p>0.8315331308774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612.0102858402">
                <text:p>87612.0102858402</text:p>
              </table:table-cell>
              <table:table-cell office:value-type="float" office:value="0.830755709838676">
                <text:p>0.8307557098386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597.7069220973">
                <text:p>87597.7069220973</text:p>
              </table:table-cell>
              <table:table-cell office:value-type="float" office:value="0.830570747339186">
                <text:p>0.8305707473391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572.4561878888">
                <text:p>87572.4561878888</text:p>
              </table:table-cell>
              <table:table-cell office:value-type="float" office:value="0.829753527197973">
                <text:p>0.8297535271979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54.4116802639">
                <text:p>87554.4116802639</text:p>
              </table:table-cell>
              <table:table-cell office:value-type="float" office:value="0.828814213152254">
                <text:p>0.8288142131522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539.4979742499">
                <text:p>87539.4979742499</text:p>
              </table:table-cell>
              <table:table-cell office:value-type="float" office:value="0.828737948030511">
                <text:p>0.8287379480305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522.1368105903">
                <text:p>87522.1368105903</text:p>
              </table:table-cell>
              <table:table-cell office:value-type="float" office:value="0.827791801403022">
                <text:p>0.8277918014030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514.2772323959">
                <text:p>87514.2772323959</text:p>
              </table:table-cell>
              <table:table-cell office:value-type="float" office:value="0.827736206958689">
                <text:p>0.8277362069586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508.4061969862">
                <text:p>87508.4061969862</text:p>
              </table:table-cell>
              <table:table-cell office:value-type="float" office:value="0.826627566816542">
                <text:p>0.8266275668165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465.2606141112">
                <text:p>87465.2606141112</text:p>
              </table:table-cell>
              <table:table-cell office:value-type="float" office:value="0.825990762870216">
                <text:p>0.8259907628702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458.167267764">
                <text:p>87458.167267764</text:p>
              </table:table-cell>
              <table:table-cell office:value-type="float" office:value="0.825560354996751">
                <text:p>0.8255603549967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429.4961755764">
                <text:p>87429.4961755764</text:p>
              </table:table-cell>
              <table:table-cell office:value-type="float" office:value="0.824589886566934">
                <text:p>0.8245898865669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7409.556998382">
                <text:p>87409.556998382</text:p>
              </table:table-cell>
              <table:table-cell office:value-type="float" office:value="0.824356477778596">
                <text:p>0.8243564777785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368.1124095695">
                <text:p>87368.1124095695</text:p>
              </table:table-cell>
              <table:table-cell office:value-type="float" office:value="0.822699981631979">
                <text:p>0.8226999816319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7364.4120697015">
                <text:p>87364.4120697015</text:p>
              </table:table-cell>
              <table:table-cell office:value-type="float" office:value="0.822424482754618">
                <text:p>0.8224244827546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7331.9304839722">
                <text:p>87331.9304839722</text:p>
              </table:table-cell>
              <table:table-cell office:value-type="float" office:value="0.821659238594336">
                <text:p>0.8216592385943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7300.833725986">
                <text:p>87300.833725986</text:p>
              </table:table-cell>
              <table:table-cell office:value-type="float" office:value="0.820786738160089">
                <text:p>0.8207867381600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244.3169586945">
                <text:p>87244.3169586945</text:p>
              </table:table-cell>
              <table:table-cell office:value-type="float" office:value="0.818975038833485">
                <text:p>0.818975038833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9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high_0.D2:high_0.E452" svg:x="1.331cm" svg:y="0.18cm" svg:width="14.349cm" svg:height="7.659cm">
          <chartooo:coordinate-region svg:x="2.243cm" svg:y="0.379cm" svg:width="12.88cm" svg:height="6.813cm"/>
          <chart:axis chart:dimension="x" chart:name="primary-x" chart:style-name="ch3">
            <chart:title svg:x="7.68cm" svg:y="8.019cm" chart:style-name="ch4">
              <text:p>Yearly cost</text:p>
            </chart:title>
          </chart:axis>
          <chart:axis chart:dimension="y" chart:name="primary-y" chart:style-name="ch5">
            <chart:title svg:x="0.451cm" svg:y="4.384cm" chart:style-name="ch6">
              <text:p>QoS</text:p>
            </chart:title>
            <chart:grid chart:style-name="ch7" chart:class="major"/>
          </chart:axis>
          <chart:series chart:style-name="ch8" chart:values-cell-range-address="high_0.D2:high_0.D452" chart:class="chart:scatter">
            <chart:domain table:cell-range-address="high_0.E2:high_0.E452"/>
            <chart:data-point chart:repeated="4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724.986688584">
                <text:p>308724.986688584</text:p>
                <draw:g>
                  <svg:desc>high_0.E2:high_0.E452</svg:desc>
                </draw:g>
              </table:table-cell>
              <table:table-cell office:value-type="float" office:value="1">
                <text:p>1</text:p>
                <draw:g>
                  <svg:desc>high_0.D2:high_0.D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603.989424313">
                <text:p>308603.989424313</text:p>
              </table:table-cell>
              <table:table-cell office:value-type="float" office:value="0.998611643622036">
                <text:p>0.99861164362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480.36111584">
                <text:p>308480.36111584</text:p>
              </table:table-cell>
              <table:table-cell office:value-type="float" office:value="0.99720728503558">
                <text:p>0.99720728503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296.833087256">
                <text:p>308296.833087256</text:p>
              </table:table-cell>
              <table:table-cell office:value-type="float" office:value="0.996991253945346">
                <text:p>0.996991253945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930.737534861">
                <text:p>307930.737534861</text:p>
              </table:table-cell>
              <table:table-cell office:value-type="float" office:value="0.995745521279113">
                <text:p>0.995745521279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786.330525486">
                <text:p>307786.330525486</text:p>
              </table:table-cell>
              <table:table-cell office:value-type="float" office:value="0.995704482663518">
                <text:p>0.99570448266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642.099993687">
                <text:p>307642.099993687</text:p>
              </table:table-cell>
              <table:table-cell office:value-type="float" office:value="0.994479431254393">
                <text:p>0.994479431254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464.35104407">
                <text:p>307464.35104407</text:p>
              </table:table-cell>
              <table:table-cell office:value-type="float" office:value="0.992836964491953">
                <text:p>0.99283696449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208.513322923">
                <text:p>307208.513322923</text:p>
              </table:table-cell>
              <table:table-cell office:value-type="float" office:value="0.989983379054109">
                <text:p>0.989983379054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052.587091709">
                <text:p>307052.587091709</text:p>
              </table:table-cell>
              <table:table-cell office:value-type="float" office:value="0.988354999276948">
                <text:p>0.988354999276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883.182086056">
                <text:p>306883.182086056</text:p>
              </table:table-cell>
              <table:table-cell office:value-type="float" office:value="0.986892579944711">
                <text:p>0.986892579944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752.739265521">
                <text:p>306752.739265521</text:p>
              </table:table-cell>
              <table:table-cell office:value-type="float" office:value="0.985492179123921">
                <text:p>0.985492179123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676.679982937">
                <text:p>306676.679982937</text:p>
              </table:table-cell>
              <table:table-cell office:value-type="float" office:value="0.98341945978517">
                <text:p>0.9834194597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502.246517487">
                <text:p>306502.246517487</text:p>
              </table:table-cell>
              <table:table-cell office:value-type="float" office:value="0.983017548688387">
                <text:p>0.98301754868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452.462065618">
                <text:p>306452.462065618</text:p>
              </table:table-cell>
              <table:table-cell office:value-type="float" office:value="0.981795873520125">
                <text:p>0.981795873520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321.194628062">
                <text:p>306321.194628062</text:p>
              </table:table-cell>
              <table:table-cell office:value-type="float" office:value="0.980774551373435">
                <text:p>0.980774551373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279.500022479">
                <text:p>306279.500022479</text:p>
              </table:table-cell>
              <table:table-cell office:value-type="float" office:value="0.980417403537441">
                <text:p>0.980417403537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189.577242348">
                <text:p>306189.577242348</text:p>
              </table:table-cell>
              <table:table-cell office:value-type="float" office:value="0.979387418704995">
                <text:p>0.979387418704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085.98529009">
                <text:p>306085.98529009</text:p>
              </table:table-cell>
              <table:table-cell office:value-type="float" office:value="0.978162776282983">
                <text:p>0.978162776282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058.627613119">
                <text:p>306058.627613119</text:p>
              </table:table-cell>
              <table:table-cell office:value-type="float" office:value="0.977894664497761">
                <text:p>0.977894664497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968.949124555">
                <text:p>305968.949124555</text:p>
              </table:table-cell>
              <table:table-cell office:value-type="float" office:value="0.975938322926032">
                <text:p>0.975938322926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873.625420528">
                <text:p>305873.625420528</text:p>
              </table:table-cell>
              <table:table-cell office:value-type="float" office:value="0.975861528908356">
                <text:p>0.975861528908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844.254253757">
                <text:p>305844.254253757</text:p>
              </table:table-cell>
              <table:table-cell office:value-type="float" office:value="0.975445368310269">
                <text:p>0.975445368310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754.720369209">
                <text:p>305754.720369209</text:p>
              </table:table-cell>
              <table:table-cell office:value-type="float" office:value="0.974555986875128">
                <text:p>0.974555986875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682.173504013">
                <text:p>305682.173504013</text:p>
              </table:table-cell>
              <table:table-cell office:value-type="float" office:value="0.973642530340397">
                <text:p>0.973642530340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649.737801847">
                <text:p>305649.737801847</text:p>
              </table:table-cell>
              <table:table-cell office:value-type="float" office:value="0.973360131514658">
                <text:p>0.9733601315146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636.512508375">
                <text:p>305636.512508375</text:p>
              </table:table-cell>
              <table:table-cell office:value-type="float" office:value="0.972265924597808">
                <text:p>0.972265924597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548.468906709">
                <text:p>305548.468906709</text:p>
              </table:table-cell>
              <table:table-cell office:value-type="float" office:value="0.972116512927779">
                <text:p>0.972116512927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516.268426902">
                <text:p>305516.268426902</text:p>
              </table:table-cell>
              <table:table-cell office:value-type="float" office:value="0.970886165695581">
                <text:p>0.970886165695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433.523670798">
                <text:p>305433.523670798</text:p>
              </table:table-cell>
              <table:table-cell office:value-type="float" office:value="0.970472556742424">
                <text:p>0.970472556742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5369.932132876">
                <text:p>305369.932132876</text:p>
              </table:table-cell>
              <table:table-cell office:value-type="float" office:value="0.969930700971005">
                <text:p>0.969930700971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5350.818325493">
                <text:p>305350.818325493</text:p>
              </table:table-cell>
              <table:table-cell office:value-type="float" office:value="0.969818616808613">
                <text:p>0.969818616808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320.788692257">
                <text:p>305320.788692257</text:p>
              </table:table-cell>
              <table:table-cell office:value-type="float" office:value="0.968822241960175">
                <text:p>0.968822241960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236.909210646">
                <text:p>305236.909210646</text:p>
              </table:table-cell>
              <table:table-cell office:value-type="float" office:value="0.968372265000331">
                <text:p>0.968372265000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219.012232153">
                <text:p>305219.012232153</text:p>
              </table:table-cell>
              <table:table-cell office:value-type="float" office:value="0.968357255010489">
                <text:p>0.968357255010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5128.41820559">
                <text:p>305128.41820559</text:p>
              </table:table-cell>
              <table:table-cell office:value-type="float" office:value="0.967234174643776">
                <text:p>0.967234174643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5094.083986646">
                <text:p>305094.083986646</text:p>
              </table:table-cell>
              <table:table-cell office:value-type="float" office:value="0.966762259181906">
                <text:p>0.966762259181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5082.838436716">
                <text:p>305082.838436716</text:p>
              </table:table-cell>
              <table:table-cell office:value-type="float" office:value="0.966187331383138">
                <text:p>0.966187331383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5068.532944632">
                <text:p>305068.532944632</text:p>
              </table:table-cell>
              <table:table-cell office:value-type="float" office:value="0.965933747134937">
                <text:p>0.965933747134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5059.409982348">
                <text:p>305059.409982348</text:p>
              </table:table-cell>
              <table:table-cell office:value-type="float" office:value="0.965874509289807">
                <text:p>0.965874509289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5032.706202042">
                <text:p>305032.706202042</text:p>
              </table:table-cell>
              <table:table-cell office:value-type="float" office:value="0.965663669757408">
                <text:p>0.965663669757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981.143816612">
                <text:p>304981.143816612</text:p>
              </table:table-cell>
              <table:table-cell office:value-type="float" office:value="0.965470794188613">
                <text:p>0.9654707941886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4912.523135798">
                <text:p>304912.523135798</text:p>
              </table:table-cell>
              <table:table-cell office:value-type="float" office:value="0.964914978015682">
                <text:p>0.964914978015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4877.06819636">
                <text:p>304877.06819636</text:p>
              </table:table-cell>
              <table:table-cell office:value-type="float" office:value="0.964096404344653">
                <text:p>0.9640964043446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4797.957954237">
                <text:p>304797.957954237</text:p>
              </table:table-cell>
              <table:table-cell office:value-type="float" office:value="0.963606047856278">
                <text:p>0.963606047856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717.778433133">
                <text:p>304717.778433133</text:p>
              </table:table-cell>
              <table:table-cell office:value-type="float" office:value="0.962537931464995">
                <text:p>0.962537931464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699.76065375">
                <text:p>304699.76065375</text:p>
              </table:table-cell>
              <table:table-cell office:value-type="float" office:value="0.962515978930114">
                <text:p>0.962515978930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645.237829605">
                <text:p>304645.237829605</text:p>
              </table:table-cell>
              <table:table-cell office:value-type="float" office:value="0.961468953646047">
                <text:p>0.961468953646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594.454676112">
                <text:p>304594.454676112</text:p>
              </table:table-cell>
              <table:table-cell office:value-type="float" office:value="0.961271351412516">
                <text:p>0.961271351412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537.849344779">
                <text:p>304537.849344779</text:p>
              </table:table-cell>
              <table:table-cell office:value-type="float" office:value="0.960368279383652">
                <text:p>0.960368279383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522.731026681">
                <text:p>304522.731026681</text:p>
              </table:table-cell>
              <table:table-cell office:value-type="float" office:value="0.959873056561388">
                <text:p>0.959873056561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499.414984904">
                <text:p>304499.414984904</text:p>
              </table:table-cell>
              <table:table-cell office:value-type="float" office:value="0.959575584206331">
                <text:p>0.959575584206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4444.908288543">
                <text:p>304444.908288543</text:p>
              </table:table-cell>
              <table:table-cell office:value-type="float" office:value="0.959417496096786">
                <text:p>0.959417496096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435.546245279">
                <text:p>304435.546245279</text:p>
              </table:table-cell>
              <table:table-cell office:value-type="float" office:value="0.959366903257231">
                <text:p>0.959366903257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4389.137474166">
                <text:p>304389.137474166</text:p>
              </table:table-cell>
              <table:table-cell office:value-type="float" office:value="0.958554951607816">
                <text:p>0.958554951607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350.96986693">
                <text:p>304350.96986693</text:p>
              </table:table-cell>
              <table:table-cell office:value-type="float" office:value="0.958155835670444">
                <text:p>0.958155835670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317.718268681">
                <text:p>304317.718268681</text:p>
              </table:table-cell>
              <table:table-cell office:value-type="float" office:value="0.957740013023323">
                <text:p>0.957740013023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306.577065639">
                <text:p>304306.577065639</text:p>
              </table:table-cell>
              <table:table-cell office:value-type="float" office:value="0.95743295831064">
                <text:p>0.95743295831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280.16888882">
                <text:p>304280.16888882</text:p>
              </table:table-cell>
              <table:table-cell office:value-type="float" office:value="0.957319852575809">
                <text:p>0.957319852575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229.040927812">
                <text:p>304229.040927812</text:p>
              </table:table-cell>
              <table:table-cell office:value-type="float" office:value="0.956897124548623">
                <text:p>0.956897124548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228.884317986">
                <text:p>304228.884317986</text:p>
              </table:table-cell>
              <table:table-cell office:value-type="float" office:value="0.956822338999961">
                <text:p>0.95682233899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178.045742145">
                <text:p>304178.045742145</text:p>
              </table:table-cell>
              <table:table-cell office:value-type="float" office:value="0.95583256927681">
                <text:p>0.95583256927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119.741019472">
                <text:p>304119.741019472</text:p>
              </table:table-cell>
              <table:table-cell office:value-type="float" office:value="0.955543705772323">
                <text:p>0.955543705772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4119.14632873">
                <text:p>304119.14632873</text:p>
              </table:table-cell>
              <table:table-cell office:value-type="float" office:value="0.955483499362754">
                <text:p>0.95548349936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083.392694513">
                <text:p>304083.392694513</text:p>
              </table:table-cell>
              <table:table-cell office:value-type="float" office:value="0.955258935155926">
                <text:p>0.955258935155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063.483033367">
                <text:p>304063.483033367</text:p>
              </table:table-cell>
              <table:table-cell office:value-type="float" office:value="0.954831230603318">
                <text:p>0.954831230603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3963.909332632">
                <text:p>303963.909332632</text:p>
              </table:table-cell>
              <table:table-cell office:value-type="float" office:value="0.954013659504949">
                <text:p>0.954013659504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3947.274802556">
                <text:p>303947.274802556</text:p>
              </table:table-cell>
              <table:table-cell office:value-type="float" office:value="0.953621528695047">
                <text:p>0.953621528695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3937.509876181">
                <text:p>303937.509876181</text:p>
              </table:table-cell>
              <table:table-cell office:value-type="float" office:value="0.953547834377555">
                <text:p>0.953547834377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917.804508909">
                <text:p>303917.804508909</text:p>
              </table:table-cell>
              <table:table-cell office:value-type="float" office:value="0.953144311293022">
                <text:p>0.953144311293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822.332674048">
                <text:p>303822.332674048</text:p>
              </table:table-cell>
              <table:table-cell office:value-type="float" office:value="0.952276068039236">
                <text:p>0.952276068039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3793.482154603">
                <text:p>303793.482154603</text:p>
              </table:table-cell>
              <table:table-cell office:value-type="float" office:value="0.951844491949249">
                <text:p>0.951844491949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789.326659035">
                <text:p>303789.326659035</text:p>
              </table:table-cell>
              <table:table-cell office:value-type="float" office:value="0.951561801092348">
                <text:p>0.951561801092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760.337274235">
                <text:p>303760.337274235</text:p>
              </table:table-cell>
              <table:table-cell office:value-type="float" office:value="0.95116728932391">
                <text:p>0.95116728932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707.19024611">
                <text:p>303707.19024611</text:p>
              </table:table-cell>
              <table:table-cell office:value-type="float" office:value="0.950466662280546">
                <text:p>0.950466662280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642.40901641">
                <text:p>303642.40901641</text:p>
              </table:table-cell>
              <table:table-cell office:value-type="float" office:value="0.950218869940022">
                <text:p>0.950218869940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3595.653737374">
                <text:p>303595.653737374</text:p>
              </table:table-cell>
              <table:table-cell office:value-type="float" office:value="0.949590993823741">
                <text:p>0.949590993823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548.593235772">
                <text:p>303548.593235772</text:p>
              </table:table-cell>
              <table:table-cell office:value-type="float" office:value="0.949017229615097">
                <text:p>0.949017229615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3520.099455473">
                <text:p>303520.099455473</text:p>
              </table:table-cell>
              <table:table-cell office:value-type="float" office:value="0.948713928824644">
                <text:p>0.948713928824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487.883541354">
                <text:p>303487.883541354</text:p>
              </table:table-cell>
              <table:table-cell office:value-type="float" office:value="0.948047248408262">
                <text:p>0.94804724840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3448.717462645">
                <text:p>303448.717462645</text:p>
              </table:table-cell>
              <table:table-cell office:value-type="float" office:value="0.948019019102651">
                <text:p>0.948019019102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3421.031673895">
                <text:p>303421.031673895</text:p>
              </table:table-cell>
              <table:table-cell office:value-type="float" office:value="0.947505427072446">
                <text:p>0.947505427072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415.359408404">
                <text:p>303415.359408404</text:p>
              </table:table-cell>
              <table:table-cell office:value-type="float" office:value="0.947097068820101">
                <text:p>0.947097068820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411.3257242">
                <text:p>303411.3257242</text:p>
              </table:table-cell>
              <table:table-cell office:value-type="float" office:value="0.946861263503985">
                <text:p>0.946861263503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314.80212629">
                <text:p>303314.80212629</text:p>
              </table:table-cell>
              <table:table-cell office:value-type="float" office:value="0.94647447809674">
                <text:p>0.94647447809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294.215296243">
                <text:p>303294.215296243</text:p>
              </table:table-cell>
              <table:table-cell office:value-type="float" office:value="0.946068863287616">
                <text:p>0.946068863287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241.719183633">
                <text:p>303241.719183633</text:p>
              </table:table-cell>
              <table:table-cell office:value-type="float" office:value="0.945540081576831">
                <text:p>0.945540081576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3239.873099868">
                <text:p>303239.873099868</text:p>
              </table:table-cell>
              <table:table-cell office:value-type="float" office:value="0.945183682731446">
                <text:p>0.945183682731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200.568919341">
                <text:p>303200.568919341</text:p>
              </table:table-cell>
              <table:table-cell office:value-type="float" office:value="0.944971787421372">
                <text:p>0.944971787421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3177.624480736">
                <text:p>303177.624480736</text:p>
              </table:table-cell>
              <table:table-cell office:value-type="float" office:value="0.944450975560659">
                <text:p>0.9444509755606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109.651759445">
                <text:p>303109.651759445</text:p>
              </table:table-cell>
              <table:table-cell office:value-type="float" office:value="0.943842123384209">
                <text:p>0.943842123384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092.561361577">
                <text:p>303092.561361577</text:p>
              </table:table-cell>
              <table:table-cell office:value-type="float" office:value="0.943585998060055">
                <text:p>0.943585998060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051.011646068">
                <text:p>303051.011646068</text:p>
              </table:table-cell>
              <table:table-cell office:value-type="float" office:value="0.943425827825109">
                <text:p>0.943425827825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038.282453423">
                <text:p>303038.282453423</text:p>
              </table:table-cell>
              <table:table-cell office:value-type="float" office:value="0.942963794561272">
                <text:p>0.942963794561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3021.211134896">
                <text:p>303021.211134896</text:p>
              </table:table-cell>
              <table:table-cell office:value-type="float" office:value="0.942488699589155">
                <text:p>0.942488699589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2994.126484367">
                <text:p>302994.126484367</text:p>
              </table:table-cell>
              <table:table-cell office:value-type="float" office:value="0.94245365890732">
                <text:p>0.94245365890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2972.976590903">
                <text:p>302972.976590903</text:p>
              </table:table-cell>
              <table:table-cell office:value-type="float" office:value="0.94243298215978">
                <text:p>0.94243298215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2945.23096184">
                <text:p>302945.23096184</text:p>
              </table:table-cell>
              <table:table-cell office:value-type="float" office:value="0.941982721401725">
                <text:p>0.941982721401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2901.160655271">
                <text:p>302901.160655271</text:p>
              </table:table-cell>
              <table:table-cell office:value-type="float" office:value="0.941786450725085">
                <text:p>0.94178645072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2883.885164146">
                <text:p>302883.885164146</text:p>
              </table:table-cell>
              <table:table-cell office:value-type="float" office:value="0.94112834899105">
                <text:p>0.94112834899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2839.63847432">
                <text:p>302839.63847432</text:p>
              </table:table-cell>
              <table:table-cell office:value-type="float" office:value="0.941118866639356">
                <text:p>0.9411188666393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2801.11201343">
                <text:p>302801.11201343</text:p>
              </table:table-cell>
              <table:table-cell office:value-type="float" office:value="0.940535670090305">
                <text:p>0.9405356700903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800.349550827">
                <text:p>302800.349550827</text:p>
              </table:table-cell>
              <table:table-cell office:value-type="float" office:value="0.940261764814035">
                <text:p>0.940261764814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2785.711420138">
                <text:p>302785.711420138</text:p>
              </table:table-cell>
              <table:table-cell office:value-type="float" office:value="0.94020942292174">
                <text:p>0.94020942292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2753.534706305">
                <text:p>302753.534706305</text:p>
              </table:table-cell>
              <table:table-cell office:value-type="float" office:value="0.939281179576566">
                <text:p>0.939281179576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2719.178514084">
                <text:p>302719.178514084</text:p>
              </table:table-cell>
              <table:table-cell office:value-type="float" office:value="0.939276169001295">
                <text:p>0.939276169001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2676.735947395">
                <text:p>302676.735947395</text:p>
              </table:table-cell>
              <table:table-cell office:value-type="float" office:value="0.939198314299254">
                <text:p>0.939198314299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632.733847362">
                <text:p>302632.733847362</text:p>
              </table:table-cell>
              <table:table-cell office:value-type="float" office:value="0.938531607301626">
                <text:p>0.938531607301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2616.010670334">
                <text:p>302616.010670334</text:p>
              </table:table-cell>
              <table:table-cell office:value-type="float" office:value="0.9382694642547">
                <text:p>0.9382694642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2578.204429278">
                <text:p>302578.204429278</text:p>
              </table:table-cell>
              <table:table-cell office:value-type="float" office:value="0.937974517127718">
                <text:p>0.9379745171277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25.836361938">
                <text:p>302525.836361938</text:p>
              </table:table-cell>
              <table:table-cell office:value-type="float" office:value="0.937111958425761">
                <text:p>0.9371119584257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476.240243403">
                <text:p>302476.240243403</text:p>
              </table:table-cell>
              <table:table-cell office:value-type="float" office:value="0.936843335871382">
                <text:p>0.936843335871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2440.458282868">
                <text:p>302440.458282868</text:p>
              </table:table-cell>
              <table:table-cell office:value-type="float" office:value="0.936604709993375">
                <text:p>0.93660470999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2438.692605715">
                <text:p>302438.692605715</text:p>
              </table:table-cell>
              <table:table-cell office:value-type="float" office:value="0.935889715204333">
                <text:p>0.935889715204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2358.656014035">
                <text:p>302358.656014035</text:p>
              </table:table-cell>
              <table:table-cell office:value-type="float" office:value="0.935435413917755">
                <text:p>0.935435413917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324.341180569">
                <text:p>302324.341180569</text:p>
              </table:table-cell>
              <table:table-cell office:value-type="float" office:value="0.934440690104823">
                <text:p>0.934440690104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2237.542675514">
                <text:p>302237.542675514</text:p>
              </table:table-cell>
              <table:table-cell office:value-type="float" office:value="0.934312238694552">
                <text:p>0.934312238694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2218.279940624">
                <text:p>302218.279940624</text:p>
              </table:table-cell>
              <table:table-cell office:value-type="float" office:value="0.933836653540653">
                <text:p>0.9338366535406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210.126787174">
                <text:p>302210.126787174</text:p>
              </table:table-cell>
              <table:table-cell office:value-type="float" office:value="0.933170500457313">
                <text:p>0.933170500457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2145.630748764">
                <text:p>302145.630748764</text:p>
              </table:table-cell>
              <table:table-cell office:value-type="float" office:value="0.933162792623515">
                <text:p>0.9331627926235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142.945046583">
                <text:p>302142.945046583</text:p>
              </table:table-cell>
              <table:table-cell office:value-type="float" office:value="0.933016478207859">
                <text:p>0.9330164782078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2075.994728126">
                <text:p>302075.994728126</text:p>
              </table:table-cell>
              <table:table-cell office:value-type="float" office:value="0.932561654907382">
                <text:p>0.9325616549073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2022.452438055">
                <text:p>302022.452438055</text:p>
              </table:table-cell>
              <table:table-cell office:value-type="float" office:value="0.93149284135416">
                <text:p>0.93149284135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1981.603619743">
                <text:p>301981.603619743</text:p>
              </table:table-cell>
              <table:table-cell office:value-type="float" office:value="0.931273531877917">
                <text:p>0.9312735318779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1953.633512132">
                <text:p>301953.633512132</text:p>
              </table:table-cell>
              <table:table-cell office:value-type="float" office:value="0.930984037985118">
                <text:p>0.930984037985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1948.005421853">
                <text:p>301948.005421853</text:p>
              </table:table-cell>
              <table:table-cell office:value-type="float" office:value="0.930117280323731">
                <text:p>0.9301172803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871.712922576">
                <text:p>301871.712922576</text:p>
              </table:table-cell>
              <table:table-cell office:value-type="float" office:value="0.929965494899594">
                <text:p>0.929965494899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1846.423645077">
                <text:p>301846.423645077</text:p>
              </table:table-cell>
              <table:table-cell office:value-type="float" office:value="0.929554144663011">
                <text:p>0.929554144663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1798.469032819">
                <text:p>301798.469032819</text:p>
              </table:table-cell>
              <table:table-cell office:value-type="float" office:value="0.929058479266529">
                <text:p>0.929058479266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1735.325768548">
                <text:p>301735.325768548</text:p>
              </table:table-cell>
              <table:table-cell office:value-type="float" office:value="0.928201356225783">
                <text:p>0.928201356225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1713.371488798">
                <text:p>301713.371488798</text:p>
              </table:table-cell>
              <table:table-cell office:value-type="float" office:value="0.927868388726862">
                <text:p>0.9278683887268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1695.218706368">
                <text:p>301695.218706368</text:p>
              </table:table-cell>
              <table:table-cell office:value-type="float" office:value="0.927761551891572">
                <text:p>0.9277615518915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1646.688736527">
                <text:p>301646.688736527</text:p>
              </table:table-cell>
              <table:table-cell office:value-type="float" office:value="0.926897956678162">
                <text:p>0.9268979566781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1612.266941271">
                <text:p>301612.266941271</text:p>
              </table:table-cell>
              <table:table-cell office:value-type="float" office:value="0.926520606590368">
                <text:p>0.926520606590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574.396277582">
                <text:p>301574.396277582</text:p>
              </table:table-cell>
              <table:table-cell office:value-type="float" office:value="0.926410404121901">
                <text:p>0.926410404121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1551.488471077">
                <text:p>301551.488471077</text:p>
              </table:table-cell>
              <table:table-cell office:value-type="float" office:value="0.926038594180801">
                <text:p>0.926038594180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1534.133362742">
                <text:p>301534.133362742</text:p>
              </table:table-cell>
              <table:table-cell office:value-type="float" office:value="0.925781299281586">
                <text:p>0.925781299281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1515.577881097">
                <text:p>301515.577881097</text:p>
              </table:table-cell>
              <table:table-cell office:value-type="float" office:value="0.925401637146781">
                <text:p>0.9254016371467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1447.669084638">
                <text:p>301447.669084638</text:p>
              </table:table-cell>
              <table:table-cell office:value-type="float" office:value="0.925022348567744">
                <text:p>0.92502234856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1399.414690235">
                <text:p>301399.414690235</text:p>
              </table:table-cell>
              <table:table-cell office:value-type="float" office:value="0.924301422939832">
                <text:p>0.924301422939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1383.386728861">
                <text:p>301383.386728861</text:p>
              </table:table-cell>
              <table:table-cell office:value-type="float" office:value="0.924012767047502">
                <text:p>0.924012767047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1289.226941258">
                <text:p>301289.226941258</text:p>
              </table:table-cell>
              <table:table-cell office:value-type="float" office:value="0.923029268138329">
                <text:p>0.9230292681383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271.212104118">
                <text:p>301271.212104118</text:p>
              </table:table-cell>
              <table:table-cell office:value-type="float" office:value="0.922921561966476">
                <text:p>0.9229215619664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1219.665923417">
                <text:p>301219.665923417</text:p>
              </table:table-cell>
              <table:table-cell office:value-type="float" office:value="0.921969867430607">
                <text:p>0.921969867430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1128.187473306">
                <text:p>301128.187473306</text:p>
              </table:table-cell>
              <table:table-cell office:value-type="float" office:value="0.921325054327091">
                <text:p>0.921325054327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1040.304123202">
                <text:p>301040.304123202</text:p>
              </table:table-cell>
              <table:table-cell office:value-type="float" office:value="0.920331351225257">
                <text:p>0.920331351225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0935.759897272">
                <text:p>300935.759897272</text:p>
              </table:table-cell>
              <table:table-cell office:value-type="float" office:value="0.918786640733642">
                <text:p>0.9187866407336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915.627615333">
                <text:p>300915.627615333</text:p>
              </table:table-cell>
              <table:table-cell office:value-type="float" office:value="0.918573951176063">
                <text:p>0.918573951176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854.748727757">
                <text:p>300854.748727757</text:p>
              </table:table-cell>
              <table:table-cell office:value-type="float" office:value="0.91777388556368">
                <text:p>0.917773885563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823.337773625">
                <text:p>300823.337773625</text:p>
              </table:table-cell>
              <table:table-cell office:value-type="float" office:value="0.917414797044055">
                <text:p>0.917414797044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756.334837334">
                <text:p>300756.334837334</text:p>
              </table:table-cell>
              <table:table-cell office:value-type="float" office:value="0.91690296544695">
                <text:p>0.91690296544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747.855096168">
                <text:p>300747.855096168</text:p>
              </table:table-cell>
              <table:table-cell office:value-type="float" office:value="0.916263532933045">
                <text:p>0.916263532933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0711.313366632">
                <text:p>300711.313366632</text:p>
              </table:table-cell>
              <table:table-cell office:value-type="float" office:value="0.916086642071578">
                <text:p>0.916086642071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624.380385492">
                <text:p>300624.380385492</text:p>
              </table:table-cell>
              <table:table-cell office:value-type="float" office:value="0.91556209104718">
                <text:p>0.915562091047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0623.209400499">
                <text:p>300623.209400499</text:p>
              </table:table-cell>
              <table:table-cell office:value-type="float" office:value="0.914733742113431">
                <text:p>0.9147337421134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0525.813185077">
                <text:p>300525.813185077</text:p>
              </table:table-cell>
              <table:table-cell office:value-type="float" office:value="0.914483013312595">
                <text:p>0.914483013312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0504.389752652">
                <text:p>300504.389752652</text:p>
              </table:table-cell>
              <table:table-cell office:value-type="float" office:value="0.913751585424298">
                <text:p>0.9137515854242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0474.337677715">
                <text:p>300474.337677715</text:p>
              </table:table-cell>
              <table:table-cell office:value-type="float" office:value="0.913265708418459">
                <text:p>0.9132657084184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0398.455084507">
                <text:p>300398.455084507</text:p>
              </table:table-cell>
              <table:table-cell office:value-type="float" office:value="0.912945892800658">
                <text:p>0.9129458928006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0370.575355721">
                <text:p>300370.575355721</text:p>
              </table:table-cell>
              <table:table-cell office:value-type="float" office:value="0.912181367117695">
                <text:p>0.912181367117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0351.560690279">
                <text:p>300351.560690279</text:p>
              </table:table-cell>
              <table:table-cell office:value-type="float" office:value="0.911538454343483">
                <text:p>0.9115384543434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341.784200103">
                <text:p>300341.784200103</text:p>
              </table:table-cell>
              <table:table-cell office:value-type="float" office:value="0.911452277688742">
                <text:p>0.9114522776887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300.276683249">
                <text:p>300300.276683249</text:p>
              </table:table-cell>
              <table:table-cell office:value-type="float" office:value="0.911290384677692">
                <text:p>0.9112903846776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0222.362062375">
                <text:p>300222.362062375</text:p>
              </table:table-cell>
              <table:table-cell office:value-type="float" office:value="0.91064816798846">
                <text:p>0.91064816798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0195.272411723">
                <text:p>300195.272411723</text:p>
              </table:table-cell>
              <table:table-cell office:value-type="float" office:value="0.910242548311444">
                <text:p>0.910242548311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0192.982645174">
                <text:p>300192.982645174</text:p>
              </table:table-cell>
              <table:table-cell office:value-type="float" office:value="0.909553111315569">
                <text:p>0.9095531113155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0087.529913903">
                <text:p>300087.529913903</text:p>
              </table:table-cell>
              <table:table-cell office:value-type="float" office:value="0.908983620649545">
                <text:p>0.9089836206495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0053.967766764">
                <text:p>300053.967766764</text:p>
              </table:table-cell>
              <table:table-cell office:value-type="float" office:value="0.908720472817279">
                <text:p>0.908720472817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970.724885013">
                <text:p>299970.724885013</text:p>
              </table:table-cell>
              <table:table-cell office:value-type="float" office:value="0.907660486515089">
                <text:p>0.907660486515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934.805185576">
                <text:p>299934.805185576</text:p>
              </table:table-cell>
              <table:table-cell office:value-type="float" office:value="0.907505443115668">
                <text:p>0.907505443115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9897.924092972">
                <text:p>299897.924092972</text:p>
              </table:table-cell>
              <table:table-cell office:value-type="float" office:value="0.907253061902037">
                <text:p>0.907253061902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9886.020942743">
                <text:p>299886.020942743</text:p>
              </table:table-cell>
              <table:table-cell office:value-type="float" office:value="0.906697648991695">
                <text:p>0.906697648991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9882.192463897">
                <text:p>299882.192463897</text:p>
              </table:table-cell>
              <table:table-cell office:value-type="float" office:value="0.906235284444544">
                <text:p>0.9062352844445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9830.035802304">
                <text:p>299830.035802304</text:p>
              </table:table-cell>
              <table:table-cell office:value-type="float" office:value="0.906132523849967">
                <text:p>0.9061325238499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9812.109158076">
                <text:p>299812.109158076</text:p>
              </table:table-cell>
              <table:table-cell office:value-type="float" office:value="0.905971207560416">
                <text:p>0.905971207560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9740.06308198">
                <text:p>299740.06308198</text:p>
              </table:table-cell>
              <table:table-cell office:value-type="float" office:value="0.905544440330009">
                <text:p>0.905544440330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9675.701958298">
                <text:p>299675.701958298</text:p>
              </table:table-cell>
              <table:table-cell office:value-type="float" office:value="0.904604887166428">
                <text:p>0.904604887166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9635.703492674">
                <text:p>299635.703492674</text:p>
              </table:table-cell>
              <table:table-cell office:value-type="float" office:value="0.904369442018664">
                <text:p>0.904369442018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9632.654855152">
                <text:p>299632.654855152</text:p>
              </table:table-cell>
              <table:table-cell office:value-type="float" office:value="0.903564180783362">
                <text:p>0.9035641807833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9543.430169486">
                <text:p>299543.430169486</text:p>
              </table:table-cell>
              <table:table-cell office:value-type="float" office:value="0.903325089916367">
                <text:p>0.9033250899163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9507.979954909">
                <text:p>299507.979954909</text:p>
              </table:table-cell>
              <table:table-cell office:value-type="float" office:value="0.902617386392862">
                <text:p>0.9026173863928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9506.818633444">
                <text:p>299506.818633444</text:p>
              </table:table-cell>
              <table:table-cell office:value-type="float" office:value="0.902340330742043">
                <text:p>0.902340330742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9475.139269562">
                <text:p>299475.139269562</text:p>
              </table:table-cell>
              <table:table-cell office:value-type="float" office:value="0.901914691361758">
                <text:p>0.9019146913617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436.152738958">
                <text:p>299436.152738958</text:p>
              </table:table-cell>
              <table:table-cell office:value-type="float" office:value="0.901818930197453">
                <text:p>0.901818930197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404.555455139">
                <text:p>299404.555455139</text:p>
              </table:table-cell>
              <table:table-cell office:value-type="float" office:value="0.90156431812173">
                <text:p>0.901564318121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9385.489831666">
                <text:p>299385.489831666</text:p>
              </table:table-cell>
              <table:table-cell office:value-type="float" office:value="0.901404577178422">
                <text:p>0.9014045771784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9367.85608134">
                <text:p>299367.85608134</text:p>
              </table:table-cell>
              <table:table-cell office:value-type="float" office:value="0.900796971976433">
                <text:p>0.9007969719764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9305.21400227">
                <text:p>299305.21400227</text:p>
              </table:table-cell>
              <table:table-cell office:value-type="float" office:value="0.900654949433467">
                <text:p>0.9006549494334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9240.678233958">
                <text:p>299240.678233958</text:p>
              </table:table-cell>
              <table:table-cell office:value-type="float" office:value="0.899791570374966">
                <text:p>0.8997915703749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213.272276576">
                <text:p>299213.272276576</text:p>
              </table:table-cell>
              <table:table-cell office:value-type="float" office:value="0.899627895062006">
                <text:p>0.899627895062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9197.48986068">
                <text:p>299197.48986068</text:p>
              </table:table-cell>
              <table:table-cell office:value-type="float" office:value="0.899114337500278">
                <text:p>0.8991143375002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9169.596865319">
                <text:p>299169.596865319</text:p>
              </table:table-cell>
              <table:table-cell office:value-type="float" office:value="0.898732334105592">
                <text:p>0.8987323341055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9117.822404583">
                <text:p>299117.822404583</text:p>
              </table:table-cell>
              <table:table-cell office:value-type="float" office:value="0.8983893879973">
                <text:p>0.8983893879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037.702698479">
                <text:p>299037.702698479</text:p>
              </table:table-cell>
              <table:table-cell office:value-type="float" office:value="0.897493364600114">
                <text:p>0.897493364600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8983.410047416">
                <text:p>298983.410047416</text:p>
              </table:table-cell>
              <table:table-cell office:value-type="float" office:value="0.897031526471093">
                <text:p>0.897031526471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8948.040917333">
                <text:p>298948.040917333</text:p>
              </table:table-cell>
              <table:table-cell office:value-type="float" office:value="0.896171596132248">
                <text:p>0.896171596132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8889.684369223">
                <text:p>298889.684369223</text:p>
              </table:table-cell>
              <table:table-cell office:value-type="float" office:value="0.89599566208919">
                <text:p>0.895995662089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8830.497416146">
                <text:p>298830.497416146</text:p>
              </table:table-cell>
              <table:table-cell office:value-type="float" office:value="0.895276997505554">
                <text:p>0.895276997505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8809.845740784">
                <text:p>298809.845740784</text:p>
              </table:table-cell>
              <table:table-cell office:value-type="float" office:value="0.894957566608698">
                <text:p>0.894957566608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782.550338097">
                <text:p>298782.550338097</text:p>
              </table:table-cell>
              <table:table-cell office:value-type="float" office:value="0.894285117074863">
                <text:p>0.8942851170748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8711.728537007">
                <text:p>298711.728537007</text:p>
              </table:table-cell>
              <table:table-cell office:value-type="float" office:value="0.893928012077538">
                <text:p>0.8939280120775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8696.446616006">
                <text:p>298696.446616006</text:p>
              </table:table-cell>
              <table:table-cell office:value-type="float" office:value="0.893768429497316">
                <text:p>0.8937684294973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8612.968486661">
                <text:p>298612.968486661</text:p>
              </table:table-cell>
              <table:table-cell office:value-type="float" office:value="0.892892802017149">
                <text:p>0.8928928020171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583.968108889">
                <text:p>298583.968108889</text:p>
              </table:table-cell>
              <table:table-cell office:value-type="float" office:value="0.892666195124986">
                <text:p>0.892666195124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8577.296487549">
                <text:p>298577.296487549</text:p>
              </table:table-cell>
              <table:table-cell office:value-type="float" office:value="0.89222905431532">
                <text:p>0.89222905431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8564.37263816">
                <text:p>298564.37263816</text:p>
              </table:table-cell>
              <table:table-cell office:value-type="float" office:value="0.891420522593056">
                <text:p>0.8914205225930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8470.781310957">
                <text:p>298470.781310957</text:p>
              </table:table-cell>
              <table:table-cell office:value-type="float" office:value="0.891414482978971">
                <text:p>0.891414482978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8456.471608951">
                <text:p>298456.471608951</text:p>
              </table:table-cell>
              <table:table-cell office:value-type="float" office:value="0.891068530708948">
                <text:p>0.891068530708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8431.678199632">
                <text:p>298431.678199632</text:p>
              </table:table-cell>
              <table:table-cell office:value-type="float" office:value="0.890444530015256">
                <text:p>0.890444530015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8328.216917874">
                <text:p>298328.216917874</text:p>
              </table:table-cell>
              <table:table-cell office:value-type="float" office:value="0.889813383792155">
                <text:p>0.8898133837921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8315.777529534">
                <text:p>298315.777529534</text:p>
              </table:table-cell>
              <table:table-cell office:value-type="float" office:value="0.889162376209571">
                <text:p>0.889162376209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8304.042467291">
                <text:p>298304.042467291</text:p>
              </table:table-cell>
              <table:table-cell office:value-type="float" office:value="0.888770993875455">
                <text:p>0.888770993875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8244.272736508">
                <text:p>298244.272736508</text:p>
              </table:table-cell>
              <table:table-cell office:value-type="float" office:value="0.8884399470504">
                <text:p>0.8884399470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8166.414952596">
                <text:p>298166.414952596</text:p>
              </table:table-cell>
              <table:table-cell office:value-type="float" office:value="0.887938362063454">
                <text:p>0.8879383620634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8127.041837536">
                <text:p>298127.041837536</text:p>
              </table:table-cell>
              <table:table-cell office:value-type="float" office:value="0.886908458077684">
                <text:p>0.8869084580776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8078.893623471">
                <text:p>298078.893623471</text:p>
              </table:table-cell>
              <table:table-cell office:value-type="float" office:value="0.886486148211605">
                <text:p>0.886486148211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8073.901619097">
                <text:p>298073.901619097</text:p>
              </table:table-cell>
              <table:table-cell office:value-type="float" office:value="0.886441390831925">
                <text:p>0.8864413908319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8005.024740777">
                <text:p>298005.024740777</text:p>
              </table:table-cell>
              <table:table-cell office:value-type="float" office:value="0.886126355790479">
                <text:p>0.8861263557904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7957.756770154">
                <text:p>297957.756770154</text:p>
              </table:table-cell>
              <table:table-cell office:value-type="float" office:value="0.885591305915286">
                <text:p>0.8855913059152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7941.548102793">
                <text:p>297941.548102793</text:p>
              </table:table-cell>
              <table:table-cell office:value-type="float" office:value="0.884887952216371">
                <text:p>0.8848879522163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7909.943874457">
                <text:p>297909.943874457</text:p>
              </table:table-cell>
              <table:table-cell office:value-type="float" office:value="0.884819660375261">
                <text:p>0.8848196603752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7908.332865313">
                <text:p>297908.332865313</text:p>
              </table:table-cell>
              <table:table-cell office:value-type="float" office:value="0.884659396965711">
                <text:p>0.884659396965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7867.396818514">
                <text:p>297867.396818514</text:p>
              </table:table-cell>
              <table:table-cell office:value-type="float" office:value="0.884524384660244">
                <text:p>0.884524384660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7853.617140416">
                <text:p>297853.617140416</text:p>
              </table:table-cell>
              <table:table-cell office:value-type="float" office:value="0.884108471242343">
                <text:p>0.8841084712423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7842.833970242">
                <text:p>297842.833970242</text:p>
              </table:table-cell>
              <table:table-cell office:value-type="float" office:value="0.884046657670347">
                <text:p>0.884046657670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7774.152304709">
                <text:p>297774.152304709</text:p>
              </table:table-cell>
              <table:table-cell office:value-type="float" office:value="0.883597562537775">
                <text:p>0.883597562537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733.108874097">
                <text:p>297733.108874097</text:p>
              </table:table-cell>
              <table:table-cell office:value-type="float" office:value="0.883009320998949">
                <text:p>0.8830093209989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7698.713924945">
                <text:p>297698.713924945</text:p>
              </table:table-cell>
              <table:table-cell office:value-type="float" office:value="0.882794672690582">
                <text:p>0.8827946726905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7666.115696374">
                <text:p>297666.115696374</text:p>
              </table:table-cell>
              <table:table-cell office:value-type="float" office:value="0.882512095063624">
                <text:p>0.8825120950636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7654.571194771">
                <text:p>297654.571194771</text:p>
              </table:table-cell>
              <table:table-cell office:value-type="float" office:value="0.881894119662645">
                <text:p>0.881894119662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7604.362747646">
                <text:p>297604.362747646</text:p>
              </table:table-cell>
              <table:table-cell office:value-type="float" office:value="0.881754802923203">
                <text:p>0.8817548029232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7589.719669653">
                <text:p>297589.719669653</text:p>
              </table:table-cell>
              <table:table-cell office:value-type="float" office:value="0.881485431246117">
                <text:p>0.8814854312461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7553.273997132">
                <text:p>297553.273997132</text:p>
              </table:table-cell>
              <table:table-cell office:value-type="float" office:value="0.881021089387312">
                <text:p>0.8810210893873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7499.570936458">
                <text:p>297499.570936458</text:p>
              </table:table-cell>
              <table:table-cell office:value-type="float" office:value="0.880608897454415">
                <text:p>0.880608897454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7495.037595082">
                <text:p>297495.037595082</text:p>
              </table:table-cell>
              <table:table-cell office:value-type="float" office:value="0.880382085647356">
                <text:p>0.880382085647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7487.868022222">
                <text:p>297487.868022222</text:p>
              </table:table-cell>
              <table:table-cell office:value-type="float" office:value="0.880262890955946">
                <text:p>0.880262890955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7443.591871883">
                <text:p>297443.591871883</text:p>
              </table:table-cell>
              <table:table-cell office:value-type="float" office:value="0.880016392710754">
                <text:p>0.8800163927107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7421.346218555">
                <text:p>297421.346218555</text:p>
              </table:table-cell>
              <table:table-cell office:value-type="float" office:value="0.879688788952914">
                <text:p>0.8796887889529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7410.731074931">
                <text:p>297410.731074931</text:p>
              </table:table-cell>
              <table:table-cell office:value-type="float" office:value="0.879588956995501">
                <text:p>0.8795889569955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7383.14669291">
                <text:p>297383.14669291</text:p>
              </table:table-cell>
              <table:table-cell office:value-type="float" office:value="0.879019962092377">
                <text:p>0.8790199620923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7319.24298002">
                <text:p>297319.24298002</text:p>
              </table:table-cell>
              <table:table-cell office:value-type="float" office:value="0.878613148062382">
                <text:p>0.8786131480623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7260.978289375">
                <text:p>297260.978289375</text:p>
              </table:table-cell>
              <table:table-cell office:value-type="float" office:value="0.87828560229931">
                <text:p>0.878285602299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231.223566695">
                <text:p>297231.223566695</text:p>
              </table:table-cell>
              <table:table-cell office:value-type="float" office:value="0.877912887243949">
                <text:p>0.877912887243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7162.411226319">
                <text:p>297162.411226319</text:p>
              </table:table-cell>
              <table:table-cell office:value-type="float" office:value="0.876903559817183">
                <text:p>0.8769035598171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7160.59064973">
                <text:p>297160.59064973</text:p>
              </table:table-cell>
              <table:table-cell office:value-type="float" office:value="0.876874537436894">
                <text:p>0.8768745374368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7143.192508055">
                <text:p>297143.192508055</text:p>
              </table:table-cell>
              <table:table-cell office:value-type="float" office:value="0.876864292204564">
                <text:p>0.8768642922045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7122.249478111">
                <text:p>297122.249478111</text:p>
              </table:table-cell>
              <table:table-cell office:value-type="float" office:value="0.87653103777856">
                <text:p>0.87653103777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7083.290429006">
                <text:p>297083.290429006</text:p>
              </table:table-cell>
              <table:table-cell office:value-type="float" office:value="0.876097311713204">
                <text:p>0.876097311713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7059.800552972">
                <text:p>297059.800552972</text:p>
              </table:table-cell>
              <table:table-cell office:value-type="float" office:value="0.875701007069967">
                <text:p>0.8757010070699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7037.130203272">
                <text:p>297037.130203272</text:p>
              </table:table-cell>
              <table:table-cell office:value-type="float" office:value="0.875697071491753">
                <text:p>0.87569707149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7002.365124188">
                <text:p>297002.365124188</text:p>
              </table:table-cell>
              <table:table-cell office:value-type="float" office:value="0.875345044632061">
                <text:p>0.875345044632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6965.833350647">
                <text:p>296965.833350647</text:p>
              </table:table-cell>
              <table:table-cell office:value-type="float" office:value="0.874745135964181">
                <text:p>0.8747451359641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6940.454638535">
                <text:p>296940.454638535</text:p>
              </table:table-cell>
              <table:table-cell office:value-type="float" office:value="0.874313090629881">
                <text:p>0.8743130906298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6880.288700452">
                <text:p>296880.288700452</text:p>
              </table:table-cell>
              <table:table-cell office:value-type="float" office:value="0.874073025961419">
                <text:p>0.8740730259614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6877.602826792">
                <text:p>296877.602826792</text:p>
              </table:table-cell>
              <table:table-cell office:value-type="float" office:value="0.873723200558241">
                <text:p>0.873723200558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6855.673202596">
                <text:p>296855.673202596</text:p>
              </table:table-cell>
              <table:table-cell office:value-type="float" office:value="0.873563495583788">
                <text:p>0.8735634955837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6808.859873682">
                <text:p>296808.859873682</text:p>
              </table:table-cell>
              <table:table-cell office:value-type="float" office:value="0.873141272409569">
                <text:p>0.8731412724095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6805.697577987">
                <text:p>296805.697577987</text:p>
              </table:table-cell>
              <table:table-cell office:value-type="float" office:value="0.872968010909301">
                <text:p>0.872968010909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6742.972451145">
                <text:p>296742.972451145</text:p>
              </table:table-cell>
              <table:table-cell office:value-type="float" office:value="0.872469027192076">
                <text:p>0.8724690271920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6730.630974514">
                <text:p>296730.630974514</text:p>
              </table:table-cell>
              <table:table-cell office:value-type="float" office:value="0.871965008062542">
                <text:p>0.8719650080625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6688.854929097">
                <text:p>296688.854929097</text:p>
              </table:table-cell>
              <table:table-cell office:value-type="float" office:value="0.871910738015925">
                <text:p>0.8719107380159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6672.139686264">
                <text:p>296672.139686264</text:p>
              </table:table-cell>
              <table:table-cell office:value-type="float" office:value="0.871603093046115">
                <text:p>0.871603093046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6651.276280938">
                <text:p>296651.276280938</text:p>
              </table:table-cell>
              <table:table-cell office:value-type="float" office:value="0.870948571927682">
                <text:p>0.8709485719276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6591.847894138">
                <text:p>296591.847894138</text:p>
              </table:table-cell>
              <table:table-cell office:value-type="float" office:value="0.870836796025171">
                <text:p>0.8708367960251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6573.777626243">
                <text:p>296573.777626243</text:p>
              </table:table-cell>
              <table:table-cell office:value-type="float" office:value="0.870245089977268">
                <text:p>0.870245089977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6512.370144633">
                <text:p>296512.370144633</text:p>
              </table:table-cell>
              <table:table-cell office:value-type="float" office:value="0.870179697071041">
                <text:p>0.8701796970710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6509.853110903">
                <text:p>296509.853110903</text:p>
              </table:table-cell>
              <table:table-cell office:value-type="float" office:value="0.870055195651333">
                <text:p>0.870055195651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6486.449522529">
                <text:p>296486.449522529</text:p>
              </table:table-cell>
              <table:table-cell office:value-type="float" office:value="0.870029679062982">
                <text:p>0.870029679062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6398.018265444">
                <text:p>296398.018265444</text:p>
              </table:table-cell>
              <table:table-cell office:value-type="float" office:value="0.869032936772709">
                <text:p>0.869032936772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6378.588842154">
                <text:p>296378.588842154</text:p>
              </table:table-cell>
              <table:table-cell office:value-type="float" office:value="0.868833698546982">
                <text:p>0.868833698546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6370.870788624">
                <text:p>296370.870788624</text:p>
              </table:table-cell>
              <table:table-cell office:value-type="float" office:value="0.86867317943934">
                <text:p>0.86867317943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6309.660460416">
                <text:p>296309.660460416</text:p>
              </table:table-cell>
              <table:table-cell office:value-type="float" office:value="0.868078511991689">
                <text:p>0.8680785119916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6304.556281569">
                <text:p>296304.556281569</text:p>
              </table:table-cell>
              <table:table-cell office:value-type="float" office:value="0.868001663657188">
                <text:p>0.8680016636571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6281.34945323">
                <text:p>296281.34945323</text:p>
              </table:table-cell>
              <table:table-cell office:value-type="float" office:value="0.867812946640947">
                <text:p>0.8678129466409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6262.112321034">
                <text:p>296262.112321034</text:p>
              </table:table-cell>
              <table:table-cell office:value-type="float" office:value="0.866776524980905">
                <text:p>0.8667765249809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6198.398588409">
                <text:p>296198.398588409</text:p>
              </table:table-cell>
              <table:table-cell office:value-type="float" office:value="0.866654402149658">
                <text:p>0.8666544021496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6180.882510916">
                <text:p>296180.882510916</text:p>
              </table:table-cell>
              <table:table-cell office:value-type="float" office:value="0.866524887308448">
                <text:p>0.8665248873084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133.275125277">
                <text:p>296133.275125277</text:p>
              </table:table-cell>
              <table:table-cell office:value-type="float" office:value="0.866210294196602">
                <text:p>0.8662102941966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6107.583984069">
                <text:p>296107.583984069</text:p>
              </table:table-cell>
              <table:table-cell office:value-type="float" office:value="0.865752181367329">
                <text:p>0.8657521813673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6100.903564549">
                <text:p>296100.903564549</text:p>
              </table:table-cell>
              <table:table-cell office:value-type="float" office:value="0.865313279267856">
                <text:p>0.8653132792678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6044.666032451">
                <text:p>296044.666032451</text:p>
              </table:table-cell>
              <table:table-cell office:value-type="float" office:value="0.865284972457487">
                <text:p>0.8652849724574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6007.917070784">
                <text:p>296007.917070784</text:p>
              </table:table-cell>
              <table:table-cell office:value-type="float" office:value="0.864675427833809">
                <text:p>0.864675427833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5992.36047561">
                <text:p>295992.36047561</text:p>
              </table:table-cell>
              <table:table-cell office:value-type="float" office:value="0.86414831863616">
                <text:p>0.864148318636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5898.633773805">
                <text:p>295898.633773805</text:p>
              </table:table-cell>
              <table:table-cell office:value-type="float" office:value="0.863729860804992">
                <text:p>0.863729860804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5895.026334374">
                <text:p>295895.026334374</text:p>
              </table:table-cell>
              <table:table-cell office:value-type="float" office:value="0.863201098059074">
                <text:p>0.863201098059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5816.135027181">
                <text:p>295816.135027181</text:p>
              </table:table-cell>
              <table:table-cell office:value-type="float" office:value="0.862133903400207">
                <text:p>0.8621339034002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771.07549664">
                <text:p>295771.07549664</text:p>
              </table:table-cell>
              <table:table-cell office:value-type="float" office:value="0.862039294039546">
                <text:p>0.8620392940395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5731.883997729">
                <text:p>295731.883997729</text:p>
              </table:table-cell>
              <table:table-cell office:value-type="float" office:value="0.861927032358632">
                <text:p>0.8619270323586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5685.653200195">
                <text:p>295685.653200195</text:p>
              </table:table-cell>
              <table:table-cell office:value-type="float" office:value="0.861286133487439">
                <text:p>0.8612861334874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5622.375548063">
                <text:p>295622.375548063</text:p>
              </table:table-cell>
              <table:table-cell office:value-type="float" office:value="0.860935307168205">
                <text:p>0.8609353071682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5567.42804502">
                <text:p>295567.42804502</text:p>
              </table:table-cell>
              <table:table-cell office:value-type="float" office:value="0.860264053180514">
                <text:p>0.8602640531805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5551.072890313">
                <text:p>295551.072890313</text:p>
              </table:table-cell>
              <table:table-cell office:value-type="float" office:value="0.859848088858814">
                <text:p>0.8598480888588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509.172691451">
                <text:p>295509.172691451</text:p>
              </table:table-cell>
              <table:table-cell office:value-type="float" office:value="0.859631555496006">
                <text:p>0.8596315554960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489.226811341">
                <text:p>295489.226811341</text:p>
              </table:table-cell>
              <table:table-cell office:value-type="float" office:value="0.859473179194495">
                <text:p>0.8594731791944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468.152739855">
                <text:p>295468.152739855</text:p>
              </table:table-cell>
              <table:table-cell office:value-type="float" office:value="0.859324962244611">
                <text:p>0.8593249622446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458.614391221">
                <text:p>295458.614391221</text:p>
              </table:table-cell>
              <table:table-cell office:value-type="float" office:value="0.858837398544063">
                <text:p>0.8588373985440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417.483953">
                <text:p>295417.483953</text:p>
              </table:table-cell>
              <table:table-cell office:value-type="float" office:value="0.858664874806776">
                <text:p>0.8586648748067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5398.647937549">
                <text:p>295398.647937549</text:p>
              </table:table-cell>
              <table:table-cell office:value-type="float" office:value="0.858275367381747">
                <text:p>0.8582753673817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5350.629608868">
                <text:p>295350.629608868</text:p>
              </table:table-cell>
              <table:table-cell office:value-type="float" office:value="0.8582727277123">
                <text:p>0.8582727277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5348.927374654">
                <text:p>295348.927374654</text:p>
              </table:table-cell>
              <table:table-cell office:value-type="float" office:value="0.857845228633355">
                <text:p>0.857845228633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5277.892864306">
                <text:p>295277.892864306</text:p>
              </table:table-cell>
              <table:table-cell office:value-type="float" office:value="0.857356364998203">
                <text:p>0.8573563649982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5224.114364326">
                <text:p>295224.114364326</text:p>
              </table:table-cell>
              <table:table-cell office:value-type="float" office:value="0.85684641416872">
                <text:p>0.856846414168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5190.32457343">
                <text:p>295190.32457343</text:p>
              </table:table-cell>
              <table:table-cell office:value-type="float" office:value="0.856066360190656">
                <text:p>0.8560663601906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5149.619261827">
                <text:p>295149.619261827</text:p>
              </table:table-cell>
              <table:table-cell office:value-type="float" office:value="0.855827305232168">
                <text:p>0.8558273052321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5119.460570242">
                <text:p>295119.460570242</text:p>
              </table:table-cell>
              <table:table-cell office:value-type="float" office:value="0.855709727260917">
                <text:p>0.8557097272609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5089.534150333">
                <text:p>295089.534150333</text:p>
              </table:table-cell>
              <table:table-cell office:value-type="float" office:value="0.855327980197143">
                <text:p>0.8553279801971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5038.169501376">
                <text:p>295038.169501376</text:p>
              </table:table-cell>
              <table:table-cell office:value-type="float" office:value="0.854906620665464">
                <text:p>0.854906620665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5012.029447251">
                <text:p>295012.029447251</text:p>
              </table:table-cell>
              <table:table-cell office:value-type="float" office:value="0.854512831200282">
                <text:p>0.8545128312002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5006.623778591">
                <text:p>295006.623778591</text:p>
              </table:table-cell>
              <table:table-cell office:value-type="float" office:value="0.854473162435481">
                <text:p>0.854473162435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4993.535416298">
                <text:p>294993.535416298</text:p>
              </table:table-cell>
              <table:table-cell office:value-type="float" office:value="0.854168649506835">
                <text:p>0.8541686495068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4936.806874368">
                <text:p>294936.806874368</text:p>
              </table:table-cell>
              <table:table-cell office:value-type="float" office:value="0.853879628521725">
                <text:p>0.8538796285217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4912.11879109">
                <text:p>294912.11879109</text:p>
              </table:table-cell>
              <table:table-cell office:value-type="float" office:value="0.853573188033018">
                <text:p>0.853573188033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4800.782397743">
                <text:p>294800.782397743</text:p>
              </table:table-cell>
              <table:table-cell office:value-type="float" office:value="0.852520819199273">
                <text:p>0.8525208191992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4761.171260673">
                <text:p>294761.171260673</text:p>
              </table:table-cell>
              <table:table-cell office:value-type="float" office:value="0.852015479339439">
                <text:p>0.8520154793394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4753.076789812">
                <text:p>294753.076789812</text:p>
              </table:table-cell>
              <table:table-cell office:value-type="float" office:value="0.851957113082671">
                <text:p>0.8519571130826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4744.633078444">
                <text:p>294744.633078444</text:p>
              </table:table-cell>
              <table:table-cell office:value-type="float" office:value="0.851547931561854">
                <text:p>0.8515479315618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4743.453744632">
                <text:p>294743.453744632</text:p>
              </table:table-cell>
              <table:table-cell office:value-type="float" office:value="0.851427152632478">
                <text:p>0.851427152632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4671.794434388">
                <text:p>294671.794434388</text:p>
              </table:table-cell>
              <table:table-cell office:value-type="float" office:value="0.851049826124887">
                <text:p>0.8510498261248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4622.565931145">
                <text:p>294622.565931145</text:p>
              </table:table-cell>
              <table:table-cell office:value-type="float" office:value="0.850739872871372">
                <text:p>0.8507398728713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4581.384353833">
                <text:p>294581.384353833</text:p>
              </table:table-cell>
              <table:table-cell office:value-type="float" office:value="0.850286230710681">
                <text:p>0.850286230710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4553.240139805">
                <text:p>294553.240139805</text:p>
              </table:table-cell>
              <table:table-cell office:value-type="float" office:value="0.849959185492491">
                <text:p>0.8499591854924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4529.538121029">
                <text:p>294529.538121029</text:p>
              </table:table-cell>
              <table:table-cell office:value-type="float" office:value="0.849453244186276">
                <text:p>0.8494532441862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4486.084276152">
                <text:p>294486.084276152</text:p>
              </table:table-cell>
              <table:table-cell office:value-type="float" office:value="0.849045692578594">
                <text:p>0.849045692578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4459.210814979">
                <text:p>294459.210814979</text:p>
              </table:table-cell>
              <table:table-cell office:value-type="float" office:value="0.848734471010087">
                <text:p>0.848734471010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4446.853425771">
                <text:p>294446.853425771</text:p>
              </table:table-cell>
              <table:table-cell office:value-type="float" office:value="0.848703308920117">
                <text:p>0.848703308920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4392.162301728">
                <text:p>294392.162301728</text:p>
              </table:table-cell>
              <table:table-cell office:value-type="float" office:value="0.848079105982328">
                <text:p>0.8480791059823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4360.807170841">
                <text:p>294360.807170841</text:p>
              </table:table-cell>
              <table:table-cell office:value-type="float" office:value="0.847851926543749">
                <text:p>0.8478519265437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4328.031370166">
                <text:p>294328.031370166</text:p>
              </table:table-cell>
              <table:table-cell office:value-type="float" office:value="0.847713526695853">
                <text:p>0.8477135266958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4304.802834049">
                <text:p>294304.802834049</text:p>
              </table:table-cell>
              <table:table-cell office:value-type="float" office:value="0.846786142655267">
                <text:p>0.846786142655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4180.664879875">
                <text:p>294180.664879875</text:p>
              </table:table-cell>
              <table:table-cell office:value-type="float" office:value="0.846503834876236">
                <text:p>0.8465038348762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4160.786278791">
                <text:p>294160.786278791</text:p>
              </table:table-cell>
              <table:table-cell office:value-type="float" office:value="0.845895298146682">
                <text:p>0.8458952981466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4114.368648812">
                <text:p>294114.368648812</text:p>
              </table:table-cell>
              <table:table-cell office:value-type="float" office:value="0.844845932301788">
                <text:p>0.8448459323017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4079.850491332">
                <text:p>294079.850491332</text:p>
              </table:table-cell>
              <table:table-cell office:value-type="float" office:value="0.844800763709108">
                <text:p>0.8448007637091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4046.734817139">
                <text:p>294046.734817139</text:p>
              </table:table-cell>
              <table:table-cell office:value-type="float" office:value="0.844790710188262">
                <text:p>0.8447907101882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3978.181353015">
                <text:p>293978.181353015</text:p>
              </table:table-cell>
              <table:table-cell office:value-type="float" office:value="0.844177311646016">
                <text:p>0.844177311646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3885.479189943">
                <text:p>293885.479189943</text:p>
              </table:table-cell>
              <table:table-cell office:value-type="float" office:value="0.843110775305552">
                <text:p>0.8431107753055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3884.900742445">
                <text:p>293884.900742445</text:p>
              </table:table-cell>
              <table:table-cell office:value-type="float" office:value="0.842924340544167">
                <text:p>0.8429243405441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3834.455187598">
                <text:p>293834.455187598</text:p>
              </table:table-cell>
              <table:table-cell office:value-type="float" office:value="0.842728506597392">
                <text:p>0.842728506597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3765.74822068">
                <text:p>293765.74822068</text:p>
              </table:table-cell>
              <table:table-cell office:value-type="float" office:value="0.84206912861606">
                <text:p>0.842069128616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3687.754881514">
                <text:p>293687.754881514</text:p>
              </table:table-cell>
              <table:table-cell office:value-type="float" office:value="0.841153664442293">
                <text:p>0.8411536644422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3622.085202472">
                <text:p>293622.085202472</text:p>
              </table:table-cell>
              <table:table-cell office:value-type="float" office:value="0.840807993057116">
                <text:p>0.840807993057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3576.190849806">
                <text:p>293576.190849806</text:p>
              </table:table-cell>
              <table:table-cell office:value-type="float" office:value="0.8400604854133">
                <text:p>0.84006048541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3501.890173625">
                <text:p>293501.890173625</text:p>
              </table:table-cell>
              <table:table-cell office:value-type="float" office:value="0.839515307726952">
                <text:p>0.8395153077269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3468.63698434">
                <text:p>293468.63698434</text:p>
              </table:table-cell>
              <table:table-cell office:value-type="float" office:value="0.838729208845131">
                <text:p>0.838729208845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3441.836066381">
                <text:p>293441.836066381</text:p>
              </table:table-cell>
              <table:table-cell office:value-type="float" office:value="0.838365355879044">
                <text:p>0.8383653558790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3384.276911749">
                <text:p>293384.276911749</text:p>
              </table:table-cell>
              <table:table-cell office:value-type="float" office:value="0.838304117724575">
                <text:p>0.8383041177245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3338.125474666">
                <text:p>293338.125474666</text:p>
              </table:table-cell>
              <table:table-cell office:value-type="float" office:value="0.837821634322733">
                <text:p>0.8378216343227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3245.312760903">
                <text:p>293245.312760903</text:p>
              </table:table-cell>
              <table:table-cell office:value-type="float" office:value="0.836821689765026">
                <text:p>0.8368216897650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199.732502479">
                <text:p>293199.732502479</text:p>
              </table:table-cell>
              <table:table-cell office:value-type="float" office:value="0.83658012279321">
                <text:p>0.83658012279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168.788588209">
                <text:p>293168.788588209</text:p>
              </table:table-cell>
              <table:table-cell office:value-type="float" office:value="0.836284368397084">
                <text:p>0.836284368397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3162.248609424">
                <text:p>293162.248609424</text:p>
              </table:table-cell>
              <table:table-cell office:value-type="float" office:value="0.835975596294109">
                <text:p>0.83597559629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3157.542532917">
                <text:p>293157.542532917</text:p>
              </table:table-cell>
              <table:table-cell office:value-type="float" office:value="0.835801751137026">
                <text:p>0.8358017511370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3044.609317306">
                <text:p>293044.609317306</text:p>
              </table:table-cell>
              <table:table-cell office:value-type="float" office:value="0.83494433554695">
                <text:p>0.834944335546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3015.265706062">
                <text:p>293015.265706062</text:p>
              </table:table-cell>
              <table:table-cell office:value-type="float" office:value="0.83477676149154">
                <text:p>0.834776761491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3001.635768013">
                <text:p>293001.635768013</text:p>
              </table:table-cell>
              <table:table-cell office:value-type="float" office:value="0.834437417499145">
                <text:p>0.8344374174991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982.533829923">
                <text:p>292982.533829923</text:p>
              </table:table-cell>
              <table:table-cell office:value-type="float" office:value="0.834071309175161">
                <text:p>0.8340713091751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2911.204863499">
                <text:p>292911.204863499</text:p>
              </table:table-cell>
              <table:table-cell office:value-type="float" office:value="0.833617458610871">
                <text:p>0.833617458610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2896.314562895">
                <text:p>292896.314562895</text:p>
              </table:table-cell>
              <table:table-cell office:value-type="float" office:value="0.833361415730679">
                <text:p>0.8333614157306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2849.954653764">
                <text:p>292849.954653764</text:p>
              </table:table-cell>
              <table:table-cell office:value-type="float" office:value="0.832978935304435">
                <text:p>0.8329789353044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2804.372837201">
                <text:p>292804.372837201</text:p>
              </table:table-cell>
              <table:table-cell office:value-type="float" office:value="0.832482028130183">
                <text:p>0.832482028130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2785.512408938">
                <text:p>292785.512408938</text:p>
              </table:table-cell>
              <table:table-cell office:value-type="float" office:value="0.83206825880974">
                <text:p>0.832068258809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2725.781350132">
                <text:p>292725.781350132</text:p>
              </table:table-cell>
              <table:table-cell office:value-type="float" office:value="0.831824998433436">
                <text:p>0.8318249984334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2642.423524076">
                <text:p>292642.423524076</text:p>
              </table:table-cell>
              <table:table-cell office:value-type="float" office:value="0.831182033816516">
                <text:p>0.8311820338165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2639.45016114">
                <text:p>292639.45016114</text:p>
              </table:table-cell>
              <table:table-cell office:value-type="float" office:value="0.83076539120279">
                <text:p>0.830765391202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2631.649105605">
                <text:p>292631.649105605</text:p>
              </table:table-cell>
              <table:table-cell office:value-type="float" office:value="0.830362933493407">
                <text:p>0.8303629334934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585.813081084">
                <text:p>292585.813081084</text:p>
              </table:table-cell>
              <table:table-cell office:value-type="float" office:value="0.830309561965755">
                <text:p>0.8303095619657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2536.799641411">
                <text:p>292536.799641411</text:p>
              </table:table-cell>
              <table:table-cell office:value-type="float" office:value="0.830175935096082">
                <text:p>0.8301759350960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2491.531804784">
                <text:p>292491.531804784</text:p>
              </table:table-cell>
              <table:table-cell office:value-type="float" office:value="0.829234632433308">
                <text:p>0.8292346324333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2480.733815715">
                <text:p>292480.733815715</text:p>
              </table:table-cell>
              <table:table-cell office:value-type="float" office:value="0.829086079662045">
                <text:p>0.829086079662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430.535134737">
                <text:p>292430.535134737</text:p>
              </table:table-cell>
              <table:table-cell office:value-type="float" office:value="0.828918841504869">
                <text:p>0.8289188415048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2382.864505383">
                <text:p>292382.864505383</text:p>
              </table:table-cell>
              <table:table-cell office:value-type="float" office:value="0.827994186949979">
                <text:p>0.8279941869499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2343.306836265">
                <text:p>292343.306836265</text:p>
              </table:table-cell>
              <table:table-cell office:value-type="float" office:value="0.82794755077058">
                <text:p>0.82794755077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2332.608019215">
                <text:p>292332.608019215</text:p>
              </table:table-cell>
              <table:table-cell office:value-type="float" office:value="0.827745813787941">
                <text:p>0.8277458137879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2319.23531852">
                <text:p>292319.23531852</text:p>
              </table:table-cell>
              <table:table-cell office:value-type="float" office:value="0.827365536123693">
                <text:p>0.8273655361236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2272.432624589">
                <text:p>292272.432624589</text:p>
              </table:table-cell>
              <table:table-cell office:value-type="float" office:value="0.827339307864957">
                <text:p>0.8273393078649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2157.853816208">
                <text:p>292157.853816208</text:p>
              </table:table-cell>
              <table:table-cell office:value-type="float" office:value="0.826631366638023">
                <text:p>0.8266313666380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2155.680796347">
                <text:p>292155.680796347</text:p>
              </table:table-cell>
              <table:table-cell office:value-type="float" office:value="0.826088491257648">
                <text:p>0.8260884912576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2099.702366083">
                <text:p>292099.702366083</text:p>
              </table:table-cell>
              <table:table-cell office:value-type="float" office:value="0.825505114463497">
                <text:p>0.8255051144634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2072.038884006">
                <text:p>292072.038884006</text:p>
              </table:table-cell>
              <table:table-cell office:value-type="float" office:value="0.825100750304919">
                <text:p>0.8251007503049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2005.798392124">
                <text:p>292005.798392124</text:p>
              </table:table-cell>
              <table:table-cell office:value-type="float" office:value="0.824622234980233">
                <text:p>0.8246222349802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1872.666974458">
                <text:p>291872.666974458</text:p>
              </table:table-cell>
              <table:table-cell office:value-type="float" office:value="0.823425920808725">
                <text:p>0.8234259208087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1814.468506549">
                <text:p>291814.468506549</text:p>
              </table:table-cell>
              <table:table-cell office:value-type="float" office:value="0.822826898794542">
                <text:p>0.8228268987945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1657.770609388">
                <text:p>291657.770609388</text:p>
              </table:table-cell>
              <table:table-cell office:value-type="float" office:value="0.821667691598637">
                <text:p>0.821667691598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546.273309111">
                <text:p>291546.273309111</text:p>
              </table:table-cell>
              <table:table-cell office:value-type="float" office:value="0.820753629473287">
                <text:p>0.820753629473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1356.445209181">
                <text:p>291356.445209181</text:p>
              </table:table-cell>
              <table:table-cell office:value-type="float" office:value="0.819058826605017">
                <text:p>0.8190588266050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1336.826212138">
                <text:p>291336.826212138</text:p>
              </table:table-cell>
              <table:table-cell office:value-type="float" office:value="0.810949103738718">
                <text:p>0.8109491037387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1317.178609395">
                <text:p>291317.178609395</text:p>
              </table:table-cell>
              <table:table-cell office:value-type="float" office:value="0.808350456675952">
                <text:p>0.8083504566759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7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6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4cm" svg:height="11.879cm" xlink:href=".." xlink:type="simple" chart:class="chart:scatter" chart:column-mapping="1 0" chart:style-name="ch1">
        <chart:plot-area chart:style-name="ch2" table:cell-range-address="low_0_2.D2:low_0_2.E101" svg:x="1.45cm" svg:y="0.237cm" svg:width="20.075cm" svg:height="10.424cm">
          <chartooo:coordinate-region svg:x="2.362cm" svg:y="0.436cm" svg:width="18.698cm" svg:height="9.578cm"/>
          <chart:axis chart:dimension="x" chart:name="primary-x" chart:style-name="ch3">
            <chart:title svg:x="10.662cm" svg:y="10.898cm" chart:style-name="ch4">
              <text:p>Yearly cost</text:p>
            </chart:title>
          </chart:axis>
          <chart:axis chart:dimension="y" chart:name="primary-y" chart:style-name="ch5">
            <chart:title svg:x="0.451cm" svg:y="5.824cm" chart:style-name="ch6">
              <text:p>QoS</text:p>
            </chart:title>
            <chart:grid chart:style-name="ch7" chart:class="major"/>
          </chart:axis>
          <chart:series chart:style-name="ch8" chart:values-cell-range-address="low_0_2.D2:low_0_2.D101" chart:class="chart:scatter">
            <chart:domain table:cell-range-address="low_0_2.E2:low_0_2.E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416.4126658679">
                <text:p>60416.4126658679</text:p>
                <draw:g>
                  <svg:desc>low_0_2.E2:low_0_2.E101</svg:desc>
                </draw:g>
              </table:table-cell>
              <table:table-cell office:value-type="float" office:value="0.630034948647353">
                <text:p>0.630034948647353</text:p>
                <draw:g>
                  <svg:desc>low_0_2.D2:low_0_2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406.6689451647">
                <text:p>60406.6689451647</text:p>
              </table:table-cell>
              <table:table-cell office:value-type="float" office:value="0.633279720424178">
                <text:p>0.63327972042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83.4480261335">
                <text:p>60383.4480261335</text:p>
              </table:table-cell>
              <table:table-cell office:value-type="float" office:value="0.635859649480279">
                <text:p>0.635859649480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58.2983358325">
                <text:p>60058.2983358325</text:p>
              </table:table-cell>
              <table:table-cell office:value-type="float" office:value="0.637794610915141">
                <text:p>0.637794610915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790.1116035243">
                <text:p>59790.1116035243</text:p>
              </table:table-cell>
              <table:table-cell office:value-type="float" office:value="0.639650361905557">
                <text:p>0.63965036190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571.8378420185">
                <text:p>59571.8378420185</text:p>
              </table:table-cell>
              <table:table-cell office:value-type="float" office:value="0.641851781758139">
                <text:p>0.641851781758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454.1404409925">
                <text:p>59454.1404409925</text:p>
              </table:table-cell>
              <table:table-cell office:value-type="float" office:value="0.642343872190372">
                <text:p>0.642343872190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442.6109739407">
                <text:p>59442.6109739407</text:p>
              </table:table-cell>
              <table:table-cell office:value-type="float" office:value="0.643481202216919">
                <text:p>0.643481202216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174.1376462077">
                <text:p>59174.1376462077</text:p>
              </table:table-cell>
              <table:table-cell office:value-type="float" office:value="0.646608510207706">
                <text:p>0.646608510207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056.3990610926">
                <text:p>59056.3990610926</text:p>
              </table:table-cell>
              <table:table-cell office:value-type="float" office:value="0.652872850737927">
                <text:p>0.652872850737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947.8543967906">
                <text:p>58947.8543967906</text:p>
              </table:table-cell>
              <table:table-cell office:value-type="float" office:value="0.65615058455987">
                <text:p>0.65615058455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984.4457159131">
                <text:p>57984.4457159131</text:p>
              </table:table-cell>
              <table:table-cell office:value-type="float" office:value="0.65744493068165">
                <text:p>0.6574449306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74.8784840424">
                <text:p>57874.8784840424</text:p>
              </table:table-cell>
              <table:table-cell office:value-type="float" office:value="0.661138145137167">
                <text:p>0.661138145137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22.2557079569">
                <text:p>57822.2557079569</text:p>
              </table:table-cell>
              <table:table-cell office:value-type="float" office:value="0.662377787760462">
                <text:p>0.662377787760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609.7997805921">
                <text:p>57609.7997805921</text:p>
              </table:table-cell>
              <table:table-cell office:value-type="float" office:value="0.665744923574977">
                <text:p>0.665744923574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503.7191280394">
                <text:p>57503.7191280394</text:p>
              </table:table-cell>
              <table:table-cell office:value-type="float" office:value="0.666572468245643">
                <text:p>0.666572468245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57.0149986536">
                <text:p>57357.0149986536</text:p>
              </table:table-cell>
              <table:table-cell office:value-type="float" office:value="0.667730410993764">
                <text:p>0.667730410993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38.228616389">
                <text:p>57338.228616389</text:p>
              </table:table-cell>
              <table:table-cell office:value-type="float" office:value="0.668086147178614">
                <text:p>0.668086147178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260.3477877">
                <text:p>57260.3477877</text:p>
              </table:table-cell>
              <table:table-cell office:value-type="float" office:value="0.670347013299217">
                <text:p>0.670347013299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187.7516176946">
                <text:p>57187.7516176946</text:p>
              </table:table-cell>
              <table:table-cell office:value-type="float" office:value="0.670855078901494">
                <text:p>0.67085507890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8.0969316466">
                <text:p>57138.0969316466</text:p>
              </table:table-cell>
              <table:table-cell office:value-type="float" office:value="0.671627220393473">
                <text:p>0.671627220393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931.9088476156">
                <text:p>56931.9088476156</text:p>
              </table:table-cell>
              <table:table-cell office:value-type="float" office:value="0.672637429612094">
                <text:p>0.672637429612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838.1497346011">
                <text:p>56838.1497346011</text:p>
              </table:table-cell>
              <table:table-cell office:value-type="float" office:value="0.674660307504903">
                <text:p>0.674660307504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613.2536317484">
                <text:p>56613.2536317484</text:p>
              </table:table-cell>
              <table:table-cell office:value-type="float" office:value="0.683825538833531">
                <text:p>0.683825538833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266.3263898983">
                <text:p>56266.3263898983</text:p>
              </table:table-cell>
              <table:table-cell office:value-type="float" office:value="0.684663096002393">
                <text:p>0.684663096002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070.0638505506">
                <text:p>56070.0638505506</text:p>
              </table:table-cell>
              <table:table-cell office:value-type="float" office:value="0.686285234158862">
                <text:p>0.686285234158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855.802448532">
                <text:p>55855.802448532</text:p>
              </table:table-cell>
              <table:table-cell office:value-type="float" office:value="0.68804630922122">
                <text:p>0.68804630922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714.7348357465">
                <text:p>55714.7348357465</text:p>
              </table:table-cell>
              <table:table-cell office:value-type="float" office:value="0.690937090295556">
                <text:p>0.69093709029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544.5647091982">
                <text:p>55544.5647091982</text:p>
              </table:table-cell>
              <table:table-cell office:value-type="float" office:value="0.695682098845689">
                <text:p>0.695682098845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502.5856291726">
                <text:p>55502.5856291726</text:p>
              </table:table-cell>
              <table:table-cell office:value-type="float" office:value="0.696696052212109">
                <text:p>0.696696052212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420.7638899098">
                <text:p>55420.7638899098</text:p>
              </table:table-cell>
              <table:table-cell office:value-type="float" office:value="0.700547230807227">
                <text:p>0.700547230807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368.7263495747">
                <text:p>55368.7263495747</text:p>
              </table:table-cell>
              <table:table-cell office:value-type="float" office:value="0.701374939148738">
                <text:p>0.701374939148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108.2003308493">
                <text:p>55108.2003308493</text:p>
              </table:table-cell>
              <table:table-cell office:value-type="float" office:value="0.702641605314913">
                <text:p>0.702641605314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68.1392787723">
                <text:p>54968.1392787723</text:p>
              </table:table-cell>
              <table:table-cell office:value-type="float" office:value="0.707333063993681">
                <text:p>0.707333063993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781.6795775395">
                <text:p>54781.6795775395</text:p>
              </table:table-cell>
              <table:table-cell office:value-type="float" office:value="0.710086260105031">
                <text:p>0.710086260105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587.6555656032">
                <text:p>54587.6555656032</text:p>
              </table:table-cell>
              <table:table-cell office:value-type="float" office:value="0.714152130473876">
                <text:p>0.714152130473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473.257336423">
                <text:p>54473.257336423</text:p>
              </table:table-cell>
              <table:table-cell office:value-type="float" office:value="0.714598641663456">
                <text:p>0.714598641663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462.6260373193">
                <text:p>54462.6260373193</text:p>
              </table:table-cell>
              <table:table-cell office:value-type="float" office:value="0.718351836345904">
                <text:p>0.718351836345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189.0688112586">
                <text:p>54189.0688112586</text:p>
              </table:table-cell>
              <table:table-cell office:value-type="float" office:value="0.7203205266709">
                <text:p>0.72032052667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140.5494720953">
                <text:p>54140.5494720953</text:p>
              </table:table-cell>
              <table:table-cell office:value-type="float" office:value="0.723378287129246">
                <text:p>0.723378287129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057.269972688">
                <text:p>54057.269972688</text:p>
              </table:table-cell>
              <table:table-cell office:value-type="float" office:value="0.725672996675326">
                <text:p>0.725672996675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868.2124525325">
                <text:p>53868.2124525325</text:p>
              </table:table-cell>
              <table:table-cell office:value-type="float" office:value="0.728742487512666">
                <text:p>0.728742487512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854.9515377129">
                <text:p>53854.9515377129</text:p>
              </table:table-cell>
              <table:table-cell office:value-type="float" office:value="0.729267052726517">
                <text:p>0.729267052726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50.2206797919">
                <text:p>53750.2206797919</text:p>
              </table:table-cell>
              <table:table-cell office:value-type="float" office:value="0.734205359377547">
                <text:p>0.734205359377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229.688934551">
                <text:p>53229.688934551</text:p>
              </table:table-cell>
              <table:table-cell office:value-type="float" office:value="0.737494879922473">
                <text:p>0.737494879922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112.7016872753">
                <text:p>53112.7016872753</text:p>
              </table:table-cell>
              <table:table-cell office:value-type="float" office:value="0.740184250652379">
                <text:p>0.7401842506523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15.2697572945">
                <text:p>52915.2697572945</text:p>
              </table:table-cell>
              <table:table-cell office:value-type="float" office:value="0.747490115474565">
                <text:p>0.747490115474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900.6167048171">
                <text:p>52900.6167048171</text:p>
              </table:table-cell>
              <table:table-cell office:value-type="float" office:value="0.748436605412332">
                <text:p>0.748436605412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783.3673610808">
                <text:p>52783.3673610808</text:p>
              </table:table-cell>
              <table:table-cell office:value-type="float" office:value="0.750643988493386">
                <text:p>0.750643988493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613.8255904407">
                <text:p>52613.8255904407</text:p>
              </table:table-cell>
              <table:table-cell office:value-type="float" office:value="0.753110571163327">
                <text:p>0.75311057116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354.9584792948">
                <text:p>52354.9584792948</text:p>
              </table:table-cell>
              <table:table-cell office:value-type="float" office:value="0.758172101848782">
                <text:p>0.758172101848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223.193937101">
                <text:p>52223.193937101</text:p>
              </table:table-cell>
              <table:table-cell office:value-type="float" office:value="0.762332559258983">
                <text:p>0.762332559258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39.0258490628">
                <text:p>52139.0258490628</text:p>
              </table:table-cell>
              <table:table-cell office:value-type="float" office:value="0.773241621298834">
                <text:p>0.773241621298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044.7268931293">
                <text:p>52044.7268931293</text:p>
              </table:table-cell>
              <table:table-cell office:value-type="float" office:value="0.775653719093101">
                <text:p>0.775653719093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039.0935508079">
                <text:p>52039.0935508079</text:p>
              </table:table-cell>
              <table:table-cell office:value-type="float" office:value="0.775879628965975">
                <text:p>0.775879628965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230.0428068645">
                <text:p>51230.0428068645</text:p>
              </table:table-cell>
              <table:table-cell office:value-type="float" office:value="0.786322592437388">
                <text:p>0.786322592437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933.3011636928">
                <text:p>50933.3011636928</text:p>
              </table:table-cell>
              <table:table-cell office:value-type="float" office:value="0.791058372214835">
                <text:p>0.791058372214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895.5809760526">
                <text:p>50895.5809760526</text:p>
              </table:table-cell>
              <table:table-cell office:value-type="float" office:value="0.794178144829797">
                <text:p>0.794178144829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892.7940355893">
                <text:p>50892.7940355893</text:p>
              </table:table-cell>
              <table:table-cell office:value-type="float" office:value="0.794831196885502">
                <text:p>0.794831196885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809.2948478437">
                <text:p>50809.2948478437</text:p>
              </table:table-cell>
              <table:table-cell office:value-type="float" office:value="0.799657491859168">
                <text:p>0.799657491859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691.313931939">
                <text:p>50691.313931939</text:p>
              </table:table-cell>
              <table:table-cell office:value-type="float" office:value="0.802919812734385">
                <text:p>0.8029198127343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372.3477585838">
                <text:p>50372.3477585838</text:p>
              </table:table-cell>
              <table:table-cell office:value-type="float" office:value="0.80985425283214">
                <text:p>0.80985425283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212.9661400261">
                <text:p>50212.9661400261</text:p>
              </table:table-cell>
              <table:table-cell office:value-type="float" office:value="0.81135281953223">
                <text:p>0.81135281953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182.5458442818">
                <text:p>50182.5458442818</text:p>
              </table:table-cell>
              <table:table-cell office:value-type="float" office:value="0.813668822951053">
                <text:p>0.8136688229510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140.497764845">
                <text:p>50140.497764845</text:p>
              </table:table-cell>
              <table:table-cell office:value-type="float" office:value="0.815467261389377">
                <text:p>0.815467261389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61.9052652022">
                <text:p>50061.9052652022</text:p>
              </table:table-cell>
              <table:table-cell office:value-type="float" office:value="0.817124519259149">
                <text:p>0.817124519259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07.3342445934">
                <text:p>50007.3342445934</text:p>
              </table:table-cell>
              <table:table-cell office:value-type="float" office:value="0.818495765033385">
                <text:p>0.818495765033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921.326533768">
                <text:p>49921.326533768</text:p>
              </table:table-cell>
              <table:table-cell office:value-type="float" office:value="0.8221168992612">
                <text:p>0.8221168992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875.0954886733">
                <text:p>49875.0954886733</text:p>
              </table:table-cell>
              <table:table-cell office:value-type="float" office:value="0.828565069229167">
                <text:p>0.8285650692291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731.8387519216">
                <text:p>49731.8387519216</text:p>
              </table:table-cell>
              <table:table-cell office:value-type="float" office:value="0.830257222969984">
                <text:p>0.830257222969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88.7722722444">
                <text:p>49488.7722722444</text:p>
              </table:table-cell>
              <table:table-cell office:value-type="float" office:value="0.834530568113938">
                <text:p>0.834530568113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36.9848111101">
                <text:p>49436.9848111101</text:p>
              </table:table-cell>
              <table:table-cell office:value-type="float" office:value="0.845605164999471">
                <text:p>0.845605164999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319.9321789865">
                <text:p>49319.9321789865</text:p>
              </table:table-cell>
              <table:table-cell office:value-type="float" office:value="0.846549038825678">
                <text:p>0.846549038825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64.5655017903">
                <text:p>49164.5655017903</text:p>
              </table:table-cell>
              <table:table-cell office:value-type="float" office:value="0.85025125838331">
                <text:p>0.85025125838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052.8764232192">
                <text:p>49052.8764232192</text:p>
              </table:table-cell>
              <table:table-cell office:value-type="float" office:value="0.851287148417589">
                <text:p>0.851287148417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024.5142450659">
                <text:p>49024.5142450659</text:p>
              </table:table-cell>
              <table:table-cell office:value-type="float" office:value="0.866107509114698">
                <text:p>0.866107509114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780.4969310021">
                <text:p>48780.4969310021</text:p>
              </table:table-cell>
              <table:table-cell office:value-type="float" office:value="0.869818462375866">
                <text:p>0.869818462375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747.5436336123">
                <text:p>48747.5436336123</text:p>
              </table:table-cell>
              <table:table-cell office:value-type="float" office:value="0.875602092856714">
                <text:p>0.875602092856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720.1209640163">
                <text:p>48720.1209640163</text:p>
              </table:table-cell>
              <table:table-cell office:value-type="float" office:value="0.876839224612322">
                <text:p>0.8768392246123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684.7683405728">
                <text:p>48684.7683405728</text:p>
              </table:table-cell>
              <table:table-cell office:value-type="float" office:value="0.878503923337449">
                <text:p>0.878503923337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645.6058321857">
                <text:p>48645.6058321857</text:p>
              </table:table-cell>
              <table:table-cell office:value-type="float" office:value="0.879476554071511">
                <text:p>0.879476554071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494.4070276793">
                <text:p>48494.4070276793</text:p>
              </table:table-cell>
              <table:table-cell office:value-type="float" office:value="0.881147952518626">
                <text:p>0.88114795251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466.399979543">
                <text:p>48466.399979543</text:p>
              </table:table-cell>
              <table:table-cell office:value-type="float" office:value="0.882408589250846">
                <text:p>0.882408589250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411.7198809951">
                <text:p>48411.7198809951</text:p>
              </table:table-cell>
              <table:table-cell office:value-type="float" office:value="0.887416620296206">
                <text:p>0.887416620296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389.9488208213">
                <text:p>48389.9488208213</text:p>
              </table:table-cell>
              <table:table-cell office:value-type="float" office:value="0.894641121598794">
                <text:p>0.8946411215987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372.2126069357">
                <text:p>48372.2126069357</text:p>
              </table:table-cell>
              <table:table-cell office:value-type="float" office:value="0.897368350099496">
                <text:p>0.897368350099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194.0410077364">
                <text:p>48194.0410077364</text:p>
              </table:table-cell>
              <table:table-cell office:value-type="float" office:value="0.901266702400362">
                <text:p>0.901266702400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132.8762350546">
                <text:p>48132.8762350546</text:p>
              </table:table-cell>
              <table:table-cell office:value-type="float" office:value="0.901619223319447">
                <text:p>0.9016192233194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058.2237630966">
                <text:p>48058.2237630966</text:p>
              </table:table-cell>
              <table:table-cell office:value-type="float" office:value="0.901834122884204">
                <text:p>0.901834122884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989.2470590038">
                <text:p>47989.2470590038</text:p>
              </table:table-cell>
              <table:table-cell office:value-type="float" office:value="0.909215942812141">
                <text:p>0.909215942812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981.8928160229">
                <text:p>47981.8928160229</text:p>
              </table:table-cell>
              <table:table-cell office:value-type="float" office:value="0.909583648008717">
                <text:p>0.909583648008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51.5847364046">
                <text:p>47951.5847364046</text:p>
              </table:table-cell>
              <table:table-cell office:value-type="float" office:value="0.912837621369893">
                <text:p>0.912837621369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889.0755915049">
                <text:p>47889.0755915049</text:p>
              </table:table-cell>
              <table:table-cell office:value-type="float" office:value="0.919010628866339">
                <text:p>0.919010628866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887.620311718">
                <text:p>47887.620311718</text:p>
              </table:table-cell>
              <table:table-cell office:value-type="float" office:value="0.926262064317788">
                <text:p>0.9262620643177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774.5145033475">
                <text:p>47774.5145033475</text:p>
              </table:table-cell>
              <table:table-cell office:value-type="float" office:value="0.941622137164691">
                <text:p>0.941622137164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732.8113697942">
                <text:p>47732.8113697942</text:p>
              </table:table-cell>
              <table:table-cell office:value-type="float" office:value="0.944290505260686">
                <text:p>0.944290505260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531.5906536563">
                <text:p>47531.5906536563</text:p>
              </table:table-cell>
              <table:table-cell office:value-type="float" office:value="0.954505167602375">
                <text:p>0.954505167602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505.1829914835">
                <text:p>47505.1829914835</text:p>
              </table:table-cell>
              <table:table-cell office:value-type="float" office:value="0.964901969650783">
                <text:p>0.964901969650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449.4974580858">
                <text:p>47449.4974580858</text:p>
              </table:table-cell>
              <table:table-cell office:value-type="float" office:value="0.987010740312685">
                <text:p>0.987010740312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354.0464888697">
                <text:p>47354.04648886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